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92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6.77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8.7mm"/>
    </style:style>
    <style:style style:name="co6" style:family="table-column">
      <style:table-column-properties fo:break-before="auto" style:column-width="16.37mm"/>
    </style:style>
    <style:style style:name="co7" style:family="table-column">
      <style:table-column-properties fo:break-before="auto" style:column-width="11.57mm"/>
    </style:style>
    <style:style style:name="co8" style:family="table-column">
      <style:table-column-properties fo:break-before="auto" style:column-width="9.49mm"/>
    </style:style>
    <style:style style:name="co9" style:family="table-column">
      <style:table-column-properties fo:break-before="auto" style:column-width="12.7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8mm"/>
    </style:style>
    <style:style style:name="co12" style:family="table-column">
      <style:table-column-properties fo:break-before="auto" style:column-width="7.58mm"/>
    </style:style>
    <style:style style:name="co13" style:family="table-column">
      <style:table-column-properties fo:break-before="auto" style:column-width="18.77mm"/>
    </style:style>
    <style:style style:name="co14" style:family="table-column">
      <style:table-column-properties fo:break-before="auto" style:column-width="17.16mm"/>
    </style:style>
    <style:style style:name="co15" style:family="table-column">
      <style:table-column-properties fo:break-before="auto" style:column-width="18.29mm"/>
    </style:style>
    <style:style style:name="co16" style:family="table-column">
      <style:table-column-properties fo:break-before="auto" style:column-width="12.22mm"/>
    </style:style>
    <style:style style:name="co17" style:family="table-column">
      <style:table-column-properties fo:break-before="auto" style:column-width="9.82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17.34mm"/>
    </style:style>
    <style:style style:name="co20" style:family="table-column">
      <style:table-column-properties fo:break-before="auto" style:column-width="16.2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1.34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25.17mm"/>
    </style:style>
    <style:style style:name="co25" style:family="table-column">
      <style:table-column-properties fo:break-before="auto" style:column-width="30.6mm"/>
    </style:style>
    <style:style style:name="co26" style:family="table-column">
      <style:table-column-properties fo:break-before="auto" style:column-width="9.67mm"/>
    </style:style>
    <style:style style:name="co27" style:family="table-column">
      <style:table-column-properties fo:break-before="auto" style:column-width="14.61mm"/>
    </style:style>
    <style:style style:name="co28" style:family="table-column">
      <style:table-column-properties fo:break-before="auto" style:column-width="28.52mm"/>
    </style:style>
    <style:style style:name="co29" style:family="table-column">
      <style:table-column-properties fo:break-before="auto" style:column-width="22.77mm"/>
    </style:style>
    <style:style style:name="co30" style:family="table-column">
      <style:table-column-properties fo:break-before="auto" style:column-width="16.53mm"/>
    </style:style>
    <style:style style:name="co31" style:family="table-column">
      <style:table-column-properties fo:break-before="auto" style:column-width="21.17mm"/>
    </style:style>
    <style:style style:name="co32" style:family="table-column">
      <style:table-column-properties fo:break-before="auto" style:column-width="10.94mm"/>
    </style:style>
    <style:style style:name="co33" style:family="table-column">
      <style:table-column-properties fo:break-before="auto" style:column-width="26.44mm"/>
    </style:style>
    <style:style style:name="co34" style:family="table-column">
      <style:table-column-properties fo:break-before="auto" style:column-width="13.49mm"/>
    </style:style>
    <style:style style:name="co35" style:family="table-column">
      <style:table-column-properties fo:break-before="auto" style:column-width="18.45mm"/>
    </style:style>
    <style:style style:name="co36" style:family="table-column">
      <style:table-column-properties fo:break-before="auto" style:column-width="12.05mm"/>
    </style:style>
    <style:style style:name="co37" style:family="table-column">
      <style:table-column-properties fo:break-before="auto" style:column-width="27.39mm"/>
    </style:style>
    <style:style style:name="co38" style:family="table-column">
      <style:table-column-properties fo:break-before="auto" style:column-width="14.13mm"/>
    </style:style>
    <style:style style:name="co39" style:family="table-column">
      <style:table-column-properties fo:break-before="auto" style:column-width="10.62mm"/>
    </style:style>
    <style:style style:name="co40" style:family="table-column">
      <style:table-column-properties fo:break-before="auto" style:column-width="14.45mm"/>
    </style:style>
    <style:style style:name="co41" style:family="table-column">
      <style:table-column-properties fo:break-before="auto" style:column-width="23.09mm"/>
    </style:style>
    <style:style style:name="co42" style:family="table-column">
      <style:table-column-properties fo:break-before="auto" style:column-width="22.28mm"/>
    </style:style>
    <style:style style:name="co43" style:family="table-column">
      <style:table-column-properties fo:break-before="auto" style:column-width="7.9mm"/>
    </style:style>
    <style:style style:name="co44" style:family="table-column">
      <style:table-column-properties fo:break-before="auto" style:column-width="12.54mm"/>
    </style:style>
    <style:style style:name="co45" style:family="table-column">
      <style:table-column-properties fo:break-before="auto" style:column-width="20.21mm"/>
    </style:style>
    <style:style style:name="co46" style:family="table-column">
      <style:table-column-properties fo:break-before="auto" style:column-width="6.61mm"/>
    </style:style>
    <style:style style:name="co47" style:family="table-column">
      <style:table-column-properties fo:break-before="auto" style:column-width="5.82mm"/>
    </style:style>
    <style:style style:name="co48" style:family="table-column">
      <style:table-column-properties fo:break-before="auto" style:column-width="14.94mm"/>
    </style:style>
    <style:style style:name="co49" style:family="table-column">
      <style:table-column-properties fo:break-before="auto" style:column-width="10.78mm"/>
    </style:style>
    <style:style style:name="co50" style:family="table-column">
      <style:table-column-properties fo:break-before="auto" style:column-width="10.46mm"/>
    </style:style>
    <style:style style:name="co51" style:family="table-column">
      <style:table-column-properties fo:break-before="auto" style:column-width="8.38mm"/>
    </style:style>
    <style:style style:name="co52" style:family="table-column">
      <style:table-column-properties fo:break-before="auto" style:column-width="9.33mm"/>
    </style:style>
    <style:style style:name="co53" style:family="table-column">
      <style:table-column-properties fo:break-before="auto" style:column-width="5.98mm"/>
    </style:style>
    <style:style style:name="co54" style:family="table-column">
      <style:table-column-properties fo:break-before="auto" style:column-width="17.82mm"/>
    </style:style>
    <style:style style:name="co55" style:family="table-column">
      <style:table-column-properties fo:break-before="auto" style:column-width="69.6mm"/>
    </style:style>
    <style:style style:name="co56" style:family="table-column">
      <style:table-column-properties fo:break-before="auto" style:column-width="14.06mm"/>
    </style:style>
    <style:style style:name="co57" style:family="table-column">
      <style:table-column-properties fo:break-before="auto" style:column-width="37.71mm"/>
    </style:style>
    <style:style style:name="co58" style:family="table-column">
      <style:table-column-properties fo:break-before="auto" style:column-width="43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107"/>
    <style:style style:name="ce14" style:family="table-cell" style:parent-style-name="Default">
      <style:table-cell-properties fo:background-color="#fff2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2"/>
    <style:style style:name="ce3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0"/>
    <style:style style:name="ce38" style:family="table-cell" style:parent-style-name="Default" style:data-style-name="N108"/>
    <style:style style:name="ce39" style:family="table-cell" style:parent-style-name="Default" style:data-style-name="N109"/>
    <style:style style:name="ce24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map style:condition="cell-content()=[.$P3]" style:apply-style-name="destaque" style:base-cell-address="resumo.L3"/>
    </style:style>
    <style:style style:name="ce2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83caff"/>
    </style:style>
    <style:style style:name="ce34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83ca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a-su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Default"/>
        <table:table-column table:style-name="co9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4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5"/>
        <table:table-column table:style-name="co25" table:default-cell-style-name="ce15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4" office:value-type="string" calcext:value-type="string">
            <text:p>instance</text:p>
          </table:table-cell>
          <table:table-cell table:style-name="ce14" office:value-type="string" calcext:value-type="string">
            <text:p>frac</text:p>
          </table:table-cell>
          <table:table-cell table:style-name="ce14" office:value-type="string" calcext:value-type="string">
            <text:p>lb0</text:p>
          </table:table-cell>
          <table:table-cell table:style-name="ce14" office:value-type="string" calcext:value-type="string">
            <text:p>time0</text:p>
          </table:table-cell>
          <table:table-cell table:style-name="ce14" office:value-type="string" calcext:value-type="string">
            <text:p>heur</text:p>
          </table:table-cell>
          <table:table-cell table:style-name="ce14" office:value-type="string" calcext:value-type="string">
            <text:p>heur time</text:p>
          </table:table-cell>
          <table:table-cell table:style-name="ce14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0-20-10-1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362" calcext:value-type="float">
            <text:p>362</text:p>
          </table:table-cell>
          <table:table-cell office:value-type="float" office:value="466" calcext:value-type="float">
            <text:p>466</text:p>
          </table:table-cell>
          <table:table-cell table:style-name="Default" office:value-type="float" office:value="0.049484" calcext:value-type="float">
            <text:p>0,049484</text:p>
          </table:table-cell>
          <table:table-cell table:style-name="Default" office:value-type="float" office:value="-13.050156" calcext:value-type="float">
            <text:p>-13,05015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.050156" calcext:value-type="float">
            <text:p>-13,050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471813" calcext:value-type="float">
            <text:p>14718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-sub.config</text:p>
          </table:table-cell>
          <table:table-cell table:formula="of:=CONCATENATE(&quot;r&quot;;[.B2];&quot;-&quot;;[.C2];&quot;-&quot;;[.AH2];&quot;-&quot;;LEFT(RIGHT([.A2];6);1))" office:value-type="string" office:string-value="r20-10-20-1" calcext:value-type="string">
            <text:p>r20-10-20-1</text:p>
          </table:table-cell>
          <table:table-cell table:formula="of:=ROUND(([.F2]/[.G2])*100;2)" office:value-type="float" office:value="34.81" calcext:value-type="float">
            <text:p>34,81</text:p>
          </table:table-cell>
          <table:table-cell table:style-name="ce13" table:formula="of:=[.J2]" office:value-type="float" office:value="-13.050156" calcext:value-type="float">
            <text:p>-13,1</text:p>
          </table:table-cell>
          <table:table-cell table:style-name="ce13" table:formula="of:=[.I2]" office:value-type="float" office:value="0.049484" calcext:value-type="float">
            <text:p>0,0</text:p>
          </table:table-cell>
          <table:table-cell table:formula="of:=[.U2]" office:value-type="float" office:value="-1" calcext:value-type="float">
            <text:p>-1</text:p>
          </table:table-cell>
          <table:table-cell table:formula="of:=[.V2]" office:value-type="float" office:value="0.000064" calcext:value-type="float">
            <text:p>6,4E-05</text:p>
          </table:table-cell>
          <table:table-cell table:formula="of:=ABS([.AE2]-CEILING([.AC2]))" office:value-type="float" office:value="12" calcext:value-type="float">
            <text:p>12</text:p>
          </table:table-cell>
          <table:table-cell table:formula="of:=CEILING([.E2]*(4/3))" office:value-type="float" office:value="20" calcext:value-type="float">
            <text:p>20</text:p>
          </table:table-cell>
          <table:table-cell table:style-name="ce30" table:formula="of:=ROUND(AVERAGE([.AG2:.AG300]);2)" office:value-type="float" office:value="17.83" calcext:value-type="float">
            <text:p>17,83</text:p>
          </table:table-cell>
          <table:table-cell table:style-name="ce30" table:formula="of:=ROUND(AVERAGEIF([.AG2:.AG300];&quot;&gt;0&quot;;[.AG2:.AG300]);2)" office:value-type="float" office:value="17.83" calcext:value-type="float">
            <text:p>17,83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Ra-sub.config</text:p>
          </table:table-cell>
        </table:table-row>
        <table:table-row table:style-name="ro1">
          <table:table-cell office:value-type="string" calcext:value-type="string">
            <text:p>rand0-20-10-1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362" calcext:value-type="float">
            <text:p>362</text:p>
          </table:table-cell>
          <table:table-cell office:value-type="float" office:value="367" calcext:value-type="float">
            <text:p>367</text:p>
          </table:table-cell>
          <table:table-cell table:style-name="Default" office:value-type="float" office:value="0.042773" calcext:value-type="float">
            <text:p>0,042773</text:p>
          </table:table-cell>
          <table:table-cell table:style-name="Default" office:value-type="float" office:value="-12.910199" calcext:value-type="float">
            <text:p>-12,9101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910199" calcext:value-type="float">
            <text:p>-12,910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470821" calcext:value-type="float">
            <text:p>1470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a-sub.config</text:p>
          </table:table-cell>
          <table:table-cell table:formula="of:=CONCATENATE(&quot;r&quot;;[.B3];&quot;-&quot;;[.C3];&quot;-&quot;;[.AH3];&quot;-&quot;;LEFT(RIGHT([.A3];6);1))" office:value-type="string" office:string-value="r20-10-20-2" calcext:value-type="string">
            <text:p>r20-10-20-2</text:p>
          </table:table-cell>
          <table:table-cell table:formula="of:=ROUND(([.F3]/[.G3])*100;2)" office:value-type="float" office:value="34.81" calcext:value-type="float">
            <text:p>34,81</text:p>
          </table:table-cell>
          <table:table-cell table:style-name="ce13" table:formula="of:=[.J3]" office:value-type="float" office:value="-12.910199" calcext:value-type="float">
            <text:p>-12,9</text:p>
          </table:table-cell>
          <table:table-cell table:style-name="ce13" table:formula="of:=[.I3]" office:value-type="float" office:value="0.042773" calcext:value-type="float">
            <text:p>0,0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0.000058" calcext:value-type="float">
            <text:p>5,8E-05</text:p>
          </table:table-cell>
          <table:table-cell table:formula="of:=ABS([.AE3]-CEILING([.AC3]))" office:value-type="float" office:value="12" calcext:value-type="float">
            <text:p>12</text:p>
          </table:table-cell>
          <table:table-cell table:formula="of:=CEILING([.E3]*(4/3))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0-20-10-10-2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362" calcext:value-type="float">
            <text:p>36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0535" calcext:value-type="float">
            <text:p>0,0535</text:p>
          </table:table-cell>
          <table:table-cell table:style-name="Default" office:value-type="float" office:value="-12.916436" calcext:value-type="float">
            <text:p>-12,91643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916436" calcext:value-type="float">
            <text:p>-12,9164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482925" calcext:value-type="float">
            <text:p>1482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a-sub.config</text:p>
          </table:table-cell>
          <table:table-cell table:formula="of:=CONCATENATE(&quot;r&quot;;[.B4];&quot;-&quot;;[.C4];&quot;-&quot;;[.AH4];&quot;-&quot;;LEFT(RIGHT([.A4];6);1))" office:value-type="string" office:string-value="r20-10-20-3" calcext:value-type="string">
            <text:p>r20-10-20-3</text:p>
          </table:table-cell>
          <table:table-cell table:formula="of:=ROUND(([.F4]/[.G4])*100;2)" office:value-type="float" office:value="30.94" calcext:value-type="float">
            <text:p>30,94</text:p>
          </table:table-cell>
          <table:table-cell table:style-name="ce13" table:formula="of:=[.J4]" office:value-type="float" office:value="-12.916436" calcext:value-type="float">
            <text:p>-12,9</text:p>
          </table:table-cell>
          <table:table-cell table:style-name="ce13" table:formula="of:=[.I4]" office:value-type="float" office:value="0.0535" calcext:value-type="float">
            <text:p>0,1</text:p>
          </table:table-cell>
          <table:table-cell table:formula="of:=[.U4]" office:value-type="float" office:value="0" calcext:value-type="float">
            <text:p>0</text:p>
          </table:table-cell>
          <table:table-cell table:formula="of:=[.V4]" office:value-type="float" office:value="0.000065" calcext:value-type="float">
            <text:p>6,5E-05</text:p>
          </table:table-cell>
          <table:table-cell table:formula="of:=ABS([.AE4]-CEILING([.AC4]))" office:value-type="float" office:value="12" calcext:value-type="float">
            <text:p>12</text:p>
          </table:table-cell>
          <table:table-cell table:formula="of:=CEILING([.E4]*(4/3))" office:value-type="float" office:value="20" calcext:value-type="float">
            <text:p>20</text:p>
          </table:table-cell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0-10-2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362" calcext:value-type="float">
            <text:p>362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0.067504" calcext:value-type="float">
            <text:p>0,067504</text:p>
          </table:table-cell>
          <table:table-cell table:style-name="Default" office:value-type="float" office:value="-12.74059" calcext:value-type="float">
            <text:p>-12,740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74059" calcext:value-type="float">
            <text:p>-12,740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1485541" calcext:value-type="float">
            <text:p>1485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-sub.config</text:p>
          </table:table-cell>
          <table:table-cell table:formula="of:=CONCATENATE(&quot;r&quot;;[.B5];&quot;-&quot;;[.C5];&quot;-&quot;;[.AH5];&quot;-&quot;;LEFT(RIGHT([.A5];6);1))" office:value-type="string" office:string-value="r20-10-20-4" calcext:value-type="string">
            <text:p>r20-10-20-4</text:p>
          </table:table-cell>
          <table:table-cell table:formula="of:=ROUND(([.F5]/[.G5])*100;2)" office:value-type="float" office:value="30.94" calcext:value-type="float">
            <text:p>30,94</text:p>
          </table:table-cell>
          <table:table-cell table:style-name="ce13" table:formula="of:=[.J5]" office:value-type="float" office:value="-12.74059" calcext:value-type="float">
            <text:p>-12,7</text:p>
          </table:table-cell>
          <table:table-cell table:style-name="ce13" table:formula="of:=[.I5]" office:value-type="float" office:value="0.067504" calcext:value-type="float">
            <text:p>0,1</text:p>
          </table:table-cell>
          <table:table-cell table:formula="of:=[.U5]" office:value-type="float" office:value="-1" calcext:value-type="float">
            <text:p>-1</text:p>
          </table:table-cell>
          <table:table-cell table:formula="of:=[.V5]" office:value-type="float" office:value="0.000058" calcext:value-type="float">
            <text:p>5,8E-05</text:p>
          </table:table-cell>
          <table:table-cell table:formula="of:=ABS([.AE5]-CEILING([.AC5]))" office:value-type="float" office:value="11" calcext:value-type="float">
            <text:p>11</text:p>
          </table:table-cell>
          <table:table-cell table:formula="of:=CEILING([.E5]*(4/3))" office:value-type="float" office:value="20" calcext:value-type="float">
            <text:p>20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31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0-20-10-10-2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362" calcext:value-type="float">
            <text:p>362</text:p>
          </table:table-cell>
          <table:table-cell office:value-type="float" office:value="318" calcext:value-type="float">
            <text:p>318</text:p>
          </table:table-cell>
          <table:table-cell table:style-name="Default" office:value-type="float" office:value="0.084179" calcext:value-type="float">
            <text:p>0,084179</text:p>
          </table:table-cell>
          <table:table-cell table:style-name="Default" office:value-type="float" office:value="-12.763161" calcext:value-type="float">
            <text:p>-12,7631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763161" calcext:value-type="float">
            <text:p>-12,763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1491173" calcext:value-type="float">
            <text:p>1491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a-sub.config</text:p>
          </table:table-cell>
          <table:table-cell table:formula="of:=CONCATENATE(&quot;r&quot;;[.B6];&quot;-&quot;;[.C6];&quot;-&quot;;[.AH6];&quot;-&quot;;LEFT(RIGHT([.A6];6);1))" office:value-type="string" office:string-value="r20-10-20-5" calcext:value-type="string">
            <text:p>r20-10-20-5</text:p>
          </table:table-cell>
          <table:table-cell table:formula="of:=ROUND(([.F6]/[.G6])*100;2)" office:value-type="float" office:value="25.14" calcext:value-type="float">
            <text:p>25,14</text:p>
          </table:table-cell>
          <table:table-cell table:style-name="ce13" table:formula="of:=[.J6]" office:value-type="float" office:value="-12.763161" calcext:value-type="float">
            <text:p>-12,8</text:p>
          </table:table-cell>
          <table:table-cell table:style-name="ce13" table:formula="of:=[.I6]" office:value-type="float" office:value="0.084179" calcext:value-type="float">
            <text:p>0,1</text:p>
          </table:table-cell>
          <table:table-cell table:formula="of:=[.U6]" office:value-type="float" office:value="0" calcext:value-type="float">
            <text:p>0</text:p>
          </table:table-cell>
          <table:table-cell table:formula="of:=[.V6]" office:value-type="float" office:value="0.000061" calcext:value-type="float">
            <text:p>6,1E-05</text:p>
          </table:table-cell>
          <table:table-cell table:formula="of:=ABS([.AE6]-CEILING([.AC6]))" office:value-type="float" office:value="12" calcext:value-type="float">
            <text:p>12</text:p>
          </table:table-cell>
          <table:table-cell table:formula="of:=CEILING([.E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office:value-type="float" office:value="577" calcext:value-type="float">
            <text:p>577</text:p>
          </table:table-cell>
          <table:table-cell office:value-type="float" office:value="1047" calcext:value-type="float">
            <text:p>1047</text:p>
          </table:table-cell>
          <table:table-cell table:style-name="Default" office:value-type="float" office:value="0.244402" calcext:value-type="float">
            <text:p>0,244402</text:p>
          </table:table-cell>
          <table:table-cell table:style-name="Default" office:value-type="float" office:value="-20.090397" calcext:value-type="float">
            <text:p>-20,09039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.090397" calcext:value-type="float">
            <text:p>-20,090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2784157" calcext:value-type="float">
            <text:p>2784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93" calcext:value-type="float">
            <text:p>9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-sub.config</text:p>
          </table:table-cell>
          <table:table-cell table:formula="of:=CONCATENATE(&quot;r&quot;;[.B7];&quot;-&quot;;[.C7];&quot;-&quot;;[.AH7];&quot;-&quot;;LEFT(RIGHT([.A7];6);1))" office:value-type="string" office:string-value="r20-15-30-1" calcext:value-type="string">
            <text:p>r20-15-30-1</text:p>
          </table:table-cell>
          <table:table-cell table:formula="of:=ROUND(([.F7]/[.G7])*100;2)" office:value-type="float" office:value="45.23" calcext:value-type="float">
            <text:p>45,23</text:p>
          </table:table-cell>
          <table:table-cell table:style-name="ce13" table:formula="of:=[.J7]" office:value-type="float" office:value="-20.090397" calcext:value-type="float">
            <text:p>-20,1</text:p>
          </table:table-cell>
          <table:table-cell table:style-name="ce13" table:formula="of:=[.I7]" office:value-type="float" office:value="0.244402" calcext:value-type="float">
            <text:p>0,2</text:p>
          </table:table-cell>
          <table:table-cell table:formula="of:=[.U7]" office:value-type="float" office:value="1" calcext:value-type="float">
            <text:p>1</text:p>
          </table:table-cell>
          <table:table-cell table:formula="of:=[.V7]" office:value-type="float" office:value="0.000093" calcext:value-type="float">
            <text:p>9,3E-05</text:p>
          </table:table-cell>
          <table:table-cell table:formula="of:=ABS([.AE7]-CEILING([.AC7]))" office:value-type="float" office:value="21" calcext:value-type="float">
            <text:p>21</text:p>
          </table:table-cell>
          <table:table-cell table:formula="of:=CEILING([.E7]*(4/3))" office:value-type="float" office:value="30" calcext:value-type="float">
            <text:p>3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4" calcext:value-type="float">
            <text:p>264</text:p>
          </table:table-cell>
          <table:table-cell office:value-type="float" office:value="577" calcext:value-type="float">
            <text:p>577</text:p>
          </table:table-cell>
          <table:table-cell office:value-type="float" office:value="976" calcext:value-type="float">
            <text:p>976</text:p>
          </table:table-cell>
          <table:table-cell table:style-name="Default" office:value-type="float" office:value="0.316297" calcext:value-type="float">
            <text:p>0,316297</text:p>
          </table:table-cell>
          <table:table-cell table:style-name="Default" office:value-type="float" office:value="-19.945036" calcext:value-type="float">
            <text:p>-19,94503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945036" calcext:value-type="float">
            <text:p>-19,9450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1" calcext:value-type="float">
            <text:p>0,31</text:p>
          </table:table-cell>
          <table:table-cell office:value-type="float" office:value="2786725" calcext:value-type="float">
            <text:p>2786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a-sub.config</text:p>
          </table:table-cell>
          <table:table-cell table:formula="of:=CONCATENATE(&quot;r&quot;;[.B8];&quot;-&quot;;[.C8];&quot;-&quot;;[.AH8];&quot;-&quot;;LEFT(RIGHT([.A8];6);1))" office:value-type="string" office:string-value="r20-15-30-2" calcext:value-type="string">
            <text:p>r20-15-30-2</text:p>
          </table:table-cell>
          <table:table-cell table:formula="of:=ROUND(([.F8]/[.G8])*100;2)" office:value-type="float" office:value="45.75" calcext:value-type="float">
            <text:p>45,75</text:p>
          </table:table-cell>
          <table:table-cell table:style-name="ce13" table:formula="of:=[.J8]" office:value-type="float" office:value="-19.945036" calcext:value-type="float">
            <text:p>-19,9</text:p>
          </table:table-cell>
          <table:table-cell table:style-name="ce13" table:formula="of:=[.I8]" office:value-type="float" office:value="0.316297" calcext:value-type="float">
            <text:p>0,3</text:p>
          </table:table-cell>
          <table:table-cell table:formula="of:=[.U8]" office:value-type="float" office:value="0" calcext:value-type="float">
            <text:p>0</text:p>
          </table:table-cell>
          <table:table-cell table:formula="of:=[.V8]" office:value-type="float" office:value="0.000089" calcext:value-type="float">
            <text:p>8,9E-05</text:p>
          </table:table-cell>
          <table:table-cell table:formula="of:=ABS([.AE8]-CEILING([.AC8]))" office:value-type="float" office:value="19" calcext:value-type="float">
            <text:p>19</text:p>
          </table:table-cell>
          <table:table-cell table:formula="of:=CEILING([.E8]*(4/3))" office:value-type="float" office:value="30" calcext:value-type="float">
            <text:p>30</text:p>
          </table:table-cell>
          <table:table-cell table:formula="of:=COUNTIF([.AG2:.AG300];&quot;&gt;=0&quot;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office:value-type="float" office:value="577" calcext:value-type="float">
            <text:p>577</text:p>
          </table:table-cell>
          <table:table-cell office:value-type="float" office:value="882" calcext:value-type="float">
            <text:p>882</text:p>
          </table:table-cell>
          <table:table-cell table:style-name="Default" office:value-type="float" office:value="0.282747" calcext:value-type="float">
            <text:p>0,282747</text:p>
          </table:table-cell>
          <table:table-cell table:style-name="Default" office:value-type="float" office:value="-19.875881" calcext:value-type="float">
            <text:p>-19,8758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75881" calcext:value-type="float">
            <text:p>-19,875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2788261" calcext:value-type="float">
            <text:p>2788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-sub.config</text:p>
          </table:table-cell>
          <table:table-cell table:formula="of:=CONCATENATE(&quot;r&quot;;[.B9];&quot;-&quot;;[.C9];&quot;-&quot;;[.AH9];&quot;-&quot;;LEFT(RIGHT([.A9];6);1))" office:value-type="string" office:string-value="r20-15-30-3" calcext:value-type="string">
            <text:p>r20-15-30-3</text:p>
          </table:table-cell>
          <table:table-cell table:formula="of:=ROUND(([.F9]/[.G9])*100;2)" office:value-type="float" office:value="45.58" calcext:value-type="float">
            <text:p>45,58</text:p>
          </table:table-cell>
          <table:table-cell table:style-name="ce13" table:formula="of:=[.J9]" office:value-type="float" office:value="-19.875881" calcext:value-type="float">
            <text:p>-19,9</text:p>
          </table:table-cell>
          <table:table-cell table:style-name="ce13" table:formula="of:=[.I9]" office:value-type="float" office:value="0.282747" calcext:value-type="float">
            <text:p>0,3</text:p>
          </table:table-cell>
          <table:table-cell table:formula="of:=[.U9]" office:value-type="float" office:value="1" calcext:value-type="float">
            <text:p>1</text:p>
          </table:table-cell>
          <table:table-cell table:formula="of:=[.V9]" office:value-type="float" office:value="0.000103" calcext:value-type="float">
            <text:p>0,000103</text:p>
          </table:table-cell>
          <table:table-cell table:formula="of:=ABS([.AE9]-CEILING([.AC9]))" office:value-type="float" office:value="20" calcext:value-type="float">
            <text:p>20</text:p>
          </table:table-cell>
          <table:table-cell table:formula="of:=CEILING([.E9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float" office:value="577" calcext:value-type="float">
            <text:p>577</text:p>
          </table:table-cell>
          <table:table-cell office:value-type="float" office:value="948" calcext:value-type="float">
            <text:p>948</text:p>
          </table:table-cell>
          <table:table-cell table:style-name="Default" office:value-type="float" office:value="0.303827" calcext:value-type="float">
            <text:p>0,303827</text:p>
          </table:table-cell>
          <table:table-cell table:style-name="Default" office:value-type="float" office:value="-19.810171" calcext:value-type="float">
            <text:p>-19,810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10171" calcext:value-type="float">
            <text:p>-19,810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2795869" calcext:value-type="float">
            <text:p>2795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ra-sub.config</text:p>
          </table:table-cell>
          <table:table-cell table:formula="of:=CONCATENATE(&quot;r&quot;;[.B10];&quot;-&quot;;[.C10];&quot;-&quot;;[.AH10];&quot;-&quot;;LEFT(RIGHT([.A10];6);1))" office:value-type="string" office:string-value="r20-15-30-4" calcext:value-type="string">
            <text:p>r20-15-30-4</text:p>
          </table:table-cell>
          <table:table-cell table:formula="of:=ROUND(([.F10]/[.G10])*100;2)" office:value-type="float" office:value="46.79" calcext:value-type="float">
            <text:p>46,79</text:p>
          </table:table-cell>
          <table:table-cell table:style-name="ce13" table:formula="of:=[.J10]" office:value-type="float" office:value="-19.810171" calcext:value-type="float">
            <text:p>-19,8</text:p>
          </table:table-cell>
          <table:table-cell table:style-name="ce13" table:formula="of:=[.I10]" office:value-type="float" office:value="0.303827" calcext:value-type="float">
            <text:p>0,3</text:p>
          </table:table-cell>
          <table:table-cell table:formula="of:=[.U10]" office:value-type="float" office:value="0" calcext:value-type="float">
            <text:p>0</text:p>
          </table:table-cell>
          <table:table-cell table:formula="of:=[.V10]" office:value-type="float" office:value="0.000085" calcext:value-type="float">
            <text:p>8,5E-05</text:p>
          </table:table-cell>
          <table:table-cell table:formula="of:=ABS([.AE10]-CEILING([.AC10]))" office:value-type="float" office:value="19" calcext:value-type="float">
            <text:p>19</text:p>
          </table:table-cell>
          <table:table-cell table:formula="of:=CEILING([.E10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3" calcext:value-type="float">
            <text:p>243</text:p>
          </table:table-cell>
          <table:table-cell office:value-type="float" office:value="577" calcext:value-type="float">
            <text:p>577</text:p>
          </table:table-cell>
          <table:table-cell office:value-type="float" office:value="794" calcext:value-type="float">
            <text:p>794</text:p>
          </table:table-cell>
          <table:table-cell table:style-name="Default" office:value-type="float" office:value="0.15259" calcext:value-type="float">
            <text:p>0,15259</text:p>
          </table:table-cell>
          <table:table-cell table:style-name="Default" office:value-type="float" office:value="-19.835031" calcext:value-type="float">
            <text:p>-19,8350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35031" calcext:value-type="float">
            <text:p>-19,835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2786381" calcext:value-type="float">
            <text:p>278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ra-sub.config</text:p>
          </table:table-cell>
          <table:table-cell table:formula="of:=CONCATENATE(&quot;r&quot;;[.B11];&quot;-&quot;;[.C11];&quot;-&quot;;[.AH11];&quot;-&quot;;LEFT(RIGHT([.A11];6);1))" office:value-type="string" office:string-value="r20-15-30-5" calcext:value-type="string">
            <text:p>r20-15-30-5</text:p>
          </table:table-cell>
          <table:table-cell table:formula="of:=ROUND(([.F11]/[.G11])*100;2)" office:value-type="float" office:value="42.11" calcext:value-type="float">
            <text:p>42,11</text:p>
          </table:table-cell>
          <table:table-cell table:style-name="ce13" table:formula="of:=[.J11]" office:value-type="float" office:value="-19.835031" calcext:value-type="float">
            <text:p>-19,8</text:p>
          </table:table-cell>
          <table:table-cell table:style-name="ce13" table:formula="of:=[.I11]" office:value-type="float" office:value="0.15259" calcext:value-type="float">
            <text:p>0,2</text:p>
          </table:table-cell>
          <table:table-cell table:formula="of:=[.U11]" office:value-type="float" office:value="0" calcext:value-type="float">
            <text:p>0</text:p>
          </table:table-cell>
          <table:table-cell table:formula="of:=[.V11]" office:value-type="float" office:value="0.000088" calcext:value-type="float">
            <text:p>8,8E-05</text:p>
          </table:table-cell>
          <table:table-cell table:formula="of:=ABS([.AE11]-CEILING([.AC11]))" office:value-type="float" office:value="19" calcext:value-type="float">
            <text:p>19</text:p>
          </table:table-cell>
          <table:table-cell table:formula="of:=CEILING([.E11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6" calcext:value-type="float">
            <text:p>436</text:p>
          </table:table-cell>
          <table:table-cell office:value-type="float" office:value="822" calcext:value-type="float">
            <text:p>822</text:p>
          </table:table-cell>
          <table:table-cell office:value-type="float" office:value="1749" calcext:value-type="float">
            <text:p>1749</text:p>
          </table:table-cell>
          <table:table-cell table:style-name="Default" office:value-type="float" office:value="0.991932" calcext:value-type="float">
            <text:p>0,991932</text:p>
          </table:table-cell>
          <table:table-cell table:style-name="Default" office:value-type="float" office:value="-27.628487" calcext:value-type="float">
            <text:p>-27,6284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628487" calcext:value-type="float">
            <text:p>-27,6284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4654397" calcext:value-type="float">
            <text:p>4654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-sub.config</text:p>
          </table:table-cell>
          <table:table-cell table:formula="of:=CONCATENATE(&quot;r&quot;;[.B12];&quot;-&quot;;[.C12];&quot;-&quot;;[.AH12];&quot;-&quot;;LEFT(RIGHT([.A12];6);1))" office:value-type="string" office:string-value="r20-20-40-1" calcext:value-type="string">
            <text:p>r20-20-40-1</text:p>
          </table:table-cell>
          <table:table-cell table:formula="of:=ROUND(([.F12]/[.G12])*100;2)" office:value-type="float" office:value="53.04" calcext:value-type="float">
            <text:p>53,04</text:p>
          </table:table-cell>
          <table:table-cell table:style-name="ce13" table:formula="of:=[.J12]" office:value-type="float" office:value="-27.628487" calcext:value-type="float">
            <text:p>-27,6</text:p>
          </table:table-cell>
          <table:table-cell table:style-name="ce13" table:formula="of:=[.I12]" office:value-type="float" office:value="0.991932" calcext:value-type="float">
            <text:p>1,0</text:p>
          </table:table-cell>
          <table:table-cell table:formula="of:=[.U12]" office:value-type="float" office:value="1" calcext:value-type="float">
            <text:p>1</text:p>
          </table:table-cell>
          <table:table-cell table:formula="of:=[.V12]" office:value-type="float" office:value="0.000136" calcext:value-type="float">
            <text:p>0,000136</text:p>
          </table:table-cell>
          <table:table-cell table:formula="of:=ABS([.AE12]-CEILING([.AC12]))" office:value-type="float" office:value="28" calcext:value-type="float">
            <text:p>28</text:p>
          </table:table-cell>
          <table:table-cell table:formula="of:=CEILING([.E12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7" calcext:value-type="float">
            <text:p>417</text:p>
          </table:table-cell>
          <table:table-cell office:value-type="float" office:value="822" calcext:value-type="float">
            <text:p>822</text:p>
          </table:table-cell>
          <table:table-cell office:value-type="float" office:value="1660" calcext:value-type="float">
            <text:p>1660</text:p>
          </table:table-cell>
          <table:table-cell table:style-name="Default" office:value-type="float" office:value="1.752759" calcext:value-type="float">
            <text:p>1,752759</text:p>
          </table:table-cell>
          <table:table-cell table:style-name="Default" office:value-type="float" office:value="-27.674129" calcext:value-type="float">
            <text:p>-27,6741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674129" calcext:value-type="float">
            <text:p>-27,6741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4" calcext:value-type="float">
            <text:p>1,74</text:p>
          </table:table-cell>
          <table:table-cell office:value-type="float" office:value="1.75" calcext:value-type="float">
            <text:p>1,75</text:p>
          </table:table-cell>
          <table:table-cell office:value-type="float" office:value="4666605" calcext:value-type="float">
            <text:p>4666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-sub.config</text:p>
          </table:table-cell>
          <table:table-cell table:formula="of:=CONCATENATE(&quot;r&quot;;[.B13];&quot;-&quot;;[.C13];&quot;-&quot;;[.AH13];&quot;-&quot;;LEFT(RIGHT([.A13];6);1))" office:value-type="string" office:string-value="r20-20-40-2" calcext:value-type="string">
            <text:p>r20-20-40-2</text:p>
          </table:table-cell>
          <table:table-cell table:formula="of:=ROUND(([.F13]/[.G13])*100;2)" office:value-type="float" office:value="50.73" calcext:value-type="float">
            <text:p>50,73</text:p>
          </table:table-cell>
          <table:table-cell table:style-name="ce13" table:formula="of:=[.J13]" office:value-type="float" office:value="-27.674129" calcext:value-type="float">
            <text:p>-27,7</text:p>
          </table:table-cell>
          <table:table-cell table:style-name="ce13" table:formula="of:=[.I13]" office:value-type="float" office:value="1.752759" calcext:value-type="float">
            <text:p>1,8</text:p>
          </table:table-cell>
          <table:table-cell table:formula="of:=[.U13]" office:value-type="float" office:value="1" calcext:value-type="float">
            <text:p>1</text:p>
          </table:table-cell>
          <table:table-cell table:formula="of:=[.V13]" office:value-type="float" office:value="0.000136" calcext:value-type="float">
            <text:p>0,000136</text:p>
          </table:table-cell>
          <table:table-cell table:formula="of:=ABS([.AE13]-CEILING([.AC13]))" office:value-type="float" office:value="28" calcext:value-type="float">
            <text:p>28</text:p>
          </table:table-cell>
          <table:table-cell table:formula="of:=CEILING([.E13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3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4" calcext:value-type="float">
            <text:p>434</text:p>
          </table:table-cell>
          <table:table-cell office:value-type="float" office:value="822" calcext:value-type="float">
            <text:p>822</text:p>
          </table:table-cell>
          <table:table-cell office:value-type="float" office:value="1796" calcext:value-type="float">
            <text:p>1796</text:p>
          </table:table-cell>
          <table:table-cell table:style-name="Default" office:value-type="float" office:value="1.043537" calcext:value-type="float">
            <text:p>1,043537</text:p>
          </table:table-cell>
          <table:table-cell table:style-name="Default" office:value-type="float" office:value="-27.509026" calcext:value-type="float">
            <text:p>-27,50902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09026" calcext:value-type="float">
            <text:p>-27,5090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4647589" calcext:value-type="float">
            <text:p>4647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-sub.config</text:p>
          </table:table-cell>
          <table:table-cell table:formula="of:=CONCATENATE(&quot;r&quot;;[.B14];&quot;-&quot;;[.C14];&quot;-&quot;;[.AH14];&quot;-&quot;;LEFT(RIGHT([.A14];6);1))" office:value-type="string" office:string-value="r20-20-40-3" calcext:value-type="string">
            <text:p>r20-20-40-3</text:p>
          </table:table-cell>
          <table:table-cell table:formula="of:=ROUND(([.F14]/[.G14])*100;2)" office:value-type="float" office:value="52.8" calcext:value-type="float">
            <text:p>52,8</text:p>
          </table:table-cell>
          <table:table-cell table:style-name="ce13" table:formula="of:=[.J14]" office:value-type="float" office:value="-27.509026" calcext:value-type="float">
            <text:p>-27,5</text:p>
          </table:table-cell>
          <table:table-cell table:style-name="ce13" table:formula="of:=[.I14]" office:value-type="float" office:value="1.043537" calcext:value-type="float">
            <text:p>1,0</text:p>
          </table:table-cell>
          <table:table-cell table:formula="of:=[.U14]" office:value-type="float" office:value="1" calcext:value-type="float">
            <text:p>1</text:p>
          </table:table-cell>
          <table:table-cell table:formula="of:=[.V14]" office:value-type="float" office:value="0.000137" calcext:value-type="float">
            <text:p>0,000137</text:p>
          </table:table-cell>
          <table:table-cell table:formula="of:=ABS([.AE14]-CEILING([.AC14]))" office:value-type="float" office:value="28" calcext:value-type="float">
            <text:p>28</text:p>
          </table:table-cell>
          <table:table-cell table:formula="of:=CEILING([.E14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4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2" calcext:value-type="float">
            <text:p>422</text:p>
          </table:table-cell>
          <table:table-cell office:value-type="float" office:value="822" calcext:value-type="float">
            <text:p>822</text:p>
          </table:table-cell>
          <table:table-cell office:value-type="float" office:value="1539" calcext:value-type="float">
            <text:p>1539</text:p>
          </table:table-cell>
          <table:table-cell table:style-name="Default" office:value-type="float" office:value="0.905844" calcext:value-type="float">
            <text:p>0,905844</text:p>
          </table:table-cell>
          <table:table-cell table:style-name="Default" office:value-type="float" office:value="-27.582751" calcext:value-type="float">
            <text:p>-27,5827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82751" calcext:value-type="float">
            <text:p>-27,582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4658557" calcext:value-type="float">
            <text:p>4658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-sub.config</text:p>
          </table:table-cell>
          <table:table-cell table:formula="of:=CONCATENATE(&quot;r&quot;;[.B15];&quot;-&quot;;[.C15];&quot;-&quot;;[.AH15];&quot;-&quot;;LEFT(RIGHT([.A15];6);1))" office:value-type="string" office:string-value="r20-20-40-4" calcext:value-type="string">
            <text:p>r20-20-40-4</text:p>
          </table:table-cell>
          <table:table-cell table:formula="of:=ROUND(([.F15]/[.G15])*100;2)" office:value-type="float" office:value="51.34" calcext:value-type="float">
            <text:p>51,34</text:p>
          </table:table-cell>
          <table:table-cell table:style-name="ce13" table:formula="of:=[.J15]" office:value-type="float" office:value="-27.582751" calcext:value-type="float">
            <text:p>-27,6</text:p>
          </table:table-cell>
          <table:table-cell table:style-name="ce13" table:formula="of:=[.I15]" office:value-type="float" office:value="0.905844" calcext:value-type="float">
            <text:p>0,9</text:p>
          </table:table-cell>
          <table:table-cell table:formula="of:=[.U15]" office:value-type="float" office:value="1" calcext:value-type="float">
            <text:p>1</text:p>
          </table:table-cell>
          <table:table-cell table:formula="of:=[.V15]" office:value-type="float" office:value="0.000143" calcext:value-type="float">
            <text:p>0,000143</text:p>
          </table:table-cell>
          <table:table-cell table:formula="of:=ABS([.AE15]-CEILING([.AC15]))" office:value-type="float" office:value="28" calcext:value-type="float">
            <text:p>28</text:p>
          </table:table-cell>
          <table:table-cell table:formula="of:=CEILING([.E15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5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3" calcext:value-type="float">
            <text:p>423</text:p>
          </table:table-cell>
          <table:table-cell office:value-type="float" office:value="822" calcext:value-type="float">
            <text:p>822</text:p>
          </table:table-cell>
          <table:table-cell office:value-type="float" office:value="1707" calcext:value-type="float">
            <text:p>1707</text:p>
          </table:table-cell>
          <table:table-cell table:style-name="Default" office:value-type="float" office:value="0.839206" calcext:value-type="float">
            <text:p>0,839206</text:p>
          </table:table-cell>
          <table:table-cell table:style-name="Default" office:value-type="float" office:value="-27.517545" calcext:value-type="float">
            <text:p>-27,5175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17545" calcext:value-type="float">
            <text:p>-27,5175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4653661" calcext:value-type="float">
            <text:p>46536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-sub.config</text:p>
          </table:table-cell>
          <table:table-cell table:formula="of:=CONCATENATE(&quot;r&quot;;[.B16];&quot;-&quot;;[.C16];&quot;-&quot;;[.AH16];&quot;-&quot;;LEFT(RIGHT([.A16];6);1))" office:value-type="string" office:string-value="r20-20-40-5" calcext:value-type="string">
            <text:p>r20-20-40-5</text:p>
          </table:table-cell>
          <table:table-cell table:formula="of:=ROUND(([.F16]/[.G16])*100;2)" office:value-type="float" office:value="51.46" calcext:value-type="float">
            <text:p>51,46</text:p>
          </table:table-cell>
          <table:table-cell table:style-name="ce13" table:formula="of:=[.J16]" office:value-type="float" office:value="-27.517545" calcext:value-type="float">
            <text:p>-27,5</text:p>
          </table:table-cell>
          <table:table-cell table:style-name="ce13" table:formula="of:=[.I16]" office:value-type="float" office:value="0.839206" calcext:value-type="float">
            <text:p>0,8</text:p>
          </table:table-cell>
          <table:table-cell table:formula="of:=[.U16]" office:value-type="float" office:value="1" calcext:value-type="float">
            <text:p>1</text:p>
          </table:table-cell>
          <table:table-cell table:formula="of:=[.V16]" office:value-type="float" office:value="0.000136" calcext:value-type="float">
            <text:p>0,000136</text:p>
          </table:table-cell>
          <table:table-cell table:formula="of:=ABS([.AE16]-CEILING([.AC16]))" office:value-type="float" office:value="28" calcext:value-type="float">
            <text:p>28</text:p>
          </table:table-cell>
          <table:table-cell table:formula="of:=CEILING([.E16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9" calcext:value-type="float">
            <text:p>629</text:p>
          </table:table-cell>
          <table:table-cell office:value-type="float" office:value="1092" calcext:value-type="float">
            <text:p>1092</text:p>
          </table:table-cell>
          <table:table-cell office:value-type="float" office:value="2306" calcext:value-type="float">
            <text:p>2306</text:p>
          </table:table-cell>
          <table:table-cell table:style-name="Default" office:value-type="float" office:value="2.288785" calcext:value-type="float">
            <text:p>2,288785</text:p>
          </table:table-cell>
          <table:table-cell table:style-name="Default" office:value-type="float" office:value="-34.647765" calcext:value-type="float">
            <text:p>-34,6477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47765" calcext:value-type="float">
            <text:p>-34,6477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6" calcext:value-type="float">
            <text:p>2,26</text:p>
          </table:table-cell>
          <table:table-cell office:value-type="float" office:value="2.28" calcext:value-type="float">
            <text:p>2,28</text:p>
          </table:table-cell>
          <table:table-cell office:value-type="float" office:value="7523734" calcext:value-type="float">
            <text:p>7523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a-sub.config</text:p>
          </table:table-cell>
          <table:table-cell table:formula="of:=CONCATENATE(&quot;r&quot;;[.B17];&quot;-&quot;;[.C17];&quot;-&quot;;[.AH17];&quot;-&quot;;LEFT(RIGHT([.A17];6);1))" office:value-type="string" office:string-value="r20-25-50-1" calcext:value-type="string">
            <text:p>r20-25-50-1</text:p>
          </table:table-cell>
          <table:table-cell table:formula="of:=ROUND(([.F17]/[.G17])*100;2)" office:value-type="float" office:value="57.6" calcext:value-type="float">
            <text:p>57,6</text:p>
          </table:table-cell>
          <table:table-cell table:style-name="ce13" table:formula="of:=[.J17]" office:value-type="float" office:value="-34.647765" calcext:value-type="float">
            <text:p>-34,6</text:p>
          </table:table-cell>
          <table:table-cell table:style-name="ce13" table:formula="of:=[.I17]" office:value-type="float" office:value="2.288785" calcext:value-type="float">
            <text:p>2,3</text:p>
          </table:table-cell>
          <table:table-cell table:formula="of:=[.U17]" office:value-type="float" office:value="0" calcext:value-type="float">
            <text:p>0</text:p>
          </table:table-cell>
          <table:table-cell table:formula="of:=[.V17]" office:value-type="float" office:value="0.00022" calcext:value-type="float">
            <text:p>0,00022</text:p>
          </table:table-cell>
          <table:table-cell table:formula="of:=ABS([.AE17]-CEILING([.AC17]))" office:value-type="float" office:value="34" calcext:value-type="float">
            <text:p>34</text:p>
          </table:table-cell>
          <table:table-cell table:formula="of:=CEILING([.E17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33" calcext:value-type="float">
            <text:p>633</text:p>
          </table:table-cell>
          <table:table-cell office:value-type="float" office:value="1092" calcext:value-type="float">
            <text:p>1092</text:p>
          </table:table-cell>
          <table:table-cell office:value-type="float" office:value="2621" calcext:value-type="float">
            <text:p>2621</text:p>
          </table:table-cell>
          <table:table-cell table:style-name="Default" office:value-type="float" office:value="4.006644" calcext:value-type="float">
            <text:p>4,006644</text:p>
          </table:table-cell>
          <table:table-cell table:style-name="Default" office:value-type="float" office:value="-34.692987" calcext:value-type="float">
            <text:p>-34,6929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92987" calcext:value-type="float">
            <text:p>-34,692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98" calcext:value-type="float">
            <text:p>3,98</text:p>
          </table:table-cell>
          <table:table-cell office:value-type="float" office:value="3.99" calcext:value-type="float">
            <text:p>3,99</text:p>
          </table:table-cell>
          <table:table-cell office:value-type="float" office:value="7542942" calcext:value-type="float">
            <text:p>7542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214" calcext:value-type="float">
            <text:p>0,0002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-sub.config</text:p>
          </table:table-cell>
          <table:table-cell table:formula="of:=CONCATENATE(&quot;r&quot;;[.B18];&quot;-&quot;;[.C18];&quot;-&quot;;[.AH18];&quot;-&quot;;LEFT(RIGHT([.A18];6);1))" office:value-type="string" office:string-value="r20-25-50-2" calcext:value-type="string">
            <text:p>r20-25-50-2</text:p>
          </table:table-cell>
          <table:table-cell table:formula="of:=ROUND(([.F18]/[.G18])*100;2)" office:value-type="float" office:value="57.97" calcext:value-type="float">
            <text:p>57,97</text:p>
          </table:table-cell>
          <table:table-cell table:style-name="ce13" table:formula="of:=[.J18]" office:value-type="float" office:value="-34.692987" calcext:value-type="float">
            <text:p>-34,7</text:p>
          </table:table-cell>
          <table:table-cell table:style-name="ce13" table:formula="of:=[.I18]" office:value-type="float" office:value="4.006644" calcext:value-type="float">
            <text:p>4,0</text:p>
          </table:table-cell>
          <table:table-cell table:formula="of:=[.U18]" office:value-type="float" office:value="1" calcext:value-type="float">
            <text:p>1</text:p>
          </table:table-cell>
          <table:table-cell table:formula="of:=[.V18]" office:value-type="float" office:value="0.000214" calcext:value-type="float">
            <text:p>0,000214</text:p>
          </table:table-cell>
          <table:table-cell table:formula="of:=ABS([.AE18]-CEILING([.AC18]))" office:value-type="float" office:value="35" calcext:value-type="float">
            <text:p>35</text:p>
          </table:table-cell>
          <table:table-cell table:formula="of:=CEILING([.E18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39" calcext:value-type="float">
            <text:p>639</text:p>
          </table:table-cell>
          <table:table-cell office:value-type="float" office:value="1092" calcext:value-type="float">
            <text:p>1092</text:p>
          </table:table-cell>
          <table:table-cell office:value-type="float" office:value="2696" calcext:value-type="float">
            <text:p>2696</text:p>
          </table:table-cell>
          <table:table-cell table:style-name="Default" office:value-type="float" office:value="1.735177" calcext:value-type="float">
            <text:p>1,735177</text:p>
          </table:table-cell>
          <table:table-cell table:style-name="Default" office:value-type="float" office:value="-34.597407" calcext:value-type="float">
            <text:p>-34,5974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97407" calcext:value-type="float">
            <text:p>-34,5974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,71</text:p>
          </table:table-cell>
          <table:table-cell office:value-type="float" office:value="1.72" calcext:value-type="float">
            <text:p>1,72</text:p>
          </table:table-cell>
          <table:table-cell office:value-type="float" office:value="7534078" calcext:value-type="float">
            <text:p>7534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-sub.config</text:p>
          </table:table-cell>
          <table:table-cell table:formula="of:=CONCATENATE(&quot;r&quot;;[.B19];&quot;-&quot;;[.C19];&quot;-&quot;;[.AH19];&quot;-&quot;;LEFT(RIGHT([.A19];6);1))" office:value-type="string" office:string-value="r20-25-50-3" calcext:value-type="string">
            <text:p>r20-25-50-3</text:p>
          </table:table-cell>
          <table:table-cell table:formula="of:=ROUND(([.F19]/[.G19])*100;2)" office:value-type="float" office:value="58.52" calcext:value-type="float">
            <text:p>58,52</text:p>
          </table:table-cell>
          <table:table-cell table:style-name="ce13" table:formula="of:=[.J19]" office:value-type="float" office:value="-34.597407" calcext:value-type="float">
            <text:p>-34,6</text:p>
          </table:table-cell>
          <table:table-cell table:style-name="ce13" table:formula="of:=[.I19]" office:value-type="float" office:value="1.735177" calcext:value-type="float">
            <text:p>1,7</text:p>
          </table:table-cell>
          <table:table-cell table:formula="of:=[.U19]" office:value-type="float" office:value="1" calcext:value-type="float">
            <text:p>1</text:p>
          </table:table-cell>
          <table:table-cell table:formula="of:=[.V19]" office:value-type="float" office:value="0.000221" calcext:value-type="float">
            <text:p>0,000221</text:p>
          </table:table-cell>
          <table:table-cell table:formula="of:=ABS([.AE19]-CEILING([.AC19]))" office:value-type="float" office:value="35" calcext:value-type="float">
            <text:p>35</text:p>
          </table:table-cell>
          <table:table-cell table:formula="of:=CEILING([.E19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61" calcext:value-type="float">
            <text:p>661</text:p>
          </table:table-cell>
          <table:table-cell office:value-type="float" office:value="1092" calcext:value-type="float">
            <text:p>1092</text:p>
          </table:table-cell>
          <table:table-cell office:value-type="float" office:value="2802" calcext:value-type="float">
            <text:p>2802</text:p>
          </table:table-cell>
          <table:table-cell table:style-name="Default" office:value-type="float" office:value="2.612984" calcext:value-type="float">
            <text:p>2,612984</text:p>
          </table:table-cell>
          <table:table-cell table:style-name="Default" office:value-type="float" office:value="-34.551978" calcext:value-type="float">
            <text:p>-34,55197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51978" calcext:value-type="float">
            <text:p>-34,55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,59</text:p>
          </table:table-cell>
          <table:table-cell office:value-type="float" office:value="2.61" calcext:value-type="float">
            <text:p>2,61</text:p>
          </table:table-cell>
          <table:table-cell office:value-type="float" office:value="7525190" calcext:value-type="float">
            <text:p>7525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-sub.config</text:p>
          </table:table-cell>
          <table:table-cell table:formula="of:=CONCATENATE(&quot;r&quot;;[.B20];&quot;-&quot;;[.C20];&quot;-&quot;;[.AH20];&quot;-&quot;;LEFT(RIGHT([.A20];6);1))" office:value-type="string" office:string-value="r20-25-50-4" calcext:value-type="string">
            <text:p>r20-25-50-4</text:p>
          </table:table-cell>
          <table:table-cell table:formula="of:=ROUND(([.F20]/[.G20])*100;2)" office:value-type="float" office:value="60.53" calcext:value-type="float">
            <text:p>60,53</text:p>
          </table:table-cell>
          <table:table-cell table:style-name="ce13" table:formula="of:=[.J20]" office:value-type="float" office:value="-34.551978" calcext:value-type="float">
            <text:p>-34,6</text:p>
          </table:table-cell>
          <table:table-cell table:style-name="ce13" table:formula="of:=[.I20]" office:value-type="float" office:value="2.612984" calcext:value-type="float">
            <text:p>2,6</text:p>
          </table:table-cell>
          <table:table-cell table:formula="of:=[.U20]" office:value-type="float" office:value="1" calcext:value-type="float">
            <text:p>1</text:p>
          </table:table-cell>
          <table:table-cell table:formula="of:=[.V20]" office:value-type="float" office:value="0.000212" calcext:value-type="float">
            <text:p>0,000212</text:p>
          </table:table-cell>
          <table:table-cell table:formula="of:=ABS([.AE20]-CEILING([.AC20]))" office:value-type="float" office:value="35" calcext:value-type="float">
            <text:p>35</text:p>
          </table:table-cell>
          <table:table-cell table:formula="of:=CEILING([.E20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4" calcext:value-type="float">
            <text:p>624</text:p>
          </table:table-cell>
          <table:table-cell office:value-type="float" office:value="1092" calcext:value-type="float">
            <text:p>1092</text:p>
          </table:table-cell>
          <table:table-cell office:value-type="float" office:value="2547" calcext:value-type="float">
            <text:p>2547</text:p>
          </table:table-cell>
          <table:table-cell table:style-name="Default" office:value-type="float" office:value="2.721634" calcext:value-type="float">
            <text:p>2,721634</text:p>
          </table:table-cell>
          <table:table-cell table:style-name="Default" office:value-type="float" office:value="-34.612264" calcext:value-type="float">
            <text:p>-34,6122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12264" calcext:value-type="float">
            <text:p>-34,6122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9" calcext:value-type="float">
            <text:p>2,69</text:p>
          </table:table-cell>
          <table:table-cell office:value-type="float" office:value="2.71" calcext:value-type="float">
            <text:p>2,71</text:p>
          </table:table-cell>
          <table:table-cell office:value-type="float" office:value="7536086" calcext:value-type="float">
            <text:p>7536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-sub.config</text:p>
          </table:table-cell>
          <table:table-cell table:formula="of:=CONCATENATE(&quot;r&quot;;[.B21];&quot;-&quot;;[.C21];&quot;-&quot;;[.AH21];&quot;-&quot;;LEFT(RIGHT([.A21];6);1))" office:value-type="string" office:string-value="r20-25-50-5" calcext:value-type="string">
            <text:p>r20-25-50-5</text:p>
          </table:table-cell>
          <table:table-cell table:formula="of:=ROUND(([.F21]/[.G21])*100;2)" office:value-type="float" office:value="57.14" calcext:value-type="float">
            <text:p>57,14</text:p>
          </table:table-cell>
          <table:table-cell table:style-name="ce13" table:formula="of:=[.J21]" office:value-type="float" office:value="-34.612264" calcext:value-type="float">
            <text:p>-34,6</text:p>
          </table:table-cell>
          <table:table-cell table:style-name="ce13" table:formula="of:=[.I21]" office:value-type="float" office:value="2.721634" calcext:value-type="float">
            <text:p>2,7</text:p>
          </table:table-cell>
          <table:table-cell table:formula="of:=[.U21]" office:value-type="float" office:value="1" calcext:value-type="float">
            <text:p>1</text:p>
          </table:table-cell>
          <table:table-cell table:formula="of:=[.V21]" office:value-type="float" office:value="0.000221" calcext:value-type="float">
            <text:p>0,000221</text:p>
          </table:table-cell>
          <table:table-cell table:formula="of:=ABS([.AE21]-CEILING([.AC21]))" office:value-type="float" office:value="35" calcext:value-type="float">
            <text:p>35</text:p>
          </table:table-cell>
          <table:table-cell table:formula="of:=CEILING([.E21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0.013457" calcext:value-type="float">
            <text:p>0,013457</text:p>
          </table:table-cell>
          <table:table-cell table:style-name="Default" office:value-type="float" office:value="-5.49537" calcext:value-type="float">
            <text:p>-5,495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49537" calcext:value-type="float">
            <text:p>-5,495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676010" calcext:value-type="float">
            <text:p>676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22];&quot;-&quot;;[.C22];&quot;-&quot;;[.AH22];&quot;-&quot;;LEFT(RIGHT([.A22];6);1))" office:value-type="string" office:string-value="r20-5-10-1" calcext:value-type="string">
            <text:p>r20-5-10-1</text:p>
          </table:table-cell>
          <table:table-cell table:formula="of:=ROUND(([.F22]/[.G22])*100;2)" office:value-type="float" office:value="27.16" calcext:value-type="float">
            <text:p>27,16</text:p>
          </table:table-cell>
          <table:table-cell table:style-name="ce13" table:formula="of:=[.J22]" office:value-type="float" office:value="-5.49537" calcext:value-type="float">
            <text:p>-5,5</text:p>
          </table:table-cell>
          <table:table-cell table:style-name="ce13" table:formula="of:=[.I22]" office:value-type="float" office:value="0.013457" calcext:value-type="float">
            <text:p>0,0</text:p>
          </table:table-cell>
          <table:table-cell table:formula="of:=[.U22]" office:value-type="float" office:value="-1" calcext:value-type="float">
            <text:p>-1</text:p>
          </table:table-cell>
          <table:table-cell table:formula="of:=[.V22]" office:value-type="float" office:value="0.000047" calcext:value-type="float">
            <text:p>4,7E-05</text:p>
          </table:table-cell>
          <table:table-cell table:formula="of:=ABS([.AE22]-CEILING([.AC22]))" office:value-type="float" office:value="4" calcext:value-type="float">
            <text:p>4</text:p>
          </table:table-cell>
          <table:table-cell table:formula="of:=CEILING([.E2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0.018465" calcext:value-type="float">
            <text:p>0,018465</text:p>
          </table:table-cell>
          <table:table-cell table:style-name="Default" office:value-type="float" office:value="-5.494949" calcext:value-type="float">
            <text:p>-5,49494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494949" calcext:value-type="float">
            <text:p>-5,4949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709008" calcext:value-type="float">
            <text:p>709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38" calcext:value-type="float">
            <text:p>3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23];&quot;-&quot;;[.C23];&quot;-&quot;;[.AH23];&quot;-&quot;;LEFT(RIGHT([.A23];6);1))" office:value-type="string" office:string-value="r20-5-10-2" calcext:value-type="string">
            <text:p>r20-5-10-2</text:p>
          </table:table-cell>
          <table:table-cell table:formula="of:=ROUND(([.F23]/[.G23])*100;2)" office:value-type="float" office:value="25.31" calcext:value-type="float">
            <text:p>25,31</text:p>
          </table:table-cell>
          <table:table-cell table:style-name="ce13" table:formula="of:=[.J23]" office:value-type="float" office:value="-5.494949" calcext:value-type="float">
            <text:p>-5,5</text:p>
          </table:table-cell>
          <table:table-cell table:style-name="ce13" table:formula="of:=[.I23]" office:value-type="float" office:value="0.018465" calcext:value-type="float">
            <text:p>0,0</text:p>
          </table:table-cell>
          <table:table-cell table:formula="of:=[.U23]" office:value-type="float" office:value="-1" calcext:value-type="float">
            <text:p>-1</text:p>
          </table:table-cell>
          <table:table-cell table:formula="of:=[.V23]" office:value-type="float" office:value="0.000038" calcext:value-type="float">
            <text:p>3,8E-05</text:p>
          </table:table-cell>
          <table:table-cell table:formula="of:=ABS([.AE23]-CEILING([.AC23]))" office:value-type="float" office:value="4" calcext:value-type="float">
            <text:p>4</text:p>
          </table:table-cell>
          <table:table-cell table:formula="of:=CEILING([.E2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008556" calcext:value-type="float">
            <text:p>0,008556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678530" calcext:value-type="float">
            <text:p>678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24];&quot;-&quot;;[.C24];&quot;-&quot;;[.AH24];&quot;-&quot;;LEFT(RIGHT([.A24];6);1))" office:value-type="string" office:string-value="r20-5-10-3" calcext:value-type="string">
            <text:p>r20-5-10-3</text:p>
          </table:table-cell>
          <table:table-cell table:formula="of:=ROUND(([.F24]/[.G24])*100;2)" office:value-type="float" office:value="12.96" calcext:value-type="float">
            <text:p>12,96</text:p>
          </table:table-cell>
          <table:table-cell table:style-name="ce13" table:formula="of:=[.J24]" office:value-type="float" office:value="-5" calcext:value-type="float">
            <text:p>-5,0</text:p>
          </table:table-cell>
          <table:table-cell table:style-name="ce13" table:formula="of:=[.I24]" office:value-type="float" office:value="0.008556" calcext:value-type="float">
            <text:p>0,0</text:p>
          </table:table-cell>
          <table:table-cell table:formula="of:=[.U24]" office:value-type="float" office:value="-1" calcext:value-type="float">
            <text:p>-1</text:p>
          </table:table-cell>
          <table:table-cell table:formula="of:=[.V24]" office:value-type="float" office:value="0.000042" calcext:value-type="float">
            <text:p>4,2E-05</text:p>
          </table:table-cell>
          <table:table-cell table:formula="of:=ABS([.AE24]-CEILING([.AC24]))" office:value-type="float" office:value="4" calcext:value-type="float">
            <text:p>4</text:p>
          </table:table-cell>
          <table:table-cell table:formula="of:=CEILING([.E24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08603" calcext:value-type="float">
            <text:p>0,008603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678178" calcext:value-type="float">
            <text:p>678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-sub.config</text:p>
          </table:table-cell>
          <table:table-cell table:formula="of:=CONCATENATE(&quot;r&quot;;[.B25];&quot;-&quot;;[.C25];&quot;-&quot;;[.AH25];&quot;-&quot;;LEFT(RIGHT([.A25];6);1))" office:value-type="string" office:string-value="r20-5-10-4" calcext:value-type="string">
            <text:p>r20-5-10-4</text:p>
          </table:table-cell>
          <table:table-cell table:formula="of:=ROUND(([.F25]/[.G25])*100;2)" office:value-type="float" office:value="20.37" calcext:value-type="float">
            <text:p>20,37</text:p>
          </table:table-cell>
          <table:table-cell table:style-name="ce13" table:formula="of:=[.J25]" office:value-type="float" office:value="-5" calcext:value-type="float">
            <text:p>-5,0</text:p>
          </table:table-cell>
          <table:table-cell table:style-name="ce13" table:formula="of:=[.I25]" office:value-type="float" office:value="0.008603" calcext:value-type="float">
            <text:p>0,0</text:p>
          </table:table-cell>
          <table:table-cell table:formula="of:=[.U25]" office:value-type="float" office:value="-1" calcext:value-type="float">
            <text:p>-1</text:p>
          </table:table-cell>
          <table:table-cell table:formula="of:=[.V25]" office:value-type="float" office:value="0.000039" calcext:value-type="float">
            <text:p>3,9E-05</text:p>
          </table:table-cell>
          <table:table-cell table:formula="of:=ABS([.AE25]-CEILING([.AC25]))" office:value-type="float" office:value="4" calcext:value-type="float">
            <text:p>4</text:p>
          </table:table-cell>
          <table:table-cell table:formula="of:=CEILING([.E25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0.01451" calcext:value-type="float">
            <text:p>0,01451</text:p>
          </table:table-cell>
          <table:table-cell table:style-name="Default" office:value-type="float" office:value="-5.275862" calcext:value-type="float">
            <text:p>-5,2758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275862" calcext:value-type="float">
            <text:p>-5,2758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683026" calcext:value-type="float">
            <text:p>68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-sub.config</text:p>
          </table:table-cell>
          <table:table-cell table:formula="of:=CONCATENATE(&quot;r&quot;;[.B26];&quot;-&quot;;[.C26];&quot;-&quot;;[.AH26];&quot;-&quot;;LEFT(RIGHT([.A26];6);1))" office:value-type="string" office:string-value="r20-5-10-5" calcext:value-type="string">
            <text:p>r20-5-10-5</text:p>
          </table:table-cell>
          <table:table-cell table:formula="of:=ROUND(([.F26]/[.G26])*100;2)" office:value-type="float" office:value="28.4" calcext:value-type="float">
            <text:p>28,4</text:p>
          </table:table-cell>
          <table:table-cell table:style-name="ce13" table:formula="of:=[.J26]" office:value-type="float" office:value="-5.275862" calcext:value-type="float">
            <text:p>-5,3</text:p>
          </table:table-cell>
          <table:table-cell table:style-name="ce13" table:formula="of:=[.I26]" office:value-type="float" office:value="0.01451" calcext:value-type="float">
            <text:p>0,0</text:p>
          </table:table-cell>
          <table:table-cell table:formula="of:=[.U26]" office:value-type="float" office:value="1" calcext:value-type="float">
            <text:p>1</text:p>
          </table:table-cell>
          <table:table-cell table:formula="of:=[.V26]" office:value-type="float" office:value="0.00005" calcext:value-type="float">
            <text:p>5E-05</text:p>
          </table:table-cell>
          <table:table-cell table:formula="of:=ABS([.AE26]-CEILING([.AC26]))" office:value-type="float" office:value="6" calcext:value-type="float">
            <text:p>6</text:p>
          </table:table-cell>
          <table:table-cell table:formula="of:=CEILING([.E26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30794" calcext:value-type="float">
            <text:p>0,030794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893957" calcext:value-type="float">
            <text:p>893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-sub.config</text:p>
          </table:table-cell>
          <table:table-cell table:formula="of:=CONCATENATE(&quot;r&quot;;[.B27];&quot;-&quot;;[.C27];&quot;-&quot;;[.AH27];&quot;-&quot;;LEFT(RIGHT([.A27];6);1))" office:value-type="string" office:string-value="r2-10-20-1" calcext:value-type="string">
            <text:p>r2-10-20-1</text:p>
          </table:table-cell>
          <table:table-cell table:formula="of:=ROUND(([.F27]/[.G27])*100;2)" office:value-type="float" office:value="56.52" calcext:value-type="float">
            <text:p>56,52</text:p>
          </table:table-cell>
          <table:table-cell table:style-name="ce13" table:formula="of:=[.J27]" office:value-type="float" office:value="-7" calcext:value-type="float">
            <text:p>-7,0</text:p>
          </table:table-cell>
          <table:table-cell table:style-name="ce13" table:formula="of:=[.I27]" office:value-type="float" office:value="0.030794" calcext:value-type="float">
            <text:p>0,0</text:p>
          </table:table-cell>
          <table:table-cell table:formula="of:=[.U27]" office:value-type="float" office:value="2" calcext:value-type="float">
            <text:p>2</text:p>
          </table:table-cell>
          <table:table-cell table:formula="of:=[.V27]" office:value-type="float" office:value="0.000052" calcext:value-type="float">
            <text:p>5,2E-05</text:p>
          </table:table-cell>
          <table:table-cell table:formula="of:=ABS([.AE27]-CEILING([.AC27]))" office:value-type="float" office:value="9" calcext:value-type="float">
            <text:p>9</text:p>
          </table:table-cell>
          <table:table-cell table:formula="of:=CEILING([.E2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24758" calcext:value-type="float">
            <text:p>0,024758</text:p>
          </table:table-cell>
          <table:table-cell table:style-name="Default" office:value-type="float" office:value="-7.667683" calcext:value-type="float">
            <text:p>-7,6676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.667683" calcext:value-type="float">
            <text:p>-7,6676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871450" calcext:value-type="float">
            <text:p>87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28];&quot;-&quot;;[.C28];&quot;-&quot;;[.AH28];&quot;-&quot;;LEFT(RIGHT([.A28];6);1))" office:value-type="string" office:string-value="r2-10-20-2" calcext:value-type="string">
            <text:p>r2-10-20-2</text:p>
          </table:table-cell>
          <table:table-cell table:formula="of:=ROUND(([.F28]/[.G28])*100;2)" office:value-type="float" office:value="58.7" calcext:value-type="float">
            <text:p>58,7</text:p>
          </table:table-cell>
          <table:table-cell table:style-name="ce13" table:formula="of:=[.J28]" office:value-type="float" office:value="-7.667683" calcext:value-type="float">
            <text:p>-7,7</text:p>
          </table:table-cell>
          <table:table-cell table:style-name="ce13" table:formula="of:=[.I28]" office:value-type="float" office:value="0.024758" calcext:value-type="float">
            <text:p>0,0</text:p>
          </table:table-cell>
          <table:table-cell table:formula="of:=[.U28]" office:value-type="float" office:value="3" calcext:value-type="float">
            <text:p>3</text:p>
          </table:table-cell>
          <table:table-cell table:formula="of:=[.V28]" office:value-type="float" office:value="0.000052" calcext:value-type="float">
            <text:p>5,2E-05</text:p>
          </table:table-cell>
          <table:table-cell table:formula="of:=ABS([.AE28]-CEILING([.AC28]))" office:value-type="float" office:value="10" calcext:value-type="float">
            <text:p>10</text:p>
          </table:table-cell>
          <table:table-cell table:formula="of:=CEILING([.E28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02741" calcext:value-type="float">
            <text:p>0,0274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893413" calcext:value-type="float">
            <text:p>893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29];&quot;-&quot;;[.C29];&quot;-&quot;;[.AH29];&quot;-&quot;;LEFT(RIGHT([.A29];6);1))" office:value-type="string" office:string-value="r2-10-20-3" calcext:value-type="string">
            <text:p>r2-10-20-3</text:p>
          </table:table-cell>
          <table:table-cell table:formula="of:=ROUND(([.F29]/[.G29])*100;2)" office:value-type="float" office:value="53.26" calcext:value-type="float">
            <text:p>53,26</text:p>
          </table:table-cell>
          <table:table-cell table:style-name="ce13" table:formula="of:=[.J29]" office:value-type="float" office:value="-7" calcext:value-type="float">
            <text:p>-7,0</text:p>
          </table:table-cell>
          <table:table-cell table:style-name="ce13" table:formula="of:=[.I29]" office:value-type="float" office:value="0.02741" calcext:value-type="float">
            <text:p>0,0</text:p>
          </table:table-cell>
          <table:table-cell table:formula="of:=[.U29]" office:value-type="float" office:value="4" calcext:value-type="float">
            <text:p>4</text:p>
          </table:table-cell>
          <table:table-cell table:formula="of:=[.V29]" office:value-type="float" office:value="0.000054" calcext:value-type="float">
            <text:p>5,4E-05</text:p>
          </table:table-cell>
          <table:table-cell table:formula="of:=ABS([.AE29]-CEILING([.AC29]))" office:value-type="float" office:value="11" calcext:value-type="float">
            <text:p>11</text:p>
          </table:table-cell>
          <table:table-cell table:formula="of:=CEILING([.E29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0.015737" calcext:value-type="float">
            <text:p>0,015737</text:p>
          </table:table-cell>
          <table:table-cell table:style-name="Default" office:value-type="float" office:value="-7.5" calcext:value-type="float">
            <text:p>-7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.5" calcext:value-type="float">
            <text:p>-7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66282" calcext:value-type="float">
            <text:p>866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-sub.config</text:p>
          </table:table-cell>
          <table:table-cell table:formula="of:=CONCATENATE(&quot;r&quot;;[.B30];&quot;-&quot;;[.C30];&quot;-&quot;;[.AH30];&quot;-&quot;;LEFT(RIGHT([.A30];6);1))" office:value-type="string" office:string-value="r2-10-20-4" calcext:value-type="string">
            <text:p>r2-10-20-4</text:p>
          </table:table-cell>
          <table:table-cell table:formula="of:=ROUND(([.F30]/[.G30])*100;2)" office:value-type="float" office:value="53.26" calcext:value-type="float">
            <text:p>53,26</text:p>
          </table:table-cell>
          <table:table-cell table:style-name="ce13" table:formula="of:=[.J30]" office:value-type="float" office:value="-7.5" calcext:value-type="float">
            <text:p>-7,5</text:p>
          </table:table-cell>
          <table:table-cell table:style-name="ce13" table:formula="of:=[.I30]" office:value-type="float" office:value="0.015737" calcext:value-type="float">
            <text:p>0,0</text:p>
          </table:table-cell>
          <table:table-cell table:formula="of:=[.U30]" office:value-type="float" office:value="2" calcext:value-type="float">
            <text:p>2</text:p>
          </table:table-cell>
          <table:table-cell table:formula="of:=[.V30]" office:value-type="float" office:value="0.000051" calcext:value-type="float">
            <text:p>5,1E-05</text:p>
          </table:table-cell>
          <table:table-cell table:formula="of:=ABS([.AE30]-CEILING([.AC30]))" office:value-type="float" office:value="9" calcext:value-type="float">
            <text:p>9</text:p>
          </table:table-cell>
          <table:table-cell table:formula="of:=CEILING([.E30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22162" calcext:value-type="float">
            <text:p>0,022162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891045" calcext:value-type="float">
            <text:p>89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-sub.config</text:p>
          </table:table-cell>
          <table:table-cell table:formula="of:=CONCATENATE(&quot;r&quot;;[.B31];&quot;-&quot;;[.C31];&quot;-&quot;;[.AH31];&quot;-&quot;;LEFT(RIGHT([.A31];6);1))" office:value-type="string" office:string-value="r2-10-20-5" calcext:value-type="string">
            <text:p>r2-10-20-5</text:p>
          </table:table-cell>
          <table:table-cell table:formula="of:=ROUND(([.F31]/[.G31])*100;2)" office:value-type="float" office:value="42.39" calcext:value-type="float">
            <text:p>42,39</text:p>
          </table:table-cell>
          <table:table-cell table:style-name="ce13" table:formula="of:=[.J31]" office:value-type="float" office:value="-8" calcext:value-type="float">
            <text:p>-8,0</text:p>
          </table:table-cell>
          <table:table-cell table:style-name="ce13" table:formula="of:=[.I31]" office:value-type="float" office:value="0.022162" calcext:value-type="float">
            <text:p>0,0</text:p>
          </table:table-cell>
          <table:table-cell table:formula="of:=[.U31]" office:value-type="float" office:value="4" calcext:value-type="float">
            <text:p>4</text:p>
          </table:table-cell>
          <table:table-cell table:formula="of:=[.V31]" office:value-type="float" office:value="0.000047" calcext:value-type="float">
            <text:p>4,7E-05</text:p>
          </table:table-cell>
          <table:table-cell table:formula="of:=ABS([.AE31]-CEILING([.AC31]))" office:value-type="float" office:value="12" calcext:value-type="float">
            <text:p>12</text:p>
          </table:table-cell>
          <table:table-cell table:formula="of:=CEILING([.E31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56042" calcext:value-type="float">
            <text:p>0,056042</text:p>
          </table:table-cell>
          <table:table-cell table:style-name="Default" office:value-type="float" office:value="-10.5" calcext:value-type="float">
            <text:p>-10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" calcext:value-type="float">
            <text:p>-1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889888" calcext:value-type="float">
            <text:p>1889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-sub.config</text:p>
          </table:table-cell>
          <table:table-cell table:formula="of:=CONCATENATE(&quot;r&quot;;[.B32];&quot;-&quot;;[.C32];&quot;-&quot;;[.AH32];&quot;-&quot;;LEFT(RIGHT([.A32];6);1))" office:value-type="string" office:string-value="r2-15-30-1" calcext:value-type="string">
            <text:p>r2-15-30-1</text:p>
          </table:table-cell>
          <table:table-cell table:formula="of:=ROUND(([.F32]/[.G32])*100;2)" office:value-type="float" office:value="40.88" calcext:value-type="float">
            <text:p>40,88</text:p>
          </table:table-cell>
          <table:table-cell table:style-name="ce13" table:formula="of:=[.J32]" office:value-type="float" office:value="-10.5" calcext:value-type="float">
            <text:p>-10,5</text:p>
          </table:table-cell>
          <table:table-cell table:style-name="ce13" table:formula="of:=[.I32]" office:value-type="float" office:value="0.056042" calcext:value-type="float">
            <text:p>0,1</text:p>
          </table:table-cell>
          <table:table-cell table:formula="of:=[.U32]" office:value-type="float" office:value="3" calcext:value-type="float">
            <text:p>3</text:p>
          </table:table-cell>
          <table:table-cell table:formula="of:=[.V32]" office:value-type="float" office:value="0.000099" calcext:value-type="float">
            <text:p>9,9E-05</text:p>
          </table:table-cell>
          <table:table-cell table:formula="of:=ABS([.AE32]-CEILING([.AC32]))" office:value-type="float" office:value="13" calcext:value-type="float">
            <text:p>13</text:p>
          </table:table-cell>
          <table:table-cell table:formula="of:=CEILING([.E32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0.10412" calcext:value-type="float">
            <text:p>0,10412</text:p>
          </table:table-cell>
          <table:table-cell table:style-name="Default" office:value-type="float" office:value="-10.524189" calcext:value-type="float">
            <text:p>-10,5241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24189" calcext:value-type="float">
            <text:p>-10,524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898704" calcext:value-type="float">
            <text:p>1898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33];&quot;-&quot;;[.C33];&quot;-&quot;;[.AH33];&quot;-&quot;;LEFT(RIGHT([.A33];6);1))" office:value-type="string" office:string-value="r2-15-30-2" calcext:value-type="string">
            <text:p>r2-15-30-2</text:p>
          </table:table-cell>
          <table:table-cell table:formula="of:=ROUND(([.F33]/[.G33])*100;2)" office:value-type="float" office:value="40.88" calcext:value-type="float">
            <text:p>40,88</text:p>
          </table:table-cell>
          <table:table-cell table:style-name="ce13" table:formula="of:=[.J33]" office:value-type="float" office:value="-10.524189" calcext:value-type="float">
            <text:p>-10,5</text:p>
          </table:table-cell>
          <table:table-cell table:style-name="ce13" table:formula="of:=[.I33]" office:value-type="float" office:value="0.10412" calcext:value-type="float">
            <text:p>0,1</text:p>
          </table:table-cell>
          <table:table-cell table:formula="of:=[.U33]" office:value-type="float" office:value="3" calcext:value-type="float">
            <text:p>3</text:p>
          </table:table-cell>
          <table:table-cell table:formula="of:=[.V33]" office:value-type="float" office:value="0.000097" calcext:value-type="float">
            <text:p>9,7E-05</text:p>
          </table:table-cell>
          <table:table-cell table:formula="of:=ABS([.AE33]-CEILING([.AC33]))" office:value-type="float" office:value="13" calcext:value-type="float">
            <text:p>13</text:p>
          </table:table-cell>
          <table:table-cell table:formula="of:=CEILING([.E33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0.045332" calcext:value-type="float">
            <text:p>0,045332</text:p>
          </table:table-cell>
          <table:table-cell table:style-name="Default" office:value-type="float" office:value="-10.5" calcext:value-type="float">
            <text:p>-10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" calcext:value-type="float">
            <text:p>-1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884568" calcext:value-type="float">
            <text:p>1884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-sub.config</text:p>
          </table:table-cell>
          <table:table-cell table:formula="of:=CONCATENATE(&quot;r&quot;;[.B34];&quot;-&quot;;[.C34];&quot;-&quot;;[.AH34];&quot;-&quot;;LEFT(RIGHT([.A34];6);1))" office:value-type="string" office:string-value="r2-15-30-3" calcext:value-type="string">
            <text:p>r2-15-30-3</text:p>
          </table:table-cell>
          <table:table-cell table:formula="of:=ROUND(([.F34]/[.G34])*100;2)" office:value-type="float" office:value="40.88" calcext:value-type="float">
            <text:p>40,88</text:p>
          </table:table-cell>
          <table:table-cell table:style-name="ce13" table:formula="of:=[.J34]" office:value-type="float" office:value="-10.5" calcext:value-type="float">
            <text:p>-10,5</text:p>
          </table:table-cell>
          <table:table-cell table:style-name="ce13" table:formula="of:=[.I34]" office:value-type="float" office:value="0.045332" calcext:value-type="float">
            <text:p>0,0</text:p>
          </table:table-cell>
          <table:table-cell table:formula="of:=[.U34]" office:value-type="float" office:value="4" calcext:value-type="float">
            <text:p>4</text:p>
          </table:table-cell>
          <table:table-cell table:formula="of:=[.V34]" office:value-type="float" office:value="0.000129" calcext:value-type="float">
            <text:p>0,000129</text:p>
          </table:table-cell>
          <table:table-cell table:formula="of:=ABS([.AE34]-CEILING([.AC34]))" office:value-type="float" office:value="14" calcext:value-type="float">
            <text:p>14</text:p>
          </table:table-cell>
          <table:table-cell table:formula="of:=CEILING([.E34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045844" calcext:value-type="float">
            <text:p>0,045844</text:p>
          </table:table-cell>
          <table:table-cell table:style-name="Default" office:value-type="float" office:value="-10.67601" calcext:value-type="float">
            <text:p>-10,676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67601" calcext:value-type="float">
            <text:p>-10,67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887984" calcext:value-type="float">
            <text:p>1887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092" calcext:value-type="float">
            <text:p>9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35];&quot;-&quot;;[.C35];&quot;-&quot;;[.AH35];&quot;-&quot;;LEFT(RIGHT([.A35];6);1))" office:value-type="string" office:string-value="r2-15-30-4" calcext:value-type="string">
            <text:p>r2-15-30-4</text:p>
          </table:table-cell>
          <table:table-cell table:formula="of:=ROUND(([.F35]/[.G35])*100;2)" office:value-type="float" office:value="40.88" calcext:value-type="float">
            <text:p>40,88</text:p>
          </table:table-cell>
          <table:table-cell table:style-name="ce13" table:formula="of:=[.J35]" office:value-type="float" office:value="-10.67601" calcext:value-type="float">
            <text:p>-10,7</text:p>
          </table:table-cell>
          <table:table-cell table:style-name="ce13" table:formula="of:=[.I35]" office:value-type="float" office:value="0.045844" calcext:value-type="float">
            <text:p>0,0</text:p>
          </table:table-cell>
          <table:table-cell table:formula="of:=[.U35]" office:value-type="float" office:value="5" calcext:value-type="float">
            <text:p>5</text:p>
          </table:table-cell>
          <table:table-cell table:formula="of:=[.V35]" office:value-type="float" office:value="0.000092" calcext:value-type="float">
            <text:p>9,2E-05</text:p>
          </table:table-cell>
          <table:table-cell table:formula="of:=ABS([.AE35]-CEILING([.AC35]))" office:value-type="float" office:value="15" calcext:value-type="float">
            <text:p>15</text:p>
          </table:table-cell>
          <table:table-cell table:formula="of:=CEILING([.E35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45595" calcext:value-type="float">
            <text:p>0,045595</text:p>
          </table:table-cell>
          <table:table-cell table:style-name="Default" office:value-type="float" office:value="-10.628483" calcext:value-type="float">
            <text:p>-10,6284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628483" calcext:value-type="float">
            <text:p>-10,6284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889688" calcext:value-type="float">
            <text:p>1889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36];&quot;-&quot;;[.C36];&quot;-&quot;;[.AH36];&quot;-&quot;;LEFT(RIGHT([.A36];6);1))" office:value-type="string" office:string-value="r2-15-30-5" calcext:value-type="string">
            <text:p>r2-15-30-5</text:p>
          </table:table-cell>
          <table:table-cell table:formula="of:=ROUND(([.F36]/[.G36])*100;2)" office:value-type="float" office:value="40.88" calcext:value-type="float">
            <text:p>40,88</text:p>
          </table:table-cell>
          <table:table-cell table:style-name="ce13" table:formula="of:=[.J36]" office:value-type="float" office:value="-10.628483" calcext:value-type="float">
            <text:p>-10,6</text:p>
          </table:table-cell>
          <table:table-cell table:style-name="ce13" table:formula="of:=[.I36]" office:value-type="float" office:value="0.045595" calcext:value-type="float">
            <text:p>0,0</text:p>
          </table:table-cell>
          <table:table-cell table:formula="of:=[.U36]" office:value-type="float" office:value="5" calcext:value-type="float">
            <text:p>5</text:p>
          </table:table-cell>
          <table:table-cell table:formula="of:=[.V36]" office:value-type="float" office:value="0.000102" calcext:value-type="float">
            <text:p>0,000102</text:p>
          </table:table-cell>
          <table:table-cell table:formula="of:=ABS([.AE36]-CEILING([.AC36]))" office:value-type="float" office:value="15" calcext:value-type="float">
            <text:p>15</text:p>
          </table:table-cell>
          <table:table-cell table:formula="of:=CEILING([.E36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145113" calcext:value-type="float">
            <text:p>0,145113</text:p>
          </table:table-cell>
          <table:table-cell table:style-name="Default" office:value-type="float" office:value="-14.5" calcext:value-type="float">
            <text:p>-14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5" calcext:value-type="float">
            <text:p>-1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3443476" calcext:value-type="float">
            <text:p>3443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-sub.config</text:p>
          </table:table-cell>
          <table:table-cell table:formula="of:=CONCATENATE(&quot;r&quot;;[.B37];&quot;-&quot;;[.C37];&quot;-&quot;;[.AH37];&quot;-&quot;;LEFT(RIGHT([.A37];6);1))" office:value-type="string" office:string-value="r2-20-40-1" calcext:value-type="string">
            <text:p>r2-20-40-1</text:p>
          </table:table-cell>
          <table:table-cell table:formula="of:=ROUND(([.F37]/[.G37])*100;2)" office:value-type="float" office:value="35.46" calcext:value-type="float">
            <text:p>35,46</text:p>
          </table:table-cell>
          <table:table-cell table:style-name="ce13" table:formula="of:=[.J37]" office:value-type="float" office:value="-14.5" calcext:value-type="float">
            <text:p>-14,5</text:p>
          </table:table-cell>
          <table:table-cell table:style-name="ce13" table:formula="of:=[.I37]" office:value-type="float" office:value="0.145113" calcext:value-type="float">
            <text:p>0,1</text:p>
          </table:table-cell>
          <table:table-cell table:formula="of:=[.U37]" office:value-type="float" office:value="5" calcext:value-type="float">
            <text:p>5</text:p>
          </table:table-cell>
          <table:table-cell table:formula="of:=[.V37]" office:value-type="float" office:value="0.000185" calcext:value-type="float">
            <text:p>0,000185</text:p>
          </table:table-cell>
          <table:table-cell table:formula="of:=ABS([.AE37]-CEILING([.AC37]))" office:value-type="float" office:value="19" calcext:value-type="float">
            <text:p>19</text:p>
          </table:table-cell>
          <table:table-cell table:formula="of:=CEILING([.E37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141721" calcext:value-type="float">
            <text:p>0,141721</text:p>
          </table:table-cell>
          <table:table-cell table:style-name="Default" office:value-type="float" office:value="-14.529213" calcext:value-type="float">
            <text:p>-14,5292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529213" calcext:value-type="float">
            <text:p>-14,5292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3447092" calcext:value-type="float">
            <text:p>3447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-sub.config</text:p>
          </table:table-cell>
          <table:table-cell table:formula="of:=CONCATENATE(&quot;r&quot;;[.B38];&quot;-&quot;;[.C38];&quot;-&quot;;[.AH38];&quot;-&quot;;LEFT(RIGHT([.A38];6);1))" office:value-type="string" office:string-value="r2-20-40-2" calcext:value-type="string">
            <text:p>r2-20-40-2</text:p>
          </table:table-cell>
          <table:table-cell table:formula="of:=ROUND(([.F38]/[.G38])*100;2)" office:value-type="float" office:value="35.46" calcext:value-type="float">
            <text:p>35,46</text:p>
          </table:table-cell>
          <table:table-cell table:style-name="ce13" table:formula="of:=[.J38]" office:value-type="float" office:value="-14.529213" calcext:value-type="float">
            <text:p>-14,5</text:p>
          </table:table-cell>
          <table:table-cell table:style-name="ce13" table:formula="of:=[.I38]" office:value-type="float" office:value="0.141721" calcext:value-type="float">
            <text:p>0,1</text:p>
          </table:table-cell>
          <table:table-cell table:formula="of:=[.U38]" office:value-type="float" office:value="4" calcext:value-type="float">
            <text:p>4</text:p>
          </table:table-cell>
          <table:table-cell table:formula="of:=[.V38]" office:value-type="float" office:value="0.000186" calcext:value-type="float">
            <text:p>0,000186</text:p>
          </table:table-cell>
          <table:table-cell table:formula="of:=ABS([.AE38]-CEILING([.AC38]))" office:value-type="float" office:value="18" calcext:value-type="float">
            <text:p>18</text:p>
          </table:table-cell>
          <table:table-cell table:formula="of:=CEILING([.E38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0.119284" calcext:value-type="float">
            <text:p>0,119284</text:p>
          </table:table-cell>
          <table:table-cell table:style-name="Default" office:value-type="float" office:value="-14.797917" calcext:value-type="float">
            <text:p>-14,7979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797917" calcext:value-type="float">
            <text:p>-14,797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3441108" calcext:value-type="float">
            <text:p>3441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75" calcext:value-type="float">
            <text:p>0,000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-sub.config</text:p>
          </table:table-cell>
          <table:table-cell table:formula="of:=CONCATENATE(&quot;r&quot;;[.B39];&quot;-&quot;;[.C39];&quot;-&quot;;[.AH39];&quot;-&quot;;LEFT(RIGHT([.A39];6);1))" office:value-type="string" office:string-value="r2-20-40-3" calcext:value-type="string">
            <text:p>r2-20-40-3</text:p>
          </table:table-cell>
          <table:table-cell table:formula="of:=ROUND(([.F39]/[.G39])*100;2)" office:value-type="float" office:value="35.46" calcext:value-type="float">
            <text:p>35,46</text:p>
          </table:table-cell>
          <table:table-cell table:style-name="ce13" table:formula="of:=[.J39]" office:value-type="float" office:value="-14.797917" calcext:value-type="float">
            <text:p>-14,8</text:p>
          </table:table-cell>
          <table:table-cell table:style-name="ce13" table:formula="of:=[.I39]" office:value-type="float" office:value="0.119284" calcext:value-type="float">
            <text:p>0,1</text:p>
          </table:table-cell>
          <table:table-cell table:formula="of:=[.U39]" office:value-type="float" office:value="5" calcext:value-type="float">
            <text:p>5</text:p>
          </table:table-cell>
          <table:table-cell table:formula="of:=[.V39]" office:value-type="float" office:value="0.000175" calcext:value-type="float">
            <text:p>0,000175</text:p>
          </table:table-cell>
          <table:table-cell table:formula="of:=ABS([.AE39]-CEILING([.AC39]))" office:value-type="float" office:value="19" calcext:value-type="float">
            <text:p>19</text:p>
          </table:table-cell>
          <table:table-cell table:formula="of:=CEILING([.E39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282" calcext:value-type="float">
            <text:p>282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0.202424" calcext:value-type="float">
            <text:p>0,202424</text:p>
          </table:table-cell>
          <table:table-cell table:style-name="Default" office:value-type="float" office:value="-15.658333" calcext:value-type="float">
            <text:p>-15,658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58333" calcext:value-type="float">
            <text:p>-15,658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3439092" calcext:value-type="float">
            <text:p>3439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-sub.config</text:p>
          </table:table-cell>
          <table:table-cell table:formula="of:=CONCATENATE(&quot;r&quot;;[.B40];&quot;-&quot;;[.C40];&quot;-&quot;;[.AH40];&quot;-&quot;;LEFT(RIGHT([.A40];6);1))" office:value-type="string" office:string-value="r2-20-40-4" calcext:value-type="string">
            <text:p>r2-20-40-4</text:p>
          </table:table-cell>
          <table:table-cell table:formula="of:=ROUND(([.F40]/[.G40])*100;2)" office:value-type="float" office:value="36.88" calcext:value-type="float">
            <text:p>36,88</text:p>
          </table:table-cell>
          <table:table-cell table:style-name="ce13" table:formula="of:=[.J40]" office:value-type="float" office:value="-15.658333" calcext:value-type="float">
            <text:p>-15,7</text:p>
          </table:table-cell>
          <table:table-cell table:style-name="ce13" table:formula="of:=[.I40]" office:value-type="float" office:value="0.202424" calcext:value-type="float">
            <text:p>0,2</text:p>
          </table:table-cell>
          <table:table-cell table:formula="of:=[.U40]" office:value-type="float" office:value="4" calcext:value-type="float">
            <text:p>4</text:p>
          </table:table-cell>
          <table:table-cell table:formula="of:=[.V40]" office:value-type="float" office:value="0.000163" calcext:value-type="float">
            <text:p>0,000163</text:p>
          </table:table-cell>
          <table:table-cell table:formula="of:=ABS([.AE40]-CEILING([.AC40]))" office:value-type="float" office:value="19" calcext:value-type="float">
            <text:p>19</text:p>
          </table:table-cell>
          <table:table-cell table:formula="of:=CEILING([.E40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282" calcext:value-type="float">
            <text:p>282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0.358044" calcext:value-type="float">
            <text:p>0,358044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3514834" calcext:value-type="float">
            <text:p>35148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-sub.config</text:p>
          </table:table-cell>
          <table:table-cell table:formula="of:=CONCATENATE(&quot;r&quot;;[.B41];&quot;-&quot;;[.C41];&quot;-&quot;;[.AH41];&quot;-&quot;;LEFT(RIGHT([.A41];6);1))" office:value-type="string" office:string-value="r2-20-40-5" calcext:value-type="string">
            <text:p>r2-20-40-5</text:p>
          </table:table-cell>
          <table:table-cell table:formula="of:=ROUND(([.F41]/[.G41])*100;2)" office:value-type="float" office:value="34.04" calcext:value-type="float">
            <text:p>34,04</text:p>
          </table:table-cell>
          <table:table-cell table:style-name="ce13" table:formula="of:=[.J41]" office:value-type="float" office:value="-15" calcext:value-type="float">
            <text:p>-15,0</text:p>
          </table:table-cell>
          <table:table-cell table:style-name="ce13" table:formula="of:=[.I41]" office:value-type="float" office:value="0.358044" calcext:value-type="float">
            <text:p>0,4</text:p>
          </table:table-cell>
          <table:table-cell table:formula="of:=[.U41]" office:value-type="float" office:value="6" calcext:value-type="float">
            <text:p>6</text:p>
          </table:table-cell>
          <table:table-cell table:formula="of:=[.V41]" office:value-type="float" office:value="0.000163" calcext:value-type="float">
            <text:p>0,000163</text:p>
          </table:table-cell>
          <table:table-cell table:formula="of:=ABS([.AE41]-CEILING([.AC41]))" office:value-type="float" office:value="21" calcext:value-type="float">
            <text:p>21</text:p>
          </table:table-cell>
          <table:table-cell table:formula="of:=CEILING([.E41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0.268216" calcext:value-type="float">
            <text:p>0,268216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6046420" calcext:value-type="float">
            <text:p>6046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-sub.config</text:p>
          </table:table-cell>
          <table:table-cell table:formula="of:=CONCATENATE(&quot;r&quot;;[.B42];&quot;-&quot;;[.C42];&quot;-&quot;;[.AH42];&quot;-&quot;;LEFT(RIGHT([.A42];6);1))" office:value-type="string" office:string-value="r2-25-50-1" calcext:value-type="string">
            <text:p>r2-25-50-1</text:p>
          </table:table-cell>
          <table:table-cell table:formula="of:=ROUND(([.F42]/[.G42])*100;2)" office:value-type="float" office:value="29.34" calcext:value-type="float">
            <text:p>29,34</text:p>
          </table:table-cell>
          <table:table-cell table:style-name="ce13" table:formula="of:=[.J42]" office:value-type="float" office:value="-18" calcext:value-type="float">
            <text:p>-18,0</text:p>
          </table:table-cell>
          <table:table-cell table:style-name="ce13" table:formula="of:=[.I42]" office:value-type="float" office:value="0.268216" calcext:value-type="float">
            <text:p>0,3</text:p>
          </table:table-cell>
          <table:table-cell table:formula="of:=[.U42]" office:value-type="float" office:value="7" calcext:value-type="float">
            <text:p>7</text:p>
          </table:table-cell>
          <table:table-cell table:formula="of:=[.V42]" office:value-type="float" office:value="0.000309" calcext:value-type="float">
            <text:p>0,000309</text:p>
          </table:table-cell>
          <table:table-cell table:formula="of:=ABS([.AE42]-CEILING([.AC42]))" office:value-type="float" office:value="25" calcext:value-type="float">
            <text:p>25</text:p>
          </table:table-cell>
          <table:table-cell table:formula="of:=CEILING([.E42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426" calcext:value-type="float">
            <text:p>426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664798" calcext:value-type="float">
            <text:p>0,664798</text:p>
          </table:table-cell>
          <table:table-cell table:style-name="Default" office:value-type="float" office:value="-19" calcext:value-type="float">
            <text:p>-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6123911" calcext:value-type="float">
            <text:p>6123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-sub.config</text:p>
          </table:table-cell>
          <table:table-cell table:formula="of:=CONCATENATE(&quot;r&quot;;[.B43];&quot;-&quot;;[.C43];&quot;-&quot;;[.AH43];&quot;-&quot;;LEFT(RIGHT([.A43];6);1))" office:value-type="string" office:string-value="r2-25-50-2" calcext:value-type="string">
            <text:p>r2-25-50-2</text:p>
          </table:table-cell>
          <table:table-cell table:formula="of:=ROUND(([.F43]/[.G43])*100;2)" office:value-type="float" office:value="28.64" calcext:value-type="float">
            <text:p>28,64</text:p>
          </table:table-cell>
          <table:table-cell table:style-name="ce13" table:formula="of:=[.J43]" office:value-type="float" office:value="-19" calcext:value-type="float">
            <text:p>-19,0</text:p>
          </table:table-cell>
          <table:table-cell table:style-name="ce13" table:formula="of:=[.I43]" office:value-type="float" office:value="0.664798" calcext:value-type="float">
            <text:p>0,7</text:p>
          </table:table-cell>
          <table:table-cell table:formula="of:=[.U43]" office:value-type="float" office:value="5" calcext:value-type="float">
            <text:p>5</text:p>
          </table:table-cell>
          <table:table-cell table:formula="of:=[.V43]" office:value-type="float" office:value="0.000295" calcext:value-type="float">
            <text:p>0,000295</text:p>
          </table:table-cell>
          <table:table-cell table:formula="of:=ABS([.AE43]-CEILING([.AC43]))" office:value-type="float" office:value="24" calcext:value-type="float">
            <text:p>24</text:p>
          </table:table-cell>
          <table:table-cell table:formula="of:=CEILING([.E43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266153" calcext:value-type="float">
            <text:p>0,266153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6051244" calcext:value-type="float">
            <text:p>605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-sub.config</text:p>
          </table:table-cell>
          <table:table-cell table:formula="of:=CONCATENATE(&quot;r&quot;;[.B44];&quot;-&quot;;[.C44];&quot;-&quot;;[.AH44];&quot;-&quot;;LEFT(RIGHT([.A44];6);1))" office:value-type="string" office:string-value="r2-25-50-3" calcext:value-type="string">
            <text:p>r2-25-50-3</text:p>
          </table:table-cell>
          <table:table-cell table:formula="of:=ROUND(([.F44]/[.G44])*100;2)" office:value-type="float" office:value="29.34" calcext:value-type="float">
            <text:p>29,34</text:p>
          </table:table-cell>
          <table:table-cell table:style-name="ce13" table:formula="of:=[.J44]" office:value-type="float" office:value="-18" calcext:value-type="float">
            <text:p>-18,0</text:p>
          </table:table-cell>
          <table:table-cell table:style-name="ce13" table:formula="of:=[.I44]" office:value-type="float" office:value="0.266153" calcext:value-type="float">
            <text:p>0,3</text:p>
          </table:table-cell>
          <table:table-cell table:formula="of:=[.U44]" office:value-type="float" office:value="4" calcext:value-type="float">
            <text:p>4</text:p>
          </table:table-cell>
          <table:table-cell table:formula="of:=[.V44]" office:value-type="float" office:value="0.000308" calcext:value-type="float">
            <text:p>0,000308</text:p>
          </table:table-cell>
          <table:table-cell table:formula="of:=ABS([.AE44]-CEILING([.AC44]))" office:value-type="float" office:value="22" calcext:value-type="float">
            <text:p>22</text:p>
          </table:table-cell>
          <table:table-cell table:formula="of:=CEILING([.E44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426" calcext:value-type="float">
            <text:p>426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0.494241" calcext:value-type="float">
            <text:p>0,494241</text:p>
          </table:table-cell>
          <table:table-cell table:style-name="Default" office:value-type="float" office:value="-20.004202" calcext:value-type="float">
            <text:p>-20,0042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.004202" calcext:value-type="float">
            <text:p>-20,0042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6067644" calcext:value-type="float">
            <text:p>6067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-sub.config</text:p>
          </table:table-cell>
          <table:table-cell table:formula="of:=CONCATENATE(&quot;r&quot;;[.B45];&quot;-&quot;;[.C45];&quot;-&quot;;[.AH45];&quot;-&quot;;LEFT(RIGHT([.A45];6);1))" office:value-type="string" office:string-value="r2-25-50-4" calcext:value-type="string">
            <text:p>r2-25-50-4</text:p>
          </table:table-cell>
          <table:table-cell table:formula="of:=ROUND(([.F45]/[.G45])*100;2)" office:value-type="float" office:value="27.7" calcext:value-type="float">
            <text:p>27,7</text:p>
          </table:table-cell>
          <table:table-cell table:style-name="ce13" table:formula="of:=[.J45]" office:value-type="float" office:value="-20.004202" calcext:value-type="float">
            <text:p>-20,0</text:p>
          </table:table-cell>
          <table:table-cell table:style-name="ce13" table:formula="of:=[.I45]" office:value-type="float" office:value="0.494241" calcext:value-type="float">
            <text:p>0,5</text:p>
          </table:table-cell>
          <table:table-cell table:formula="of:=[.U45]" office:value-type="float" office:value="5" calcext:value-type="float">
            <text:p>5</text:p>
          </table:table-cell>
          <table:table-cell table:formula="of:=[.V45]" office:value-type="float" office:value="0.00029" calcext:value-type="float">
            <text:p>0,00029</text:p>
          </table:table-cell>
          <table:table-cell table:formula="of:=ABS([.AE45]-CEILING([.AC45]))" office:value-type="float" office:value="25" calcext:value-type="float">
            <text:p>25</text:p>
          </table:table-cell>
          <table:table-cell table:formula="of:=CEILING([.E45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0.236256" calcext:value-type="float">
            <text:p>0,236256</text:p>
          </table:table-cell>
          <table:table-cell table:style-name="Default" office:value-type="float" office:value="-18.160251" calcext:value-type="float">
            <text:p>-18,1602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.160251" calcext:value-type="float">
            <text:p>-18,160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6058172" calcext:value-type="float">
            <text:p>6058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-sub.config</text:p>
          </table:table-cell>
          <table:table-cell table:formula="of:=CONCATENATE(&quot;r&quot;;[.B46];&quot;-&quot;;[.C46];&quot;-&quot;;[.AH46];&quot;-&quot;;LEFT(RIGHT([.A46];6);1))" office:value-type="string" office:string-value="r2-25-50-5" calcext:value-type="string">
            <text:p>r2-25-50-5</text:p>
          </table:table-cell>
          <table:table-cell table:formula="of:=ROUND(([.F46]/[.G46])*100;2)" office:value-type="float" office:value="29.34" calcext:value-type="float">
            <text:p>29,34</text:p>
          </table:table-cell>
          <table:table-cell table:style-name="ce13" table:formula="of:=[.J46]" office:value-type="float" office:value="-18.160251" calcext:value-type="float">
            <text:p>-18,2</text:p>
          </table:table-cell>
          <table:table-cell table:style-name="ce13" table:formula="of:=[.I46]" office:value-type="float" office:value="0.236256" calcext:value-type="float">
            <text:p>0,2</text:p>
          </table:table-cell>
          <table:table-cell table:formula="of:=[.U46]" office:value-type="float" office:value="4" calcext:value-type="float">
            <text:p>4</text:p>
          </table:table-cell>
          <table:table-cell table:formula="of:=[.V46]" office:value-type="float" office:value="0.000292" calcext:value-type="float">
            <text:p>0,000292</text:p>
          </table:table-cell>
          <table:table-cell table:formula="of:=ABS([.AE46]-CEILING([.AC46]))" office:value-type="float" office:value="22" calcext:value-type="float">
            <text:p>22</text:p>
          </table:table-cell>
          <table:table-cell table:formula="of:=CEILING([.E46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007706" calcext:value-type="float">
            <text:p>0,007706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788" calcext:value-type="float">
            <text:p>396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47];&quot;-&quot;;[.C47];&quot;-&quot;;[.AH47];&quot;-&quot;;LEFT(RIGHT([.A47];6);1))" office:value-type="string" office:string-value="r2-5-10-1" calcext:value-type="string">
            <text:p>r2-5-10-1</text:p>
          </table:table-cell>
          <table:table-cell table:formula="of:=ROUND(([.F47]/[.G47])*100;2)" office:value-type="float" office:value="63.89" calcext:value-type="float">
            <text:p>63,89</text:p>
          </table:table-cell>
          <table:table-cell table:style-name="ce13" table:formula="of:=[.J47]" office:value-type="float" office:value="-3" calcext:value-type="float">
            <text:p>-3,0</text:p>
          </table:table-cell>
          <table:table-cell table:style-name="ce13" table:formula="of:=[.I47]" office:value-type="float" office:value="0.007706" calcext:value-type="float">
            <text:p>0,0</text:p>
          </table:table-cell>
          <table:table-cell table:formula="of:=[.U47]" office:value-type="float" office:value="1" calcext:value-type="float">
            <text:p>1</text:p>
          </table:table-cell>
          <table:table-cell table:formula="of:=[.V47]" office:value-type="float" office:value="0.000042" calcext:value-type="float">
            <text:p>4,2E-05</text:p>
          </table:table-cell>
          <table:table-cell table:formula="of:=ABS([.AE47]-CEILING([.AC47]))" office:value-type="float" office:value="4" calcext:value-type="float">
            <text:p>4</text:p>
          </table:table-cell>
          <table:table-cell table:formula="of:=CEILING([.E47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8083" calcext:value-type="float">
            <text:p>0,008083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90188" calcext:value-type="float">
            <text:p>390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48];&quot;-&quot;;[.C48];&quot;-&quot;;[.AH48];&quot;-&quot;;LEFT(RIGHT([.A48];6);1))" office:value-type="string" office:string-value="r2-5-10-2" calcext:value-type="string">
            <text:p>r2-5-10-2</text:p>
          </table:table-cell>
          <table:table-cell table:formula="of:=ROUND(([.F48]/[.G48])*100;2)" office:value-type="float" office:value="69.44" calcext:value-type="float">
            <text:p>69,44</text:p>
          </table:table-cell>
          <table:table-cell table:style-name="ce13" table:formula="of:=[.J48]" office:value-type="float" office:value="-3" calcext:value-type="float">
            <text:p>-3,0</text:p>
          </table:table-cell>
          <table:table-cell table:style-name="ce13" table:formula="of:=[.I48]" office:value-type="float" office:value="0.008083" calcext:value-type="float">
            <text:p>0,0</text:p>
          </table:table-cell>
          <table:table-cell table:formula="of:=[.U48]" office:value-type="float" office:value="2" calcext:value-type="float">
            <text:p>2</text:p>
          </table:table-cell>
          <table:table-cell table:formula="of:=[.V48]" office:value-type="float" office:value="0.000048" calcext:value-type="float">
            <text:p>4,8E-05</text:p>
          </table:table-cell>
          <table:table-cell table:formula="of:=ABS([.AE48]-CEILING([.AC48]))" office:value-type="float" office:value="5" calcext:value-type="float">
            <text:p>5</text:p>
          </table:table-cell>
          <table:table-cell table:formula="of:=CEILING([.E48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.006267" calcext:value-type="float">
            <text:p>0,006267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988" calcext:value-type="float">
            <text:p>3949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49];&quot;-&quot;;[.C49];&quot;-&quot;;[.AH49];&quot;-&quot;;LEFT(RIGHT([.A49];6);1))" office:value-type="string" office:string-value="r2-5-10-3" calcext:value-type="string">
            <text:p>r2-5-10-3</text:p>
          </table:table-cell>
          <table:table-cell table:formula="of:=ROUND(([.F49]/[.G49])*100;2)" office:value-type="float" office:value="44.44" calcext:value-type="float">
            <text:p>44,44</text:p>
          </table:table-cell>
          <table:table-cell table:style-name="ce13" table:formula="of:=[.J49]" office:value-type="float" office:value="-3" calcext:value-type="float">
            <text:p>-3,0</text:p>
          </table:table-cell>
          <table:table-cell table:style-name="ce13" table:formula="of:=[.I49]" office:value-type="float" office:value="0.006267" calcext:value-type="float">
            <text:p>0,0</text:p>
          </table:table-cell>
          <table:table-cell table:formula="of:=[.U49]" office:value-type="float" office:value="3" calcext:value-type="float">
            <text:p>3</text:p>
          </table:table-cell>
          <table:table-cell table:formula="of:=[.V49]" office:value-type="float" office:value="0.000036" calcext:value-type="float">
            <text:p>3,6E-05</text:p>
          </table:table-cell>
          <table:table-cell table:formula="of:=ABS([.AE49]-CEILING([.AC49]))" office:value-type="float" office:value="6" calcext:value-type="float">
            <text:p>6</text:p>
          </table:table-cell>
          <table:table-cell table:formula="of:=CEILING([.E49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007198" calcext:value-type="float">
            <text:p>0,007198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868" calcext:value-type="float">
            <text:p>394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50];&quot;-&quot;;[.C50];&quot;-&quot;;[.AH50];&quot;-&quot;;LEFT(RIGHT([.A50];6);1))" office:value-type="string" office:string-value="r2-5-10-4" calcext:value-type="string">
            <text:p>r2-5-10-4</text:p>
          </table:table-cell>
          <table:table-cell table:formula="of:=ROUND(([.F50]/[.G50])*100;2)" office:value-type="float" office:value="50" calcext:value-type="float">
            <text:p>50</text:p>
          </table:table-cell>
          <table:table-cell table:style-name="ce13" table:formula="of:=[.J50]" office:value-type="float" office:value="-3" calcext:value-type="float">
            <text:p>-3,0</text:p>
          </table:table-cell>
          <table:table-cell table:style-name="ce13" table:formula="of:=[.I50]" office:value-type="float" office:value="0.007198" calcext:value-type="float">
            <text:p>0,0</text:p>
          </table:table-cell>
          <table:table-cell table:formula="of:=[.U50]" office:value-type="float" office:value="1" calcext:value-type="float">
            <text:p>1</text:p>
          </table:table-cell>
          <table:table-cell table:formula="of:=[.V50]" office:value-type="float" office:value="0.000051" calcext:value-type="float">
            <text:p>5,1E-05</text:p>
          </table:table-cell>
          <table:table-cell table:formula="of:=ABS([.AE50]-CEILING([.AC50]))" office:value-type="float" office:value="4" calcext:value-type="float">
            <text:p>4</text:p>
          </table:table-cell>
          <table:table-cell table:formula="of:=CEILING([.E50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.008284" calcext:value-type="float">
            <text:p>0,008284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020" calcext:value-type="float">
            <text:p>393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51];&quot;-&quot;;[.C51];&quot;-&quot;;[.AH51];&quot;-&quot;;LEFT(RIGHT([.A51];6);1))" office:value-type="string" office:string-value="r2-5-10-5" calcext:value-type="string">
            <text:p>r2-5-10-5</text:p>
          </table:table-cell>
          <table:table-cell table:formula="of:=ROUND(([.F51]/[.G51])*100;2)" office:value-type="float" office:value="38.89" calcext:value-type="float">
            <text:p>38,89</text:p>
          </table:table-cell>
          <table:table-cell table:style-name="ce13" table:formula="of:=[.J51]" office:value-type="float" office:value="-3" calcext:value-type="float">
            <text:p>-3,0</text:p>
          </table:table-cell>
          <table:table-cell table:style-name="ce13" table:formula="of:=[.I51]" office:value-type="float" office:value="0.008284" calcext:value-type="float">
            <text:p>0,0</text:p>
          </table:table-cell>
          <table:table-cell table:formula="of:=[.U51]" office:value-type="float" office:value="1" calcext:value-type="float">
            <text:p>1</text:p>
          </table:table-cell>
          <table:table-cell table:formula="of:=[.V51]" office:value-type="float" office:value="0.000055" calcext:value-type="float">
            <text:p>5,5E-05</text:p>
          </table:table-cell>
          <table:table-cell table:formula="of:=ABS([.AE51]-CEILING([.AC51]))" office:value-type="float" office:value="4" calcext:value-type="float">
            <text:p>4</text:p>
          </table:table-cell>
          <table:table-cell table:formula="of:=CEILING([.E51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0.029087" calcext:value-type="float">
            <text:p>0,029087</text:p>
          </table:table-cell>
          <table:table-cell table:style-name="Default" office:value-type="float" office:value="-11.774744" calcext:value-type="float">
            <text:p>-11,7747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774744" calcext:value-type="float">
            <text:p>-11,7747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929246" calcext:value-type="float">
            <text:p>929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-sub.config</text:p>
          </table:table-cell>
          <table:table-cell table:formula="of:=CONCATENATE(&quot;r&quot;;[.B52];&quot;-&quot;;[.C52];&quot;-&quot;;[.AH52];&quot;-&quot;;LEFT(RIGHT([.A52];6);1))" office:value-type="string" office:string-value="r4-10-20-1" calcext:value-type="string">
            <text:p>r4-10-20-1</text:p>
          </table:table-cell>
          <table:table-cell table:formula="of:=ROUND(([.F52]/[.G52])*100;2)" office:value-type="float" office:value="86.89" calcext:value-type="float">
            <text:p>86,89</text:p>
          </table:table-cell>
          <table:table-cell table:style-name="ce13" table:formula="of:=[.J52]" office:value-type="float" office:value="-11.774744" calcext:value-type="float">
            <text:p>-11,8</text:p>
          </table:table-cell>
          <table:table-cell table:style-name="ce13" table:formula="of:=[.I52]" office:value-type="float" office:value="0.029087" calcext:value-type="float">
            <text:p>0,0</text:p>
          </table:table-cell>
          <table:table-cell table:formula="of:=[.U52]" office:value-type="float" office:value="2" calcext:value-type="float">
            <text:p>2</text:p>
          </table:table-cell>
          <table:table-cell table:formula="of:=[.V52]" office:value-type="float" office:value="0.00005" calcext:value-type="float">
            <text:p>5E-05</text:p>
          </table:table-cell>
          <table:table-cell table:formula="of:=ABS([.AE52]-CEILING([.AC52]))" office:value-type="float" office:value="13" calcext:value-type="float">
            <text:p>13</text:p>
          </table:table-cell>
          <table:table-cell table:formula="of:=CEILING([.E52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0.027966" calcext:value-type="float">
            <text:p>0,027966</text:p>
          </table:table-cell>
          <table:table-cell table:style-name="Default" office:value-type="float" office:value="-11.75791" calcext:value-type="float">
            <text:p>-11,757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75791" calcext:value-type="float">
            <text:p>-11,757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929070" calcext:value-type="float">
            <text:p>929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-sub.config</text:p>
          </table:table-cell>
          <table:table-cell table:formula="of:=CONCATENATE(&quot;r&quot;;[.B53];&quot;-&quot;;[.C53];&quot;-&quot;;[.AH53];&quot;-&quot;;LEFT(RIGHT([.A53];6);1))" office:value-type="string" office:string-value="r4-10-20-2" calcext:value-type="string">
            <text:p>r4-10-20-2</text:p>
          </table:table-cell>
          <table:table-cell table:formula="of:=ROUND(([.F53]/[.G53])*100;2)" office:value-type="float" office:value="83.61" calcext:value-type="float">
            <text:p>83,61</text:p>
          </table:table-cell>
          <table:table-cell table:style-name="ce13" table:formula="of:=[.J53]" office:value-type="float" office:value="-11.75791" calcext:value-type="float">
            <text:p>-11,8</text:p>
          </table:table-cell>
          <table:table-cell table:style-name="ce13" table:formula="of:=[.I53]" office:value-type="float" office:value="0.027966" calcext:value-type="float">
            <text:p>0,0</text:p>
          </table:table-cell>
          <table:table-cell table:formula="of:=[.U53]" office:value-type="float" office:value="3" calcext:value-type="float">
            <text:p>3</text:p>
          </table:table-cell>
          <table:table-cell table:formula="of:=[.V53]" office:value-type="float" office:value="0.000047" calcext:value-type="float">
            <text:p>4,7E-05</text:p>
          </table:table-cell>
          <table:table-cell table:formula="of:=ABS([.AE53]-CEILING([.AC53]))" office:value-type="float" office:value="14" calcext:value-type="float">
            <text:p>14</text:p>
          </table:table-cell>
          <table:table-cell table:formula="of:=CEILING([.E53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0.048207" calcext:value-type="float">
            <text:p>0,048207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951815" calcext:value-type="float">
            <text:p>951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a-sub.config</text:p>
          </table:table-cell>
          <table:table-cell table:formula="of:=CONCATENATE(&quot;r&quot;;[.B54];&quot;-&quot;;[.C54];&quot;-&quot;;[.AH54];&quot;-&quot;;LEFT(RIGHT([.A54];6);1))" office:value-type="string" office:string-value="r4-10-20-3" calcext:value-type="string">
            <text:p>r4-10-20-3</text:p>
          </table:table-cell>
          <table:table-cell table:formula="of:=ROUND(([.F54]/[.G54])*100;2)" office:value-type="float" office:value="81.97" calcext:value-type="float">
            <text:p>81,97</text:p>
          </table:table-cell>
          <table:table-cell table:style-name="ce13" table:formula="of:=[.J54]" office:value-type="float" office:value="-12" calcext:value-type="float">
            <text:p>-12,0</text:p>
          </table:table-cell>
          <table:table-cell table:style-name="ce13" table:formula="of:=[.I54]" office:value-type="float" office:value="0.048207" calcext:value-type="float">
            <text:p>0,0</text:p>
          </table:table-cell>
          <table:table-cell table:formula="of:=[.U54]" office:value-type="float" office:value="0" calcext:value-type="float">
            <text:p>0</text:p>
          </table:table-cell>
          <table:table-cell table:formula="of:=[.V54]" office:value-type="float" office:value="0.000054" calcext:value-type="float">
            <text:p>5,4E-05</text:p>
          </table:table-cell>
          <table:table-cell table:formula="of:=ABS([.AE54]-CEILING([.AC54]))" office:value-type="float" office:value="12" calcext:value-type="float">
            <text:p>12</text:p>
          </table:table-cell>
          <table:table-cell table:formula="of:=CEILING([.E54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style-name="Default" office:value-type="float" office:value="0.089953" calcext:value-type="float">
            <text:p>0,089953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967879" calcext:value-type="float">
            <text:p>967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-sub.config</text:p>
          </table:table-cell>
          <table:table-cell table:formula="of:=CONCATENATE(&quot;r&quot;;[.B55];&quot;-&quot;;[.C55];&quot;-&quot;;[.AH55];&quot;-&quot;;LEFT(RIGHT([.A55];6);1))" office:value-type="string" office:string-value="r4-10-20-4" calcext:value-type="string">
            <text:p>r4-10-20-4</text:p>
          </table:table-cell>
          <table:table-cell table:formula="of:=ROUND(([.F55]/[.G55])*100;2)" office:value-type="float" office:value="81.97" calcext:value-type="float">
            <text:p>81,97</text:p>
          </table:table-cell>
          <table:table-cell table:style-name="ce13" table:formula="of:=[.J55]" office:value-type="float" office:value="-12" calcext:value-type="float">
            <text:p>-12,0</text:p>
          </table:table-cell>
          <table:table-cell table:style-name="ce13" table:formula="of:=[.I55]" office:value-type="float" office:value="0.089953" calcext:value-type="float">
            <text:p>0,1</text:p>
          </table:table-cell>
          <table:table-cell table:formula="of:=[.U55]" office:value-type="float" office:value="1" calcext:value-type="float">
            <text:p>1</text:p>
          </table:table-cell>
          <table:table-cell table:formula="of:=[.V55]" office:value-type="float" office:value="0.000054" calcext:value-type="float">
            <text:p>5,4E-05</text:p>
          </table:table-cell>
          <table:table-cell table:formula="of:=ABS([.AE55]-CEILING([.AC55]))" office:value-type="float" office:value="13" calcext:value-type="float">
            <text:p>13</text:p>
          </table:table-cell>
          <table:table-cell table:formula="of:=CEILING([.E55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156313" calcext:value-type="float">
            <text:p>0,156313</text:p>
          </table:table-cell>
          <table:table-cell table:style-name="Default" office:value-type="float" office:value="-11.867648" calcext:value-type="float">
            <text:p>-11,8676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867648" calcext:value-type="float">
            <text:p>-11,8676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992755" calcext:value-type="float">
            <text:p>992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-sub.config</text:p>
          </table:table-cell>
          <table:table-cell table:formula="of:=CONCATENATE(&quot;r&quot;;[.B56];&quot;-&quot;;[.C56];&quot;-&quot;;[.AH56];&quot;-&quot;;LEFT(RIGHT([.A56];6);1))" office:value-type="string" office:string-value="r4-10-20-5" calcext:value-type="string">
            <text:p>r4-10-20-5</text:p>
          </table:table-cell>
          <table:table-cell table:formula="of:=ROUND(([.F56]/[.G56])*100;2)" office:value-type="float" office:value="90.98" calcext:value-type="float">
            <text:p>90,98</text:p>
          </table:table-cell>
          <table:table-cell table:style-name="ce13" table:formula="of:=[.J56]" office:value-type="float" office:value="-11.867648" calcext:value-type="float">
            <text:p>-11,9</text:p>
          </table:table-cell>
          <table:table-cell table:style-name="ce13" table:formula="of:=[.I56]" office:value-type="float" office:value="0.156313" calcext:value-type="float">
            <text:p>0,2</text:p>
          </table:table-cell>
          <table:table-cell table:formula="of:=[.U56]" office:value-type="float" office:value="2" calcext:value-type="float">
            <text:p>2</text:p>
          </table:table-cell>
          <table:table-cell table:formula="of:=[.V56]" office:value-type="float" office:value="0.000051" calcext:value-type="float">
            <text:p>5,1E-05</text:p>
          </table:table-cell>
          <table:table-cell table:formula="of:=ABS([.AE56]-CEILING([.AC56]))" office:value-type="float" office:value="13" calcext:value-type="float">
            <text:p>13</text:p>
          </table:table-cell>
          <table:table-cell table:formula="of:=CEILING([.E5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0.068203" calcext:value-type="float">
            <text:p>0,068203</text:p>
          </table:table-cell>
          <table:table-cell table:style-name="Default" office:value-type="float" office:value="-16.679203" calcext:value-type="float">
            <text:p>-16,6792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.679203" calcext:value-type="float">
            <text:p>-16,679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1979942" calcext:value-type="float">
            <text:p>1979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86" calcext:value-type="float">
            <text:p>8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-sub.config</text:p>
          </table:table-cell>
          <table:table-cell table:formula="of:=CONCATENATE(&quot;r&quot;;[.B57];&quot;-&quot;;[.C57];&quot;-&quot;;[.AH57];&quot;-&quot;;LEFT(RIGHT([.A57];6);1))" office:value-type="string" office:string-value="r4-15-30-1" calcext:value-type="string">
            <text:p>r4-15-30-1</text:p>
          </table:table-cell>
          <table:table-cell table:formula="of:=ROUND(([.F57]/[.G57])*100;2)" office:value-type="float" office:value="66.22" calcext:value-type="float">
            <text:p>66,22</text:p>
          </table:table-cell>
          <table:table-cell table:style-name="ce13" table:formula="of:=[.J57]" office:value-type="float" office:value="-16.679203" calcext:value-type="float">
            <text:p>-16,7</text:p>
          </table:table-cell>
          <table:table-cell table:style-name="ce13" table:formula="of:=[.I57]" office:value-type="float" office:value="0.068203" calcext:value-type="float">
            <text:p>0,1</text:p>
          </table:table-cell>
          <table:table-cell table:formula="of:=[.U57]" office:value-type="float" office:value="4" calcext:value-type="float">
            <text:p>4</text:p>
          </table:table-cell>
          <table:table-cell table:formula="of:=[.V57]" office:value-type="float" office:value="0.000086" calcext:value-type="float">
            <text:p>8,6E-05</text:p>
          </table:table-cell>
          <table:table-cell table:formula="of:=ABS([.AE57]-CEILING([.AC57]))" office:value-type="float" office:value="20" calcext:value-type="float">
            <text:p>20</text:p>
          </table:table-cell>
          <table:table-cell table:formula="of:=CEILING([.E57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table:style-name="Default" office:value-type="float" office:value="0.113709" calcext:value-type="float">
            <text:p>0,113709</text:p>
          </table:table-cell>
          <table:table-cell table:style-name="Default" office:value-type="float" office:value="-16.704818" calcext:value-type="float">
            <text:p>-16,7048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.704818" calcext:value-type="float">
            <text:p>-16,7048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1990166" calcext:value-type="float">
            <text:p>1990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91" calcext:value-type="float">
            <text:p>9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-sub.config</text:p>
          </table:table-cell>
          <table:table-cell table:formula="of:=CONCATENATE(&quot;r&quot;;[.B58];&quot;-&quot;;[.C58];&quot;-&quot;;[.AH58];&quot;-&quot;;LEFT(RIGHT([.A58];6);1))" office:value-type="string" office:string-value="r4-15-30-2" calcext:value-type="string">
            <text:p>r4-15-30-2</text:p>
          </table:table-cell>
          <table:table-cell table:formula="of:=ROUND(([.F58]/[.G58])*100;2)" office:value-type="float" office:value="67.11" calcext:value-type="float">
            <text:p>67,11</text:p>
          </table:table-cell>
          <table:table-cell table:style-name="ce13" table:formula="of:=[.J58]" office:value-type="float" office:value="-16.704818" calcext:value-type="float">
            <text:p>-16,7</text:p>
          </table:table-cell>
          <table:table-cell table:style-name="ce13" table:formula="of:=[.I58]" office:value-type="float" office:value="0.113709" calcext:value-type="float">
            <text:p>0,1</text:p>
          </table:table-cell>
          <table:table-cell table:formula="of:=[.U58]" office:value-type="float" office:value="2" calcext:value-type="float">
            <text:p>2</text:p>
          </table:table-cell>
          <table:table-cell table:formula="of:=[.V58]" office:value-type="float" office:value="0.000091" calcext:value-type="float">
            <text:p>9,1E-05</text:p>
          </table:table-cell>
          <table:table-cell table:formula="of:=ABS([.AE58]-CEILING([.AC58]))" office:value-type="float" office:value="18" calcext:value-type="float">
            <text:p>18</text:p>
          </table:table-cell>
          <table:table-cell table:formula="of:=CEILING([.E58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0.259876" calcext:value-type="float">
            <text:p>0,259876</text:p>
          </table:table-cell>
          <table:table-cell table:style-name="Default" office:value-type="float" office:value="-17" calcext:value-type="float">
            <text:p>-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2056057" calcext:value-type="float">
            <text:p>2056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-sub.config</text:p>
          </table:table-cell>
          <table:table-cell table:formula="of:=CONCATENATE(&quot;r&quot;;[.B59];&quot;-&quot;;[.C59];&quot;-&quot;;[.AH59];&quot;-&quot;;LEFT(RIGHT([.A59];6);1))" office:value-type="string" office:string-value="r4-15-30-3" calcext:value-type="string">
            <text:p>r4-15-30-3</text:p>
          </table:table-cell>
          <table:table-cell table:formula="of:=ROUND(([.F59]/[.G59])*100;2)" office:value-type="float" office:value="62.22" calcext:value-type="float">
            <text:p>62,22</text:p>
          </table:table-cell>
          <table:table-cell table:style-name="ce13" table:formula="of:=[.J59]" office:value-type="float" office:value="-17" calcext:value-type="float">
            <text:p>-17,0</text:p>
          </table:table-cell>
          <table:table-cell table:style-name="ce13" table:formula="of:=[.I59]" office:value-type="float" office:value="0.259876" calcext:value-type="float">
            <text:p>0,3</text:p>
          </table:table-cell>
          <table:table-cell table:formula="of:=[.U59]" office:value-type="float" office:value="3" calcext:value-type="float">
            <text:p>3</text:p>
          </table:table-cell>
          <table:table-cell table:formula="of:=[.V59]" office:value-type="float" office:value="0.000084" calcext:value-type="float">
            <text:p>8,4E-05</text:p>
          </table:table-cell>
          <table:table-cell table:formula="of:=ABS([.AE59]-CEILING([.AC59]))" office:value-type="float" office:value="20" calcext:value-type="float">
            <text:p>20</text:p>
          </table:table-cell>
          <table:table-cell table:formula="of:=CEILING([.E59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0.04053" calcext:value-type="float">
            <text:p>0,04053</text:p>
          </table:table-cell>
          <table:table-cell table:style-name="Default" office:value-type="float" office:value="-17.662898" calcext:value-type="float">
            <text:p>-17,66289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.662898" calcext:value-type="float">
            <text:p>-17,6628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977550" calcext:value-type="float">
            <text:p>1977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-sub.config</text:p>
          </table:table-cell>
          <table:table-cell table:formula="of:=CONCATENATE(&quot;r&quot;;[.B60];&quot;-&quot;;[.C60];&quot;-&quot;;[.AH60];&quot;-&quot;;LEFT(RIGHT([.A60];6);1))" office:value-type="string" office:string-value="r4-15-30-4" calcext:value-type="string">
            <text:p>r4-15-30-4</text:p>
          </table:table-cell>
          <table:table-cell table:formula="of:=ROUND(([.F60]/[.G60])*100;2)" office:value-type="float" office:value="70.67" calcext:value-type="float">
            <text:p>70,67</text:p>
          </table:table-cell>
          <table:table-cell table:style-name="ce13" table:formula="of:=[.J60]" office:value-type="float" office:value="-17.662898" calcext:value-type="float">
            <text:p>-17,7</text:p>
          </table:table-cell>
          <table:table-cell table:style-name="ce13" table:formula="of:=[.I60]" office:value-type="float" office:value="0.04053" calcext:value-type="float">
            <text:p>0,0</text:p>
          </table:table-cell>
          <table:table-cell table:formula="of:=[.U60]" office:value-type="float" office:value="2" calcext:value-type="float">
            <text:p>2</text:p>
          </table:table-cell>
          <table:table-cell table:formula="of:=[.V60]" office:value-type="float" office:value="0.000081" calcext:value-type="float">
            <text:p>8,1E-05</text:p>
          </table:table-cell>
          <table:table-cell table:formula="of:=ABS([.AE60]-CEILING([.AC60]))" office:value-type="float" office:value="19" calcext:value-type="float">
            <text:p>19</text:p>
          </table:table-cell>
          <table:table-cell table:formula="of:=CEILING([.E60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251" calcext:value-type="float">
            <text:p>251</text:p>
          </table:table-cell>
          <table:table-cell table:style-name="Default" office:value-type="float" office:value="0.079965" calcext:value-type="float">
            <text:p>0,079965</text:p>
          </table:table-cell>
          <table:table-cell table:style-name="Default" office:value-type="float" office:value="-18.876489" calcext:value-type="float">
            <text:p>-18,8764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.876489" calcext:value-type="float">
            <text:p>-18,8764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1978350" calcext:value-type="float">
            <text:p>1978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86" calcext:value-type="float">
            <text:p>8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-sub.config</text:p>
          </table:table-cell>
          <table:table-cell table:formula="of:=CONCATENATE(&quot;r&quot;;[.B61];&quot;-&quot;;[.C61];&quot;-&quot;;[.AH61];&quot;-&quot;;LEFT(RIGHT([.A61];6);1))" office:value-type="string" office:string-value="r4-15-30-5" calcext:value-type="string">
            <text:p>r4-15-30-5</text:p>
          </table:table-cell>
          <table:table-cell table:formula="of:=ROUND(([.F61]/[.G61])*100;2)" office:value-type="float" office:value="81.33" calcext:value-type="float">
            <text:p>81,33</text:p>
          </table:table-cell>
          <table:table-cell table:style-name="ce13" table:formula="of:=[.J61]" office:value-type="float" office:value="-18.876489" calcext:value-type="float">
            <text:p>-18,9</text:p>
          </table:table-cell>
          <table:table-cell table:style-name="ce13" table:formula="of:=[.I61]" office:value-type="float" office:value="0.079965" calcext:value-type="float">
            <text:p>0,1</text:p>
          </table:table-cell>
          <table:table-cell table:formula="of:=[.U61]" office:value-type="float" office:value="2" calcext:value-type="float">
            <text:p>2</text:p>
          </table:table-cell>
          <table:table-cell table:formula="of:=[.V61]" office:value-type="float" office:value="0.000086" calcext:value-type="float">
            <text:p>8,6E-05</text:p>
          </table:table-cell>
          <table:table-cell table:formula="of:=ABS([.AE61]-CEILING([.AC61]))" office:value-type="float" office:value="20" calcext:value-type="float">
            <text:p>20</text:p>
          </table:table-cell>
          <table:table-cell table:formula="of:=CEILING([.E61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table:style-name="Default" office:value-type="float" office:value="1.172652" calcext:value-type="float">
            <text:p>1,172652</text:p>
          </table:table-cell>
          <table:table-cell table:style-name="Default" office:value-type="float" office:value="-22" calcext:value-type="float">
            <text:p>-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17" calcext:value-type="float">
            <text:p>1,17</text:p>
          </table:table-cell>
          <table:table-cell office:value-type="float" office:value="3652928" calcext:value-type="float">
            <text:p>3652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-sub.config</text:p>
          </table:table-cell>
          <table:table-cell table:formula="of:=CONCATENATE(&quot;r&quot;;[.B62];&quot;-&quot;;[.C62];&quot;-&quot;;[.AH62];&quot;-&quot;;LEFT(RIGHT([.A62];6);1))" office:value-type="string" office:string-value="r4-20-40-1" calcext:value-type="string">
            <text:p>r4-20-40-1</text:p>
          </table:table-cell>
          <table:table-cell table:formula="of:=ROUND(([.F62]/[.G62])*100;2)" office:value-type="float" office:value="57.02" calcext:value-type="float">
            <text:p>57,02</text:p>
          </table:table-cell>
          <table:table-cell table:style-name="ce13" table:formula="of:=[.J62]" office:value-type="float" office:value="-22" calcext:value-type="float">
            <text:p>-22,0</text:p>
          </table:table-cell>
          <table:table-cell table:style-name="ce13" table:formula="of:=[.I62]" office:value-type="float" office:value="1.172652" calcext:value-type="float">
            <text:p>1,2</text:p>
          </table:table-cell>
          <table:table-cell table:formula="of:=[.U62]" office:value-type="float" office:value="4" calcext:value-type="float">
            <text:p>4</text:p>
          </table:table-cell>
          <table:table-cell table:formula="of:=[.V62]" office:value-type="float" office:value="0.000151" calcext:value-type="float">
            <text:p>0,000151</text:p>
          </table:table-cell>
          <table:table-cell table:formula="of:=ABS([.AE62]-CEILING([.AC62]))" office:value-type="float" office:value="26" calcext:value-type="float">
            <text:p>26</text:p>
          </table:table-cell>
          <table:table-cell table:formula="of:=CEILING([.E62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342" calcext:value-type="float">
            <text:p>34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120344" calcext:value-type="float">
            <text:p>0,120344</text:p>
          </table:table-cell>
          <table:table-cell table:style-name="Default" office:value-type="float" office:value="-22.985173" calcext:value-type="float">
            <text:p>-22,9851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2.985173" calcext:value-type="float">
            <text:p>-22,985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3582268" calcext:value-type="float">
            <text:p>3582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-sub.config</text:p>
          </table:table-cell>
          <table:table-cell table:formula="of:=CONCATENATE(&quot;r&quot;;[.B63];&quot;-&quot;;[.C63];&quot;-&quot;;[.AH63];&quot;-&quot;;LEFT(RIGHT([.A63];6);1))" office:value-type="string" office:string-value="r4-20-40-2" calcext:value-type="string">
            <text:p>r4-20-40-2</text:p>
          </table:table-cell>
          <table:table-cell table:formula="of:=ROUND(([.F63]/[.G63])*100;2)" office:value-type="float" office:value="57.89" calcext:value-type="float">
            <text:p>57,89</text:p>
          </table:table-cell>
          <table:table-cell table:style-name="ce13" table:formula="of:=[.J63]" office:value-type="float" office:value="-22.985173" calcext:value-type="float">
            <text:p>-23,0</text:p>
          </table:table-cell>
          <table:table-cell table:style-name="ce13" table:formula="of:=[.I63]" office:value-type="float" office:value="0.120344" calcext:value-type="float">
            <text:p>0,1</text:p>
          </table:table-cell>
          <table:table-cell table:formula="of:=[.U63]" office:value-type="float" office:value="4" calcext:value-type="float">
            <text:p>4</text:p>
          </table:table-cell>
          <table:table-cell table:formula="of:=[.V63]" office:value-type="float" office:value="0.000146" calcext:value-type="float">
            <text:p>0,000146</text:p>
          </table:table-cell>
          <table:table-cell table:formula="of:=ABS([.AE63]-CEILING([.AC63]))" office:value-type="float" office:value="26" calcext:value-type="float">
            <text:p>26</text:p>
          </table:table-cell>
          <table:table-cell table:formula="of:=CEILING([.E63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342" calcext:value-type="float">
            <text:p>342</text:p>
          </table:table-cell>
          <table:table-cell office:value-type="float" office:value="297" calcext:value-type="float">
            <text:p>297</text:p>
          </table:table-cell>
          <table:table-cell table:style-name="Default" office:value-type="float" office:value="0.147142" calcext:value-type="float">
            <text:p>0,147142</text:p>
          </table:table-cell>
          <table:table-cell table:style-name="Default" office:value-type="float" office:value="-23.608134" calcext:value-type="float">
            <text:p>-23,6081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3.608134" calcext:value-type="float">
            <text:p>-23,608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3572932" calcext:value-type="float">
            <text:p>3572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-sub.config</text:p>
          </table:table-cell>
          <table:table-cell table:formula="of:=CONCATENATE(&quot;r&quot;;[.B64];&quot;-&quot;;[.C64];&quot;-&quot;;[.AH64];&quot;-&quot;;LEFT(RIGHT([.A64];6);1))" office:value-type="string" office:string-value="r4-20-40-3" calcext:value-type="string">
            <text:p>r4-20-40-3</text:p>
          </table:table-cell>
          <table:table-cell table:formula="of:=ROUND(([.F64]/[.G64])*100;2)" office:value-type="float" office:value="57.89" calcext:value-type="float">
            <text:p>57,89</text:p>
          </table:table-cell>
          <table:table-cell table:style-name="ce13" table:formula="of:=[.J64]" office:value-type="float" office:value="-23.608134" calcext:value-type="float">
            <text:p>-23,6</text:p>
          </table:table-cell>
          <table:table-cell table:style-name="ce13" table:formula="of:=[.I64]" office:value-type="float" office:value="0.147142" calcext:value-type="float">
            <text:p>0,1</text:p>
          </table:table-cell>
          <table:table-cell table:formula="of:=[.U64]" office:value-type="float" office:value="3" calcext:value-type="float">
            <text:p>3</text:p>
          </table:table-cell>
          <table:table-cell table:formula="of:=[.V64]" office:value-type="float" office:value="0.000148" calcext:value-type="float">
            <text:p>0,000148</text:p>
          </table:table-cell>
          <table:table-cell table:formula="of:=ABS([.AE64]-CEILING([.AC64]))" office:value-type="float" office:value="26" calcext:value-type="float">
            <text:p>26</text:p>
          </table:table-cell>
          <table:table-cell table:formula="of:=CEILING([.E64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office:value-type="float" office:value="342" calcext:value-type="float">
            <text:p>34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068452" calcext:value-type="float">
            <text:p>0,068452</text:p>
          </table:table-cell>
          <table:table-cell table:style-name="Default" office:value-type="float" office:value="-25.005207" calcext:value-type="float">
            <text:p>-25,0052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5.005207" calcext:value-type="float">
            <text:p>-25,005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3574268" calcext:value-type="float">
            <text:p>3574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-sub.config</text:p>
          </table:table-cell>
          <table:table-cell table:formula="of:=CONCATENATE(&quot;r&quot;;[.B65];&quot;-&quot;;[.C65];&quot;-&quot;;[.AH65];&quot;-&quot;;LEFT(RIGHT([.A65];6);1))" office:value-type="string" office:string-value="r4-20-40-4" calcext:value-type="string">
            <text:p>r4-20-40-4</text:p>
          </table:table-cell>
          <table:table-cell table:formula="of:=ROUND(([.F65]/[.G65])*100;2)" office:value-type="float" office:value="62.28" calcext:value-type="float">
            <text:p>62,28</text:p>
          </table:table-cell>
          <table:table-cell table:style-name="ce13" table:formula="of:=[.J65]" office:value-type="float" office:value="-25.005207" calcext:value-type="float">
            <text:p>-25,0</text:p>
          </table:table-cell>
          <table:table-cell table:style-name="ce13" table:formula="of:=[.I65]" office:value-type="float" office:value="0.068452" calcext:value-type="float">
            <text:p>0,1</text:p>
          </table:table-cell>
          <table:table-cell table:formula="of:=[.U65]" office:value-type="float" office:value="4" calcext:value-type="float">
            <text:p>4</text:p>
          </table:table-cell>
          <table:table-cell table:formula="of:=[.V65]" office:value-type="float" office:value="0.000134" calcext:value-type="float">
            <text:p>0,000134</text:p>
          </table:table-cell>
          <table:table-cell table:formula="of:=ABS([.AE65]-CEILING([.AC65]))" office:value-type="float" office:value="29" calcext:value-type="float">
            <text:p>29</text:p>
          </table:table-cell>
          <table:table-cell table:formula="of:=CEILING([.E65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office:value-type="float" office:value="342" calcext:value-type="float">
            <text:p>34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0.734729" calcext:value-type="float">
            <text:p>0,734729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3667288" calcext:value-type="float">
            <text:p>3667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-sub.config</text:p>
          </table:table-cell>
          <table:table-cell table:formula="of:=CONCATENATE(&quot;r&quot;;[.B66];&quot;-&quot;;[.C66];&quot;-&quot;;[.AH66];&quot;-&quot;;LEFT(RIGHT([.A66];6);1))" office:value-type="string" office:string-value="r4-20-40-5" calcext:value-type="string">
            <text:p>r4-20-40-5</text:p>
          </table:table-cell>
          <table:table-cell table:formula="of:=ROUND(([.F66]/[.G66])*100;2)" office:value-type="float" office:value="53.22" calcext:value-type="float">
            <text:p>53,22</text:p>
          </table:table-cell>
          <table:table-cell table:style-name="ce13" table:formula="of:=[.J66]" office:value-type="float" office:value="-24" calcext:value-type="float">
            <text:p>-24,0</text:p>
          </table:table-cell>
          <table:table-cell table:style-name="ce13" table:formula="of:=[.I66]" office:value-type="float" office:value="0.734729" calcext:value-type="float">
            <text:p>0,7</text:p>
          </table:table-cell>
          <table:table-cell table:formula="of:=[.U66]" office:value-type="float" office:value="3" calcext:value-type="float">
            <text:p>3</text:p>
          </table:table-cell>
          <table:table-cell table:formula="of:=[.V66]" office:value-type="float" office:value="0.000142" calcext:value-type="float">
            <text:p>0,000142</text:p>
          </table:table-cell>
          <table:table-cell table:formula="of:=ABS([.AE66]-CEILING([.AC66]))" office:value-type="float" office:value="27" calcext:value-type="float">
            <text:p>27</text:p>
          </table:table-cell>
          <table:table-cell table:formula="of:=CEILING([.E66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7" calcext:value-type="float">
            <text:p>247</text:p>
          </table:table-cell>
          <table:table-cell office:value-type="float" office:value="500" calcext:value-type="float">
            <text:p>500</text:p>
          </table:table-cell>
          <table:table-cell office:value-type="float" office:value="437" calcext:value-type="float">
            <text:p>437</text:p>
          </table:table-cell>
          <table:table-cell table:style-name="Default" office:value-type="float" office:value="0.393248" calcext:value-type="float">
            <text:p>0,393248</text:p>
          </table:table-cell>
          <table:table-cell table:style-name="Default" office:value-type="float" office:value="-28.175203" calcext:value-type="float">
            <text:p>-28,1752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175203" calcext:value-type="float">
            <text:p>-28,175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6222856" calcext:value-type="float">
            <text:p>6222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248" calcext:value-type="float">
            <text:p>0,000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-sub.config</text:p>
          </table:table-cell>
          <table:table-cell table:formula="of:=CONCATENATE(&quot;r&quot;;[.B67];&quot;-&quot;;[.C67];&quot;-&quot;;[.AH67];&quot;-&quot;;LEFT(RIGHT([.A67];6);1))" office:value-type="string" office:string-value="r4-25-50-1" calcext:value-type="string">
            <text:p>r4-25-50-1</text:p>
          </table:table-cell>
          <table:table-cell table:formula="of:=ROUND(([.F67]/[.G67])*100;2)" office:value-type="float" office:value="49.4" calcext:value-type="float">
            <text:p>49,4</text:p>
          </table:table-cell>
          <table:table-cell table:style-name="ce13" table:formula="of:=[.J67]" office:value-type="float" office:value="-28.175203" calcext:value-type="float">
            <text:p>-28,2</text:p>
          </table:table-cell>
          <table:table-cell table:style-name="ce13" table:formula="of:=[.I67]" office:value-type="float" office:value="0.393248" calcext:value-type="float">
            <text:p>0,4</text:p>
          </table:table-cell>
          <table:table-cell table:formula="of:=[.U67]" office:value-type="float" office:value="6" calcext:value-type="float">
            <text:p>6</text:p>
          </table:table-cell>
          <table:table-cell table:formula="of:=[.V67]" office:value-type="float" office:value="0.000248" calcext:value-type="float">
            <text:p>0,000248</text:p>
          </table:table-cell>
          <table:table-cell table:formula="of:=ABS([.AE67]-CEILING([.AC67]))" office:value-type="float" office:value="34" calcext:value-type="float">
            <text:p>34</text:p>
          </table:table-cell>
          <table:table-cell table:formula="of:=CEILING([.E67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2" calcext:value-type="float">
            <text:p>262</text:p>
          </table:table-cell>
          <table:table-cell office:value-type="float" office:value="500" calcext:value-type="float">
            <text:p>500</text:p>
          </table:table-cell>
          <table:table-cell office:value-type="float" office:value="436" calcext:value-type="float">
            <text:p>436</text:p>
          </table:table-cell>
          <table:table-cell table:style-name="Default" office:value-type="float" office:value="0.601305" calcext:value-type="float">
            <text:p>0,601305</text:p>
          </table:table-cell>
          <table:table-cell table:style-name="Default" office:value-type="float" office:value="-28.075753" calcext:value-type="float">
            <text:p>-28,07575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075753" calcext:value-type="float">
            <text:p>-28,0757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6195560" calcext:value-type="float">
            <text:p>6195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-sub.config</text:p>
          </table:table-cell>
          <table:table-cell table:formula="of:=CONCATENATE(&quot;r&quot;;[.B68];&quot;-&quot;;[.C68];&quot;-&quot;;[.AH68];&quot;-&quot;;LEFT(RIGHT([.A68];6);1))" office:value-type="string" office:string-value="r4-25-50-2" calcext:value-type="string">
            <text:p>r4-25-50-2</text:p>
          </table:table-cell>
          <table:table-cell table:formula="of:=ROUND(([.F68]/[.G68])*100;2)" office:value-type="float" office:value="52.4" calcext:value-type="float">
            <text:p>52,4</text:p>
          </table:table-cell>
          <table:table-cell table:style-name="ce13" table:formula="of:=[.J68]" office:value-type="float" office:value="-28.075753" calcext:value-type="float">
            <text:p>-28,1</text:p>
          </table:table-cell>
          <table:table-cell table:style-name="ce13" table:formula="of:=[.I68]" office:value-type="float" office:value="0.601305" calcext:value-type="float">
            <text:p>0,6</text:p>
          </table:table-cell>
          <table:table-cell table:formula="of:=[.U68]" office:value-type="float" office:value="9" calcext:value-type="float">
            <text:p>9</text:p>
          </table:table-cell>
          <table:table-cell table:formula="of:=[.V68]" office:value-type="float" office:value="0.000234" calcext:value-type="float">
            <text:p>0,000234</text:p>
          </table:table-cell>
          <table:table-cell table:formula="of:=ABS([.AE68]-CEILING([.AC68]))" office:value-type="float" office:value="37" calcext:value-type="float">
            <text:p>37</text:p>
          </table:table-cell>
          <table:table-cell table:formula="of:=CEILING([.E68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table:style-name="Default" office:value-type="float" office:value="0.210537" calcext:value-type="float">
            <text:p>0,210537</text:p>
          </table:table-cell>
          <table:table-cell table:style-name="Default" office:value-type="float" office:value="-28.763522" calcext:value-type="float">
            <text:p>-28,7635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763522" calcext:value-type="float">
            <text:p>-28,7635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6200936" calcext:value-type="float">
            <text:p>6200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-sub.config</text:p>
          </table:table-cell>
          <table:table-cell table:formula="of:=CONCATENATE(&quot;r&quot;;[.B69];&quot;-&quot;;[.C69];&quot;-&quot;;[.AH69];&quot;-&quot;;LEFT(RIGHT([.A69];6);1))" office:value-type="string" office:string-value="r4-25-50-3" calcext:value-type="string">
            <text:p>r4-25-50-3</text:p>
          </table:table-cell>
          <table:table-cell table:formula="of:=ROUND(([.F69]/[.G69])*100;2)" office:value-type="float" office:value="48" calcext:value-type="float">
            <text:p>48</text:p>
          </table:table-cell>
          <table:table-cell table:style-name="ce13" table:formula="of:=[.J69]" office:value-type="float" office:value="-28.763522" calcext:value-type="float">
            <text:p>-28,8</text:p>
          </table:table-cell>
          <table:table-cell table:style-name="ce13" table:formula="of:=[.I69]" office:value-type="float" office:value="0.210537" calcext:value-type="float">
            <text:p>0,2</text:p>
          </table:table-cell>
          <table:table-cell table:formula="of:=[.U69]" office:value-type="float" office:value="4" calcext:value-type="float">
            <text:p>4</text:p>
          </table:table-cell>
          <table:table-cell table:formula="of:=[.V69]" office:value-type="float" office:value="0.000237" calcext:value-type="float">
            <text:p>0,000237</text:p>
          </table:table-cell>
          <table:table-cell table:formula="of:=ABS([.AE69]-CEILING([.AC69]))" office:value-type="float" office:value="32" calcext:value-type="float">
            <text:p>32</text:p>
          </table:table-cell>
          <table:table-cell table:formula="of:=CEILING([.E69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7" calcext:value-type="float">
            <text:p>257</text:p>
          </table:table-cell>
          <table:table-cell office:value-type="float" office:value="500" calcext:value-type="float">
            <text:p>500</text:p>
          </table:table-cell>
          <table:table-cell office:value-type="float" office:value="385" calcext:value-type="float">
            <text:p>385</text:p>
          </table:table-cell>
          <table:table-cell table:style-name="Default" office:value-type="float" office:value="0.210141" calcext:value-type="float">
            <text:p>0,210141</text:p>
          </table:table-cell>
          <table:table-cell table:style-name="Default" office:value-type="float" office:value="-30.127552" calcext:value-type="float">
            <text:p>-30,12755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0.127552" calcext:value-type="float">
            <text:p>-30,1275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6220760" calcext:value-type="float">
            <text:p>6220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-sub.config</text:p>
          </table:table-cell>
          <table:table-cell table:formula="of:=CONCATENATE(&quot;r&quot;;[.B70];&quot;-&quot;;[.C70];&quot;-&quot;;[.AH70];&quot;-&quot;;LEFT(RIGHT([.A70];6);1))" office:value-type="string" office:string-value="r4-25-50-4" calcext:value-type="string">
            <text:p>r4-25-50-4</text:p>
          </table:table-cell>
          <table:table-cell table:formula="of:=ROUND(([.F70]/[.G70])*100;2)" office:value-type="float" office:value="51.4" calcext:value-type="float">
            <text:p>51,4</text:p>
          </table:table-cell>
          <table:table-cell table:style-name="ce13" table:formula="of:=[.J70]" office:value-type="float" office:value="-30.127552" calcext:value-type="float">
            <text:p>-30,1</text:p>
          </table:table-cell>
          <table:table-cell table:style-name="ce13" table:formula="of:=[.I70]" office:value-type="float" office:value="0.210141" calcext:value-type="float">
            <text:p>0,2</text:p>
          </table:table-cell>
          <table:table-cell table:formula="of:=[.U70]" office:value-type="float" office:value="3" calcext:value-type="float">
            <text:p>3</text:p>
          </table:table-cell>
          <table:table-cell table:formula="of:=[.V70]" office:value-type="float" office:value="0.000228" calcext:value-type="float">
            <text:p>0,000228</text:p>
          </table:table-cell>
          <table:table-cell table:formula="of:=ABS([.AE70]-CEILING([.AC70]))" office:value-type="float" office:value="33" calcext:value-type="float">
            <text:p>33</text:p>
          </table:table-cell>
          <table:table-cell table:formula="of:=CEILING([.E70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7" calcext:value-type="float">
            <text:p>247</text:p>
          </table:table-cell>
          <table:table-cell office:value-type="float" office:value="500" calcext:value-type="float">
            <text:p>500</text:p>
          </table:table-cell>
          <table:table-cell office:value-type="float" office:value="355" calcext:value-type="float">
            <text:p>355</text:p>
          </table:table-cell>
          <table:table-cell table:style-name="Default" office:value-type="float" office:value="0.218002" calcext:value-type="float">
            <text:p>0,218002</text:p>
          </table:table-cell>
          <table:table-cell table:style-name="Default" office:value-type="float" office:value="-28.648281" calcext:value-type="float">
            <text:p>-28,6482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648281" calcext:value-type="float">
            <text:p>-28,648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6211480" calcext:value-type="float">
            <text:p>6211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-sub.config</text:p>
          </table:table-cell>
          <table:table-cell table:formula="of:=CONCATENATE(&quot;r&quot;;[.B71];&quot;-&quot;;[.C71];&quot;-&quot;;[.AH71];&quot;-&quot;;LEFT(RIGHT([.A71];6);1))" office:value-type="string" office:string-value="r4-25-50-5" calcext:value-type="string">
            <text:p>r4-25-50-5</text:p>
          </table:table-cell>
          <table:table-cell table:formula="of:=ROUND(([.F71]/[.G71])*100;2)" office:value-type="float" office:value="49.4" calcext:value-type="float">
            <text:p>49,4</text:p>
          </table:table-cell>
          <table:table-cell table:style-name="ce13" table:formula="of:=[.J71]" office:value-type="float" office:value="-28.648281" calcext:value-type="float">
            <text:p>-28,6</text:p>
          </table:table-cell>
          <table:table-cell table:style-name="ce13" table:formula="of:=[.I71]" office:value-type="float" office:value="0.218002" calcext:value-type="float">
            <text:p>0,2</text:p>
          </table:table-cell>
          <table:table-cell table:formula="of:=[.U71]" office:value-type="float" office:value="3" calcext:value-type="float">
            <text:p>3</text:p>
          </table:table-cell>
          <table:table-cell table:formula="of:=[.V71]" office:value-type="float" office:value="0.000239" calcext:value-type="float">
            <text:p>0,000239</text:p>
          </table:table-cell>
          <table:table-cell table:formula="of:=ABS([.AE71]-CEILING([.AC71]))" office:value-type="float" office:value="31" calcext:value-type="float">
            <text:p>31</text:p>
          </table:table-cell>
          <table:table-cell table:formula="of:=CEILING([.E71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14875" calcext:value-type="float">
            <text:p>0,014875</text:p>
          </table:table-cell>
          <table:table-cell table:style-name="Default" office:value-type="float" office:value="-4.991071" calcext:value-type="float">
            <text:p>-4,9910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91071" calcext:value-type="float">
            <text:p>-4,9910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435621" calcext:value-type="float">
            <text:p>435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72];&quot;-&quot;;[.C72];&quot;-&quot;;[.AH72];&quot;-&quot;;LEFT(RIGHT([.A72];6);1))" office:value-type="string" office:string-value="r4-5-10-1" calcext:value-type="string">
            <text:p>r4-5-10-1</text:p>
          </table:table-cell>
          <table:table-cell table:formula="of:=ROUND(([.F72]/[.G72])*100;2)" office:value-type="float" office:value="72" calcext:value-type="float">
            <text:p>72</text:p>
          </table:table-cell>
          <table:table-cell table:style-name="ce13" table:formula="of:=[.J72]" office:value-type="float" office:value="-4.991071" calcext:value-type="float">
            <text:p>-5,0</text:p>
          </table:table-cell>
          <table:table-cell table:style-name="ce13" table:formula="of:=[.I72]" office:value-type="float" office:value="0.014875" calcext:value-type="float">
            <text:p>0,0</text:p>
          </table:table-cell>
          <table:table-cell table:formula="of:=[.U72]" office:value-type="float" office:value="2" calcext:value-type="float">
            <text:p>2</text:p>
          </table:table-cell>
          <table:table-cell table:formula="of:=[.V72]" office:value-type="float" office:value="0.000037" calcext:value-type="float">
            <text:p>3,7E-05</text:p>
          </table:table-cell>
          <table:table-cell table:formula="of:=ABS([.AE72]-CEILING([.AC72]))" office:value-type="float" office:value="6" calcext:value-type="float">
            <text:p>6</text:p>
          </table:table-cell>
          <table:table-cell table:formula="of:=CEILING([.E7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0.019209" calcext:value-type="float">
            <text:p>0,019209</text:p>
          </table:table-cell>
          <table:table-cell table:style-name="Default" office:value-type="float" office:value="-4.953961" calcext:value-type="float">
            <text:p>-4,9539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53961" calcext:value-type="float">
            <text:p>-4,9539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438845" calcext:value-type="float">
            <text:p>43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73];&quot;-&quot;;[.C73];&quot;-&quot;;[.AH73];&quot;-&quot;;LEFT(RIGHT([.A73];6);1))" office:value-type="string" office:string-value="r4-5-10-2" calcext:value-type="string">
            <text:p>r4-5-10-2</text:p>
          </table:table-cell>
          <table:table-cell table:formula="of:=ROUND(([.F73]/[.G73])*100;2)" office:value-type="float" office:value="86" calcext:value-type="float">
            <text:p>86</text:p>
          </table:table-cell>
          <table:table-cell table:style-name="ce13" table:formula="of:=[.J73]" office:value-type="float" office:value="-4.953961" calcext:value-type="float">
            <text:p>-5,0</text:p>
          </table:table-cell>
          <table:table-cell table:style-name="ce13" table:formula="of:=[.I73]" office:value-type="float" office:value="0.019209" calcext:value-type="float">
            <text:p>0,0</text:p>
          </table:table-cell>
          <table:table-cell table:formula="of:=[.U73]" office:value-type="float" office:value="1" calcext:value-type="float">
            <text:p>1</text:p>
          </table:table-cell>
          <table:table-cell table:formula="of:=[.V73]" office:value-type="float" office:value="0.000035" calcext:value-type="float">
            <text:p>3,5E-05</text:p>
          </table:table-cell>
          <table:table-cell table:formula="of:=ABS([.AE73]-CEILING([.AC73]))" office:value-type="float" office:value="5" calcext:value-type="float">
            <text:p>5</text:p>
          </table:table-cell>
          <table:table-cell table:formula="of:=CEILING([.E7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0.016254" calcext:value-type="float">
            <text:p>0,016254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428424" calcext:value-type="float">
            <text:p>428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74];&quot;-&quot;;[.C74];&quot;-&quot;;[.AH74];&quot;-&quot;;LEFT(RIGHT([.A74];6);1))" office:value-type="string" office:string-value="r4-5-10-3" calcext:value-type="string">
            <text:p>r4-5-10-3</text:p>
          </table:table-cell>
          <table:table-cell table:formula="of:=ROUND(([.F74]/[.G74])*100;2)" office:value-type="float" office:value="80" calcext:value-type="float">
            <text:p>80</text:p>
          </table:table-cell>
          <table:table-cell table:style-name="ce13" table:formula="of:=[.J74]" office:value-type="float" office:value="-4.666667" calcext:value-type="float">
            <text:p>-4,7</text:p>
          </table:table-cell>
          <table:table-cell table:style-name="ce13" table:formula="of:=[.I74]" office:value-type="float" office:value="0.016254" calcext:value-type="float">
            <text:p>0,0</text:p>
          </table:table-cell>
          <table:table-cell table:formula="of:=[.U74]" office:value-type="float" office:value="0" calcext:value-type="float">
            <text:p>0</text:p>
          </table:table-cell>
          <table:table-cell table:formula="of:=[.V74]" office:value-type="float" office:value="0.000037" calcext:value-type="float">
            <text:p>3,7E-05</text:p>
          </table:table-cell>
          <table:table-cell table:formula="of:=ABS([.AE74]-CEILING([.AC74]))" office:value-type="float" office:value="4" calcext:value-type="float">
            <text:p>4</text:p>
          </table:table-cell>
          <table:table-cell table:formula="of:=CEILING([.E74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0.011616" calcext:value-type="float">
            <text:p>0,011616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584" calcext:value-type="float">
            <text:p>424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a-sub.config</text:p>
          </table:table-cell>
          <table:table-cell table:formula="of:=CONCATENATE(&quot;r&quot;;[.B75];&quot;-&quot;;[.C75];&quot;-&quot;;[.AH75];&quot;-&quot;;LEFT(RIGHT([.A75];6);1))" office:value-type="string" office:string-value="r4-5-10-4" calcext:value-type="string">
            <text:p>r4-5-10-4</text:p>
          </table:table-cell>
          <table:table-cell table:formula="of:=ROUND(([.F75]/[.G75])*100;2)" office:value-type="float" office:value="66" calcext:value-type="float">
            <text:p>66</text:p>
          </table:table-cell>
          <table:table-cell table:style-name="ce13" table:formula="of:=[.J75]" office:value-type="float" office:value="-4.666667" calcext:value-type="float">
            <text:p>-4,7</text:p>
          </table:table-cell>
          <table:table-cell table:style-name="ce13" table:formula="of:=[.I75]" office:value-type="float" office:value="0.011616" calcext:value-type="float">
            <text:p>0,0</text:p>
          </table:table-cell>
          <table:table-cell table:formula="of:=[.U75]" office:value-type="float" office:value="0" calcext:value-type="float">
            <text:p>0</text:p>
          </table:table-cell>
          <table:table-cell table:formula="of:=[.V75]" office:value-type="float" office:value="0.000036" calcext:value-type="float">
            <text:p>3,6E-05</text:p>
          </table:table-cell>
          <table:table-cell table:formula="of:=ABS([.AE75]-CEILING([.AC75]))" office:value-type="float" office:value="4" calcext:value-type="float">
            <text:p>4</text:p>
          </table:table-cell>
          <table:table-cell table:formula="of:=CEILING([.E75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10612" calcext:value-type="float">
            <text:p>0,010612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992" calcext:value-type="float">
            <text:p>421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a-sub.config</text:p>
          </table:table-cell>
          <table:table-cell table:formula="of:=CONCATENATE(&quot;r&quot;;[.B76];&quot;-&quot;;[.C76];&quot;-&quot;;[.AH76];&quot;-&quot;;LEFT(RIGHT([.A76];6);1))" office:value-type="string" office:string-value="r4-5-10-5" calcext:value-type="string">
            <text:p>r4-5-10-5</text:p>
          </table:table-cell>
          <table:table-cell table:formula="of:=ROUND(([.F76]/[.G76])*100;2)" office:value-type="float" office:value="56" calcext:value-type="float">
            <text:p>56</text:p>
          </table:table-cell>
          <table:table-cell table:style-name="ce13" table:formula="of:=[.J76]" office:value-type="float" office:value="-4.666667" calcext:value-type="float">
            <text:p>-4,7</text:p>
          </table:table-cell>
          <table:table-cell table:style-name="ce13" table:formula="of:=[.I76]" office:value-type="float" office:value="0.010612" calcext:value-type="float">
            <text:p>0,0</text:p>
          </table:table-cell>
          <table:table-cell table:formula="of:=[.U76]" office:value-type="float" office:value="0" calcext:value-type="float">
            <text:p>0</text:p>
          </table:table-cell>
          <table:table-cell table:formula="of:=[.V76]" office:value-type="float" office:value="0.000052" calcext:value-type="float">
            <text:p>5,2E-05</text:p>
          </table:table-cell>
          <table:table-cell table:formula="of:=ABS([.AE76]-CEILING([.AC76]))" office:value-type="float" office:value="4" calcext:value-type="float">
            <text:p>4</text:p>
          </table:table-cell>
          <table:table-cell table:formula="of:=CEILING([.E76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1048499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cpa-sub-t6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6" table:default-cell-style-name="ce32"/>
        <table:table-column table:style-name="co27" table:default-cell-style-name="ce32"/>
        <table:table-column table:style-name="co10" table:number-columns-repeated="2" table:default-cell-style-name="Default"/>
        <table:table-column table:style-name="co27" table:default-cell-style-name="ce3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ce15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5"/>
        <table:table-column table:style-name="co25" table:default-cell-style-name="ce15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4" office:value-type="string" calcext:value-type="string">
            <text:p>instance</text:p>
          </table:table-cell>
          <table:table-cell table:style-name="ce33" office:value-type="string" calcext:value-type="string">
            <text:p>frac</text:p>
          </table:table-cell>
          <table:table-cell table:style-name="ce14" office:value-type="string" calcext:value-type="string">
            <text:p>lb0</text:p>
          </table:table-cell>
          <table:table-cell table:style-name="ce14" office:value-type="string" calcext:value-type="string">
            <text:p>time0</text:p>
          </table:table-cell>
          <table:table-cell table:style-name="ce14" office:value-type="string" calcext:value-type="string">
            <text:p>heur</text:p>
          </table:table-cell>
          <table:table-cell table:style-name="ce14" office:value-type="string" calcext:value-type="string">
            <text:p>heur time</text:p>
          </table:table-cell>
          <table:table-cell table:style-name="ce14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0-20-10-1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362" calcext:value-type="float">
            <text:p>362</text:p>
          </table:table-cell>
          <table:table-cell office:value-type="float" office:value="466" calcext:value-type="float">
            <text:p>466</text:p>
          </table:table-cell>
          <table:table-cell table:style-name="Default" office:value-type="float" office:value="0.055473" calcext:value-type="float">
            <text:p>0,055473</text:p>
          </table:table-cell>
          <table:table-cell table:style-name="Default" office:value-type="float" office:value="-13.050156" calcext:value-type="float">
            <text:p>-13,05015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.050156" calcext:value-type="float">
            <text:p>-13,050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1.18" calcext:value-type="float">
            <text:p>1,18</text:p>
          </table:table-cell>
          <table:table-cell office:value-type="float" office:value="1471813" calcext:value-type="float">
            <text:p>14718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1.294514" calcext:value-type="float">
            <text:p>1,2945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];&quot;-&quot;;[.C2];&quot;-&quot;;[.AH2];&quot;-&quot;;LEFT(RIGHT([.A2];6);1))" office:value-type="string" office:string-value="r20-10-20-1" calcext:value-type="string">
            <text:p>r20-10-20-1</text:p>
          </table:table-cell>
          <table:table-cell table:formula="of:=IFERROR(ROUND(([.F2]/[.G2])*100;2);&quot;-&quot;)" office:value-type="float" office:value="34.81" calcext:value-type="float">
            <text:p>34,81</text:p>
          </table:table-cell>
          <table:table-cell table:style-name="ce13" table:formula="of:=IF([.AB2]=&quot;-&quot;;&quot;&quot;;[.J2])" office:value-type="float" office:value="-13.050156" calcext:value-type="float">
            <text:p>-13,1</text:p>
          </table:table-cell>
          <table:table-cell table:style-name="ce13" table:formula="of:=IF([.AB2]=&quot;-&quot;;&quot;&quot;;[.I2])" office:value-type="float" office:value="0.055473" calcext:value-type="float">
            <text:p>0,1</text:p>
          </table:table-cell>
          <table:table-cell table:formula="of:=IF([.AB2]=&quot;-&quot;;&quot;&quot;;[.U2])" office:value-type="float" office:value="-2" calcext:value-type="float">
            <text:p>-2</text:p>
          </table:table-cell>
          <table:table-cell table:formula="of:=IF([.AB2]=&quot;-&quot;;&quot;&quot;;[.V2])" office:value-type="float" office:value="1.294514" calcext:value-type="float">
            <text:p>1,294514</text:p>
          </table:table-cell>
          <table:table-cell table:formula="of:=IFERROR(ABS([.AE2]-CEILING([.AC2]));&quot;&quot;)" office:value-type="float" office:value="11" calcext:value-type="float">
            <text:p>11</text:p>
          </table:table-cell>
          <table:table-cell table:formula="of:=CEILING([.E2]*(4/3))" office:value-type="float" office:value="20" calcext:value-type="float">
            <text:p>20</text:p>
          </table:table-cell>
          <table:table-cell table:style-name="ce30" table:formula="of:=ROUND(AVERAGE([.AG2:.AG300]);2)" office:value-type="float" office:value="14.92" calcext:value-type="float">
            <text:p>14,92</text:p>
          </table:table-cell>
          <table:table-cell table:style-name="ce30" table:formula="of:=ROUND(AVERAGEIF([.AG2:.AG300];&quot;&gt;0&quot;;[.AG2:.AG300]);2)" office:value-type="float" office:value="14.92" calcext:value-type="float">
            <text:p>14,92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cpa-t600-sub.config</text:p>
          </table:table-cell>
        </table:table-row>
        <table:table-row table:style-name="ro1">
          <table:table-cell office:value-type="string" calcext:value-type="string">
            <text:p>rand0-20-10-1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362" calcext:value-type="float">
            <text:p>362</text:p>
          </table:table-cell>
          <table:table-cell office:value-type="float" office:value="367" calcext:value-type="float">
            <text:p>367</text:p>
          </table:table-cell>
          <table:table-cell table:style-name="Default" office:value-type="float" office:value="0.04229" calcext:value-type="float">
            <text:p>0,04229</text:p>
          </table:table-cell>
          <table:table-cell table:style-name="Default" office:value-type="float" office:value="-12.910199" calcext:value-type="float">
            <text:p>-12,9101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910199" calcext:value-type="float">
            <text:p>-12,910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51" calcext:value-type="float">
            <text:p>0,51</text:p>
          </table:table-cell>
          <table:table-cell office:value-type="float" office:value="1470821" calcext:value-type="float">
            <text:p>1470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559172" calcext:value-type="float">
            <text:p>0,559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];&quot;-&quot;;[.C3];&quot;-&quot;;[.AH3];&quot;-&quot;;LEFT(RIGHT([.A3];6);1))" office:value-type="string" office:string-value="r20-10-20-2" calcext:value-type="string">
            <text:p>r20-10-20-2</text:p>
          </table:table-cell>
          <table:table-cell table:formula="of:=IFERROR(ROUND(([.F3]/[.G3])*100;2);&quot;-&quot;)" office:value-type="float" office:value="34.81" calcext:value-type="float">
            <text:p>34,81</text:p>
          </table:table-cell>
          <table:table-cell table:style-name="ce13" table:formula="of:=IF([.AB3]=&quot;-&quot;;&quot;&quot;;[.J3])" office:value-type="float" office:value="-12.910199" calcext:value-type="float">
            <text:p>-12,9</text:p>
          </table:table-cell>
          <table:table-cell table:style-name="ce13" table:formula="of:=IF([.AB3]=&quot;-&quot;;&quot;&quot;;[.I3])" office:value-type="float" office:value="0.04229" calcext:value-type="float">
            <text:p>0,0</text:p>
          </table:table-cell>
          <table:table-cell table:formula="of:=IF([.AB3]=&quot;-&quot;;&quot;&quot;;[.U3])" office:value-type="float" office:value="-1" calcext:value-type="float">
            <text:p>-1</text:p>
          </table:table-cell>
          <table:table-cell table:formula="of:=IF([.AB3]=&quot;-&quot;;&quot;&quot;;[.V3])" office:value-type="float" office:value="0.559172" calcext:value-type="float">
            <text:p>0,559172</text:p>
          </table:table-cell>
          <table:table-cell table:formula="of:=IFERROR(ABS([.AE3]-CEILING([.AC3]));&quot;&quot;)" office:value-type="float" office:value="11" calcext:value-type="float">
            <text:p>11</text:p>
          </table:table-cell>
          <table:table-cell table:formula="of:=CEILING([.E3]*(4/3))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0-20-10-10-2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362" calcext:value-type="float">
            <text:p>36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053591" calcext:value-type="float">
            <text:p>0,053591</text:p>
          </table:table-cell>
          <table:table-cell table:style-name="Default" office:value-type="float" office:value="-12.916436" calcext:value-type="float">
            <text:p>-12,91643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916436" calcext:value-type="float">
            <text:p>-12,9164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52" calcext:value-type="float">
            <text:p>0,52</text:p>
          </table:table-cell>
          <table:table-cell office:value-type="float" office:value="1482925" calcext:value-type="float">
            <text:p>1482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513517" calcext:value-type="float">
            <text:p>0,5135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];&quot;-&quot;;[.C4];&quot;-&quot;;[.AH4];&quot;-&quot;;LEFT(RIGHT([.A4];6);1))" office:value-type="string" office:string-value="r20-10-20-3" calcext:value-type="string">
            <text:p>r20-10-20-3</text:p>
          </table:table-cell>
          <table:table-cell table:formula="of:=IFERROR(ROUND(([.F4]/[.G4])*100;2);&quot;-&quot;)" office:value-type="float" office:value="30.94" calcext:value-type="float">
            <text:p>30,94</text:p>
          </table:table-cell>
          <table:table-cell table:style-name="ce13" table:formula="of:=IF([.AB4]=&quot;-&quot;;&quot;&quot;;[.J4])" office:value-type="float" office:value="-12.916436" calcext:value-type="float">
            <text:p>-12,9</text:p>
          </table:table-cell>
          <table:table-cell table:style-name="ce13" table:formula="of:=IF([.AB4]=&quot;-&quot;;&quot;&quot;;[.I4])" office:value-type="float" office:value="0.053591" calcext:value-type="float">
            <text:p>0,1</text:p>
          </table:table-cell>
          <table:table-cell table:formula="of:=IF([.AB4]=&quot;-&quot;;&quot;&quot;;[.U4])" office:value-type="float" office:value="-1" calcext:value-type="float">
            <text:p>-1</text:p>
          </table:table-cell>
          <table:table-cell table:formula="of:=IF([.AB4]=&quot;-&quot;;&quot;&quot;;[.V4])" office:value-type="float" office:value="0.513517" calcext:value-type="float">
            <text:p>0,513517</text:p>
          </table:table-cell>
          <table:table-cell table:formula="of:=IFERROR(ABS([.AE4]-CEILING([.AC4]));&quot;&quot;)" office:value-type="float" office:value="11" calcext:value-type="float">
            <text:p>11</text:p>
          </table:table-cell>
          <table:table-cell table:formula="of:=CEILING([.E4]*(4/3))" office:value-type="float" office:value="20" calcext:value-type="float">
            <text:p>20</text:p>
          </table:table-cell>
          <table:table-cell office:value-type="string" calcext:value-type="string">
            <text:p>optimal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bcpa is solved by SCIP with default settings (heuristics, cuts, propagations, preprocessings)</text:p>
          </table:table-cell>
        </table:table-row>
        <table:table-row table:style-name="ro1">
          <table:table-cell office:value-type="string" calcext:value-type="string">
            <text:p>rand0-20-10-10-2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362" calcext:value-type="float">
            <text:p>362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0.068583" calcext:value-type="float">
            <text:p>0,068583</text:p>
          </table:table-cell>
          <table:table-cell table:style-name="Default" office:value-type="float" office:value="-12.74059" calcext:value-type="float">
            <text:p>-12,740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74059" calcext:value-type="float">
            <text:p>-12,740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0.34" calcext:value-type="float">
            <text:p>0,34</text:p>
          </table:table-cell>
          <table:table-cell office:value-type="float" office:value="1485541" calcext:value-type="float">
            <text:p>1485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30439" calcext:value-type="float">
            <text:p>0,304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];&quot;-&quot;;[.C5];&quot;-&quot;;[.AH5];&quot;-&quot;;LEFT(RIGHT([.A5];6);1))" office:value-type="string" office:string-value="r20-10-20-4" calcext:value-type="string">
            <text:p>r20-10-20-4</text:p>
          </table:table-cell>
          <table:table-cell table:formula="of:=IFERROR(ROUND(([.F5]/[.G5])*100;2);&quot;-&quot;)" office:value-type="float" office:value="30.94" calcext:value-type="float">
            <text:p>30,94</text:p>
          </table:table-cell>
          <table:table-cell table:style-name="ce13" table:formula="of:=IF([.AB5]=&quot;-&quot;;&quot;&quot;;[.J5])" office:value-type="float" office:value="-12.74059" calcext:value-type="float">
            <text:p>-12,7</text:p>
          </table:table-cell>
          <table:table-cell table:style-name="ce13" table:formula="of:=IF([.AB5]=&quot;-&quot;;&quot;&quot;;[.I5])" office:value-type="float" office:value="0.068583" calcext:value-type="float">
            <text:p>0,1</text:p>
          </table:table-cell>
          <table:table-cell table:formula="of:=IF([.AB5]=&quot;-&quot;;&quot;&quot;;[.U5])" office:value-type="float" office:value="-1" calcext:value-type="float">
            <text:p>-1</text:p>
          </table:table-cell>
          <table:table-cell table:formula="of:=IF([.AB5]=&quot;-&quot;;&quot;&quot;;[.V5])" office:value-type="float" office:value="0.30439" calcext:value-type="float">
            <text:p>0,30439</text:p>
          </table:table-cell>
          <table:table-cell table:formula="of:=IFERROR(ABS([.AE5]-CEILING([.AC5]));&quot;&quot;)" office:value-type="float" office:value="11" calcext:value-type="float">
            <text:p>11</text:p>
          </table:table-cell>
          <table:table-cell table:formula="of:=CEILING([.E5]*(4/3))" office:value-type="float" office:value="20" calcext:value-type="float">
            <text:p>20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31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0-20-10-10-2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362" calcext:value-type="float">
            <text:p>362</text:p>
          </table:table-cell>
          <table:table-cell office:value-type="float" office:value="318" calcext:value-type="float">
            <text:p>318</text:p>
          </table:table-cell>
          <table:table-cell table:style-name="Default" office:value-type="float" office:value="0.085032" calcext:value-type="float">
            <text:p>0,085032</text:p>
          </table:table-cell>
          <table:table-cell table:style-name="Default" office:value-type="float" office:value="-12.763161" calcext:value-type="float">
            <text:p>-12,7631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763161" calcext:value-type="float">
            <text:p>-12,763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1491173" calcext:value-type="float">
            <text:p>1491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25905" calcext:value-type="float">
            <text:p>0,0259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];&quot;-&quot;;[.C6];&quot;-&quot;;[.AH6];&quot;-&quot;;LEFT(RIGHT([.A6];6);1))" office:value-type="string" office:string-value="r20-10-20-5" calcext:value-type="string">
            <text:p>r20-10-20-5</text:p>
          </table:table-cell>
          <table:table-cell table:formula="of:=IFERROR(ROUND(([.F6]/[.G6])*100;2);&quot;-&quot;)" office:value-type="float" office:value="25.14" calcext:value-type="float">
            <text:p>25,14</text:p>
          </table:table-cell>
          <table:table-cell table:style-name="ce13" table:formula="of:=IF([.AB6]=&quot;-&quot;;&quot;&quot;;[.J6])" office:value-type="float" office:value="-12.763161" calcext:value-type="float">
            <text:p>-12,8</text:p>
          </table:table-cell>
          <table:table-cell table:style-name="ce13" table:formula="of:=IF([.AB6]=&quot;-&quot;;&quot;&quot;;[.I6])" office:value-type="float" office:value="0.085032" calcext:value-type="float">
            <text:p>0,1</text:p>
          </table:table-cell>
          <table:table-cell table:formula="of:=IF([.AB6]=&quot;-&quot;;&quot;&quot;;[.U6])" office:value-type="float" office:value="-1" calcext:value-type="float">
            <text:p>-1</text:p>
          </table:table-cell>
          <table:table-cell table:formula="of:=IF([.AB6]=&quot;-&quot;;&quot;&quot;;[.V6])" office:value-type="float" office:value="0.025905" calcext:value-type="float">
            <text:p>0,025905</text:p>
          </table:table-cell>
          <table:table-cell table:formula="of:=IFERROR(ABS([.AE6]-CEILING([.AC6]));&quot;&quot;)" office:value-type="float" office:value="11" calcext:value-type="float">
            <text:p>11</text:p>
          </table:table-cell>
          <table:table-cell table:formula="of:=CEILING([.E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office:value-type="float" office:value="577" calcext:value-type="float">
            <text:p>577</text:p>
          </table:table-cell>
          <table:table-cell office:value-type="float" office:value="1047" calcext:value-type="float">
            <text:p>1047</text:p>
          </table:table-cell>
          <table:table-cell table:style-name="Default" office:value-type="float" office:value="0.251017" calcext:value-type="float">
            <text:p>0,251017</text:p>
          </table:table-cell>
          <table:table-cell table:style-name="Default" office:value-type="float" office:value="-20.090397" calcext:value-type="float">
            <text:p>-20,09039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.090397" calcext:value-type="float">
            <text:p>-20,090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600.25" calcext:value-type="float">
            <text:p>600,25</text:p>
          </table:table-cell>
          <table:table-cell office:value-type="float" office:value="2784157" calcext:value-type="float">
            <text:p>2784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673.052299" calcext:value-type="float">
            <text:p>673,0522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];&quot;-&quot;;[.C7];&quot;-&quot;;[.AH7];&quot;-&quot;;LEFT(RIGHT([.A7];6);1))" office:value-type="string" office:string-value="r20-15-30-1" calcext:value-type="string">
            <text:p>r20-15-30-1</text:p>
          </table:table-cell>
          <table:table-cell table:formula="of:=IFERROR(ROUND(([.F7]/[.G7])*100;2);&quot;-&quot;)" office:value-type="float" office:value="45.23" calcext:value-type="float">
            <text:p>45,23</text:p>
          </table:table-cell>
          <table:table-cell table:style-name="ce13" table:formula="of:=IF([.AB7]=&quot;-&quot;;&quot;&quot;;[.J7])" office:value-type="float" office:value="-20.090397" calcext:value-type="float">
            <text:p>-20,1</text:p>
          </table:table-cell>
          <table:table-cell table:style-name="ce13" table:formula="of:=IF([.AB7]=&quot;-&quot;;&quot;&quot;;[.I7])" office:value-type="float" office:value="0.251017" calcext:value-type="float">
            <text:p>0,3</text:p>
          </table:table-cell>
          <table:table-cell table:formula="of:=IF([.AB7]=&quot;-&quot;;&quot;&quot;;[.U7])" office:value-type="float" office:value="-2" calcext:value-type="float">
            <text:p>-2</text:p>
          </table:table-cell>
          <table:table-cell table:formula="of:=IF([.AB7]=&quot;-&quot;;&quot;&quot;;[.V7])" office:value-type="float" office:value="673.052299" calcext:value-type="float">
            <text:p>673,052299</text:p>
          </table:table-cell>
          <table:table-cell table:formula="of:=IFERROR(ABS([.AE7]-CEILING([.AC7]));&quot;&quot;)" office:value-type="float" office:value="18" calcext:value-type="float">
            <text:p>18</text:p>
          </table:table-cell>
          <table:table-cell table:formula="of:=CEILING([.E7]*(4/3))" office:value-type="float" office:value="30" calcext:value-type="float">
            <text:p>3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4" calcext:value-type="float">
            <text:p>264</text:p>
          </table:table-cell>
          <table:table-cell office:value-type="float" office:value="577" calcext:value-type="float">
            <text:p>577</text:p>
          </table:table-cell>
          <table:table-cell office:value-type="float" office:value="976" calcext:value-type="float">
            <text:p>976</text:p>
          </table:table-cell>
          <table:table-cell table:style-name="Default" office:value-type="float" office:value="0.314611" calcext:value-type="float">
            <text:p>0,314611</text:p>
          </table:table-cell>
          <table:table-cell table:style-name="Default" office:value-type="float" office:value="-19.945036" calcext:value-type="float">
            <text:p>-19,94503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945036" calcext:value-type="float">
            <text:p>-19,9450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441.52" calcext:value-type="float">
            <text:p>441,52</text:p>
          </table:table-cell>
          <table:table-cell office:value-type="float" office:value="2786725" calcext:value-type="float">
            <text:p>2786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493.949121" calcext:value-type="float">
            <text:p>493,949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];&quot;-&quot;;[.C8];&quot;-&quot;;[.AH8];&quot;-&quot;;LEFT(RIGHT([.A8];6);1))" office:value-type="string" office:string-value="r20-15-30-2" calcext:value-type="string">
            <text:p>r20-15-30-2</text:p>
          </table:table-cell>
          <table:table-cell table:formula="of:=IFERROR(ROUND(([.F8]/[.G8])*100;2);&quot;-&quot;)" office:value-type="float" office:value="45.75" calcext:value-type="float">
            <text:p>45,75</text:p>
          </table:table-cell>
          <table:table-cell table:style-name="ce13" table:formula="of:=IF([.AB8]=&quot;-&quot;;&quot;&quot;;[.J8])" office:value-type="float" office:value="-19.945036" calcext:value-type="float">
            <text:p>-19,9</text:p>
          </table:table-cell>
          <table:table-cell table:style-name="ce13" table:formula="of:=IF([.AB8]=&quot;-&quot;;&quot;&quot;;[.I8])" office:value-type="float" office:value="0.314611" calcext:value-type="float">
            <text:p>0,3</text:p>
          </table:table-cell>
          <table:table-cell table:formula="of:=IF([.AB8]=&quot;-&quot;;&quot;&quot;;[.U8])" office:value-type="float" office:value="-2" calcext:value-type="float">
            <text:p>-2</text:p>
          </table:table-cell>
          <table:table-cell table:formula="of:=IF([.AB8]=&quot;-&quot;;&quot;&quot;;[.V8])" office:value-type="float" office:value="493.949121" calcext:value-type="float">
            <text:p>493,949121</text:p>
          </table:table-cell>
          <table:table-cell table:formula="of:=IFERROR(ABS([.AE8]-CEILING([.AC8]));&quot;&quot;)" office:value-type="float" office:value="17" calcext:value-type="float">
            <text:p>17</text:p>
          </table:table-cell>
          <table:table-cell table:formula="of:=CEILING([.E8]*(4/3))" office:value-type="float" office:value="30" calcext:value-type="float">
            <text:p>30</text:p>
          </table:table-cell>
          <table:table-cell table:formula="of:=299-COUNTIF([.A2:.A300];&quot;&quot;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office:value-type="float" office:value="577" calcext:value-type="float">
            <text:p>577</text:p>
          </table:table-cell>
          <table:table-cell office:value-type="float" office:value="882" calcext:value-type="float">
            <text:p>882</text:p>
          </table:table-cell>
          <table:table-cell table:style-name="Default" office:value-type="float" office:value="0.271633" calcext:value-type="float">
            <text:p>0,271633</text:p>
          </table:table-cell>
          <table:table-cell table:style-name="Default" office:value-type="float" office:value="-19.875881" calcext:value-type="float">
            <text:p>-19,8758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75881" calcext:value-type="float">
            <text:p>-19,875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600.27" calcext:value-type="float">
            <text:p>600,27</text:p>
          </table:table-cell>
          <table:table-cell office:value-type="float" office:value="2788261" calcext:value-type="float">
            <text:p>2788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667.259247" calcext:value-type="float">
            <text:p>667,259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];&quot;-&quot;;[.C9];&quot;-&quot;;[.AH9];&quot;-&quot;;LEFT(RIGHT([.A9];6);1))" office:value-type="string" office:string-value="r20-15-30-3" calcext:value-type="string">
            <text:p>r20-15-30-3</text:p>
          </table:table-cell>
          <table:table-cell table:formula="of:=IFERROR(ROUND(([.F9]/[.G9])*100;2);&quot;-&quot;)" office:value-type="float" office:value="45.58" calcext:value-type="float">
            <text:p>45,58</text:p>
          </table:table-cell>
          <table:table-cell table:style-name="ce13" table:formula="of:=IF([.AB9]=&quot;-&quot;;&quot;&quot;;[.J9])" office:value-type="float" office:value="-19.875881" calcext:value-type="float">
            <text:p>-19,9</text:p>
          </table:table-cell>
          <table:table-cell table:style-name="ce13" table:formula="of:=IF([.AB9]=&quot;-&quot;;&quot;&quot;;[.I9])" office:value-type="float" office:value="0.271633" calcext:value-type="float">
            <text:p>0,3</text:p>
          </table:table-cell>
          <table:table-cell table:formula="of:=IF([.AB9]=&quot;-&quot;;&quot;&quot;;[.U9])" office:value-type="float" office:value="-1" calcext:value-type="float">
            <text:p>-1</text:p>
          </table:table-cell>
          <table:table-cell table:formula="of:=IF([.AB9]=&quot;-&quot;;&quot;&quot;;[.V9])" office:value-type="float" office:value="667.259247" calcext:value-type="float">
            <text:p>667,259247</text:p>
          </table:table-cell>
          <table:table-cell table:formula="of:=IFERROR(ABS([.AE9]-CEILING([.AC9]));&quot;&quot;)" office:value-type="float" office:value="18" calcext:value-type="float">
            <text:p>18</text:p>
          </table:table-cell>
          <table:table-cell table:formula="of:=CEILING([.E9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float" office:value="577" calcext:value-type="float">
            <text:p>577</text:p>
          </table:table-cell>
          <table:table-cell office:value-type="float" office:value="948" calcext:value-type="float">
            <text:p>948</text:p>
          </table:table-cell>
          <table:table-cell table:style-name="Default" office:value-type="float" office:value="0.302884" calcext:value-type="float">
            <text:p>0,302884</text:p>
          </table:table-cell>
          <table:table-cell table:style-name="Default" office:value-type="float" office:value="-19.810171" calcext:value-type="float">
            <text:p>-19,810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10171" calcext:value-type="float">
            <text:p>-19,810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282.26" calcext:value-type="float">
            <text:p>282,26</text:p>
          </table:table-cell>
          <table:table-cell office:value-type="float" office:value="2795869" calcext:value-type="float">
            <text:p>2795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316.752261" calcext:value-type="float">
            <text:p>316,752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0];&quot;-&quot;;[.C10];&quot;-&quot;;[.AH10];&quot;-&quot;;LEFT(RIGHT([.A10];6);1))" office:value-type="string" office:string-value="r20-15-30-4" calcext:value-type="string">
            <text:p>r20-15-30-4</text:p>
          </table:table-cell>
          <table:table-cell table:formula="of:=IFERROR(ROUND(([.F10]/[.G10])*100;2);&quot;-&quot;)" office:value-type="float" office:value="46.79" calcext:value-type="float">
            <text:p>46,79</text:p>
          </table:table-cell>
          <table:table-cell table:style-name="ce13" table:formula="of:=IF([.AB10]=&quot;-&quot;;&quot;&quot;;[.J10])" office:value-type="float" office:value="-19.810171" calcext:value-type="float">
            <text:p>-19,8</text:p>
          </table:table-cell>
          <table:table-cell table:style-name="ce13" table:formula="of:=IF([.AB10]=&quot;-&quot;;&quot;&quot;;[.I10])" office:value-type="float" office:value="0.302884" calcext:value-type="float">
            <text:p>0,3</text:p>
          </table:table-cell>
          <table:table-cell table:formula="of:=IF([.AB10]=&quot;-&quot;;&quot;&quot;;[.U10])" office:value-type="float" office:value="-1" calcext:value-type="float">
            <text:p>-1</text:p>
          </table:table-cell>
          <table:table-cell table:formula="of:=IF([.AB10]=&quot;-&quot;;&quot;&quot;;[.V10])" office:value-type="float" office:value="316.752261" calcext:value-type="float">
            <text:p>316,752261</text:p>
          </table:table-cell>
          <table:table-cell table:formula="of:=IFERROR(ABS([.AE10]-CEILING([.AC10]));&quot;&quot;)" office:value-type="float" office:value="18" calcext:value-type="float">
            <text:p>18</text:p>
          </table:table-cell>
          <table:table-cell table:formula="of:=CEILING([.E10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3" calcext:value-type="float">
            <text:p>243</text:p>
          </table:table-cell>
          <table:table-cell office:value-type="float" office:value="577" calcext:value-type="float">
            <text:p>577</text:p>
          </table:table-cell>
          <table:table-cell office:value-type="float" office:value="794" calcext:value-type="float">
            <text:p>794</text:p>
          </table:table-cell>
          <table:table-cell table:style-name="Default" office:value-type="float" office:value="0.151536" calcext:value-type="float">
            <text:p>0,151536</text:p>
          </table:table-cell>
          <table:table-cell table:style-name="Default" office:value-type="float" office:value="-19.835031" calcext:value-type="float">
            <text:p>-19,8350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35031" calcext:value-type="float">
            <text:p>-19,835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1.24" calcext:value-type="float">
            <text:p>1,24</text:p>
          </table:table-cell>
          <table:table-cell office:value-type="float" office:value="2786381" calcext:value-type="float">
            <text:p>278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1.164737" calcext:value-type="float">
            <text:p>1,1647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1];&quot;-&quot;;[.C11];&quot;-&quot;;[.AH11];&quot;-&quot;;LEFT(RIGHT([.A11];6);1))" office:value-type="string" office:string-value="r20-15-30-5" calcext:value-type="string">
            <text:p>r20-15-30-5</text:p>
          </table:table-cell>
          <table:table-cell table:formula="of:=IFERROR(ROUND(([.F11]/[.G11])*100;2);&quot;-&quot;)" office:value-type="float" office:value="42.11" calcext:value-type="float">
            <text:p>42,11</text:p>
          </table:table-cell>
          <table:table-cell table:style-name="ce13" table:formula="of:=IF([.AB11]=&quot;-&quot;;&quot;&quot;;[.J11])" office:value-type="float" office:value="-19.835031" calcext:value-type="float">
            <text:p>-19,8</text:p>
          </table:table-cell>
          <table:table-cell table:style-name="ce13" table:formula="of:=IF([.AB11]=&quot;-&quot;;&quot;&quot;;[.I11])" office:value-type="float" office:value="0.151536" calcext:value-type="float">
            <text:p>0,2</text:p>
          </table:table-cell>
          <table:table-cell table:formula="of:=IF([.AB11]=&quot;-&quot;;&quot;&quot;;[.U11])" office:value-type="float" office:value="-1" calcext:value-type="float">
            <text:p>-1</text:p>
          </table:table-cell>
          <table:table-cell table:formula="of:=IF([.AB11]=&quot;-&quot;;&quot;&quot;;[.V11])" office:value-type="float" office:value="1.164737" calcext:value-type="float">
            <text:p>1,164737</text:p>
          </table:table-cell>
          <table:table-cell table:formula="of:=IFERROR(ABS([.AE11]-CEILING([.AC11]));&quot;&quot;)" office:value-type="float" office:value="18" calcext:value-type="float">
            <text:p>18</text:p>
          </table:table-cell>
          <table:table-cell table:formula="of:=CEILING([.E11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6" calcext:value-type="float">
            <text:p>436</text:p>
          </table:table-cell>
          <table:table-cell office:value-type="float" office:value="822" calcext:value-type="float">
            <text:p>822</text:p>
          </table:table-cell>
          <table:table-cell office:value-type="float" office:value="1749" calcext:value-type="float">
            <text:p>1749</text:p>
          </table:table-cell>
          <table:table-cell table:style-name="Default" office:value-type="float" office:value="0.983581" calcext:value-type="float">
            <text:p>0,983581</text:p>
          </table:table-cell>
          <table:table-cell table:style-name="Default" office:value-type="float" office:value="-27.628487" calcext:value-type="float">
            <text:p>-27,6284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628487" calcext:value-type="float">
            <text:p>-27,6284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,97</text:p>
          </table:table-cell>
          <table:table-cell office:value-type="float" office:value="600.99" calcext:value-type="float">
            <text:p>600,99</text:p>
          </table:table-cell>
          <table:table-cell office:value-type="float" office:value="4654397" calcext:value-type="float">
            <text:p>4654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622.932046" calcext:value-type="float">
            <text:p>622,9320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2];&quot;-&quot;;[.C12];&quot;-&quot;;[.AH12];&quot;-&quot;;LEFT(RIGHT([.A12];6);1))" office:value-type="string" office:string-value="r20-20-40-1" calcext:value-type="string">
            <text:p>r20-20-40-1</text:p>
          </table:table-cell>
          <table:table-cell table:style-name="ce36" table:formula="of:=IFERROR(ROUND(([.F12]/[.G12])*100;2);&quot;-&quot;)" office:value-type="float" office:value="53.04" calcext:value-type="float">
            <text:p>53,04</text:p>
          </table:table-cell>
          <table:table-cell table:style-name="ce13" table:formula="of:=IF([.AB12]=&quot;-&quot;;&quot;&quot;;[.J12])" office:value-type="float" office:value="-27.628487" calcext:value-type="float">
            <text:p>-27,6</text:p>
          </table:table-cell>
          <table:table-cell table:style-name="ce13" table:formula="of:=IF([.AB12]=&quot;-&quot;;&quot;&quot;;[.I12])" office:value-type="float" office:value="0.983581" calcext:value-type="float">
            <text:p>1,0</text:p>
          </table:table-cell>
          <table:table-cell table:style-name="ce37" table:formula="of:=IF([.AB12]=&quot;-&quot;;&quot;&quot;;[.U12])" office:value-type="float" office:value="-1" calcext:value-type="float">
            <text:p>-1</text:p>
          </table:table-cell>
          <table:table-cell table:style-name="ce37" table:formula="of:=IF([.AB12]=&quot;-&quot;;&quot;&quot;;[.V12])" office:value-type="float" office:value="622.932046" calcext:value-type="float">
            <text:p>622,932046</text:p>
          </table:table-cell>
          <table:table-cell table:style-name="ce37" table:formula="of:=IFERROR(ABS([.AE12]-CEILING([.AC12]));&quot;&quot;)" office:value-type="float" office:value="26" calcext:value-type="float">
            <text:p>26</text:p>
          </table:table-cell>
          <table:table-cell table:formula="of:=CEILING([.E12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7" calcext:value-type="float">
            <text:p>417</text:p>
          </table:table-cell>
          <table:table-cell office:value-type="float" office:value="822" calcext:value-type="float">
            <text:p>822</text:p>
          </table:table-cell>
          <table:table-cell office:value-type="float" office:value="1660" calcext:value-type="float">
            <text:p>1660</text:p>
          </table:table-cell>
          <table:table-cell table:style-name="Default" office:value-type="float" office:value="1.774718" calcext:value-type="float">
            <text:p>1,774718</text:p>
          </table:table-cell>
          <table:table-cell table:style-name="Default" office:value-type="float" office:value="-27.674129" calcext:value-type="float">
            <text:p>-27,6741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674129" calcext:value-type="float">
            <text:p>-27,6741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6" calcext:value-type="float">
            <text:p>1,76</text:p>
          </table:table-cell>
          <table:table-cell office:value-type="float" office:value="601.78" calcext:value-type="float">
            <text:p>601,78</text:p>
          </table:table-cell>
          <table:table-cell office:value-type="float" office:value="4666605" calcext:value-type="float">
            <text:p>4666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624.717451" calcext:value-type="float">
            <text:p>624,7174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3];&quot;-&quot;;[.C13];&quot;-&quot;;[.AH13];&quot;-&quot;;LEFT(RIGHT([.A13];6);1))" office:value-type="string" office:string-value="r20-20-40-2" calcext:value-type="string">
            <text:p>r20-20-40-2</text:p>
          </table:table-cell>
          <table:table-cell table:style-name="ce36" table:formula="of:=IFERROR(ROUND(([.F13]/[.G13])*100;2);&quot;-&quot;)" office:value-type="float" office:value="50.73" calcext:value-type="float">
            <text:p>50,73</text:p>
          </table:table-cell>
          <table:table-cell table:style-name="ce13" table:formula="of:=IF([.AB13]=&quot;-&quot;;&quot;&quot;;[.J13])" office:value-type="float" office:value="-27.674129" calcext:value-type="float">
            <text:p>-27,7</text:p>
          </table:table-cell>
          <table:table-cell table:style-name="ce13" table:formula="of:=IF([.AB13]=&quot;-&quot;;&quot;&quot;;[.I13])" office:value-type="float" office:value="1.774718" calcext:value-type="float">
            <text:p>1,8</text:p>
          </table:table-cell>
          <table:table-cell table:style-name="ce37" table:formula="of:=IF([.AB13]=&quot;-&quot;;&quot;&quot;;[.U13])" office:value-type="float" office:value="-1" calcext:value-type="float">
            <text:p>-1</text:p>
          </table:table-cell>
          <table:table-cell table:style-name="ce37" table:formula="of:=IF([.AB13]=&quot;-&quot;;&quot;&quot;;[.V13])" office:value-type="float" office:value="624.717451" calcext:value-type="float">
            <text:p>624,717451</text:p>
          </table:table-cell>
          <table:table-cell table:style-name="ce37" table:formula="of:=IFERROR(ABS([.AE13]-CEILING([.AC13]));&quot;&quot;)" office:value-type="float" office:value="26" calcext:value-type="float">
            <text:p>26</text:p>
          </table:table-cell>
          <table:table-cell table:formula="of:=CEILING([.E13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3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4" calcext:value-type="float">
            <text:p>434</text:p>
          </table:table-cell>
          <table:table-cell office:value-type="float" office:value="822" calcext:value-type="float">
            <text:p>822</text:p>
          </table:table-cell>
          <table:table-cell office:value-type="float" office:value="1796" calcext:value-type="float">
            <text:p>1796</text:p>
          </table:table-cell>
          <table:table-cell table:style-name="Default" office:value-type="float" office:value="1.042529" calcext:value-type="float">
            <text:p>1,042529</text:p>
          </table:table-cell>
          <table:table-cell table:style-name="Default" office:value-type="float" office:value="-27.509026" calcext:value-type="float">
            <text:p>-27,50902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09026" calcext:value-type="float">
            <text:p>-27,5090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,02</text:p>
          </table:table-cell>
          <table:table-cell office:value-type="float" office:value="601.04" calcext:value-type="float">
            <text:p>601,04</text:p>
          </table:table-cell>
          <table:table-cell office:value-type="float" office:value="4647589" calcext:value-type="float">
            <text:p>4647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644.13401" calcext:value-type="float">
            <text:p>644,134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4];&quot;-&quot;;[.C14];&quot;-&quot;;[.AH14];&quot;-&quot;;LEFT(RIGHT([.A14];6);1))" office:value-type="string" office:string-value="r20-20-40-3" calcext:value-type="string">
            <text:p>r20-20-40-3</text:p>
          </table:table-cell>
          <table:table-cell table:formula="of:=IFERROR(ROUND(([.F14]/[.G14])*100;2);&quot;-&quot;)" office:value-type="float" office:value="52.8" calcext:value-type="float">
            <text:p>52,8</text:p>
          </table:table-cell>
          <table:table-cell table:style-name="ce13" table:formula="of:=IF([.AB14]=&quot;-&quot;;&quot;&quot;;[.J14])" office:value-type="float" office:value="-27.509026" calcext:value-type="float">
            <text:p>-27,5</text:p>
          </table:table-cell>
          <table:table-cell table:style-name="ce13" table:formula="of:=IF([.AB14]=&quot;-&quot;;&quot;&quot;;[.I14])" office:value-type="float" office:value="1.042529" calcext:value-type="float">
            <text:p>1,0</text:p>
          </table:table-cell>
          <table:table-cell table:formula="of:=IF([.AB14]=&quot;-&quot;;&quot;&quot;;[.U14])" office:value-type="float" office:value="-1" calcext:value-type="float">
            <text:p>-1</text:p>
          </table:table-cell>
          <table:table-cell table:formula="of:=IF([.AB14]=&quot;-&quot;;&quot;&quot;;[.V14])" office:value-type="float" office:value="644.13401" calcext:value-type="float">
            <text:p>644,13401</text:p>
          </table:table-cell>
          <table:table-cell table:formula="of:=IFERROR(ABS([.AE14]-CEILING([.AC14]));&quot;&quot;)" office:value-type="float" office:value="26" calcext:value-type="float">
            <text:p>26</text:p>
          </table:table-cell>
          <table:table-cell table:formula="of:=CEILING([.E14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4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2" calcext:value-type="float">
            <text:p>422</text:p>
          </table:table-cell>
          <table:table-cell office:value-type="float" office:value="822" calcext:value-type="float">
            <text:p>822</text:p>
          </table:table-cell>
          <table:table-cell office:value-type="float" office:value="1539" calcext:value-type="float">
            <text:p>1539</text:p>
          </table:table-cell>
          <table:table-cell table:style-name="Default" office:value-type="float" office:value="0.908029" calcext:value-type="float">
            <text:p>0,908029</text:p>
          </table:table-cell>
          <table:table-cell table:style-name="Default" office:value-type="float" office:value="-27.582751" calcext:value-type="float">
            <text:p>-27,5827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82751" calcext:value-type="float">
            <text:p>-27,582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,89</text:p>
          </table:table-cell>
          <table:table-cell office:value-type="float" office:value="600.91" calcext:value-type="float">
            <text:p>600,91</text:p>
          </table:table-cell>
          <table:table-cell office:value-type="float" office:value="4658557" calcext:value-type="float">
            <text:p>4658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646.260735" calcext:value-type="float">
            <text:p>646,2607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5];&quot;-&quot;;[.C15];&quot;-&quot;;[.AH15];&quot;-&quot;;LEFT(RIGHT([.A15];6);1))" office:value-type="string" office:string-value="r20-20-40-4" calcext:value-type="string">
            <text:p>r20-20-40-4</text:p>
          </table:table-cell>
          <table:table-cell table:formula="of:=IFERROR(ROUND(([.F15]/[.G15])*100;2);&quot;-&quot;)" office:value-type="float" office:value="51.34" calcext:value-type="float">
            <text:p>51,34</text:p>
          </table:table-cell>
          <table:table-cell table:style-name="ce13" table:formula="of:=IF([.AB15]=&quot;-&quot;;&quot;&quot;;[.J15])" office:value-type="float" office:value="-27.582751" calcext:value-type="float">
            <text:p>-27,6</text:p>
          </table:table-cell>
          <table:table-cell table:style-name="ce13" table:formula="of:=IF([.AB15]=&quot;-&quot;;&quot;&quot;;[.I15])" office:value-type="float" office:value="0.908029" calcext:value-type="float">
            <text:p>0,9</text:p>
          </table:table-cell>
          <table:table-cell table:formula="of:=IF([.AB15]=&quot;-&quot;;&quot;&quot;;[.U15])" office:value-type="float" office:value="-1" calcext:value-type="float">
            <text:p>-1</text:p>
          </table:table-cell>
          <table:table-cell table:formula="of:=IF([.AB15]=&quot;-&quot;;&quot;&quot;;[.V15])" office:value-type="float" office:value="646.260735" calcext:value-type="float">
            <text:p>646,260735</text:p>
          </table:table-cell>
          <table:table-cell table:formula="of:=IFERROR(ABS([.AE15]-CEILING([.AC15]));&quot;&quot;)" office:value-type="float" office:value="26" calcext:value-type="float">
            <text:p>26</text:p>
          </table:table-cell>
          <table:table-cell table:formula="of:=CEILING([.E15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5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3" calcext:value-type="float">
            <text:p>423</text:p>
          </table:table-cell>
          <table:table-cell office:value-type="float" office:value="822" calcext:value-type="float">
            <text:p>822</text:p>
          </table:table-cell>
          <table:table-cell office:value-type="float" office:value="1707" calcext:value-type="float">
            <text:p>1707</text:p>
          </table:table-cell>
          <table:table-cell table:style-name="Default" office:value-type="float" office:value="0.842696" calcext:value-type="float">
            <text:p>0,842696</text:p>
          </table:table-cell>
          <table:table-cell table:style-name="Default" office:value-type="float" office:value="-27.517545" calcext:value-type="float">
            <text:p>-27,5175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17545" calcext:value-type="float">
            <text:p>-27,5175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  <table:table-cell office:value-type="float" office:value="600.84" calcext:value-type="float">
            <text:p>600,84</text:p>
          </table:table-cell>
          <table:table-cell office:value-type="float" office:value="4653661" calcext:value-type="float">
            <text:p>46536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632.11189" calcext:value-type="float">
            <text:p>632,11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6];&quot;-&quot;;[.C16];&quot;-&quot;;[.AH16];&quot;-&quot;;LEFT(RIGHT([.A16];6);1))" office:value-type="string" office:string-value="r20-20-40-5" calcext:value-type="string">
            <text:p>r20-20-40-5</text:p>
          </table:table-cell>
          <table:table-cell table:style-name="ce36" table:formula="of:=IFERROR(ROUND(([.F16]/[.G16])*100;2);&quot;-&quot;)" office:value-type="float" office:value="51.46" calcext:value-type="float">
            <text:p>51,46</text:p>
          </table:table-cell>
          <table:table-cell table:style-name="ce13" table:formula="of:=IF([.AB16]=&quot;-&quot;;&quot;&quot;;[.J16])" office:value-type="float" office:value="-27.517545" calcext:value-type="float">
            <text:p>-27,5</text:p>
          </table:table-cell>
          <table:table-cell table:style-name="ce13" table:formula="of:=IF([.AB16]=&quot;-&quot;;&quot;&quot;;[.I16])" office:value-type="float" office:value="0.842696" calcext:value-type="float">
            <text:p>0,8</text:p>
          </table:table-cell>
          <table:table-cell table:style-name="ce37" table:formula="of:=IF([.AB16]=&quot;-&quot;;&quot;&quot;;[.U16])" office:value-type="float" office:value="-1" calcext:value-type="float">
            <text:p>-1</text:p>
          </table:table-cell>
          <table:table-cell table:style-name="ce37" table:formula="of:=IF([.AB16]=&quot;-&quot;;&quot;&quot;;[.V16])" office:value-type="float" office:value="632.11189" calcext:value-type="float">
            <text:p>632,11189</text:p>
          </table:table-cell>
          <table:table-cell table:style-name="ce37" table:formula="of:=IFERROR(ABS([.AE16]-CEILING([.AC16]));&quot;&quot;)" office:value-type="float" office:value="26" calcext:value-type="float">
            <text:p>26</text:p>
          </table:table-cell>
          <table:table-cell table:formula="of:=CEILING([.E16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9" calcext:value-type="float">
            <text:p>629</text:p>
          </table:table-cell>
          <table:table-cell office:value-type="float" office:value="1092" calcext:value-type="float">
            <text:p>1092</text:p>
          </table:table-cell>
          <table:table-cell office:value-type="float" office:value="2306" calcext:value-type="float">
            <text:p>2306</text:p>
          </table:table-cell>
          <table:table-cell table:style-name="Default" office:value-type="float" office:value="2.227203" calcext:value-type="float">
            <text:p>2,227203</text:p>
          </table:table-cell>
          <table:table-cell table:style-name="Default" office:value-type="float" office:value="-34.647765" calcext:value-type="float">
            <text:p>-34,6477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47765" calcext:value-type="float">
            <text:p>-34,6477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office:value-type="float" office:value="602.24" calcext:value-type="float">
            <text:p>602,24</text:p>
          </table:table-cell>
          <table:table-cell office:value-type="float" office:value="7523734" calcext:value-type="float">
            <text:p>7523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608.725184" calcext:value-type="float">
            <text:p>608,725184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7];&quot;-&quot;;[.C17];&quot;-&quot;;[.AH17];&quot;-&quot;;LEFT(RIGHT([.A17];6);1))" office:value-type="string" office:string-value="r20-25-50-1" calcext:value-type="string">
            <text:p>r20-25-50-1</text:p>
          </table:table-cell>
          <table:table-cell table:formula="of:=IFERROR(ROUND(([.F17]/[.G17])*100;2);&quot;-&quot;)" office:value-type="float" office:value="57.6" calcext:value-type="float">
            <text:p>57,6</text:p>
          </table:table-cell>
          <table:table-cell table:style-name="ce13" table:formula="of:=IF([.AB17]=&quot;-&quot;;&quot;&quot;;[.J17])" office:value-type="float" office:value="-34.647765" calcext:value-type="float">
            <text:p>-34,6</text:p>
          </table:table-cell>
          <table:table-cell table:style-name="ce13" table:formula="of:=IF([.AB17]=&quot;-&quot;;&quot;&quot;;[.I17])" office:value-type="float" office:value="2.227203" calcext:value-type="float">
            <text:p>2,2</text:p>
          </table:table-cell>
          <table:table-cell table:formula="of:=IF([.AB17]=&quot;-&quot;;&quot;&quot;;[.U17])" office:value-type="float" office:value="0" calcext:value-type="float">
            <text:p>0</text:p>
          </table:table-cell>
          <table:table-cell table:formula="of:=IF([.AB17]=&quot;-&quot;;&quot;&quot;;[.V17])" office:value-type="float" office:value="608.725184" calcext:value-type="float">
            <text:p>608,725184</text:p>
          </table:table-cell>
          <table:table-cell table:formula="of:=IFERROR(ABS([.AE17]-CEILING([.AC17]));&quot;&quot;)" office:value-type="float" office:value="34" calcext:value-type="float">
            <text:p>34</text:p>
          </table:table-cell>
          <table:table-cell table:formula="of:=CEILING([.E17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33" calcext:value-type="float">
            <text:p>633</text:p>
          </table:table-cell>
          <table:table-cell office:value-type="float" office:value="1092" calcext:value-type="float">
            <text:p>1092</text:p>
          </table:table-cell>
          <table:table-cell office:value-type="float" office:value="2621" calcext:value-type="float">
            <text:p>2621</text:p>
          </table:table-cell>
          <table:table-cell table:style-name="Default" office:value-type="float" office:value="4.04184" calcext:value-type="float">
            <text:p>4,04184</text:p>
          </table:table-cell>
          <table:table-cell table:style-name="Default" office:value-type="float" office:value="-34.692987" calcext:value-type="float">
            <text:p>-34,6929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92987" calcext:value-type="float">
            <text:p>-34,692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,02</text:p>
          </table:table-cell>
          <table:table-cell office:value-type="float" office:value="604.06" calcext:value-type="float">
            <text:p>604,06</text:p>
          </table:table-cell>
          <table:table-cell office:value-type="float" office:value="7542942" calcext:value-type="float">
            <text:p>7542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612.469774" calcext:value-type="float">
            <text:p>612,4697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8];&quot;-&quot;;[.C18];&quot;-&quot;;[.AH18];&quot;-&quot;;LEFT(RIGHT([.A18];6);1))" office:value-type="string" office:string-value="r20-25-50-2" calcext:value-type="string">
            <text:p>r20-25-50-2</text:p>
          </table:table-cell>
          <table:table-cell table:style-name="ce36" table:formula="of:=IFERROR(ROUND(([.F18]/[.G18])*100;2);&quot;-&quot;)" office:value-type="float" office:value="57.97" calcext:value-type="float">
            <text:p>57,97</text:p>
          </table:table-cell>
          <table:table-cell table:style-name="ce13" table:formula="of:=IF([.AB18]=&quot;-&quot;;&quot;&quot;;[.J18])" office:value-type="float" office:value="-34.692987" calcext:value-type="float">
            <text:p>-34,7</text:p>
          </table:table-cell>
          <table:table-cell table:style-name="ce13" table:formula="of:=IF([.AB18]=&quot;-&quot;;&quot;&quot;;[.I18])" office:value-type="float" office:value="4.04184" calcext:value-type="float">
            <text:p>4,0</text:p>
          </table:table-cell>
          <table:table-cell table:style-name="ce37" table:formula="of:=IF([.AB18]=&quot;-&quot;;&quot;&quot;;[.U18])" office:value-type="float" office:value="-1" calcext:value-type="float">
            <text:p>-1</text:p>
          </table:table-cell>
          <table:table-cell table:style-name="ce37" table:formula="of:=IF([.AB18]=&quot;-&quot;;&quot;&quot;;[.V18])" office:value-type="float" office:value="612.469774" calcext:value-type="float">
            <text:p>612,469774</text:p>
          </table:table-cell>
          <table:table-cell table:style-name="ce37" table:formula="of:=IFERROR(ABS([.AE18]-CEILING([.AC18]));&quot;&quot;)" office:value-type="float" office:value="33" calcext:value-type="float">
            <text:p>33</text:p>
          </table:table-cell>
          <table:table-cell table:formula="of:=CEILING([.E18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39" calcext:value-type="float">
            <text:p>639</text:p>
          </table:table-cell>
          <table:table-cell office:value-type="float" office:value="1092" calcext:value-type="float">
            <text:p>1092</text:p>
          </table:table-cell>
          <table:table-cell office:value-type="float" office:value="2696" calcext:value-type="float">
            <text:p>2696</text:p>
          </table:table-cell>
          <table:table-cell table:style-name="Default" office:value-type="float" office:value="1.737692" calcext:value-type="float">
            <text:p>1,737692</text:p>
          </table:table-cell>
          <table:table-cell table:style-name="Default" office:value-type="float" office:value="-34.597407" calcext:value-type="float">
            <text:p>-34,5974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97407" calcext:value-type="float">
            <text:p>-34,5974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,71</text:p>
          </table:table-cell>
          <table:table-cell office:value-type="float" office:value="601.74" calcext:value-type="float">
            <text:p>601,74</text:p>
          </table:table-cell>
          <table:table-cell office:value-type="float" office:value="7534078" calcext:value-type="float">
            <text:p>7534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612.20617" calcext:value-type="float">
            <text:p>612,2061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9];&quot;-&quot;;[.C19];&quot;-&quot;;[.AH19];&quot;-&quot;;LEFT(RIGHT([.A19];6);1))" office:value-type="string" office:string-value="r20-25-50-3" calcext:value-type="string">
            <text:p>r20-25-50-3</text:p>
          </table:table-cell>
          <table:table-cell table:style-name="ce36" table:formula="of:=IFERROR(ROUND(([.F19]/[.G19])*100;2);&quot;-&quot;)" office:value-type="float" office:value="58.52" calcext:value-type="float">
            <text:p>58,52</text:p>
          </table:table-cell>
          <table:table-cell table:style-name="ce13" table:formula="of:=IF([.AB19]=&quot;-&quot;;&quot;&quot;;[.J19])" office:value-type="float" office:value="-34.597407" calcext:value-type="float">
            <text:p>-34,6</text:p>
          </table:table-cell>
          <table:table-cell table:style-name="ce13" table:formula="of:=IF([.AB19]=&quot;-&quot;;&quot;&quot;;[.I19])" office:value-type="float" office:value="1.737692" calcext:value-type="float">
            <text:p>1,7</text:p>
          </table:table-cell>
          <table:table-cell table:style-name="ce37" table:formula="of:=IF([.AB19]=&quot;-&quot;;&quot;&quot;;[.U19])" office:value-type="float" office:value="0" calcext:value-type="float">
            <text:p>0</text:p>
          </table:table-cell>
          <table:table-cell table:style-name="ce37" table:formula="of:=IF([.AB19]=&quot;-&quot;;&quot;&quot;;[.V19])" office:value-type="float" office:value="612.20617" calcext:value-type="float">
            <text:p>612,20617</text:p>
          </table:table-cell>
          <table:table-cell table:style-name="ce37" table:formula="of:=IFERROR(ABS([.AE19]-CEILING([.AC19]));&quot;&quot;)" office:value-type="float" office:value="34" calcext:value-type="float">
            <text:p>34</text:p>
          </table:table-cell>
          <table:table-cell table:formula="of:=CEILING([.E19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61" calcext:value-type="float">
            <text:p>661</text:p>
          </table:table-cell>
          <table:table-cell office:value-type="float" office:value="1092" calcext:value-type="float">
            <text:p>1092</text:p>
          </table:table-cell>
          <table:table-cell office:value-type="float" office:value="2802" calcext:value-type="float">
            <text:p>2802</text:p>
          </table:table-cell>
          <table:table-cell table:style-name="Default" office:value-type="float" office:value="2.621258" calcext:value-type="float">
            <text:p>2,621258</text:p>
          </table:table-cell>
          <table:table-cell table:style-name="Default" office:value-type="float" office:value="-34.551978" calcext:value-type="float">
            <text:p>-34,55197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51978" calcext:value-type="float">
            <text:p>-34,55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602.64" calcext:value-type="float">
            <text:p>602,64</text:p>
          </table:table-cell>
          <table:table-cell office:value-type="float" office:value="7525190" calcext:value-type="float">
            <text:p>7525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608.543279" calcext:value-type="float">
            <text:p>608,54327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0];&quot;-&quot;;[.C20];&quot;-&quot;;[.AH20];&quot;-&quot;;LEFT(RIGHT([.A20];6);1))" office:value-type="string" office:string-value="r20-25-50-4" calcext:value-type="string">
            <text:p>r20-25-50-4</text:p>
          </table:table-cell>
          <table:table-cell table:style-name="ce36" table:formula="of:=IFERROR(ROUND(([.F20]/[.G20])*100;2);&quot;-&quot;)" office:value-type="float" office:value="60.53" calcext:value-type="float">
            <text:p>60,53</text:p>
          </table:table-cell>
          <table:table-cell table:style-name="ce13" table:formula="of:=IF([.AB20]=&quot;-&quot;;&quot;&quot;;[.J20])" office:value-type="float" office:value="-34.551978" calcext:value-type="float">
            <text:p>-34,6</text:p>
          </table:table-cell>
          <table:table-cell table:style-name="ce13" table:formula="of:=IF([.AB20]=&quot;-&quot;;&quot;&quot;;[.I20])" office:value-type="float" office:value="2.621258" calcext:value-type="float">
            <text:p>2,6</text:p>
          </table:table-cell>
          <table:table-cell table:style-name="ce37" table:formula="of:=IF([.AB20]=&quot;-&quot;;&quot;&quot;;[.U20])" office:value-type="float" office:value="0" calcext:value-type="float">
            <text:p>0</text:p>
          </table:table-cell>
          <table:table-cell table:style-name="ce37" table:formula="of:=IF([.AB20]=&quot;-&quot;;&quot;&quot;;[.V20])" office:value-type="float" office:value="608.543279" calcext:value-type="float">
            <text:p>608,543279</text:p>
          </table:table-cell>
          <table:table-cell table:style-name="ce37" table:formula="of:=IFERROR(ABS([.AE20]-CEILING([.AC20]));&quot;&quot;)" office:value-type="float" office:value="34" calcext:value-type="float">
            <text:p>34</text:p>
          </table:table-cell>
          <table:table-cell table:formula="of:=CEILING([.E20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4" calcext:value-type="float">
            <text:p>624</text:p>
          </table:table-cell>
          <table:table-cell office:value-type="float" office:value="1092" calcext:value-type="float">
            <text:p>1092</text:p>
          </table:table-cell>
          <table:table-cell office:value-type="float" office:value="2547" calcext:value-type="float">
            <text:p>2547</text:p>
          </table:table-cell>
          <table:table-cell table:style-name="Default" office:value-type="float" office:value="2.739951" calcext:value-type="float">
            <text:p>2,739951</text:p>
          </table:table-cell>
          <table:table-cell table:style-name="Default" office:value-type="float" office:value="-34.612264" calcext:value-type="float">
            <text:p>-34,6122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12264" calcext:value-type="float">
            <text:p>-34,6122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72" calcext:value-type="float">
            <text:p>2,72</text:p>
          </table:table-cell>
          <table:table-cell office:value-type="float" office:value="602.75" calcext:value-type="float">
            <text:p>602,75</text:p>
          </table:table-cell>
          <table:table-cell office:value-type="float" office:value="7536086" calcext:value-type="float">
            <text:p>7536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617.365862" calcext:value-type="float">
            <text:p>617,3658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1];&quot;-&quot;;[.C21];&quot;-&quot;;[.AH21];&quot;-&quot;;LEFT(RIGHT([.A21];6);1))" office:value-type="string" office:string-value="r20-25-50-5" calcext:value-type="string">
            <text:p>r20-25-50-5</text:p>
          </table:table-cell>
          <table:table-cell table:formula="of:=IFERROR(ROUND(([.F21]/[.G21])*100;2);&quot;-&quot;)" office:value-type="float" office:value="57.14" calcext:value-type="float">
            <text:p>57,14</text:p>
          </table:table-cell>
          <table:table-cell table:style-name="ce13" table:formula="of:=IF([.AB21]=&quot;-&quot;;&quot;&quot;;[.J21])" office:value-type="float" office:value="-34.612264" calcext:value-type="float">
            <text:p>-34,6</text:p>
          </table:table-cell>
          <table:table-cell table:style-name="ce13" table:formula="of:=IF([.AB21]=&quot;-&quot;;&quot;&quot;;[.I21])" office:value-type="float" office:value="2.739951" calcext:value-type="float">
            <text:p>2,7</text:p>
          </table:table-cell>
          <table:table-cell table:formula="of:=IF([.AB21]=&quot;-&quot;;&quot;&quot;;[.U21])" office:value-type="float" office:value="-1" calcext:value-type="float">
            <text:p>-1</text:p>
          </table:table-cell>
          <table:table-cell table:formula="of:=IF([.AB21]=&quot;-&quot;;&quot;&quot;;[.V21])" office:value-type="float" office:value="617.365862" calcext:value-type="float">
            <text:p>617,365862</text:p>
          </table:table-cell>
          <table:table-cell table:formula="of:=IFERROR(ABS([.AE21]-CEILING([.AC21]));&quot;&quot;)" office:value-type="float" office:value="33" calcext:value-type="float">
            <text:p>33</text:p>
          </table:table-cell>
          <table:table-cell table:formula="of:=CEILING([.E21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0.014725" calcext:value-type="float">
            <text:p>0,014725</text:p>
          </table:table-cell>
          <table:table-cell table:style-name="Default" office:value-type="float" office:value="-5.49537" calcext:value-type="float">
            <text:p>-5,495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49537" calcext:value-type="float">
            <text:p>-5,495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676010" calcext:value-type="float">
            <text:p>676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24668" calcext:value-type="float">
            <text:p>0,0246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2];&quot;-&quot;;[.C22];&quot;-&quot;;[.AH22];&quot;-&quot;;LEFT(RIGHT([.A22];6);1))" office:value-type="string" office:string-value="r20-5-10-1" calcext:value-type="string">
            <text:p>r20-5-10-1</text:p>
          </table:table-cell>
          <table:table-cell table:style-name="ce36" table:formula="of:=IFERROR(ROUND(([.F22]/[.G22])*100;2);&quot;-&quot;)" office:value-type="float" office:value="27.16" calcext:value-type="float">
            <text:p>27,16</text:p>
          </table:table-cell>
          <table:table-cell table:style-name="ce13" table:formula="of:=IF([.AB22]=&quot;-&quot;;&quot;&quot;;[.J22])" office:value-type="float" office:value="-5.49537" calcext:value-type="float">
            <text:p>-5,5</text:p>
          </table:table-cell>
          <table:table-cell table:style-name="ce13" table:formula="of:=IF([.AB22]=&quot;-&quot;;&quot;&quot;;[.I22])" office:value-type="float" office:value="0.014725" calcext:value-type="float">
            <text:p>0,0</text:p>
          </table:table-cell>
          <table:table-cell table:style-name="ce37" table:formula="of:=IF([.AB22]=&quot;-&quot;;&quot;&quot;;[.U22])" office:value-type="float" office:value="-1" calcext:value-type="float">
            <text:p>-1</text:p>
          </table:table-cell>
          <table:table-cell table:style-name="ce37" table:formula="of:=IF([.AB22]=&quot;-&quot;;&quot;&quot;;[.V22])" office:value-type="float" office:value="0.024668" calcext:value-type="float">
            <text:p>0,024668</text:p>
          </table:table-cell>
          <table:table-cell table:style-name="ce37" table:formula="of:=IFERROR(ABS([.AE22]-CEILING([.AC22]));&quot;&quot;)" office:value-type="float" office:value="4" calcext:value-type="float">
            <text:p>4</text:p>
          </table:table-cell>
          <table:table-cell table:formula="of:=CEILING([.E2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0.018435" calcext:value-type="float">
            <text:p>0,018435</text:p>
          </table:table-cell>
          <table:table-cell table:style-name="Default" office:value-type="float" office:value="-5.494949" calcext:value-type="float">
            <text:p>-5,49494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494949" calcext:value-type="float">
            <text:p>-5,4949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709008" calcext:value-type="float">
            <text:p>709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62711" calcext:value-type="float">
            <text:p>0,0627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3];&quot;-&quot;;[.C23];&quot;-&quot;;[.AH23];&quot;-&quot;;LEFT(RIGHT([.A23];6);1))" office:value-type="string" office:string-value="r20-5-10-2" calcext:value-type="string">
            <text:p>r20-5-10-2</text:p>
          </table:table-cell>
          <table:table-cell table:formula="of:=IFERROR(ROUND(([.F23]/[.G23])*100;2);&quot;-&quot;)" office:value-type="float" office:value="25.31" calcext:value-type="float">
            <text:p>25,31</text:p>
          </table:table-cell>
          <table:table-cell table:style-name="ce13" table:formula="of:=IF([.AB23]=&quot;-&quot;;&quot;&quot;;[.J23])" office:value-type="float" office:value="-5.494949" calcext:value-type="float">
            <text:p>-5,5</text:p>
          </table:table-cell>
          <table:table-cell table:style-name="ce13" table:formula="of:=IF([.AB23]=&quot;-&quot;;&quot;&quot;;[.I23])" office:value-type="float" office:value="0.018435" calcext:value-type="float">
            <text:p>0,0</text:p>
          </table:table-cell>
          <table:table-cell table:formula="of:=IF([.AB23]=&quot;-&quot;;&quot;&quot;;[.U23])" office:value-type="float" office:value="-1" calcext:value-type="float">
            <text:p>-1</text:p>
          </table:table-cell>
          <table:table-cell table:formula="of:=IF([.AB23]=&quot;-&quot;;&quot;&quot;;[.V23])" office:value-type="float" office:value="0.062711" calcext:value-type="float">
            <text:p>0,062711</text:p>
          </table:table-cell>
          <table:table-cell table:formula="of:=IFERROR(ABS([.AE23]-CEILING([.AC23]));&quot;&quot;)" office:value-type="float" office:value="4" calcext:value-type="float">
            <text:p>4</text:p>
          </table:table-cell>
          <table:table-cell table:formula="of:=CEILING([.E2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00783" calcext:value-type="float">
            <text:p>0,00783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678530" calcext:value-type="float">
            <text:p>678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3799" calcext:value-type="float">
            <text:p>0,0037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4];&quot;-&quot;;[.C24];&quot;-&quot;;[.AH24];&quot;-&quot;;LEFT(RIGHT([.A24];6);1))" office:value-type="string" office:string-value="r20-5-10-3" calcext:value-type="string">
            <text:p>r20-5-10-3</text:p>
          </table:table-cell>
          <table:table-cell table:style-name="ce36" table:formula="of:=IFERROR(ROUND(([.F24]/[.G24])*100;2);&quot;-&quot;)" office:value-type="float" office:value="12.96" calcext:value-type="float">
            <text:p>12,96</text:p>
          </table:table-cell>
          <table:table-cell table:style-name="ce13" table:formula="of:=IF([.AB24]=&quot;-&quot;;&quot;&quot;;[.J24])" office:value-type="float" office:value="-5" calcext:value-type="float">
            <text:p>-5,0</text:p>
          </table:table-cell>
          <table:table-cell table:style-name="ce13" table:formula="of:=IF([.AB24]=&quot;-&quot;;&quot;&quot;;[.I24])" office:value-type="float" office:value="0.00783" calcext:value-type="float">
            <text:p>0,0</text:p>
          </table:table-cell>
          <table:table-cell table:style-name="ce37" table:formula="of:=IF([.AB24]=&quot;-&quot;;&quot;&quot;;[.U24])" office:value-type="float" office:value="-1" calcext:value-type="float">
            <text:p>-1</text:p>
          </table:table-cell>
          <table:table-cell table:style-name="ce37" table:formula="of:=IF([.AB24]=&quot;-&quot;;&quot;&quot;;[.V24])" office:value-type="float" office:value="0.003799" calcext:value-type="float">
            <text:p>0,003799</text:p>
          </table:table-cell>
          <table:table-cell table:style-name="ce37" table:formula="of:=IFERROR(ABS([.AE24]-CEILING([.AC24]));&quot;&quot;)" office:value-type="float" office:value="4" calcext:value-type="float">
            <text:p>4</text:p>
          </table:table-cell>
          <table:table-cell table:formula="of:=CEILING([.E24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08551" calcext:value-type="float">
            <text:p>0,008551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678178" calcext:value-type="float">
            <text:p>678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13666" calcext:value-type="float">
            <text:p>0,0136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5];&quot;-&quot;;[.C25];&quot;-&quot;;[.AH25];&quot;-&quot;;LEFT(RIGHT([.A25];6);1))" office:value-type="string" office:string-value="r20-5-10-4" calcext:value-type="string">
            <text:p>r20-5-10-4</text:p>
          </table:table-cell>
          <table:table-cell table:style-name="ce36" table:formula="of:=IFERROR(ROUND(([.F25]/[.G25])*100;2);&quot;-&quot;)" office:value-type="float" office:value="20.37" calcext:value-type="float">
            <text:p>20,37</text:p>
          </table:table-cell>
          <table:table-cell table:style-name="ce13" table:formula="of:=IF([.AB25]=&quot;-&quot;;&quot;&quot;;[.J25])" office:value-type="float" office:value="-5" calcext:value-type="float">
            <text:p>-5,0</text:p>
          </table:table-cell>
          <table:table-cell table:style-name="ce13" table:formula="of:=IF([.AB25]=&quot;-&quot;;&quot;&quot;;[.I25])" office:value-type="float" office:value="0.008551" calcext:value-type="float">
            <text:p>0,0</text:p>
          </table:table-cell>
          <table:table-cell table:style-name="ce37" table:formula="of:=IF([.AB25]=&quot;-&quot;;&quot;&quot;;[.U25])" office:value-type="float" office:value="-1" calcext:value-type="float">
            <text:p>-1</text:p>
          </table:table-cell>
          <table:table-cell table:style-name="ce37" table:formula="of:=IF([.AB25]=&quot;-&quot;;&quot;&quot;;[.V25])" office:value-type="float" office:value="0.013666" calcext:value-type="float">
            <text:p>0,013666</text:p>
          </table:table-cell>
          <table:table-cell table:style-name="ce37" table:formula="of:=IFERROR(ABS([.AE25]-CEILING([.AC25]));&quot;&quot;)" office:value-type="float" office:value="4" calcext:value-type="float">
            <text:p>4</text:p>
          </table:table-cell>
          <table:table-cell table:formula="of:=CEILING([.E25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0.012498" calcext:value-type="float">
            <text:p>0,012498</text:p>
          </table:table-cell>
          <table:table-cell table:style-name="Default" office:value-type="float" office:value="-5.275862" calcext:value-type="float">
            <text:p>-5,2758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275862" calcext:value-type="float">
            <text:p>-5,2758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683026" calcext:value-type="float">
            <text:p>68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72199" calcext:value-type="float">
            <text:p>0,072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6];&quot;-&quot;;[.C26];&quot;-&quot;;[.AH26];&quot;-&quot;;LEFT(RIGHT([.A26];6);1))" office:value-type="string" office:string-value="r20-5-10-5" calcext:value-type="string">
            <text:p>r20-5-10-5</text:p>
          </table:table-cell>
          <table:table-cell table:formula="of:=IFERROR(ROUND(([.F26]/[.G26])*100;2);&quot;-&quot;)" office:value-type="float" office:value="28.4" calcext:value-type="float">
            <text:p>28,4</text:p>
          </table:table-cell>
          <table:table-cell table:style-name="ce13" table:formula="of:=IF([.AB26]=&quot;-&quot;;&quot;&quot;;[.J26])" office:value-type="float" office:value="-5.275862" calcext:value-type="float">
            <text:p>-5,3</text:p>
          </table:table-cell>
          <table:table-cell table:style-name="ce13" table:formula="of:=IF([.AB26]=&quot;-&quot;;&quot;&quot;;[.I26])" office:value-type="float" office:value="0.012498" calcext:value-type="float">
            <text:p>0,0</text:p>
          </table:table-cell>
          <table:table-cell table:formula="of:=IF([.AB26]=&quot;-&quot;;&quot;&quot;;[.U26])" office:value-type="float" office:value="-1" calcext:value-type="float">
            <text:p>-1</text:p>
          </table:table-cell>
          <table:table-cell table:formula="of:=IF([.AB26]=&quot;-&quot;;&quot;&quot;;[.V26])" office:value-type="float" office:value="0.072199" calcext:value-type="float">
            <text:p>0,072199</text:p>
          </table:table-cell>
          <table:table-cell table:formula="of:=IFERROR(ABS([.AE26]-CEILING([.AC26]));&quot;&quot;)" office:value-type="float" office:value="4" calcext:value-type="float">
            <text:p>4</text:p>
          </table:table-cell>
          <table:table-cell table:formula="of:=CEILING([.E26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32039" calcext:value-type="float">
            <text:p>0,032039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34" calcext:value-type="float">
            <text:p>0,34</text:p>
          </table:table-cell>
          <table:table-cell office:value-type="float" office:value="893957" calcext:value-type="float">
            <text:p>893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352147" calcext:value-type="float">
            <text:p>0,35214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7];&quot;-&quot;;[.C27];&quot;-&quot;;[.AH27];&quot;-&quot;;LEFT(RIGHT([.A27];6);1))" office:value-type="string" office:string-value="r2-10-20-1" calcext:value-type="string">
            <text:p>r2-10-20-1</text:p>
          </table:table-cell>
          <table:table-cell table:formula="of:=IFERROR(ROUND(([.F27]/[.G27])*100;2);&quot;-&quot;)" office:value-type="float" office:value="56.52" calcext:value-type="float">
            <text:p>56,52</text:p>
          </table:table-cell>
          <table:table-cell table:style-name="ce13" table:formula="of:=IF([.AB27]=&quot;-&quot;;&quot;&quot;;[.J27])" office:value-type="float" office:value="-7" calcext:value-type="float">
            <text:p>-7,0</text:p>
          </table:table-cell>
          <table:table-cell table:style-name="ce13" table:formula="of:=IF([.AB27]=&quot;-&quot;;&quot;&quot;;[.I27])" office:value-type="float" office:value="0.032039" calcext:value-type="float">
            <text:p>0,0</text:p>
          </table:table-cell>
          <table:table-cell table:formula="of:=IF([.AB27]=&quot;-&quot;;&quot;&quot;;[.U27])" office:value-type="float" office:value="0" calcext:value-type="float">
            <text:p>0</text:p>
          </table:table-cell>
          <table:table-cell table:formula="of:=IF([.AB27]=&quot;-&quot;;&quot;&quot;;[.V27])" office:value-type="float" office:value="0.352147" calcext:value-type="float">
            <text:p>0,352147</text:p>
          </table:table-cell>
          <table:table-cell table:formula="of:=IFERROR(ABS([.AE27]-CEILING([.AC27]));&quot;&quot;)" office:value-type="float" office:value="7" calcext:value-type="float">
            <text:p>7</text:p>
          </table:table-cell>
          <table:table-cell table:formula="of:=CEILING([.E2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24972" calcext:value-type="float">
            <text:p>0,024972</text:p>
          </table:table-cell>
          <table:table-cell table:style-name="Default" office:value-type="float" office:value="-7.667683" calcext:value-type="float">
            <text:p>-7,6676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.667683" calcext:value-type="float">
            <text:p>-7,6676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45" calcext:value-type="float">
            <text:p>0,45</text:p>
          </table:table-cell>
          <table:table-cell office:value-type="float" office:value="871450" calcext:value-type="float">
            <text:p>87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486903" calcext:value-type="float">
            <text:p>0,486903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8];&quot;-&quot;;[.C28];&quot;-&quot;;[.AH28];&quot;-&quot;;LEFT(RIGHT([.A28];6);1))" office:value-type="string" office:string-value="r2-10-20-2" calcext:value-type="string">
            <text:p>r2-10-20-2</text:p>
          </table:table-cell>
          <table:table-cell table:formula="of:=IFERROR(ROUND(([.F28]/[.G28])*100;2);&quot;-&quot;)" office:value-type="float" office:value="58.7" calcext:value-type="float">
            <text:p>58,7</text:p>
          </table:table-cell>
          <table:table-cell table:style-name="ce13" table:formula="of:=IF([.AB28]=&quot;-&quot;;&quot;&quot;;[.J28])" office:value-type="float" office:value="-7.667683" calcext:value-type="float">
            <text:p>-7,7</text:p>
          </table:table-cell>
          <table:table-cell table:style-name="ce13" table:formula="of:=IF([.AB28]=&quot;-&quot;;&quot;&quot;;[.I28])" office:value-type="float" office:value="0.024972" calcext:value-type="float">
            <text:p>0,0</text:p>
          </table:table-cell>
          <table:table-cell table:formula="of:=IF([.AB28]=&quot;-&quot;;&quot;&quot;;[.U28])" office:value-type="float" office:value="0" calcext:value-type="float">
            <text:p>0</text:p>
          </table:table-cell>
          <table:table-cell table:formula="of:=IF([.AB28]=&quot;-&quot;;&quot;&quot;;[.V28])" office:value-type="float" office:value="0.486903" calcext:value-type="float">
            <text:p>0,486903</text:p>
          </table:table-cell>
          <table:table-cell table:formula="of:=IFERROR(ABS([.AE28]-CEILING([.AC28]));&quot;&quot;)" office:value-type="float" office:value="7" calcext:value-type="float">
            <text:p>7</text:p>
          </table:table-cell>
          <table:table-cell table:formula="of:=CEILING([.E28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029084" calcext:value-type="float">
            <text:p>0,029084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office:value-type="float" office:value="893413" calcext:value-type="float">
            <text:p>893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258211" calcext:value-type="float">
            <text:p>0,25821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9];&quot;-&quot;;[.C29];&quot;-&quot;;[.AH29];&quot;-&quot;;LEFT(RIGHT([.A29];6);1))" office:value-type="string" office:string-value="r2-10-20-3" calcext:value-type="string">
            <text:p>r2-10-20-3</text:p>
          </table:table-cell>
          <table:table-cell table:formula="of:=IFERROR(ROUND(([.F29]/[.G29])*100;2);&quot;-&quot;)" office:value-type="float" office:value="53.26" calcext:value-type="float">
            <text:p>53,26</text:p>
          </table:table-cell>
          <table:table-cell table:style-name="ce13" table:formula="of:=IF([.AB29]=&quot;-&quot;;&quot;&quot;;[.J29])" office:value-type="float" office:value="-7" calcext:value-type="float">
            <text:p>-7,0</text:p>
          </table:table-cell>
          <table:table-cell table:style-name="ce13" table:formula="of:=IF([.AB29]=&quot;-&quot;;&quot;&quot;;[.I29])" office:value-type="float" office:value="0.029084" calcext:value-type="float">
            <text:p>0,0</text:p>
          </table:table-cell>
          <table:table-cell table:formula="of:=IF([.AB29]=&quot;-&quot;;&quot;&quot;;[.U29])" office:value-type="float" office:value="0" calcext:value-type="float">
            <text:p>0</text:p>
          </table:table-cell>
          <table:table-cell table:formula="of:=IF([.AB29]=&quot;-&quot;;&quot;&quot;;[.V29])" office:value-type="float" office:value="0.258211" calcext:value-type="float">
            <text:p>0,258211</text:p>
          </table:table-cell>
          <table:table-cell table:formula="of:=IFERROR(ABS([.AE29]-CEILING([.AC29]));&quot;&quot;)" office:value-type="float" office:value="7" calcext:value-type="float">
            <text:p>7</text:p>
          </table:table-cell>
          <table:table-cell table:formula="of:=CEILING([.E29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0.015817" calcext:value-type="float">
            <text:p>0,015817</text:p>
          </table:table-cell>
          <table:table-cell table:style-name="Default" office:value-type="float" office:value="-7.5" calcext:value-type="float">
            <text:p>-7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.5" calcext:value-type="float">
            <text:p>-7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3" calcext:value-type="float">
            <text:p>0,3</text:p>
          </table:table-cell>
          <table:table-cell office:value-type="float" office:value="866282" calcext:value-type="float">
            <text:p>866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328265" calcext:value-type="float">
            <text:p>0,328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0];&quot;-&quot;;[.C30];&quot;-&quot;;[.AH30];&quot;-&quot;;LEFT(RIGHT([.A30];6);1))" office:value-type="string" office:string-value="r2-10-20-4" calcext:value-type="string">
            <text:p>r2-10-20-4</text:p>
          </table:table-cell>
          <table:table-cell table:formula="of:=IFERROR(ROUND(([.F30]/[.G30])*100;2);&quot;-&quot;)" office:value-type="float" office:value="53.26" calcext:value-type="float">
            <text:p>53,26</text:p>
          </table:table-cell>
          <table:table-cell table:style-name="ce13" table:formula="of:=IF([.AB30]=&quot;-&quot;;&quot;&quot;;[.J30])" office:value-type="float" office:value="-7.5" calcext:value-type="float">
            <text:p>-7,5</text:p>
          </table:table-cell>
          <table:table-cell table:style-name="ce13" table:formula="of:=IF([.AB30]=&quot;-&quot;;&quot;&quot;;[.I30])" office:value-type="float" office:value="0.015817" calcext:value-type="float">
            <text:p>0,0</text:p>
          </table:table-cell>
          <table:table-cell table:formula="of:=IF([.AB30]=&quot;-&quot;;&quot;&quot;;[.U30])" office:value-type="float" office:value="1" calcext:value-type="float">
            <text:p>1</text:p>
          </table:table-cell>
          <table:table-cell table:formula="of:=IF([.AB30]=&quot;-&quot;;&quot;&quot;;[.V30])" office:value-type="float" office:value="0.328265" calcext:value-type="float">
            <text:p>0,328265</text:p>
          </table:table-cell>
          <table:table-cell table:formula="of:=IFERROR(ABS([.AE30]-CEILING([.AC30]));&quot;&quot;)" office:value-type="float" office:value="8" calcext:value-type="float">
            <text:p>8</text:p>
          </table:table-cell>
          <table:table-cell table:formula="of:=CEILING([.E30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22215" calcext:value-type="float">
            <text:p>0,022215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91045" calcext:value-type="float">
            <text:p>89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0.012654" calcext:value-type="float">
            <text:p>0,0126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1];&quot;-&quot;;[.C31];&quot;-&quot;;[.AH31];&quot;-&quot;;LEFT(RIGHT([.A31];6);1))" office:value-type="string" office:string-value="r2-10-20-5" calcext:value-type="string">
            <text:p>r2-10-20-5</text:p>
          </table:table-cell>
          <table:table-cell table:formula="of:=IFERROR(ROUND(([.F31]/[.G31])*100;2);&quot;-&quot;)" office:value-type="float" office:value="42.39" calcext:value-type="float">
            <text:p>42,39</text:p>
          </table:table-cell>
          <table:table-cell table:style-name="ce13" table:formula="of:=IF([.AB31]=&quot;-&quot;;&quot;&quot;;[.J31])" office:value-type="float" office:value="-8" calcext:value-type="float">
            <text:p>-8,0</text:p>
          </table:table-cell>
          <table:table-cell table:style-name="ce13" table:formula="of:=IF([.AB31]=&quot;-&quot;;&quot;&quot;;[.I31])" office:value-type="float" office:value="0.022215" calcext:value-type="float">
            <text:p>0,0</text:p>
          </table:table-cell>
          <table:table-cell table:formula="of:=IF([.AB31]=&quot;-&quot;;&quot;&quot;;[.U31])" office:value-type="float" office:value="3" calcext:value-type="float">
            <text:p>3</text:p>
          </table:table-cell>
          <table:table-cell table:formula="of:=IF([.AB31]=&quot;-&quot;;&quot;&quot;;[.V31])" office:value-type="float" office:value="0.012654" calcext:value-type="float">
            <text:p>0,012654</text:p>
          </table:table-cell>
          <table:table-cell table:formula="of:=IFERROR(ABS([.AE31]-CEILING([.AC31]));&quot;&quot;)" office:value-type="float" office:value="11" calcext:value-type="float">
            <text:p>11</text:p>
          </table:table-cell>
          <table:table-cell table:formula="of:=CEILING([.E31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57856" calcext:value-type="float">
            <text:p>0,057856</text:p>
          </table:table-cell>
          <table:table-cell table:style-name="Default" office:value-type="float" office:value="-10.5" calcext:value-type="float">
            <text:p>-10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" calcext:value-type="float">
            <text:p>-1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335.91" calcext:value-type="float">
            <text:p>335,91</text:p>
          </table:table-cell>
          <table:table-cell office:value-type="float" office:value="1889888" calcext:value-type="float">
            <text:p>1889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389.650439" calcext:value-type="float">
            <text:p>389,65043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2];&quot;-&quot;;[.C32];&quot;-&quot;;[.AH32];&quot;-&quot;;LEFT(RIGHT([.A32];6);1))" office:value-type="string" office:string-value="r2-15-30-1" calcext:value-type="string">
            <text:p>r2-15-30-1</text:p>
          </table:table-cell>
          <table:table-cell table:formula="of:=IFERROR(ROUND(([.F32]/[.G32])*100;2);&quot;-&quot;)" office:value-type="float" office:value="40.88" calcext:value-type="float">
            <text:p>40,88</text:p>
          </table:table-cell>
          <table:table-cell table:style-name="ce13" table:formula="of:=IF([.AB32]=&quot;-&quot;;&quot;&quot;;[.J32])" office:value-type="float" office:value="-10.5" calcext:value-type="float">
            <text:p>-10,5</text:p>
          </table:table-cell>
          <table:table-cell table:style-name="ce13" table:formula="of:=IF([.AB32]=&quot;-&quot;;&quot;&quot;;[.I32])" office:value-type="float" office:value="0.057856" calcext:value-type="float">
            <text:p>0,1</text:p>
          </table:table-cell>
          <table:table-cell table:formula="of:=IF([.AB32]=&quot;-&quot;;&quot;&quot;;[.U32])" office:value-type="float" office:value="0" calcext:value-type="float">
            <text:p>0</text:p>
          </table:table-cell>
          <table:table-cell table:formula="of:=IF([.AB32]=&quot;-&quot;;&quot;&quot;;[.V32])" office:value-type="float" office:value="389.650439" calcext:value-type="float">
            <text:p>389,650439</text:p>
          </table:table-cell>
          <table:table-cell table:formula="of:=IFERROR(ABS([.AE32]-CEILING([.AC32]));&quot;&quot;)" office:value-type="float" office:value="10" calcext:value-type="float">
            <text:p>10</text:p>
          </table:table-cell>
          <table:table-cell table:formula="of:=CEILING([.E32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0.104277" calcext:value-type="float">
            <text:p>0,104277</text:p>
          </table:table-cell>
          <table:table-cell table:style-name="Default" office:value-type="float" office:value="-10.524189" calcext:value-type="float">
            <text:p>-10,5241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24189" calcext:value-type="float">
            <text:p>-10,524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4.65" calcext:value-type="float">
            <text:p>204,65</text:p>
          </table:table-cell>
          <table:table-cell office:value-type="float" office:value="1898704" calcext:value-type="float">
            <text:p>1898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240.584178" calcext:value-type="float">
            <text:p>240,584178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3];&quot;-&quot;;[.C33];&quot;-&quot;;[.AH33];&quot;-&quot;;LEFT(RIGHT([.A33];6);1))" office:value-type="string" office:string-value="r2-15-30-2" calcext:value-type="string">
            <text:p>r2-15-30-2</text:p>
          </table:table-cell>
          <table:table-cell table:formula="of:=IFERROR(ROUND(([.F33]/[.G33])*100;2);&quot;-&quot;)" office:value-type="float" office:value="40.88" calcext:value-type="float">
            <text:p>40,88</text:p>
          </table:table-cell>
          <table:table-cell table:style-name="ce13" table:formula="of:=IF([.AB33]=&quot;-&quot;;&quot;&quot;;[.J33])" office:value-type="float" office:value="-10.524189" calcext:value-type="float">
            <text:p>-10,5</text:p>
          </table:table-cell>
          <table:table-cell table:style-name="ce13" table:formula="of:=IF([.AB33]=&quot;-&quot;;&quot;&quot;;[.I33])" office:value-type="float" office:value="0.104277" calcext:value-type="float">
            <text:p>0,1</text:p>
          </table:table-cell>
          <table:table-cell table:formula="of:=IF([.AB33]=&quot;-&quot;;&quot;&quot;;[.U33])" office:value-type="float" office:value="0" calcext:value-type="float">
            <text:p>0</text:p>
          </table:table-cell>
          <table:table-cell table:formula="of:=IF([.AB33]=&quot;-&quot;;&quot;&quot;;[.V33])" office:value-type="float" office:value="240.584178" calcext:value-type="float">
            <text:p>240,584178</text:p>
          </table:table-cell>
          <table:table-cell table:formula="of:=IFERROR(ABS([.AE33]-CEILING([.AC33]));&quot;&quot;)" office:value-type="float" office:value="10" calcext:value-type="float">
            <text:p>10</text:p>
          </table:table-cell>
          <table:table-cell table:formula="of:=CEILING([.E33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0.047022" calcext:value-type="float">
            <text:p>0,047022</text:p>
          </table:table-cell>
          <table:table-cell table:style-name="Default" office:value-type="float" office:value="-10.5" calcext:value-type="float">
            <text:p>-10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" calcext:value-type="float">
            <text:p>-1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118.46" calcext:value-type="float">
            <text:p>118,46</text:p>
          </table:table-cell>
          <table:table-cell office:value-type="float" office:value="1884568" calcext:value-type="float">
            <text:p>1884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139.079228" calcext:value-type="float">
            <text:p>139,079228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4];&quot;-&quot;;[.C34];&quot;-&quot;;[.AH34];&quot;-&quot;;LEFT(RIGHT([.A34];6);1))" office:value-type="string" office:string-value="r2-15-30-3" calcext:value-type="string">
            <text:p>r2-15-30-3</text:p>
          </table:table-cell>
          <table:table-cell table:formula="of:=IFERROR(ROUND(([.F34]/[.G34])*100;2);&quot;-&quot;)" office:value-type="float" office:value="40.88" calcext:value-type="float">
            <text:p>40,88</text:p>
          </table:table-cell>
          <table:table-cell table:style-name="ce13" table:formula="of:=IF([.AB34]=&quot;-&quot;;&quot;&quot;;[.J34])" office:value-type="float" office:value="-10.5" calcext:value-type="float">
            <text:p>-10,5</text:p>
          </table:table-cell>
          <table:table-cell table:style-name="ce13" table:formula="of:=IF([.AB34]=&quot;-&quot;;&quot;&quot;;[.I34])" office:value-type="float" office:value="0.047022" calcext:value-type="float">
            <text:p>0,0</text:p>
          </table:table-cell>
          <table:table-cell table:formula="of:=IF([.AB34]=&quot;-&quot;;&quot;&quot;;[.U34])" office:value-type="float" office:value="0" calcext:value-type="float">
            <text:p>0</text:p>
          </table:table-cell>
          <table:table-cell table:formula="of:=IF([.AB34]=&quot;-&quot;;&quot;&quot;;[.V34])" office:value-type="float" office:value="139.079228" calcext:value-type="float">
            <text:p>139,079228</text:p>
          </table:table-cell>
          <table:table-cell table:formula="of:=IFERROR(ABS([.AE34]-CEILING([.AC34]));&quot;&quot;)" office:value-type="float" office:value="10" calcext:value-type="float">
            <text:p>10</text:p>
          </table:table-cell>
          <table:table-cell table:formula="of:=CEILING([.E34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047276" calcext:value-type="float">
            <text:p>0,047276</text:p>
          </table:table-cell>
          <table:table-cell table:style-name="Default" office:value-type="float" office:value="-10.67601" calcext:value-type="float">
            <text:p>-10,676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67601" calcext:value-type="float">
            <text:p>-10,67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38.24" calcext:value-type="float">
            <text:p>38,24</text:p>
          </table:table-cell>
          <table:table-cell office:value-type="float" office:value="1887984" calcext:value-type="float">
            <text:p>1887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44.593049" calcext:value-type="float">
            <text:p>44,59304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5];&quot;-&quot;;[.C35];&quot;-&quot;;[.AH35];&quot;-&quot;;LEFT(RIGHT([.A35];6);1))" office:value-type="string" office:string-value="r2-15-30-4" calcext:value-type="string">
            <text:p>r2-15-30-4</text:p>
          </table:table-cell>
          <table:table-cell table:formula="of:=IFERROR(ROUND(([.F35]/[.G35])*100;2);&quot;-&quot;)" office:value-type="float" office:value="40.88" calcext:value-type="float">
            <text:p>40,88</text:p>
          </table:table-cell>
          <table:table-cell table:style-name="ce13" table:formula="of:=IF([.AB35]=&quot;-&quot;;&quot;&quot;;[.J35])" office:value-type="float" office:value="-10.67601" calcext:value-type="float">
            <text:p>-10,7</text:p>
          </table:table-cell>
          <table:table-cell table:style-name="ce13" table:formula="of:=IF([.AB35]=&quot;-&quot;;&quot;&quot;;[.I35])" office:value-type="float" office:value="0.047276" calcext:value-type="float">
            <text:p>0,0</text:p>
          </table:table-cell>
          <table:table-cell table:formula="of:=IF([.AB35]=&quot;-&quot;;&quot;&quot;;[.U35])" office:value-type="float" office:value="0" calcext:value-type="float">
            <text:p>0</text:p>
          </table:table-cell>
          <table:table-cell table:formula="of:=IF([.AB35]=&quot;-&quot;;&quot;&quot;;[.V35])" office:value-type="float" office:value="44.593049" calcext:value-type="float">
            <text:p>44,593049</text:p>
          </table:table-cell>
          <table:table-cell table:formula="of:=IFERROR(ABS([.AE35]-CEILING([.AC35]));&quot;&quot;)" office:value-type="float" office:value="10" calcext:value-type="float">
            <text:p>10</text:p>
          </table:table-cell>
          <table:table-cell table:formula="of:=CEILING([.E35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46726" calcext:value-type="float">
            <text:p>0,046726</text:p>
          </table:table-cell>
          <table:table-cell table:style-name="Default" office:value-type="float" office:value="-10.628483" calcext:value-type="float">
            <text:p>-10,6284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628483" calcext:value-type="float">
            <text:p>-10,6284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153.32" calcext:value-type="float">
            <text:p>153,32</text:p>
          </table:table-cell>
          <table:table-cell office:value-type="float" office:value="1889688" calcext:value-type="float">
            <text:p>1889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179.493952" calcext:value-type="float">
            <text:p>179,49395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6];&quot;-&quot;;[.C36];&quot;-&quot;;[.AH36];&quot;-&quot;;LEFT(RIGHT([.A36];6);1))" office:value-type="string" office:string-value="r2-15-30-5" calcext:value-type="string">
            <text:p>r2-15-30-5</text:p>
          </table:table-cell>
          <table:table-cell table:formula="of:=IFERROR(ROUND(([.F36]/[.G36])*100;2);&quot;-&quot;)" office:value-type="float" office:value="40.88" calcext:value-type="float">
            <text:p>40,88</text:p>
          </table:table-cell>
          <table:table-cell table:style-name="ce13" table:formula="of:=IF([.AB36]=&quot;-&quot;;&quot;&quot;;[.J36])" office:value-type="float" office:value="-10.628483" calcext:value-type="float">
            <text:p>-10,6</text:p>
          </table:table-cell>
          <table:table-cell table:style-name="ce13" table:formula="of:=IF([.AB36]=&quot;-&quot;;&quot;&quot;;[.I36])" office:value-type="float" office:value="0.046726" calcext:value-type="float">
            <text:p>0,0</text:p>
          </table:table-cell>
          <table:table-cell table:formula="of:=IF([.AB36]=&quot;-&quot;;&quot;&quot;;[.U36])" office:value-type="float" office:value="0" calcext:value-type="float">
            <text:p>0</text:p>
          </table:table-cell>
          <table:table-cell table:formula="of:=IF([.AB36]=&quot;-&quot;;&quot;&quot;;[.V36])" office:value-type="float" office:value="179.493952" calcext:value-type="float">
            <text:p>179,493952</text:p>
          </table:table-cell>
          <table:table-cell table:formula="of:=IFERROR(ABS([.AE36]-CEILING([.AC36]));&quot;&quot;)" office:value-type="float" office:value="10" calcext:value-type="float">
            <text:p>10</text:p>
          </table:table-cell>
          <table:table-cell table:formula="of:=CEILING([.E36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139121" calcext:value-type="float">
            <text:p>0,139121</text:p>
          </table:table-cell>
          <table:table-cell table:style-name="Default" office:value-type="float" office:value="-14.5" calcext:value-type="float">
            <text:p>-14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5" calcext:value-type="float">
            <text:p>-1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600.14" calcext:value-type="float">
            <text:p>600,14</text:p>
          </table:table-cell>
          <table:table-cell office:value-type="float" office:value="3443476" calcext:value-type="float">
            <text:p>3443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31.68201" calcext:value-type="float">
            <text:p>631,68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7];&quot;-&quot;;[.C37];&quot;-&quot;;[.AH37];&quot;-&quot;;LEFT(RIGHT([.A37];6);1))" office:value-type="string" office:string-value="r2-20-40-1" calcext:value-type="string">
            <text:p>r2-20-40-1</text:p>
          </table:table-cell>
          <table:table-cell table:formula="of:=IFERROR(ROUND(([.F37]/[.G37])*100;2);&quot;-&quot;)" office:value-type="float" office:value="35.46" calcext:value-type="float">
            <text:p>35,46</text:p>
          </table:table-cell>
          <table:table-cell table:style-name="ce13" table:formula="of:=IF([.AB37]=&quot;-&quot;;&quot;&quot;;[.J37])" office:value-type="float" office:value="-14.5" calcext:value-type="float">
            <text:p>-14,5</text:p>
          </table:table-cell>
          <table:table-cell table:style-name="ce13" table:formula="of:=IF([.AB37]=&quot;-&quot;;&quot;&quot;;[.I37])" office:value-type="float" office:value="0.139121" calcext:value-type="float">
            <text:p>0,1</text:p>
          </table:table-cell>
          <table:table-cell table:formula="of:=IF([.AB37]=&quot;-&quot;;&quot;&quot;;[.U37])" office:value-type="float" office:value="3" calcext:value-type="float">
            <text:p>3</text:p>
          </table:table-cell>
          <table:table-cell table:formula="of:=IF([.AB37]=&quot;-&quot;;&quot;&quot;;[.V37])" office:value-type="float" office:value="631.68201" calcext:value-type="float">
            <text:p>631,68201</text:p>
          </table:table-cell>
          <table:table-cell table:formula="of:=IFERROR(ABS([.AE37]-CEILING([.AC37]));&quot;&quot;)" office:value-type="float" office:value="17" calcext:value-type="float">
            <text:p>17</text:p>
          </table:table-cell>
          <table:table-cell table:formula="of:=CEILING([.E37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143677" calcext:value-type="float">
            <text:p>0,143677</text:p>
          </table:table-cell>
          <table:table-cell table:style-name="Default" office:value-type="float" office:value="-14.529213" calcext:value-type="float">
            <text:p>-14,5292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529213" calcext:value-type="float">
            <text:p>-14,5292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600.14" calcext:value-type="float">
            <text:p>600,14</text:p>
          </table:table-cell>
          <table:table-cell office:value-type="float" office:value="3447092" calcext:value-type="float">
            <text:p>3447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67.754063" calcext:value-type="float">
            <text:p>667,7540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8];&quot;-&quot;;[.C38];&quot;-&quot;;[.AH38];&quot;-&quot;;LEFT(RIGHT([.A38];6);1))" office:value-type="string" office:string-value="r2-20-40-2" calcext:value-type="string">
            <text:p>r2-20-40-2</text:p>
          </table:table-cell>
          <table:table-cell table:formula="of:=IFERROR(ROUND(([.F38]/[.G38])*100;2);&quot;-&quot;)" office:value-type="float" office:value="35.46" calcext:value-type="float">
            <text:p>35,46</text:p>
          </table:table-cell>
          <table:table-cell table:style-name="ce13" table:formula="of:=IF([.AB38]=&quot;-&quot;;&quot;&quot;;[.J38])" office:value-type="float" office:value="-14.529213" calcext:value-type="float">
            <text:p>-14,5</text:p>
          </table:table-cell>
          <table:table-cell table:style-name="ce13" table:formula="of:=IF([.AB38]=&quot;-&quot;;&quot;&quot;;[.I38])" office:value-type="float" office:value="0.143677" calcext:value-type="float">
            <text:p>0,1</text:p>
          </table:table-cell>
          <table:table-cell table:formula="of:=IF([.AB38]=&quot;-&quot;;&quot;&quot;;[.U38])" office:value-type="float" office:value="2" calcext:value-type="float">
            <text:p>2</text:p>
          </table:table-cell>
          <table:table-cell table:formula="of:=IF([.AB38]=&quot;-&quot;;&quot;&quot;;[.V38])" office:value-type="float" office:value="667.754063" calcext:value-type="float">
            <text:p>667,754063</text:p>
          </table:table-cell>
          <table:table-cell table:formula="of:=IFERROR(ABS([.AE38]-CEILING([.AC38]));&quot;&quot;)" office:value-type="float" office:value="16" calcext:value-type="float">
            <text:p>16</text:p>
          </table:table-cell>
          <table:table-cell table:formula="of:=CEILING([.E38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0.122906" calcext:value-type="float">
            <text:p>0,122906</text:p>
          </table:table-cell>
          <table:table-cell table:style-name="Default" office:value-type="float" office:value="-14.797917" calcext:value-type="float">
            <text:p>-14,7979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797917" calcext:value-type="float">
            <text:p>-14,797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600.12" calcext:value-type="float">
            <text:p>600,12</text:p>
          </table:table-cell>
          <table:table-cell office:value-type="float" office:value="3441108" calcext:value-type="float">
            <text:p>3441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67.219922" calcext:value-type="float">
            <text:p>667,2199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9];&quot;-&quot;;[.C39];&quot;-&quot;;[.AH39];&quot;-&quot;;LEFT(RIGHT([.A39];6);1))" office:value-type="string" office:string-value="r2-20-40-3" calcext:value-type="string">
            <text:p>r2-20-40-3</text:p>
          </table:table-cell>
          <table:table-cell table:formula="of:=IFERROR(ROUND(([.F39]/[.G39])*100;2);&quot;-&quot;)" office:value-type="float" office:value="35.46" calcext:value-type="float">
            <text:p>35,46</text:p>
          </table:table-cell>
          <table:table-cell table:style-name="ce13" table:formula="of:=IF([.AB39]=&quot;-&quot;;&quot;&quot;;[.J39])" office:value-type="float" office:value="-14.797917" calcext:value-type="float">
            <text:p>-14,8</text:p>
          </table:table-cell>
          <table:table-cell table:style-name="ce13" table:formula="of:=IF([.AB39]=&quot;-&quot;;&quot;&quot;;[.I39])" office:value-type="float" office:value="0.122906" calcext:value-type="float">
            <text:p>0,1</text:p>
          </table:table-cell>
          <table:table-cell table:formula="of:=IF([.AB39]=&quot;-&quot;;&quot;&quot;;[.U39])" office:value-type="float" office:value="2" calcext:value-type="float">
            <text:p>2</text:p>
          </table:table-cell>
          <table:table-cell table:formula="of:=IF([.AB39]=&quot;-&quot;;&quot;&quot;;[.V39])" office:value-type="float" office:value="667.219922" calcext:value-type="float">
            <text:p>667,219922</text:p>
          </table:table-cell>
          <table:table-cell table:formula="of:=IFERROR(ABS([.AE39]-CEILING([.AC39]));&quot;&quot;)" office:value-type="float" office:value="16" calcext:value-type="float">
            <text:p>16</text:p>
          </table:table-cell>
          <table:table-cell table:formula="of:=CEILING([.E39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282" calcext:value-type="float">
            <text:p>282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0.20186" calcext:value-type="float">
            <text:p>0,20186</text:p>
          </table:table-cell>
          <table:table-cell table:style-name="Default" office:value-type="float" office:value="-15.658333" calcext:value-type="float">
            <text:p>-15,658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58333" calcext:value-type="float">
            <text:p>-15,658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237.7" calcext:value-type="float">
            <text:p>237,7</text:p>
          </table:table-cell>
          <table:table-cell office:value-type="float" office:value="3439092" calcext:value-type="float">
            <text:p>3439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263.815239" calcext:value-type="float">
            <text:p>263,815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0];&quot;-&quot;;[.C40];&quot;-&quot;;[.AH40];&quot;-&quot;;LEFT(RIGHT([.A40];6);1))" office:value-type="string" office:string-value="r2-20-40-4" calcext:value-type="string">
            <text:p>r2-20-40-4</text:p>
          </table:table-cell>
          <table:table-cell table:formula="of:=IFERROR(ROUND(([.F40]/[.G40])*100;2);&quot;-&quot;)" office:value-type="float" office:value="36.88" calcext:value-type="float">
            <text:p>36,88</text:p>
          </table:table-cell>
          <table:table-cell table:style-name="ce13" table:formula="of:=IF([.AB40]=&quot;-&quot;;&quot;&quot;;[.J40])" office:value-type="float" office:value="-15.658333" calcext:value-type="float">
            <text:p>-15,7</text:p>
          </table:table-cell>
          <table:table-cell table:style-name="ce13" table:formula="of:=IF([.AB40]=&quot;-&quot;;&quot;&quot;;[.I40])" office:value-type="float" office:value="0.20186" calcext:value-type="float">
            <text:p>0,2</text:p>
          </table:table-cell>
          <table:table-cell table:formula="of:=IF([.AB40]=&quot;-&quot;;&quot;&quot;;[.U40])" office:value-type="float" office:value="1" calcext:value-type="float">
            <text:p>1</text:p>
          </table:table-cell>
          <table:table-cell table:formula="of:=IF([.AB40]=&quot;-&quot;;&quot;&quot;;[.V40])" office:value-type="float" office:value="263.815239" calcext:value-type="float">
            <text:p>263,815239</text:p>
          </table:table-cell>
          <table:table-cell table:formula="of:=IFERROR(ABS([.AE40]-CEILING([.AC40]));&quot;&quot;)" office:value-type="float" office:value="16" calcext:value-type="float">
            <text:p>16</text:p>
          </table:table-cell>
          <table:table-cell table:formula="of:=CEILING([.E40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282" calcext:value-type="float">
            <text:p>282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0.360598" calcext:value-type="float">
            <text:p>0,360598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,34</text:p>
          </table:table-cell>
          <table:table-cell office:value-type="float" office:value="135.67" calcext:value-type="float">
            <text:p>135,67</text:p>
          </table:table-cell>
          <table:table-cell office:value-type="float" office:value="3514834" calcext:value-type="float">
            <text:p>35148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51.162397" calcext:value-type="float">
            <text:p>151,1623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1];&quot;-&quot;;[.C41];&quot;-&quot;;[.AH41];&quot;-&quot;;LEFT(RIGHT([.A41];6);1))" office:value-type="string" office:string-value="r2-20-40-5" calcext:value-type="string">
            <text:p>r2-20-40-5</text:p>
          </table:table-cell>
          <table:table-cell table:formula="of:=IFERROR(ROUND(([.F41]/[.G41])*100;2);&quot;-&quot;)" office:value-type="float" office:value="34.04" calcext:value-type="float">
            <text:p>34,04</text:p>
          </table:table-cell>
          <table:table-cell table:style-name="ce13" table:formula="of:=IF([.AB41]=&quot;-&quot;;&quot;&quot;;[.J41])" office:value-type="float" office:value="-15" calcext:value-type="float">
            <text:p>-15,0</text:p>
          </table:table-cell>
          <table:table-cell table:style-name="ce13" table:formula="of:=IF([.AB41]=&quot;-&quot;;&quot;&quot;;[.I41])" office:value-type="float" office:value="0.360598" calcext:value-type="float">
            <text:p>0,4</text:p>
          </table:table-cell>
          <table:table-cell table:formula="of:=IF([.AB41]=&quot;-&quot;;&quot;&quot;;[.U41])" office:value-type="float" office:value="1" calcext:value-type="float">
            <text:p>1</text:p>
          </table:table-cell>
          <table:table-cell table:formula="of:=IF([.AB41]=&quot;-&quot;;&quot;&quot;;[.V41])" office:value-type="float" office:value="151.162397" calcext:value-type="float">
            <text:p>151,162397</text:p>
          </table:table-cell>
          <table:table-cell table:formula="of:=IFERROR(ABS([.AE41]-CEILING([.AC41]));&quot;&quot;)" office:value-type="float" office:value="16" calcext:value-type="float">
            <text:p>16</text:p>
          </table:table-cell>
          <table:table-cell table:formula="of:=CEILING([.E41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0.271249" calcext:value-type="float">
            <text:p>0,271249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600.27" calcext:value-type="float">
            <text:p>600,27</text:p>
          </table:table-cell>
          <table:table-cell office:value-type="float" office:value="6046420" calcext:value-type="float">
            <text:p>6046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13.440001" calcext:value-type="float">
            <text:p>613,44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2];&quot;-&quot;;[.C42];&quot;-&quot;;[.AH42];&quot;-&quot;;LEFT(RIGHT([.A42];6);1))" office:value-type="string" office:string-value="r2-25-50-1" calcext:value-type="string">
            <text:p>r2-25-50-1</text:p>
          </table:table-cell>
          <table:table-cell table:style-name="ce36" table:formula="of:=IFERROR(ROUND(([.F42]/[.G42])*100;2);&quot;-&quot;)" office:value-type="float" office:value="29.34" calcext:value-type="float">
            <text:p>29,34</text:p>
          </table:table-cell>
          <table:table-cell table:style-name="ce13" table:formula="of:=IF([.AB42]=&quot;-&quot;;&quot;&quot;;[.J42])" office:value-type="float" office:value="-18" calcext:value-type="float">
            <text:p>-18,0</text:p>
          </table:table-cell>
          <table:table-cell table:style-name="ce13" table:formula="of:=IF([.AB42]=&quot;-&quot;;&quot;&quot;;[.I42])" office:value-type="float" office:value="0.271249" calcext:value-type="float">
            <text:p>0,3</text:p>
          </table:table-cell>
          <table:table-cell table:style-name="ce37" table:formula="of:=IF([.AB42]=&quot;-&quot;;&quot;&quot;;[.U42])" office:value-type="float" office:value="4" calcext:value-type="float">
            <text:p>4</text:p>
          </table:table-cell>
          <table:table-cell table:style-name="ce37" table:formula="of:=IF([.AB42]=&quot;-&quot;;&quot;&quot;;[.V42])" office:value-type="float" office:value="613.440001" calcext:value-type="float">
            <text:p>613,440001</text:p>
          </table:table-cell>
          <table:table-cell table:style-name="ce37" table:formula="of:=IFERROR(ABS([.AE42]-CEILING([.AC42]));&quot;&quot;)" office:value-type="float" office:value="22" calcext:value-type="float">
            <text:p>22</text:p>
          </table:table-cell>
          <table:table-cell table:formula="of:=CEILING([.E42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426" calcext:value-type="float">
            <text:p>426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664211" calcext:value-type="float">
            <text:p>0,664211</text:p>
          </table:table-cell>
          <table:table-cell table:style-name="Default" office:value-type="float" office:value="-19" calcext:value-type="float">
            <text:p>-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,66</text:p>
          </table:table-cell>
          <table:table-cell office:value-type="float" office:value="600.66" calcext:value-type="float">
            <text:p>600,66</text:p>
          </table:table-cell>
          <table:table-cell office:value-type="float" office:value="6123911" calcext:value-type="float">
            <text:p>6123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40.222551" calcext:value-type="float">
            <text:p>640,2225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3];&quot;-&quot;;[.C43];&quot;-&quot;;[.AH43];&quot;-&quot;;LEFT(RIGHT([.A43];6);1))" office:value-type="string" office:string-value="r2-25-50-2" calcext:value-type="string">
            <text:p>r2-25-50-2</text:p>
          </table:table-cell>
          <table:table-cell table:formula="of:=IFERROR(ROUND(([.F43]/[.G43])*100;2);&quot;-&quot;)" office:value-type="float" office:value="28.64" calcext:value-type="float">
            <text:p>28,64</text:p>
          </table:table-cell>
          <table:table-cell table:style-name="ce13" table:formula="of:=IF([.AB43]=&quot;-&quot;;&quot;&quot;;[.J43])" office:value-type="float" office:value="-19" calcext:value-type="float">
            <text:p>-19,0</text:p>
          </table:table-cell>
          <table:table-cell table:style-name="ce13" table:formula="of:=IF([.AB43]=&quot;-&quot;;&quot;&quot;;[.I43])" office:value-type="float" office:value="0.664211" calcext:value-type="float">
            <text:p>0,7</text:p>
          </table:table-cell>
          <table:table-cell table:formula="of:=IF([.AB43]=&quot;-&quot;;&quot;&quot;;[.U43])" office:value-type="float" office:value="2" calcext:value-type="float">
            <text:p>2</text:p>
          </table:table-cell>
          <table:table-cell table:formula="of:=IF([.AB43]=&quot;-&quot;;&quot;&quot;;[.V43])" office:value-type="float" office:value="640.222551" calcext:value-type="float">
            <text:p>640,222551</text:p>
          </table:table-cell>
          <table:table-cell table:formula="of:=IFERROR(ABS([.AE43]-CEILING([.AC43]));&quot;&quot;)" office:value-type="float" office:value="21" calcext:value-type="float">
            <text:p>21</text:p>
          </table:table-cell>
          <table:table-cell table:formula="of:=CEILING([.E43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268574" calcext:value-type="float">
            <text:p>0,268574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600.27" calcext:value-type="float">
            <text:p>600,27</text:p>
          </table:table-cell>
          <table:table-cell office:value-type="float" office:value="6051244" calcext:value-type="float">
            <text:p>605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40.720473" calcext:value-type="float">
            <text:p>640,7204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4];&quot;-&quot;;[.C44];&quot;-&quot;;[.AH44];&quot;-&quot;;LEFT(RIGHT([.A44];6);1))" office:value-type="string" office:string-value="r2-25-50-3" calcext:value-type="string">
            <text:p>r2-25-50-3</text:p>
          </table:table-cell>
          <table:table-cell table:formula="of:=IFERROR(ROUND(([.F44]/[.G44])*100;2);&quot;-&quot;)" office:value-type="float" office:value="29.34" calcext:value-type="float">
            <text:p>29,34</text:p>
          </table:table-cell>
          <table:table-cell table:style-name="ce13" table:formula="of:=IF([.AB44]=&quot;-&quot;;&quot;&quot;;[.J44])" office:value-type="float" office:value="-18" calcext:value-type="float">
            <text:p>-18,0</text:p>
          </table:table-cell>
          <table:table-cell table:style-name="ce13" table:formula="of:=IF([.AB44]=&quot;-&quot;;&quot;&quot;;[.I44])" office:value-type="float" office:value="0.268574" calcext:value-type="float">
            <text:p>0,3</text:p>
          </table:table-cell>
          <table:table-cell table:formula="of:=IF([.AB44]=&quot;-&quot;;&quot;&quot;;[.U44])" office:value-type="float" office:value="2" calcext:value-type="float">
            <text:p>2</text:p>
          </table:table-cell>
          <table:table-cell table:formula="of:=IF([.AB44]=&quot;-&quot;;&quot;&quot;;[.V44])" office:value-type="float" office:value="640.720473" calcext:value-type="float">
            <text:p>640,720473</text:p>
          </table:table-cell>
          <table:table-cell table:formula="of:=IFERROR(ABS([.AE44]-CEILING([.AC44]));&quot;&quot;)" office:value-type="float" office:value="20" calcext:value-type="float">
            <text:p>20</text:p>
          </table:table-cell>
          <table:table-cell table:formula="of:=CEILING([.E44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426" calcext:value-type="float">
            <text:p>426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0.475005" calcext:value-type="float">
            <text:p>0,475005</text:p>
          </table:table-cell>
          <table:table-cell table:style-name="Default" office:value-type="float" office:value="-20.004202" calcext:value-type="float">
            <text:p>-20,0042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.004202" calcext:value-type="float">
            <text:p>-20,0042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600.47" calcext:value-type="float">
            <text:p>600,47</text:p>
          </table:table-cell>
          <table:table-cell office:value-type="float" office:value="6067644" calcext:value-type="float">
            <text:p>6067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47.741872" calcext:value-type="float">
            <text:p>647,7418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5];&quot;-&quot;;[.C45];&quot;-&quot;;[.AH45];&quot;-&quot;;LEFT(RIGHT([.A45];6);1))" office:value-type="string" office:string-value="r2-25-50-4" calcext:value-type="string">
            <text:p>r2-25-50-4</text:p>
          </table:table-cell>
          <table:table-cell table:formula="of:=IFERROR(ROUND(([.F45]/[.G45])*100;2);&quot;-&quot;)" office:value-type="float" office:value="27.7" calcext:value-type="float">
            <text:p>27,7</text:p>
          </table:table-cell>
          <table:table-cell table:style-name="ce13" table:formula="of:=IF([.AB45]=&quot;-&quot;;&quot;&quot;;[.J45])" office:value-type="float" office:value="-20.004202" calcext:value-type="float">
            <text:p>-20,0</text:p>
          </table:table-cell>
          <table:table-cell table:style-name="ce13" table:formula="of:=IF([.AB45]=&quot;-&quot;;&quot;&quot;;[.I45])" office:value-type="float" office:value="0.475005" calcext:value-type="float">
            <text:p>0,5</text:p>
          </table:table-cell>
          <table:table-cell table:formula="of:=IF([.AB45]=&quot;-&quot;;&quot;&quot;;[.U45])" office:value-type="float" office:value="2" calcext:value-type="float">
            <text:p>2</text:p>
          </table:table-cell>
          <table:table-cell table:formula="of:=IF([.AB45]=&quot;-&quot;;&quot;&quot;;[.V45])" office:value-type="float" office:value="647.741872" calcext:value-type="float">
            <text:p>647,741872</text:p>
          </table:table-cell>
          <table:table-cell table:formula="of:=IFERROR(ABS([.AE45]-CEILING([.AC45]));&quot;&quot;)" office:value-type="float" office:value="22" calcext:value-type="float">
            <text:p>22</text:p>
          </table:table-cell>
          <table:table-cell table:formula="of:=CEILING([.E45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0.235944" calcext:value-type="float">
            <text:p>0,235944</text:p>
          </table:table-cell>
          <table:table-cell table:style-name="Default" office:value-type="float" office:value="-18.160251" calcext:value-type="float">
            <text:p>-18,1602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.160251" calcext:value-type="float">
            <text:p>-18,160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600.23" calcext:value-type="float">
            <text:p>600,23</text:p>
          </table:table-cell>
          <table:table-cell office:value-type="float" office:value="6058172" calcext:value-type="float">
            <text:p>6058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43.374381" calcext:value-type="float">
            <text:p>643,3743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6];&quot;-&quot;;[.C46];&quot;-&quot;;[.AH46];&quot;-&quot;;LEFT(RIGHT([.A46];6);1))" office:value-type="string" office:string-value="r2-25-50-5" calcext:value-type="string">
            <text:p>r2-25-50-5</text:p>
          </table:table-cell>
          <table:table-cell table:formula="of:=IFERROR(ROUND(([.F46]/[.G46])*100;2);&quot;-&quot;)" office:value-type="float" office:value="29.34" calcext:value-type="float">
            <text:p>29,34</text:p>
          </table:table-cell>
          <table:table-cell table:style-name="ce13" table:formula="of:=IF([.AB46]=&quot;-&quot;;&quot;&quot;;[.J46])" office:value-type="float" office:value="-18.160251" calcext:value-type="float">
            <text:p>-18,2</text:p>
          </table:table-cell>
          <table:table-cell table:style-name="ce13" table:formula="of:=IF([.AB46]=&quot;-&quot;;&quot;&quot;;[.I46])" office:value-type="float" office:value="0.235944" calcext:value-type="float">
            <text:p>0,2</text:p>
          </table:table-cell>
          <table:table-cell table:formula="of:=IF([.AB46]=&quot;-&quot;;&quot;&quot;;[.U46])" office:value-type="float" office:value="2" calcext:value-type="float">
            <text:p>2</text:p>
          </table:table-cell>
          <table:table-cell table:formula="of:=IF([.AB46]=&quot;-&quot;;&quot;&quot;;[.V46])" office:value-type="float" office:value="643.374381" calcext:value-type="float">
            <text:p>643,374381</text:p>
          </table:table-cell>
          <table:table-cell table:formula="of:=IFERROR(ABS([.AE46]-CEILING([.AC46]));&quot;&quot;)" office:value-type="float" office:value="20" calcext:value-type="float">
            <text:p>20</text:p>
          </table:table-cell>
          <table:table-cell table:formula="of:=CEILING([.E46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007547" calcext:value-type="float">
            <text:p>0,007547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396788" calcext:value-type="float">
            <text:p>396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42558" calcext:value-type="float">
            <text:p>0,0425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7];&quot;-&quot;;[.C47];&quot;-&quot;;[.AH47];&quot;-&quot;;LEFT(RIGHT([.A47];6);1))" office:value-type="string" office:string-value="r2-5-10-1" calcext:value-type="string">
            <text:p>r2-5-10-1</text:p>
          </table:table-cell>
          <table:table-cell table:formula="of:=IFERROR(ROUND(([.F47]/[.G47])*100;2);&quot;-&quot;)" office:value-type="float" office:value="63.89" calcext:value-type="float">
            <text:p>63,89</text:p>
          </table:table-cell>
          <table:table-cell table:style-name="ce13" table:formula="of:=IF([.AB47]=&quot;-&quot;;&quot;&quot;;[.J47])" office:value-type="float" office:value="-3" calcext:value-type="float">
            <text:p>-3,0</text:p>
          </table:table-cell>
          <table:table-cell table:style-name="ce13" table:formula="of:=IF([.AB47]=&quot;-&quot;;&quot;&quot;;[.I47])" office:value-type="float" office:value="0.007547" calcext:value-type="float">
            <text:p>0,0</text:p>
          </table:table-cell>
          <table:table-cell table:formula="of:=IF([.AB47]=&quot;-&quot;;&quot;&quot;;[.U47])" office:value-type="float" office:value="1" calcext:value-type="float">
            <text:p>1</text:p>
          </table:table-cell>
          <table:table-cell table:formula="of:=IF([.AB47]=&quot;-&quot;;&quot;&quot;;[.V47])" office:value-type="float" office:value="0.042558" calcext:value-type="float">
            <text:p>0,042558</text:p>
          </table:table-cell>
          <table:table-cell table:formula="of:=IFERROR(ABS([.AE47]-CEILING([.AC47]));&quot;&quot;)" office:value-type="float" office:value="4" calcext:value-type="float">
            <text:p>4</text:p>
          </table:table-cell>
          <table:table-cell table:formula="of:=CEILING([.E47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6375" calcext:value-type="float">
            <text:p>0,006375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390188" calcext:value-type="float">
            <text:p>390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55009" calcext:value-type="float">
            <text:p>0,05500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8];&quot;-&quot;;[.C48];&quot;-&quot;;[.AH48];&quot;-&quot;;LEFT(RIGHT([.A48];6);1))" office:value-type="string" office:string-value="r2-5-10-2" calcext:value-type="string">
            <text:p>r2-5-10-2</text:p>
          </table:table-cell>
          <table:table-cell table:style-name="ce36" table:formula="of:=IFERROR(ROUND(([.F48]/[.G48])*100;2);&quot;-&quot;)" office:value-type="float" office:value="69.44" calcext:value-type="float">
            <text:p>69,44</text:p>
          </table:table-cell>
          <table:table-cell table:style-name="ce13" table:formula="of:=IF([.AB48]=&quot;-&quot;;&quot;&quot;;[.J48])" office:value-type="float" office:value="-3" calcext:value-type="float">
            <text:p>-3,0</text:p>
          </table:table-cell>
          <table:table-cell table:style-name="ce13" table:formula="of:=IF([.AB48]=&quot;-&quot;;&quot;&quot;;[.I48])" office:value-type="float" office:value="0.006375" calcext:value-type="float">
            <text:p>0,0</text:p>
          </table:table-cell>
          <table:table-cell table:style-name="ce37" table:formula="of:=IF([.AB48]=&quot;-&quot;;&quot;&quot;;[.U48])" office:value-type="float" office:value="0" calcext:value-type="float">
            <text:p>0</text:p>
          </table:table-cell>
          <table:table-cell table:style-name="ce37" table:formula="of:=IF([.AB48]=&quot;-&quot;;&quot;&quot;;[.V48])" office:value-type="float" office:value="0.055009" calcext:value-type="float">
            <text:p>0,055009</text:p>
          </table:table-cell>
          <table:table-cell table:style-name="ce37" table:formula="of:=IFERROR(ABS([.AE48]-CEILING([.AC48]));&quot;&quot;)" office:value-type="float" office:value="3" calcext:value-type="float">
            <text:p>3</text:p>
          </table:table-cell>
          <table:table-cell table:formula="of:=CEILING([.E48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.006171" calcext:value-type="float">
            <text:p>0,006171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94988" calcext:value-type="float">
            <text:p>3949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009779" calcext:value-type="float">
            <text:p>0,0097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9];&quot;-&quot;;[.C49];&quot;-&quot;;[.AH49];&quot;-&quot;;LEFT(RIGHT([.A49];6);1))" office:value-type="string" office:string-value="r2-5-10-3" calcext:value-type="string">
            <text:p>r2-5-10-3</text:p>
          </table:table-cell>
          <table:table-cell table:style-name="ce36" table:formula="of:=IFERROR(ROUND(([.F49]/[.G49])*100;2);&quot;-&quot;)" office:value-type="float" office:value="44.44" calcext:value-type="float">
            <text:p>44,44</text:p>
          </table:table-cell>
          <table:table-cell table:style-name="ce13" table:formula="of:=IF([.AB49]=&quot;-&quot;;&quot;&quot;;[.J49])" office:value-type="float" office:value="-3" calcext:value-type="float">
            <text:p>-3,0</text:p>
          </table:table-cell>
          <table:table-cell table:style-name="ce13" table:formula="of:=IF([.AB49]=&quot;-&quot;;&quot;&quot;;[.I49])" office:value-type="float" office:value="0.006171" calcext:value-type="float">
            <text:p>0,0</text:p>
          </table:table-cell>
          <table:table-cell table:style-name="ce37" table:formula="of:=IF([.AB49]=&quot;-&quot;;&quot;&quot;;[.U49])" office:value-type="float" office:value="2" calcext:value-type="float">
            <text:p>2</text:p>
          </table:table-cell>
          <table:table-cell table:style-name="ce37" table:formula="of:=IF([.AB49]=&quot;-&quot;;&quot;&quot;;[.V49])" office:value-type="float" office:value="0.009779" calcext:value-type="float">
            <text:p>0,009779</text:p>
          </table:table-cell>
          <table:table-cell table:style-name="ce37" table:formula="of:=IFERROR(ABS([.AE49]-CEILING([.AC49]));&quot;&quot;)" office:value-type="float" office:value="5" calcext:value-type="float">
            <text:p>5</text:p>
          </table:table-cell>
          <table:table-cell table:formula="of:=CEILING([.E49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006041" calcext:value-type="float">
            <text:p>0,006041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94868" calcext:value-type="float">
            <text:p>394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07254" calcext:value-type="float">
            <text:p>0,007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0];&quot;-&quot;;[.C50];&quot;-&quot;;[.AH50];&quot;-&quot;;LEFT(RIGHT([.A50];6);1))" office:value-type="string" office:string-value="r2-5-10-4" calcext:value-type="string">
            <text:p>r2-5-10-4</text:p>
          </table:table-cell>
          <table:table-cell table:formula="of:=IFERROR(ROUND(([.F50]/[.G50])*100;2);&quot;-&quot;)" office:value-type="float" office:value="50" calcext:value-type="float">
            <text:p>50</text:p>
          </table:table-cell>
          <table:table-cell table:style-name="ce13" table:formula="of:=IF([.AB50]=&quot;-&quot;;&quot;&quot;;[.J50])" office:value-type="float" office:value="-3" calcext:value-type="float">
            <text:p>-3,0</text:p>
          </table:table-cell>
          <table:table-cell table:style-name="ce13" table:formula="of:=IF([.AB50]=&quot;-&quot;;&quot;&quot;;[.I50])" office:value-type="float" office:value="0.006041" calcext:value-type="float">
            <text:p>0,0</text:p>
          </table:table-cell>
          <table:table-cell table:formula="of:=IF([.AB50]=&quot;-&quot;;&quot;&quot;;[.U50])" office:value-type="float" office:value="1" calcext:value-type="float">
            <text:p>1</text:p>
          </table:table-cell>
          <table:table-cell table:formula="of:=IF([.AB50]=&quot;-&quot;;&quot;&quot;;[.V50])" office:value-type="float" office:value="0.007254" calcext:value-type="float">
            <text:p>0,007254</text:p>
          </table:table-cell>
          <table:table-cell table:formula="of:=IFERROR(ABS([.AE50]-CEILING([.AC50]));&quot;&quot;)" office:value-type="float" office:value="4" calcext:value-type="float">
            <text:p>4</text:p>
          </table:table-cell>
          <table:table-cell table:formula="of:=CEILING([.E50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.005443" calcext:value-type="float">
            <text:p>0,005443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020" calcext:value-type="float">
            <text:p>393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05753" calcext:value-type="float">
            <text:p>0,0057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1];&quot;-&quot;;[.C51];&quot;-&quot;;[.AH51];&quot;-&quot;;LEFT(RIGHT([.A51];6);1))" office:value-type="string" office:string-value="r2-5-10-5" calcext:value-type="string">
            <text:p>r2-5-10-5</text:p>
          </table:table-cell>
          <table:table-cell table:formula="of:=IFERROR(ROUND(([.F51]/[.G51])*100;2);&quot;-&quot;)" office:value-type="float" office:value="38.89" calcext:value-type="float">
            <text:p>38,89</text:p>
          </table:table-cell>
          <table:table-cell table:style-name="ce13" table:formula="of:=IF([.AB51]=&quot;-&quot;;&quot;&quot;;[.J51])" office:value-type="float" office:value="-3" calcext:value-type="float">
            <text:p>-3,0</text:p>
          </table:table-cell>
          <table:table-cell table:style-name="ce13" table:formula="of:=IF([.AB51]=&quot;-&quot;;&quot;&quot;;[.I51])" office:value-type="float" office:value="0.005443" calcext:value-type="float">
            <text:p>0,0</text:p>
          </table:table-cell>
          <table:table-cell table:formula="of:=IF([.AB51]=&quot;-&quot;;&quot;&quot;;[.U51])" office:value-type="float" office:value="1" calcext:value-type="float">
            <text:p>1</text:p>
          </table:table-cell>
          <table:table-cell table:formula="of:=IF([.AB51]=&quot;-&quot;;&quot;&quot;;[.V51])" office:value-type="float" office:value="0.005753" calcext:value-type="float">
            <text:p>0,005753</text:p>
          </table:table-cell>
          <table:table-cell table:formula="of:=IFERROR(ABS([.AE51]-CEILING([.AC51]));&quot;&quot;)" office:value-type="float" office:value="4" calcext:value-type="float">
            <text:p>4</text:p>
          </table:table-cell>
          <table:table-cell table:formula="of:=CEILING([.E51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0.02639" calcext:value-type="float">
            <text:p>0,02639</text:p>
          </table:table-cell>
          <table:table-cell table:style-name="Default" office:value-type="float" office:value="-11.774744" calcext:value-type="float">
            <text:p>-11,7747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774744" calcext:value-type="float">
            <text:p>-11,7747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15.94" calcext:value-type="float">
            <text:p>15,94</text:p>
          </table:table-cell>
          <table:table-cell office:value-type="float" office:value="929246" calcext:value-type="float">
            <text:p>929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18.020809" calcext:value-type="float">
            <text:p>18,0208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2];&quot;-&quot;;[.C52];&quot;-&quot;;[.AH52];&quot;-&quot;;LEFT(RIGHT([.A52];6);1))" office:value-type="string" office:string-value="r4-10-20-1" calcext:value-type="string">
            <text:p>r4-10-20-1</text:p>
          </table:table-cell>
          <table:table-cell table:formula="of:=IFERROR(ROUND(([.F52]/[.G52])*100;2);&quot;-&quot;)" office:value-type="float" office:value="86.89" calcext:value-type="float">
            <text:p>86,89</text:p>
          </table:table-cell>
          <table:table-cell table:style-name="ce13" table:formula="of:=IF([.AB52]=&quot;-&quot;;&quot;&quot;;[.J52])" office:value-type="float" office:value="-11.774744" calcext:value-type="float">
            <text:p>-11,8</text:p>
          </table:table-cell>
          <table:table-cell table:style-name="ce13" table:formula="of:=IF([.AB52]=&quot;-&quot;;&quot;&quot;;[.I52])" office:value-type="float" office:value="0.02639" calcext:value-type="float">
            <text:p>0,0</text:p>
          </table:table-cell>
          <table:table-cell table:formula="of:=IF([.AB52]=&quot;-&quot;;&quot;&quot;;[.U52])" office:value-type="float" office:value="-1" calcext:value-type="float">
            <text:p>-1</text:p>
          </table:table-cell>
          <table:table-cell table:formula="of:=IF([.AB52]=&quot;-&quot;;&quot;&quot;;[.V52])" office:value-type="float" office:value="18.020809" calcext:value-type="float">
            <text:p>18,020809</text:p>
          </table:table-cell>
          <table:table-cell table:formula="of:=IFERROR(ABS([.AE52]-CEILING([.AC52]));&quot;&quot;)" office:value-type="float" office:value="10" calcext:value-type="float">
            <text:p>10</text:p>
          </table:table-cell>
          <table:table-cell table:formula="of:=CEILING([.E52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0.027144" calcext:value-type="float">
            <text:p>0,027144</text:p>
          </table:table-cell>
          <table:table-cell table:style-name="Default" office:value-type="float" office:value="-11.75791" calcext:value-type="float">
            <text:p>-11,757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75791" calcext:value-type="float">
            <text:p>-11,757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11.11" calcext:value-type="float">
            <text:p>11,11</text:p>
          </table:table-cell>
          <table:table-cell office:value-type="float" office:value="929070" calcext:value-type="float">
            <text:p>929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12.706158" calcext:value-type="float">
            <text:p>12,706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3];&quot;-&quot;;[.C53];&quot;-&quot;;[.AH53];&quot;-&quot;;LEFT(RIGHT([.A53];6);1))" office:value-type="string" office:string-value="r4-10-20-2" calcext:value-type="string">
            <text:p>r4-10-20-2</text:p>
          </table:table-cell>
          <table:table-cell table:formula="of:=IFERROR(ROUND(([.F53]/[.G53])*100;2);&quot;-&quot;)" office:value-type="float" office:value="83.61" calcext:value-type="float">
            <text:p>83,61</text:p>
          </table:table-cell>
          <table:table-cell table:style-name="ce13" table:formula="of:=IF([.AB53]=&quot;-&quot;;&quot;&quot;;[.J53])" office:value-type="float" office:value="-11.75791" calcext:value-type="float">
            <text:p>-11,8</text:p>
          </table:table-cell>
          <table:table-cell table:style-name="ce13" table:formula="of:=IF([.AB53]=&quot;-&quot;;&quot;&quot;;[.I53])" office:value-type="float" office:value="0.027144" calcext:value-type="float">
            <text:p>0,0</text:p>
          </table:table-cell>
          <table:table-cell table:formula="of:=IF([.AB53]=&quot;-&quot;;&quot;&quot;;[.U53])" office:value-type="float" office:value="-1" calcext:value-type="float">
            <text:p>-1</text:p>
          </table:table-cell>
          <table:table-cell table:formula="of:=IF([.AB53]=&quot;-&quot;;&quot;&quot;;[.V53])" office:value-type="float" office:value="12.706158" calcext:value-type="float">
            <text:p>12,706158</text:p>
          </table:table-cell>
          <table:table-cell table:formula="of:=IFERROR(ABS([.AE53]-CEILING([.AC53]));&quot;&quot;)" office:value-type="float" office:value="10" calcext:value-type="float">
            <text:p>10</text:p>
          </table:table-cell>
          <table:table-cell table:formula="of:=CEILING([.E53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0.048883" calcext:value-type="float">
            <text:p>0,048883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8.67" calcext:value-type="float">
            <text:p>18,67</text:p>
          </table:table-cell>
          <table:table-cell office:value-type="float" office:value="951815" calcext:value-type="float">
            <text:p>951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22.327547" calcext:value-type="float">
            <text:p>22,3275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4];&quot;-&quot;;[.C54];&quot;-&quot;;[.AH54];&quot;-&quot;;LEFT(RIGHT([.A54];6);1))" office:value-type="string" office:string-value="r4-10-20-3" calcext:value-type="string">
            <text:p>r4-10-20-3</text:p>
          </table:table-cell>
          <table:table-cell table:style-name="ce36" table:formula="of:=IFERROR(ROUND(([.F54]/[.G54])*100;2);&quot;-&quot;)" office:value-type="float" office:value="81.97" calcext:value-type="float">
            <text:p>81,97</text:p>
          </table:table-cell>
          <table:table-cell table:style-name="ce13" table:formula="of:=IF([.AB54]=&quot;-&quot;;&quot;&quot;;[.J54])" office:value-type="float" office:value="-12" calcext:value-type="float">
            <text:p>-12,0</text:p>
          </table:table-cell>
          <table:table-cell table:style-name="ce13" table:formula="of:=IF([.AB54]=&quot;-&quot;;&quot;&quot;;[.I54])" office:value-type="float" office:value="0.048883" calcext:value-type="float">
            <text:p>0,0</text:p>
          </table:table-cell>
          <table:table-cell table:style-name="ce37" table:formula="of:=IF([.AB54]=&quot;-&quot;;&quot;&quot;;[.U54])" office:value-type="float" office:value="-1" calcext:value-type="float">
            <text:p>-1</text:p>
          </table:table-cell>
          <table:table-cell table:style-name="ce37" table:formula="of:=IF([.AB54]=&quot;-&quot;;&quot;&quot;;[.V54])" office:value-type="float" office:value="22.327547" calcext:value-type="float">
            <text:p>22,327547</text:p>
          </table:table-cell>
          <table:table-cell table:style-name="ce37" table:formula="of:=IFERROR(ABS([.AE54]-CEILING([.AC54]));&quot;&quot;)" office:value-type="float" office:value="11" calcext:value-type="float">
            <text:p>11</text:p>
          </table:table-cell>
          <table:table-cell table:formula="of:=CEILING([.E54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style-name="Default" office:value-type="float" office:value="0.092557" calcext:value-type="float">
            <text:p>0,092557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.74" calcext:value-type="float">
            <text:p>1,74</text:p>
          </table:table-cell>
          <table:table-cell office:value-type="float" office:value="967879" calcext:value-type="float">
            <text:p>967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1.90305" calcext:value-type="float">
            <text:p>1,90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5];&quot;-&quot;;[.C55];&quot;-&quot;;[.AH55];&quot;-&quot;;LEFT(RIGHT([.A55];6);1))" office:value-type="string" office:string-value="r4-10-20-4" calcext:value-type="string">
            <text:p>r4-10-20-4</text:p>
          </table:table-cell>
          <table:table-cell table:style-name="ce36" table:formula="of:=IFERROR(ROUND(([.F55]/[.G55])*100;2);&quot;-&quot;)" office:value-type="float" office:value="81.97" calcext:value-type="float">
            <text:p>81,97</text:p>
          </table:table-cell>
          <table:table-cell table:style-name="ce13" table:formula="of:=IF([.AB55]=&quot;-&quot;;&quot;&quot;;[.J55])" office:value-type="float" office:value="-12" calcext:value-type="float">
            <text:p>-12,0</text:p>
          </table:table-cell>
          <table:table-cell table:style-name="ce13" table:formula="of:=IF([.AB55]=&quot;-&quot;;&quot;&quot;;[.I55])" office:value-type="float" office:value="0.092557" calcext:value-type="float">
            <text:p>0,1</text:p>
          </table:table-cell>
          <table:table-cell table:style-name="ce37" table:formula="of:=IF([.AB55]=&quot;-&quot;;&quot;&quot;;[.U55])" office:value-type="float" office:value="-1" calcext:value-type="float">
            <text:p>-1</text:p>
          </table:table-cell>
          <table:table-cell table:style-name="ce37" table:formula="of:=IF([.AB55]=&quot;-&quot;;&quot;&quot;;[.V55])" office:value-type="float" office:value="1.90305" calcext:value-type="float">
            <text:p>1,90305</text:p>
          </table:table-cell>
          <table:table-cell table:style-name="ce37" table:formula="of:=IFERROR(ABS([.AE55]-CEILING([.AC55]));&quot;&quot;)" office:value-type="float" office:value="11" calcext:value-type="float">
            <text:p>11</text:p>
          </table:table-cell>
          <table:table-cell table:formula="of:=CEILING([.E55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158551" calcext:value-type="float">
            <text:p>0,158551</text:p>
          </table:table-cell>
          <table:table-cell table:style-name="Default" office:value-type="float" office:value="-11.867648" calcext:value-type="float">
            <text:p>-11,8676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867648" calcext:value-type="float">
            <text:p>-11,8676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2.71" calcext:value-type="float">
            <text:p>2,71</text:p>
          </table:table-cell>
          <table:table-cell office:value-type="float" office:value="992755" calcext:value-type="float">
            <text:p>992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2.646984" calcext:value-type="float">
            <text:p>2,6469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6];&quot;-&quot;;[.C56];&quot;-&quot;;[.AH56];&quot;-&quot;;LEFT(RIGHT([.A56];6);1))" office:value-type="string" office:string-value="r4-10-20-5" calcext:value-type="string">
            <text:p>r4-10-20-5</text:p>
          </table:table-cell>
          <table:table-cell table:formula="of:=IFERROR(ROUND(([.F56]/[.G56])*100;2);&quot;-&quot;)" office:value-type="float" office:value="90.98" calcext:value-type="float">
            <text:p>90,98</text:p>
          </table:table-cell>
          <table:table-cell table:style-name="ce13" table:formula="of:=IF([.AB56]=&quot;-&quot;;&quot;&quot;;[.J56])" office:value-type="float" office:value="-11.867648" calcext:value-type="float">
            <text:p>-11,9</text:p>
          </table:table-cell>
          <table:table-cell table:style-name="ce13" table:formula="of:=IF([.AB56]=&quot;-&quot;;&quot;&quot;;[.I56])" office:value-type="float" office:value="0.158551" calcext:value-type="float">
            <text:p>0,2</text:p>
          </table:table-cell>
          <table:table-cell table:formula="of:=IF([.AB56]=&quot;-&quot;;&quot;&quot;;[.U56])" office:value-type="float" office:value="-1" calcext:value-type="float">
            <text:p>-1</text:p>
          </table:table-cell>
          <table:table-cell table:formula="of:=IF([.AB56]=&quot;-&quot;;&quot;&quot;;[.V56])" office:value-type="float" office:value="2.646984" calcext:value-type="float">
            <text:p>2,646984</text:p>
          </table:table-cell>
          <table:table-cell table:formula="of:=IFERROR(ABS([.AE56]-CEILING([.AC56]));&quot;&quot;)" office:value-type="float" office:value="10" calcext:value-type="float">
            <text:p>10</text:p>
          </table:table-cell>
          <table:table-cell table:formula="of:=CEILING([.E5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0.068184" calcext:value-type="float">
            <text:p>0,068184</text:p>
          </table:table-cell>
          <table:table-cell table:style-name="Default" office:value-type="float" office:value="-16.679203" calcext:value-type="float">
            <text:p>-16,6792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.679203" calcext:value-type="float">
            <text:p>-16,679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600.06" calcext:value-type="float">
            <text:p>600,06</text:p>
          </table:table-cell>
          <table:table-cell office:value-type="float" office:value="1979942" calcext:value-type="float">
            <text:p>1979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643.93872" calcext:value-type="float">
            <text:p>643,9387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7];&quot;-&quot;;[.C57];&quot;-&quot;;[.AH57];&quot;-&quot;;LEFT(RIGHT([.A57];6);1))" office:value-type="string" office:string-value="r4-15-30-1" calcext:value-type="string">
            <text:p>r4-15-30-1</text:p>
          </table:table-cell>
          <table:table-cell table:formula="of:=IFERROR(ROUND(([.F57]/[.G57])*100;2);&quot;-&quot;)" office:value-type="float" office:value="66.22" calcext:value-type="float">
            <text:p>66,22</text:p>
          </table:table-cell>
          <table:table-cell table:style-name="ce13" table:formula="of:=IF([.AB57]=&quot;-&quot;;&quot;&quot;;[.J57])" office:value-type="float" office:value="-16.679203" calcext:value-type="float">
            <text:p>-16,7</text:p>
          </table:table-cell>
          <table:table-cell table:style-name="ce13" table:formula="of:=IF([.AB57]=&quot;-&quot;;&quot;&quot;;[.I57])" office:value-type="float" office:value="0.068184" calcext:value-type="float">
            <text:p>0,1</text:p>
          </table:table-cell>
          <table:table-cell table:formula="of:=IF([.AB57]=&quot;-&quot;;&quot;&quot;;[.U57])" office:value-type="float" office:value="0" calcext:value-type="float">
            <text:p>0</text:p>
          </table:table-cell>
          <table:table-cell table:formula="of:=IF([.AB57]=&quot;-&quot;;&quot;&quot;;[.V57])" office:value-type="float" office:value="643.93872" calcext:value-type="float">
            <text:p>643,93872</text:p>
          </table:table-cell>
          <table:table-cell table:formula="of:=IFERROR(ABS([.AE57]-CEILING([.AC57]));&quot;&quot;)" office:value-type="float" office:value="16" calcext:value-type="float">
            <text:p>16</text:p>
          </table:table-cell>
          <table:table-cell table:formula="of:=CEILING([.E57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table:style-name="Default" office:value-type="float" office:value="0.115395" calcext:value-type="float">
            <text:p>0,115395</text:p>
          </table:table-cell>
          <table:table-cell table:style-name="Default" office:value-type="float" office:value="-16.704818" calcext:value-type="float">
            <text:p>-16,7048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.704818" calcext:value-type="float">
            <text:p>-16,7048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600.11" calcext:value-type="float">
            <text:p>600,11</text:p>
          </table:table-cell>
          <table:table-cell office:value-type="float" office:value="1990166" calcext:value-type="float">
            <text:p>1990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637.641871" calcext:value-type="float">
            <text:p>637,64187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8];&quot;-&quot;;[.C58];&quot;-&quot;;[.AH58];&quot;-&quot;;LEFT(RIGHT([.A58];6);1))" office:value-type="string" office:string-value="r4-15-30-2" calcext:value-type="string">
            <text:p>r4-15-30-2</text:p>
          </table:table-cell>
          <table:table-cell table:formula="of:=IFERROR(ROUND(([.F58]/[.G58])*100;2);&quot;-&quot;)" office:value-type="float" office:value="67.11" calcext:value-type="float">
            <text:p>67,11</text:p>
          </table:table-cell>
          <table:table-cell table:style-name="ce13" table:formula="of:=IF([.AB58]=&quot;-&quot;;&quot;&quot;;[.J58])" office:value-type="float" office:value="-16.704818" calcext:value-type="float">
            <text:p>-16,7</text:p>
          </table:table-cell>
          <table:table-cell table:style-name="ce13" table:formula="of:=IF([.AB58]=&quot;-&quot;;&quot;&quot;;[.I58])" office:value-type="float" office:value="0.115395" calcext:value-type="float">
            <text:p>0,1</text:p>
          </table:table-cell>
          <table:table-cell table:formula="of:=IF([.AB58]=&quot;-&quot;;&quot;&quot;;[.U58])" office:value-type="float" office:value="0" calcext:value-type="float">
            <text:p>0</text:p>
          </table:table-cell>
          <table:table-cell table:formula="of:=IF([.AB58]=&quot;-&quot;;&quot;&quot;;[.V58])" office:value-type="float" office:value="637.641871" calcext:value-type="float">
            <text:p>637,641871</text:p>
          </table:table-cell>
          <table:table-cell table:formula="of:=IFERROR(ABS([.AE58]-CEILING([.AC58]));&quot;&quot;)" office:value-type="float" office:value="16" calcext:value-type="float">
            <text:p>16</text:p>
          </table:table-cell>
          <table:table-cell table:formula="of:=CEILING([.E58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0.261873" calcext:value-type="float">
            <text:p>0,261873</text:p>
          </table:table-cell>
          <table:table-cell table:style-name="Default" office:value-type="float" office:value="-17" calcext:value-type="float">
            <text:p>-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21.92" calcext:value-type="float">
            <text:p>21,92</text:p>
          </table:table-cell>
          <table:table-cell office:value-type="float" office:value="2056057" calcext:value-type="float">
            <text:p>2056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24.301012" calcext:value-type="float">
            <text:p>24,3010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9];&quot;-&quot;;[.C59];&quot;-&quot;;[.AH59];&quot;-&quot;;LEFT(RIGHT([.A59];6);1))" office:value-type="string" office:string-value="r4-15-30-3" calcext:value-type="string">
            <text:p>r4-15-30-3</text:p>
          </table:table-cell>
          <table:table-cell table:formula="of:=IFERROR(ROUND(([.F59]/[.G59])*100;2);&quot;-&quot;)" office:value-type="float" office:value="62.22" calcext:value-type="float">
            <text:p>62,22</text:p>
          </table:table-cell>
          <table:table-cell table:style-name="ce13" table:formula="of:=IF([.AB59]=&quot;-&quot;;&quot;&quot;;[.J59])" office:value-type="float" office:value="-17" calcext:value-type="float">
            <text:p>-17,0</text:p>
          </table:table-cell>
          <table:table-cell table:style-name="ce13" table:formula="of:=IF([.AB59]=&quot;-&quot;;&quot;&quot;;[.I59])" office:value-type="float" office:value="0.261873" calcext:value-type="float">
            <text:p>0,3</text:p>
          </table:table-cell>
          <table:table-cell table:formula="of:=IF([.AB59]=&quot;-&quot;;&quot;&quot;;[.U59])" office:value-type="float" office:value="1" calcext:value-type="float">
            <text:p>1</text:p>
          </table:table-cell>
          <table:table-cell table:formula="of:=IF([.AB59]=&quot;-&quot;;&quot;&quot;;[.V59])" office:value-type="float" office:value="24.301012" calcext:value-type="float">
            <text:p>24,301012</text:p>
          </table:table-cell>
          <table:table-cell table:formula="of:=IFERROR(ABS([.AE59]-CEILING([.AC59]));&quot;&quot;)" office:value-type="float" office:value="18" calcext:value-type="float">
            <text:p>18</text:p>
          </table:table-cell>
          <table:table-cell table:formula="of:=CEILING([.E59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0.042184" calcext:value-type="float">
            <text:p>0,042184</text:p>
          </table:table-cell>
          <table:table-cell table:style-name="Default" office:value-type="float" office:value="-17.662898" calcext:value-type="float">
            <text:p>-17,66289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.662898" calcext:value-type="float">
            <text:p>-17,6628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.95" calcext:value-type="float">
            <text:p>3,95</text:p>
          </table:table-cell>
          <table:table-cell office:value-type="float" office:value="1977550" calcext:value-type="float">
            <text:p>1977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4.233752" calcext:value-type="float">
            <text:p>4,23375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0];&quot;-&quot;;[.C60];&quot;-&quot;;[.AH60];&quot;-&quot;;LEFT(RIGHT([.A60];6);1))" office:value-type="string" office:string-value="r4-15-30-4" calcext:value-type="string">
            <text:p>r4-15-30-4</text:p>
          </table:table-cell>
          <table:table-cell table:formula="of:=IFERROR(ROUND(([.F60]/[.G60])*100;2);&quot;-&quot;)" office:value-type="float" office:value="70.67" calcext:value-type="float">
            <text:p>70,67</text:p>
          </table:table-cell>
          <table:table-cell table:style-name="ce13" table:formula="of:=IF([.AB60]=&quot;-&quot;;&quot;&quot;;[.J60])" office:value-type="float" office:value="-17.662898" calcext:value-type="float">
            <text:p>-17,7</text:p>
          </table:table-cell>
          <table:table-cell table:style-name="ce13" table:formula="of:=IF([.AB60]=&quot;-&quot;;&quot;&quot;;[.I60])" office:value-type="float" office:value="0.042184" calcext:value-type="float">
            <text:p>0,0</text:p>
          </table:table-cell>
          <table:table-cell table:formula="of:=IF([.AB60]=&quot;-&quot;;&quot;&quot;;[.U60])" office:value-type="float" office:value="0" calcext:value-type="float">
            <text:p>0</text:p>
          </table:table-cell>
          <table:table-cell table:formula="of:=IF([.AB60]=&quot;-&quot;;&quot;&quot;;[.V60])" office:value-type="float" office:value="4.233752" calcext:value-type="float">
            <text:p>4,233752</text:p>
          </table:table-cell>
          <table:table-cell table:formula="of:=IFERROR(ABS([.AE60]-CEILING([.AC60]));&quot;&quot;)" office:value-type="float" office:value="17" calcext:value-type="float">
            <text:p>17</text:p>
          </table:table-cell>
          <table:table-cell table:formula="of:=CEILING([.E60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251" calcext:value-type="float">
            <text:p>251</text:p>
          </table:table-cell>
          <table:table-cell table:style-name="Default" office:value-type="float" office:value="0.078477" calcext:value-type="float">
            <text:p>0,078477</text:p>
          </table:table-cell>
          <table:table-cell table:style-name="Default" office:value-type="float" office:value="-18.876489" calcext:value-type="float">
            <text:p>-18,8764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.876489" calcext:value-type="float">
            <text:p>-18,8764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316.35" calcext:value-type="float">
            <text:p>316,35</text:p>
          </table:table-cell>
          <table:table-cell office:value-type="float" office:value="1978350" calcext:value-type="float">
            <text:p>1978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353.521029" calcext:value-type="float">
            <text:p>353,52102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1];&quot;-&quot;;[.C61];&quot;-&quot;;[.AH61];&quot;-&quot;;LEFT(RIGHT([.A61];6);1))" office:value-type="string" office:string-value="r4-15-30-5" calcext:value-type="string">
            <text:p>r4-15-30-5</text:p>
          </table:table-cell>
          <table:table-cell table:formula="of:=IFERROR(ROUND(([.F61]/[.G61])*100;2);&quot;-&quot;)" office:value-type="float" office:value="81.33" calcext:value-type="float">
            <text:p>81,33</text:p>
          </table:table-cell>
          <table:table-cell table:style-name="ce13" table:formula="of:=IF([.AB61]=&quot;-&quot;;&quot;&quot;;[.J61])" office:value-type="float" office:value="-18.876489" calcext:value-type="float">
            <text:p>-18,9</text:p>
          </table:table-cell>
          <table:table-cell table:style-name="ce13" table:formula="of:=IF([.AB61]=&quot;-&quot;;&quot;&quot;;[.I61])" office:value-type="float" office:value="0.078477" calcext:value-type="float">
            <text:p>0,1</text:p>
          </table:table-cell>
          <table:table-cell table:formula="of:=IF([.AB61]=&quot;-&quot;;&quot;&quot;;[.U61])" office:value-type="float" office:value="0" calcext:value-type="float">
            <text:p>0</text:p>
          </table:table-cell>
          <table:table-cell table:formula="of:=IF([.AB61]=&quot;-&quot;;&quot;&quot;;[.V61])" office:value-type="float" office:value="353.521029" calcext:value-type="float">
            <text:p>353,521029</text:p>
          </table:table-cell>
          <table:table-cell table:formula="of:=IFERROR(ABS([.AE61]-CEILING([.AC61]));&quot;&quot;)" office:value-type="float" office:value="18" calcext:value-type="float">
            <text:p>18</text:p>
          </table:table-cell>
          <table:table-cell table:formula="of:=CEILING([.E61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table:style-name="Default" office:value-type="float" office:value="1.166256" calcext:value-type="float">
            <text:p>1,166256</text:p>
          </table:table-cell>
          <table:table-cell table:style-name="Default" office:value-type="float" office:value="-22" calcext:value-type="float">
            <text:p>-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6" calcext:value-type="float">
            <text:p>1,16</text:p>
          </table:table-cell>
          <table:table-cell office:value-type="float" office:value="601.16" calcext:value-type="float">
            <text:p>601,16</text:p>
          </table:table-cell>
          <table:table-cell office:value-type="float" office:value="3652928" calcext:value-type="float">
            <text:p>3652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9.76147" calcext:value-type="float">
            <text:p>619,76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20-20-4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342" calcext:value-type="float">
            <text:p>34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124531" calcext:value-type="float">
            <text:p>0,124531</text:p>
          </table:table-cell>
          <table:table-cell table:style-name="Default" office:value-type="float" office:value="-22.985173" calcext:value-type="float">
            <text:p>-22,9851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2.985173" calcext:value-type="float">
            <text:p>-22,985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600.11" calcext:value-type="float">
            <text:p>600,11</text:p>
          </table:table-cell>
          <table:table-cell office:value-type="float" office:value="3582268" calcext:value-type="float">
            <text:p>3582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5.097694" calcext:value-type="float">
            <text:p>615,0976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20-20-4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342" calcext:value-type="float">
            <text:p>342</text:p>
          </table:table-cell>
          <table:table-cell office:value-type="float" office:value="297" calcext:value-type="float">
            <text:p>297</text:p>
          </table:table-cell>
          <table:table-cell table:style-name="Default" office:value-type="float" office:value="0.148179" calcext:value-type="float">
            <text:p>0,148179</text:p>
          </table:table-cell>
          <table:table-cell table:style-name="Default" office:value-type="float" office:value="-23.608134" calcext:value-type="float">
            <text:p>-23,6081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3.608134" calcext:value-type="float">
            <text:p>-23,608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600.15" calcext:value-type="float">
            <text:p>600,15</text:p>
          </table:table-cell>
          <table:table-cell office:value-type="float" office:value="3572932" calcext:value-type="float">
            <text:p>3572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30.558112" calcext:value-type="float">
            <text:p>630,558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20-20-4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office:value-type="float" office:value="342" calcext:value-type="float">
            <text:p>34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067828" calcext:value-type="float">
            <text:p>0,067828</text:p>
          </table:table-cell>
          <table:table-cell table:style-name="Default" office:value-type="float" office:value="-25.005207" calcext:value-type="float">
            <text:p>-25,0052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5.005207" calcext:value-type="float">
            <text:p>-25,005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600.06" calcext:value-type="float">
            <text:p>600,06</text:p>
          </table:table-cell>
          <table:table-cell office:value-type="float" office:value="3574268" calcext:value-type="float">
            <text:p>3574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60.290486" calcext:value-type="float">
            <text:p>660,2904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20-20-4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office:value-type="float" office:value="342" calcext:value-type="float">
            <text:p>34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0.745668" calcext:value-type="float">
            <text:p>0,745668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 office:value-type="float" office:value="53.16" calcext:value-type="float">
            <text:p>53,16</text:p>
          </table:table-cell>
          <table:table-cell office:value-type="float" office:value="3667288" calcext:value-type="float">
            <text:p>3667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58.456406" calcext:value-type="float">
            <text:p>58,4564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25-25-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7" calcext:value-type="float">
            <text:p>247</text:p>
          </table:table-cell>
          <table:table-cell office:value-type="float" office:value="500" calcext:value-type="float">
            <text:p>500</text:p>
          </table:table-cell>
          <table:table-cell office:value-type="float" office:value="437" calcext:value-type="float">
            <text:p>437</text:p>
          </table:table-cell>
          <table:table-cell table:style-name="Default" office:value-type="float" office:value="0.392465" calcext:value-type="float">
            <text:p>0,392465</text:p>
          </table:table-cell>
          <table:table-cell table:style-name="Default" office:value-type="float" office:value="-28.175203" calcext:value-type="float">
            <text:p>-28,1752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175203" calcext:value-type="float">
            <text:p>-28,175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600.39" calcext:value-type="float">
            <text:p>600,39</text:p>
          </table:table-cell>
          <table:table-cell office:value-type="float" office:value="6222856" calcext:value-type="float">
            <text:p>6222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06.553942" calcext:value-type="float">
            <text:p>606,5539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25-25-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2" calcext:value-type="float">
            <text:p>262</text:p>
          </table:table-cell>
          <table:table-cell office:value-type="float" office:value="500" calcext:value-type="float">
            <text:p>500</text:p>
          </table:table-cell>
          <table:table-cell office:value-type="float" office:value="436" calcext:value-type="float">
            <text:p>436</text:p>
          </table:table-cell>
          <table:table-cell table:style-name="Default" office:value-type="float" office:value="0.593546" calcext:value-type="float">
            <text:p>0,593546</text:p>
          </table:table-cell>
          <table:table-cell table:style-name="Default" office:value-type="float" office:value="-28.075753" calcext:value-type="float">
            <text:p>-28,07575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075753" calcext:value-type="float">
            <text:p>-28,0757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,59</text:p>
          </table:table-cell>
          <table:table-cell office:value-type="float" office:value="600.6" calcext:value-type="float">
            <text:p>600,6</text:p>
          </table:table-cell>
          <table:table-cell office:value-type="float" office:value="6195560" calcext:value-type="float">
            <text:p>6195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08.432291" calcext:value-type="float">
            <text:p>608,432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25-25-5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table:style-name="Default" office:value-type="float" office:value="0.211653" calcext:value-type="float">
            <text:p>0,211653</text:p>
          </table:table-cell>
          <table:table-cell table:style-name="Default" office:value-type="float" office:value="-28.763522" calcext:value-type="float">
            <text:p>-28,7635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763522" calcext:value-type="float">
            <text:p>-28,7635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600.21" calcext:value-type="float">
            <text:p>600,21</text:p>
          </table:table-cell>
          <table:table-cell office:value-type="float" office:value="6200936" calcext:value-type="float">
            <text:p>6200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5.706101" calcext:value-type="float">
            <text:p>615,706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25-25-5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7" calcext:value-type="float">
            <text:p>257</text:p>
          </table:table-cell>
          <table:table-cell office:value-type="float" office:value="500" calcext:value-type="float">
            <text:p>500</text:p>
          </table:table-cell>
          <table:table-cell office:value-type="float" office:value="385" calcext:value-type="float">
            <text:p>385</text:p>
          </table:table-cell>
          <table:table-cell table:style-name="Default" office:value-type="float" office:value="0.208407" calcext:value-type="float">
            <text:p>0,208407</text:p>
          </table:table-cell>
          <table:table-cell table:style-name="Default" office:value-type="float" office:value="-30.127552" calcext:value-type="float">
            <text:p>-30,12755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0.127552" calcext:value-type="float">
            <text:p>-30,1275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600.2" calcext:value-type="float">
            <text:p>600,2</text:p>
          </table:table-cell>
          <table:table-cell office:value-type="float" office:value="6220760" calcext:value-type="float">
            <text:p>6220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26.031283" calcext:value-type="float">
            <text:p>626,0312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25-25-5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7" calcext:value-type="float">
            <text:p>247</text:p>
          </table:table-cell>
          <table:table-cell office:value-type="float" office:value="500" calcext:value-type="float">
            <text:p>500</text:p>
          </table:table-cell>
          <table:table-cell office:value-type="float" office:value="355" calcext:value-type="float">
            <text:p>355</text:p>
          </table:table-cell>
          <table:table-cell table:style-name="Default" office:value-type="float" office:value="0.220752" calcext:value-type="float">
            <text:p>0,220752</text:p>
          </table:table-cell>
          <table:table-cell table:style-name="Default" office:value-type="float" office:value="-28.648281" calcext:value-type="float">
            <text:p>-28,6482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648281" calcext:value-type="float">
            <text:p>-28,648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600.22" calcext:value-type="float">
            <text:p>600,22</text:p>
          </table:table-cell>
          <table:table-cell office:value-type="float" office:value="6211480" calcext:value-type="float">
            <text:p>6211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09.534354" calcext:value-type="float">
            <text:p>609,5343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5-5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15118" calcext:value-type="float">
            <text:p>0,015118</text:p>
          </table:table-cell>
          <table:table-cell table:style-name="Default" office:value-type="float" office:value="-4.991071" calcext:value-type="float">
            <text:p>-4,9910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91071" calcext:value-type="float">
            <text:p>-4,9910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435621" calcext:value-type="float">
            <text:p>435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81002" calcext:value-type="float">
            <text:p>0,08100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5-5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0.018266" calcext:value-type="float">
            <text:p>0,018266</text:p>
          </table:table-cell>
          <table:table-cell table:style-name="Default" office:value-type="float" office:value="-4.953961" calcext:value-type="float">
            <text:p>-4,9539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53961" calcext:value-type="float">
            <text:p>-4,9539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438845" calcext:value-type="float">
            <text:p>43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174399" calcext:value-type="float">
            <text:p>0,1743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5-5-1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0.017092" calcext:value-type="float">
            <text:p>0,017092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428424" calcext:value-type="float">
            <text:p>428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124919" calcext:value-type="float">
            <text:p>0,12491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5-5-1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0.01094" calcext:value-type="float">
            <text:p>0,01094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424584" calcext:value-type="float">
            <text:p>424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57359" calcext:value-type="float">
            <text:p>0,05735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-4-5-5-1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10654" calcext:value-type="float">
            <text:p>0,010654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421992" calcext:value-type="float">
            <text:p>421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1067" calcext:value-type="float">
            <text:p>0,0106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cpa-sub-t600.config</text:p>
          </table:table-cell>
          <table:table-cell table:number-columns-repeated="13"/>
        </table:table-row>
        <table:table-row table:style-name="ro1" table:number-rows-repeated="1048499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lpl-sub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8"/>
        <table:table-column table:style-name="co30" table:default-cell-style-name="ce38"/>
        <table:table-column table:style-name="co10" table:number-columns-repeated="2" table:default-cell-style-name="Default"/>
        <table:table-column table:style-name="co30" table:default-cell-style-name="ce3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5"/>
        <table:table-column table:style-name="co25" table:default-cell-style-name="ce15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4" office:value-type="string" calcext:value-type="string">
            <text:p>instance</text:p>
          </table:table-cell>
          <table:table-cell table:style-name="ce14" office:value-type="string" calcext:value-type="string">
            <text:p>frac</text:p>
          </table:table-cell>
          <table:table-cell table:style-name="ce14" office:value-type="string" calcext:value-type="string">
            <text:p>lb0</text:p>
          </table:table-cell>
          <table:table-cell table:style-name="ce14" office:value-type="string" calcext:value-type="string">
            <text:p>time0</text:p>
          </table:table-cell>
          <table:table-cell table:style-name="ce14" office:value-type="string" calcext:value-type="string">
            <text:p>heur</text:p>
          </table:table-cell>
          <table:table-cell table:style-name="ce14" office:value-type="string" calcext:value-type="string">
            <text:p>heur time</text:p>
          </table:table-cell>
          <table:table-cell table:style-name="ce14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0-20-10-1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362" calcext:value-type="float">
            <text:p>362</text:p>
          </table:table-cell>
          <table:table-cell office:value-type="float" office:value="466" calcext:value-type="float">
            <text:p>466</text:p>
          </table:table-cell>
          <table:table-cell table:style-name="Default" office:value-type="float" office:value="0.048226" calcext:value-type="float">
            <text:p>0,048226</text:p>
          </table:table-cell>
          <table:table-cell table:style-name="Default" office:value-type="float" office:value="-13.050156" calcext:value-type="float">
            <text:p>-13,05015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.050156" calcext:value-type="float">
            <text:p>-13,050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99.94" calcext:value-type="float">
            <text:p>299,94</text:p>
          </table:table-cell>
          <table:table-cell office:value-type="float" office:value="1471813" calcext:value-type="float">
            <text:p>14718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467" calcext:value-type="float">
            <text:p>300,000467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];&quot;-&quot;;[.C2];&quot;-&quot;;[.AH2];&quot;-&quot;;LEFT(RIGHT([.A2];6);1))" office:value-type="string" office:string-value="r20-10-20-1" calcext:value-type="string">
            <text:p>r20-10-20-1</text:p>
          </table:table-cell>
          <table:table-cell table:formula="of:=ROUND(([.F2]/[.G2])*100;2)" office:value-type="float" office:value="34.81" calcext:value-type="float">
            <text:p>34,81</text:p>
          </table:table-cell>
          <table:table-cell table:style-name="ce13" table:formula="of:=[.J2]" office:value-type="float" office:value="-13.050156" calcext:value-type="float">
            <text:p>-13,1</text:p>
          </table:table-cell>
          <table:table-cell table:style-name="ce13" table:formula="of:=[.I2]" office:value-type="float" office:value="0.048226" calcext:value-type="float">
            <text:p>0,0</text:p>
          </table:table-cell>
          <table:table-cell table:formula="of:=[.U2]" office:value-type="float" office:value="-1" calcext:value-type="float">
            <text:p>-1</text:p>
          </table:table-cell>
          <table:table-cell table:formula="of:=[.V2]" office:value-type="float" office:value="300.000467" calcext:value-type="float">
            <text:p>300,000467</text:p>
          </table:table-cell>
          <table:table-cell table:formula="of:=ABS([.AE2]-CEILING([.AC2]))" office:value-type="float" office:value="12" calcext:value-type="float">
            <text:p>12</text:p>
          </table:table-cell>
          <table:table-cell table:formula="of:=CEILING([.E2]*(4/3))" office:value-type="float" office:value="20" calcext:value-type="float">
            <text:p>20</text:p>
          </table:table-cell>
          <table:table-cell table:style-name="ce30" table:formula="of:=ROUND(AVERAGE([.AG2:.AG300]);2)" office:value-type="float" office:value="15.89" calcext:value-type="float">
            <text:p>15,89</text:p>
          </table:table-cell>
          <table:table-cell table:style-name="ce30" table:formula="of:=ROUND(AVERAGEIF([.AG2:.AG300];&quot;&gt;0&quot;;[.AG2:.AG300]);2)" office:value-type="float" office:value="15.89" calcext:value-type="float">
            <text:p>15,89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lpl-sub-t300.config</text:p>
          </table:table-cell>
        </table:table-row>
        <table:table-row table:style-name="ro1">
          <table:table-cell office:value-type="string" calcext:value-type="string">
            <text:p>rand0-20-10-1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362" calcext:value-type="float">
            <text:p>362</text:p>
          </table:table-cell>
          <table:table-cell office:value-type="float" office:value="367" calcext:value-type="float">
            <text:p>367</text:p>
          </table:table-cell>
          <table:table-cell table:style-name="Default" office:value-type="float" office:value="0.047107" calcext:value-type="float">
            <text:p>0,047107</text:p>
          </table:table-cell>
          <table:table-cell table:style-name="Default" office:value-type="float" office:value="-12.910199" calcext:value-type="float">
            <text:p>-12,9101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910199" calcext:value-type="float">
            <text:p>-12,910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99.94" calcext:value-type="float">
            <text:p>299,94</text:p>
          </table:table-cell>
          <table:table-cell office:value-type="float" office:value="1470821" calcext:value-type="float">
            <text:p>1470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241" calcext:value-type="float">
            <text:p>300,000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];&quot;-&quot;;[.C3];&quot;-&quot;;[.AH3];&quot;-&quot;;LEFT(RIGHT([.A3];6);1))" office:value-type="string" office:string-value="r20-10-20-2" calcext:value-type="string">
            <text:p>r20-10-20-2</text:p>
          </table:table-cell>
          <table:table-cell table:formula="of:=ROUND(([.F3]/[.G3])*100;2)" office:value-type="float" office:value="34.81" calcext:value-type="float">
            <text:p>34,81</text:p>
          </table:table-cell>
          <table:table-cell table:style-name="ce13" table:formula="of:=[.J3]" office:value-type="float" office:value="-12.910199" calcext:value-type="float">
            <text:p>-12,9</text:p>
          </table:table-cell>
          <table:table-cell table:style-name="ce13" table:formula="of:=[.I3]" office:value-type="float" office:value="0.047107" calcext:value-type="float">
            <text:p>0,0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300.000241" calcext:value-type="float">
            <text:p>300,000241</text:p>
          </table:table-cell>
          <table:table-cell table:formula="of:=ABS([.AE3]-CEILING([.AC3]))" office:value-type="float" office:value="12" calcext:value-type="float">
            <text:p>12</text:p>
          </table:table-cell>
          <table:table-cell table:formula="of:=CEILING([.E3]*(4/3))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0-20-10-10-2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362" calcext:value-type="float">
            <text:p>36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053071" calcext:value-type="float">
            <text:p>0,053071</text:p>
          </table:table-cell>
          <table:table-cell table:style-name="Default" office:value-type="float" office:value="-12.916436" calcext:value-type="float">
            <text:p>-12,91643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916436" calcext:value-type="float">
            <text:p>-12,9164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99.95" calcext:value-type="float">
            <text:p>299,95</text:p>
          </table:table-cell>
          <table:table-cell office:value-type="float" office:value="1482925" calcext:value-type="float">
            <text:p>1482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241" calcext:value-type="float">
            <text:p>300,00024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];&quot;-&quot;;[.C4];&quot;-&quot;;[.AH4];&quot;-&quot;;LEFT(RIGHT([.A4];6);1))" office:value-type="string" office:string-value="r20-10-20-3" calcext:value-type="string">
            <text:p>r20-10-20-3</text:p>
          </table:table-cell>
          <table:table-cell table:formula="of:=ROUND(([.F4]/[.G4])*100;2)" office:value-type="float" office:value="30.94" calcext:value-type="float">
            <text:p>30,94</text:p>
          </table:table-cell>
          <table:table-cell table:style-name="ce13" table:formula="of:=[.J4]" office:value-type="float" office:value="-12.916436" calcext:value-type="float">
            <text:p>-12,9</text:p>
          </table:table-cell>
          <table:table-cell table:style-name="ce13" table:formula="of:=[.I4]" office:value-type="float" office:value="0.053071" calcext:value-type="float">
            <text:p>0,1</text:p>
          </table:table-cell>
          <table:table-cell table:formula="of:=[.U4]" office:value-type="float" office:value="-1" calcext:value-type="float">
            <text:p>-1</text:p>
          </table:table-cell>
          <table:table-cell table:formula="of:=[.V4]" office:value-type="float" office:value="300.000241" calcext:value-type="float">
            <text:p>300,000241</text:p>
          </table:table-cell>
          <table:table-cell table:formula="of:=ABS([.AE4]-CEILING([.AC4]))" office:value-type="float" office:value="11" calcext:value-type="float">
            <text:p>11</text:p>
          </table:table-cell>
          <table:table-cell table:formula="of:=CEILING([.E4]*(4/3))" office:value-type="float" office:value="20" calcext:value-type="float">
            <text:p>20</text:p>
          </table:table-cell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0-10-2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362" calcext:value-type="float">
            <text:p>362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0.069771" calcext:value-type="float">
            <text:p>0,069771</text:p>
          </table:table-cell>
          <table:table-cell table:style-name="Default" office:value-type="float" office:value="-12.74059" calcext:value-type="float">
            <text:p>-12,740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74059" calcext:value-type="float">
            <text:p>-12,740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299.9" calcext:value-type="float">
            <text:p>299,9</text:p>
          </table:table-cell>
          <table:table-cell office:value-type="float" office:value="1485541" calcext:value-type="float">
            <text:p>1485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473" calcext:value-type="float">
            <text:p>300,000473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];&quot;-&quot;;[.C5];&quot;-&quot;;[.AH5];&quot;-&quot;;LEFT(RIGHT([.A5];6);1))" office:value-type="string" office:string-value="r20-10-20-4" calcext:value-type="string">
            <text:p>r20-10-20-4</text:p>
          </table:table-cell>
          <table:table-cell table:formula="of:=ROUND(([.F5]/[.G5])*100;2)" office:value-type="float" office:value="30.94" calcext:value-type="float">
            <text:p>30,94</text:p>
          </table:table-cell>
          <table:table-cell table:style-name="ce13" table:formula="of:=[.J5]" office:value-type="float" office:value="-12.74059" calcext:value-type="float">
            <text:p>-12,7</text:p>
          </table:table-cell>
          <table:table-cell table:style-name="ce13" table:formula="of:=[.I5]" office:value-type="float" office:value="0.069771" calcext:value-type="float">
            <text:p>0,1</text:p>
          </table:table-cell>
          <table:table-cell table:formula="of:=[.U5]" office:value-type="float" office:value="-1" calcext:value-type="float">
            <text:p>-1</text:p>
          </table:table-cell>
          <table:table-cell table:formula="of:=[.V5]" office:value-type="float" office:value="300.000473" calcext:value-type="float">
            <text:p>300,000473</text:p>
          </table:table-cell>
          <table:table-cell table:formula="of:=ABS([.AE5]-CEILING([.AC5]))" office:value-type="float" office:value="11" calcext:value-type="float">
            <text:p>11</text:p>
          </table:table-cell>
          <table:table-cell table:formula="of:=CEILING([.E5]*(4/3))" office:value-type="float" office:value="20" calcext:value-type="float">
            <text:p>20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31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0-20-10-10-2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362" calcext:value-type="float">
            <text:p>362</text:p>
          </table:table-cell>
          <table:table-cell office:value-type="float" office:value="318" calcext:value-type="float">
            <text:p>318</text:p>
          </table:table-cell>
          <table:table-cell table:style-name="Default" office:value-type="float" office:value="0.084704" calcext:value-type="float">
            <text:p>0,084704</text:p>
          </table:table-cell>
          <table:table-cell table:style-name="Default" office:value-type="float" office:value="-12.763161" calcext:value-type="float">
            <text:p>-12,7631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763161" calcext:value-type="float">
            <text:p>-12,763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299.98" calcext:value-type="float">
            <text:p>299,98</text:p>
          </table:table-cell>
          <table:table-cell office:value-type="float" office:value="1491173" calcext:value-type="float">
            <text:p>1491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236" calcext:value-type="float">
            <text:p>300,0002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];&quot;-&quot;;[.C6];&quot;-&quot;;[.AH6];&quot;-&quot;;LEFT(RIGHT([.A6];6);1))" office:value-type="string" office:string-value="r20-10-20-5" calcext:value-type="string">
            <text:p>r20-10-20-5</text:p>
          </table:table-cell>
          <table:table-cell table:formula="of:=ROUND(([.F6]/[.G6])*100;2)" office:value-type="float" office:value="25.14" calcext:value-type="float">
            <text:p>25,14</text:p>
          </table:table-cell>
          <table:table-cell table:style-name="ce13" table:formula="of:=[.J6]" office:value-type="float" office:value="-12.763161" calcext:value-type="float">
            <text:p>-12,8</text:p>
          </table:table-cell>
          <table:table-cell table:style-name="ce13" table:formula="of:=[.I6]" office:value-type="float" office:value="0.084704" calcext:value-type="float">
            <text:p>0,1</text:p>
          </table:table-cell>
          <table:table-cell table:formula="of:=[.U6]" office:value-type="float" office:value="-1" calcext:value-type="float">
            <text:p>-1</text:p>
          </table:table-cell>
          <table:table-cell table:formula="of:=[.V6]" office:value-type="float" office:value="300.000236" calcext:value-type="float">
            <text:p>300,000236</text:p>
          </table:table-cell>
          <table:table-cell table:formula="of:=ABS([.AE6]-CEILING([.AC6]))" office:value-type="float" office:value="11" calcext:value-type="float">
            <text:p>11</text:p>
          </table:table-cell>
          <table:table-cell table:formula="of:=CEILING([.E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office:value-type="float" office:value="577" calcext:value-type="float">
            <text:p>577</text:p>
          </table:table-cell>
          <table:table-cell office:value-type="float" office:value="1047" calcext:value-type="float">
            <text:p>1047</text:p>
          </table:table-cell>
          <table:table-cell table:style-name="Default" office:value-type="float" office:value="0.246892" calcext:value-type="float">
            <text:p>0,246892</text:p>
          </table:table-cell>
          <table:table-cell table:style-name="Default" office:value-type="float" office:value="-20.090397" calcext:value-type="float">
            <text:p>-20,09039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.090397" calcext:value-type="float">
            <text:p>-20,090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300.22" calcext:value-type="float">
            <text:p>300,22</text:p>
          </table:table-cell>
          <table:table-cell office:value-type="float" office:value="2784157" calcext:value-type="float">
            <text:p>2784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1178" calcext:value-type="float">
            <text:p>300,00117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];&quot;-&quot;;[.C7];&quot;-&quot;;[.AH7];&quot;-&quot;;LEFT(RIGHT([.A7];6);1))" office:value-type="string" office:string-value="r20-15-30-1" calcext:value-type="string">
            <text:p>r20-15-30-1</text:p>
          </table:table-cell>
          <table:table-cell table:formula="of:=ROUND(([.F7]/[.G7])*100;2)" office:value-type="float" office:value="45.23" calcext:value-type="float">
            <text:p>45,23</text:p>
          </table:table-cell>
          <table:table-cell table:style-name="ce13" table:formula="of:=[.J7]" office:value-type="float" office:value="-20.090397" calcext:value-type="float">
            <text:p>-20,1</text:p>
          </table:table-cell>
          <table:table-cell table:style-name="ce13" table:formula="of:=[.I7]" office:value-type="float" office:value="0.246892" calcext:value-type="float">
            <text:p>0,2</text:p>
          </table:table-cell>
          <table:table-cell table:formula="of:=[.U7]" office:value-type="float" office:value="-1" calcext:value-type="float">
            <text:p>-1</text:p>
          </table:table-cell>
          <table:table-cell table:formula="of:=[.V7]" office:value-type="float" office:value="300.001178" calcext:value-type="float">
            <text:p>300,001178</text:p>
          </table:table-cell>
          <table:table-cell table:formula="of:=ABS([.AE7]-CEILING([.AC7]))" office:value-type="float" office:value="19" calcext:value-type="float">
            <text:p>19</text:p>
          </table:table-cell>
          <table:table-cell table:formula="of:=CEILING([.E7]*(4/3))" office:value-type="float" office:value="30" calcext:value-type="float">
            <text:p>3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4" calcext:value-type="float">
            <text:p>264</text:p>
          </table:table-cell>
          <table:table-cell office:value-type="float" office:value="577" calcext:value-type="float">
            <text:p>577</text:p>
          </table:table-cell>
          <table:table-cell office:value-type="float" office:value="976" calcext:value-type="float">
            <text:p>976</text:p>
          </table:table-cell>
          <table:table-cell table:style-name="Default" office:value-type="float" office:value="0.322091" calcext:value-type="float">
            <text:p>0,322091</text:p>
          </table:table-cell>
          <table:table-cell table:style-name="Default" office:value-type="float" office:value="-19.945036" calcext:value-type="float">
            <text:p>-19,94503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945036" calcext:value-type="float">
            <text:p>-19,9450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300.3" calcext:value-type="float">
            <text:p>300,3</text:p>
          </table:table-cell>
          <table:table-cell office:value-type="float" office:value="2786725" calcext:value-type="float">
            <text:p>2786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85" calcext:value-type="float">
            <text:p>300,000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];&quot;-&quot;;[.C8];&quot;-&quot;;[.AH8];&quot;-&quot;;LEFT(RIGHT([.A8];6);1))" office:value-type="string" office:string-value="r20-15-30-2" calcext:value-type="string">
            <text:p>r20-15-30-2</text:p>
          </table:table-cell>
          <table:table-cell table:formula="of:=ROUND(([.F8]/[.G8])*100;2)" office:value-type="float" office:value="45.75" calcext:value-type="float">
            <text:p>45,75</text:p>
          </table:table-cell>
          <table:table-cell table:style-name="ce13" table:formula="of:=[.J8]" office:value-type="float" office:value="-19.945036" calcext:value-type="float">
            <text:p>-19,9</text:p>
          </table:table-cell>
          <table:table-cell table:style-name="ce13" table:formula="of:=[.I8]" office:value-type="float" office:value="0.322091" calcext:value-type="float">
            <text:p>0,3</text:p>
          </table:table-cell>
          <table:table-cell table:formula="of:=[.U8]" office:value-type="float" office:value="0" calcext:value-type="float">
            <text:p>0</text:p>
          </table:table-cell>
          <table:table-cell table:formula="of:=[.V8]" office:value-type="float" office:value="300.00085" calcext:value-type="float">
            <text:p>300,00085</text:p>
          </table:table-cell>
          <table:table-cell table:formula="of:=ABS([.AE8]-CEILING([.AC8]))" office:value-type="float" office:value="19" calcext:value-type="float">
            <text:p>19</text:p>
          </table:table-cell>
          <table:table-cell table:formula="of:=CEILING([.E8]*(4/3))" office:value-type="float" office:value="30" calcext:value-type="float">
            <text:p>30</text:p>
          </table:table-cell>
          <table:table-cell table:formula="of:=COUNTIF([.AG2:.AG300];&quot;&gt;=0&quot;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office:value-type="float" office:value="577" calcext:value-type="float">
            <text:p>577</text:p>
          </table:table-cell>
          <table:table-cell office:value-type="float" office:value="882" calcext:value-type="float">
            <text:p>882</text:p>
          </table:table-cell>
          <table:table-cell table:style-name="Default" office:value-type="float" office:value="0.280184" calcext:value-type="float">
            <text:p>0,280184</text:p>
          </table:table-cell>
          <table:table-cell table:style-name="Default" office:value-type="float" office:value="-19.875881" calcext:value-type="float">
            <text:p>-19,8758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75881" calcext:value-type="float">
            <text:p>-19,875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300.25" calcext:value-type="float">
            <text:p>300,25</text:p>
          </table:table-cell>
          <table:table-cell office:value-type="float" office:value="2788261" calcext:value-type="float">
            <text:p>2788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1857" calcext:value-type="float">
            <text:p>300,0018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];&quot;-&quot;;[.C9];&quot;-&quot;;[.AH9];&quot;-&quot;;LEFT(RIGHT([.A9];6);1))" office:value-type="string" office:string-value="r20-15-30-3" calcext:value-type="string">
            <text:p>r20-15-30-3</text:p>
          </table:table-cell>
          <table:table-cell table:formula="of:=ROUND(([.F9]/[.G9])*100;2)" office:value-type="float" office:value="45.58" calcext:value-type="float">
            <text:p>45,58</text:p>
          </table:table-cell>
          <table:table-cell table:style-name="ce13" table:formula="of:=[.J9]" office:value-type="float" office:value="-19.875881" calcext:value-type="float">
            <text:p>-19,9</text:p>
          </table:table-cell>
          <table:table-cell table:style-name="ce13" table:formula="of:=[.I9]" office:value-type="float" office:value="0.280184" calcext:value-type="float">
            <text:p>0,3</text:p>
          </table:table-cell>
          <table:table-cell table:formula="of:=[.U9]" office:value-type="float" office:value="0" calcext:value-type="float">
            <text:p>0</text:p>
          </table:table-cell>
          <table:table-cell table:formula="of:=[.V9]" office:value-type="float" office:value="300.001857" calcext:value-type="float">
            <text:p>300,001857</text:p>
          </table:table-cell>
          <table:table-cell table:formula="of:=ABS([.AE9]-CEILING([.AC9]))" office:value-type="float" office:value="19" calcext:value-type="float">
            <text:p>19</text:p>
          </table:table-cell>
          <table:table-cell table:formula="of:=CEILING([.E9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float" office:value="577" calcext:value-type="float">
            <text:p>577</text:p>
          </table:table-cell>
          <table:table-cell office:value-type="float" office:value="948" calcext:value-type="float">
            <text:p>948</text:p>
          </table:table-cell>
          <table:table-cell table:style-name="Default" office:value-type="float" office:value="0.29755" calcext:value-type="float">
            <text:p>0,29755</text:p>
          </table:table-cell>
          <table:table-cell table:style-name="Default" office:value-type="float" office:value="-19.810171" calcext:value-type="float">
            <text:p>-19,810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10171" calcext:value-type="float">
            <text:p>-19,810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 office:value-type="float" office:value="300.27" calcext:value-type="float">
            <text:p>300,27</text:p>
          </table:table-cell>
          <table:table-cell office:value-type="float" office:value="2795869" calcext:value-type="float">
            <text:p>2795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1096" calcext:value-type="float">
            <text:p>300,0010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0];&quot;-&quot;;[.C10];&quot;-&quot;;[.AH10];&quot;-&quot;;LEFT(RIGHT([.A10];6);1))" office:value-type="string" office:string-value="r20-15-30-4" calcext:value-type="string">
            <text:p>r20-15-30-4</text:p>
          </table:table-cell>
          <table:table-cell table:formula="of:=ROUND(([.F10]/[.G10])*100;2)" office:value-type="float" office:value="46.79" calcext:value-type="float">
            <text:p>46,79</text:p>
          </table:table-cell>
          <table:table-cell table:style-name="ce13" table:formula="of:=[.J10]" office:value-type="float" office:value="-19.810171" calcext:value-type="float">
            <text:p>-19,8</text:p>
          </table:table-cell>
          <table:table-cell table:style-name="ce13" table:formula="of:=[.I10]" office:value-type="float" office:value="0.29755" calcext:value-type="float">
            <text:p>0,3</text:p>
          </table:table-cell>
          <table:table-cell table:formula="of:=[.U10]" office:value-type="float" office:value="0" calcext:value-type="float">
            <text:p>0</text:p>
          </table:table-cell>
          <table:table-cell table:formula="of:=[.V10]" office:value-type="float" office:value="300.001096" calcext:value-type="float">
            <text:p>300,001096</text:p>
          </table:table-cell>
          <table:table-cell table:formula="of:=ABS([.AE10]-CEILING([.AC10]))" office:value-type="float" office:value="19" calcext:value-type="float">
            <text:p>19</text:p>
          </table:table-cell>
          <table:table-cell table:formula="of:=CEILING([.E10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3" calcext:value-type="float">
            <text:p>243</text:p>
          </table:table-cell>
          <table:table-cell office:value-type="float" office:value="577" calcext:value-type="float">
            <text:p>577</text:p>
          </table:table-cell>
          <table:table-cell office:value-type="float" office:value="794" calcext:value-type="float">
            <text:p>794</text:p>
          </table:table-cell>
          <table:table-cell table:style-name="Default" office:value-type="float" office:value="0.153692" calcext:value-type="float">
            <text:p>0,153692</text:p>
          </table:table-cell>
          <table:table-cell table:style-name="Default" office:value-type="float" office:value="-19.835031" calcext:value-type="float">
            <text:p>-19,8350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35031" calcext:value-type="float">
            <text:p>-19,835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300.11" calcext:value-type="float">
            <text:p>300,11</text:p>
          </table:table-cell>
          <table:table-cell office:value-type="float" office:value="2786381" calcext:value-type="float">
            <text:p>278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2013" calcext:value-type="float">
            <text:p>300,002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1];&quot;-&quot;;[.C11];&quot;-&quot;;[.AH11];&quot;-&quot;;LEFT(RIGHT([.A11];6);1))" office:value-type="string" office:string-value="r20-15-30-5" calcext:value-type="string">
            <text:p>r20-15-30-5</text:p>
          </table:table-cell>
          <table:table-cell table:formula="of:=ROUND(([.F11]/[.G11])*100;2)" office:value-type="float" office:value="42.11" calcext:value-type="float">
            <text:p>42,11</text:p>
          </table:table-cell>
          <table:table-cell table:style-name="ce13" table:formula="of:=[.J11]" office:value-type="float" office:value="-19.835031" calcext:value-type="float">
            <text:p>-19,8</text:p>
          </table:table-cell>
          <table:table-cell table:style-name="ce13" table:formula="of:=[.I11]" office:value-type="float" office:value="0.153692" calcext:value-type="float">
            <text:p>0,2</text:p>
          </table:table-cell>
          <table:table-cell table:formula="of:=[.U11]" office:value-type="float" office:value="0" calcext:value-type="float">
            <text:p>0</text:p>
          </table:table-cell>
          <table:table-cell table:formula="of:=[.V11]" office:value-type="float" office:value="300.002013" calcext:value-type="float">
            <text:p>300,002013</text:p>
          </table:table-cell>
          <table:table-cell table:formula="of:=ABS([.AE11]-CEILING([.AC11]))" office:value-type="float" office:value="19" calcext:value-type="float">
            <text:p>19</text:p>
          </table:table-cell>
          <table:table-cell table:formula="of:=CEILING([.E11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6" calcext:value-type="float">
            <text:p>436</text:p>
          </table:table-cell>
          <table:table-cell office:value-type="float" office:value="822" calcext:value-type="float">
            <text:p>822</text:p>
          </table:table-cell>
          <table:table-cell office:value-type="float" office:value="1749" calcext:value-type="float">
            <text:p>1749</text:p>
          </table:table-cell>
          <table:table-cell table:style-name="Default" office:value-type="float" office:value="0.990051" calcext:value-type="float">
            <text:p>0,990051</text:p>
          </table:table-cell>
          <table:table-cell table:style-name="Default" office:value-type="float" office:value="-27.628487" calcext:value-type="float">
            <text:p>-27,6284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628487" calcext:value-type="float">
            <text:p>-27,6284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,98</text:p>
          </table:table-cell>
          <table:table-cell office:value-type="float" office:value="300.99" calcext:value-type="float">
            <text:p>300,99</text:p>
          </table:table-cell>
          <table:table-cell office:value-type="float" office:value="4654397" calcext:value-type="float">
            <text:p>4654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6668" calcext:value-type="float">
            <text:p>300,0066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2];&quot;-&quot;;[.C12];&quot;-&quot;;[.AH12];&quot;-&quot;;LEFT(RIGHT([.A12];6);1))" office:value-type="string" office:string-value="r20-20-40-1" calcext:value-type="string">
            <text:p>r20-20-40-1</text:p>
          </table:table-cell>
          <table:table-cell table:formula="of:=ROUND(([.F12]/[.G12])*100;2)" office:value-type="float" office:value="53.04" calcext:value-type="float">
            <text:p>53,04</text:p>
          </table:table-cell>
          <table:table-cell table:style-name="ce13" table:formula="of:=[.J12]" office:value-type="float" office:value="-27.628487" calcext:value-type="float">
            <text:p>-27,6</text:p>
          </table:table-cell>
          <table:table-cell table:style-name="ce13" table:formula="of:=[.I12]" office:value-type="float" office:value="0.990051" calcext:value-type="float">
            <text:p>1,0</text:p>
          </table:table-cell>
          <table:table-cell table:formula="of:=[.U12]" office:value-type="float" office:value="0" calcext:value-type="float">
            <text:p>0</text:p>
          </table:table-cell>
          <table:table-cell table:formula="of:=[.V12]" office:value-type="float" office:value="300.006668" calcext:value-type="float">
            <text:p>300,006668</text:p>
          </table:table-cell>
          <table:table-cell table:formula="of:=ABS([.AE12]-CEILING([.AC12]))" office:value-type="float" office:value="27" calcext:value-type="float">
            <text:p>27</text:p>
          </table:table-cell>
          <table:table-cell table:formula="of:=CEILING([.E12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7" calcext:value-type="float">
            <text:p>417</text:p>
          </table:table-cell>
          <table:table-cell office:value-type="float" office:value="822" calcext:value-type="float">
            <text:p>822</text:p>
          </table:table-cell>
          <table:table-cell office:value-type="float" office:value="1660" calcext:value-type="float">
            <text:p>1660</text:p>
          </table:table-cell>
          <table:table-cell table:style-name="Default" office:value-type="float" office:value="1.768828" calcext:value-type="float">
            <text:p>1,768828</text:p>
          </table:table-cell>
          <table:table-cell table:style-name="Default" office:value-type="float" office:value="-27.674129" calcext:value-type="float">
            <text:p>-27,6741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674129" calcext:value-type="float">
            <text:p>-27,6741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,75</text:p>
          </table:table-cell>
          <table:table-cell office:value-type="float" office:value="301.75" calcext:value-type="float">
            <text:p>301,75</text:p>
          </table:table-cell>
          <table:table-cell office:value-type="float" office:value="4666605" calcext:value-type="float">
            <text:p>4666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2245" calcext:value-type="float">
            <text:p>300,002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3];&quot;-&quot;;[.C13];&quot;-&quot;;[.AH13];&quot;-&quot;;LEFT(RIGHT([.A13];6);1))" office:value-type="string" office:string-value="r20-20-40-2" calcext:value-type="string">
            <text:p>r20-20-40-2</text:p>
          </table:table-cell>
          <table:table-cell table:formula="of:=ROUND(([.F13]/[.G13])*100;2)" office:value-type="float" office:value="50.73" calcext:value-type="float">
            <text:p>50,73</text:p>
          </table:table-cell>
          <table:table-cell table:style-name="ce13" table:formula="of:=[.J13]" office:value-type="float" office:value="-27.674129" calcext:value-type="float">
            <text:p>-27,7</text:p>
          </table:table-cell>
          <table:table-cell table:style-name="ce13" table:formula="of:=[.I13]" office:value-type="float" office:value="1.768828" calcext:value-type="float">
            <text:p>1,8</text:p>
          </table:table-cell>
          <table:table-cell table:formula="of:=[.U13]" office:value-type="float" office:value="0" calcext:value-type="float">
            <text:p>0</text:p>
          </table:table-cell>
          <table:table-cell table:formula="of:=[.V13]" office:value-type="float" office:value="300.002245" calcext:value-type="float">
            <text:p>300,002245</text:p>
          </table:table-cell>
          <table:table-cell table:formula="of:=ABS([.AE13]-CEILING([.AC13]))" office:value-type="float" office:value="27" calcext:value-type="float">
            <text:p>27</text:p>
          </table:table-cell>
          <table:table-cell table:formula="of:=CEILING([.E13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3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4" calcext:value-type="float">
            <text:p>434</text:p>
          </table:table-cell>
          <table:table-cell office:value-type="float" office:value="822" calcext:value-type="float">
            <text:p>822</text:p>
          </table:table-cell>
          <table:table-cell office:value-type="float" office:value="1796" calcext:value-type="float">
            <text:p>1796</text:p>
          </table:table-cell>
          <table:table-cell table:style-name="Default" office:value-type="float" office:value="1.057689" calcext:value-type="float">
            <text:p>1,057689</text:p>
          </table:table-cell>
          <table:table-cell table:style-name="Default" office:value-type="float" office:value="-27.509026" calcext:value-type="float">
            <text:p>-27,50902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09026" calcext:value-type="float">
            <text:p>-27,5090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4" calcext:value-type="float">
            <text:p>1,04</text:p>
          </table:table-cell>
          <table:table-cell office:value-type="float" office:value="301.05" calcext:value-type="float">
            <text:p>301,05</text:p>
          </table:table-cell>
          <table:table-cell office:value-type="float" office:value="4647589" calcext:value-type="float">
            <text:p>4647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618" calcext:value-type="float">
            <text:p>300,0006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4];&quot;-&quot;;[.C14];&quot;-&quot;;[.AH14];&quot;-&quot;;LEFT(RIGHT([.A14];6);1))" office:value-type="string" office:string-value="r20-20-40-3" calcext:value-type="string">
            <text:p>r20-20-40-3</text:p>
          </table:table-cell>
          <table:table-cell table:formula="of:=ROUND(([.F14]/[.G14])*100;2)" office:value-type="float" office:value="52.8" calcext:value-type="float">
            <text:p>52,8</text:p>
          </table:table-cell>
          <table:table-cell table:style-name="ce13" table:formula="of:=[.J14]" office:value-type="float" office:value="-27.509026" calcext:value-type="float">
            <text:p>-27,5</text:p>
          </table:table-cell>
          <table:table-cell table:style-name="ce13" table:formula="of:=[.I14]" office:value-type="float" office:value="1.057689" calcext:value-type="float">
            <text:p>1,1</text:p>
          </table:table-cell>
          <table:table-cell table:formula="of:=[.U14]" office:value-type="float" office:value="0" calcext:value-type="float">
            <text:p>0</text:p>
          </table:table-cell>
          <table:table-cell table:formula="of:=[.V14]" office:value-type="float" office:value="300.000618" calcext:value-type="float">
            <text:p>300,000618</text:p>
          </table:table-cell>
          <table:table-cell table:formula="of:=ABS([.AE14]-CEILING([.AC14]))" office:value-type="float" office:value="27" calcext:value-type="float">
            <text:p>27</text:p>
          </table:table-cell>
          <table:table-cell table:formula="of:=CEILING([.E14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4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2" calcext:value-type="float">
            <text:p>422</text:p>
          </table:table-cell>
          <table:table-cell office:value-type="float" office:value="822" calcext:value-type="float">
            <text:p>822</text:p>
          </table:table-cell>
          <table:table-cell office:value-type="float" office:value="1539" calcext:value-type="float">
            <text:p>1539</text:p>
          </table:table-cell>
          <table:table-cell table:style-name="Default" office:value-type="float" office:value="0.916984" calcext:value-type="float">
            <text:p>0,916984</text:p>
          </table:table-cell>
          <table:table-cell table:style-name="Default" office:value-type="float" office:value="-27.582751" calcext:value-type="float">
            <text:p>-27,5827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82751" calcext:value-type="float">
            <text:p>-27,582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1" calcext:value-type="float">
            <text:p>0,91</text:p>
          </table:table-cell>
          <table:table-cell office:value-type="float" office:value="300.9" calcext:value-type="float">
            <text:p>300,9</text:p>
          </table:table-cell>
          <table:table-cell office:value-type="float" office:value="4658557" calcext:value-type="float">
            <text:p>4658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386" calcext:value-type="float">
            <text:p>300,003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5];&quot;-&quot;;[.C15];&quot;-&quot;;[.AH15];&quot;-&quot;;LEFT(RIGHT([.A15];6);1))" office:value-type="string" office:string-value="r20-20-40-4" calcext:value-type="string">
            <text:p>r20-20-40-4</text:p>
          </table:table-cell>
          <table:table-cell table:formula="of:=ROUND(([.F15]/[.G15])*100;2)" office:value-type="float" office:value="51.34" calcext:value-type="float">
            <text:p>51,34</text:p>
          </table:table-cell>
          <table:table-cell table:style-name="ce13" table:formula="of:=[.J15]" office:value-type="float" office:value="-27.582751" calcext:value-type="float">
            <text:p>-27,6</text:p>
          </table:table-cell>
          <table:table-cell table:style-name="ce13" table:formula="of:=[.I15]" office:value-type="float" office:value="0.916984" calcext:value-type="float">
            <text:p>0,9</text:p>
          </table:table-cell>
          <table:table-cell table:formula="of:=[.U15]" office:value-type="float" office:value="0" calcext:value-type="float">
            <text:p>0</text:p>
          </table:table-cell>
          <table:table-cell table:formula="of:=[.V15]" office:value-type="float" office:value="300.00386" calcext:value-type="float">
            <text:p>300,00386</text:p>
          </table:table-cell>
          <table:table-cell table:formula="of:=ABS([.AE15]-CEILING([.AC15]))" office:value-type="float" office:value="27" calcext:value-type="float">
            <text:p>27</text:p>
          </table:table-cell>
          <table:table-cell table:formula="of:=CEILING([.E15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5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3" calcext:value-type="float">
            <text:p>423</text:p>
          </table:table-cell>
          <table:table-cell office:value-type="float" office:value="822" calcext:value-type="float">
            <text:p>822</text:p>
          </table:table-cell>
          <table:table-cell office:value-type="float" office:value="1707" calcext:value-type="float">
            <text:p>1707</text:p>
          </table:table-cell>
          <table:table-cell table:style-name="Default" office:value-type="float" office:value="0.834949" calcext:value-type="float">
            <text:p>0,834949</text:p>
          </table:table-cell>
          <table:table-cell table:style-name="Default" office:value-type="float" office:value="-27.517545" calcext:value-type="float">
            <text:p>-27,5175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17545" calcext:value-type="float">
            <text:p>-27,5175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  <table:table-cell office:value-type="float" office:value="300.81" calcext:value-type="float">
            <text:p>300,81</text:p>
          </table:table-cell>
          <table:table-cell office:value-type="float" office:value="4653661" calcext:value-type="float">
            <text:p>46536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2304" calcext:value-type="float">
            <text:p>300,002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6];&quot;-&quot;;[.C16];&quot;-&quot;;[.AH16];&quot;-&quot;;LEFT(RIGHT([.A16];6);1))" office:value-type="string" office:string-value="r20-20-40-5" calcext:value-type="string">
            <text:p>r20-20-40-5</text:p>
          </table:table-cell>
          <table:table-cell table:formula="of:=ROUND(([.F16]/[.G16])*100;2)" office:value-type="float" office:value="51.46" calcext:value-type="float">
            <text:p>51,46</text:p>
          </table:table-cell>
          <table:table-cell table:style-name="ce13" table:formula="of:=[.J16]" office:value-type="float" office:value="-27.517545" calcext:value-type="float">
            <text:p>-27,5</text:p>
          </table:table-cell>
          <table:table-cell table:style-name="ce13" table:formula="of:=[.I16]" office:value-type="float" office:value="0.834949" calcext:value-type="float">
            <text:p>0,8</text:p>
          </table:table-cell>
          <table:table-cell table:formula="of:=[.U16]" office:value-type="float" office:value="0" calcext:value-type="float">
            <text:p>0</text:p>
          </table:table-cell>
          <table:table-cell table:formula="of:=[.V16]" office:value-type="float" office:value="300.002304" calcext:value-type="float">
            <text:p>300,002304</text:p>
          </table:table-cell>
          <table:table-cell table:formula="of:=ABS([.AE16]-CEILING([.AC16]))" office:value-type="float" office:value="27" calcext:value-type="float">
            <text:p>27</text:p>
          </table:table-cell>
          <table:table-cell table:formula="of:=CEILING([.E16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9" calcext:value-type="float">
            <text:p>629</text:p>
          </table:table-cell>
          <table:table-cell office:value-type="float" office:value="1092" calcext:value-type="float">
            <text:p>1092</text:p>
          </table:table-cell>
          <table:table-cell office:value-type="float" office:value="2306" calcext:value-type="float">
            <text:p>2306</text:p>
          </table:table-cell>
          <table:table-cell table:style-name="Default" office:value-type="float" office:value="2.213694" calcext:value-type="float">
            <text:p>2,213694</text:p>
          </table:table-cell>
          <table:table-cell table:style-name="Default" office:value-type="float" office:value="-34.647765" calcext:value-type="float">
            <text:p>-34,6477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47765" calcext:value-type="float">
            <text:p>-34,6477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,19</text:p>
          </table:table-cell>
          <table:table-cell office:value-type="float" office:value="302.22" calcext:value-type="float">
            <text:p>302,22</text:p>
          </table:table-cell>
          <table:table-cell office:value-type="float" office:value="7523734" calcext:value-type="float">
            <text:p>7523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13631" calcext:value-type="float">
            <text:p>300,0136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7];&quot;-&quot;;[.C17];&quot;-&quot;;[.AH17];&quot;-&quot;;LEFT(RIGHT([.A17];6);1))" office:value-type="string" office:string-value="r20-25-50-1" calcext:value-type="string">
            <text:p>r20-25-50-1</text:p>
          </table:table-cell>
          <table:table-cell table:formula="of:=ROUND(([.F17]/[.G17])*100;2)" office:value-type="float" office:value="57.6" calcext:value-type="float">
            <text:p>57,6</text:p>
          </table:table-cell>
          <table:table-cell table:style-name="ce13" table:formula="of:=[.J17]" office:value-type="float" office:value="-34.647765" calcext:value-type="float">
            <text:p>-34,6</text:p>
          </table:table-cell>
          <table:table-cell table:style-name="ce13" table:formula="of:=[.I17]" office:value-type="float" office:value="2.213694" calcext:value-type="float">
            <text:p>2,2</text:p>
          </table:table-cell>
          <table:table-cell table:formula="of:=[.U17]" office:value-type="float" office:value="0" calcext:value-type="float">
            <text:p>0</text:p>
          </table:table-cell>
          <table:table-cell table:formula="of:=[.V17]" office:value-type="float" office:value="300.013631" calcext:value-type="float">
            <text:p>300,013631</text:p>
          </table:table-cell>
          <table:table-cell table:formula="of:=ABS([.AE17]-CEILING([.AC17]))" office:value-type="float" office:value="34" calcext:value-type="float">
            <text:p>34</text:p>
          </table:table-cell>
          <table:table-cell table:formula="of:=CEILING([.E17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33" calcext:value-type="float">
            <text:p>633</text:p>
          </table:table-cell>
          <table:table-cell office:value-type="float" office:value="1092" calcext:value-type="float">
            <text:p>1092</text:p>
          </table:table-cell>
          <table:table-cell office:value-type="float" office:value="2621" calcext:value-type="float">
            <text:p>2621</text:p>
          </table:table-cell>
          <table:table-cell table:style-name="Default" office:value-type="float" office:value="4.025912" calcext:value-type="float">
            <text:p>4,025912</text:p>
          </table:table-cell>
          <table:table-cell table:style-name="Default" office:value-type="float" office:value="-34.692987" calcext:value-type="float">
            <text:p>-34,6929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92987" calcext:value-type="float">
            <text:p>-34,692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99" calcext:value-type="float">
            <text:p>3,99</text:p>
          </table:table-cell>
          <table:table-cell office:value-type="float" office:value="304.02" calcext:value-type="float">
            <text:p>304,02</text:p>
          </table:table-cell>
          <table:table-cell office:value-type="float" office:value="7542942" calcext:value-type="float">
            <text:p>7542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1795" calcext:value-type="float">
            <text:p>300,001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8];&quot;-&quot;;[.C18];&quot;-&quot;;[.AH18];&quot;-&quot;;LEFT(RIGHT([.A18];6);1))" office:value-type="string" office:string-value="r20-25-50-2" calcext:value-type="string">
            <text:p>r20-25-50-2</text:p>
          </table:table-cell>
          <table:table-cell table:formula="of:=ROUND(([.F18]/[.G18])*100;2)" office:value-type="float" office:value="57.97" calcext:value-type="float">
            <text:p>57,97</text:p>
          </table:table-cell>
          <table:table-cell table:style-name="ce13" table:formula="of:=[.J18]" office:value-type="float" office:value="-34.692987" calcext:value-type="float">
            <text:p>-34,7</text:p>
          </table:table-cell>
          <table:table-cell table:style-name="ce13" table:formula="of:=[.I18]" office:value-type="float" office:value="4.025912" calcext:value-type="float">
            <text:p>4,0</text:p>
          </table:table-cell>
          <table:table-cell table:formula="of:=[.U18]" office:value-type="float" office:value="0" calcext:value-type="float">
            <text:p>0</text:p>
          </table:table-cell>
          <table:table-cell table:formula="of:=[.V18]" office:value-type="float" office:value="300.001795" calcext:value-type="float">
            <text:p>300,001795</text:p>
          </table:table-cell>
          <table:table-cell table:formula="of:=ABS([.AE18]-CEILING([.AC18]))" office:value-type="float" office:value="34" calcext:value-type="float">
            <text:p>34</text:p>
          </table:table-cell>
          <table:table-cell table:formula="of:=CEILING([.E18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39" calcext:value-type="float">
            <text:p>639</text:p>
          </table:table-cell>
          <table:table-cell office:value-type="float" office:value="1092" calcext:value-type="float">
            <text:p>1092</text:p>
          </table:table-cell>
          <table:table-cell office:value-type="float" office:value="2696" calcext:value-type="float">
            <text:p>2696</text:p>
          </table:table-cell>
          <table:table-cell table:style-name="Default" office:value-type="float" office:value="1.734469" calcext:value-type="float">
            <text:p>1,734469</text:p>
          </table:table-cell>
          <table:table-cell table:style-name="Default" office:value-type="float" office:value="-34.597407" calcext:value-type="float">
            <text:p>-34,5974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97407" calcext:value-type="float">
            <text:p>-34,5974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office:value-type="float" office:value="301.73" calcext:value-type="float">
            <text:p>301,73</text:p>
          </table:table-cell>
          <table:table-cell office:value-type="float" office:value="7534078" calcext:value-type="float">
            <text:p>7534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11869" calcext:value-type="float">
            <text:p>300,01186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9];&quot;-&quot;;[.C19];&quot;-&quot;;[.AH19];&quot;-&quot;;LEFT(RIGHT([.A19];6);1))" office:value-type="string" office:string-value="r20-25-50-3" calcext:value-type="string">
            <text:p>r20-25-50-3</text:p>
          </table:table-cell>
          <table:table-cell table:formula="of:=ROUND(([.F19]/[.G19])*100;2)" office:value-type="float" office:value="58.52" calcext:value-type="float">
            <text:p>58,52</text:p>
          </table:table-cell>
          <table:table-cell table:style-name="ce13" table:formula="of:=[.J19]" office:value-type="float" office:value="-34.597407" calcext:value-type="float">
            <text:p>-34,6</text:p>
          </table:table-cell>
          <table:table-cell table:style-name="ce13" table:formula="of:=[.I19]" office:value-type="float" office:value="1.734469" calcext:value-type="float">
            <text:p>1,7</text:p>
          </table:table-cell>
          <table:table-cell table:formula="of:=[.U19]" office:value-type="float" office:value="1" calcext:value-type="float">
            <text:p>1</text:p>
          </table:table-cell>
          <table:table-cell table:formula="of:=[.V19]" office:value-type="float" office:value="300.011869" calcext:value-type="float">
            <text:p>300,011869</text:p>
          </table:table-cell>
          <table:table-cell table:formula="of:=ABS([.AE19]-CEILING([.AC19]))" office:value-type="float" office:value="35" calcext:value-type="float">
            <text:p>35</text:p>
          </table:table-cell>
          <table:table-cell table:formula="of:=CEILING([.E19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61" calcext:value-type="float">
            <text:p>661</text:p>
          </table:table-cell>
          <table:table-cell office:value-type="float" office:value="1092" calcext:value-type="float">
            <text:p>1092</text:p>
          </table:table-cell>
          <table:table-cell office:value-type="float" office:value="2802" calcext:value-type="float">
            <text:p>2802</text:p>
          </table:table-cell>
          <table:table-cell table:style-name="Default" office:value-type="float" office:value="2.59656" calcext:value-type="float">
            <text:p>2,59656</text:p>
          </table:table-cell>
          <table:table-cell table:style-name="Default" office:value-type="float" office:value="-34.551978" calcext:value-type="float">
            <text:p>-34,55197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51978" calcext:value-type="float">
            <text:p>-34,55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,57</text:p>
          </table:table-cell>
          <table:table-cell office:value-type="float" office:value="302.58" calcext:value-type="float">
            <text:p>302,58</text:p>
          </table:table-cell>
          <table:table-cell office:value-type="float" office:value="7525190" calcext:value-type="float">
            <text:p>7525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7667" calcext:value-type="float">
            <text:p>300,00766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0];&quot;-&quot;;[.C20];&quot;-&quot;;[.AH20];&quot;-&quot;;LEFT(RIGHT([.A20];6);1))" office:value-type="string" office:string-value="r20-25-50-4" calcext:value-type="string">
            <text:p>r20-25-50-4</text:p>
          </table:table-cell>
          <table:table-cell table:formula="of:=ROUND(([.F20]/[.G20])*100;2)" office:value-type="float" office:value="60.53" calcext:value-type="float">
            <text:p>60,53</text:p>
          </table:table-cell>
          <table:table-cell table:style-name="ce13" table:formula="of:=[.J20]" office:value-type="float" office:value="-34.551978" calcext:value-type="float">
            <text:p>-34,6</text:p>
          </table:table-cell>
          <table:table-cell table:style-name="ce13" table:formula="of:=[.I20]" office:value-type="float" office:value="2.59656" calcext:value-type="float">
            <text:p>2,6</text:p>
          </table:table-cell>
          <table:table-cell table:formula="of:=[.U20]" office:value-type="float" office:value="1" calcext:value-type="float">
            <text:p>1</text:p>
          </table:table-cell>
          <table:table-cell table:formula="of:=[.V20]" office:value-type="float" office:value="300.007667" calcext:value-type="float">
            <text:p>300,007667</text:p>
          </table:table-cell>
          <table:table-cell table:formula="of:=ABS([.AE20]-CEILING([.AC20]))" office:value-type="float" office:value="35" calcext:value-type="float">
            <text:p>35</text:p>
          </table:table-cell>
          <table:table-cell table:formula="of:=CEILING([.E20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4" calcext:value-type="float">
            <text:p>624</text:p>
          </table:table-cell>
          <table:table-cell office:value-type="float" office:value="1092" calcext:value-type="float">
            <text:p>1092</text:p>
          </table:table-cell>
          <table:table-cell office:value-type="float" office:value="2547" calcext:value-type="float">
            <text:p>2547</text:p>
          </table:table-cell>
          <table:table-cell table:style-name="Default" office:value-type="float" office:value="2.726463" calcext:value-type="float">
            <text:p>2,726463</text:p>
          </table:table-cell>
          <table:table-cell table:style-name="Default" office:value-type="float" office:value="-34.612264" calcext:value-type="float">
            <text:p>-34,6122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12264" calcext:value-type="float">
            <text:p>-34,6122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office:value-type="float" office:value="302.72" calcext:value-type="float">
            <text:p>302,72</text:p>
          </table:table-cell>
          <table:table-cell office:value-type="float" office:value="7536086" calcext:value-type="float">
            <text:p>7536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3825" calcext:value-type="float">
            <text:p>300,00382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1];&quot;-&quot;;[.C21];&quot;-&quot;;[.AH21];&quot;-&quot;;LEFT(RIGHT([.A21];6);1))" office:value-type="string" office:string-value="r20-25-50-5" calcext:value-type="string">
            <text:p>r20-25-50-5</text:p>
          </table:table-cell>
          <table:table-cell table:formula="of:=ROUND(([.F21]/[.G21])*100;2)" office:value-type="float" office:value="57.14" calcext:value-type="float">
            <text:p>57,14</text:p>
          </table:table-cell>
          <table:table-cell table:style-name="ce13" table:formula="of:=[.J21]" office:value-type="float" office:value="-34.612264" calcext:value-type="float">
            <text:p>-34,6</text:p>
          </table:table-cell>
          <table:table-cell table:style-name="ce13" table:formula="of:=[.I21]" office:value-type="float" office:value="2.726463" calcext:value-type="float">
            <text:p>2,7</text:p>
          </table:table-cell>
          <table:table-cell table:formula="of:=[.U21]" office:value-type="float" office:value="1" calcext:value-type="float">
            <text:p>1</text:p>
          </table:table-cell>
          <table:table-cell table:formula="of:=[.V21]" office:value-type="float" office:value="300.003825" calcext:value-type="float">
            <text:p>300,003825</text:p>
          </table:table-cell>
          <table:table-cell table:formula="of:=ABS([.AE21]-CEILING([.AC21]))" office:value-type="float" office:value="35" calcext:value-type="float">
            <text:p>35</text:p>
          </table:table-cell>
          <table:table-cell table:formula="of:=CEILING([.E21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0.012875" calcext:value-type="float">
            <text:p>0,012875</text:p>
          </table:table-cell>
          <table:table-cell table:style-name="Default" office:value-type="float" office:value="-5.49537" calcext:value-type="float">
            <text:p>-5,495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49537" calcext:value-type="float">
            <text:p>-5,495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8.68" calcext:value-type="float">
            <text:p>298,68</text:p>
          </table:table-cell>
          <table:table-cell office:value-type="float" office:value="676010" calcext:value-type="float">
            <text:p>676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2" calcext:value-type="float">
            <text:p>300,0000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2];&quot;-&quot;;[.C22];&quot;-&quot;;[.AH22];&quot;-&quot;;LEFT(RIGHT([.A22];6);1))" office:value-type="string" office:string-value="r20-5-10-1" calcext:value-type="string">
            <text:p>r20-5-10-1</text:p>
          </table:table-cell>
          <table:table-cell table:formula="of:=ROUND(([.F22]/[.G22])*100;2)" office:value-type="float" office:value="27.16" calcext:value-type="float">
            <text:p>27,16</text:p>
          </table:table-cell>
          <table:table-cell table:style-name="ce13" table:formula="of:=[.J22]" office:value-type="float" office:value="-5.49537" calcext:value-type="float">
            <text:p>-5,5</text:p>
          </table:table-cell>
          <table:table-cell table:style-name="ce13" table:formula="of:=[.I22]" office:value-type="float" office:value="0.012875" calcext:value-type="float">
            <text:p>0,0</text:p>
          </table:table-cell>
          <table:table-cell table:formula="of:=[.U22]" office:value-type="float" office:value="-1" calcext:value-type="float">
            <text:p>-1</text:p>
          </table:table-cell>
          <table:table-cell table:formula="of:=[.V22]" office:value-type="float" office:value="300.00002" calcext:value-type="float">
            <text:p>300,00002</text:p>
          </table:table-cell>
          <table:table-cell table:formula="of:=ABS([.AE22]-CEILING([.AC22]))" office:value-type="float" office:value="4" calcext:value-type="float">
            <text:p>4</text:p>
          </table:table-cell>
          <table:table-cell table:formula="of:=CEILING([.E2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0.018598" calcext:value-type="float">
            <text:p>0,018598</text:p>
          </table:table-cell>
          <table:table-cell table:style-name="Default" office:value-type="float" office:value="-5.494949" calcext:value-type="float">
            <text:p>-5,49494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494949" calcext:value-type="float">
            <text:p>-5,4949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8.68" calcext:value-type="float">
            <text:p>298,68</text:p>
          </table:table-cell>
          <table:table-cell office:value-type="float" office:value="709008" calcext:value-type="float">
            <text:p>709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09" calcext:value-type="float">
            <text:p>300,000009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3];&quot;-&quot;;[.C23];&quot;-&quot;;[.AH23];&quot;-&quot;;LEFT(RIGHT([.A23];6);1))" office:value-type="string" office:string-value="r20-5-10-2" calcext:value-type="string">
            <text:p>r20-5-10-2</text:p>
          </table:table-cell>
          <table:table-cell table:formula="of:=ROUND(([.F23]/[.G23])*100;2)" office:value-type="float" office:value="25.31" calcext:value-type="float">
            <text:p>25,31</text:p>
          </table:table-cell>
          <table:table-cell table:style-name="ce13" table:formula="of:=[.J23]" office:value-type="float" office:value="-5.494949" calcext:value-type="float">
            <text:p>-5,5</text:p>
          </table:table-cell>
          <table:table-cell table:style-name="ce13" table:formula="of:=[.I23]" office:value-type="float" office:value="0.018598" calcext:value-type="float">
            <text:p>0,0</text:p>
          </table:table-cell>
          <table:table-cell table:formula="of:=[.U23]" office:value-type="float" office:value="-1" calcext:value-type="float">
            <text:p>-1</text:p>
          </table:table-cell>
          <table:table-cell table:formula="of:=[.V23]" office:value-type="float" office:value="300.000009" calcext:value-type="float">
            <text:p>300,000009</text:p>
          </table:table-cell>
          <table:table-cell table:formula="of:=ABS([.AE23]-CEILING([.AC23]))" office:value-type="float" office:value="4" calcext:value-type="float">
            <text:p>4</text:p>
          </table:table-cell>
          <table:table-cell table:formula="of:=CEILING([.E2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00795" calcext:value-type="float">
            <text:p>0,00795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.58" calcext:value-type="float">
            <text:p>298,58</text:p>
          </table:table-cell>
          <table:table-cell office:value-type="float" office:value="678530" calcext:value-type="float">
            <text:p>678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11" calcext:value-type="float">
            <text:p>300,00001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4];&quot;-&quot;;[.C24];&quot;-&quot;;[.AH24];&quot;-&quot;;LEFT(RIGHT([.A24];6);1))" office:value-type="string" office:string-value="r20-5-10-3" calcext:value-type="string">
            <text:p>r20-5-10-3</text:p>
          </table:table-cell>
          <table:table-cell table:formula="of:=ROUND(([.F24]/[.G24])*100;2)" office:value-type="float" office:value="12.96" calcext:value-type="float">
            <text:p>12,96</text:p>
          </table:table-cell>
          <table:table-cell table:style-name="ce13" table:formula="of:=[.J24]" office:value-type="float" office:value="-5" calcext:value-type="float">
            <text:p>-5,0</text:p>
          </table:table-cell>
          <table:table-cell table:style-name="ce13" table:formula="of:=[.I24]" office:value-type="float" office:value="0.00795" calcext:value-type="float">
            <text:p>0,0</text:p>
          </table:table-cell>
          <table:table-cell table:formula="of:=[.U24]" office:value-type="float" office:value="-1" calcext:value-type="float">
            <text:p>-1</text:p>
          </table:table-cell>
          <table:table-cell table:formula="of:=[.V24]" office:value-type="float" office:value="300.000011" calcext:value-type="float">
            <text:p>300,000011</text:p>
          </table:table-cell>
          <table:table-cell table:formula="of:=ABS([.AE24]-CEILING([.AC24]))" office:value-type="float" office:value="4" calcext:value-type="float">
            <text:p>4</text:p>
          </table:table-cell>
          <table:table-cell table:formula="of:=CEILING([.E24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09942" calcext:value-type="float">
            <text:p>0,009942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.67" calcext:value-type="float">
            <text:p>298,67</text:p>
          </table:table-cell>
          <table:table-cell office:value-type="float" office:value="678178" calcext:value-type="float">
            <text:p>678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63" calcext:value-type="float">
            <text:p>300,00006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5];&quot;-&quot;;[.C25];&quot;-&quot;;[.AH25];&quot;-&quot;;LEFT(RIGHT([.A25];6);1))" office:value-type="string" office:string-value="r20-5-10-4" calcext:value-type="string">
            <text:p>r20-5-10-4</text:p>
          </table:table-cell>
          <table:table-cell table:formula="of:=ROUND(([.F25]/[.G25])*100;2)" office:value-type="float" office:value="20.37" calcext:value-type="float">
            <text:p>20,37</text:p>
          </table:table-cell>
          <table:table-cell table:style-name="ce13" table:formula="of:=[.J25]" office:value-type="float" office:value="-5" calcext:value-type="float">
            <text:p>-5,0</text:p>
          </table:table-cell>
          <table:table-cell table:style-name="ce13" table:formula="of:=[.I25]" office:value-type="float" office:value="0.009942" calcext:value-type="float">
            <text:p>0,0</text:p>
          </table:table-cell>
          <table:table-cell table:formula="of:=[.U25]" office:value-type="float" office:value="-1" calcext:value-type="float">
            <text:p>-1</text:p>
          </table:table-cell>
          <table:table-cell table:formula="of:=[.V25]" office:value-type="float" office:value="300.000063" calcext:value-type="float">
            <text:p>300,000063</text:p>
          </table:table-cell>
          <table:table-cell table:formula="of:=ABS([.AE25]-CEILING([.AC25]))" office:value-type="float" office:value="4" calcext:value-type="float">
            <text:p>4</text:p>
          </table:table-cell>
          <table:table-cell table:formula="of:=CEILING([.E25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0.013195" calcext:value-type="float">
            <text:p>0,013195</text:p>
          </table:table-cell>
          <table:table-cell table:style-name="Default" office:value-type="float" office:value="-5.275862" calcext:value-type="float">
            <text:p>-5,2758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275862" calcext:value-type="float">
            <text:p>-5,2758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8.73" calcext:value-type="float">
            <text:p>298,73</text:p>
          </table:table-cell>
          <table:table-cell office:value-type="float" office:value="683026" calcext:value-type="float">
            <text:p>68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29" calcext:value-type="float">
            <text:p>300,0000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6];&quot;-&quot;;[.C26];&quot;-&quot;;[.AH26];&quot;-&quot;;LEFT(RIGHT([.A26];6);1))" office:value-type="string" office:string-value="r20-5-10-5" calcext:value-type="string">
            <text:p>r20-5-10-5</text:p>
          </table:table-cell>
          <table:table-cell table:formula="of:=ROUND(([.F26]/[.G26])*100;2)" office:value-type="float" office:value="28.4" calcext:value-type="float">
            <text:p>28,4</text:p>
          </table:table-cell>
          <table:table-cell table:style-name="ce13" table:formula="of:=[.J26]" office:value-type="float" office:value="-5.275862" calcext:value-type="float">
            <text:p>-5,3</text:p>
          </table:table-cell>
          <table:table-cell table:style-name="ce13" table:formula="of:=[.I26]" office:value-type="float" office:value="0.013195" calcext:value-type="float">
            <text:p>0,0</text:p>
          </table:table-cell>
          <table:table-cell table:formula="of:=[.U26]" office:value-type="float" office:value="-1" calcext:value-type="float">
            <text:p>-1</text:p>
          </table:table-cell>
          <table:table-cell table:formula="of:=[.V26]" office:value-type="float" office:value="300.000029" calcext:value-type="float">
            <text:p>300,000029</text:p>
          </table:table-cell>
          <table:table-cell table:formula="of:=ABS([.AE26]-CEILING([.AC26]))" office:value-type="float" office:value="4" calcext:value-type="float">
            <text:p>4</text:p>
          </table:table-cell>
          <table:table-cell table:formula="of:=CEILING([.E26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30761" calcext:value-type="float">
            <text:p>0,03076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99.96" calcext:value-type="float">
            <text:p>299,96</text:p>
          </table:table-cell>
          <table:table-cell office:value-type="float" office:value="893957" calcext:value-type="float">
            <text:p>893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746" calcext:value-type="float">
            <text:p>300,0007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7];&quot;-&quot;;[.C27];&quot;-&quot;;[.AH27];&quot;-&quot;;LEFT(RIGHT([.A27];6);1))" office:value-type="string" office:string-value="r2-10-20-1" calcext:value-type="string">
            <text:p>r2-10-20-1</text:p>
          </table:table-cell>
          <table:table-cell table:formula="of:=ROUND(([.F27]/[.G27])*100;2)" office:value-type="float" office:value="56.52" calcext:value-type="float">
            <text:p>56,52</text:p>
          </table:table-cell>
          <table:table-cell table:style-name="ce13" table:formula="of:=[.J27]" office:value-type="float" office:value="-7" calcext:value-type="float">
            <text:p>-7,0</text:p>
          </table:table-cell>
          <table:table-cell table:style-name="ce13" table:formula="of:=[.I27]" office:value-type="float" office:value="0.030761" calcext:value-type="float">
            <text:p>0,0</text:p>
          </table:table-cell>
          <table:table-cell table:formula="of:=[.U27]" office:value-type="float" office:value="0" calcext:value-type="float">
            <text:p>0</text:p>
          </table:table-cell>
          <table:table-cell table:formula="of:=[.V27]" office:value-type="float" office:value="300.000746" calcext:value-type="float">
            <text:p>300,000746</text:p>
          </table:table-cell>
          <table:table-cell table:formula="of:=ABS([.AE27]-CEILING([.AC27]))" office:value-type="float" office:value="7" calcext:value-type="float">
            <text:p>7</text:p>
          </table:table-cell>
          <table:table-cell table:formula="of:=CEILING([.E2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23147" calcext:value-type="float">
            <text:p>0,023147</text:p>
          </table:table-cell>
          <table:table-cell table:style-name="Default" office:value-type="float" office:value="-7.667683" calcext:value-type="float">
            <text:p>-7,6676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.667683" calcext:value-type="float">
            <text:p>-7,6676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92" calcext:value-type="float">
            <text:p>299,92</text:p>
          </table:table-cell>
          <table:table-cell office:value-type="float" office:value="871450" calcext:value-type="float">
            <text:p>87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29" calcext:value-type="float">
            <text:p>300,000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8];&quot;-&quot;;[.C28];&quot;-&quot;;[.AH28];&quot;-&quot;;LEFT(RIGHT([.A28];6);1))" office:value-type="string" office:string-value="r2-10-20-2" calcext:value-type="string">
            <text:p>r2-10-20-2</text:p>
          </table:table-cell>
          <table:table-cell table:formula="of:=ROUND(([.F28]/[.G28])*100;2)" office:value-type="float" office:value="58.7" calcext:value-type="float">
            <text:p>58,7</text:p>
          </table:table-cell>
          <table:table-cell table:style-name="ce13" table:formula="of:=[.J28]" office:value-type="float" office:value="-7.667683" calcext:value-type="float">
            <text:p>-7,7</text:p>
          </table:table-cell>
          <table:table-cell table:style-name="ce13" table:formula="of:=[.I28]" office:value-type="float" office:value="0.023147" calcext:value-type="float">
            <text:p>0,0</text:p>
          </table:table-cell>
          <table:table-cell table:formula="of:=[.U28]" office:value-type="float" office:value="0" calcext:value-type="float">
            <text:p>0</text:p>
          </table:table-cell>
          <table:table-cell table:formula="of:=[.V28]" office:value-type="float" office:value="300.00029" calcext:value-type="float">
            <text:p>300,00029</text:p>
          </table:table-cell>
          <table:table-cell table:formula="of:=ABS([.AE28]-CEILING([.AC28]))" office:value-type="float" office:value="7" calcext:value-type="float">
            <text:p>7</text:p>
          </table:table-cell>
          <table:table-cell table:formula="of:=CEILING([.E28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028965" calcext:value-type="float">
            <text:p>0,028965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99.91" calcext:value-type="float">
            <text:p>299,91</text:p>
          </table:table-cell>
          <table:table-cell office:value-type="float" office:value="893413" calcext:value-type="float">
            <text:p>893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167" calcext:value-type="float">
            <text:p>300,0001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9];&quot;-&quot;;[.C29];&quot;-&quot;;[.AH29];&quot;-&quot;;LEFT(RIGHT([.A29];6);1))" office:value-type="string" office:string-value="r2-10-20-3" calcext:value-type="string">
            <text:p>r2-10-20-3</text:p>
          </table:table-cell>
          <table:table-cell table:formula="of:=ROUND(([.F29]/[.G29])*100;2)" office:value-type="float" office:value="53.26" calcext:value-type="float">
            <text:p>53,26</text:p>
          </table:table-cell>
          <table:table-cell table:style-name="ce13" table:formula="of:=[.J29]" office:value-type="float" office:value="-7" calcext:value-type="float">
            <text:p>-7,0</text:p>
          </table:table-cell>
          <table:table-cell table:style-name="ce13" table:formula="of:=[.I29]" office:value-type="float" office:value="0.028965" calcext:value-type="float">
            <text:p>0,0</text:p>
          </table:table-cell>
          <table:table-cell table:formula="of:=[.U29]" office:value-type="float" office:value="0" calcext:value-type="float">
            <text:p>0</text:p>
          </table:table-cell>
          <table:table-cell table:formula="of:=[.V29]" office:value-type="float" office:value="300.000167" calcext:value-type="float">
            <text:p>300,000167</text:p>
          </table:table-cell>
          <table:table-cell table:formula="of:=ABS([.AE29]-CEILING([.AC29]))" office:value-type="float" office:value="7" calcext:value-type="float">
            <text:p>7</text:p>
          </table:table-cell>
          <table:table-cell table:formula="of:=CEILING([.E29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0.017309" calcext:value-type="float">
            <text:p>0,017309</text:p>
          </table:table-cell>
          <table:table-cell table:style-name="Default" office:value-type="float" office:value="-7.5" calcext:value-type="float">
            <text:p>-7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.5" calcext:value-type="float">
            <text:p>-7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3" calcext:value-type="float">
            <text:p>299,93</text:p>
          </table:table-cell>
          <table:table-cell office:value-type="float" office:value="866282" calcext:value-type="float">
            <text:p>866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685" calcext:value-type="float">
            <text:p>300,0006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0];&quot;-&quot;;[.C30];&quot;-&quot;;[.AH30];&quot;-&quot;;LEFT(RIGHT([.A30];6);1))" office:value-type="string" office:string-value="r2-10-20-4" calcext:value-type="string">
            <text:p>r2-10-20-4</text:p>
          </table:table-cell>
          <table:table-cell table:formula="of:=ROUND(([.F30]/[.G30])*100;2)" office:value-type="float" office:value="53.26" calcext:value-type="float">
            <text:p>53,26</text:p>
          </table:table-cell>
          <table:table-cell table:style-name="ce13" table:formula="of:=[.J30]" office:value-type="float" office:value="-7.5" calcext:value-type="float">
            <text:p>-7,5</text:p>
          </table:table-cell>
          <table:table-cell table:style-name="ce13" table:formula="of:=[.I30]" office:value-type="float" office:value="0.017309" calcext:value-type="float">
            <text:p>0,0</text:p>
          </table:table-cell>
          <table:table-cell table:formula="of:=[.U30]" office:value-type="float" office:value="0" calcext:value-type="float">
            <text:p>0</text:p>
          </table:table-cell>
          <table:table-cell table:formula="of:=[.V30]" office:value-type="float" office:value="300.000685" calcext:value-type="float">
            <text:p>300,000685</text:p>
          </table:table-cell>
          <table:table-cell table:formula="of:=ABS([.AE30]-CEILING([.AC30]))" office:value-type="float" office:value="7" calcext:value-type="float">
            <text:p>7</text:p>
          </table:table-cell>
          <table:table-cell table:formula="of:=CEILING([.E30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24262" calcext:value-type="float">
            <text:p>0,024262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88" calcext:value-type="float">
            <text:p>299,88</text:p>
          </table:table-cell>
          <table:table-cell office:value-type="float" office:value="891045" calcext:value-type="float">
            <text:p>89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448" calcext:value-type="float">
            <text:p>300,00044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1];&quot;-&quot;;[.C31];&quot;-&quot;;[.AH31];&quot;-&quot;;LEFT(RIGHT([.A31];6);1))" office:value-type="string" office:string-value="r2-10-20-5" calcext:value-type="string">
            <text:p>r2-10-20-5</text:p>
          </table:table-cell>
          <table:table-cell table:formula="of:=ROUND(([.F31]/[.G31])*100;2)" office:value-type="float" office:value="42.39" calcext:value-type="float">
            <text:p>42,39</text:p>
          </table:table-cell>
          <table:table-cell table:style-name="ce13" table:formula="of:=[.J31]" office:value-type="float" office:value="-8" calcext:value-type="float">
            <text:p>-8,0</text:p>
          </table:table-cell>
          <table:table-cell table:style-name="ce13" table:formula="of:=[.I31]" office:value-type="float" office:value="0.024262" calcext:value-type="float">
            <text:p>0,0</text:p>
          </table:table-cell>
          <table:table-cell table:formula="of:=[.U31]" office:value-type="float" office:value="0" calcext:value-type="float">
            <text:p>0</text:p>
          </table:table-cell>
          <table:table-cell table:formula="of:=[.V31]" office:value-type="float" office:value="300.000448" calcext:value-type="float">
            <text:p>300,000448</text:p>
          </table:table-cell>
          <table:table-cell table:formula="of:=ABS([.AE31]-CEILING([.AC31]))" office:value-type="float" office:value="8" calcext:value-type="float">
            <text:p>8</text:p>
          </table:table-cell>
          <table:table-cell table:formula="of:=CEILING([.E31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57672" calcext:value-type="float">
            <text:p>0,057672</text:p>
          </table:table-cell>
          <table:table-cell table:style-name="Default" office:value-type="float" office:value="-10.5" calcext:value-type="float">
            <text:p>-10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" calcext:value-type="float">
            <text:p>-1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300.05" calcext:value-type="float">
            <text:p>300,05</text:p>
          </table:table-cell>
          <table:table-cell office:value-type="float" office:value="1889888" calcext:value-type="float">
            <text:p>1889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5914" calcext:value-type="float">
            <text:p>300,0059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2];&quot;-&quot;;[.C32];&quot;-&quot;;[.AH32];&quot;-&quot;;LEFT(RIGHT([.A32];6);1))" office:value-type="string" office:string-value="r2-15-30-1" calcext:value-type="string">
            <text:p>r2-15-30-1</text:p>
          </table:table-cell>
          <table:table-cell table:formula="of:=ROUND(([.F32]/[.G32])*100;2)" office:value-type="float" office:value="40.88" calcext:value-type="float">
            <text:p>40,88</text:p>
          </table:table-cell>
          <table:table-cell table:style-name="ce13" table:formula="of:=[.J32]" office:value-type="float" office:value="-10.5" calcext:value-type="float">
            <text:p>-10,5</text:p>
          </table:table-cell>
          <table:table-cell table:style-name="ce13" table:formula="of:=[.I32]" office:value-type="float" office:value="0.057672" calcext:value-type="float">
            <text:p>0,1</text:p>
          </table:table-cell>
          <table:table-cell table:formula="of:=[.U32]" office:value-type="float" office:value="1" calcext:value-type="float">
            <text:p>1</text:p>
          </table:table-cell>
          <table:table-cell table:formula="of:=[.V32]" office:value-type="float" office:value="300.005914" calcext:value-type="float">
            <text:p>300,005914</text:p>
          </table:table-cell>
          <table:table-cell table:formula="of:=ABS([.AE32]-CEILING([.AC32]))" office:value-type="float" office:value="11" calcext:value-type="float">
            <text:p>11</text:p>
          </table:table-cell>
          <table:table-cell table:formula="of:=CEILING([.E32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0.104055" calcext:value-type="float">
            <text:p>0,104055</text:p>
          </table:table-cell>
          <table:table-cell table:style-name="Default" office:value-type="float" office:value="-10.524189" calcext:value-type="float">
            <text:p>-10,5241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24189" calcext:value-type="float">
            <text:p>-10,524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300.1" calcext:value-type="float">
            <text:p>300,1</text:p>
          </table:table-cell>
          <table:table-cell office:value-type="float" office:value="1898704" calcext:value-type="float">
            <text:p>1898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2439" calcext:value-type="float">
            <text:p>300,0024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3];&quot;-&quot;;[.C33];&quot;-&quot;;[.AH33];&quot;-&quot;;LEFT(RIGHT([.A33];6);1))" office:value-type="string" office:string-value="r2-15-30-2" calcext:value-type="string">
            <text:p>r2-15-30-2</text:p>
          </table:table-cell>
          <table:table-cell table:formula="of:=ROUND(([.F33]/[.G33])*100;2)" office:value-type="float" office:value="40.88" calcext:value-type="float">
            <text:p>40,88</text:p>
          </table:table-cell>
          <table:table-cell table:style-name="ce13" table:formula="of:=[.J33]" office:value-type="float" office:value="-10.524189" calcext:value-type="float">
            <text:p>-10,5</text:p>
          </table:table-cell>
          <table:table-cell table:style-name="ce13" table:formula="of:=[.I33]" office:value-type="float" office:value="0.104055" calcext:value-type="float">
            <text:p>0,1</text:p>
          </table:table-cell>
          <table:table-cell table:formula="of:=[.U33]" office:value-type="float" office:value="1" calcext:value-type="float">
            <text:p>1</text:p>
          </table:table-cell>
          <table:table-cell table:formula="of:=[.V33]" office:value-type="float" office:value="300.002439" calcext:value-type="float">
            <text:p>300,002439</text:p>
          </table:table-cell>
          <table:table-cell table:formula="of:=ABS([.AE33]-CEILING([.AC33]))" office:value-type="float" office:value="11" calcext:value-type="float">
            <text:p>11</text:p>
          </table:table-cell>
          <table:table-cell table:formula="of:=CEILING([.E33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0.044846" calcext:value-type="float">
            <text:p>0,044846</text:p>
          </table:table-cell>
          <table:table-cell table:style-name="Default" office:value-type="float" office:value="-10.5" calcext:value-type="float">
            <text:p>-10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" calcext:value-type="float">
            <text:p>-1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300.02" calcext:value-type="float">
            <text:p>300,02</text:p>
          </table:table-cell>
          <table:table-cell office:value-type="float" office:value="1884568" calcext:value-type="float">
            <text:p>1884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79" calcext:value-type="float">
            <text:p>300,0007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4];&quot;-&quot;;[.C34];&quot;-&quot;;[.AH34];&quot;-&quot;;LEFT(RIGHT([.A34];6);1))" office:value-type="string" office:string-value="r2-15-30-3" calcext:value-type="string">
            <text:p>r2-15-30-3</text:p>
          </table:table-cell>
          <table:table-cell table:formula="of:=ROUND(([.F34]/[.G34])*100;2)" office:value-type="float" office:value="40.88" calcext:value-type="float">
            <text:p>40,88</text:p>
          </table:table-cell>
          <table:table-cell table:style-name="ce13" table:formula="of:=[.J34]" office:value-type="float" office:value="-10.5" calcext:value-type="float">
            <text:p>-10,5</text:p>
          </table:table-cell>
          <table:table-cell table:style-name="ce13" table:formula="of:=[.I34]" office:value-type="float" office:value="0.044846" calcext:value-type="float">
            <text:p>0,0</text:p>
          </table:table-cell>
          <table:table-cell table:formula="of:=[.U34]" office:value-type="float" office:value="2" calcext:value-type="float">
            <text:p>2</text:p>
          </table:table-cell>
          <table:table-cell table:formula="of:=[.V34]" office:value-type="float" office:value="300.00079" calcext:value-type="float">
            <text:p>300,00079</text:p>
          </table:table-cell>
          <table:table-cell table:formula="of:=ABS([.AE34]-CEILING([.AC34]))" office:value-type="float" office:value="12" calcext:value-type="float">
            <text:p>12</text:p>
          </table:table-cell>
          <table:table-cell table:formula="of:=CEILING([.E34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045125" calcext:value-type="float">
            <text:p>0,045125</text:p>
          </table:table-cell>
          <table:table-cell table:style-name="Default" office:value-type="float" office:value="-10.67601" calcext:value-type="float">
            <text:p>-10,676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67601" calcext:value-type="float">
            <text:p>-10,67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300.02" calcext:value-type="float">
            <text:p>300,02</text:p>
          </table:table-cell>
          <table:table-cell office:value-type="float" office:value="1887984" calcext:value-type="float">
            <text:p>1887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2786" calcext:value-type="float">
            <text:p>300,00278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5];&quot;-&quot;;[.C35];&quot;-&quot;;[.AH35];&quot;-&quot;;LEFT(RIGHT([.A35];6);1))" office:value-type="string" office:string-value="r2-15-30-4" calcext:value-type="string">
            <text:p>r2-15-30-4</text:p>
          </table:table-cell>
          <table:table-cell table:formula="of:=ROUND(([.F35]/[.G35])*100;2)" office:value-type="float" office:value="40.88" calcext:value-type="float">
            <text:p>40,88</text:p>
          </table:table-cell>
          <table:table-cell table:style-name="ce13" table:formula="of:=[.J35]" office:value-type="float" office:value="-10.67601" calcext:value-type="float">
            <text:p>-10,7</text:p>
          </table:table-cell>
          <table:table-cell table:style-name="ce13" table:formula="of:=[.I35]" office:value-type="float" office:value="0.045125" calcext:value-type="float">
            <text:p>0,0</text:p>
          </table:table-cell>
          <table:table-cell table:formula="of:=[.U35]" office:value-type="float" office:value="1" calcext:value-type="float">
            <text:p>1</text:p>
          </table:table-cell>
          <table:table-cell table:formula="of:=[.V35]" office:value-type="float" office:value="300.002786" calcext:value-type="float">
            <text:p>300,002786</text:p>
          </table:table-cell>
          <table:table-cell table:formula="of:=ABS([.AE35]-CEILING([.AC35]))" office:value-type="float" office:value="11" calcext:value-type="float">
            <text:p>11</text:p>
          </table:table-cell>
          <table:table-cell table:formula="of:=CEILING([.E35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44185" calcext:value-type="float">
            <text:p>0,044185</text:p>
          </table:table-cell>
          <table:table-cell table:style-name="Default" office:value-type="float" office:value="-10.628483" calcext:value-type="float">
            <text:p>-10,6284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628483" calcext:value-type="float">
            <text:p>-10,6284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300.03" calcext:value-type="float">
            <text:p>300,03</text:p>
          </table:table-cell>
          <table:table-cell office:value-type="float" office:value="1889688" calcext:value-type="float">
            <text:p>1889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5053" calcext:value-type="float">
            <text:p>300,0050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6];&quot;-&quot;;[.C36];&quot;-&quot;;[.AH36];&quot;-&quot;;LEFT(RIGHT([.A36];6);1))" office:value-type="string" office:string-value="r2-15-30-5" calcext:value-type="string">
            <text:p>r2-15-30-5</text:p>
          </table:table-cell>
          <table:table-cell table:formula="of:=ROUND(([.F36]/[.G36])*100;2)" office:value-type="float" office:value="40.88" calcext:value-type="float">
            <text:p>40,88</text:p>
          </table:table-cell>
          <table:table-cell table:style-name="ce13" table:formula="of:=[.J36]" office:value-type="float" office:value="-10.628483" calcext:value-type="float">
            <text:p>-10,6</text:p>
          </table:table-cell>
          <table:table-cell table:style-name="ce13" table:formula="of:=[.I36]" office:value-type="float" office:value="0.044185" calcext:value-type="float">
            <text:p>0,0</text:p>
          </table:table-cell>
          <table:table-cell table:formula="of:=[.U36]" office:value-type="float" office:value="1" calcext:value-type="float">
            <text:p>1</text:p>
          </table:table-cell>
          <table:table-cell table:formula="of:=[.V36]" office:value-type="float" office:value="300.005053" calcext:value-type="float">
            <text:p>300,005053</text:p>
          </table:table-cell>
          <table:table-cell table:formula="of:=ABS([.AE36]-CEILING([.AC36]))" office:value-type="float" office:value="11" calcext:value-type="float">
            <text:p>11</text:p>
          </table:table-cell>
          <table:table-cell table:formula="of:=CEILING([.E36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140959" calcext:value-type="float">
            <text:p>0,140959</text:p>
          </table:table-cell>
          <table:table-cell table:style-name="Default" office:value-type="float" office:value="-14.5" calcext:value-type="float">
            <text:p>-14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5" calcext:value-type="float">
            <text:p>-1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300.15" calcext:value-type="float">
            <text:p>300,15</text:p>
          </table:table-cell>
          <table:table-cell office:value-type="float" office:value="3443476" calcext:value-type="float">
            <text:p>3443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13575" calcext:value-type="float">
            <text:p>300,01357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7];&quot;-&quot;;[.C37];&quot;-&quot;;[.AH37];&quot;-&quot;;LEFT(RIGHT([.A37];6);1))" office:value-type="string" office:string-value="r2-20-40-1" calcext:value-type="string">
            <text:p>r2-20-40-1</text:p>
          </table:table-cell>
          <table:table-cell table:formula="of:=ROUND(([.F37]/[.G37])*100;2)" office:value-type="float" office:value="35.46" calcext:value-type="float">
            <text:p>35,46</text:p>
          </table:table-cell>
          <table:table-cell table:style-name="ce13" table:formula="of:=[.J37]" office:value-type="float" office:value="-14.5" calcext:value-type="float">
            <text:p>-14,5</text:p>
          </table:table-cell>
          <table:table-cell table:style-name="ce13" table:formula="of:=[.I37]" office:value-type="float" office:value="0.140959" calcext:value-type="float">
            <text:p>0,1</text:p>
          </table:table-cell>
          <table:table-cell table:formula="of:=[.U37]" office:value-type="float" office:value="1" calcext:value-type="float">
            <text:p>1</text:p>
          </table:table-cell>
          <table:table-cell table:formula="of:=[.V37]" office:value-type="float" office:value="300.013575" calcext:value-type="float">
            <text:p>300,013575</text:p>
          </table:table-cell>
          <table:table-cell table:formula="of:=ABS([.AE37]-CEILING([.AC37]))" office:value-type="float" office:value="15" calcext:value-type="float">
            <text:p>15</text:p>
          </table:table-cell>
          <table:table-cell table:formula="of:=CEILING([.E37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139089" calcext:value-type="float">
            <text:p>0,139089</text:p>
          </table:table-cell>
          <table:table-cell table:style-name="Default" office:value-type="float" office:value="-14.529213" calcext:value-type="float">
            <text:p>-14,5292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529213" calcext:value-type="float">
            <text:p>-14,5292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300.12" calcext:value-type="float">
            <text:p>300,12</text:p>
          </table:table-cell>
          <table:table-cell office:value-type="float" office:value="3447092" calcext:value-type="float">
            <text:p>3447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4402" calcext:value-type="float">
            <text:p>300,0044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8];&quot;-&quot;;[.C38];&quot;-&quot;;[.AH38];&quot;-&quot;;LEFT(RIGHT([.A38];6);1))" office:value-type="string" office:string-value="r2-20-40-2" calcext:value-type="string">
            <text:p>r2-20-40-2</text:p>
          </table:table-cell>
          <table:table-cell table:formula="of:=ROUND(([.F38]/[.G38])*100;2)" office:value-type="float" office:value="35.46" calcext:value-type="float">
            <text:p>35,46</text:p>
          </table:table-cell>
          <table:table-cell table:style-name="ce13" table:formula="of:=[.J38]" office:value-type="float" office:value="-14.529213" calcext:value-type="float">
            <text:p>-14,5</text:p>
          </table:table-cell>
          <table:table-cell table:style-name="ce13" table:formula="of:=[.I38]" office:value-type="float" office:value="0.139089" calcext:value-type="float">
            <text:p>0,1</text:p>
          </table:table-cell>
          <table:table-cell table:formula="of:=[.U38]" office:value-type="float" office:value="2" calcext:value-type="float">
            <text:p>2</text:p>
          </table:table-cell>
          <table:table-cell table:formula="of:=[.V38]" office:value-type="float" office:value="300.004402" calcext:value-type="float">
            <text:p>300,004402</text:p>
          </table:table-cell>
          <table:table-cell table:formula="of:=ABS([.AE38]-CEILING([.AC38]))" office:value-type="float" office:value="16" calcext:value-type="float">
            <text:p>16</text:p>
          </table:table-cell>
          <table:table-cell table:formula="of:=CEILING([.E38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0.117894" calcext:value-type="float">
            <text:p>0,117894</text:p>
          </table:table-cell>
          <table:table-cell table:style-name="Default" office:value-type="float" office:value="-14.797917" calcext:value-type="float">
            <text:p>-14,7979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797917" calcext:value-type="float">
            <text:p>-14,797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300.12" calcext:value-type="float">
            <text:p>300,12</text:p>
          </table:table-cell>
          <table:table-cell office:value-type="float" office:value="3441108" calcext:value-type="float">
            <text:p>3441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6244" calcext:value-type="float">
            <text:p>300,0062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9];&quot;-&quot;;[.C39];&quot;-&quot;;[.AH39];&quot;-&quot;;LEFT(RIGHT([.A39];6);1))" office:value-type="string" office:string-value="r2-20-40-3" calcext:value-type="string">
            <text:p>r2-20-40-3</text:p>
          </table:table-cell>
          <table:table-cell table:formula="of:=ROUND(([.F39]/[.G39])*100;2)" office:value-type="float" office:value="35.46" calcext:value-type="float">
            <text:p>35,46</text:p>
          </table:table-cell>
          <table:table-cell table:style-name="ce13" table:formula="of:=[.J39]" office:value-type="float" office:value="-14.797917" calcext:value-type="float">
            <text:p>-14,8</text:p>
          </table:table-cell>
          <table:table-cell table:style-name="ce13" table:formula="of:=[.I39]" office:value-type="float" office:value="0.117894" calcext:value-type="float">
            <text:p>0,1</text:p>
          </table:table-cell>
          <table:table-cell table:formula="of:=[.U39]" office:value-type="float" office:value="2" calcext:value-type="float">
            <text:p>2</text:p>
          </table:table-cell>
          <table:table-cell table:formula="of:=[.V39]" office:value-type="float" office:value="300.006244" calcext:value-type="float">
            <text:p>300,006244</text:p>
          </table:table-cell>
          <table:table-cell table:formula="of:=ABS([.AE39]-CEILING([.AC39]))" office:value-type="float" office:value="16" calcext:value-type="float">
            <text:p>16</text:p>
          </table:table-cell>
          <table:table-cell table:formula="of:=CEILING([.E39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282" calcext:value-type="float">
            <text:p>282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0.199289" calcext:value-type="float">
            <text:p>0,199289</text:p>
          </table:table-cell>
          <table:table-cell table:style-name="Default" office:value-type="float" office:value="-15.658333" calcext:value-type="float">
            <text:p>-15,658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58333" calcext:value-type="float">
            <text:p>-15,658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300.19" calcext:value-type="float">
            <text:p>300,19</text:p>
          </table:table-cell>
          <table:table-cell office:value-type="float" office:value="3439092" calcext:value-type="float">
            <text:p>3439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22" calcext:value-type="float">
            <text:p>300,000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0];&quot;-&quot;;[.C40];&quot;-&quot;;[.AH40];&quot;-&quot;;LEFT(RIGHT([.A40];6);1))" office:value-type="string" office:string-value="r2-20-40-4" calcext:value-type="string">
            <text:p>r2-20-40-4</text:p>
          </table:table-cell>
          <table:table-cell table:formula="of:=ROUND(([.F40]/[.G40])*100;2)" office:value-type="float" office:value="36.88" calcext:value-type="float">
            <text:p>36,88</text:p>
          </table:table-cell>
          <table:table-cell table:style-name="ce13" table:formula="of:=[.J40]" office:value-type="float" office:value="-15.658333" calcext:value-type="float">
            <text:p>-15,7</text:p>
          </table:table-cell>
          <table:table-cell table:style-name="ce13" table:formula="of:=[.I40]" office:value-type="float" office:value="0.199289" calcext:value-type="float">
            <text:p>0,2</text:p>
          </table:table-cell>
          <table:table-cell table:formula="of:=[.U40]" office:value-type="float" office:value="1" calcext:value-type="float">
            <text:p>1</text:p>
          </table:table-cell>
          <table:table-cell table:formula="of:=[.V40]" office:value-type="float" office:value="300.00022" calcext:value-type="float">
            <text:p>300,00022</text:p>
          </table:table-cell>
          <table:table-cell table:formula="of:=ABS([.AE40]-CEILING([.AC40]))" office:value-type="float" office:value="16" calcext:value-type="float">
            <text:p>16</text:p>
          </table:table-cell>
          <table:table-cell table:formula="of:=CEILING([.E40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282" calcext:value-type="float">
            <text:p>282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0.358427" calcext:value-type="float">
            <text:p>0,358427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300.36" calcext:value-type="float">
            <text:p>300,36</text:p>
          </table:table-cell>
          <table:table-cell office:value-type="float" office:value="3514834" calcext:value-type="float">
            <text:p>35148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11244" calcext:value-type="float">
            <text:p>300,0112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1];&quot;-&quot;;[.C41];&quot;-&quot;;[.AH41];&quot;-&quot;;LEFT(RIGHT([.A41];6);1))" office:value-type="string" office:string-value="r2-20-40-5" calcext:value-type="string">
            <text:p>r2-20-40-5</text:p>
          </table:table-cell>
          <table:table-cell table:formula="of:=ROUND(([.F41]/[.G41])*100;2)" office:value-type="float" office:value="34.04" calcext:value-type="float">
            <text:p>34,04</text:p>
          </table:table-cell>
          <table:table-cell table:style-name="ce13" table:formula="of:=[.J41]" office:value-type="float" office:value="-15" calcext:value-type="float">
            <text:p>-15,0</text:p>
          </table:table-cell>
          <table:table-cell table:style-name="ce13" table:formula="of:=[.I41]" office:value-type="float" office:value="0.358427" calcext:value-type="float">
            <text:p>0,4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300.011244" calcext:value-type="float">
            <text:p>300,011244</text:p>
          </table:table-cell>
          <table:table-cell table:formula="of:=ABS([.AE41]-CEILING([.AC41]))" office:value-type="float" office:value="16" calcext:value-type="float">
            <text:p>16</text:p>
          </table:table-cell>
          <table:table-cell table:formula="of:=CEILING([.E41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0.272221" calcext:value-type="float">
            <text:p>0,27222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300.28" calcext:value-type="float">
            <text:p>300,28</text:p>
          </table:table-cell>
          <table:table-cell office:value-type="float" office:value="6046420" calcext:value-type="float">
            <text:p>6046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18413" calcext:value-type="float">
            <text:p>300,0184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2];&quot;-&quot;;[.C42];&quot;-&quot;;[.AH42];&quot;-&quot;;LEFT(RIGHT([.A42];6);1))" office:value-type="string" office:string-value="r2-25-50-1" calcext:value-type="string">
            <text:p>r2-25-50-1</text:p>
          </table:table-cell>
          <table:table-cell table:formula="of:=ROUND(([.F42]/[.G42])*100;2)" office:value-type="float" office:value="29.34" calcext:value-type="float">
            <text:p>29,34</text:p>
          </table:table-cell>
          <table:table-cell table:style-name="ce13" table:formula="of:=[.J42]" office:value-type="float" office:value="-18" calcext:value-type="float">
            <text:p>-18,0</text:p>
          </table:table-cell>
          <table:table-cell table:style-name="ce13" table:formula="of:=[.I42]" office:value-type="float" office:value="0.272221" calcext:value-type="float">
            <text:p>0,3</text:p>
          </table:table-cell>
          <table:table-cell table:formula="of:=[.U42]" office:value-type="float" office:value="3" calcext:value-type="float">
            <text:p>3</text:p>
          </table:table-cell>
          <table:table-cell table:formula="of:=[.V42]" office:value-type="float" office:value="300.018413" calcext:value-type="float">
            <text:p>300,018413</text:p>
          </table:table-cell>
          <table:table-cell table:formula="of:=ABS([.AE42]-CEILING([.AC42]))" office:value-type="float" office:value="21" calcext:value-type="float">
            <text:p>21</text:p>
          </table:table-cell>
          <table:table-cell table:formula="of:=CEILING([.E42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426" calcext:value-type="float">
            <text:p>426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651415" calcext:value-type="float">
            <text:p>0,651415</text:p>
          </table:table-cell>
          <table:table-cell table:style-name="Default" office:value-type="float" office:value="-19" calcext:value-type="float">
            <text:p>-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float" office:value="300.67" calcext:value-type="float">
            <text:p>300,67</text:p>
          </table:table-cell>
          <table:table-cell office:value-type="float" office:value="6123911" calcext:value-type="float">
            <text:p>6123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27499" calcext:value-type="float">
            <text:p>300,02749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3];&quot;-&quot;;[.C43];&quot;-&quot;;[.AH43];&quot;-&quot;;LEFT(RIGHT([.A43];6);1))" office:value-type="string" office:string-value="r2-25-50-2" calcext:value-type="string">
            <text:p>r2-25-50-2</text:p>
          </table:table-cell>
          <table:table-cell table:formula="of:=ROUND(([.F43]/[.G43])*100;2)" office:value-type="float" office:value="28.64" calcext:value-type="float">
            <text:p>28,64</text:p>
          </table:table-cell>
          <table:table-cell table:style-name="ce13" table:formula="of:=[.J43]" office:value-type="float" office:value="-19" calcext:value-type="float">
            <text:p>-19,0</text:p>
          </table:table-cell>
          <table:table-cell table:style-name="ce13" table:formula="of:=[.I43]" office:value-type="float" office:value="0.651415" calcext:value-type="float">
            <text:p>0,7</text:p>
          </table:table-cell>
          <table:table-cell table:formula="of:=[.U43]" office:value-type="float" office:value="2" calcext:value-type="float">
            <text:p>2</text:p>
          </table:table-cell>
          <table:table-cell table:formula="of:=[.V43]" office:value-type="float" office:value="300.027499" calcext:value-type="float">
            <text:p>300,027499</text:p>
          </table:table-cell>
          <table:table-cell table:formula="of:=ABS([.AE43]-CEILING([.AC43]))" office:value-type="float" office:value="21" calcext:value-type="float">
            <text:p>21</text:p>
          </table:table-cell>
          <table:table-cell table:formula="of:=CEILING([.E43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26724" calcext:value-type="float">
            <text:p>0,26724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300.28" calcext:value-type="float">
            <text:p>300,28</text:p>
          </table:table-cell>
          <table:table-cell office:value-type="float" office:value="6051244" calcext:value-type="float">
            <text:p>605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30992" calcext:value-type="float">
            <text:p>300,03099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4];&quot;-&quot;;[.C44];&quot;-&quot;;[.AH44];&quot;-&quot;;LEFT(RIGHT([.A44];6);1))" office:value-type="string" office:string-value="r2-25-50-3" calcext:value-type="string">
            <text:p>r2-25-50-3</text:p>
          </table:table-cell>
          <table:table-cell table:formula="of:=ROUND(([.F44]/[.G44])*100;2)" office:value-type="float" office:value="29.34" calcext:value-type="float">
            <text:p>29,34</text:p>
          </table:table-cell>
          <table:table-cell table:style-name="ce13" table:formula="of:=[.J44]" office:value-type="float" office:value="-18" calcext:value-type="float">
            <text:p>-18,0</text:p>
          </table:table-cell>
          <table:table-cell table:style-name="ce13" table:formula="of:=[.I44]" office:value-type="float" office:value="0.26724" calcext:value-type="float">
            <text:p>0,3</text:p>
          </table:table-cell>
          <table:table-cell table:formula="of:=[.U44]" office:value-type="float" office:value="2" calcext:value-type="float">
            <text:p>2</text:p>
          </table:table-cell>
          <table:table-cell table:formula="of:=[.V44]" office:value-type="float" office:value="300.030992" calcext:value-type="float">
            <text:p>300,030992</text:p>
          </table:table-cell>
          <table:table-cell table:formula="of:=ABS([.AE44]-CEILING([.AC44]))" office:value-type="float" office:value="20" calcext:value-type="float">
            <text:p>20</text:p>
          </table:table-cell>
          <table:table-cell table:formula="of:=CEILING([.E44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426" calcext:value-type="float">
            <text:p>426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0.473697" calcext:value-type="float">
            <text:p>0,473697</text:p>
          </table:table-cell>
          <table:table-cell table:style-name="Default" office:value-type="float" office:value="-20.004202" calcext:value-type="float">
            <text:p>-20,0042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.004202" calcext:value-type="float">
            <text:p>-20,0042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300.46" calcext:value-type="float">
            <text:p>300,46</text:p>
          </table:table-cell>
          <table:table-cell office:value-type="float" office:value="6067644" calcext:value-type="float">
            <text:p>6067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13936" calcext:value-type="float">
            <text:p>300,0139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5];&quot;-&quot;;[.C45];&quot;-&quot;;[.AH45];&quot;-&quot;;LEFT(RIGHT([.A45];6);1))" office:value-type="string" office:string-value="r2-25-50-4" calcext:value-type="string">
            <text:p>r2-25-50-4</text:p>
          </table:table-cell>
          <table:table-cell table:formula="of:=ROUND(([.F45]/[.G45])*100;2)" office:value-type="float" office:value="27.7" calcext:value-type="float">
            <text:p>27,7</text:p>
          </table:table-cell>
          <table:table-cell table:style-name="ce13" table:formula="of:=[.J45]" office:value-type="float" office:value="-20.004202" calcext:value-type="float">
            <text:p>-20,0</text:p>
          </table:table-cell>
          <table:table-cell table:style-name="ce13" table:formula="of:=[.I45]" office:value-type="float" office:value="0.473697" calcext:value-type="float">
            <text:p>0,5</text:p>
          </table:table-cell>
          <table:table-cell table:formula="of:=[.U45]" office:value-type="float" office:value="1" calcext:value-type="float">
            <text:p>1</text:p>
          </table:table-cell>
          <table:table-cell table:formula="of:=[.V45]" office:value-type="float" office:value="300.013936" calcext:value-type="float">
            <text:p>300,013936</text:p>
          </table:table-cell>
          <table:table-cell table:formula="of:=ABS([.AE45]-CEILING([.AC45]))" office:value-type="float" office:value="21" calcext:value-type="float">
            <text:p>21</text:p>
          </table:table-cell>
          <table:table-cell table:formula="of:=CEILING([.E45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0.232359" calcext:value-type="float">
            <text:p>0,232359</text:p>
          </table:table-cell>
          <table:table-cell table:style-name="Default" office:value-type="float" office:value="-18.160251" calcext:value-type="float">
            <text:p>-18,1602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.160251" calcext:value-type="float">
            <text:p>-18,160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300.25" calcext:value-type="float">
            <text:p>300,25</text:p>
          </table:table-cell>
          <table:table-cell office:value-type="float" office:value="6058172" calcext:value-type="float">
            <text:p>6058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21012" calcext:value-type="float">
            <text:p>300,0210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6];&quot;-&quot;;[.C46];&quot;-&quot;;[.AH46];&quot;-&quot;;LEFT(RIGHT([.A46];6);1))" office:value-type="string" office:string-value="r2-25-50-5" calcext:value-type="string">
            <text:p>r2-25-50-5</text:p>
          </table:table-cell>
          <table:table-cell table:formula="of:=ROUND(([.F46]/[.G46])*100;2)" office:value-type="float" office:value="29.34" calcext:value-type="float">
            <text:p>29,34</text:p>
          </table:table-cell>
          <table:table-cell table:style-name="ce13" table:formula="of:=[.J46]" office:value-type="float" office:value="-18.160251" calcext:value-type="float">
            <text:p>-18,2</text:p>
          </table:table-cell>
          <table:table-cell table:style-name="ce13" table:formula="of:=[.I46]" office:value-type="float" office:value="0.232359" calcext:value-type="float">
            <text:p>0,2</text:p>
          </table:table-cell>
          <table:table-cell table:formula="of:=[.U46]" office:value-type="float" office:value="2" calcext:value-type="float">
            <text:p>2</text:p>
          </table:table-cell>
          <table:table-cell table:formula="of:=[.V46]" office:value-type="float" office:value="300.021012" calcext:value-type="float">
            <text:p>300,021012</text:p>
          </table:table-cell>
          <table:table-cell table:formula="of:=ABS([.AE46]-CEILING([.AC46]))" office:value-type="float" office:value="20" calcext:value-type="float">
            <text:p>20</text:p>
          </table:table-cell>
          <table:table-cell table:formula="of:=CEILING([.E46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006872" calcext:value-type="float">
            <text:p>0,006872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.88" calcext:value-type="float">
            <text:p>298,88</text:p>
          </table:table-cell>
          <table:table-cell office:value-type="float" office:value="396788" calcext:value-type="float">
            <text:p>396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027" calcext:value-type="float">
            <text:p>300,0000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7];&quot;-&quot;;[.C47];&quot;-&quot;;[.AH47];&quot;-&quot;;LEFT(RIGHT([.A47];6);1))" office:value-type="string" office:string-value="r2-5-10-1" calcext:value-type="string">
            <text:p>r2-5-10-1</text:p>
          </table:table-cell>
          <table:table-cell table:formula="of:=ROUND(([.F47]/[.G47])*100;2)" office:value-type="float" office:value="63.89" calcext:value-type="float">
            <text:p>63,89</text:p>
          </table:table-cell>
          <table:table-cell table:style-name="ce13" table:formula="of:=[.J47]" office:value-type="float" office:value="-3" calcext:value-type="float">
            <text:p>-3,0</text:p>
          </table:table-cell>
          <table:table-cell table:style-name="ce13" table:formula="of:=[.I47]" office:value-type="float" office:value="0.006872" calcext:value-type="float">
            <text:p>0,0</text:p>
          </table:table-cell>
          <table:table-cell table:formula="of:=[.U47]" office:value-type="float" office:value="1" calcext:value-type="float">
            <text:p>1</text:p>
          </table:table-cell>
          <table:table-cell table:formula="of:=[.V47]" office:value-type="float" office:value="300.000027" calcext:value-type="float">
            <text:p>300,000027</text:p>
          </table:table-cell>
          <table:table-cell table:formula="of:=ABS([.AE47]-CEILING([.AC47]))" office:value-type="float" office:value="4" calcext:value-type="float">
            <text:p>4</text:p>
          </table:table-cell>
          <table:table-cell table:formula="of:=CEILING([.E47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6597" calcext:value-type="float">
            <text:p>0,006597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.2" calcext:value-type="float">
            <text:p>299,2</text:p>
          </table:table-cell>
          <table:table-cell office:value-type="float" office:value="390188" calcext:value-type="float">
            <text:p>390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062" calcext:value-type="float">
            <text:p>300,0000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8];&quot;-&quot;;[.C48];&quot;-&quot;;[.AH48];&quot;-&quot;;LEFT(RIGHT([.A48];6);1))" office:value-type="string" office:string-value="r2-5-10-2" calcext:value-type="string">
            <text:p>r2-5-10-2</text:p>
          </table:table-cell>
          <table:table-cell table:formula="of:=ROUND(([.F48]/[.G48])*100;2)" office:value-type="float" office:value="69.44" calcext:value-type="float">
            <text:p>69,44</text:p>
          </table:table-cell>
          <table:table-cell table:style-name="ce13" table:formula="of:=[.J48]" office:value-type="float" office:value="-3" calcext:value-type="float">
            <text:p>-3,0</text:p>
          </table:table-cell>
          <table:table-cell table:style-name="ce13" table:formula="of:=[.I48]" office:value-type="float" office:value="0.006597" calcext:value-type="float">
            <text:p>0,0</text:p>
          </table:table-cell>
          <table:table-cell table:formula="of:=[.U48]" office:value-type="float" office:value="1" calcext:value-type="float">
            <text:p>1</text:p>
          </table:table-cell>
          <table:table-cell table:formula="of:=[.V48]" office:value-type="float" office:value="300.000062" calcext:value-type="float">
            <text:p>300,000062</text:p>
          </table:table-cell>
          <table:table-cell table:formula="of:=ABS([.AE48]-CEILING([.AC48]))" office:value-type="float" office:value="4" calcext:value-type="float">
            <text:p>4</text:p>
          </table:table-cell>
          <table:table-cell table:formula="of:=CEILING([.E48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.006859" calcext:value-type="float">
            <text:p>0,006859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.81" calcext:value-type="float">
            <text:p>298,81</text:p>
          </table:table-cell>
          <table:table-cell office:value-type="float" office:value="394988" calcext:value-type="float">
            <text:p>3949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28" calcext:value-type="float">
            <text:p>300,0000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9];&quot;-&quot;;[.C49];&quot;-&quot;;[.AH49];&quot;-&quot;;LEFT(RIGHT([.A49];6);1))" office:value-type="string" office:string-value="r2-5-10-3" calcext:value-type="string">
            <text:p>r2-5-10-3</text:p>
          </table:table-cell>
          <table:table-cell table:formula="of:=ROUND(([.F49]/[.G49])*100;2)" office:value-type="float" office:value="44.44" calcext:value-type="float">
            <text:p>44,44</text:p>
          </table:table-cell>
          <table:table-cell table:style-name="ce13" table:formula="of:=[.J49]" office:value-type="float" office:value="-3" calcext:value-type="float">
            <text:p>-3,0</text:p>
          </table:table-cell>
          <table:table-cell table:style-name="ce13" table:formula="of:=[.I49]" office:value-type="float" office:value="0.006859" calcext:value-type="float">
            <text:p>0,0</text:p>
          </table:table-cell>
          <table:table-cell table:formula="of:=[.U49]" office:value-type="float" office:value="0" calcext:value-type="float">
            <text:p>0</text:p>
          </table:table-cell>
          <table:table-cell table:formula="of:=[.V49]" office:value-type="float" office:value="300.000028" calcext:value-type="float">
            <text:p>300,000028</text:p>
          </table:table-cell>
          <table:table-cell table:formula="of:=ABS([.AE49]-CEILING([.AC49]))" office:value-type="float" office:value="3" calcext:value-type="float">
            <text:p>3</text:p>
          </table:table-cell>
          <table:table-cell table:formula="of:=CEILING([.E49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00602" calcext:value-type="float">
            <text:p>0,00602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.58" calcext:value-type="float">
            <text:p>298,58</text:p>
          </table:table-cell>
          <table:table-cell office:value-type="float" office:value="394868" calcext:value-type="float">
            <text:p>394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42" calcext:value-type="float">
            <text:p>300,0000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0];&quot;-&quot;;[.C50];&quot;-&quot;;[.AH50];&quot;-&quot;;LEFT(RIGHT([.A50];6);1))" office:value-type="string" office:string-value="r2-5-10-4" calcext:value-type="string">
            <text:p>r2-5-10-4</text:p>
          </table:table-cell>
          <table:table-cell table:formula="of:=ROUND(([.F50]/[.G50])*100;2)" office:value-type="float" office:value="50" calcext:value-type="float">
            <text:p>50</text:p>
          </table:table-cell>
          <table:table-cell table:style-name="ce13" table:formula="of:=[.J50]" office:value-type="float" office:value="-3" calcext:value-type="float">
            <text:p>-3,0</text:p>
          </table:table-cell>
          <table:table-cell table:style-name="ce13" table:formula="of:=[.I50]" office:value-type="float" office:value="0.00602" calcext:value-type="float">
            <text:p>0,0</text:p>
          </table:table-cell>
          <table:table-cell table:formula="of:=[.U50]" office:value-type="float" office:value="0" calcext:value-type="float">
            <text:p>0</text:p>
          </table:table-cell>
          <table:table-cell table:formula="of:=[.V50]" office:value-type="float" office:value="300.000042" calcext:value-type="float">
            <text:p>300,000042</text:p>
          </table:table-cell>
          <table:table-cell table:formula="of:=ABS([.AE50]-CEILING([.AC50]))" office:value-type="float" office:value="3" calcext:value-type="float">
            <text:p>3</text:p>
          </table:table-cell>
          <table:table-cell table:formula="of:=CEILING([.E50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.005662" calcext:value-type="float">
            <text:p>0,005662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.66" calcext:value-type="float">
            <text:p>298,66</text:p>
          </table:table-cell>
          <table:table-cell office:value-type="float" office:value="393020" calcext:value-type="float">
            <text:p>393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29" calcext:value-type="float">
            <text:p>300,0000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1];&quot;-&quot;;[.C51];&quot;-&quot;;[.AH51];&quot;-&quot;;LEFT(RIGHT([.A51];6);1))" office:value-type="string" office:string-value="r2-5-10-5" calcext:value-type="string">
            <text:p>r2-5-10-5</text:p>
          </table:table-cell>
          <table:table-cell table:formula="of:=ROUND(([.F51]/[.G51])*100;2)" office:value-type="float" office:value="38.89" calcext:value-type="float">
            <text:p>38,89</text:p>
          </table:table-cell>
          <table:table-cell table:style-name="ce13" table:formula="of:=[.J51]" office:value-type="float" office:value="-3" calcext:value-type="float">
            <text:p>-3,0</text:p>
          </table:table-cell>
          <table:table-cell table:style-name="ce13" table:formula="of:=[.I51]" office:value-type="float" office:value="0.005662" calcext:value-type="float">
            <text:p>0,0</text:p>
          </table:table-cell>
          <table:table-cell table:formula="of:=[.U51]" office:value-type="float" office:value="-1" calcext:value-type="float">
            <text:p>-1</text:p>
          </table:table-cell>
          <table:table-cell table:formula="of:=[.V51]" office:value-type="float" office:value="300.000029" calcext:value-type="float">
            <text:p>300,000029</text:p>
          </table:table-cell>
          <table:table-cell table:formula="of:=ABS([.AE51]-CEILING([.AC51]))" office:value-type="float" office:value="2" calcext:value-type="float">
            <text:p>2</text:p>
          </table:table-cell>
          <table:table-cell table:formula="of:=CEILING([.E51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0.02774" calcext:value-type="float">
            <text:p>0,02774</text:p>
          </table:table-cell>
          <table:table-cell table:style-name="Default" office:value-type="float" office:value="-11.774744" calcext:value-type="float">
            <text:p>-11,7747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774744" calcext:value-type="float">
            <text:p>-11,7747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95" calcext:value-type="float">
            <text:p>299,95</text:p>
          </table:table-cell>
          <table:table-cell office:value-type="float" office:value="929246" calcext:value-type="float">
            <text:p>929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327" calcext:value-type="float">
            <text:p>300,0003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2];&quot;-&quot;;[.C52];&quot;-&quot;;[.AH52];&quot;-&quot;;LEFT(RIGHT([.A52];6);1))" office:value-type="string" office:string-value="r4-10-20-1" calcext:value-type="string">
            <text:p>r4-10-20-1</text:p>
          </table:table-cell>
          <table:table-cell table:formula="of:=ROUND(([.F52]/[.G52])*100;2)" office:value-type="float" office:value="86.89" calcext:value-type="float">
            <text:p>86,89</text:p>
          </table:table-cell>
          <table:table-cell table:style-name="ce13" table:formula="of:=[.J52]" office:value-type="float" office:value="-11.774744" calcext:value-type="float">
            <text:p>-11,8</text:p>
          </table:table-cell>
          <table:table-cell table:style-name="ce13" table:formula="of:=[.I52]" office:value-type="float" office:value="0.02774" calcext:value-type="float">
            <text:p>0,0</text:p>
          </table:table-cell>
          <table:table-cell table:formula="of:=[.U52]" office:value-type="float" office:value="0" calcext:value-type="float">
            <text:p>0</text:p>
          </table:table-cell>
          <table:table-cell table:formula="of:=[.V52]" office:value-type="float" office:value="300.000327" calcext:value-type="float">
            <text:p>300,000327</text:p>
          </table:table-cell>
          <table:table-cell table:formula="of:=ABS([.AE52]-CEILING([.AC52]))" office:value-type="float" office:value="11" calcext:value-type="float">
            <text:p>11</text:p>
          </table:table-cell>
          <table:table-cell table:formula="of:=CEILING([.E52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0.027385" calcext:value-type="float">
            <text:p>0,027385</text:p>
          </table:table-cell>
          <table:table-cell table:style-name="Default" office:value-type="float" office:value="-11.75791" calcext:value-type="float">
            <text:p>-11,757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75791" calcext:value-type="float">
            <text:p>-11,757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95" calcext:value-type="float">
            <text:p>299,95</text:p>
          </table:table-cell>
          <table:table-cell office:value-type="float" office:value="929070" calcext:value-type="float">
            <text:p>929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188" calcext:value-type="float">
            <text:p>300,0001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3];&quot;-&quot;;[.C53];&quot;-&quot;;[.AH53];&quot;-&quot;;LEFT(RIGHT([.A53];6);1))" office:value-type="string" office:string-value="r4-10-20-2" calcext:value-type="string">
            <text:p>r4-10-20-2</text:p>
          </table:table-cell>
          <table:table-cell table:formula="of:=ROUND(([.F53]/[.G53])*100;2)" office:value-type="float" office:value="83.61" calcext:value-type="float">
            <text:p>83,61</text:p>
          </table:table-cell>
          <table:table-cell table:style-name="ce13" table:formula="of:=[.J53]" office:value-type="float" office:value="-11.75791" calcext:value-type="float">
            <text:p>-11,8</text:p>
          </table:table-cell>
          <table:table-cell table:style-name="ce13" table:formula="of:=[.I53]" office:value-type="float" office:value="0.027385" calcext:value-type="float">
            <text:p>0,0</text:p>
          </table:table-cell>
          <table:table-cell table:formula="of:=[.U53]" office:value-type="float" office:value="-1" calcext:value-type="float">
            <text:p>-1</text:p>
          </table:table-cell>
          <table:table-cell table:formula="of:=[.V53]" office:value-type="float" office:value="300.000188" calcext:value-type="float">
            <text:p>300,000188</text:p>
          </table:table-cell>
          <table:table-cell table:formula="of:=ABS([.AE53]-CEILING([.AC53]))" office:value-type="float" office:value="10" calcext:value-type="float">
            <text:p>10</text:p>
          </table:table-cell>
          <table:table-cell table:formula="of:=CEILING([.E53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0.048744" calcext:value-type="float">
            <text:p>0,048744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99.97" calcext:value-type="float">
            <text:p>299,97</text:p>
          </table:table-cell>
          <table:table-cell office:value-type="float" office:value="951815" calcext:value-type="float">
            <text:p>951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405" calcext:value-type="float">
            <text:p>300,0004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4];&quot;-&quot;;[.C54];&quot;-&quot;;[.AH54];&quot;-&quot;;LEFT(RIGHT([.A54];6);1))" office:value-type="string" office:string-value="r4-10-20-3" calcext:value-type="string">
            <text:p>r4-10-20-3</text:p>
          </table:table-cell>
          <table:table-cell table:formula="of:=ROUND(([.F54]/[.G54])*100;2)" office:value-type="float" office:value="81.97" calcext:value-type="float">
            <text:p>81,97</text:p>
          </table:table-cell>
          <table:table-cell table:style-name="ce13" table:formula="of:=[.J54]" office:value-type="float" office:value="-12" calcext:value-type="float">
            <text:p>-12,0</text:p>
          </table:table-cell>
          <table:table-cell table:style-name="ce13" table:formula="of:=[.I54]" office:value-type="float" office:value="0.048744" calcext:value-type="float">
            <text:p>0,0</text:p>
          </table:table-cell>
          <table:table-cell table:formula="of:=[.U54]" office:value-type="float" office:value="-1" calcext:value-type="float">
            <text:p>-1</text:p>
          </table:table-cell>
          <table:table-cell table:formula="of:=[.V54]" office:value-type="float" office:value="300.000405" calcext:value-type="float">
            <text:p>300,000405</text:p>
          </table:table-cell>
          <table:table-cell table:formula="of:=ABS([.AE54]-CEILING([.AC54]))" office:value-type="float" office:value="11" calcext:value-type="float">
            <text:p>11</text:p>
          </table:table-cell>
          <table:table-cell table:formula="of:=CEILING([.E54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style-name="Default" office:value-type="float" office:value="0.090287" calcext:value-type="float">
            <text:p>0,090287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00" calcext:value-type="float">
            <text:p>300</text:p>
          </table:table-cell>
          <table:table-cell office:value-type="float" office:value="967879" calcext:value-type="float">
            <text:p>967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312" calcext:value-type="float">
            <text:p>300,0003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5];&quot;-&quot;;[.C55];&quot;-&quot;;[.AH55];&quot;-&quot;;LEFT(RIGHT([.A55];6);1))" office:value-type="string" office:string-value="r4-10-20-4" calcext:value-type="string">
            <text:p>r4-10-20-4</text:p>
          </table:table-cell>
          <table:table-cell table:formula="of:=ROUND(([.F55]/[.G55])*100;2)" office:value-type="float" office:value="81.97" calcext:value-type="float">
            <text:p>81,97</text:p>
          </table:table-cell>
          <table:table-cell table:style-name="ce13" table:formula="of:=[.J55]" office:value-type="float" office:value="-12" calcext:value-type="float">
            <text:p>-12,0</text:p>
          </table:table-cell>
          <table:table-cell table:style-name="ce13" table:formula="of:=[.I55]" office:value-type="float" office:value="0.090287" calcext:value-type="float">
            <text:p>0,1</text:p>
          </table:table-cell>
          <table:table-cell table:formula="of:=[.U55]" office:value-type="float" office:value="-1" calcext:value-type="float">
            <text:p>-1</text:p>
          </table:table-cell>
          <table:table-cell table:formula="of:=[.V55]" office:value-type="float" office:value="300.000312" calcext:value-type="float">
            <text:p>300,000312</text:p>
          </table:table-cell>
          <table:table-cell table:formula="of:=ABS([.AE55]-CEILING([.AC55]))" office:value-type="float" office:value="11" calcext:value-type="float">
            <text:p>11</text:p>
          </table:table-cell>
          <table:table-cell table:formula="of:=CEILING([.E55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159578" calcext:value-type="float">
            <text:p>0,159578</text:p>
          </table:table-cell>
          <table:table-cell table:style-name="Default" office:value-type="float" office:value="-11.867648" calcext:value-type="float">
            <text:p>-11,8676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867648" calcext:value-type="float">
            <text:p>-11,8676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300.06" calcext:value-type="float">
            <text:p>300,06</text:p>
          </table:table-cell>
          <table:table-cell office:value-type="float" office:value="992755" calcext:value-type="float">
            <text:p>992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541" calcext:value-type="float">
            <text:p>300,0005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6];&quot;-&quot;;[.C56];&quot;-&quot;;[.AH56];&quot;-&quot;;LEFT(RIGHT([.A56];6);1))" office:value-type="string" office:string-value="r4-10-20-5" calcext:value-type="string">
            <text:p>r4-10-20-5</text:p>
          </table:table-cell>
          <table:table-cell table:formula="of:=ROUND(([.F56]/[.G56])*100;2)" office:value-type="float" office:value="90.98" calcext:value-type="float">
            <text:p>90,98</text:p>
          </table:table-cell>
          <table:table-cell table:style-name="ce13" table:formula="of:=[.J56]" office:value-type="float" office:value="-11.867648" calcext:value-type="float">
            <text:p>-11,9</text:p>
          </table:table-cell>
          <table:table-cell table:style-name="ce13" table:formula="of:=[.I56]" office:value-type="float" office:value="0.159578" calcext:value-type="float">
            <text:p>0,2</text:p>
          </table:table-cell>
          <table:table-cell table:formula="of:=[.U56]" office:value-type="float" office:value="-1" calcext:value-type="float">
            <text:p>-1</text:p>
          </table:table-cell>
          <table:table-cell table:formula="of:=[.V56]" office:value-type="float" office:value="300.000541" calcext:value-type="float">
            <text:p>300,000541</text:p>
          </table:table-cell>
          <table:table-cell table:formula="of:=ABS([.AE56]-CEILING([.AC56]))" office:value-type="float" office:value="10" calcext:value-type="float">
            <text:p>10</text:p>
          </table:table-cell>
          <table:table-cell table:formula="of:=CEILING([.E5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0.067905" calcext:value-type="float">
            <text:p>0,067905</text:p>
          </table:table-cell>
          <table:table-cell table:style-name="Default" office:value-type="float" office:value="-16.679203" calcext:value-type="float">
            <text:p>-16,6792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.679203" calcext:value-type="float">
            <text:p>-16,679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00.05" calcext:value-type="float">
            <text:p>300,05</text:p>
          </table:table-cell>
          <table:table-cell office:value-type="float" office:value="1979942" calcext:value-type="float">
            <text:p>1979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2898" calcext:value-type="float">
            <text:p>300,0028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7];&quot;-&quot;;[.C57];&quot;-&quot;;[.AH57];&quot;-&quot;;LEFT(RIGHT([.A57];6);1))" office:value-type="string" office:string-value="r4-15-30-1" calcext:value-type="string">
            <text:p>r4-15-30-1</text:p>
          </table:table-cell>
          <table:table-cell table:formula="of:=ROUND(([.F57]/[.G57])*100;2)" office:value-type="float" office:value="66.22" calcext:value-type="float">
            <text:p>66,22</text:p>
          </table:table-cell>
          <table:table-cell table:style-name="ce13" table:formula="of:=[.J57]" office:value-type="float" office:value="-16.679203" calcext:value-type="float">
            <text:p>-16,7</text:p>
          </table:table-cell>
          <table:table-cell table:style-name="ce13" table:formula="of:=[.I57]" office:value-type="float" office:value="0.067905" calcext:value-type="float">
            <text:p>0,1</text:p>
          </table:table-cell>
          <table:table-cell table:formula="of:=[.U57]" office:value-type="float" office:value="0" calcext:value-type="float">
            <text:p>0</text:p>
          </table:table-cell>
          <table:table-cell table:formula="of:=[.V57]" office:value-type="float" office:value="300.002898" calcext:value-type="float">
            <text:p>300,002898</text:p>
          </table:table-cell>
          <table:table-cell table:formula="of:=ABS([.AE57]-CEILING([.AC57]))" office:value-type="float" office:value="16" calcext:value-type="float">
            <text:p>16</text:p>
          </table:table-cell>
          <table:table-cell table:formula="of:=CEILING([.E57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table:style-name="Default" office:value-type="float" office:value="0.114698" calcext:value-type="float">
            <text:p>0,114698</text:p>
          </table:table-cell>
          <table:table-cell table:style-name="Default" office:value-type="float" office:value="-16.704818" calcext:value-type="float">
            <text:p>-16,7048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.704818" calcext:value-type="float">
            <text:p>-16,7048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300.09" calcext:value-type="float">
            <text:p>300,09</text:p>
          </table:table-cell>
          <table:table-cell office:value-type="float" office:value="1990166" calcext:value-type="float">
            <text:p>1990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216" calcext:value-type="float">
            <text:p>300,0002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8];&quot;-&quot;;[.C58];&quot;-&quot;;[.AH58];&quot;-&quot;;LEFT(RIGHT([.A58];6);1))" office:value-type="string" office:string-value="r4-15-30-2" calcext:value-type="string">
            <text:p>r4-15-30-2</text:p>
          </table:table-cell>
          <table:table-cell table:formula="of:=ROUND(([.F58]/[.G58])*100;2)" office:value-type="float" office:value="67.11" calcext:value-type="float">
            <text:p>67,11</text:p>
          </table:table-cell>
          <table:table-cell table:style-name="ce13" table:formula="of:=[.J58]" office:value-type="float" office:value="-16.704818" calcext:value-type="float">
            <text:p>-16,7</text:p>
          </table:table-cell>
          <table:table-cell table:style-name="ce13" table:formula="of:=[.I58]" office:value-type="float" office:value="0.114698" calcext:value-type="float">
            <text:p>0,1</text:p>
          </table:table-cell>
          <table:table-cell table:formula="of:=[.U58]" office:value-type="float" office:value="0" calcext:value-type="float">
            <text:p>0</text:p>
          </table:table-cell>
          <table:table-cell table:formula="of:=[.V58]" office:value-type="float" office:value="300.000216" calcext:value-type="float">
            <text:p>300,000216</text:p>
          </table:table-cell>
          <table:table-cell table:formula="of:=ABS([.AE58]-CEILING([.AC58]))" office:value-type="float" office:value="16" calcext:value-type="float">
            <text:p>16</text:p>
          </table:table-cell>
          <table:table-cell table:formula="of:=CEILING([.E58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0.259508" calcext:value-type="float">
            <text:p>0,259508</text:p>
          </table:table-cell>
          <table:table-cell table:style-name="Default" office:value-type="float" office:value="-17" calcext:value-type="float">
            <text:p>-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300.22" calcext:value-type="float">
            <text:p>300,22</text:p>
          </table:table-cell>
          <table:table-cell office:value-type="float" office:value="2056057" calcext:value-type="float">
            <text:p>2056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328" calcext:value-type="float">
            <text:p>300,0003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9];&quot;-&quot;;[.C59];&quot;-&quot;;[.AH59];&quot;-&quot;;LEFT(RIGHT([.A59];6);1))" office:value-type="string" office:string-value="r4-15-30-3" calcext:value-type="string">
            <text:p>r4-15-30-3</text:p>
          </table:table-cell>
          <table:table-cell table:formula="of:=ROUND(([.F59]/[.G59])*100;2)" office:value-type="float" office:value="62.22" calcext:value-type="float">
            <text:p>62,22</text:p>
          </table:table-cell>
          <table:table-cell table:style-name="ce13" table:formula="of:=[.J59]" office:value-type="float" office:value="-17" calcext:value-type="float">
            <text:p>-17,0</text:p>
          </table:table-cell>
          <table:table-cell table:style-name="ce13" table:formula="of:=[.I59]" office:value-type="float" office:value="0.259508" calcext:value-type="float">
            <text:p>0,3</text:p>
          </table:table-cell>
          <table:table-cell table:formula="of:=[.U59]" office:value-type="float" office:value="0" calcext:value-type="float">
            <text:p>0</text:p>
          </table:table-cell>
          <table:table-cell table:formula="of:=[.V59]" office:value-type="float" office:value="300.000328" calcext:value-type="float">
            <text:p>300,000328</text:p>
          </table:table-cell>
          <table:table-cell table:formula="of:=ABS([.AE59]-CEILING([.AC59]))" office:value-type="float" office:value="17" calcext:value-type="float">
            <text:p>17</text:p>
          </table:table-cell>
          <table:table-cell table:formula="of:=CEILING([.E59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0.042163" calcext:value-type="float">
            <text:p>0,042163</text:p>
          </table:table-cell>
          <table:table-cell table:style-name="Default" office:value-type="float" office:value="-17.662898" calcext:value-type="float">
            <text:p>-17,66289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.662898" calcext:value-type="float">
            <text:p>-17,6628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.01" calcext:value-type="float">
            <text:p>300,01</text:p>
          </table:table-cell>
          <table:table-cell office:value-type="float" office:value="1977550" calcext:value-type="float">
            <text:p>1977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2572" calcext:value-type="float">
            <text:p>300,0025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0];&quot;-&quot;;[.C60];&quot;-&quot;;[.AH60];&quot;-&quot;;LEFT(RIGHT([.A60];6);1))" office:value-type="string" office:string-value="r4-15-30-4" calcext:value-type="string">
            <text:p>r4-15-30-4</text:p>
          </table:table-cell>
          <table:table-cell table:formula="of:=ROUND(([.F60]/[.G60])*100;2)" office:value-type="float" office:value="70.67" calcext:value-type="float">
            <text:p>70,67</text:p>
          </table:table-cell>
          <table:table-cell table:style-name="ce13" table:formula="of:=[.J60]" office:value-type="float" office:value="-17.662898" calcext:value-type="float">
            <text:p>-17,7</text:p>
          </table:table-cell>
          <table:table-cell table:style-name="ce13" table:formula="of:=[.I60]" office:value-type="float" office:value="0.042163" calcext:value-type="float">
            <text:p>0,0</text:p>
          </table:table-cell>
          <table:table-cell table:formula="of:=[.U60]" office:value-type="float" office:value="0" calcext:value-type="float">
            <text:p>0</text:p>
          </table:table-cell>
          <table:table-cell table:formula="of:=[.V60]" office:value-type="float" office:value="300.002572" calcext:value-type="float">
            <text:p>300,002572</text:p>
          </table:table-cell>
          <table:table-cell table:formula="of:=ABS([.AE60]-CEILING([.AC60]))" office:value-type="float" office:value="17" calcext:value-type="float">
            <text:p>17</text:p>
          </table:table-cell>
          <table:table-cell table:formula="of:=CEILING([.E60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251" calcext:value-type="float">
            <text:p>251</text:p>
          </table:table-cell>
          <table:table-cell table:style-name="Default" office:value-type="float" office:value="0.078444" calcext:value-type="float">
            <text:p>0,078444</text:p>
          </table:table-cell>
          <table:table-cell table:style-name="Default" office:value-type="float" office:value="-18.876489" calcext:value-type="float">
            <text:p>-18,8764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.876489" calcext:value-type="float">
            <text:p>-18,8764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00.06" calcext:value-type="float">
            <text:p>300,06</text:p>
          </table:table-cell>
          <table:table-cell office:value-type="float" office:value="1978350" calcext:value-type="float">
            <text:p>1978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1462" calcext:value-type="float">
            <text:p>300,0014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1];&quot;-&quot;;[.C61];&quot;-&quot;;[.AH61];&quot;-&quot;;LEFT(RIGHT([.A61];6);1))" office:value-type="string" office:string-value="r4-15-30-5" calcext:value-type="string">
            <text:p>r4-15-30-5</text:p>
          </table:table-cell>
          <table:table-cell table:formula="of:=ROUND(([.F61]/[.G61])*100;2)" office:value-type="float" office:value="81.33" calcext:value-type="float">
            <text:p>81,33</text:p>
          </table:table-cell>
          <table:table-cell table:style-name="ce13" table:formula="of:=[.J61]" office:value-type="float" office:value="-18.876489" calcext:value-type="float">
            <text:p>-18,9</text:p>
          </table:table-cell>
          <table:table-cell table:style-name="ce13" table:formula="of:=[.I61]" office:value-type="float" office:value="0.078444" calcext:value-type="float">
            <text:p>0,1</text:p>
          </table:table-cell>
          <table:table-cell table:formula="of:=[.U61]" office:value-type="float" office:value="0" calcext:value-type="float">
            <text:p>0</text:p>
          </table:table-cell>
          <table:table-cell table:formula="of:=[.V61]" office:value-type="float" office:value="300.001462" calcext:value-type="float">
            <text:p>300,001462</text:p>
          </table:table-cell>
          <table:table-cell table:formula="of:=ABS([.AE61]-CEILING([.AC61]))" office:value-type="float" office:value="18" calcext:value-type="float">
            <text:p>18</text:p>
          </table:table-cell>
          <table:table-cell table:formula="of:=CEILING([.E61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table:style-name="Default" office:value-type="float" office:value="1.16953" calcext:value-type="float">
            <text:p>1,16953</text:p>
          </table:table-cell>
          <table:table-cell table:style-name="Default" office:value-type="float" office:value="-22" calcext:value-type="float">
            <text:p>-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6" calcext:value-type="float">
            <text:p>1,16</text:p>
          </table:table-cell>
          <table:table-cell office:value-type="float" office:value="301.16" calcext:value-type="float">
            <text:p>301,16</text:p>
          </table:table-cell>
          <table:table-cell office:value-type="float" office:value="3652928" calcext:value-type="float">
            <text:p>3652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2624" calcext:value-type="float">
            <text:p>300,0026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2];&quot;-&quot;;[.C62];&quot;-&quot;;[.AH62];&quot;-&quot;;LEFT(RIGHT([.A62];6);1))" office:value-type="string" office:string-value="r4-20-40-1" calcext:value-type="string">
            <text:p>r4-20-40-1</text:p>
          </table:table-cell>
          <table:table-cell table:formula="of:=ROUND(([.F62]/[.G62])*100;2)" office:value-type="float" office:value="57.02" calcext:value-type="float">
            <text:p>57,02</text:p>
          </table:table-cell>
          <table:table-cell table:style-name="ce13" table:formula="of:=[.J62]" office:value-type="float" office:value="-22" calcext:value-type="float">
            <text:p>-22,0</text:p>
          </table:table-cell>
          <table:table-cell table:style-name="ce13" table:formula="of:=[.I62]" office:value-type="float" office:value="1.16953" calcext:value-type="float">
            <text:p>1,2</text:p>
          </table:table-cell>
          <table:table-cell table:formula="of:=[.U62]" office:value-type="float" office:value="1" calcext:value-type="float">
            <text:p>1</text:p>
          </table:table-cell>
          <table:table-cell table:formula="of:=[.V62]" office:value-type="float" office:value="300.002624" calcext:value-type="float">
            <text:p>300,002624</text:p>
          </table:table-cell>
          <table:table-cell table:formula="of:=ABS([.AE62]-CEILING([.AC62]))" office:value-type="float" office:value="23" calcext:value-type="float">
            <text:p>23</text:p>
          </table:table-cell>
          <table:table-cell table:formula="of:=CEILING([.E62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342" calcext:value-type="float">
            <text:p>34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122066" calcext:value-type="float">
            <text:p>0,122066</text:p>
          </table:table-cell>
          <table:table-cell table:style-name="Default" office:value-type="float" office:value="-22.985173" calcext:value-type="float">
            <text:p>-22,9851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2.985173" calcext:value-type="float">
            <text:p>-22,985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300.12" calcext:value-type="float">
            <text:p>300,12</text:p>
          </table:table-cell>
          <table:table-cell office:value-type="float" office:value="3582268" calcext:value-type="float">
            <text:p>3582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9376" calcext:value-type="float">
            <text:p>300,0093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3];&quot;-&quot;;[.C63];&quot;-&quot;;[.AH63];&quot;-&quot;;LEFT(RIGHT([.A63];6);1))" office:value-type="string" office:string-value="r4-20-40-2" calcext:value-type="string">
            <text:p>r4-20-40-2</text:p>
          </table:table-cell>
          <table:table-cell table:formula="of:=ROUND(([.F63]/[.G63])*100;2)" office:value-type="float" office:value="57.89" calcext:value-type="float">
            <text:p>57,89</text:p>
          </table:table-cell>
          <table:table-cell table:style-name="ce13" table:formula="of:=[.J63]" office:value-type="float" office:value="-22.985173" calcext:value-type="float">
            <text:p>-23,0</text:p>
          </table:table-cell>
          <table:table-cell table:style-name="ce13" table:formula="of:=[.I63]" office:value-type="float" office:value="0.122066" calcext:value-type="float">
            <text:p>0,1</text:p>
          </table:table-cell>
          <table:table-cell table:formula="of:=[.U63]" office:value-type="float" office:value="0" calcext:value-type="float">
            <text:p>0</text:p>
          </table:table-cell>
          <table:table-cell table:formula="of:=[.V63]" office:value-type="float" office:value="300.009376" calcext:value-type="float">
            <text:p>300,009376</text:p>
          </table:table-cell>
          <table:table-cell table:formula="of:=ABS([.AE63]-CEILING([.AC63]))" office:value-type="float" office:value="22" calcext:value-type="float">
            <text:p>22</text:p>
          </table:table-cell>
          <table:table-cell table:formula="of:=CEILING([.E63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342" calcext:value-type="float">
            <text:p>342</text:p>
          </table:table-cell>
          <table:table-cell office:value-type="float" office:value="297" calcext:value-type="float">
            <text:p>297</text:p>
          </table:table-cell>
          <table:table-cell table:style-name="Default" office:value-type="float" office:value="0.148288" calcext:value-type="float">
            <text:p>0,148288</text:p>
          </table:table-cell>
          <table:table-cell table:style-name="Default" office:value-type="float" office:value="-23.608134" calcext:value-type="float">
            <text:p>-23,6081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3.608134" calcext:value-type="float">
            <text:p>-23,608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300.13" calcext:value-type="float">
            <text:p>300,13</text:p>
          </table:table-cell>
          <table:table-cell office:value-type="float" office:value="3572932" calcext:value-type="float">
            <text:p>3572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21" calcext:value-type="float">
            <text:p>300,00012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4];&quot;-&quot;;[.C64];&quot;-&quot;;[.AH64];&quot;-&quot;;LEFT(RIGHT([.A64];6);1))" office:value-type="string" office:string-value="r4-20-40-3" calcext:value-type="string">
            <text:p>r4-20-40-3</text:p>
          </table:table-cell>
          <table:table-cell table:formula="of:=ROUND(([.F64]/[.G64])*100;2)" office:value-type="float" office:value="57.89" calcext:value-type="float">
            <text:p>57,89</text:p>
          </table:table-cell>
          <table:table-cell table:style-name="ce13" table:formula="of:=[.J64]" office:value-type="float" office:value="-23.608134" calcext:value-type="float">
            <text:p>-23,6</text:p>
          </table:table-cell>
          <table:table-cell table:style-name="ce13" table:formula="of:=[.I64]" office:value-type="float" office:value="0.148288" calcext:value-type="float">
            <text:p>0,1</text:p>
          </table:table-cell>
          <table:table-cell table:formula="of:=[.U64]" office:value-type="float" office:value="1" calcext:value-type="float">
            <text:p>1</text:p>
          </table:table-cell>
          <table:table-cell table:formula="of:=[.V64]" office:value-type="float" office:value="300.000121" calcext:value-type="float">
            <text:p>300,000121</text:p>
          </table:table-cell>
          <table:table-cell table:formula="of:=ABS([.AE64]-CEILING([.AC64]))" office:value-type="float" office:value="24" calcext:value-type="float">
            <text:p>24</text:p>
          </table:table-cell>
          <table:table-cell table:formula="of:=CEILING([.E64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office:value-type="float" office:value="342" calcext:value-type="float">
            <text:p>34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06584" calcext:value-type="float">
            <text:p>0,06584</text:p>
          </table:table-cell>
          <table:table-cell table:style-name="Default" office:value-type="float" office:value="-25.005207" calcext:value-type="float">
            <text:p>-25,0052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5.005207" calcext:value-type="float">
            <text:p>-25,005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00.05" calcext:value-type="float">
            <text:p>300,05</text:p>
          </table:table-cell>
          <table:table-cell office:value-type="float" office:value="3574268" calcext:value-type="float">
            <text:p>3574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1071" calcext:value-type="float">
            <text:p>300,0010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5];&quot;-&quot;;[.C65];&quot;-&quot;;[.AH65];&quot;-&quot;;LEFT(RIGHT([.A65];6);1))" office:value-type="string" office:string-value="r4-20-40-4" calcext:value-type="string">
            <text:p>r4-20-40-4</text:p>
          </table:table-cell>
          <table:table-cell table:formula="of:=ROUND(([.F65]/[.G65])*100;2)" office:value-type="float" office:value="62.28" calcext:value-type="float">
            <text:p>62,28</text:p>
          </table:table-cell>
          <table:table-cell table:style-name="ce13" table:formula="of:=[.J65]" office:value-type="float" office:value="-25.005207" calcext:value-type="float">
            <text:p>-25,0</text:p>
          </table:table-cell>
          <table:table-cell table:style-name="ce13" table:formula="of:=[.I65]" office:value-type="float" office:value="0.06584" calcext:value-type="float">
            <text:p>0,1</text:p>
          </table:table-cell>
          <table:table-cell table:formula="of:=[.U65]" office:value-type="float" office:value="1" calcext:value-type="float">
            <text:p>1</text:p>
          </table:table-cell>
          <table:table-cell table:formula="of:=[.V65]" office:value-type="float" office:value="300.001071" calcext:value-type="float">
            <text:p>300,001071</text:p>
          </table:table-cell>
          <table:table-cell table:formula="of:=ABS([.AE65]-CEILING([.AC65]))" office:value-type="float" office:value="26" calcext:value-type="float">
            <text:p>26</text:p>
          </table:table-cell>
          <table:table-cell table:formula="of:=CEILING([.E65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office:value-type="float" office:value="342" calcext:value-type="float">
            <text:p>34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0.73383" calcext:value-type="float">
            <text:p>0,73383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,73</text:p>
          </table:table-cell>
          <table:table-cell office:value-type="float" office:value="300.73" calcext:value-type="float">
            <text:p>300,73</text:p>
          </table:table-cell>
          <table:table-cell office:value-type="float" office:value="3667288" calcext:value-type="float">
            <text:p>3667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3756" calcext:value-type="float">
            <text:p>300,00375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6];&quot;-&quot;;[.C66];&quot;-&quot;;[.AH66];&quot;-&quot;;LEFT(RIGHT([.A66];6);1))" office:value-type="string" office:string-value="r4-20-40-5" calcext:value-type="string">
            <text:p>r4-20-40-5</text:p>
          </table:table-cell>
          <table:table-cell table:formula="of:=ROUND(([.F66]/[.G66])*100;2)" office:value-type="float" office:value="53.22" calcext:value-type="float">
            <text:p>53,22</text:p>
          </table:table-cell>
          <table:table-cell table:style-name="ce13" table:formula="of:=[.J66]" office:value-type="float" office:value="-24" calcext:value-type="float">
            <text:p>-24,0</text:p>
          </table:table-cell>
          <table:table-cell table:style-name="ce13" table:formula="of:=[.I66]" office:value-type="float" office:value="0.73383" calcext:value-type="float">
            <text:p>0,7</text:p>
          </table:table-cell>
          <table:table-cell table:formula="of:=[.U66]" office:value-type="float" office:value="1" calcext:value-type="float">
            <text:p>1</text:p>
          </table:table-cell>
          <table:table-cell table:formula="of:=[.V66]" office:value-type="float" office:value="300.003756" calcext:value-type="float">
            <text:p>300,003756</text:p>
          </table:table-cell>
          <table:table-cell table:formula="of:=ABS([.AE66]-CEILING([.AC66]))" office:value-type="float" office:value="25" calcext:value-type="float">
            <text:p>25</text:p>
          </table:table-cell>
          <table:table-cell table:formula="of:=CEILING([.E66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7" calcext:value-type="float">
            <text:p>247</text:p>
          </table:table-cell>
          <table:table-cell office:value-type="float" office:value="500" calcext:value-type="float">
            <text:p>500</text:p>
          </table:table-cell>
          <table:table-cell office:value-type="float" office:value="437" calcext:value-type="float">
            <text:p>437</text:p>
          </table:table-cell>
          <table:table-cell table:style-name="Default" office:value-type="float" office:value="0.39276" calcext:value-type="float">
            <text:p>0,39276</text:p>
          </table:table-cell>
          <table:table-cell table:style-name="Default" office:value-type="float" office:value="-28.175203" calcext:value-type="float">
            <text:p>-28,1752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175203" calcext:value-type="float">
            <text:p>-28,175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,39</text:p>
          </table:table-cell>
          <table:table-cell office:value-type="float" office:value="300.4" calcext:value-type="float">
            <text:p>300,4</text:p>
          </table:table-cell>
          <table:table-cell office:value-type="float" office:value="6222856" calcext:value-type="float">
            <text:p>6222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2725" calcext:value-type="float">
            <text:p>300,027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7];&quot;-&quot;;[.C67];&quot;-&quot;;[.AH67];&quot;-&quot;;LEFT(RIGHT([.A67];6);1))" office:value-type="string" office:string-value="r4-25-50-1" calcext:value-type="string">
            <text:p>r4-25-50-1</text:p>
          </table:table-cell>
          <table:table-cell table:formula="of:=ROUND(([.F67]/[.G67])*100;2)" office:value-type="float" office:value="49.4" calcext:value-type="float">
            <text:p>49,4</text:p>
          </table:table-cell>
          <table:table-cell table:style-name="ce13" table:formula="of:=[.J67]" office:value-type="float" office:value="-28.175203" calcext:value-type="float">
            <text:p>-28,2</text:p>
          </table:table-cell>
          <table:table-cell table:style-name="ce13" table:formula="of:=[.I67]" office:value-type="float" office:value="0.39276" calcext:value-type="float">
            <text:p>0,4</text:p>
          </table:table-cell>
          <table:table-cell table:formula="of:=[.U67]" office:value-type="float" office:value="1" calcext:value-type="float">
            <text:p>1</text:p>
          </table:table-cell>
          <table:table-cell table:formula="of:=[.V67]" office:value-type="float" office:value="300.02725" calcext:value-type="float">
            <text:p>300,02725</text:p>
          </table:table-cell>
          <table:table-cell table:formula="of:=ABS([.AE67]-CEILING([.AC67]))" office:value-type="float" office:value="29" calcext:value-type="float">
            <text:p>29</text:p>
          </table:table-cell>
          <table:table-cell table:formula="of:=CEILING([.E67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2" calcext:value-type="float">
            <text:p>262</text:p>
          </table:table-cell>
          <table:table-cell office:value-type="float" office:value="500" calcext:value-type="float">
            <text:p>500</text:p>
          </table:table-cell>
          <table:table-cell office:value-type="float" office:value="436" calcext:value-type="float">
            <text:p>436</text:p>
          </table:table-cell>
          <table:table-cell table:style-name="Default" office:value-type="float" office:value="0.599293" calcext:value-type="float">
            <text:p>0,599293</text:p>
          </table:table-cell>
          <table:table-cell table:style-name="Default" office:value-type="float" office:value="-28.075753" calcext:value-type="float">
            <text:p>-28,07575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075753" calcext:value-type="float">
            <text:p>-28,0757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300.6" calcext:value-type="float">
            <text:p>300,6</text:p>
          </table:table-cell>
          <table:table-cell office:value-type="float" office:value="6195560" calcext:value-type="float">
            <text:p>6195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11666" calcext:value-type="float">
            <text:p>300,01166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8];&quot;-&quot;;[.C68];&quot;-&quot;;[.AH68];&quot;-&quot;;LEFT(RIGHT([.A68];6);1))" office:value-type="string" office:string-value="r4-25-50-2" calcext:value-type="string">
            <text:p>r4-25-50-2</text:p>
          </table:table-cell>
          <table:table-cell table:formula="of:=ROUND(([.F68]/[.G68])*100;2)" office:value-type="float" office:value="52.4" calcext:value-type="float">
            <text:p>52,4</text:p>
          </table:table-cell>
          <table:table-cell table:style-name="ce13" table:formula="of:=[.J68]" office:value-type="float" office:value="-28.075753" calcext:value-type="float">
            <text:p>-28,1</text:p>
          </table:table-cell>
          <table:table-cell table:style-name="ce13" table:formula="of:=[.I68]" office:value-type="float" office:value="0.599293" calcext:value-type="float">
            <text:p>0,6</text:p>
          </table:table-cell>
          <table:table-cell table:formula="of:=[.U68]" office:value-type="float" office:value="1" calcext:value-type="float">
            <text:p>1</text:p>
          </table:table-cell>
          <table:table-cell table:formula="of:=[.V68]" office:value-type="float" office:value="300.011666" calcext:value-type="float">
            <text:p>300,011666</text:p>
          </table:table-cell>
          <table:table-cell table:formula="of:=ABS([.AE68]-CEILING([.AC68]))" office:value-type="float" office:value="29" calcext:value-type="float">
            <text:p>29</text:p>
          </table:table-cell>
          <table:table-cell table:formula="of:=CEILING([.E68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table:style-name="Default" office:value-type="float" office:value="0.207387" calcext:value-type="float">
            <text:p>0,207387</text:p>
          </table:table-cell>
          <table:table-cell table:style-name="Default" office:value-type="float" office:value="-28.763522" calcext:value-type="float">
            <text:p>-28,7635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763522" calcext:value-type="float">
            <text:p>-28,7635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300.22" calcext:value-type="float">
            <text:p>300,22</text:p>
          </table:table-cell>
          <table:table-cell office:value-type="float" office:value="6200936" calcext:value-type="float">
            <text:p>6200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22696" calcext:value-type="float">
            <text:p>300,02269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9];&quot;-&quot;;[.C69];&quot;-&quot;;[.AH69];&quot;-&quot;;LEFT(RIGHT([.A69];6);1))" office:value-type="string" office:string-value="r4-25-50-3" calcext:value-type="string">
            <text:p>r4-25-50-3</text:p>
          </table:table-cell>
          <table:table-cell table:formula="of:=ROUND(([.F69]/[.G69])*100;2)" office:value-type="float" office:value="48" calcext:value-type="float">
            <text:p>48</text:p>
          </table:table-cell>
          <table:table-cell table:style-name="ce13" table:formula="of:=[.J69]" office:value-type="float" office:value="-28.763522" calcext:value-type="float">
            <text:p>-28,8</text:p>
          </table:table-cell>
          <table:table-cell table:style-name="ce13" table:formula="of:=[.I69]" office:value-type="float" office:value="0.207387" calcext:value-type="float">
            <text:p>0,2</text:p>
          </table:table-cell>
          <table:table-cell table:formula="of:=[.U69]" office:value-type="float" office:value="1" calcext:value-type="float">
            <text:p>1</text:p>
          </table:table-cell>
          <table:table-cell table:formula="of:=[.V69]" office:value-type="float" office:value="300.022696" calcext:value-type="float">
            <text:p>300,022696</text:p>
          </table:table-cell>
          <table:table-cell table:formula="of:=ABS([.AE69]-CEILING([.AC69]))" office:value-type="float" office:value="29" calcext:value-type="float">
            <text:p>29</text:p>
          </table:table-cell>
          <table:table-cell table:formula="of:=CEILING([.E69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7" calcext:value-type="float">
            <text:p>257</text:p>
          </table:table-cell>
          <table:table-cell office:value-type="float" office:value="500" calcext:value-type="float">
            <text:p>500</text:p>
          </table:table-cell>
          <table:table-cell office:value-type="float" office:value="385" calcext:value-type="float">
            <text:p>385</text:p>
          </table:table-cell>
          <table:table-cell table:style-name="Default" office:value-type="float" office:value="0.207798" calcext:value-type="float">
            <text:p>0,207798</text:p>
          </table:table-cell>
          <table:table-cell table:style-name="Default" office:value-type="float" office:value="-30.127552" calcext:value-type="float">
            <text:p>-30,12755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0.127552" calcext:value-type="float">
            <text:p>-30,1275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300.22" calcext:value-type="float">
            <text:p>300,22</text:p>
          </table:table-cell>
          <table:table-cell office:value-type="float" office:value="6220760" calcext:value-type="float">
            <text:p>6220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19564" calcext:value-type="float">
            <text:p>300,01956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0];&quot;-&quot;;[.C70];&quot;-&quot;;[.AH70];&quot;-&quot;;LEFT(RIGHT([.A70];6);1))" office:value-type="string" office:string-value="r4-25-50-4" calcext:value-type="string">
            <text:p>r4-25-50-4</text:p>
          </table:table-cell>
          <table:table-cell table:formula="of:=ROUND(([.F70]/[.G70])*100;2)" office:value-type="float" office:value="51.4" calcext:value-type="float">
            <text:p>51,4</text:p>
          </table:table-cell>
          <table:table-cell table:style-name="ce13" table:formula="of:=[.J70]" office:value-type="float" office:value="-30.127552" calcext:value-type="float">
            <text:p>-30,1</text:p>
          </table:table-cell>
          <table:table-cell table:style-name="ce13" table:formula="of:=[.I70]" office:value-type="float" office:value="0.207798" calcext:value-type="float">
            <text:p>0,2</text:p>
          </table:table-cell>
          <table:table-cell table:formula="of:=[.U70]" office:value-type="float" office:value="1" calcext:value-type="float">
            <text:p>1</text:p>
          </table:table-cell>
          <table:table-cell table:formula="of:=[.V70]" office:value-type="float" office:value="300.019564" calcext:value-type="float">
            <text:p>300,019564</text:p>
          </table:table-cell>
          <table:table-cell table:formula="of:=ABS([.AE70]-CEILING([.AC70]))" office:value-type="float" office:value="31" calcext:value-type="float">
            <text:p>31</text:p>
          </table:table-cell>
          <table:table-cell table:formula="of:=CEILING([.E70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7" calcext:value-type="float">
            <text:p>247</text:p>
          </table:table-cell>
          <table:table-cell office:value-type="float" office:value="500" calcext:value-type="float">
            <text:p>500</text:p>
          </table:table-cell>
          <table:table-cell office:value-type="float" office:value="355" calcext:value-type="float">
            <text:p>355</text:p>
          </table:table-cell>
          <table:table-cell table:style-name="Default" office:value-type="float" office:value="0.2196" calcext:value-type="float">
            <text:p>0,2196</text:p>
          </table:table-cell>
          <table:table-cell table:style-name="Default" office:value-type="float" office:value="-28.648281" calcext:value-type="float">
            <text:p>-28,6482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648281" calcext:value-type="float">
            <text:p>-28,648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300.23" calcext:value-type="float">
            <text:p>300,23</text:p>
          </table:table-cell>
          <table:table-cell office:value-type="float" office:value="6211480" calcext:value-type="float">
            <text:p>6211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12663" calcext:value-type="float">
            <text:p>300,01266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1];&quot;-&quot;;[.C71];&quot;-&quot;;[.AH71];&quot;-&quot;;LEFT(RIGHT([.A71];6);1))" office:value-type="string" office:string-value="r4-25-50-5" calcext:value-type="string">
            <text:p>r4-25-50-5</text:p>
          </table:table-cell>
          <table:table-cell table:formula="of:=ROUND(([.F71]/[.G71])*100;2)" office:value-type="float" office:value="49.4" calcext:value-type="float">
            <text:p>49,4</text:p>
          </table:table-cell>
          <table:table-cell table:style-name="ce13" table:formula="of:=[.J71]" office:value-type="float" office:value="-28.648281" calcext:value-type="float">
            <text:p>-28,6</text:p>
          </table:table-cell>
          <table:table-cell table:style-name="ce13" table:formula="of:=[.I71]" office:value-type="float" office:value="0.2196" calcext:value-type="float">
            <text:p>0,2</text:p>
          </table:table-cell>
          <table:table-cell table:formula="of:=[.U71]" office:value-type="float" office:value="1" calcext:value-type="float">
            <text:p>1</text:p>
          </table:table-cell>
          <table:table-cell table:formula="of:=[.V71]" office:value-type="float" office:value="300.012663" calcext:value-type="float">
            <text:p>300,012663</text:p>
          </table:table-cell>
          <table:table-cell table:formula="of:=ABS([.AE71]-CEILING([.AC71]))" office:value-type="float" office:value="29" calcext:value-type="float">
            <text:p>29</text:p>
          </table:table-cell>
          <table:table-cell table:formula="of:=CEILING([.E71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15097" calcext:value-type="float">
            <text:p>0,015097</text:p>
          </table:table-cell>
          <table:table-cell table:style-name="Default" office:value-type="float" office:value="-4.991071" calcext:value-type="float">
            <text:p>-4,9910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91071" calcext:value-type="float">
            <text:p>-4,9910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" calcext:value-type="float">
            <text:p>299</text:p>
          </table:table-cell>
          <table:table-cell office:value-type="float" office:value="435621" calcext:value-type="float">
            <text:p>435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27" calcext:value-type="float">
            <text:p>300,0000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2];&quot;-&quot;;[.C72];&quot;-&quot;;[.AH72];&quot;-&quot;;LEFT(RIGHT([.A72];6);1))" office:value-type="string" office:string-value="r4-5-10-1" calcext:value-type="string">
            <text:p>r4-5-10-1</text:p>
          </table:table-cell>
          <table:table-cell table:formula="of:=ROUND(([.F72]/[.G72])*100;2)" office:value-type="float" office:value="72" calcext:value-type="float">
            <text:p>72</text:p>
          </table:table-cell>
          <table:table-cell table:style-name="ce13" table:formula="of:=[.J72]" office:value-type="float" office:value="-4.991071" calcext:value-type="float">
            <text:p>-5,0</text:p>
          </table:table-cell>
          <table:table-cell table:style-name="ce13" table:formula="of:=[.I72]" office:value-type="float" office:value="0.015097" calcext:value-type="float">
            <text:p>0,0</text:p>
          </table:table-cell>
          <table:table-cell table:formula="of:=[.U72]" office:value-type="float" office:value="-1" calcext:value-type="float">
            <text:p>-1</text:p>
          </table:table-cell>
          <table:table-cell table:formula="of:=[.V72]" office:value-type="float" office:value="300.000027" calcext:value-type="float">
            <text:p>300,000027</text:p>
          </table:table-cell>
          <table:table-cell table:formula="of:=ABS([.AE72]-CEILING([.AC72]))" office:value-type="float" office:value="3" calcext:value-type="float">
            <text:p>3</text:p>
          </table:table-cell>
          <table:table-cell table:formula="of:=CEILING([.E7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0.016807" calcext:value-type="float">
            <text:p>0,016807</text:p>
          </table:table-cell>
          <table:table-cell table:style-name="Default" office:value-type="float" office:value="-4.953961" calcext:value-type="float">
            <text:p>-4,9539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53961" calcext:value-type="float">
            <text:p>-4,9539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11" calcext:value-type="float">
            <text:p>299,11</text:p>
          </table:table-cell>
          <table:table-cell office:value-type="float" office:value="438845" calcext:value-type="float">
            <text:p>43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32" calcext:value-type="float">
            <text:p>300,0000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3];&quot;-&quot;;[.C73];&quot;-&quot;;[.AH73];&quot;-&quot;;LEFT(RIGHT([.A73];6);1))" office:value-type="string" office:string-value="r4-5-10-2" calcext:value-type="string">
            <text:p>r4-5-10-2</text:p>
          </table:table-cell>
          <table:table-cell table:formula="of:=ROUND(([.F73]/[.G73])*100;2)" office:value-type="float" office:value="86" calcext:value-type="float">
            <text:p>86</text:p>
          </table:table-cell>
          <table:table-cell table:style-name="ce13" table:formula="of:=[.J73]" office:value-type="float" office:value="-4.953961" calcext:value-type="float">
            <text:p>-5,0</text:p>
          </table:table-cell>
          <table:table-cell table:style-name="ce13" table:formula="of:=[.I73]" office:value-type="float" office:value="0.016807" calcext:value-type="float">
            <text:p>0,0</text:p>
          </table:table-cell>
          <table:table-cell table:formula="of:=[.U73]" office:value-type="float" office:value="-1" calcext:value-type="float">
            <text:p>-1</text:p>
          </table:table-cell>
          <table:table-cell table:formula="of:=[.V73]" office:value-type="float" office:value="300.000032" calcext:value-type="float">
            <text:p>300,000032</text:p>
          </table:table-cell>
          <table:table-cell table:formula="of:=ABS([.AE73]-CEILING([.AC73]))" office:value-type="float" office:value="3" calcext:value-type="float">
            <text:p>3</text:p>
          </table:table-cell>
          <table:table-cell table:formula="of:=CEILING([.E7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0.017977" calcext:value-type="float">
            <text:p>0,017977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05" calcext:value-type="float">
            <text:p>299,05</text:p>
          </table:table-cell>
          <table:table-cell office:value-type="float" office:value="428424" calcext:value-type="float">
            <text:p>428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16" calcext:value-type="float">
            <text:p>300,000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4];&quot;-&quot;;[.C74];&quot;-&quot;;[.AH74];&quot;-&quot;;LEFT(RIGHT([.A74];6);1))" office:value-type="string" office:string-value="r4-5-10-3" calcext:value-type="string">
            <text:p>r4-5-10-3</text:p>
          </table:table-cell>
          <table:table-cell table:formula="of:=ROUND(([.F74]/[.G74])*100;2)" office:value-type="float" office:value="80" calcext:value-type="float">
            <text:p>80</text:p>
          </table:table-cell>
          <table:table-cell table:style-name="ce13" table:formula="of:=[.J74]" office:value-type="float" office:value="-4.666667" calcext:value-type="float">
            <text:p>-4,7</text:p>
          </table:table-cell>
          <table:table-cell table:style-name="ce13" table:formula="of:=[.I74]" office:value-type="float" office:value="0.017977" calcext:value-type="float">
            <text:p>0,0</text:p>
          </table:table-cell>
          <table:table-cell table:formula="of:=[.U74]" office:value-type="float" office:value="0" calcext:value-type="float">
            <text:p>0</text:p>
          </table:table-cell>
          <table:table-cell table:formula="of:=[.V74]" office:value-type="float" office:value="300.000016" calcext:value-type="float">
            <text:p>300,000016</text:p>
          </table:table-cell>
          <table:table-cell table:formula="of:=ABS([.AE74]-CEILING([.AC74]))" office:value-type="float" office:value="4" calcext:value-type="float">
            <text:p>4</text:p>
          </table:table-cell>
          <table:table-cell table:formula="of:=CEILING([.E74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0.01094" calcext:value-type="float">
            <text:p>0,01094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8.96" calcext:value-type="float">
            <text:p>298,96</text:p>
          </table:table-cell>
          <table:table-cell office:value-type="float" office:value="424584" calcext:value-type="float">
            <text:p>424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35" calcext:value-type="float">
            <text:p>300,000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5];&quot;-&quot;;[.C75];&quot;-&quot;;[.AH75];&quot;-&quot;;LEFT(RIGHT([.A75];6);1))" office:value-type="string" office:string-value="r4-5-10-4" calcext:value-type="string">
            <text:p>r4-5-10-4</text:p>
          </table:table-cell>
          <table:table-cell table:formula="of:=ROUND(([.F75]/[.G75])*100;2)" office:value-type="float" office:value="66" calcext:value-type="float">
            <text:p>66</text:p>
          </table:table-cell>
          <table:table-cell table:style-name="ce13" table:formula="of:=[.J75]" office:value-type="float" office:value="-4.666667" calcext:value-type="float">
            <text:p>-4,7</text:p>
          </table:table-cell>
          <table:table-cell table:style-name="ce13" table:formula="of:=[.I75]" office:value-type="float" office:value="0.01094" calcext:value-type="float">
            <text:p>0,0</text:p>
          </table:table-cell>
          <table:table-cell table:formula="of:=[.U75]" office:value-type="float" office:value="0" calcext:value-type="float">
            <text:p>0</text:p>
          </table:table-cell>
          <table:table-cell table:formula="of:=[.V75]" office:value-type="float" office:value="300.000035" calcext:value-type="float">
            <text:p>300,000035</text:p>
          </table:table-cell>
          <table:table-cell table:formula="of:=ABS([.AE75]-CEILING([.AC75]))" office:value-type="float" office:value="4" calcext:value-type="float">
            <text:p>4</text:p>
          </table:table-cell>
          <table:table-cell table:formula="of:=CEILING([.E75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09759" calcext:value-type="float">
            <text:p>0,009759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8.89" calcext:value-type="float">
            <text:p>298,89</text:p>
          </table:table-cell>
          <table:table-cell office:value-type="float" office:value="421992" calcext:value-type="float">
            <text:p>421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55" calcext:value-type="float">
            <text:p>300,000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6];&quot;-&quot;;[.C76];&quot;-&quot;;[.AH76];&quot;-&quot;;LEFT(RIGHT([.A76];6);1))" office:value-type="string" office:string-value="r4-5-10-5" calcext:value-type="string">
            <text:p>r4-5-10-5</text:p>
          </table:table-cell>
          <table:table-cell table:formula="of:=ROUND(([.F76]/[.G76])*100;2)" office:value-type="float" office:value="56" calcext:value-type="float">
            <text:p>56</text:p>
          </table:table-cell>
          <table:table-cell table:style-name="ce13" table:formula="of:=[.J76]" office:value-type="float" office:value="-4.666667" calcext:value-type="float">
            <text:p>-4,7</text:p>
          </table:table-cell>
          <table:table-cell table:style-name="ce13" table:formula="of:=[.I76]" office:value-type="float" office:value="0.009759" calcext:value-type="float">
            <text:p>0,0</text:p>
          </table:table-cell>
          <table:table-cell table:formula="of:=[.U76]" office:value-type="float" office:value="0" calcext:value-type="float">
            <text:p>0</text:p>
          </table:table-cell>
          <table:table-cell table:formula="of:=[.V76]" office:value-type="float" office:value="300.000055" calcext:value-type="float">
            <text:p>300,000055</text:p>
          </table:table-cell>
          <table:table-cell table:formula="of:=ABS([.AE76]-CEILING([.AC76]))" office:value-type="float" office:value="4" calcext:value-type="float">
            <text:p>4</text:p>
          </table:table-cell>
          <table:table-cell table:formula="of:=CEILING([.E76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1048499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bpl-sub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4" table:default-cell-style-name="ce39"/>
        <table:table-column table:style-name="co35" table:default-cell-style-name="ce39"/>
        <table:table-column table:style-name="co10" table:number-columns-repeated="2" table:default-cell-style-name="Default"/>
        <table:table-column table:style-name="co35" table:default-cell-style-name="ce3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5"/>
        <table:table-column table:style-name="co25" table:default-cell-style-name="ce15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4" office:value-type="string" calcext:value-type="string">
            <text:p>instance</text:p>
          </table:table-cell>
          <table:table-cell table:style-name="ce14" office:value-type="string" calcext:value-type="string">
            <text:p>frac</text:p>
          </table:table-cell>
          <table:table-cell table:style-name="ce14" office:value-type="string" calcext:value-type="string">
            <text:p>lb0</text:p>
          </table:table-cell>
          <table:table-cell table:style-name="ce14" office:value-type="string" calcext:value-type="string">
            <text:p>time0</text:p>
          </table:table-cell>
          <table:table-cell table:style-name="ce14" office:value-type="string" calcext:value-type="string">
            <text:p>heur</text:p>
          </table:table-cell>
          <table:table-cell table:style-name="ce14" office:value-type="string" calcext:value-type="string">
            <text:p>heur time</text:p>
          </table:table-cell>
          <table:table-cell table:style-name="ce14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0-20-10-1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362" calcext:value-type="float">
            <text:p>362</text:p>
          </table:table-cell>
          <table:table-cell office:value-type="float" office:value="466" calcext:value-type="float">
            <text:p>466</text:p>
          </table:table-cell>
          <table:table-cell table:style-name="Default" office:value-type="float" office:value="0.048855" calcext:value-type="float">
            <text:p>0,048855</text:p>
          </table:table-cell>
          <table:table-cell table:style-name="Default" office:value-type="float" office:value="-13.050156" calcext:value-type="float">
            <text:p>-13,05015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.050156" calcext:value-type="float">
            <text:p>-13,050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65.78" calcext:value-type="float">
            <text:p>265,78</text:p>
          </table:table-cell>
          <table:table-cell office:value-type="float" office:value="1471813" calcext:value-type="float">
            <text:p>14718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24032" calcext:value-type="float">
            <text:p>300,02403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];&quot;-&quot;;[.C2];&quot;-&quot;;[.AH2];&quot;-&quot;;LEFT(RIGHT([.A2];6);1))" office:value-type="string" office:string-value="r20-10-20-1" calcext:value-type="string">
            <text:p>r20-10-20-1</text:p>
          </table:table-cell>
          <table:table-cell table:formula="of:=ROUND(([.F2]/[.G2])*100;2)" office:value-type="float" office:value="34.81" calcext:value-type="float">
            <text:p>34,81</text:p>
          </table:table-cell>
          <table:table-cell table:style-name="ce13" table:formula="of:=[.J2]" office:value-type="float" office:value="-13.050156" calcext:value-type="float">
            <text:p>-13,1</text:p>
          </table:table-cell>
          <table:table-cell table:style-name="ce13" table:formula="of:=[.I2]" office:value-type="float" office:value="0.048855" calcext:value-type="float">
            <text:p>0,0</text:p>
          </table:table-cell>
          <table:table-cell table:formula="of:=[.U2]" office:value-type="float" office:value="-1" calcext:value-type="float">
            <text:p>-1</text:p>
          </table:table-cell>
          <table:table-cell table:formula="of:=[.V2]" office:value-type="float" office:value="300.024032" calcext:value-type="float">
            <text:p>300,024032</text:p>
          </table:table-cell>
          <table:table-cell table:formula="of:=ABS([.AE2]-CEILING([.AC2]))" office:value-type="float" office:value="12" calcext:value-type="float">
            <text:p>12</text:p>
          </table:table-cell>
          <table:table-cell table:formula="of:=CEILING([.E2]*(4/3))" office:value-type="float" office:value="20" calcext:value-type="float">
            <text:p>20</text:p>
          </table:table-cell>
          <table:table-cell table:style-name="ce30" table:formula="of:=ROUND(AVERAGE([.AG2:.AG300]);2)" office:value-type="float" office:value="16.15" calcext:value-type="float">
            <text:p>16,15</text:p>
          </table:table-cell>
          <table:table-cell table:style-name="ce30" table:formula="of:=ROUND(AVERAGEIF([.AG2:.AG300];&quot;&gt;0&quot;;[.AG2:.AG300]);2)" office:value-type="float" office:value="16.15" calcext:value-type="float">
            <text:p>16,15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Sbpl-t300</text:p>
          </table:table-cell>
        </table:table-row>
        <table:table-row table:style-name="ro1">
          <table:table-cell office:value-type="string" calcext:value-type="string">
            <text:p>rand0-20-10-1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362" calcext:value-type="float">
            <text:p>362</text:p>
          </table:table-cell>
          <table:table-cell office:value-type="float" office:value="367" calcext:value-type="float">
            <text:p>367</text:p>
          </table:table-cell>
          <table:table-cell table:style-name="Default" office:value-type="float" office:value="0.041996" calcext:value-type="float">
            <text:p>0,041996</text:p>
          </table:table-cell>
          <table:table-cell table:style-name="Default" office:value-type="float" office:value="-12.910199" calcext:value-type="float">
            <text:p>-12,9101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910199" calcext:value-type="float">
            <text:p>-12,910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71.3" calcext:value-type="float">
            <text:p>271,3</text:p>
          </table:table-cell>
          <table:table-cell office:value-type="float" office:value="1470821" calcext:value-type="float">
            <text:p>1470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34786" calcext:value-type="float">
            <text:p>300,03478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];&quot;-&quot;;[.C3];&quot;-&quot;;[.AH3];&quot;-&quot;;LEFT(RIGHT([.A3];6);1))" office:value-type="string" office:string-value="r20-10-20-2" calcext:value-type="string">
            <text:p>r20-10-20-2</text:p>
          </table:table-cell>
          <table:table-cell table:formula="of:=ROUND(([.F3]/[.G3])*100;2)" office:value-type="float" office:value="34.81" calcext:value-type="float">
            <text:p>34,81</text:p>
          </table:table-cell>
          <table:table-cell table:style-name="ce13" table:formula="of:=[.J3]" office:value-type="float" office:value="-12.910199" calcext:value-type="float">
            <text:p>-12,9</text:p>
          </table:table-cell>
          <table:table-cell table:style-name="ce13" table:formula="of:=[.I3]" office:value-type="float" office:value="0.041996" calcext:value-type="float">
            <text:p>0,0</text:p>
          </table:table-cell>
          <table:table-cell table:formula="of:=[.U3]" office:value-type="float" office:value="-1" calcext:value-type="float">
            <text:p>-1</text:p>
          </table:table-cell>
          <table:table-cell table:formula="of:=[.V3]" office:value-type="float" office:value="300.034786" calcext:value-type="float">
            <text:p>300,034786</text:p>
          </table:table-cell>
          <table:table-cell table:formula="of:=ABS([.AE3]-CEILING([.AC3]))" office:value-type="float" office:value="11" calcext:value-type="float">
            <text:p>11</text:p>
          </table:table-cell>
          <table:table-cell table:formula="of:=CEILING([.E3]*(4/3))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0-20-10-10-2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362" calcext:value-type="float">
            <text:p>36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055395" calcext:value-type="float">
            <text:p>0,055395</text:p>
          </table:table-cell>
          <table:table-cell table:style-name="Default" office:value-type="float" office:value="-12.916436" calcext:value-type="float">
            <text:p>-12,91643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916436" calcext:value-type="float">
            <text:p>-12,9164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71.49" calcext:value-type="float">
            <text:p>271,49</text:p>
          </table:table-cell>
          <table:table-cell office:value-type="float" office:value="1482925" calcext:value-type="float">
            <text:p>1482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31721" calcext:value-type="float">
            <text:p>300,0317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];&quot;-&quot;;[.C4];&quot;-&quot;;[.AH4];&quot;-&quot;;LEFT(RIGHT([.A4];6);1))" office:value-type="string" office:string-value="r20-10-20-3" calcext:value-type="string">
            <text:p>r20-10-20-3</text:p>
          </table:table-cell>
          <table:table-cell table:formula="of:=ROUND(([.F4]/[.G4])*100;2)" office:value-type="float" office:value="30.94" calcext:value-type="float">
            <text:p>30,94</text:p>
          </table:table-cell>
          <table:table-cell table:style-name="ce13" table:formula="of:=[.J4]" office:value-type="float" office:value="-12.916436" calcext:value-type="float">
            <text:p>-12,9</text:p>
          </table:table-cell>
          <table:table-cell table:style-name="ce13" table:formula="of:=[.I4]" office:value-type="float" office:value="0.055395" calcext:value-type="float">
            <text:p>0,1</text:p>
          </table:table-cell>
          <table:table-cell table:formula="of:=[.U4]" office:value-type="float" office:value="-1" calcext:value-type="float">
            <text:p>-1</text:p>
          </table:table-cell>
          <table:table-cell table:formula="of:=[.V4]" office:value-type="float" office:value="300.031721" calcext:value-type="float">
            <text:p>300,031721</text:p>
          </table:table-cell>
          <table:table-cell table:formula="of:=ABS([.AE4]-CEILING([.AC4]))" office:value-type="float" office:value="11" calcext:value-type="float">
            <text:p>11</text:p>
          </table:table-cell>
          <table:table-cell table:formula="of:=CEILING([.E4]*(4/3))" office:value-type="float" office:value="20" calcext:value-type="float">
            <text:p>20</text:p>
          </table:table-cell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0-10-2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362" calcext:value-type="float">
            <text:p>362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0.0676" calcext:value-type="float">
            <text:p>0,0676</text:p>
          </table:table-cell>
          <table:table-cell table:style-name="Default" office:value-type="float" office:value="-12.74059" calcext:value-type="float">
            <text:p>-12,740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74059" calcext:value-type="float">
            <text:p>-12,740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65.23" calcext:value-type="float">
            <text:p>265,23</text:p>
          </table:table-cell>
          <table:table-cell office:value-type="float" office:value="1485541" calcext:value-type="float">
            <text:p>1485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1544" calcext:value-type="float">
            <text:p>300,011544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];&quot;-&quot;;[.C5];&quot;-&quot;;[.AH5];&quot;-&quot;;LEFT(RIGHT([.A5];6);1))" office:value-type="string" office:string-value="r20-10-20-4" calcext:value-type="string">
            <text:p>r20-10-20-4</text:p>
          </table:table-cell>
          <table:table-cell table:formula="of:=ROUND(([.F5]/[.G5])*100;2)" office:value-type="float" office:value="30.94" calcext:value-type="float">
            <text:p>30,94</text:p>
          </table:table-cell>
          <table:table-cell table:style-name="ce13" table:formula="of:=[.J5]" office:value-type="float" office:value="-12.74059" calcext:value-type="float">
            <text:p>-12,7</text:p>
          </table:table-cell>
          <table:table-cell table:style-name="ce13" table:formula="of:=[.I5]" office:value-type="float" office:value="0.0676" calcext:value-type="float">
            <text:p>0,1</text:p>
          </table:table-cell>
          <table:table-cell table:formula="of:=[.U5]" office:value-type="float" office:value="-1" calcext:value-type="float">
            <text:p>-1</text:p>
          </table:table-cell>
          <table:table-cell table:formula="of:=[.V5]" office:value-type="float" office:value="300.011544" calcext:value-type="float">
            <text:p>300,011544</text:p>
          </table:table-cell>
          <table:table-cell table:formula="of:=ABS([.AE5]-CEILING([.AC5]))" office:value-type="float" office:value="11" calcext:value-type="float">
            <text:p>11</text:p>
          </table:table-cell>
          <table:table-cell table:formula="of:=CEILING([.E5]*(4/3))" office:value-type="float" office:value="20" calcext:value-type="float">
            <text:p>20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31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0-20-10-10-2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362" calcext:value-type="float">
            <text:p>362</text:p>
          </table:table-cell>
          <table:table-cell office:value-type="float" office:value="318" calcext:value-type="float">
            <text:p>318</text:p>
          </table:table-cell>
          <table:table-cell table:style-name="Default" office:value-type="float" office:value="0.085183" calcext:value-type="float">
            <text:p>0,085183</text:p>
          </table:table-cell>
          <table:table-cell table:style-name="Default" office:value-type="float" office:value="-12.763161" calcext:value-type="float">
            <text:p>-12,7631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763161" calcext:value-type="float">
            <text:p>-12,763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270.18" calcext:value-type="float">
            <text:p>270,18</text:p>
          </table:table-cell>
          <table:table-cell office:value-type="float" office:value="1491173" calcext:value-type="float">
            <text:p>1491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0435" calcext:value-type="float">
            <text:p>300,004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];&quot;-&quot;;[.C6];&quot;-&quot;;[.AH6];&quot;-&quot;;LEFT(RIGHT([.A6];6);1))" office:value-type="string" office:string-value="r20-10-20-5" calcext:value-type="string">
            <text:p>r20-10-20-5</text:p>
          </table:table-cell>
          <table:table-cell table:formula="of:=ROUND(([.F6]/[.G6])*100;2)" office:value-type="float" office:value="25.14" calcext:value-type="float">
            <text:p>25,14</text:p>
          </table:table-cell>
          <table:table-cell table:style-name="ce13" table:formula="of:=[.J6]" office:value-type="float" office:value="-12.763161" calcext:value-type="float">
            <text:p>-12,8</text:p>
          </table:table-cell>
          <table:table-cell table:style-name="ce13" table:formula="of:=[.I6]" office:value-type="float" office:value="0.085183" calcext:value-type="float">
            <text:p>0,1</text:p>
          </table:table-cell>
          <table:table-cell table:formula="of:=[.U6]" office:value-type="float" office:value="-1" calcext:value-type="float">
            <text:p>-1</text:p>
          </table:table-cell>
          <table:table-cell table:formula="of:=[.V6]" office:value-type="float" office:value="300.00435" calcext:value-type="float">
            <text:p>300,00435</text:p>
          </table:table-cell>
          <table:table-cell table:formula="of:=ABS([.AE6]-CEILING([.AC6]))" office:value-type="float" office:value="11" calcext:value-type="float">
            <text:p>11</text:p>
          </table:table-cell>
          <table:table-cell table:formula="of:=CEILING([.E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office:value-type="float" office:value="577" calcext:value-type="float">
            <text:p>577</text:p>
          </table:table-cell>
          <table:table-cell office:value-type="float" office:value="1047" calcext:value-type="float">
            <text:p>1047</text:p>
          </table:table-cell>
          <table:table-cell table:style-name="Default" office:value-type="float" office:value="0.246877" calcext:value-type="float">
            <text:p>0,246877</text:p>
          </table:table-cell>
          <table:table-cell table:style-name="Default" office:value-type="float" office:value="-20.090397" calcext:value-type="float">
            <text:p>-20,09039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.090397" calcext:value-type="float">
            <text:p>-20,090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292.16" calcext:value-type="float">
            <text:p>292,16</text:p>
          </table:table-cell>
          <table:table-cell office:value-type="float" office:value="2784157" calcext:value-type="float">
            <text:p>2784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78286" calcext:value-type="float">
            <text:p>300,07828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];&quot;-&quot;;[.C7];&quot;-&quot;;[.AH7];&quot;-&quot;;LEFT(RIGHT([.A7];6);1))" office:value-type="string" office:string-value="r20-15-30-1" calcext:value-type="string">
            <text:p>r20-15-30-1</text:p>
          </table:table-cell>
          <table:table-cell table:formula="of:=ROUND(([.F7]/[.G7])*100;2)" office:value-type="float" office:value="45.23" calcext:value-type="float">
            <text:p>45,23</text:p>
          </table:table-cell>
          <table:table-cell table:style-name="ce13" table:formula="of:=[.J7]" office:value-type="float" office:value="-20.090397" calcext:value-type="float">
            <text:p>-20,1</text:p>
          </table:table-cell>
          <table:table-cell table:style-name="ce13" table:formula="of:=[.I7]" office:value-type="float" office:value="0.246877" calcext:value-type="float">
            <text:p>0,2</text:p>
          </table:table-cell>
          <table:table-cell table:formula="of:=[.U7]" office:value-type="float" office:value="-1" calcext:value-type="float">
            <text:p>-1</text:p>
          </table:table-cell>
          <table:table-cell table:formula="of:=[.V7]" office:value-type="float" office:value="300.078286" calcext:value-type="float">
            <text:p>300,078286</text:p>
          </table:table-cell>
          <table:table-cell table:formula="of:=ABS([.AE7]-CEILING([.AC7]))" office:value-type="float" office:value="19" calcext:value-type="float">
            <text:p>19</text:p>
          </table:table-cell>
          <table:table-cell table:formula="of:=CEILING([.E7]*(4/3))" office:value-type="float" office:value="30" calcext:value-type="float">
            <text:p>3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4" calcext:value-type="float">
            <text:p>264</text:p>
          </table:table-cell>
          <table:table-cell office:value-type="float" office:value="577" calcext:value-type="float">
            <text:p>577</text:p>
          </table:table-cell>
          <table:table-cell office:value-type="float" office:value="976" calcext:value-type="float">
            <text:p>976</text:p>
          </table:table-cell>
          <table:table-cell table:style-name="Default" office:value-type="float" office:value="0.313413" calcext:value-type="float">
            <text:p>0,313413</text:p>
          </table:table-cell>
          <table:table-cell table:style-name="Default" office:value-type="float" office:value="-19.945036" calcext:value-type="float">
            <text:p>-19,94503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945036" calcext:value-type="float">
            <text:p>-19,9450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285.8" calcext:value-type="float">
            <text:p>285,8</text:p>
          </table:table-cell>
          <table:table-cell office:value-type="float" office:value="2786725" calcext:value-type="float">
            <text:p>2786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41617" calcext:value-type="float">
            <text:p>300,0416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];&quot;-&quot;;[.C8];&quot;-&quot;;[.AH8];&quot;-&quot;;LEFT(RIGHT([.A8];6);1))" office:value-type="string" office:string-value="r20-15-30-2" calcext:value-type="string">
            <text:p>r20-15-30-2</text:p>
          </table:table-cell>
          <table:table-cell table:formula="of:=ROUND(([.F8]/[.G8])*100;2)" office:value-type="float" office:value="45.75" calcext:value-type="float">
            <text:p>45,75</text:p>
          </table:table-cell>
          <table:table-cell table:style-name="ce13" table:formula="of:=[.J8]" office:value-type="float" office:value="-19.945036" calcext:value-type="float">
            <text:p>-19,9</text:p>
          </table:table-cell>
          <table:table-cell table:style-name="ce13" table:formula="of:=[.I8]" office:value-type="float" office:value="0.313413" calcext:value-type="float">
            <text:p>0,3</text:p>
          </table:table-cell>
          <table:table-cell table:formula="of:=[.U8]" office:value-type="float" office:value="0" calcext:value-type="float">
            <text:p>0</text:p>
          </table:table-cell>
          <table:table-cell table:formula="of:=[.V8]" office:value-type="float" office:value="300.041617" calcext:value-type="float">
            <text:p>300,041617</text:p>
          </table:table-cell>
          <table:table-cell table:formula="of:=ABS([.AE8]-CEILING([.AC8]))" office:value-type="float" office:value="19" calcext:value-type="float">
            <text:p>19</text:p>
          </table:table-cell>
          <table:table-cell table:formula="of:=CEILING([.E8]*(4/3))" office:value-type="float" office:value="30" calcext:value-type="float">
            <text:p>30</text:p>
          </table:table-cell>
          <table:table-cell table:formula="of:=COUNTIF([.AG2:.AG300];&quot;&gt;=0&quot;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office:value-type="float" office:value="577" calcext:value-type="float">
            <text:p>577</text:p>
          </table:table-cell>
          <table:table-cell office:value-type="float" office:value="882" calcext:value-type="float">
            <text:p>882</text:p>
          </table:table-cell>
          <table:table-cell table:style-name="Default" office:value-type="float" office:value="0.26981" calcext:value-type="float">
            <text:p>0,26981</text:p>
          </table:table-cell>
          <table:table-cell table:style-name="Default" office:value-type="float" office:value="-19.875881" calcext:value-type="float">
            <text:p>-19,8758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75881" calcext:value-type="float">
            <text:p>-19,875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283.24" calcext:value-type="float">
            <text:p>283,24</text:p>
          </table:table-cell>
          <table:table-cell office:value-type="float" office:value="2788261" calcext:value-type="float">
            <text:p>2788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19192" calcext:value-type="float">
            <text:p>300,019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];&quot;-&quot;;[.C9];&quot;-&quot;;[.AH9];&quot;-&quot;;LEFT(RIGHT([.A9];6);1))" office:value-type="string" office:string-value="r20-15-30-3" calcext:value-type="string">
            <text:p>r20-15-30-3</text:p>
          </table:table-cell>
          <table:table-cell table:formula="of:=ROUND(([.F9]/[.G9])*100;2)" office:value-type="float" office:value="45.58" calcext:value-type="float">
            <text:p>45,58</text:p>
          </table:table-cell>
          <table:table-cell table:style-name="ce13" table:formula="of:=[.J9]" office:value-type="float" office:value="-19.875881" calcext:value-type="float">
            <text:p>-19,9</text:p>
          </table:table-cell>
          <table:table-cell table:style-name="ce13" table:formula="of:=[.I9]" office:value-type="float" office:value="0.26981" calcext:value-type="float">
            <text:p>0,3</text:p>
          </table:table-cell>
          <table:table-cell table:formula="of:=[.U9]" office:value-type="float" office:value="0" calcext:value-type="float">
            <text:p>0</text:p>
          </table:table-cell>
          <table:table-cell table:formula="of:=[.V9]" office:value-type="float" office:value="300.019192" calcext:value-type="float">
            <text:p>300,019192</text:p>
          </table:table-cell>
          <table:table-cell table:formula="of:=ABS([.AE9]-CEILING([.AC9]))" office:value-type="float" office:value="19" calcext:value-type="float">
            <text:p>19</text:p>
          </table:table-cell>
          <table:table-cell table:formula="of:=CEILING([.E9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float" office:value="577" calcext:value-type="float">
            <text:p>577</text:p>
          </table:table-cell>
          <table:table-cell office:value-type="float" office:value="948" calcext:value-type="float">
            <text:p>948</text:p>
          </table:table-cell>
          <table:table-cell table:style-name="Default" office:value-type="float" office:value="0.309365" calcext:value-type="float">
            <text:p>0,309365</text:p>
          </table:table-cell>
          <table:table-cell table:style-name="Default" office:value-type="float" office:value="-19.810171" calcext:value-type="float">
            <text:p>-19,810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10171" calcext:value-type="float">
            <text:p>-19,810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274.07" calcext:value-type="float">
            <text:p>274,07</text:p>
          </table:table-cell>
          <table:table-cell office:value-type="float" office:value="2795869" calcext:value-type="float">
            <text:p>2795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65214" calcext:value-type="float">
            <text:p>300,0652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0];&quot;-&quot;;[.C10];&quot;-&quot;;[.AH10];&quot;-&quot;;LEFT(RIGHT([.A10];6);1))" office:value-type="string" office:string-value="r20-15-30-4" calcext:value-type="string">
            <text:p>r20-15-30-4</text:p>
          </table:table-cell>
          <table:table-cell table:formula="of:=ROUND(([.F10]/[.G10])*100;2)" office:value-type="float" office:value="46.79" calcext:value-type="float">
            <text:p>46,79</text:p>
          </table:table-cell>
          <table:table-cell table:style-name="ce13" table:formula="of:=[.J10]" office:value-type="float" office:value="-19.810171" calcext:value-type="float">
            <text:p>-19,8</text:p>
          </table:table-cell>
          <table:table-cell table:style-name="ce13" table:formula="of:=[.I10]" office:value-type="float" office:value="0.309365" calcext:value-type="float">
            <text:p>0,3</text:p>
          </table:table-cell>
          <table:table-cell table:formula="of:=[.U10]" office:value-type="float" office:value="-1" calcext:value-type="float">
            <text:p>-1</text:p>
          </table:table-cell>
          <table:table-cell table:formula="of:=[.V10]" office:value-type="float" office:value="300.065214" calcext:value-type="float">
            <text:p>300,065214</text:p>
          </table:table-cell>
          <table:table-cell table:formula="of:=ABS([.AE10]-CEILING([.AC10]))" office:value-type="float" office:value="18" calcext:value-type="float">
            <text:p>18</text:p>
          </table:table-cell>
          <table:table-cell table:formula="of:=CEILING([.E10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15-15-3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3" calcext:value-type="float">
            <text:p>243</text:p>
          </table:table-cell>
          <table:table-cell office:value-type="float" office:value="577" calcext:value-type="float">
            <text:p>577</text:p>
          </table:table-cell>
          <table:table-cell office:value-type="float" office:value="794" calcext:value-type="float">
            <text:p>794</text:p>
          </table:table-cell>
          <table:table-cell table:style-name="Default" office:value-type="float" office:value="0.153012" calcext:value-type="float">
            <text:p>0,153012</text:p>
          </table:table-cell>
          <table:table-cell table:style-name="Default" office:value-type="float" office:value="-19.835031" calcext:value-type="float">
            <text:p>-19,8350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.835031" calcext:value-type="float">
            <text:p>-19,835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274.11" calcext:value-type="float">
            <text:p>274,11</text:p>
          </table:table-cell>
          <table:table-cell office:value-type="float" office:value="2786381" calcext:value-type="float">
            <text:p>278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8225" calcext:value-type="float">
            <text:p>300,082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1];&quot;-&quot;;[.C11];&quot;-&quot;;[.AH11];&quot;-&quot;;LEFT(RIGHT([.A11];6);1))" office:value-type="string" office:string-value="r20-15-30-5" calcext:value-type="string">
            <text:p>r20-15-30-5</text:p>
          </table:table-cell>
          <table:table-cell table:formula="of:=ROUND(([.F11]/[.G11])*100;2)" office:value-type="float" office:value="42.11" calcext:value-type="float">
            <text:p>42,11</text:p>
          </table:table-cell>
          <table:table-cell table:style-name="ce13" table:formula="of:=[.J11]" office:value-type="float" office:value="-19.835031" calcext:value-type="float">
            <text:p>-19,8</text:p>
          </table:table-cell>
          <table:table-cell table:style-name="ce13" table:formula="of:=[.I11]" office:value-type="float" office:value="0.153012" calcext:value-type="float">
            <text:p>0,2</text:p>
          </table:table-cell>
          <table:table-cell table:formula="of:=[.U11]" office:value-type="float" office:value="-1" calcext:value-type="float">
            <text:p>-1</text:p>
          </table:table-cell>
          <table:table-cell table:formula="of:=[.V11]" office:value-type="float" office:value="300.08225" calcext:value-type="float">
            <text:p>300,08225</text:p>
          </table:table-cell>
          <table:table-cell table:formula="of:=ABS([.AE11]-CEILING([.AC11]))" office:value-type="float" office:value="18" calcext:value-type="float">
            <text:p>18</text:p>
          </table:table-cell>
          <table:table-cell table:formula="of:=CEILING([.E11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6" calcext:value-type="float">
            <text:p>436</text:p>
          </table:table-cell>
          <table:table-cell office:value-type="float" office:value="822" calcext:value-type="float">
            <text:p>822</text:p>
          </table:table-cell>
          <table:table-cell office:value-type="float" office:value="1749" calcext:value-type="float">
            <text:p>1749</text:p>
          </table:table-cell>
          <table:table-cell table:style-name="Default" office:value-type="float" office:value="1.03576" calcext:value-type="float">
            <text:p>1,03576</text:p>
          </table:table-cell>
          <table:table-cell table:style-name="Default" office:value-type="float" office:value="-27.628487" calcext:value-type="float">
            <text:p>-27,6284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628487" calcext:value-type="float">
            <text:p>-27,6284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,02</text:p>
          </table:table-cell>
          <table:table-cell office:value-type="float" office:value="299.69" calcext:value-type="float">
            <text:p>299,69</text:p>
          </table:table-cell>
          <table:table-cell office:value-type="float" office:value="4654397" calcext:value-type="float">
            <text:p>4654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2.041407" calcext:value-type="float">
            <text:p>302,0414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2];&quot;-&quot;;[.C12];&quot;-&quot;;[.AH12];&quot;-&quot;;LEFT(RIGHT([.A12];6);1))" office:value-type="string" office:string-value="r20-20-40-1" calcext:value-type="string">
            <text:p>r20-20-40-1</text:p>
          </table:table-cell>
          <table:table-cell table:formula="of:=ROUND(([.F12]/[.G12])*100;2)" office:value-type="float" office:value="53.04" calcext:value-type="float">
            <text:p>53,04</text:p>
          </table:table-cell>
          <table:table-cell table:style-name="ce13" table:formula="of:=[.J12]" office:value-type="float" office:value="-27.628487" calcext:value-type="float">
            <text:p>-27,6</text:p>
          </table:table-cell>
          <table:table-cell table:style-name="ce13" table:formula="of:=[.I12]" office:value-type="float" office:value="1.03576" calcext:value-type="float">
            <text:p>1,0</text:p>
          </table:table-cell>
          <table:table-cell table:formula="of:=[.U12]" office:value-type="float" office:value="0" calcext:value-type="float">
            <text:p>0</text:p>
          </table:table-cell>
          <table:table-cell table:formula="of:=[.V12]" office:value-type="float" office:value="302.041407" calcext:value-type="float">
            <text:p>302,041407</text:p>
          </table:table-cell>
          <table:table-cell table:formula="of:=ABS([.AE12]-CEILING([.AC12]))" office:value-type="float" office:value="27" calcext:value-type="float">
            <text:p>27</text:p>
          </table:table-cell>
          <table:table-cell table:formula="of:=CEILING([.E12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7" calcext:value-type="float">
            <text:p>417</text:p>
          </table:table-cell>
          <table:table-cell office:value-type="float" office:value="822" calcext:value-type="float">
            <text:p>822</text:p>
          </table:table-cell>
          <table:table-cell office:value-type="float" office:value="1660" calcext:value-type="float">
            <text:p>1660</text:p>
          </table:table-cell>
          <table:table-cell table:style-name="Default" office:value-type="float" office:value="1.770143" calcext:value-type="float">
            <text:p>1,770143</text:p>
          </table:table-cell>
          <table:table-cell table:style-name="Default" office:value-type="float" office:value="-27.674129" calcext:value-type="float">
            <text:p>-27,6741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674129" calcext:value-type="float">
            <text:p>-27,6741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,75</text:p>
          </table:table-cell>
          <table:table-cell office:value-type="float" office:value="298.89" calcext:value-type="float">
            <text:p>298,89</text:p>
          </table:table-cell>
          <table:table-cell office:value-type="float" office:value="4666605" calcext:value-type="float">
            <text:p>4666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1.827814" calcext:value-type="float">
            <text:p>301,8278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3];&quot;-&quot;;[.C13];&quot;-&quot;;[.AH13];&quot;-&quot;;LEFT(RIGHT([.A13];6);1))" office:value-type="string" office:string-value="r20-20-40-2" calcext:value-type="string">
            <text:p>r20-20-40-2</text:p>
          </table:table-cell>
          <table:table-cell table:formula="of:=ROUND(([.F13]/[.G13])*100;2)" office:value-type="float" office:value="50.73" calcext:value-type="float">
            <text:p>50,73</text:p>
          </table:table-cell>
          <table:table-cell table:style-name="ce13" table:formula="of:=[.J13]" office:value-type="float" office:value="-27.674129" calcext:value-type="float">
            <text:p>-27,7</text:p>
          </table:table-cell>
          <table:table-cell table:style-name="ce13" table:formula="of:=[.I13]" office:value-type="float" office:value="1.770143" calcext:value-type="float">
            <text:p>1,8</text:p>
          </table:table-cell>
          <table:table-cell table:formula="of:=[.U13]" office:value-type="float" office:value="-1" calcext:value-type="float">
            <text:p>-1</text:p>
          </table:table-cell>
          <table:table-cell table:formula="of:=[.V13]" office:value-type="float" office:value="301.827814" calcext:value-type="float">
            <text:p>301,827814</text:p>
          </table:table-cell>
          <table:table-cell table:formula="of:=ABS([.AE13]-CEILING([.AC13]))" office:value-type="float" office:value="26" calcext:value-type="float">
            <text:p>26</text:p>
          </table:table-cell>
          <table:table-cell table:formula="of:=CEILING([.E13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3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4" calcext:value-type="float">
            <text:p>434</text:p>
          </table:table-cell>
          <table:table-cell office:value-type="float" office:value="822" calcext:value-type="float">
            <text:p>822</text:p>
          </table:table-cell>
          <table:table-cell office:value-type="float" office:value="1796" calcext:value-type="float">
            <text:p>1796</text:p>
          </table:table-cell>
          <table:table-cell table:style-name="Default" office:value-type="float" office:value="1.051538" calcext:value-type="float">
            <text:p>1,051538</text:p>
          </table:table-cell>
          <table:table-cell table:style-name="Default" office:value-type="float" office:value="-27.509026" calcext:value-type="float">
            <text:p>-27,50902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09026" calcext:value-type="float">
            <text:p>-27,5090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,03</text:p>
          </table:table-cell>
          <table:table-cell office:value-type="float" office:value="296.27" calcext:value-type="float">
            <text:p>296,27</text:p>
          </table:table-cell>
          <table:table-cell office:value-type="float" office:value="4647589" calcext:value-type="float">
            <text:p>4647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823569" calcext:value-type="float">
            <text:p>300,8235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4];&quot;-&quot;;[.C14];&quot;-&quot;;[.AH14];&quot;-&quot;;LEFT(RIGHT([.A14];6);1))" office:value-type="string" office:string-value="r20-20-40-3" calcext:value-type="string">
            <text:p>r20-20-40-3</text:p>
          </table:table-cell>
          <table:table-cell table:formula="of:=ROUND(([.F14]/[.G14])*100;2)" office:value-type="float" office:value="52.8" calcext:value-type="float">
            <text:p>52,8</text:p>
          </table:table-cell>
          <table:table-cell table:style-name="ce13" table:formula="of:=[.J14]" office:value-type="float" office:value="-27.509026" calcext:value-type="float">
            <text:p>-27,5</text:p>
          </table:table-cell>
          <table:table-cell table:style-name="ce13" table:formula="of:=[.I14]" office:value-type="float" office:value="1.051538" calcext:value-type="float">
            <text:p>1,1</text:p>
          </table:table-cell>
          <table:table-cell table:formula="of:=[.U14]" office:value-type="float" office:value="0" calcext:value-type="float">
            <text:p>0</text:p>
          </table:table-cell>
          <table:table-cell table:formula="of:=[.V14]" office:value-type="float" office:value="300.823569" calcext:value-type="float">
            <text:p>300,823569</text:p>
          </table:table-cell>
          <table:table-cell table:formula="of:=ABS([.AE14]-CEILING([.AC14]))" office:value-type="float" office:value="27" calcext:value-type="float">
            <text:p>27</text:p>
          </table:table-cell>
          <table:table-cell table:formula="of:=CEILING([.E14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4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2" calcext:value-type="float">
            <text:p>422</text:p>
          </table:table-cell>
          <table:table-cell office:value-type="float" office:value="822" calcext:value-type="float">
            <text:p>822</text:p>
          </table:table-cell>
          <table:table-cell office:value-type="float" office:value="1539" calcext:value-type="float">
            <text:p>1539</text:p>
          </table:table-cell>
          <table:table-cell table:style-name="Default" office:value-type="float" office:value="0.896296" calcext:value-type="float">
            <text:p>0,896296</text:p>
          </table:table-cell>
          <table:table-cell table:style-name="Default" office:value-type="float" office:value="-27.582751" calcext:value-type="float">
            <text:p>-27,5827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82751" calcext:value-type="float">
            <text:p>-27,582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,88</text:p>
          </table:table-cell>
          <table:table-cell office:value-type="float" office:value="295.76" calcext:value-type="float">
            <text:p>295,76</text:p>
          </table:table-cell>
          <table:table-cell office:value-type="float" office:value="4658557" calcext:value-type="float">
            <text:p>4658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331033" calcext:value-type="float">
            <text:p>300,3310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5];&quot;-&quot;;[.C15];&quot;-&quot;;[.AH15];&quot;-&quot;;LEFT(RIGHT([.A15];6);1))" office:value-type="string" office:string-value="r20-20-40-4" calcext:value-type="string">
            <text:p>r20-20-40-4</text:p>
          </table:table-cell>
          <table:table-cell table:formula="of:=ROUND(([.F15]/[.G15])*100;2)" office:value-type="float" office:value="51.34" calcext:value-type="float">
            <text:p>51,34</text:p>
          </table:table-cell>
          <table:table-cell table:style-name="ce13" table:formula="of:=[.J15]" office:value-type="float" office:value="-27.582751" calcext:value-type="float">
            <text:p>-27,6</text:p>
          </table:table-cell>
          <table:table-cell table:style-name="ce13" table:formula="of:=[.I15]" office:value-type="float" office:value="0.896296" calcext:value-type="float">
            <text:p>0,9</text:p>
          </table:table-cell>
          <table:table-cell table:formula="of:=[.U15]" office:value-type="float" office:value="0" calcext:value-type="float">
            <text:p>0</text:p>
          </table:table-cell>
          <table:table-cell table:formula="of:=[.V15]" office:value-type="float" office:value="300.331033" calcext:value-type="float">
            <text:p>300,331033</text:p>
          </table:table-cell>
          <table:table-cell table:formula="of:=ABS([.AE15]-CEILING([.AC15]))" office:value-type="float" office:value="27" calcext:value-type="float">
            <text:p>27</text:p>
          </table:table-cell>
          <table:table-cell table:formula="of:=CEILING([.E15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0-20-40-5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23" calcext:value-type="float">
            <text:p>423</text:p>
          </table:table-cell>
          <table:table-cell office:value-type="float" office:value="822" calcext:value-type="float">
            <text:p>822</text:p>
          </table:table-cell>
          <table:table-cell office:value-type="float" office:value="1707" calcext:value-type="float">
            <text:p>1707</text:p>
          </table:table-cell>
          <table:table-cell table:style-name="Default" office:value-type="float" office:value="0.840348" calcext:value-type="float">
            <text:p>0,840348</text:p>
          </table:table-cell>
          <table:table-cell table:style-name="Default" office:value-type="float" office:value="-27.517545" calcext:value-type="float">
            <text:p>-27,5175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7.517545" calcext:value-type="float">
            <text:p>-27,5175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  <table:table-cell office:value-type="float" office:value="295.1" calcext:value-type="float">
            <text:p>295,1</text:p>
          </table:table-cell>
          <table:table-cell office:value-type="float" office:value="4653661" calcext:value-type="float">
            <text:p>46536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1.067015" calcext:value-type="float">
            <text:p>301,067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6];&quot;-&quot;;[.C16];&quot;-&quot;;[.AH16];&quot;-&quot;;LEFT(RIGHT([.A16];6);1))" office:value-type="string" office:string-value="r20-20-40-5" calcext:value-type="string">
            <text:p>r20-20-40-5</text:p>
          </table:table-cell>
          <table:table-cell table:formula="of:=ROUND(([.F16]/[.G16])*100;2)" office:value-type="float" office:value="51.46" calcext:value-type="float">
            <text:p>51,46</text:p>
          </table:table-cell>
          <table:table-cell table:style-name="ce13" table:formula="of:=[.J16]" office:value-type="float" office:value="-27.517545" calcext:value-type="float">
            <text:p>-27,5</text:p>
          </table:table-cell>
          <table:table-cell table:style-name="ce13" table:formula="of:=[.I16]" office:value-type="float" office:value="0.840348" calcext:value-type="float">
            <text:p>0,8</text:p>
          </table:table-cell>
          <table:table-cell table:formula="of:=[.U16]" office:value-type="float" office:value="0" calcext:value-type="float">
            <text:p>0</text:p>
          </table:table-cell>
          <table:table-cell table:formula="of:=[.V16]" office:value-type="float" office:value="301.067015" calcext:value-type="float">
            <text:p>301,067015</text:p>
          </table:table-cell>
          <table:table-cell table:formula="of:=ABS([.AE16]-CEILING([.AC16]))" office:value-type="float" office:value="27" calcext:value-type="float">
            <text:p>27</text:p>
          </table:table-cell>
          <table:table-cell table:formula="of:=CEILING([.E16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9" calcext:value-type="float">
            <text:p>629</text:p>
          </table:table-cell>
          <table:table-cell office:value-type="float" office:value="1092" calcext:value-type="float">
            <text:p>1092</text:p>
          </table:table-cell>
          <table:table-cell office:value-type="float" office:value="2306" calcext:value-type="float">
            <text:p>2306</text:p>
          </table:table-cell>
          <table:table-cell table:style-name="Default" office:value-type="float" office:value="2.228507" calcext:value-type="float">
            <text:p>2,228507</text:p>
          </table:table-cell>
          <table:table-cell table:style-name="Default" office:value-type="float" office:value="-34.647765" calcext:value-type="float">
            <text:p>-34,6477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47765" calcext:value-type="float">
            <text:p>-34,6477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office:value-type="float" office:value="298.66" calcext:value-type="float">
            <text:p>298,66</text:p>
          </table:table-cell>
          <table:table-cell office:value-type="float" office:value="7523734" calcext:value-type="float">
            <text:p>7523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624258" calcext:value-type="float">
            <text:p>300,6242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7];&quot;-&quot;;[.C17];&quot;-&quot;;[.AH17];&quot;-&quot;;LEFT(RIGHT([.A17];6);1))" office:value-type="string" office:string-value="r20-25-50-1" calcext:value-type="string">
            <text:p>r20-25-50-1</text:p>
          </table:table-cell>
          <table:table-cell table:formula="of:=ROUND(([.F17]/[.G17])*100;2)" office:value-type="float" office:value="57.6" calcext:value-type="float">
            <text:p>57,6</text:p>
          </table:table-cell>
          <table:table-cell table:style-name="ce13" table:formula="of:=[.J17]" office:value-type="float" office:value="-34.647765" calcext:value-type="float">
            <text:p>-34,6</text:p>
          </table:table-cell>
          <table:table-cell table:style-name="ce13" table:formula="of:=[.I17]" office:value-type="float" office:value="2.228507" calcext:value-type="float">
            <text:p>2,2</text:p>
          </table:table-cell>
          <table:table-cell table:formula="of:=[.U17]" office:value-type="float" office:value="-1" calcext:value-type="float">
            <text:p>-1</text:p>
          </table:table-cell>
          <table:table-cell table:formula="of:=[.V17]" office:value-type="float" office:value="300.624258" calcext:value-type="float">
            <text:p>300,624258</text:p>
          </table:table-cell>
          <table:table-cell table:formula="of:=ABS([.AE17]-CEILING([.AC17]))" office:value-type="float" office:value="33" calcext:value-type="float">
            <text:p>33</text:p>
          </table:table-cell>
          <table:table-cell table:formula="of:=CEILING([.E17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33" calcext:value-type="float">
            <text:p>633</text:p>
          </table:table-cell>
          <table:table-cell office:value-type="float" office:value="1092" calcext:value-type="float">
            <text:p>1092</text:p>
          </table:table-cell>
          <table:table-cell office:value-type="float" office:value="2621" calcext:value-type="float">
            <text:p>2621</text:p>
          </table:table-cell>
          <table:table-cell table:style-name="Default" office:value-type="float" office:value="4.100988" calcext:value-type="float">
            <text:p>4,100988</text:p>
          </table:table-cell>
          <table:table-cell table:style-name="Default" office:value-type="float" office:value="-34.692987" calcext:value-type="float">
            <text:p>-34,6929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92987" calcext:value-type="float">
            <text:p>-34,692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7" calcext:value-type="float">
            <text:p>4,07</text:p>
          </table:table-cell>
          <table:table-cell office:value-type="float" office:value="300.57" calcext:value-type="float">
            <text:p>300,57</text:p>
          </table:table-cell>
          <table:table-cell office:value-type="float" office:value="7542942" calcext:value-type="float">
            <text:p>7542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1.450848" calcext:value-type="float">
            <text:p>301,4508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8];&quot;-&quot;;[.C18];&quot;-&quot;;[.AH18];&quot;-&quot;;LEFT(RIGHT([.A18];6);1))" office:value-type="string" office:string-value="r20-25-50-2" calcext:value-type="string">
            <text:p>r20-25-50-2</text:p>
          </table:table-cell>
          <table:table-cell table:formula="of:=ROUND(([.F18]/[.G18])*100;2)" office:value-type="float" office:value="57.97" calcext:value-type="float">
            <text:p>57,97</text:p>
          </table:table-cell>
          <table:table-cell table:style-name="ce13" table:formula="of:=[.J18]" office:value-type="float" office:value="-34.692987" calcext:value-type="float">
            <text:p>-34,7</text:p>
          </table:table-cell>
          <table:table-cell table:style-name="ce13" table:formula="of:=[.I18]" office:value-type="float" office:value="4.100988" calcext:value-type="float">
            <text:p>4,1</text:p>
          </table:table-cell>
          <table:table-cell table:formula="of:=[.U18]" office:value-type="float" office:value="0" calcext:value-type="float">
            <text:p>0</text:p>
          </table:table-cell>
          <table:table-cell table:formula="of:=[.V18]" office:value-type="float" office:value="301.450848" calcext:value-type="float">
            <text:p>301,450848</text:p>
          </table:table-cell>
          <table:table-cell table:formula="of:=ABS([.AE18]-CEILING([.AC18]))" office:value-type="float" office:value="34" calcext:value-type="float">
            <text:p>34</text:p>
          </table:table-cell>
          <table:table-cell table:formula="of:=CEILING([.E18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39" calcext:value-type="float">
            <text:p>639</text:p>
          </table:table-cell>
          <table:table-cell office:value-type="float" office:value="1092" calcext:value-type="float">
            <text:p>1092</text:p>
          </table:table-cell>
          <table:table-cell office:value-type="float" office:value="2696" calcext:value-type="float">
            <text:p>2696</text:p>
          </table:table-cell>
          <table:table-cell table:style-name="Default" office:value-type="float" office:value="1.726324" calcext:value-type="float">
            <text:p>1,726324</text:p>
          </table:table-cell>
          <table:table-cell table:style-name="Default" office:value-type="float" office:value="-34.597407" calcext:value-type="float">
            <text:p>-34,5974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97407" calcext:value-type="float">
            <text:p>-34,5974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,71</text:p>
          </table:table-cell>
          <table:table-cell office:value-type="float" office:value="297.13" calcext:value-type="float">
            <text:p>297,13</text:p>
          </table:table-cell>
          <table:table-cell office:value-type="float" office:value="7534078" calcext:value-type="float">
            <text:p>7534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884389" calcext:value-type="float">
            <text:p>300,8843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9];&quot;-&quot;;[.C19];&quot;-&quot;;[.AH19];&quot;-&quot;;LEFT(RIGHT([.A19];6);1))" office:value-type="string" office:string-value="r20-25-50-3" calcext:value-type="string">
            <text:p>r20-25-50-3</text:p>
          </table:table-cell>
          <table:table-cell table:formula="of:=ROUND(([.F19]/[.G19])*100;2)" office:value-type="float" office:value="58.52" calcext:value-type="float">
            <text:p>58,52</text:p>
          </table:table-cell>
          <table:table-cell table:style-name="ce13" table:formula="of:=[.J19]" office:value-type="float" office:value="-34.597407" calcext:value-type="float">
            <text:p>-34,6</text:p>
          </table:table-cell>
          <table:table-cell table:style-name="ce13" table:formula="of:=[.I19]" office:value-type="float" office:value="1.726324" calcext:value-type="float">
            <text:p>1,7</text:p>
          </table:table-cell>
          <table:table-cell table:formula="of:=[.U19]" office:value-type="float" office:value="0" calcext:value-type="float">
            <text:p>0</text:p>
          </table:table-cell>
          <table:table-cell table:formula="of:=[.V19]" office:value-type="float" office:value="300.884389" calcext:value-type="float">
            <text:p>300,884389</text:p>
          </table:table-cell>
          <table:table-cell table:formula="of:=ABS([.AE19]-CEILING([.AC19]))" office:value-type="float" office:value="34" calcext:value-type="float">
            <text:p>34</text:p>
          </table:table-cell>
          <table:table-cell table:formula="of:=CEILING([.E19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61" calcext:value-type="float">
            <text:p>661</text:p>
          </table:table-cell>
          <table:table-cell office:value-type="float" office:value="1092" calcext:value-type="float">
            <text:p>1092</text:p>
          </table:table-cell>
          <table:table-cell office:value-type="float" office:value="2802" calcext:value-type="float">
            <text:p>2802</text:p>
          </table:table-cell>
          <table:table-cell table:style-name="Default" office:value-type="float" office:value="2.620903" calcext:value-type="float">
            <text:p>2,620903</text:p>
          </table:table-cell>
          <table:table-cell table:style-name="Default" office:value-type="float" office:value="-34.551978" calcext:value-type="float">
            <text:p>-34,55197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51978" calcext:value-type="float">
            <text:p>-34,55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,59</text:p>
          </table:table-cell>
          <table:table-cell office:value-type="float" office:value="297.36" calcext:value-type="float">
            <text:p>297,36</text:p>
          </table:table-cell>
          <table:table-cell office:value-type="float" office:value="7525190" calcext:value-type="float">
            <text:p>7525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585333" calcext:value-type="float">
            <text:p>300,585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0];&quot;-&quot;;[.C20];&quot;-&quot;;[.AH20];&quot;-&quot;;LEFT(RIGHT([.A20];6);1))" office:value-type="string" office:string-value="r20-25-50-4" calcext:value-type="string">
            <text:p>r20-25-50-4</text:p>
          </table:table-cell>
          <table:table-cell table:formula="of:=ROUND(([.F20]/[.G20])*100;2)" office:value-type="float" office:value="60.53" calcext:value-type="float">
            <text:p>60,53</text:p>
          </table:table-cell>
          <table:table-cell table:style-name="ce13" table:formula="of:=[.J20]" office:value-type="float" office:value="-34.551978" calcext:value-type="float">
            <text:p>-34,6</text:p>
          </table:table-cell>
          <table:table-cell table:style-name="ce13" table:formula="of:=[.I20]" office:value-type="float" office:value="2.620903" calcext:value-type="float">
            <text:p>2,6</text:p>
          </table:table-cell>
          <table:table-cell table:formula="of:=[.U20]" office:value-type="float" office:value="0" calcext:value-type="float">
            <text:p>0</text:p>
          </table:table-cell>
          <table:table-cell table:formula="of:=[.V20]" office:value-type="float" office:value="300.585333" calcext:value-type="float">
            <text:p>300,585333</text:p>
          </table:table-cell>
          <table:table-cell table:formula="of:=ABS([.AE20]-CEILING([.AC20]))" office:value-type="float" office:value="34" calcext:value-type="float">
            <text:p>34</text:p>
          </table:table-cell>
          <table:table-cell table:formula="of:=CEILING([.E20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25-25-5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4" calcext:value-type="float">
            <text:p>624</text:p>
          </table:table-cell>
          <table:table-cell office:value-type="float" office:value="1092" calcext:value-type="float">
            <text:p>1092</text:p>
          </table:table-cell>
          <table:table-cell office:value-type="float" office:value="2547" calcext:value-type="float">
            <text:p>2547</text:p>
          </table:table-cell>
          <table:table-cell table:style-name="Default" office:value-type="float" office:value="2.729207" calcext:value-type="float">
            <text:p>2,729207</text:p>
          </table:table-cell>
          <table:table-cell table:style-name="Default" office:value-type="float" office:value="-34.612264" calcext:value-type="float">
            <text:p>-34,6122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612264" calcext:value-type="float">
            <text:p>-34,6122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office:value-type="float" office:value="297.57" calcext:value-type="float">
            <text:p>297,57</text:p>
          </table:table-cell>
          <table:table-cell office:value-type="float" office:value="7536086" calcext:value-type="float">
            <text:p>7536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811841" calcext:value-type="float">
            <text:p>300,8118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1];&quot;-&quot;;[.C21];&quot;-&quot;;[.AH21];&quot;-&quot;;LEFT(RIGHT([.A21];6);1))" office:value-type="string" office:string-value="r20-25-50-5" calcext:value-type="string">
            <text:p>r20-25-50-5</text:p>
          </table:table-cell>
          <table:table-cell table:formula="of:=ROUND(([.F21]/[.G21])*100;2)" office:value-type="float" office:value="57.14" calcext:value-type="float">
            <text:p>57,14</text:p>
          </table:table-cell>
          <table:table-cell table:style-name="ce13" table:formula="of:=[.J21]" office:value-type="float" office:value="-34.612264" calcext:value-type="float">
            <text:p>-34,6</text:p>
          </table:table-cell>
          <table:table-cell table:style-name="ce13" table:formula="of:=[.I21]" office:value-type="float" office:value="2.729207" calcext:value-type="float">
            <text:p>2,7</text:p>
          </table:table-cell>
          <table:table-cell table:formula="of:=[.U21]" office:value-type="float" office:value="0" calcext:value-type="float">
            <text:p>0</text:p>
          </table:table-cell>
          <table:table-cell table:formula="of:=[.V21]" office:value-type="float" office:value="300.811841" calcext:value-type="float">
            <text:p>300,811841</text:p>
          </table:table-cell>
          <table:table-cell table:formula="of:=ABS([.AE21]-CEILING([.AC21]))" office:value-type="float" office:value="34" calcext:value-type="float">
            <text:p>34</text:p>
          </table:table-cell>
          <table:table-cell table:formula="of:=CEILING([.E21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0.012949" calcext:value-type="float">
            <text:p>0,012949</text:p>
          </table:table-cell>
          <table:table-cell table:style-name="Default" office:value-type="float" office:value="-5.49537" calcext:value-type="float">
            <text:p>-5,495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49537" calcext:value-type="float">
            <text:p>-5,495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7.65" calcext:value-type="float">
            <text:p>267,65</text:p>
          </table:table-cell>
          <table:table-cell office:value-type="float" office:value="676010" calcext:value-type="float">
            <text:p>676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7579" calcext:value-type="float">
            <text:p>300,017579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2];&quot;-&quot;;[.C22];&quot;-&quot;;[.AH22];&quot;-&quot;;LEFT(RIGHT([.A22];6);1))" office:value-type="string" office:string-value="r20-5-10-1" calcext:value-type="string">
            <text:p>r20-5-10-1</text:p>
          </table:table-cell>
          <table:table-cell table:formula="of:=ROUND(([.F22]/[.G22])*100;2)" office:value-type="float" office:value="27.16" calcext:value-type="float">
            <text:p>27,16</text:p>
          </table:table-cell>
          <table:table-cell table:style-name="ce13" table:formula="of:=[.J22]" office:value-type="float" office:value="-5.49537" calcext:value-type="float">
            <text:p>-5,5</text:p>
          </table:table-cell>
          <table:table-cell table:style-name="ce13" table:formula="of:=[.I22]" office:value-type="float" office:value="0.012949" calcext:value-type="float">
            <text:p>0,0</text:p>
          </table:table-cell>
          <table:table-cell table:formula="of:=[.U22]" office:value-type="float" office:value="-1" calcext:value-type="float">
            <text:p>-1</text:p>
          </table:table-cell>
          <table:table-cell table:formula="of:=[.V22]" office:value-type="float" office:value="300.017579" calcext:value-type="float">
            <text:p>300,017579</text:p>
          </table:table-cell>
          <table:table-cell table:formula="of:=ABS([.AE22]-CEILING([.AC22]))" office:value-type="float" office:value="4" calcext:value-type="float">
            <text:p>4</text:p>
          </table:table-cell>
          <table:table-cell table:formula="of:=CEILING([.E2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0.016653" calcext:value-type="float">
            <text:p>0,016653</text:p>
          </table:table-cell>
          <table:table-cell table:style-name="Default" office:value-type="float" office:value="-5.494949" calcext:value-type="float">
            <text:p>-5,49494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494949" calcext:value-type="float">
            <text:p>-5,4949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48.44" calcext:value-type="float">
            <text:p>248,44</text:p>
          </table:table-cell>
          <table:table-cell office:value-type="float" office:value="709008" calcext:value-type="float">
            <text:p>709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03498" calcext:value-type="float">
            <text:p>300,00349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3];&quot;-&quot;;[.C23];&quot;-&quot;;[.AH23];&quot;-&quot;;LEFT(RIGHT([.A23];6);1))" office:value-type="string" office:string-value="r20-5-10-2" calcext:value-type="string">
            <text:p>r20-5-10-2</text:p>
          </table:table-cell>
          <table:table-cell table:formula="of:=ROUND(([.F23]/[.G23])*100;2)" office:value-type="float" office:value="25.31" calcext:value-type="float">
            <text:p>25,31</text:p>
          </table:table-cell>
          <table:table-cell table:style-name="ce13" table:formula="of:=[.J23]" office:value-type="float" office:value="-5.494949" calcext:value-type="float">
            <text:p>-5,5</text:p>
          </table:table-cell>
          <table:table-cell table:style-name="ce13" table:formula="of:=[.I23]" office:value-type="float" office:value="0.016653" calcext:value-type="float">
            <text:p>0,0</text:p>
          </table:table-cell>
          <table:table-cell table:formula="of:=[.U23]" office:value-type="float" office:value="-1" calcext:value-type="float">
            <text:p>-1</text:p>
          </table:table-cell>
          <table:table-cell table:formula="of:=[.V23]" office:value-type="float" office:value="300.003498" calcext:value-type="float">
            <text:p>300,003498</text:p>
          </table:table-cell>
          <table:table-cell table:formula="of:=ABS([.AE23]-CEILING([.AC23]))" office:value-type="float" office:value="4" calcext:value-type="float">
            <text:p>4</text:p>
          </table:table-cell>
          <table:table-cell table:formula="of:=CEILING([.E2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008722" calcext:value-type="float">
            <text:p>0,008722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8.43" calcext:value-type="float">
            <text:p>268,43</text:p>
          </table:table-cell>
          <table:table-cell office:value-type="float" office:value="678530" calcext:value-type="float">
            <text:p>678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28072" calcext:value-type="float">
            <text:p>300,02807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4];&quot;-&quot;;[.C24];&quot;-&quot;;[.AH24];&quot;-&quot;;LEFT(RIGHT([.A24];6);1))" office:value-type="string" office:string-value="r20-5-10-3" calcext:value-type="string">
            <text:p>r20-5-10-3</text:p>
          </table:table-cell>
          <table:table-cell table:formula="of:=ROUND(([.F24]/[.G24])*100;2)" office:value-type="float" office:value="12.96" calcext:value-type="float">
            <text:p>12,96</text:p>
          </table:table-cell>
          <table:table-cell table:style-name="ce13" table:formula="of:=[.J24]" office:value-type="float" office:value="-5" calcext:value-type="float">
            <text:p>-5,0</text:p>
          </table:table-cell>
          <table:table-cell table:style-name="ce13" table:formula="of:=[.I24]" office:value-type="float" office:value="0.008722" calcext:value-type="float">
            <text:p>0,0</text:p>
          </table:table-cell>
          <table:table-cell table:formula="of:=[.U24]" office:value-type="float" office:value="-1" calcext:value-type="float">
            <text:p>-1</text:p>
          </table:table-cell>
          <table:table-cell table:formula="of:=[.V24]" office:value-type="float" office:value="300.028072" calcext:value-type="float">
            <text:p>300,028072</text:p>
          </table:table-cell>
          <table:table-cell table:formula="of:=ABS([.AE24]-CEILING([.AC24]))" office:value-type="float" office:value="4" calcext:value-type="float">
            <text:p>4</text:p>
          </table:table-cell>
          <table:table-cell table:formula="of:=CEILING([.E24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1001" calcext:value-type="float">
            <text:p>0,01001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.71" calcext:value-type="float">
            <text:p>269,71</text:p>
          </table:table-cell>
          <table:table-cell office:value-type="float" office:value="678178" calcext:value-type="float">
            <text:p>678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29116" calcext:value-type="float">
            <text:p>300,02911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5];&quot;-&quot;;[.C25];&quot;-&quot;;[.AH25];&quot;-&quot;;LEFT(RIGHT([.A25];6);1))" office:value-type="string" office:string-value="r20-5-10-4" calcext:value-type="string">
            <text:p>r20-5-10-4</text:p>
          </table:table-cell>
          <table:table-cell table:formula="of:=ROUND(([.F25]/[.G25])*100;2)" office:value-type="float" office:value="20.37" calcext:value-type="float">
            <text:p>20,37</text:p>
          </table:table-cell>
          <table:table-cell table:style-name="ce13" table:formula="of:=[.J25]" office:value-type="float" office:value="-5" calcext:value-type="float">
            <text:p>-5,0</text:p>
          </table:table-cell>
          <table:table-cell table:style-name="ce13" table:formula="of:=[.I25]" office:value-type="float" office:value="0.01001" calcext:value-type="float">
            <text:p>0,0</text:p>
          </table:table-cell>
          <table:table-cell table:formula="of:=[.U25]" office:value-type="float" office:value="-1" calcext:value-type="float">
            <text:p>-1</text:p>
          </table:table-cell>
          <table:table-cell table:formula="of:=[.V25]" office:value-type="float" office:value="300.029116" calcext:value-type="float">
            <text:p>300,029116</text:p>
          </table:table-cell>
          <table:table-cell table:formula="of:=ABS([.AE25]-CEILING([.AC25]))" office:value-type="float" office:value="4" calcext:value-type="float">
            <text:p>4</text:p>
          </table:table-cell>
          <table:table-cell table:formula="of:=CEILING([.E25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0-5-5-1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0.013252" calcext:value-type="float">
            <text:p>0,013252</text:p>
          </table:table-cell>
          <table:table-cell table:style-name="Default" office:value-type="float" office:value="-5.275862" calcext:value-type="float">
            <text:p>-5,2758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.275862" calcext:value-type="float">
            <text:p>-5,2758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6.43" calcext:value-type="float">
            <text:p>266,43</text:p>
          </table:table-cell>
          <table:table-cell office:value-type="float" office:value="683026" calcext:value-type="float">
            <text:p>68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02077" calcext:value-type="float">
            <text:p>300,0020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6];&quot;-&quot;;[.C26];&quot;-&quot;;[.AH26];&quot;-&quot;;LEFT(RIGHT([.A26];6);1))" office:value-type="string" office:string-value="r20-5-10-5" calcext:value-type="string">
            <text:p>r20-5-10-5</text:p>
          </table:table-cell>
          <table:table-cell table:formula="of:=ROUND(([.F26]/[.G26])*100;2)" office:value-type="float" office:value="28.4" calcext:value-type="float">
            <text:p>28,4</text:p>
          </table:table-cell>
          <table:table-cell table:style-name="ce13" table:formula="of:=[.J26]" office:value-type="float" office:value="-5.275862" calcext:value-type="float">
            <text:p>-5,3</text:p>
          </table:table-cell>
          <table:table-cell table:style-name="ce13" table:formula="of:=[.I26]" office:value-type="float" office:value="0.013252" calcext:value-type="float">
            <text:p>0,0</text:p>
          </table:table-cell>
          <table:table-cell table:formula="of:=[.U26]" office:value-type="float" office:value="0" calcext:value-type="float">
            <text:p>0</text:p>
          </table:table-cell>
          <table:table-cell table:formula="of:=[.V26]" office:value-type="float" office:value="300.002077" calcext:value-type="float">
            <text:p>300,002077</text:p>
          </table:table-cell>
          <table:table-cell table:formula="of:=ABS([.AE26]-CEILING([.AC26]))" office:value-type="float" office:value="5" calcext:value-type="float">
            <text:p>5</text:p>
          </table:table-cell>
          <table:table-cell table:formula="of:=CEILING([.E26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0.03285" calcext:value-type="float">
            <text:p>0,03285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1.71" calcext:value-type="float">
            <text:p>271,71</text:p>
          </table:table-cell>
          <table:table-cell office:value-type="float" office:value="893957" calcext:value-type="float">
            <text:p>893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19855" calcext:value-type="float">
            <text:p>300,0198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7];&quot;-&quot;;[.C27];&quot;-&quot;;[.AH27];&quot;-&quot;;LEFT(RIGHT([.A27];6);1))" office:value-type="string" office:string-value="r2-10-20-1" calcext:value-type="string">
            <text:p>r2-10-20-1</text:p>
          </table:table-cell>
          <table:table-cell table:formula="of:=ROUND(([.F27]/[.G27])*100;2)" office:value-type="float" office:value="56.52" calcext:value-type="float">
            <text:p>56,52</text:p>
          </table:table-cell>
          <table:table-cell table:style-name="ce13" table:formula="of:=[.J27]" office:value-type="float" office:value="-7" calcext:value-type="float">
            <text:p>-7,0</text:p>
          </table:table-cell>
          <table:table-cell table:style-name="ce13" table:formula="of:=[.I27]" office:value-type="float" office:value="0.03285" calcext:value-type="float">
            <text:p>0,0</text:p>
          </table:table-cell>
          <table:table-cell table:formula="of:=[.U27]" office:value-type="float" office:value="0" calcext:value-type="float">
            <text:p>0</text:p>
          </table:table-cell>
          <table:table-cell table:formula="of:=[.V27]" office:value-type="float" office:value="300.019855" calcext:value-type="float">
            <text:p>300,019855</text:p>
          </table:table-cell>
          <table:table-cell table:formula="of:=ABS([.AE27]-CEILING([.AC27]))" office:value-type="float" office:value="7" calcext:value-type="float">
            <text:p>7</text:p>
          </table:table-cell>
          <table:table-cell table:formula="of:=CEILING([.E2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25142" calcext:value-type="float">
            <text:p>0,025142</text:p>
          </table:table-cell>
          <table:table-cell table:style-name="Default" office:value-type="float" office:value="-7.667683" calcext:value-type="float">
            <text:p>-7,6676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.667683" calcext:value-type="float">
            <text:p>-7,6676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1.91" calcext:value-type="float">
            <text:p>271,91</text:p>
          </table:table-cell>
          <table:table-cell office:value-type="float" office:value="871450" calcext:value-type="float">
            <text:p>87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13324" calcext:value-type="float">
            <text:p>300,0133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8];&quot;-&quot;;[.C28];&quot;-&quot;;[.AH28];&quot;-&quot;;LEFT(RIGHT([.A28];6);1))" office:value-type="string" office:string-value="r2-10-20-2" calcext:value-type="string">
            <text:p>r2-10-20-2</text:p>
          </table:table-cell>
          <table:table-cell table:formula="of:=ROUND(([.F28]/[.G28])*100;2)" office:value-type="float" office:value="58.7" calcext:value-type="float">
            <text:p>58,7</text:p>
          </table:table-cell>
          <table:table-cell table:style-name="ce13" table:formula="of:=[.J28]" office:value-type="float" office:value="-7.667683" calcext:value-type="float">
            <text:p>-7,7</text:p>
          </table:table-cell>
          <table:table-cell table:style-name="ce13" table:formula="of:=[.I28]" office:value-type="float" office:value="0.025142" calcext:value-type="float">
            <text:p>0,0</text:p>
          </table:table-cell>
          <table:table-cell table:formula="of:=[.U28]" office:value-type="float" office:value="1" calcext:value-type="float">
            <text:p>1</text:p>
          </table:table-cell>
          <table:table-cell table:formula="of:=[.V28]" office:value-type="float" office:value="300.013324" calcext:value-type="float">
            <text:p>300,013324</text:p>
          </table:table-cell>
          <table:table-cell table:formula="of:=ABS([.AE28]-CEILING([.AC28]))" office:value-type="float" office:value="8" calcext:value-type="float">
            <text:p>8</text:p>
          </table:table-cell>
          <table:table-cell table:formula="of:=CEILING([.E28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029619" calcext:value-type="float">
            <text:p>0,029619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1.66" calcext:value-type="float">
            <text:p>271,66</text:p>
          </table:table-cell>
          <table:table-cell office:value-type="float" office:value="893413" calcext:value-type="float">
            <text:p>893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3273" calcext:value-type="float">
            <text:p>300,032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9];&quot;-&quot;;[.C29];&quot;-&quot;;[.AH29];&quot;-&quot;;LEFT(RIGHT([.A29];6);1))" office:value-type="string" office:string-value="r2-10-20-3" calcext:value-type="string">
            <text:p>r2-10-20-3</text:p>
          </table:table-cell>
          <table:table-cell table:formula="of:=ROUND(([.F29]/[.G29])*100;2)" office:value-type="float" office:value="53.26" calcext:value-type="float">
            <text:p>53,26</text:p>
          </table:table-cell>
          <table:table-cell table:style-name="ce13" table:formula="of:=[.J29]" office:value-type="float" office:value="-7" calcext:value-type="float">
            <text:p>-7,0</text:p>
          </table:table-cell>
          <table:table-cell table:style-name="ce13" table:formula="of:=[.I29]" office:value-type="float" office:value="0.029619" calcext:value-type="float">
            <text:p>0,0</text:p>
          </table:table-cell>
          <table:table-cell table:formula="of:=[.U29]" office:value-type="float" office:value="0" calcext:value-type="float">
            <text:p>0</text:p>
          </table:table-cell>
          <table:table-cell table:formula="of:=[.V29]" office:value-type="float" office:value="300.03273" calcext:value-type="float">
            <text:p>300,03273</text:p>
          </table:table-cell>
          <table:table-cell table:formula="of:=ABS([.AE29]-CEILING([.AC29]))" office:value-type="float" office:value="7" calcext:value-type="float">
            <text:p>7</text:p>
          </table:table-cell>
          <table:table-cell table:formula="of:=CEILING([.E29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0.017601" calcext:value-type="float">
            <text:p>0,017601</text:p>
          </table:table-cell>
          <table:table-cell table:style-name="Default" office:value-type="float" office:value="-7.5" calcext:value-type="float">
            <text:p>-7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.5" calcext:value-type="float">
            <text:p>-7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2.4" calcext:value-type="float">
            <text:p>272,4</text:p>
          </table:table-cell>
          <table:table-cell office:value-type="float" office:value="866282" calcext:value-type="float">
            <text:p>866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12419" calcext:value-type="float">
            <text:p>300,0124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0];&quot;-&quot;;[.C30];&quot;-&quot;;[.AH30];&quot;-&quot;;LEFT(RIGHT([.A30];6);1))" office:value-type="string" office:string-value="r2-10-20-4" calcext:value-type="string">
            <text:p>r2-10-20-4</text:p>
          </table:table-cell>
          <table:table-cell table:formula="of:=ROUND(([.F30]/[.G30])*100;2)" office:value-type="float" office:value="53.26" calcext:value-type="float">
            <text:p>53,26</text:p>
          </table:table-cell>
          <table:table-cell table:style-name="ce13" table:formula="of:=[.J30]" office:value-type="float" office:value="-7.5" calcext:value-type="float">
            <text:p>-7,5</text:p>
          </table:table-cell>
          <table:table-cell table:style-name="ce13" table:formula="of:=[.I30]" office:value-type="float" office:value="0.017601" calcext:value-type="float">
            <text:p>0,0</text:p>
          </table:table-cell>
          <table:table-cell table:formula="of:=[.U30]" office:value-type="float" office:value="1" calcext:value-type="float">
            <text:p>1</text:p>
          </table:table-cell>
          <table:table-cell table:formula="of:=[.V30]" office:value-type="float" office:value="300.012419" calcext:value-type="float">
            <text:p>300,012419</text:p>
          </table:table-cell>
          <table:table-cell table:formula="of:=ABS([.AE30]-CEILING([.AC30]))" office:value-type="float" office:value="8" calcext:value-type="float">
            <text:p>8</text:p>
          </table:table-cell>
          <table:table-cell table:formula="of:=CEILING([.E30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0-10-2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23384" calcext:value-type="float">
            <text:p>0,023384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70.51" calcext:value-type="float">
            <text:p>270,51</text:p>
          </table:table-cell>
          <table:table-cell office:value-type="float" office:value="891045" calcext:value-type="float">
            <text:p>89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17678" calcext:value-type="float">
            <text:p>300,01767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1];&quot;-&quot;;[.C31];&quot;-&quot;;[.AH31];&quot;-&quot;;LEFT(RIGHT([.A31];6);1))" office:value-type="string" office:string-value="r2-10-20-5" calcext:value-type="string">
            <text:p>r2-10-20-5</text:p>
          </table:table-cell>
          <table:table-cell table:formula="of:=ROUND(([.F31]/[.G31])*100;2)" office:value-type="float" office:value="42.39" calcext:value-type="float">
            <text:p>42,39</text:p>
          </table:table-cell>
          <table:table-cell table:style-name="ce13" table:formula="of:=[.J31]" office:value-type="float" office:value="-8" calcext:value-type="float">
            <text:p>-8,0</text:p>
          </table:table-cell>
          <table:table-cell table:style-name="ce13" table:formula="of:=[.I31]" office:value-type="float" office:value="0.023384" calcext:value-type="float">
            <text:p>0,0</text:p>
          </table:table-cell>
          <table:table-cell table:formula="of:=[.U31]" office:value-type="float" office:value="1" calcext:value-type="float">
            <text:p>1</text:p>
          </table:table-cell>
          <table:table-cell table:formula="of:=[.V31]" office:value-type="float" office:value="300.017678" calcext:value-type="float">
            <text:p>300,017678</text:p>
          </table:table-cell>
          <table:table-cell table:formula="of:=ABS([.AE31]-CEILING([.AC31]))" office:value-type="float" office:value="9" calcext:value-type="float">
            <text:p>9</text:p>
          </table:table-cell>
          <table:table-cell table:formula="of:=CEILING([.E31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57456" calcext:value-type="float">
            <text:p>0,057456</text:p>
          </table:table-cell>
          <table:table-cell table:style-name="Default" office:value-type="float" office:value="-10.5" calcext:value-type="float">
            <text:p>-10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" calcext:value-type="float">
            <text:p>-1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89" calcext:value-type="float">
            <text:p>289</text:p>
          </table:table-cell>
          <table:table-cell office:value-type="float" office:value="1889888" calcext:value-type="float">
            <text:p>1889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411166" calcext:value-type="float">
            <text:p>300,41116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2];&quot;-&quot;;[.C32];&quot;-&quot;;[.AH32];&quot;-&quot;;LEFT(RIGHT([.A32];6);1))" office:value-type="string" office:string-value="r2-15-30-1" calcext:value-type="string">
            <text:p>r2-15-30-1</text:p>
          </table:table-cell>
          <table:table-cell table:formula="of:=ROUND(([.F32]/[.G32])*100;2)" office:value-type="float" office:value="40.88" calcext:value-type="float">
            <text:p>40,88</text:p>
          </table:table-cell>
          <table:table-cell table:style-name="ce13" table:formula="of:=[.J32]" office:value-type="float" office:value="-10.5" calcext:value-type="float">
            <text:p>-10,5</text:p>
          </table:table-cell>
          <table:table-cell table:style-name="ce13" table:formula="of:=[.I32]" office:value-type="float" office:value="0.057456" calcext:value-type="float">
            <text:p>0,1</text:p>
          </table:table-cell>
          <table:table-cell table:formula="of:=[.U32]" office:value-type="float" office:value="3" calcext:value-type="float">
            <text:p>3</text:p>
          </table:table-cell>
          <table:table-cell table:formula="of:=[.V32]" office:value-type="float" office:value="300.411166" calcext:value-type="float">
            <text:p>300,411166</text:p>
          </table:table-cell>
          <table:table-cell table:formula="of:=ABS([.AE32]-CEILING([.AC32]))" office:value-type="float" office:value="13" calcext:value-type="float">
            <text:p>13</text:p>
          </table:table-cell>
          <table:table-cell table:formula="of:=CEILING([.E32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0.10522" calcext:value-type="float">
            <text:p>0,10522</text:p>
          </table:table-cell>
          <table:table-cell table:style-name="Default" office:value-type="float" office:value="-10.524189" calcext:value-type="float">
            <text:p>-10,5241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24189" calcext:value-type="float">
            <text:p>-10,524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88.64" calcext:value-type="float">
            <text:p>288,64</text:p>
          </table:table-cell>
          <table:table-cell office:value-type="float" office:value="1898704" calcext:value-type="float">
            <text:p>1898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350236" calcext:value-type="float">
            <text:p>300,3502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3];&quot;-&quot;;[.C33];&quot;-&quot;;[.AH33];&quot;-&quot;;LEFT(RIGHT([.A33];6);1))" office:value-type="string" office:string-value="r2-15-30-2" calcext:value-type="string">
            <text:p>r2-15-30-2</text:p>
          </table:table-cell>
          <table:table-cell table:formula="of:=ROUND(([.F33]/[.G33])*100;2)" office:value-type="float" office:value="40.88" calcext:value-type="float">
            <text:p>40,88</text:p>
          </table:table-cell>
          <table:table-cell table:style-name="ce13" table:formula="of:=[.J33]" office:value-type="float" office:value="-10.524189" calcext:value-type="float">
            <text:p>-10,5</text:p>
          </table:table-cell>
          <table:table-cell table:style-name="ce13" table:formula="of:=[.I33]" office:value-type="float" office:value="0.10522" calcext:value-type="float">
            <text:p>0,1</text:p>
          </table:table-cell>
          <table:table-cell table:formula="of:=[.U33]" office:value-type="float" office:value="3" calcext:value-type="float">
            <text:p>3</text:p>
          </table:table-cell>
          <table:table-cell table:formula="of:=[.V33]" office:value-type="float" office:value="300.350236" calcext:value-type="float">
            <text:p>300,350236</text:p>
          </table:table-cell>
          <table:table-cell table:formula="of:=ABS([.AE33]-CEILING([.AC33]))" office:value-type="float" office:value="13" calcext:value-type="float">
            <text:p>13</text:p>
          </table:table-cell>
          <table:table-cell table:formula="of:=CEILING([.E33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0.04573" calcext:value-type="float">
            <text:p>0,04573</text:p>
          </table:table-cell>
          <table:table-cell table:style-name="Default" office:value-type="float" office:value="-10.5" calcext:value-type="float">
            <text:p>-10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5" calcext:value-type="float">
            <text:p>-1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88.49" calcext:value-type="float">
            <text:p>288,49</text:p>
          </table:table-cell>
          <table:table-cell office:value-type="float" office:value="1884568" calcext:value-type="float">
            <text:p>1884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25877" calcext:value-type="float">
            <text:p>300,12587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4];&quot;-&quot;;[.C34];&quot;-&quot;;[.AH34];&quot;-&quot;;LEFT(RIGHT([.A34];6);1))" office:value-type="string" office:string-value="r2-15-30-3" calcext:value-type="string">
            <text:p>r2-15-30-3</text:p>
          </table:table-cell>
          <table:table-cell table:formula="of:=ROUND(([.F34]/[.G34])*100;2)" office:value-type="float" office:value="40.88" calcext:value-type="float">
            <text:p>40,88</text:p>
          </table:table-cell>
          <table:table-cell table:style-name="ce13" table:formula="of:=[.J34]" office:value-type="float" office:value="-10.5" calcext:value-type="float">
            <text:p>-10,5</text:p>
          </table:table-cell>
          <table:table-cell table:style-name="ce13" table:formula="of:=[.I34]" office:value-type="float" office:value="0.04573" calcext:value-type="float">
            <text:p>0,0</text:p>
          </table:table-cell>
          <table:table-cell table:formula="of:=[.U34]" office:value-type="float" office:value="2" calcext:value-type="float">
            <text:p>2</text:p>
          </table:table-cell>
          <table:table-cell table:formula="of:=[.V34]" office:value-type="float" office:value="300.125877" calcext:value-type="float">
            <text:p>300,125877</text:p>
          </table:table-cell>
          <table:table-cell table:formula="of:=ABS([.AE34]-CEILING([.AC34]))" office:value-type="float" office:value="12" calcext:value-type="float">
            <text:p>12</text:p>
          </table:table-cell>
          <table:table-cell table:formula="of:=CEILING([.E34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047285" calcext:value-type="float">
            <text:p>0,047285</text:p>
          </table:table-cell>
          <table:table-cell table:style-name="Default" office:value-type="float" office:value="-10.67601" calcext:value-type="float">
            <text:p>-10,676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67601" calcext:value-type="float">
            <text:p>-10,67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83.66" calcext:value-type="float">
            <text:p>283,66</text:p>
          </table:table-cell>
          <table:table-cell office:value-type="float" office:value="1887984" calcext:value-type="float">
            <text:p>1887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13537" calcext:value-type="float">
            <text:p>300,01353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5];&quot;-&quot;;[.C35];&quot;-&quot;;[.AH35];&quot;-&quot;;LEFT(RIGHT([.A35];6);1))" office:value-type="string" office:string-value="r2-15-30-4" calcext:value-type="string">
            <text:p>r2-15-30-4</text:p>
          </table:table-cell>
          <table:table-cell table:formula="of:=ROUND(([.F35]/[.G35])*100;2)" office:value-type="float" office:value="40.88" calcext:value-type="float">
            <text:p>40,88</text:p>
          </table:table-cell>
          <table:table-cell table:style-name="ce13" table:formula="of:=[.J35]" office:value-type="float" office:value="-10.67601" calcext:value-type="float">
            <text:p>-10,7</text:p>
          </table:table-cell>
          <table:table-cell table:style-name="ce13" table:formula="of:=[.I35]" office:value-type="float" office:value="0.047285" calcext:value-type="float">
            <text:p>0,0</text:p>
          </table:table-cell>
          <table:table-cell table:formula="of:=[.U35]" office:value-type="float" office:value="1" calcext:value-type="float">
            <text:p>1</text:p>
          </table:table-cell>
          <table:table-cell table:formula="of:=[.V35]" office:value-type="float" office:value="300.013537" calcext:value-type="float">
            <text:p>300,013537</text:p>
          </table:table-cell>
          <table:table-cell table:formula="of:=ABS([.AE35]-CEILING([.AC35]))" office:value-type="float" office:value="11" calcext:value-type="float">
            <text:p>11</text:p>
          </table:table-cell>
          <table:table-cell table:formula="of:=CEILING([.E35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15-15-3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45209" calcext:value-type="float">
            <text:p>0,045209</text:p>
          </table:table-cell>
          <table:table-cell table:style-name="Default" office:value-type="float" office:value="-10.628483" calcext:value-type="float">
            <text:p>-10,6284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.628483" calcext:value-type="float">
            <text:p>-10,6284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86.64" calcext:value-type="float">
            <text:p>286,64</text:p>
          </table:table-cell>
          <table:table-cell office:value-type="float" office:value="1889688" calcext:value-type="float">
            <text:p>1889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105931" calcext:value-type="float">
            <text:p>300,1059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6];&quot;-&quot;;[.C36];&quot;-&quot;;[.AH36];&quot;-&quot;;LEFT(RIGHT([.A36];6);1))" office:value-type="string" office:string-value="r2-15-30-5" calcext:value-type="string">
            <text:p>r2-15-30-5</text:p>
          </table:table-cell>
          <table:table-cell table:formula="of:=ROUND(([.F36]/[.G36])*100;2)" office:value-type="float" office:value="40.88" calcext:value-type="float">
            <text:p>40,88</text:p>
          </table:table-cell>
          <table:table-cell table:style-name="ce13" table:formula="of:=[.J36]" office:value-type="float" office:value="-10.628483" calcext:value-type="float">
            <text:p>-10,6</text:p>
          </table:table-cell>
          <table:table-cell table:style-name="ce13" table:formula="of:=[.I36]" office:value-type="float" office:value="0.045209" calcext:value-type="float">
            <text:p>0,0</text:p>
          </table:table-cell>
          <table:table-cell table:formula="of:=[.U36]" office:value-type="float" office:value="1" calcext:value-type="float">
            <text:p>1</text:p>
          </table:table-cell>
          <table:table-cell table:formula="of:=[.V36]" office:value-type="float" office:value="300.105931" calcext:value-type="float">
            <text:p>300,105931</text:p>
          </table:table-cell>
          <table:table-cell table:formula="of:=ABS([.AE36]-CEILING([.AC36]))" office:value-type="float" office:value="11" calcext:value-type="float">
            <text:p>11</text:p>
          </table:table-cell>
          <table:table-cell table:formula="of:=CEILING([.E36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140524" calcext:value-type="float">
            <text:p>0,140524</text:p>
          </table:table-cell>
          <table:table-cell table:style-name="Default" office:value-type="float" office:value="-14.5" calcext:value-type="float">
            <text:p>-14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5" calcext:value-type="float">
            <text:p>-1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292.57" calcext:value-type="float">
            <text:p>292,57</text:p>
          </table:table-cell>
          <table:table-cell office:value-type="float" office:value="3443476" calcext:value-type="float">
            <text:p>3443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435749" calcext:value-type="float">
            <text:p>300,43574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7];&quot;-&quot;;[.C37];&quot;-&quot;;[.AH37];&quot;-&quot;;LEFT(RIGHT([.A37];6);1))" office:value-type="string" office:string-value="r2-20-40-1" calcext:value-type="string">
            <text:p>r2-20-40-1</text:p>
          </table:table-cell>
          <table:table-cell table:formula="of:=ROUND(([.F37]/[.G37])*100;2)" office:value-type="float" office:value="35.46" calcext:value-type="float">
            <text:p>35,46</text:p>
          </table:table-cell>
          <table:table-cell table:style-name="ce13" table:formula="of:=[.J37]" office:value-type="float" office:value="-14.5" calcext:value-type="float">
            <text:p>-14,5</text:p>
          </table:table-cell>
          <table:table-cell table:style-name="ce13" table:formula="of:=[.I37]" office:value-type="float" office:value="0.140524" calcext:value-type="float">
            <text:p>0,1</text:p>
          </table:table-cell>
          <table:table-cell table:formula="of:=[.U37]" office:value-type="float" office:value="1" calcext:value-type="float">
            <text:p>1</text:p>
          </table:table-cell>
          <table:table-cell table:formula="of:=[.V37]" office:value-type="float" office:value="300.435749" calcext:value-type="float">
            <text:p>300,435749</text:p>
          </table:table-cell>
          <table:table-cell table:formula="of:=ABS([.AE37]-CEILING([.AC37]))" office:value-type="float" office:value="15" calcext:value-type="float">
            <text:p>15</text:p>
          </table:table-cell>
          <table:table-cell table:formula="of:=CEILING([.E37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143103" calcext:value-type="float">
            <text:p>0,143103</text:p>
          </table:table-cell>
          <table:table-cell table:style-name="Default" office:value-type="float" office:value="-14.529213" calcext:value-type="float">
            <text:p>-14,5292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529213" calcext:value-type="float">
            <text:p>-14,5292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292.83" calcext:value-type="float">
            <text:p>292,83</text:p>
          </table:table-cell>
          <table:table-cell office:value-type="float" office:value="3447092" calcext:value-type="float">
            <text:p>3447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458337" calcext:value-type="float">
            <text:p>300,45833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8];&quot;-&quot;;[.C38];&quot;-&quot;;[.AH38];&quot;-&quot;;LEFT(RIGHT([.A38];6);1))" office:value-type="string" office:string-value="r2-20-40-2" calcext:value-type="string">
            <text:p>r2-20-40-2</text:p>
          </table:table-cell>
          <table:table-cell table:formula="of:=ROUND(([.F38]/[.G38])*100;2)" office:value-type="float" office:value="35.46" calcext:value-type="float">
            <text:p>35,46</text:p>
          </table:table-cell>
          <table:table-cell table:style-name="ce13" table:formula="of:=[.J38]" office:value-type="float" office:value="-14.529213" calcext:value-type="float">
            <text:p>-14,5</text:p>
          </table:table-cell>
          <table:table-cell table:style-name="ce13" table:formula="of:=[.I38]" office:value-type="float" office:value="0.143103" calcext:value-type="float">
            <text:p>0,1</text:p>
          </table:table-cell>
          <table:table-cell table:formula="of:=[.U38]" office:value-type="float" office:value="4" calcext:value-type="float">
            <text:p>4</text:p>
          </table:table-cell>
          <table:table-cell table:formula="of:=[.V38]" office:value-type="float" office:value="300.458337" calcext:value-type="float">
            <text:p>300,458337</text:p>
          </table:table-cell>
          <table:table-cell table:formula="of:=ABS([.AE38]-CEILING([.AC38]))" office:value-type="float" office:value="18" calcext:value-type="float">
            <text:p>18</text:p>
          </table:table-cell>
          <table:table-cell table:formula="of:=CEILING([.E38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0.118242" calcext:value-type="float">
            <text:p>0,118242</text:p>
          </table:table-cell>
          <table:table-cell table:style-name="Default" office:value-type="float" office:value="-14.797917" calcext:value-type="float">
            <text:p>-14,7979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.797917" calcext:value-type="float">
            <text:p>-14,797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290.24" calcext:value-type="float">
            <text:p>290,24</text:p>
          </table:table-cell>
          <table:table-cell office:value-type="float" office:value="3441108" calcext:value-type="float">
            <text:p>3441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5" calcext:value-type="float">
            <text:p>5</text:p>
          </table:table-cell>
          <table:table-cell office:value-type="float" office:value="300.77583" calcext:value-type="float">
            <text:p>300,7758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9];&quot;-&quot;;[.C39];&quot;-&quot;;[.AH39];&quot;-&quot;;LEFT(RIGHT([.A39];6);1))" office:value-type="string" office:string-value="r2-20-40-3" calcext:value-type="string">
            <text:p>r2-20-40-3</text:p>
          </table:table-cell>
          <table:table-cell table:formula="of:=ROUND(([.F39]/[.G39])*100;2)" office:value-type="float" office:value="35.46" calcext:value-type="float">
            <text:p>35,46</text:p>
          </table:table-cell>
          <table:table-cell table:style-name="ce13" table:formula="of:=[.J39]" office:value-type="float" office:value="-14.797917" calcext:value-type="float">
            <text:p>-14,8</text:p>
          </table:table-cell>
          <table:table-cell table:style-name="ce13" table:formula="of:=[.I39]" office:value-type="float" office:value="0.118242" calcext:value-type="float">
            <text:p>0,1</text:p>
          </table:table-cell>
          <table:table-cell table:formula="of:=[.U39]" office:value-type="float" office:value="5" calcext:value-type="float">
            <text:p>5</text:p>
          </table:table-cell>
          <table:table-cell table:formula="of:=[.V39]" office:value-type="float" office:value="300.77583" calcext:value-type="float">
            <text:p>300,77583</text:p>
          </table:table-cell>
          <table:table-cell table:formula="of:=ABS([.AE39]-CEILING([.AC39]))" office:value-type="float" office:value="19" calcext:value-type="float">
            <text:p>19</text:p>
          </table:table-cell>
          <table:table-cell table:formula="of:=CEILING([.E39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282" calcext:value-type="float">
            <text:p>282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0.200063" calcext:value-type="float">
            <text:p>0,200063</text:p>
          </table:table-cell>
          <table:table-cell table:style-name="Default" office:value-type="float" office:value="-15.658333" calcext:value-type="float">
            <text:p>-15,658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58333" calcext:value-type="float">
            <text:p>-15,658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287.57" calcext:value-type="float">
            <text:p>287,57</text:p>
          </table:table-cell>
          <table:table-cell office:value-type="float" office:value="3439092" calcext:value-type="float">
            <text:p>3439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24617" calcext:value-type="float">
            <text:p>300,1246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0];&quot;-&quot;;[.C40];&quot;-&quot;;[.AH40];&quot;-&quot;;LEFT(RIGHT([.A40];6);1))" office:value-type="string" office:string-value="r2-20-40-4" calcext:value-type="string">
            <text:p>r2-20-40-4</text:p>
          </table:table-cell>
          <table:table-cell table:formula="of:=ROUND(([.F40]/[.G40])*100;2)" office:value-type="float" office:value="36.88" calcext:value-type="float">
            <text:p>36,88</text:p>
          </table:table-cell>
          <table:table-cell table:style-name="ce13" table:formula="of:=[.J40]" office:value-type="float" office:value="-15.658333" calcext:value-type="float">
            <text:p>-15,7</text:p>
          </table:table-cell>
          <table:table-cell table:style-name="ce13" table:formula="of:=[.I40]" office:value-type="float" office:value="0.200063" calcext:value-type="float">
            <text:p>0,2</text:p>
          </table:table-cell>
          <table:table-cell table:formula="of:=[.U40]" office:value-type="float" office:value="2" calcext:value-type="float">
            <text:p>2</text:p>
          </table:table-cell>
          <table:table-cell table:formula="of:=[.V40]" office:value-type="float" office:value="300.124617" calcext:value-type="float">
            <text:p>300,124617</text:p>
          </table:table-cell>
          <table:table-cell table:formula="of:=ABS([.AE40]-CEILING([.AC40]))" office:value-type="float" office:value="17" calcext:value-type="float">
            <text:p>17</text:p>
          </table:table-cell>
          <table:table-cell table:formula="of:=CEILING([.E40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0-20-4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282" calcext:value-type="float">
            <text:p>282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0.356089" calcext:value-type="float">
            <text:p>0,356089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89.9" calcext:value-type="float">
            <text:p>289,9</text:p>
          </table:table-cell>
          <table:table-cell office:value-type="float" office:value="3514834" calcext:value-type="float">
            <text:p>35148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70597" calcext:value-type="float">
            <text:p>300,1705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1];&quot;-&quot;;[.C41];&quot;-&quot;;[.AH41];&quot;-&quot;;LEFT(RIGHT([.A41];6);1))" office:value-type="string" office:string-value="r2-20-40-5" calcext:value-type="string">
            <text:p>r2-20-40-5</text:p>
          </table:table-cell>
          <table:table-cell table:formula="of:=ROUND(([.F41]/[.G41])*100;2)" office:value-type="float" office:value="34.04" calcext:value-type="float">
            <text:p>34,04</text:p>
          </table:table-cell>
          <table:table-cell table:style-name="ce13" table:formula="of:=[.J41]" office:value-type="float" office:value="-15" calcext:value-type="float">
            <text:p>-15,0</text:p>
          </table:table-cell>
          <table:table-cell table:style-name="ce13" table:formula="of:=[.I41]" office:value-type="float" office:value="0.356089" calcext:value-type="float">
            <text:p>0,4</text:p>
          </table:table-cell>
          <table:table-cell table:formula="of:=[.U41]" office:value-type="float" office:value="2" calcext:value-type="float">
            <text:p>2</text:p>
          </table:table-cell>
          <table:table-cell table:formula="of:=[.V41]" office:value-type="float" office:value="300.170597" calcext:value-type="float">
            <text:p>300,170597</text:p>
          </table:table-cell>
          <table:table-cell table:formula="of:=ABS([.AE41]-CEILING([.AC41]))" office:value-type="float" office:value="17" calcext:value-type="float">
            <text:p>17</text:p>
          </table:table-cell>
          <table:table-cell table:formula="of:=CEILING([.E41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0.271821" calcext:value-type="float">
            <text:p>0,27182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295.89" calcext:value-type="float">
            <text:p>295,89</text:p>
          </table:table-cell>
          <table:table-cell office:value-type="float" office:value="6046420" calcext:value-type="float">
            <text:p>6046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626754" calcext:value-type="float">
            <text:p>300,6267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2];&quot;-&quot;;[.C42];&quot;-&quot;;[.AH42];&quot;-&quot;;LEFT(RIGHT([.A42];6);1))" office:value-type="string" office:string-value="r2-25-50-1" calcext:value-type="string">
            <text:p>r2-25-50-1</text:p>
          </table:table-cell>
          <table:table-cell table:formula="of:=ROUND(([.F42]/[.G42])*100;2)" office:value-type="float" office:value="29.34" calcext:value-type="float">
            <text:p>29,34</text:p>
          </table:table-cell>
          <table:table-cell table:style-name="ce13" table:formula="of:=[.J42]" office:value-type="float" office:value="-18" calcext:value-type="float">
            <text:p>-18,0</text:p>
          </table:table-cell>
          <table:table-cell table:style-name="ce13" table:formula="of:=[.I42]" office:value-type="float" office:value="0.271821" calcext:value-type="float">
            <text:p>0,3</text:p>
          </table:table-cell>
          <table:table-cell table:formula="of:=[.U42]" office:value-type="float" office:value="3" calcext:value-type="float">
            <text:p>3</text:p>
          </table:table-cell>
          <table:table-cell table:formula="of:=[.V42]" office:value-type="float" office:value="300.626754" calcext:value-type="float">
            <text:p>300,626754</text:p>
          </table:table-cell>
          <table:table-cell table:formula="of:=ABS([.AE42]-CEILING([.AC42]))" office:value-type="float" office:value="21" calcext:value-type="float">
            <text:p>21</text:p>
          </table:table-cell>
          <table:table-cell table:formula="of:=CEILING([.E42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426" calcext:value-type="float">
            <text:p>426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654952" calcext:value-type="float">
            <text:p>0,654952</text:p>
          </table:table-cell>
          <table:table-cell table:style-name="Default" office:value-type="float" office:value="-19" calcext:value-type="float">
            <text:p>-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float" office:value="294.61" calcext:value-type="float">
            <text:p>294,61</text:p>
          </table:table-cell>
          <table:table-cell office:value-type="float" office:value="6123911" calcext:value-type="float">
            <text:p>6123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329687" calcext:value-type="float">
            <text:p>300,32968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3];&quot;-&quot;;[.C43];&quot;-&quot;;[.AH43];&quot;-&quot;;LEFT(RIGHT([.A43];6);1))" office:value-type="string" office:string-value="r2-25-50-2" calcext:value-type="string">
            <text:p>r2-25-50-2</text:p>
          </table:table-cell>
          <table:table-cell table:formula="of:=ROUND(([.F43]/[.G43])*100;2)" office:value-type="float" office:value="28.64" calcext:value-type="float">
            <text:p>28,64</text:p>
          </table:table-cell>
          <table:table-cell table:style-name="ce13" table:formula="of:=[.J43]" office:value-type="float" office:value="-19" calcext:value-type="float">
            <text:p>-19,0</text:p>
          </table:table-cell>
          <table:table-cell table:style-name="ce13" table:formula="of:=[.I43]" office:value-type="float" office:value="0.654952" calcext:value-type="float">
            <text:p>0,7</text:p>
          </table:table-cell>
          <table:table-cell table:formula="of:=[.U43]" office:value-type="float" office:value="2" calcext:value-type="float">
            <text:p>2</text:p>
          </table:table-cell>
          <table:table-cell table:formula="of:=[.V43]" office:value-type="float" office:value="300.329687" calcext:value-type="float">
            <text:p>300,329687</text:p>
          </table:table-cell>
          <table:table-cell table:formula="of:=ABS([.AE43]-CEILING([.AC43]))" office:value-type="float" office:value="21" calcext:value-type="float">
            <text:p>21</text:p>
          </table:table-cell>
          <table:table-cell table:formula="of:=CEILING([.E43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263715" calcext:value-type="float">
            <text:p>0,263715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297.79" calcext:value-type="float">
            <text:p>297,79</text:p>
          </table:table-cell>
          <table:table-cell office:value-type="float" office:value="6051244" calcext:value-type="float">
            <text:p>605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1.208393" calcext:value-type="float">
            <text:p>301,20839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4];&quot;-&quot;;[.C44];&quot;-&quot;;[.AH44];&quot;-&quot;;LEFT(RIGHT([.A44];6);1))" office:value-type="string" office:string-value="r2-25-50-3" calcext:value-type="string">
            <text:p>r2-25-50-3</text:p>
          </table:table-cell>
          <table:table-cell table:formula="of:=ROUND(([.F44]/[.G44])*100;2)" office:value-type="float" office:value="29.34" calcext:value-type="float">
            <text:p>29,34</text:p>
          </table:table-cell>
          <table:table-cell table:style-name="ce13" table:formula="of:=[.J44]" office:value-type="float" office:value="-18" calcext:value-type="float">
            <text:p>-18,0</text:p>
          </table:table-cell>
          <table:table-cell table:style-name="ce13" table:formula="of:=[.I44]" office:value-type="float" office:value="0.263715" calcext:value-type="float">
            <text:p>0,3</text:p>
          </table:table-cell>
          <table:table-cell table:formula="of:=[.U44]" office:value-type="float" office:value="3" calcext:value-type="float">
            <text:p>3</text:p>
          </table:table-cell>
          <table:table-cell table:formula="of:=[.V44]" office:value-type="float" office:value="301.208393" calcext:value-type="float">
            <text:p>301,208393</text:p>
          </table:table-cell>
          <table:table-cell table:formula="of:=ABS([.AE44]-CEILING([.AC44]))" office:value-type="float" office:value="21" calcext:value-type="float">
            <text:p>21</text:p>
          </table:table-cell>
          <table:table-cell table:formula="of:=CEILING([.E44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426" calcext:value-type="float">
            <text:p>426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0.477016" calcext:value-type="float">
            <text:p>0,477016</text:p>
          </table:table-cell>
          <table:table-cell table:style-name="Default" office:value-type="float" office:value="-20.004202" calcext:value-type="float">
            <text:p>-20,0042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.004202" calcext:value-type="float">
            <text:p>-20,0042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291.63" calcext:value-type="float">
            <text:p>291,63</text:p>
          </table:table-cell>
          <table:table-cell office:value-type="float" office:value="6067644" calcext:value-type="float">
            <text:p>6067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192782" calcext:value-type="float">
            <text:p>300,19278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5];&quot;-&quot;;[.C45];&quot;-&quot;;[.AH45];&quot;-&quot;;LEFT(RIGHT([.A45];6);1))" office:value-type="string" office:string-value="r2-25-50-4" calcext:value-type="string">
            <text:p>r2-25-50-4</text:p>
          </table:table-cell>
          <table:table-cell table:formula="of:=ROUND(([.F45]/[.G45])*100;2)" office:value-type="float" office:value="27.7" calcext:value-type="float">
            <text:p>27,7</text:p>
          </table:table-cell>
          <table:table-cell table:style-name="ce13" table:formula="of:=[.J45]" office:value-type="float" office:value="-20.004202" calcext:value-type="float">
            <text:p>-20,0</text:p>
          </table:table-cell>
          <table:table-cell table:style-name="ce13" table:formula="of:=[.I45]" office:value-type="float" office:value="0.477016" calcext:value-type="float">
            <text:p>0,5</text:p>
          </table:table-cell>
          <table:table-cell table:formula="of:=[.U45]" office:value-type="float" office:value="3" calcext:value-type="float">
            <text:p>3</text:p>
          </table:table-cell>
          <table:table-cell table:formula="of:=[.V45]" office:value-type="float" office:value="300.192782" calcext:value-type="float">
            <text:p>300,192782</text:p>
          </table:table-cell>
          <table:table-cell table:formula="of:=ABS([.AE45]-CEILING([.AC45]))" office:value-type="float" office:value="23" calcext:value-type="float">
            <text:p>23</text:p>
          </table:table-cell>
          <table:table-cell table:formula="of:=CEILING([.E45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25-25-5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0.232249" calcext:value-type="float">
            <text:p>0,232249</text:p>
          </table:table-cell>
          <table:table-cell table:style-name="Default" office:value-type="float" office:value="-18.160251" calcext:value-type="float">
            <text:p>-18,1602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.160251" calcext:value-type="float">
            <text:p>-18,160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295.38" calcext:value-type="float">
            <text:p>295,38</text:p>
          </table:table-cell>
          <table:table-cell office:value-type="float" office:value="6058172" calcext:value-type="float">
            <text:p>6058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652355" calcext:value-type="float">
            <text:p>300,65235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6];&quot;-&quot;;[.C46];&quot;-&quot;;[.AH46];&quot;-&quot;;LEFT(RIGHT([.A46];6);1))" office:value-type="string" office:string-value="r2-25-50-5" calcext:value-type="string">
            <text:p>r2-25-50-5</text:p>
          </table:table-cell>
          <table:table-cell table:formula="of:=ROUND(([.F46]/[.G46])*100;2)" office:value-type="float" office:value="29.34" calcext:value-type="float">
            <text:p>29,34</text:p>
          </table:table-cell>
          <table:table-cell table:style-name="ce13" table:formula="of:=[.J46]" office:value-type="float" office:value="-18.160251" calcext:value-type="float">
            <text:p>-18,2</text:p>
          </table:table-cell>
          <table:table-cell table:style-name="ce13" table:formula="of:=[.I46]" office:value-type="float" office:value="0.232249" calcext:value-type="float">
            <text:p>0,2</text:p>
          </table:table-cell>
          <table:table-cell table:formula="of:=[.U46]" office:value-type="float" office:value="3" calcext:value-type="float">
            <text:p>3</text:p>
          </table:table-cell>
          <table:table-cell table:formula="of:=[.V46]" office:value-type="float" office:value="300.652355" calcext:value-type="float">
            <text:p>300,652355</text:p>
          </table:table-cell>
          <table:table-cell table:formula="of:=ABS([.AE46]-CEILING([.AC46]))" office:value-type="float" office:value="21" calcext:value-type="float">
            <text:p>21</text:p>
          </table:table-cell>
          <table:table-cell table:formula="of:=CEILING([.E46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007748" calcext:value-type="float">
            <text:p>0,007748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3.5" calcext:value-type="float">
            <text:p>273,5</text:p>
          </table:table-cell>
          <table:table-cell office:value-type="float" office:value="396788" calcext:value-type="float">
            <text:p>396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05898" calcext:value-type="float">
            <text:p>300,0058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7];&quot;-&quot;;[.C47];&quot;-&quot;;[.AH47];&quot;-&quot;;LEFT(RIGHT([.A47];6);1))" office:value-type="string" office:string-value="r2-5-10-1" calcext:value-type="string">
            <text:p>r2-5-10-1</text:p>
          </table:table-cell>
          <table:table-cell table:formula="of:=ROUND(([.F47]/[.G47])*100;2)" office:value-type="float" office:value="63.89" calcext:value-type="float">
            <text:p>63,89</text:p>
          </table:table-cell>
          <table:table-cell table:style-name="ce13" table:formula="of:=[.J47]" office:value-type="float" office:value="-3" calcext:value-type="float">
            <text:p>-3,0</text:p>
          </table:table-cell>
          <table:table-cell table:style-name="ce13" table:formula="of:=[.I47]" office:value-type="float" office:value="0.007748" calcext:value-type="float">
            <text:p>0,0</text:p>
          </table:table-cell>
          <table:table-cell table:formula="of:=[.U47]" office:value-type="float" office:value="1" calcext:value-type="float">
            <text:p>1</text:p>
          </table:table-cell>
          <table:table-cell table:formula="of:=[.V47]" office:value-type="float" office:value="300.005898" calcext:value-type="float">
            <text:p>300,005898</text:p>
          </table:table-cell>
          <table:table-cell table:formula="of:=ABS([.AE47]-CEILING([.AC47]))" office:value-type="float" office:value="4" calcext:value-type="float">
            <text:p>4</text:p>
          </table:table-cell>
          <table:table-cell table:formula="of:=CEILING([.E47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7018" calcext:value-type="float">
            <text:p>0,007018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.95" calcext:value-type="float">
            <text:p>266,95</text:p>
          </table:table-cell>
          <table:table-cell office:value-type="float" office:value="390188" calcext:value-type="float">
            <text:p>390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08499" calcext:value-type="float">
            <text:p>300,00849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8];&quot;-&quot;;[.C48];&quot;-&quot;;[.AH48];&quot;-&quot;;LEFT(RIGHT([.A48];6);1))" office:value-type="string" office:string-value="r2-5-10-2" calcext:value-type="string">
            <text:p>r2-5-10-2</text:p>
          </table:table-cell>
          <table:table-cell table:formula="of:=ROUND(([.F48]/[.G48])*100;2)" office:value-type="float" office:value="69.44" calcext:value-type="float">
            <text:p>69,44</text:p>
          </table:table-cell>
          <table:table-cell table:style-name="ce13" table:formula="of:=[.J48]" office:value-type="float" office:value="-3" calcext:value-type="float">
            <text:p>-3,0</text:p>
          </table:table-cell>
          <table:table-cell table:style-name="ce13" table:formula="of:=[.I48]" office:value-type="float" office:value="0.007018" calcext:value-type="float">
            <text:p>0,0</text:p>
          </table:table-cell>
          <table:table-cell table:formula="of:=[.U48]" office:value-type="float" office:value="0" calcext:value-type="float">
            <text:p>0</text:p>
          </table:table-cell>
          <table:table-cell table:formula="of:=[.V48]" office:value-type="float" office:value="300.008499" calcext:value-type="float">
            <text:p>300,008499</text:p>
          </table:table-cell>
          <table:table-cell table:formula="of:=ABS([.AE48]-CEILING([.AC48]))" office:value-type="float" office:value="3" calcext:value-type="float">
            <text:p>3</text:p>
          </table:table-cell>
          <table:table-cell table:formula="of:=CEILING([.E48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.006241" calcext:value-type="float">
            <text:p>0,006241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.04" calcext:value-type="float">
            <text:p>266,04</text:p>
          </table:table-cell>
          <table:table-cell office:value-type="float" office:value="394988" calcext:value-type="float">
            <text:p>3949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08057" calcext:value-type="float">
            <text:p>300,0080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9];&quot;-&quot;;[.C49];&quot;-&quot;;[.AH49];&quot;-&quot;;LEFT(RIGHT([.A49];6);1))" office:value-type="string" office:string-value="r2-5-10-3" calcext:value-type="string">
            <text:p>r2-5-10-3</text:p>
          </table:table-cell>
          <table:table-cell table:formula="of:=ROUND(([.F49]/[.G49])*100;2)" office:value-type="float" office:value="44.44" calcext:value-type="float">
            <text:p>44,44</text:p>
          </table:table-cell>
          <table:table-cell table:style-name="ce13" table:formula="of:=[.J49]" office:value-type="float" office:value="-3" calcext:value-type="float">
            <text:p>-3,0</text:p>
          </table:table-cell>
          <table:table-cell table:style-name="ce13" table:formula="of:=[.I49]" office:value-type="float" office:value="0.006241" calcext:value-type="float">
            <text:p>0,0</text:p>
          </table:table-cell>
          <table:table-cell table:formula="of:=[.U49]" office:value-type="float" office:value="0" calcext:value-type="float">
            <text:p>0</text:p>
          </table:table-cell>
          <table:table-cell table:formula="of:=[.V49]" office:value-type="float" office:value="300.008057" calcext:value-type="float">
            <text:p>300,008057</text:p>
          </table:table-cell>
          <table:table-cell table:formula="of:=ABS([.AE49]-CEILING([.AC49]))" office:value-type="float" office:value="3" calcext:value-type="float">
            <text:p>3</text:p>
          </table:table-cell>
          <table:table-cell table:formula="of:=CEILING([.E49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006626" calcext:value-type="float">
            <text:p>0,006626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.02" calcext:value-type="float">
            <text:p>267,02</text:p>
          </table:table-cell>
          <table:table-cell office:value-type="float" office:value="394868" calcext:value-type="float">
            <text:p>394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08754" calcext:value-type="float">
            <text:p>300,0087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0];&quot;-&quot;;[.C50];&quot;-&quot;;[.AH50];&quot;-&quot;;LEFT(RIGHT([.A50];6);1))" office:value-type="string" office:string-value="r2-5-10-4" calcext:value-type="string">
            <text:p>r2-5-10-4</text:p>
          </table:table-cell>
          <table:table-cell table:formula="of:=ROUND(([.F50]/[.G50])*100;2)" office:value-type="float" office:value="50" calcext:value-type="float">
            <text:p>50</text:p>
          </table:table-cell>
          <table:table-cell table:style-name="ce13" table:formula="of:=[.J50]" office:value-type="float" office:value="-3" calcext:value-type="float">
            <text:p>-3,0</text:p>
          </table:table-cell>
          <table:table-cell table:style-name="ce13" table:formula="of:=[.I50]" office:value-type="float" office:value="0.006626" calcext:value-type="float">
            <text:p>0,0</text:p>
          </table:table-cell>
          <table:table-cell table:formula="of:=[.U50]" office:value-type="float" office:value="0" calcext:value-type="float">
            <text:p>0</text:p>
          </table:table-cell>
          <table:table-cell table:formula="of:=[.V50]" office:value-type="float" office:value="300.008754" calcext:value-type="float">
            <text:p>300,008754</text:p>
          </table:table-cell>
          <table:table-cell table:formula="of:=ABS([.AE50]-CEILING([.AC50]))" office:value-type="float" office:value="3" calcext:value-type="float">
            <text:p>3</text:p>
          </table:table-cell>
          <table:table-cell table:formula="of:=CEILING([.E50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2-5-5-1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.006045" calcext:value-type="float">
            <text:p>0,006045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.56" calcext:value-type="float">
            <text:p>267,56</text:p>
          </table:table-cell>
          <table:table-cell office:value-type="float" office:value="393020" calcext:value-type="float">
            <text:p>393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00847" calcext:value-type="float">
            <text:p>300,0008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1];&quot;-&quot;;[.C51];&quot;-&quot;;[.AH51];&quot;-&quot;;LEFT(RIGHT([.A51];6);1))" office:value-type="string" office:string-value="r2-5-10-5" calcext:value-type="string">
            <text:p>r2-5-10-5</text:p>
          </table:table-cell>
          <table:table-cell table:formula="of:=ROUND(([.F51]/[.G51])*100;2)" office:value-type="float" office:value="38.89" calcext:value-type="float">
            <text:p>38,89</text:p>
          </table:table-cell>
          <table:table-cell table:style-name="ce13" table:formula="of:=[.J51]" office:value-type="float" office:value="-3" calcext:value-type="float">
            <text:p>-3,0</text:p>
          </table:table-cell>
          <table:table-cell table:style-name="ce13" table:formula="of:=[.I51]" office:value-type="float" office:value="0.006045" calcext:value-type="float">
            <text:p>0,0</text:p>
          </table:table-cell>
          <table:table-cell table:formula="of:=[.U51]" office:value-type="float" office:value="-1" calcext:value-type="float">
            <text:p>-1</text:p>
          </table:table-cell>
          <table:table-cell table:formula="of:=[.V51]" office:value-type="float" office:value="300.000847" calcext:value-type="float">
            <text:p>300,000847</text:p>
          </table:table-cell>
          <table:table-cell table:formula="of:=ABS([.AE51]-CEILING([.AC51]))" office:value-type="float" office:value="2" calcext:value-type="float">
            <text:p>2</text:p>
          </table:table-cell>
          <table:table-cell table:formula="of:=CEILING([.E51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0.027517" calcext:value-type="float">
            <text:p>0,027517</text:p>
          </table:table-cell>
          <table:table-cell table:style-name="Default" office:value-type="float" office:value="-11.774744" calcext:value-type="float">
            <text:p>-11,7747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774744" calcext:value-type="float">
            <text:p>-11,7747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82.09" calcext:value-type="float">
            <text:p>282,09</text:p>
          </table:table-cell>
          <table:table-cell office:value-type="float" office:value="929246" calcext:value-type="float">
            <text:p>929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132606" calcext:value-type="float">
            <text:p>300,1326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2];&quot;-&quot;;[.C52];&quot;-&quot;;[.AH52];&quot;-&quot;;LEFT(RIGHT([.A52];6);1))" office:value-type="string" office:string-value="r4-10-20-1" calcext:value-type="string">
            <text:p>r4-10-20-1</text:p>
          </table:table-cell>
          <table:table-cell table:formula="of:=ROUND(([.F52]/[.G52])*100;2)" office:value-type="float" office:value="86.89" calcext:value-type="float">
            <text:p>86,89</text:p>
          </table:table-cell>
          <table:table-cell table:style-name="ce13" table:formula="of:=[.J52]" office:value-type="float" office:value="-11.774744" calcext:value-type="float">
            <text:p>-11,8</text:p>
          </table:table-cell>
          <table:table-cell table:style-name="ce13" table:formula="of:=[.I52]" office:value-type="float" office:value="0.027517" calcext:value-type="float">
            <text:p>0,0</text:p>
          </table:table-cell>
          <table:table-cell table:formula="of:=[.U52]" office:value-type="float" office:value="0" calcext:value-type="float">
            <text:p>0</text:p>
          </table:table-cell>
          <table:table-cell table:formula="of:=[.V52]" office:value-type="float" office:value="300.132606" calcext:value-type="float">
            <text:p>300,132606</text:p>
          </table:table-cell>
          <table:table-cell table:formula="of:=ABS([.AE52]-CEILING([.AC52]))" office:value-type="float" office:value="11" calcext:value-type="float">
            <text:p>11</text:p>
          </table:table-cell>
          <table:table-cell table:formula="of:=CEILING([.E52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0.028989" calcext:value-type="float">
            <text:p>0,028989</text:p>
          </table:table-cell>
          <table:table-cell table:style-name="Default" office:value-type="float" office:value="-11.75791" calcext:value-type="float">
            <text:p>-11,757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75791" calcext:value-type="float">
            <text:p>-11,757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8.4" calcext:value-type="float">
            <text:p>278,4</text:p>
          </table:table-cell>
          <table:table-cell office:value-type="float" office:value="929070" calcext:value-type="float">
            <text:p>929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15288" calcext:value-type="float">
            <text:p>300,0152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3];&quot;-&quot;;[.C53];&quot;-&quot;;[.AH53];&quot;-&quot;;LEFT(RIGHT([.A53];6);1))" office:value-type="string" office:string-value="r4-10-20-2" calcext:value-type="string">
            <text:p>r4-10-20-2</text:p>
          </table:table-cell>
          <table:table-cell table:formula="of:=ROUND(([.F53]/[.G53])*100;2)" office:value-type="float" office:value="83.61" calcext:value-type="float">
            <text:p>83,61</text:p>
          </table:table-cell>
          <table:table-cell table:style-name="ce13" table:formula="of:=[.J53]" office:value-type="float" office:value="-11.75791" calcext:value-type="float">
            <text:p>-11,8</text:p>
          </table:table-cell>
          <table:table-cell table:style-name="ce13" table:formula="of:=[.I53]" office:value-type="float" office:value="0.028989" calcext:value-type="float">
            <text:p>0,0</text:p>
          </table:table-cell>
          <table:table-cell table:formula="of:=[.U53]" office:value-type="float" office:value="0" calcext:value-type="float">
            <text:p>0</text:p>
          </table:table-cell>
          <table:table-cell table:formula="of:=[.V53]" office:value-type="float" office:value="300.015288" calcext:value-type="float">
            <text:p>300,015288</text:p>
          </table:table-cell>
          <table:table-cell table:formula="of:=ABS([.AE53]-CEILING([.AC53]))" office:value-type="float" office:value="11" calcext:value-type="float">
            <text:p>11</text:p>
          </table:table-cell>
          <table:table-cell table:formula="of:=CEILING([.E53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0.049042" calcext:value-type="float">
            <text:p>0,049042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78.27" calcext:value-type="float">
            <text:p>278,27</text:p>
          </table:table-cell>
          <table:table-cell office:value-type="float" office:value="951815" calcext:value-type="float">
            <text:p>951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111353" calcext:value-type="float">
            <text:p>300,1113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4];&quot;-&quot;;[.C54];&quot;-&quot;;[.AH54];&quot;-&quot;;LEFT(RIGHT([.A54];6);1))" office:value-type="string" office:string-value="r4-10-20-3" calcext:value-type="string">
            <text:p>r4-10-20-3</text:p>
          </table:table-cell>
          <table:table-cell table:formula="of:=ROUND(([.F54]/[.G54])*100;2)" office:value-type="float" office:value="81.97" calcext:value-type="float">
            <text:p>81,97</text:p>
          </table:table-cell>
          <table:table-cell table:style-name="ce13" table:formula="of:=[.J54]" office:value-type="float" office:value="-12" calcext:value-type="float">
            <text:p>-12,0</text:p>
          </table:table-cell>
          <table:table-cell table:style-name="ce13" table:formula="of:=[.I54]" office:value-type="float" office:value="0.049042" calcext:value-type="float">
            <text:p>0,0</text:p>
          </table:table-cell>
          <table:table-cell table:formula="of:=[.U54]" office:value-type="float" office:value="-1" calcext:value-type="float">
            <text:p>-1</text:p>
          </table:table-cell>
          <table:table-cell table:formula="of:=[.V54]" office:value-type="float" office:value="300.111353" calcext:value-type="float">
            <text:p>300,111353</text:p>
          </table:table-cell>
          <table:table-cell table:formula="of:=ABS([.AE54]-CEILING([.AC54]))" office:value-type="float" office:value="11" calcext:value-type="float">
            <text:p>11</text:p>
          </table:table-cell>
          <table:table-cell table:formula="of:=CEILING([.E54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style-name="Default" office:value-type="float" office:value="0.091597" calcext:value-type="float">
            <text:p>0,091597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268.82" calcext:value-type="float">
            <text:p>268,82</text:p>
          </table:table-cell>
          <table:table-cell office:value-type="float" office:value="967879" calcext:value-type="float">
            <text:p>967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281" calcext:value-type="float">
            <text:p>300,0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5];&quot;-&quot;;[.C55];&quot;-&quot;;[.AH55];&quot;-&quot;;LEFT(RIGHT([.A55];6);1))" office:value-type="string" office:string-value="r4-10-20-4" calcext:value-type="string">
            <text:p>r4-10-20-4</text:p>
          </table:table-cell>
          <table:table-cell table:formula="of:=ROUND(([.F55]/[.G55])*100;2)" office:value-type="float" office:value="81.97" calcext:value-type="float">
            <text:p>81,97</text:p>
          </table:table-cell>
          <table:table-cell table:style-name="ce13" table:formula="of:=[.J55]" office:value-type="float" office:value="-12" calcext:value-type="float">
            <text:p>-12,0</text:p>
          </table:table-cell>
          <table:table-cell table:style-name="ce13" table:formula="of:=[.I55]" office:value-type="float" office:value="0.091597" calcext:value-type="float">
            <text:p>0,1</text:p>
          </table:table-cell>
          <table:table-cell table:formula="of:=[.U55]" office:value-type="float" office:value="0" calcext:value-type="float">
            <text:p>0</text:p>
          </table:table-cell>
          <table:table-cell table:formula="of:=[.V55]" office:value-type="float" office:value="300.0281" calcext:value-type="float">
            <text:p>300,0281</text:p>
          </table:table-cell>
          <table:table-cell table:formula="of:=ABS([.AE55]-CEILING([.AC55]))" office:value-type="float" office:value="12" calcext:value-type="float">
            <text:p>12</text:p>
          </table:table-cell>
          <table:table-cell table:formula="of:=CEILING([.E55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0-10-2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160305" calcext:value-type="float">
            <text:p>0,160305</text:p>
          </table:table-cell>
          <table:table-cell table:style-name="Default" office:value-type="float" office:value="-11.867648" calcext:value-type="float">
            <text:p>-11,8676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867648" calcext:value-type="float">
            <text:p>-11,8676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273.87" calcext:value-type="float">
            <text:p>273,87</text:p>
          </table:table-cell>
          <table:table-cell office:value-type="float" office:value="992755" calcext:value-type="float">
            <text:p>992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33636" calcext:value-type="float">
            <text:p>300,0336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6];&quot;-&quot;;[.C56];&quot;-&quot;;[.AH56];&quot;-&quot;;LEFT(RIGHT([.A56];6);1))" office:value-type="string" office:string-value="r4-10-20-5" calcext:value-type="string">
            <text:p>r4-10-20-5</text:p>
          </table:table-cell>
          <table:table-cell table:formula="of:=ROUND(([.F56]/[.G56])*100;2)" office:value-type="float" office:value="90.98" calcext:value-type="float">
            <text:p>90,98</text:p>
          </table:table-cell>
          <table:table-cell table:style-name="ce13" table:formula="of:=[.J56]" office:value-type="float" office:value="-11.867648" calcext:value-type="float">
            <text:p>-11,9</text:p>
          </table:table-cell>
          <table:table-cell table:style-name="ce13" table:formula="of:=[.I56]" office:value-type="float" office:value="0.160305" calcext:value-type="float">
            <text:p>0,2</text:p>
          </table:table-cell>
          <table:table-cell table:formula="of:=[.U56]" office:value-type="float" office:value="0" calcext:value-type="float">
            <text:p>0</text:p>
          </table:table-cell>
          <table:table-cell table:formula="of:=[.V56]" office:value-type="float" office:value="300.033636" calcext:value-type="float">
            <text:p>300,033636</text:p>
          </table:table-cell>
          <table:table-cell table:formula="of:=ABS([.AE56]-CEILING([.AC56]))" office:value-type="float" office:value="11" calcext:value-type="float">
            <text:p>11</text:p>
          </table:table-cell>
          <table:table-cell table:formula="of:=CEILING([.E5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0.06909" calcext:value-type="float">
            <text:p>0,06909</text:p>
          </table:table-cell>
          <table:table-cell table:style-name="Default" office:value-type="float" office:value="-16.679203" calcext:value-type="float">
            <text:p>-16,6792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.679203" calcext:value-type="float">
            <text:p>-16,679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285.38" calcext:value-type="float">
            <text:p>285,38</text:p>
          </table:table-cell>
          <table:table-cell office:value-type="float" office:value="1979942" calcext:value-type="float">
            <text:p>1979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85446" calcext:value-type="float">
            <text:p>300,0854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7];&quot;-&quot;;[.C57];&quot;-&quot;;[.AH57];&quot;-&quot;;LEFT(RIGHT([.A57];6);1))" office:value-type="string" office:string-value="r4-15-30-1" calcext:value-type="string">
            <text:p>r4-15-30-1</text:p>
          </table:table-cell>
          <table:table-cell table:formula="of:=ROUND(([.F57]/[.G57])*100;2)" office:value-type="float" office:value="66.22" calcext:value-type="float">
            <text:p>66,22</text:p>
          </table:table-cell>
          <table:table-cell table:style-name="ce13" table:formula="of:=[.J57]" office:value-type="float" office:value="-16.679203" calcext:value-type="float">
            <text:p>-16,7</text:p>
          </table:table-cell>
          <table:table-cell table:style-name="ce13" table:formula="of:=[.I57]" office:value-type="float" office:value="0.06909" calcext:value-type="float">
            <text:p>0,1</text:p>
          </table:table-cell>
          <table:table-cell table:formula="of:=[.U57]" office:value-type="float" office:value="0" calcext:value-type="float">
            <text:p>0</text:p>
          </table:table-cell>
          <table:table-cell table:formula="of:=[.V57]" office:value-type="float" office:value="300.085446" calcext:value-type="float">
            <text:p>300,085446</text:p>
          </table:table-cell>
          <table:table-cell table:formula="of:=ABS([.AE57]-CEILING([.AC57]))" office:value-type="float" office:value="16" calcext:value-type="float">
            <text:p>16</text:p>
          </table:table-cell>
          <table:table-cell table:formula="of:=CEILING([.E57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table:style-name="Default" office:value-type="float" office:value="0.115263" calcext:value-type="float">
            <text:p>0,115263</text:p>
          </table:table-cell>
          <table:table-cell table:style-name="Default" office:value-type="float" office:value="-16.704818" calcext:value-type="float">
            <text:p>-16,7048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.704818" calcext:value-type="float">
            <text:p>-16,7048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289.02" calcext:value-type="float">
            <text:p>289,02</text:p>
          </table:table-cell>
          <table:table-cell office:value-type="float" office:value="1990166" calcext:value-type="float">
            <text:p>1990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337582" calcext:value-type="float">
            <text:p>300,3375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8];&quot;-&quot;;[.C58];&quot;-&quot;;[.AH58];&quot;-&quot;;LEFT(RIGHT([.A58];6);1))" office:value-type="string" office:string-value="r4-15-30-2" calcext:value-type="string">
            <text:p>r4-15-30-2</text:p>
          </table:table-cell>
          <table:table-cell table:formula="of:=ROUND(([.F58]/[.G58])*100;2)" office:value-type="float" office:value="67.11" calcext:value-type="float">
            <text:p>67,11</text:p>
          </table:table-cell>
          <table:table-cell table:style-name="ce13" table:formula="of:=[.J58]" office:value-type="float" office:value="-16.704818" calcext:value-type="float">
            <text:p>-16,7</text:p>
          </table:table-cell>
          <table:table-cell table:style-name="ce13" table:formula="of:=[.I58]" office:value-type="float" office:value="0.115263" calcext:value-type="float">
            <text:p>0,1</text:p>
          </table:table-cell>
          <table:table-cell table:formula="of:=[.U58]" office:value-type="float" office:value="0" calcext:value-type="float">
            <text:p>0</text:p>
          </table:table-cell>
          <table:table-cell table:formula="of:=[.V58]" office:value-type="float" office:value="300.337582" calcext:value-type="float">
            <text:p>300,337582</text:p>
          </table:table-cell>
          <table:table-cell table:formula="of:=ABS([.AE58]-CEILING([.AC58]))" office:value-type="float" office:value="16" calcext:value-type="float">
            <text:p>16</text:p>
          </table:table-cell>
          <table:table-cell table:formula="of:=CEILING([.E58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0.263067" calcext:value-type="float">
            <text:p>0,263067</text:p>
          </table:table-cell>
          <table:table-cell table:style-name="Default" office:value-type="float" office:value="-17" calcext:value-type="float">
            <text:p>-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287.17" calcext:value-type="float">
            <text:p>287,17</text:p>
          </table:table-cell>
          <table:table-cell office:value-type="float" office:value="2056057" calcext:value-type="float">
            <text:p>2056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202876" calcext:value-type="float">
            <text:p>300,2028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9];&quot;-&quot;;[.C59];&quot;-&quot;;[.AH59];&quot;-&quot;;LEFT(RIGHT([.A59];6);1))" office:value-type="string" office:string-value="r4-15-30-3" calcext:value-type="string">
            <text:p>r4-15-30-3</text:p>
          </table:table-cell>
          <table:table-cell table:formula="of:=ROUND(([.F59]/[.G59])*100;2)" office:value-type="float" office:value="62.22" calcext:value-type="float">
            <text:p>62,22</text:p>
          </table:table-cell>
          <table:table-cell table:style-name="ce13" table:formula="of:=[.J59]" office:value-type="float" office:value="-17" calcext:value-type="float">
            <text:p>-17,0</text:p>
          </table:table-cell>
          <table:table-cell table:style-name="ce13" table:formula="of:=[.I59]" office:value-type="float" office:value="0.263067" calcext:value-type="float">
            <text:p>0,3</text:p>
          </table:table-cell>
          <table:table-cell table:formula="of:=[.U59]" office:value-type="float" office:value="0" calcext:value-type="float">
            <text:p>0</text:p>
          </table:table-cell>
          <table:table-cell table:formula="of:=[.V59]" office:value-type="float" office:value="300.202876" calcext:value-type="float">
            <text:p>300,202876</text:p>
          </table:table-cell>
          <table:table-cell table:formula="of:=ABS([.AE59]-CEILING([.AC59]))" office:value-type="float" office:value="17" calcext:value-type="float">
            <text:p>17</text:p>
          </table:table-cell>
          <table:table-cell table:formula="of:=CEILING([.E59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0.043321" calcext:value-type="float">
            <text:p>0,043321</text:p>
          </table:table-cell>
          <table:table-cell table:style-name="Default" office:value-type="float" office:value="-17.662898" calcext:value-type="float">
            <text:p>-17,66289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.662898" calcext:value-type="float">
            <text:p>-17,6628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84.69" calcext:value-type="float">
            <text:p>284,69</text:p>
          </table:table-cell>
          <table:table-cell office:value-type="float" office:value="1977550" calcext:value-type="float">
            <text:p>1977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92094" calcext:value-type="float">
            <text:p>300,09209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0];&quot;-&quot;;[.C60];&quot;-&quot;;[.AH60];&quot;-&quot;;LEFT(RIGHT([.A60];6);1))" office:value-type="string" office:string-value="r4-15-30-4" calcext:value-type="string">
            <text:p>r4-15-30-4</text:p>
          </table:table-cell>
          <table:table-cell table:formula="of:=ROUND(([.F60]/[.G60])*100;2)" office:value-type="float" office:value="70.67" calcext:value-type="float">
            <text:p>70,67</text:p>
          </table:table-cell>
          <table:table-cell table:style-name="ce13" table:formula="of:=[.J60]" office:value-type="float" office:value="-17.662898" calcext:value-type="float">
            <text:p>-17,7</text:p>
          </table:table-cell>
          <table:table-cell table:style-name="ce13" table:formula="of:=[.I60]" office:value-type="float" office:value="0.043321" calcext:value-type="float">
            <text:p>0,0</text:p>
          </table:table-cell>
          <table:table-cell table:formula="of:=[.U60]" office:value-type="float" office:value="1" calcext:value-type="float">
            <text:p>1</text:p>
          </table:table-cell>
          <table:table-cell table:formula="of:=[.V60]" office:value-type="float" office:value="300.092094" calcext:value-type="float">
            <text:p>300,092094</text:p>
          </table:table-cell>
          <table:table-cell table:formula="of:=ABS([.AE60]-CEILING([.AC60]))" office:value-type="float" office:value="18" calcext:value-type="float">
            <text:p>18</text:p>
          </table:table-cell>
          <table:table-cell table:formula="of:=CEILING([.E60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15-15-3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251" calcext:value-type="float">
            <text:p>251</text:p>
          </table:table-cell>
          <table:table-cell table:style-name="Default" office:value-type="float" office:value="0.077829" calcext:value-type="float">
            <text:p>0,077829</text:p>
          </table:table-cell>
          <table:table-cell table:style-name="Default" office:value-type="float" office:value="-18.876489" calcext:value-type="float">
            <text:p>-18,8764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.876489" calcext:value-type="float">
            <text:p>-18,8764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273.7" calcext:value-type="float">
            <text:p>273,7</text:p>
          </table:table-cell>
          <table:table-cell office:value-type="float" office:value="1978350" calcext:value-type="float">
            <text:p>1978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13085" calcext:value-type="float">
            <text:p>300,0130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1];&quot;-&quot;;[.C61];&quot;-&quot;;[.AH61];&quot;-&quot;;LEFT(RIGHT([.A61];6);1))" office:value-type="string" office:string-value="r4-15-30-5" calcext:value-type="string">
            <text:p>r4-15-30-5</text:p>
          </table:table-cell>
          <table:table-cell table:formula="of:=ROUND(([.F61]/[.G61])*100;2)" office:value-type="float" office:value="81.33" calcext:value-type="float">
            <text:p>81,33</text:p>
          </table:table-cell>
          <table:table-cell table:style-name="ce13" table:formula="of:=[.J61]" office:value-type="float" office:value="-18.876489" calcext:value-type="float">
            <text:p>-18,9</text:p>
          </table:table-cell>
          <table:table-cell table:style-name="ce13" table:formula="of:=[.I61]" office:value-type="float" office:value="0.077829" calcext:value-type="float">
            <text:p>0,1</text:p>
          </table:table-cell>
          <table:table-cell table:formula="of:=[.U61]" office:value-type="float" office:value="0" calcext:value-type="float">
            <text:p>0</text:p>
          </table:table-cell>
          <table:table-cell table:formula="of:=[.V61]" office:value-type="float" office:value="300.013085" calcext:value-type="float">
            <text:p>300,013085</text:p>
          </table:table-cell>
          <table:table-cell table:formula="of:=ABS([.AE61]-CEILING([.AC61]))" office:value-type="float" office:value="18" calcext:value-type="float">
            <text:p>18</text:p>
          </table:table-cell>
          <table:table-cell table:formula="of:=CEILING([.E61]*(4/3)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table:style-name="Default" office:value-type="float" office:value="1.166207" calcext:value-type="float">
            <text:p>1,166207</text:p>
          </table:table-cell>
          <table:table-cell table:style-name="Default" office:value-type="float" office:value="-22" calcext:value-type="float">
            <text:p>-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6" calcext:value-type="float">
            <text:p>1,16</text:p>
          </table:table-cell>
          <table:table-cell office:value-type="float" office:value="296.74" calcext:value-type="float">
            <text:p>296,74</text:p>
          </table:table-cell>
          <table:table-cell office:value-type="float" office:value="3652928" calcext:value-type="float">
            <text:p>3652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795125" calcext:value-type="float">
            <text:p>300,79512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2];&quot;-&quot;;[.C62];&quot;-&quot;;[.AH62];&quot;-&quot;;LEFT(RIGHT([.A62];6);1))" office:value-type="string" office:string-value="r4-20-40-1" calcext:value-type="string">
            <text:p>r4-20-40-1</text:p>
          </table:table-cell>
          <table:table-cell table:formula="of:=ROUND(([.F62]/[.G62])*100;2)" office:value-type="float" office:value="57.02" calcext:value-type="float">
            <text:p>57,02</text:p>
          </table:table-cell>
          <table:table-cell table:style-name="ce13" table:formula="of:=[.J62]" office:value-type="float" office:value="-22" calcext:value-type="float">
            <text:p>-22,0</text:p>
          </table:table-cell>
          <table:table-cell table:style-name="ce13" table:formula="of:=[.I62]" office:value-type="float" office:value="1.166207" calcext:value-type="float">
            <text:p>1,2</text:p>
          </table:table-cell>
          <table:table-cell table:formula="of:=[.U62]" office:value-type="float" office:value="1" calcext:value-type="float">
            <text:p>1</text:p>
          </table:table-cell>
          <table:table-cell table:formula="of:=[.V62]" office:value-type="float" office:value="300.795125" calcext:value-type="float">
            <text:p>300,795125</text:p>
          </table:table-cell>
          <table:table-cell table:formula="of:=ABS([.AE62]-CEILING([.AC62]))" office:value-type="float" office:value="23" calcext:value-type="float">
            <text:p>23</text:p>
          </table:table-cell>
          <table:table-cell table:formula="of:=CEILING([.E62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342" calcext:value-type="float">
            <text:p>34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122032" calcext:value-type="float">
            <text:p>0,122032</text:p>
          </table:table-cell>
          <table:table-cell table:style-name="Default" office:value-type="float" office:value="-22.985173" calcext:value-type="float">
            <text:p>-22,9851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2.985173" calcext:value-type="float">
            <text:p>-22,985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294.59" calcext:value-type="float">
            <text:p>294,59</text:p>
          </table:table-cell>
          <table:table-cell office:value-type="float" office:value="3582268" calcext:value-type="float">
            <text:p>3582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857687" calcext:value-type="float">
            <text:p>300,85768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3];&quot;-&quot;;[.C63];&quot;-&quot;;[.AH63];&quot;-&quot;;LEFT(RIGHT([.A63];6);1))" office:value-type="string" office:string-value="r4-20-40-2" calcext:value-type="string">
            <text:p>r4-20-40-2</text:p>
          </table:table-cell>
          <table:table-cell table:formula="of:=ROUND(([.F63]/[.G63])*100;2)" office:value-type="float" office:value="57.89" calcext:value-type="float">
            <text:p>57,89</text:p>
          </table:table-cell>
          <table:table-cell table:style-name="ce13" table:formula="of:=[.J63]" office:value-type="float" office:value="-22.985173" calcext:value-type="float">
            <text:p>-23,0</text:p>
          </table:table-cell>
          <table:table-cell table:style-name="ce13" table:formula="of:=[.I63]" office:value-type="float" office:value="0.122032" calcext:value-type="float">
            <text:p>0,1</text:p>
          </table:table-cell>
          <table:table-cell table:formula="of:=[.U63]" office:value-type="float" office:value="1" calcext:value-type="float">
            <text:p>1</text:p>
          </table:table-cell>
          <table:table-cell table:formula="of:=[.V63]" office:value-type="float" office:value="300.857687" calcext:value-type="float">
            <text:p>300,857687</text:p>
          </table:table-cell>
          <table:table-cell table:formula="of:=ABS([.AE63]-CEILING([.AC63]))" office:value-type="float" office:value="23" calcext:value-type="float">
            <text:p>23</text:p>
          </table:table-cell>
          <table:table-cell table:formula="of:=CEILING([.E63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342" calcext:value-type="float">
            <text:p>342</text:p>
          </table:table-cell>
          <table:table-cell office:value-type="float" office:value="297" calcext:value-type="float">
            <text:p>297</text:p>
          </table:table-cell>
          <table:table-cell table:style-name="Default" office:value-type="float" office:value="0.149528" calcext:value-type="float">
            <text:p>0,149528</text:p>
          </table:table-cell>
          <table:table-cell table:style-name="Default" office:value-type="float" office:value="-23.608134" calcext:value-type="float">
            <text:p>-23,6081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3.608134" calcext:value-type="float">
            <text:p>-23,608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290.3" calcext:value-type="float">
            <text:p>290,3</text:p>
          </table:table-cell>
          <table:table-cell office:value-type="float" office:value="3572932" calcext:value-type="float">
            <text:p>3572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107584" calcext:value-type="float">
            <text:p>300,10758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4];&quot;-&quot;;[.C64];&quot;-&quot;;[.AH64];&quot;-&quot;;LEFT(RIGHT([.A64];6);1))" office:value-type="string" office:string-value="r4-20-40-3" calcext:value-type="string">
            <text:p>r4-20-40-3</text:p>
          </table:table-cell>
          <table:table-cell table:formula="of:=ROUND(([.F64]/[.G64])*100;2)" office:value-type="float" office:value="57.89" calcext:value-type="float">
            <text:p>57,89</text:p>
          </table:table-cell>
          <table:table-cell table:style-name="ce13" table:formula="of:=[.J64]" office:value-type="float" office:value="-23.608134" calcext:value-type="float">
            <text:p>-23,6</text:p>
          </table:table-cell>
          <table:table-cell table:style-name="ce13" table:formula="of:=[.I64]" office:value-type="float" office:value="0.149528" calcext:value-type="float">
            <text:p>0,1</text:p>
          </table:table-cell>
          <table:table-cell table:formula="of:=[.U64]" office:value-type="float" office:value="1" calcext:value-type="float">
            <text:p>1</text:p>
          </table:table-cell>
          <table:table-cell table:formula="of:=[.V64]" office:value-type="float" office:value="300.107584" calcext:value-type="float">
            <text:p>300,107584</text:p>
          </table:table-cell>
          <table:table-cell table:formula="of:=ABS([.AE64]-CEILING([.AC64]))" office:value-type="float" office:value="24" calcext:value-type="float">
            <text:p>24</text:p>
          </table:table-cell>
          <table:table-cell table:formula="of:=CEILING([.E64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office:value-type="float" office:value="342" calcext:value-type="float">
            <text:p>342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0.068762" calcext:value-type="float">
            <text:p>0,068762</text:p>
          </table:table-cell>
          <table:table-cell table:style-name="Default" office:value-type="float" office:value="-25.005207" calcext:value-type="float">
            <text:p>-25,0052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5.005207" calcext:value-type="float">
            <text:p>-25,005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290.28" calcext:value-type="float">
            <text:p>290,28</text:p>
          </table:table-cell>
          <table:table-cell office:value-type="float" office:value="3574268" calcext:value-type="float">
            <text:p>3574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81591" calcext:value-type="float">
            <text:p>300,08159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5];&quot;-&quot;;[.C65];&quot;-&quot;;[.AH65];&quot;-&quot;;LEFT(RIGHT([.A65];6);1))" office:value-type="string" office:string-value="r4-20-40-4" calcext:value-type="string">
            <text:p>r4-20-40-4</text:p>
          </table:table-cell>
          <table:table-cell table:formula="of:=ROUND(([.F65]/[.G65])*100;2)" office:value-type="float" office:value="62.28" calcext:value-type="float">
            <text:p>62,28</text:p>
          </table:table-cell>
          <table:table-cell table:style-name="ce13" table:formula="of:=[.J65]" office:value-type="float" office:value="-25.005207" calcext:value-type="float">
            <text:p>-25,0</text:p>
          </table:table-cell>
          <table:table-cell table:style-name="ce13" table:formula="of:=[.I65]" office:value-type="float" office:value="0.068762" calcext:value-type="float">
            <text:p>0,1</text:p>
          </table:table-cell>
          <table:table-cell table:formula="of:=[.U65]" office:value-type="float" office:value="1" calcext:value-type="float">
            <text:p>1</text:p>
          </table:table-cell>
          <table:table-cell table:formula="of:=[.V65]" office:value-type="float" office:value="300.081591" calcext:value-type="float">
            <text:p>300,081591</text:p>
          </table:table-cell>
          <table:table-cell table:formula="of:=ABS([.AE65]-CEILING([.AC65]))" office:value-type="float" office:value="26" calcext:value-type="float">
            <text:p>26</text:p>
          </table:table-cell>
          <table:table-cell table:formula="of:=CEILING([.E65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0-20-4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office:value-type="float" office:value="342" calcext:value-type="float">
            <text:p>34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0.735613" calcext:value-type="float">
            <text:p>0,735613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,73</text:p>
          </table:table-cell>
          <table:table-cell office:value-type="float" office:value="291.34" calcext:value-type="float">
            <text:p>291,34</text:p>
          </table:table-cell>
          <table:table-cell office:value-type="float" office:value="3667288" calcext:value-type="float">
            <text:p>3667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386884" calcext:value-type="float">
            <text:p>300,38688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6];&quot;-&quot;;[.C66];&quot;-&quot;;[.AH66];&quot;-&quot;;LEFT(RIGHT([.A66];6);1))" office:value-type="string" office:string-value="r4-20-40-5" calcext:value-type="string">
            <text:p>r4-20-40-5</text:p>
          </table:table-cell>
          <table:table-cell table:formula="of:=ROUND(([.F66]/[.G66])*100;2)" office:value-type="float" office:value="53.22" calcext:value-type="float">
            <text:p>53,22</text:p>
          </table:table-cell>
          <table:table-cell table:style-name="ce13" table:formula="of:=[.J66]" office:value-type="float" office:value="-24" calcext:value-type="float">
            <text:p>-24,0</text:p>
          </table:table-cell>
          <table:table-cell table:style-name="ce13" table:formula="of:=[.I66]" office:value-type="float" office:value="0.735613" calcext:value-type="float">
            <text:p>0,7</text:p>
          </table:table-cell>
          <table:table-cell table:formula="of:=[.U66]" office:value-type="float" office:value="1" calcext:value-type="float">
            <text:p>1</text:p>
          </table:table-cell>
          <table:table-cell table:formula="of:=[.V66]" office:value-type="float" office:value="300.386884" calcext:value-type="float">
            <text:p>300,386884</text:p>
          </table:table-cell>
          <table:table-cell table:formula="of:=ABS([.AE66]-CEILING([.AC66]))" office:value-type="float" office:value="25" calcext:value-type="float">
            <text:p>25</text:p>
          </table:table-cell>
          <table:table-cell table:formula="of:=CEILING([.E66]*(4/3)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7" calcext:value-type="float">
            <text:p>247</text:p>
          </table:table-cell>
          <table:table-cell office:value-type="float" office:value="500" calcext:value-type="float">
            <text:p>500</text:p>
          </table:table-cell>
          <table:table-cell office:value-type="float" office:value="437" calcext:value-type="float">
            <text:p>437</text:p>
          </table:table-cell>
          <table:table-cell table:style-name="Default" office:value-type="float" office:value="0.390268" calcext:value-type="float">
            <text:p>0,390268</text:p>
          </table:table-cell>
          <table:table-cell table:style-name="Default" office:value-type="float" office:value="-28.175203" calcext:value-type="float">
            <text:p>-28,1752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175203" calcext:value-type="float">
            <text:p>-28,175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296.32" calcext:value-type="float">
            <text:p>296,32</text:p>
          </table:table-cell>
          <table:table-cell office:value-type="float" office:value="6222856" calcext:value-type="float">
            <text:p>6222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450076" calcext:value-type="float">
            <text:p>300,45007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7];&quot;-&quot;;[.C67];&quot;-&quot;;[.AH67];&quot;-&quot;;LEFT(RIGHT([.A67];6);1))" office:value-type="string" office:string-value="r4-25-50-1" calcext:value-type="string">
            <text:p>r4-25-50-1</text:p>
          </table:table-cell>
          <table:table-cell table:formula="of:=ROUND(([.F67]/[.G67])*100;2)" office:value-type="float" office:value="49.4" calcext:value-type="float">
            <text:p>49,4</text:p>
          </table:table-cell>
          <table:table-cell table:style-name="ce13" table:formula="of:=[.J67]" office:value-type="float" office:value="-28.175203" calcext:value-type="float">
            <text:p>-28,2</text:p>
          </table:table-cell>
          <table:table-cell table:style-name="ce13" table:formula="of:=[.I67]" office:value-type="float" office:value="0.390268" calcext:value-type="float">
            <text:p>0,4</text:p>
          </table:table-cell>
          <table:table-cell table:formula="of:=[.U67]" office:value-type="float" office:value="2" calcext:value-type="float">
            <text:p>2</text:p>
          </table:table-cell>
          <table:table-cell table:formula="of:=[.V67]" office:value-type="float" office:value="300.450076" calcext:value-type="float">
            <text:p>300,450076</text:p>
          </table:table-cell>
          <table:table-cell table:formula="of:=ABS([.AE67]-CEILING([.AC67]))" office:value-type="float" office:value="30" calcext:value-type="float">
            <text:p>30</text:p>
          </table:table-cell>
          <table:table-cell table:formula="of:=CEILING([.E67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2" calcext:value-type="float">
            <text:p>262</text:p>
          </table:table-cell>
          <table:table-cell office:value-type="float" office:value="500" calcext:value-type="float">
            <text:p>500</text:p>
          </table:table-cell>
          <table:table-cell office:value-type="float" office:value="436" calcext:value-type="float">
            <text:p>436</text:p>
          </table:table-cell>
          <table:table-cell table:style-name="Default" office:value-type="float" office:value="0.604163" calcext:value-type="float">
            <text:p>0,604163</text:p>
          </table:table-cell>
          <table:table-cell table:style-name="Default" office:value-type="float" office:value="-28.075753" calcext:value-type="float">
            <text:p>-28,07575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075753" calcext:value-type="float">
            <text:p>-28,0757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,59</text:p>
          </table:table-cell>
          <table:table-cell office:value-type="float" office:value="296.08" calcext:value-type="float">
            <text:p>296,08</text:p>
          </table:table-cell>
          <table:table-cell office:value-type="float" office:value="6195560" calcext:value-type="float">
            <text:p>6195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059765" calcext:value-type="float">
            <text:p>300,05976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8];&quot;-&quot;;[.C68];&quot;-&quot;;[.AH68];&quot;-&quot;;LEFT(RIGHT([.A68];6);1))" office:value-type="string" office:string-value="r4-25-50-2" calcext:value-type="string">
            <text:p>r4-25-50-2</text:p>
          </table:table-cell>
          <table:table-cell table:formula="of:=ROUND(([.F68]/[.G68])*100;2)" office:value-type="float" office:value="52.4" calcext:value-type="float">
            <text:p>52,4</text:p>
          </table:table-cell>
          <table:table-cell table:style-name="ce13" table:formula="of:=[.J68]" office:value-type="float" office:value="-28.075753" calcext:value-type="float">
            <text:p>-28,1</text:p>
          </table:table-cell>
          <table:table-cell table:style-name="ce13" table:formula="of:=[.I68]" office:value-type="float" office:value="0.604163" calcext:value-type="float">
            <text:p>0,6</text:p>
          </table:table-cell>
          <table:table-cell table:formula="of:=[.U68]" office:value-type="float" office:value="3" calcext:value-type="float">
            <text:p>3</text:p>
          </table:table-cell>
          <table:table-cell table:formula="of:=[.V68]" office:value-type="float" office:value="300.059765" calcext:value-type="float">
            <text:p>300,059765</text:p>
          </table:table-cell>
          <table:table-cell table:formula="of:=ABS([.AE68]-CEILING([.AC68]))" office:value-type="float" office:value="31" calcext:value-type="float">
            <text:p>31</text:p>
          </table:table-cell>
          <table:table-cell table:formula="of:=CEILING([.E68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table:style-name="Default" office:value-type="float" office:value="0.2103" calcext:value-type="float">
            <text:p>0,2103</text:p>
          </table:table-cell>
          <table:table-cell table:style-name="Default" office:value-type="float" office:value="-28.763522" calcext:value-type="float">
            <text:p>-28,7635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763522" calcext:value-type="float">
            <text:p>-28,7635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293.66" calcext:value-type="float">
            <text:p>293,66</text:p>
          </table:table-cell>
          <table:table-cell office:value-type="float" office:value="6200936" calcext:value-type="float">
            <text:p>6200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962241" calcext:value-type="float">
            <text:p>300,96224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9];&quot;-&quot;;[.C69];&quot;-&quot;;[.AH69];&quot;-&quot;;LEFT(RIGHT([.A69];6);1))" office:value-type="string" office:string-value="r4-25-50-3" calcext:value-type="string">
            <text:p>r4-25-50-3</text:p>
          </table:table-cell>
          <table:table-cell table:formula="of:=ROUND(([.F69]/[.G69])*100;2)" office:value-type="float" office:value="48" calcext:value-type="float">
            <text:p>48</text:p>
          </table:table-cell>
          <table:table-cell table:style-name="ce13" table:formula="of:=[.J69]" office:value-type="float" office:value="-28.763522" calcext:value-type="float">
            <text:p>-28,8</text:p>
          </table:table-cell>
          <table:table-cell table:style-name="ce13" table:formula="of:=[.I69]" office:value-type="float" office:value="0.2103" calcext:value-type="float">
            <text:p>0,2</text:p>
          </table:table-cell>
          <table:table-cell table:formula="of:=[.U69]" office:value-type="float" office:value="2" calcext:value-type="float">
            <text:p>2</text:p>
          </table:table-cell>
          <table:table-cell table:formula="of:=[.V69]" office:value-type="float" office:value="300.962241" calcext:value-type="float">
            <text:p>300,962241</text:p>
          </table:table-cell>
          <table:table-cell table:formula="of:=ABS([.AE69]-CEILING([.AC69]))" office:value-type="float" office:value="30" calcext:value-type="float">
            <text:p>30</text:p>
          </table:table-cell>
          <table:table-cell table:formula="of:=CEILING([.E69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7" calcext:value-type="float">
            <text:p>257</text:p>
          </table:table-cell>
          <table:table-cell office:value-type="float" office:value="500" calcext:value-type="float">
            <text:p>500</text:p>
          </table:table-cell>
          <table:table-cell office:value-type="float" office:value="385" calcext:value-type="float">
            <text:p>385</text:p>
          </table:table-cell>
          <table:table-cell table:style-name="Default" office:value-type="float" office:value="0.206503" calcext:value-type="float">
            <text:p>0,206503</text:p>
          </table:table-cell>
          <table:table-cell table:style-name="Default" office:value-type="float" office:value="-30.127552" calcext:value-type="float">
            <text:p>-30,12755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0.127552" calcext:value-type="float">
            <text:p>-30,1275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294.32" calcext:value-type="float">
            <text:p>294,32</text:p>
          </table:table-cell>
          <table:table-cell office:value-type="float" office:value="6220760" calcext:value-type="float">
            <text:p>6220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173246" calcext:value-type="float">
            <text:p>301,17324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0];&quot;-&quot;;[.C70];&quot;-&quot;;[.AH70];&quot;-&quot;;LEFT(RIGHT([.A70];6);1))" office:value-type="string" office:string-value="r4-25-50-4" calcext:value-type="string">
            <text:p>r4-25-50-4</text:p>
          </table:table-cell>
          <table:table-cell table:formula="of:=ROUND(([.F70]/[.G70])*100;2)" office:value-type="float" office:value="51.4" calcext:value-type="float">
            <text:p>51,4</text:p>
          </table:table-cell>
          <table:table-cell table:style-name="ce13" table:formula="of:=[.J70]" office:value-type="float" office:value="-30.127552" calcext:value-type="float">
            <text:p>-30,1</text:p>
          </table:table-cell>
          <table:table-cell table:style-name="ce13" table:formula="of:=[.I70]" office:value-type="float" office:value="0.206503" calcext:value-type="float">
            <text:p>0,2</text:p>
          </table:table-cell>
          <table:table-cell table:formula="of:=[.U70]" office:value-type="float" office:value="1" calcext:value-type="float">
            <text:p>1</text:p>
          </table:table-cell>
          <table:table-cell table:formula="of:=[.V70]" office:value-type="float" office:value="301.173246" calcext:value-type="float">
            <text:p>301,173246</text:p>
          </table:table-cell>
          <table:table-cell table:formula="of:=ABS([.AE70]-CEILING([.AC70]))" office:value-type="float" office:value="31" calcext:value-type="float">
            <text:p>31</text:p>
          </table:table-cell>
          <table:table-cell table:formula="of:=CEILING([.E70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25-25-5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7" calcext:value-type="float">
            <text:p>247</text:p>
          </table:table-cell>
          <table:table-cell office:value-type="float" office:value="500" calcext:value-type="float">
            <text:p>500</text:p>
          </table:table-cell>
          <table:table-cell office:value-type="float" office:value="355" calcext:value-type="float">
            <text:p>355</text:p>
          </table:table-cell>
          <table:table-cell table:style-name="Default" office:value-type="float" office:value="0.218408" calcext:value-type="float">
            <text:p>0,218408</text:p>
          </table:table-cell>
          <table:table-cell table:style-name="Default" office:value-type="float" office:value="-28.648281" calcext:value-type="float">
            <text:p>-28,6482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648281" calcext:value-type="float">
            <text:p>-28,648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294.85" calcext:value-type="float">
            <text:p>294,85</text:p>
          </table:table-cell>
          <table:table-cell office:value-type="float" office:value="6211480" calcext:value-type="float">
            <text:p>6211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299354" calcext:value-type="float">
            <text:p>301,29935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1];&quot;-&quot;;[.C71];&quot;-&quot;;[.AH71];&quot;-&quot;;LEFT(RIGHT([.A71];6);1))" office:value-type="string" office:string-value="r4-25-50-5" calcext:value-type="string">
            <text:p>r4-25-50-5</text:p>
          </table:table-cell>
          <table:table-cell table:formula="of:=ROUND(([.F71]/[.G71])*100;2)" office:value-type="float" office:value="49.4" calcext:value-type="float">
            <text:p>49,4</text:p>
          </table:table-cell>
          <table:table-cell table:style-name="ce13" table:formula="of:=[.J71]" office:value-type="float" office:value="-28.648281" calcext:value-type="float">
            <text:p>-28,6</text:p>
          </table:table-cell>
          <table:table-cell table:style-name="ce13" table:formula="of:=[.I71]" office:value-type="float" office:value="0.218408" calcext:value-type="float">
            <text:p>0,2</text:p>
          </table:table-cell>
          <table:table-cell table:formula="of:=[.U71]" office:value-type="float" office:value="1" calcext:value-type="float">
            <text:p>1</text:p>
          </table:table-cell>
          <table:table-cell table:formula="of:=[.V71]" office:value-type="float" office:value="301.299354" calcext:value-type="float">
            <text:p>301,299354</text:p>
          </table:table-cell>
          <table:table-cell table:formula="of:=ABS([.AE71]-CEILING([.AC71]))" office:value-type="float" office:value="29" calcext:value-type="float">
            <text:p>29</text:p>
          </table:table-cell>
          <table:table-cell table:formula="of:=CEILING([.E71]*(4/3)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16335" calcext:value-type="float">
            <text:p>0,016335</text:p>
          </table:table-cell>
          <table:table-cell table:style-name="Default" office:value-type="float" office:value="-4.991071" calcext:value-type="float">
            <text:p>-4,9910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91071" calcext:value-type="float">
            <text:p>-4,9910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57.94" calcext:value-type="float">
            <text:p>257,94</text:p>
          </table:table-cell>
          <table:table-cell office:value-type="float" office:value="435621" calcext:value-type="float">
            <text:p>435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03552" calcext:value-type="float">
            <text:p>300,0035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2];&quot;-&quot;;[.C72];&quot;-&quot;;[.AH72];&quot;-&quot;;LEFT(RIGHT([.A72];6);1))" office:value-type="string" office:string-value="r4-5-10-1" calcext:value-type="string">
            <text:p>r4-5-10-1</text:p>
          </table:table-cell>
          <table:table-cell table:formula="of:=ROUND(([.F72]/[.G72])*100;2)" office:value-type="float" office:value="72" calcext:value-type="float">
            <text:p>72</text:p>
          </table:table-cell>
          <table:table-cell table:style-name="ce13" table:formula="of:=[.J72]" office:value-type="float" office:value="-4.991071" calcext:value-type="float">
            <text:p>-5,0</text:p>
          </table:table-cell>
          <table:table-cell table:style-name="ce13" table:formula="of:=[.I72]" office:value-type="float" office:value="0.016335" calcext:value-type="float">
            <text:p>0,0</text:p>
          </table:table-cell>
          <table:table-cell table:formula="of:=[.U72]" office:value-type="float" office:value="-1" calcext:value-type="float">
            <text:p>-1</text:p>
          </table:table-cell>
          <table:table-cell table:formula="of:=[.V72]" office:value-type="float" office:value="300.003552" calcext:value-type="float">
            <text:p>300,003552</text:p>
          </table:table-cell>
          <table:table-cell table:formula="of:=ABS([.AE72]-CEILING([.AC72]))" office:value-type="float" office:value="3" calcext:value-type="float">
            <text:p>3</text:p>
          </table:table-cell>
          <table:table-cell table:formula="of:=CEILING([.E7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0.016847" calcext:value-type="float">
            <text:p>0,016847</text:p>
          </table:table-cell>
          <table:table-cell table:style-name="Default" office:value-type="float" office:value="-4.953961" calcext:value-type="float">
            <text:p>-4,9539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53961" calcext:value-type="float">
            <text:p>-4,9539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7.33" calcext:value-type="float">
            <text:p>267,33</text:p>
          </table:table-cell>
          <table:table-cell office:value-type="float" office:value="438845" calcext:value-type="float">
            <text:p>43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4277" calcext:value-type="float">
            <text:p>300,0142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3];&quot;-&quot;;[.C73];&quot;-&quot;;[.AH73];&quot;-&quot;;LEFT(RIGHT([.A73];6);1))" office:value-type="string" office:string-value="r4-5-10-2" calcext:value-type="string">
            <text:p>r4-5-10-2</text:p>
          </table:table-cell>
          <table:table-cell table:formula="of:=ROUND(([.F73]/[.G73])*100;2)" office:value-type="float" office:value="86" calcext:value-type="float">
            <text:p>86</text:p>
          </table:table-cell>
          <table:table-cell table:style-name="ce13" table:formula="of:=[.J73]" office:value-type="float" office:value="-4.953961" calcext:value-type="float">
            <text:p>-5,0</text:p>
          </table:table-cell>
          <table:table-cell table:style-name="ce13" table:formula="of:=[.I73]" office:value-type="float" office:value="0.016847" calcext:value-type="float">
            <text:p>0,0</text:p>
          </table:table-cell>
          <table:table-cell table:formula="of:=[.U73]" office:value-type="float" office:value="-1" calcext:value-type="float">
            <text:p>-1</text:p>
          </table:table-cell>
          <table:table-cell table:formula="of:=[.V73]" office:value-type="float" office:value="300.014277" calcext:value-type="float">
            <text:p>300,014277</text:p>
          </table:table-cell>
          <table:table-cell table:formula="of:=ABS([.AE73]-CEILING([.AC73]))" office:value-type="float" office:value="3" calcext:value-type="float">
            <text:p>3</text:p>
          </table:table-cell>
          <table:table-cell table:formula="of:=CEILING([.E7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0.01689" calcext:value-type="float">
            <text:p>0,01689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8.34" calcext:value-type="float">
            <text:p>268,34</text:p>
          </table:table-cell>
          <table:table-cell office:value-type="float" office:value="428424" calcext:value-type="float">
            <text:p>428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18478" calcext:value-type="float">
            <text:p>300,018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4];&quot;-&quot;;[.C74];&quot;-&quot;;[.AH74];&quot;-&quot;;LEFT(RIGHT([.A74];6);1))" office:value-type="string" office:string-value="r4-5-10-3" calcext:value-type="string">
            <text:p>r4-5-10-3</text:p>
          </table:table-cell>
          <table:table-cell table:formula="of:=ROUND(([.F74]/[.G74])*100;2)" office:value-type="float" office:value="80" calcext:value-type="float">
            <text:p>80</text:p>
          </table:table-cell>
          <table:table-cell table:style-name="ce13" table:formula="of:=[.J74]" office:value-type="float" office:value="-4.666667" calcext:value-type="float">
            <text:p>-4,7</text:p>
          </table:table-cell>
          <table:table-cell table:style-name="ce13" table:formula="of:=[.I74]" office:value-type="float" office:value="0.01689" calcext:value-type="float">
            <text:p>0,0</text:p>
          </table:table-cell>
          <table:table-cell table:formula="of:=[.U74]" office:value-type="float" office:value="0" calcext:value-type="float">
            <text:p>0</text:p>
          </table:table-cell>
          <table:table-cell table:formula="of:=[.V74]" office:value-type="float" office:value="300.018478" calcext:value-type="float">
            <text:p>300,018478</text:p>
          </table:table-cell>
          <table:table-cell table:formula="of:=ABS([.AE74]-CEILING([.AC74]))" office:value-type="float" office:value="4" calcext:value-type="float">
            <text:p>4</text:p>
          </table:table-cell>
          <table:table-cell table:formula="of:=CEILING([.E74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0.012672" calcext:value-type="float">
            <text:p>0,012672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0.52" calcext:value-type="float">
            <text:p>270,52</text:p>
          </table:table-cell>
          <table:table-cell office:value-type="float" office:value="424584" calcext:value-type="float">
            <text:p>424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36088" calcext:value-type="float">
            <text:p>300,036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5];&quot;-&quot;;[.C75];&quot;-&quot;;[.AH75];&quot;-&quot;;LEFT(RIGHT([.A75];6);1))" office:value-type="string" office:string-value="r4-5-10-4" calcext:value-type="string">
            <text:p>r4-5-10-4</text:p>
          </table:table-cell>
          <table:table-cell table:formula="of:=ROUND(([.F75]/[.G75])*100;2)" office:value-type="float" office:value="66" calcext:value-type="float">
            <text:p>66</text:p>
          </table:table-cell>
          <table:table-cell table:style-name="ce13" table:formula="of:=[.J75]" office:value-type="float" office:value="-4.666667" calcext:value-type="float">
            <text:p>-4,7</text:p>
          </table:table-cell>
          <table:table-cell table:style-name="ce13" table:formula="of:=[.I75]" office:value-type="float" office:value="0.012672" calcext:value-type="float">
            <text:p>0,0</text:p>
          </table:table-cell>
          <table:table-cell table:formula="of:=[.U75]" office:value-type="float" office:value="0" calcext:value-type="float">
            <text:p>0</text:p>
          </table:table-cell>
          <table:table-cell table:formula="of:=[.V75]" office:value-type="float" office:value="300.036088" calcext:value-type="float">
            <text:p>300,036088</text:p>
          </table:table-cell>
          <table:table-cell table:formula="of:=ABS([.AE75]-CEILING([.AC75]))" office:value-type="float" office:value="4" calcext:value-type="float">
            <text:p>4</text:p>
          </table:table-cell>
          <table:table-cell table:formula="of:=CEILING([.E75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0-4-5-5-1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0957" calcext:value-type="float">
            <text:p>0,00957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5.51" calcext:value-type="float">
            <text:p>265,51</text:p>
          </table:table-cell>
          <table:table-cell office:value-type="float" office:value="421992" calcext:value-type="float">
            <text:p>421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28505" calcext:value-type="float">
            <text:p>300,0285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6];&quot;-&quot;;[.C76];&quot;-&quot;;[.AH76];&quot;-&quot;;LEFT(RIGHT([.A76];6);1))" office:value-type="string" office:string-value="r4-5-10-5" calcext:value-type="string">
            <text:p>r4-5-10-5</text:p>
          </table:table-cell>
          <table:table-cell table:formula="of:=ROUND(([.F76]/[.G76])*100;2)" office:value-type="float" office:value="56" calcext:value-type="float">
            <text:p>56</text:p>
          </table:table-cell>
          <table:table-cell table:style-name="ce13" table:formula="of:=[.J76]" office:value-type="float" office:value="-4.666667" calcext:value-type="float">
            <text:p>-4,7</text:p>
          </table:table-cell>
          <table:table-cell table:style-name="ce13" table:formula="of:=[.I76]" office:value-type="float" office:value="0.00957" calcext:value-type="float">
            <text:p>0,0</text:p>
          </table:table-cell>
          <table:table-cell table:formula="of:=[.U76]" office:value-type="float" office:value="0" calcext:value-type="float">
            <text:p>0</text:p>
          </table:table-cell>
          <table:table-cell table:formula="of:=[.V76]" office:value-type="float" office:value="300.028505" calcext:value-type="float">
            <text:p>300,028505</text:p>
          </table:table-cell>
          <table:table-cell table:formula="of:=ABS([.AE76]-CEILING([.AC76]))" office:value-type="float" office:value="4" calcext:value-type="float">
            <text:p>4</text:p>
          </table:table-cell>
          <table:table-cell table:formula="of:=CEILING([.E76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1048499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exact-su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4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5" table:default-cell-style-name="Default"/>
        <table:table-column table:style-name="co16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9" table:number-columns-repeated="2" table:default-cell-style-name="ce13"/>
        <table:table-column table:style-name="co43" table:default-cell-style-name="Default"/>
        <table:table-column table:style-name="co41" table:default-cell-style-name="Default"/>
        <table:table-column table:style-name="co34" table:default-cell-style-name="ce30"/>
        <table:table-column table:style-name="co44" table:default-cell-style-name="ce26"/>
        <table:table-column table:style-name="co21" table:default-cell-style-name="Default"/>
        <table:table-column table:style-name="co48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table:style-name="ce39" office:value-type="string" calcext:value-type="string">
            <text:p>time</text:p>
          </table:table-cell>
          <table:table-cell table:style-name="ce39"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ce39"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4" office:value-type="string" calcext:value-type="string">
            <text:p>instance</text:p>
          </table:table-cell>
          <table:table-cell table:style-name="ce14" office:value-type="string" calcext:value-type="string">
            <text:p>frac</text:p>
          </table:table-cell>
          <table:table-cell table:style-name="ce14" office:value-type="string" calcext:value-type="string">
            <text:p>lb0</text:p>
          </table:table-cell>
          <table:table-cell table:style-name="ce14" office:value-type="string" calcext:value-type="string">
            <text:p>lb</text:p>
          </table:table-cell>
          <table:table-cell table:style-name="ce14" office:value-type="string" calcext:value-type="string">
            <text:p>ub</text:p>
          </table:table-cell>
          <table:table-cell table:style-name="ce14" office:value-type="string" calcext:value-type="string">
            <text:p>time</text:p>
          </table:table-cell>
          <table:table-cell table:style-name="ce24" office:value-type="string" calcext:value-type="string">
            <text:p>gap</text:p>
          </table:table-cell>
          <table:table-cell table:style-name="ce25" office:value-type="string" calcext:value-type="string">
            <text:p>nodes</text:p>
          </table:table-cell>
          <table:table-cell/>
          <table:table-cell table:style-name="ce15" office:value-type="string" calcext:value-type="string">
            <text:p>dist avg</text:p>
          </table:table-cell>
          <table:table-cell table:style-name="ce15"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0-20-10-1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62" calcext:value-type="float">
            <text:p>362</text:p>
          </table:table-cell>
          <table:table-cell office:value-type="float" office:value="1927" calcext:value-type="float">
            <text:p>1927</text:p>
          </table:table-cell>
          <table:table-cell office:value-type="float" office:value="72.047616" calcext:value-type="float">
            <text:p>72,0476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2.858049" calcext:value-type="float">
            <text:p>-12,858049</text:p>
          </table:table-cell>
          <table:table-cell office:value-type="float" office:value="78981" calcext:value-type="float">
            <text:p>78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.76" calcext:value-type="float">
            <text:p>66,76</text:p>
          </table:table-cell>
          <table:table-cell office:value-type="float" office:value="28022127" calcext:value-type="float">
            <text:p>28022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];&quot;-&quot;;[.C2];&quot;-&quot;;[.E2];&quot;-&quot;;LEFT(RIGHT([.A2];6);1))" office:value-type="string" office:string-value="r20-10-15-1" calcext:value-type="string">
            <text:p>r20-10-15-1</text:p>
          </table:table-cell>
          <table:table-cell table:formula="of:=ROUND(([.F2]/[.G2])*100;2)" office:value-type="float" office:value="18.51" calcext:value-type="float">
            <text:p>18,51</text:p>
          </table:table-cell>
          <table:table-cell table:formula="of:=[.M2]" office:value-type="float" office:value="-12.858049" calcext:value-type="float">
            <text:p>-12,9</text:p>
          </table:table-cell>
          <table:table-cell table:formula="of:=[.J2]" office:value-type="float" office:value="-2" calcext:value-type="float">
            <text:p>-2,0</text:p>
          </table:table-cell>
          <table:table-cell table:formula="of:=[.K2]" office:value-type="float" office:value="-2" calcext:value-type="float">
            <text:p>-2</text:p>
          </table:table-cell>
          <table:table-cell table:formula="of:=[.I2]" office:value-type="float" office:value="72.047616" calcext:value-type="float">
            <text:p>72,047616</text:p>
          </table:table-cell>
          <table:table-cell table:formula="of:=IF([.L2]&lt;10000000;[.L2];&quot;*&quot;)" office:value-type="float" office:value="0" calcext:value-type="float">
            <text:p>0,00</text:p>
          </table:table-cell>
          <table:table-cell table:formula="of:=[.N2]" office:value-type="float" office:value="78981" calcext:value-type="float">
            <text:p>78981</text:p>
          </table:table-cell>
          <table:table-cell/>
          <table:table-cell table:style-name="ce30" table:formula="of:=ROUND(AVERAGE([.AG2:.AG300]);2)" office:value-type="float" office:value="2.49" calcext:value-type="float">
            <text:p>2,49</text:p>
          </table:table-cell>
          <table:table-cell table:style-name="ce30" table:formula="of:=ROUND(AVERAGEIF([.AG2:.AG300];&quot;&gt;0&quot;;[.AG2:.AG300]);2)" office:value-type="float" office:value="8.43" calcext:value-type="float">
            <text:p>8,43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Exact-sub</text:p>
          </table:table-cell>
        </table:table-row>
        <table:table-row table:style-name="ro1">
          <table:table-cell office:value-type="string" calcext:value-type="string">
            <text:p>rand0-20-10-1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62" calcext:value-type="float">
            <text:p>362</text:p>
          </table:table-cell>
          <table:table-cell office:value-type="float" office:value="1478" calcext:value-type="float">
            <text:p>1478</text:p>
          </table:table-cell>
          <table:table-cell office:value-type="float" office:value="75.622566" calcext:value-type="float">
            <text:p>75,62256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2.763413" calcext:value-type="float">
            <text:p>-12,763413</text:p>
          </table:table-cell>
          <table:table-cell office:value-type="float" office:value="98902" calcext:value-type="float">
            <text:p>98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.9" calcext:value-type="float">
            <text:p>68,9</text:p>
          </table:table-cell>
          <table:table-cell office:value-type="float" office:value="20938881" calcext:value-type="float">
            <text:p>209388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];&quot;-&quot;;[.C3];&quot;-&quot;;[.E3];&quot;-&quot;;LEFT(RIGHT([.A3];6);1))" office:value-type="string" office:string-value="r20-10-15-2" calcext:value-type="string">
            <text:p>r20-10-15-2</text:p>
          </table:table-cell>
          <table:table-cell table:formula="of:=ROUND(([.F3]/[.G3])*100;2)" office:value-type="float" office:value="4.97" calcext:value-type="float">
            <text:p>4,97</text:p>
          </table:table-cell>
          <table:table-cell table:formula="of:=[.M3]" office:value-type="float" office:value="-12.763413" calcext:value-type="float">
            <text:p>-12,8</text:p>
          </table:table-cell>
          <table:table-cell table:formula="of:=[.J3]" office:value-type="float" office:value="-2" calcext:value-type="float">
            <text:p>-2,0</text:p>
          </table:table-cell>
          <table:table-cell table:formula="of:=[.K3]" office:value-type="float" office:value="-2" calcext:value-type="float">
            <text:p>-2</text:p>
          </table:table-cell>
          <table:table-cell table:formula="of:=[.I3]" office:value-type="float" office:value="75.622566" calcext:value-type="float">
            <text:p>75,622566</text:p>
          </table:table-cell>
          <table:table-cell table:formula="of:=IF([.L3]&lt;10000000;[.L3];&quot;*&quot;)" office:value-type="float" office:value="0" calcext:value-type="float">
            <text:p>0,00</text:p>
          </table:table-cell>
          <table:table-cell table:formula="of:=[.N3]" office:value-type="float" office:value="98902" calcext:value-type="float">
            <text:p>98902</text:p>
          </table:table-cell>
          <table:table-cell/>
          <table:table-cell table:style-name="ce15" table:number-columns-repeated="2"/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0-20-10-10-2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2" calcext:value-type="float">
            <text:p>362</text:p>
          </table:table-cell>
          <table:table-cell office:value-type="float" office:value="1615" calcext:value-type="float">
            <text:p>1615</text:p>
          </table:table-cell>
          <table:table-cell office:value-type="float" office:value="29.201403" calcext:value-type="float">
            <text:p>29,20140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2.704721" calcext:value-type="float">
            <text:p>-12,704721</text:p>
          </table:table-cell>
          <table:table-cell office:value-type="float" office:value="42743" calcext:value-type="float">
            <text:p>427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.34" calcext:value-type="float">
            <text:p>26,34</text:p>
          </table:table-cell>
          <table:table-cell office:value-type="float" office:value="20170068" calcext:value-type="float">
            <text:p>201700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];&quot;-&quot;;[.C4];&quot;-&quot;;[.E4];&quot;-&quot;;LEFT(RIGHT([.A4];6);1))" office:value-type="string" office:string-value="r20-10-15-3" calcext:value-type="string">
            <text:p>r20-10-15-3</text:p>
          </table:table-cell>
          <table:table-cell table:formula="of:=ROUND(([.F4]/[.G4])*100;2)" office:value-type="float" office:value="4.42" calcext:value-type="float">
            <text:p>4,42</text:p>
          </table:table-cell>
          <table:table-cell table:formula="of:=[.M4]" office:value-type="float" office:value="-12.704721" calcext:value-type="float">
            <text:p>-12,7</text:p>
          </table:table-cell>
          <table:table-cell table:formula="of:=[.J4]" office:value-type="float" office:value="-2" calcext:value-type="float">
            <text:p>-2,0</text:p>
          </table:table-cell>
          <table:table-cell table:formula="of:=[.K4]" office:value-type="float" office:value="-2" calcext:value-type="float">
            <text:p>-2</text:p>
          </table:table-cell>
          <table:table-cell table:formula="of:=[.I4]" office:value-type="float" office:value="29.201403" calcext:value-type="float">
            <text:p>29,201403</text:p>
          </table:table-cell>
          <table:table-cell table:formula="of:=IF([.L4]&lt;10000000;[.L4];&quot;*&quot;)" office:value-type="float" office:value="0" calcext:value-type="float">
            <text:p>0,00</text:p>
          </table:table-cell>
          <table:table-cell table:formula="of:=[.N4]" office:value-type="float" office:value="42743" calcext:value-type="float">
            <text:p>42743</text:p>
          </table:table-cell>
          <table:table-cell/>
          <table:table-cell table:style-name="ce15" office:value-type="string" calcext:value-type="string">
            <text:p>optimal</text:p>
          </table:table-cell>
          <table:table-cell table:style-name="ce15"/>
          <table:table-cell table:number-columns-repeated="2"/>
          <table:table-cell office:value-type="string" calcext:value-type="string">
            <text:p>scip default (with cuts, heur, preprocessing)</text:p>
          </table:table-cell>
        </table:table-row>
        <table:table-row table:style-name="ro1">
          <table:table-cell office:value-type="string" calcext:value-type="string">
            <text:p>rand0-20-10-10-2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62" calcext:value-type="float">
            <text:p>362</text:p>
          </table:table-cell>
          <table:table-cell office:value-type="float" office:value="1431" calcext:value-type="float">
            <text:p>1431</text:p>
          </table:table-cell>
          <table:table-cell office:value-type="float" office:value="18.612936" calcext:value-type="float">
            <text:p>18,6129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2.629753" calcext:value-type="float">
            <text:p>-12,629753</text:p>
          </table:table-cell>
          <table:table-cell office:value-type="float" office:value="33197" calcext:value-type="float">
            <text:p>33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32" calcext:value-type="float">
            <text:p>16,32</text:p>
          </table:table-cell>
          <table:table-cell office:value-type="float" office:value="19605606" calcext:value-type="float">
            <text:p>196056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];&quot;-&quot;;[.C5];&quot;-&quot;;[.E5];&quot;-&quot;;LEFT(RIGHT([.A5];6);1))" office:value-type="string" office:string-value="r20-10-15-4" calcext:value-type="string">
            <text:p>r20-10-15-4</text:p>
          </table:table-cell>
          <table:table-cell table:formula="of:=ROUND(([.F5]/[.G5])*100;2)" office:value-type="float" office:value="15.47" calcext:value-type="float">
            <text:p>15,47</text:p>
          </table:table-cell>
          <table:table-cell table:formula="of:=[.M5]" office:value-type="float" office:value="-12.629753" calcext:value-type="float">
            <text:p>-12,6</text:p>
          </table:table-cell>
          <table:table-cell table:formula="of:=[.J5]" office:value-type="float" office:value="-1" calcext:value-type="float">
            <text:p>-1,0</text:p>
          </table:table-cell>
          <table:table-cell table:formula="of:=[.K5]" office:value-type="float" office:value="-1" calcext:value-type="float">
            <text:p>-1</text:p>
          </table:table-cell>
          <table:table-cell table:formula="of:=[.I5]" office:value-type="float" office:value="18.612936" calcext:value-type="float">
            <text:p>18,612936</text:p>
          </table:table-cell>
          <table:table-cell table:formula="of:=IF([.L5]&lt;10000000;[.L5];&quot;*&quot;)" office:value-type="float" office:value="0" calcext:value-type="float">
            <text:p>0,00</text:p>
          </table:table-cell>
          <table:table-cell table:formula="of:=[.N5]" office:value-type="float" office:value="33197" calcext:value-type="float">
            <text:p>33197</text:p>
          </table:table-cell>
          <table:table-cell/>
          <table:table-cell table:style-name="ce15" table:formula="of:=COUNTIF([.AG2:.AG300];0)" office:value-type="float" office:value="31" calcext:value-type="float">
            <text:p>31</text:p>
          </table:table-cell>
          <table:table-cell table:style-name="ce31" table:formula="of:=[.AJ5]/[.AJ8]" office:value-type="percentage" office:value="0.413333333333333" calcext:value-type="percentage">
            <text:p>41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0-20-10-10-2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62" calcext:value-type="float">
            <text:p>362</text:p>
          </table:table-cell>
          <table:table-cell office:value-type="float" office:value="1613" calcext:value-type="float">
            <text:p>1613</text:p>
          </table:table-cell>
          <table:table-cell office:value-type="float" office:value="48.541212" calcext:value-type="float">
            <text:p>48,5412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2.611994" calcext:value-type="float">
            <text:p>-12,611994</text:p>
          </table:table-cell>
          <table:table-cell office:value-type="float" office:value="108821" calcext:value-type="float">
            <text:p>1088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.35" calcext:value-type="float">
            <text:p>42,35</text:p>
          </table:table-cell>
          <table:table-cell office:value-type="float" office:value="16084402" calcext:value-type="float">
            <text:p>16084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6];&quot;-&quot;;[.C6];&quot;-&quot;;[.E6];&quot;-&quot;;LEFT(RIGHT([.A6];6);1))" office:value-type="string" office:string-value="r20-10-15-5" calcext:value-type="string">
            <text:p>r20-10-15-5</text:p>
          </table:table-cell>
          <table:table-cell table:formula="of:=ROUND(([.F6]/[.G6])*100;2)" office:value-type="float" office:value="7.73" calcext:value-type="float">
            <text:p>7,73</text:p>
          </table:table-cell>
          <table:table-cell table:formula="of:=[.M6]" office:value-type="float" office:value="-12.611994" calcext:value-type="float">
            <text:p>-12,6</text:p>
          </table:table-cell>
          <table:table-cell table:formula="of:=[.J6]" office:value-type="float" office:value="-1" calcext:value-type="float">
            <text:p>-1,0</text:p>
          </table:table-cell>
          <table:table-cell table:formula="of:=[.K6]" office:value-type="float" office:value="-1" calcext:value-type="float">
            <text:p>-1</text:p>
          </table:table-cell>
          <table:table-cell table:formula="of:=[.I6]" office:value-type="float" office:value="48.541212" calcext:value-type="float">
            <text:p>48,541212</text:p>
          </table:table-cell>
          <table:table-cell table:formula="of:=IF([.L6]&lt;10000000;[.L6];&quot;*&quot;)" office:value-type="float" office:value="0" calcext:value-type="float">
            <text:p>0,00</text:p>
          </table:table-cell>
          <table:table-cell table:formula="of:=[.N6]" office:value-type="float" office:value="108821" calcext:value-type="float">
            <text:p>108821</text:p>
          </table:table-cell>
          <table:table-cell/>
          <table:table-cell table:style-name="ce15" office:value-type="string" calcext:value-type="string">
            <text:p>in root</text:p>
          </table:table-cell>
          <table:table-cell table:style-name="ce15" table:formula="of:=COUNTIFS([.AG2:.AG100];0;[.AH2:.AH100]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0-20-15-15-3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577" calcext:value-type="float">
            <text:p>577</text:p>
          </table:table-cell>
          <table:table-cell office:value-type="float" office:value="5096" calcext:value-type="float">
            <text:p>5096</text:p>
          </table:table-cell>
          <table:table-cell office:value-type="float" office:value="1839.63706" calcext:value-type="float">
            <text:p>1839,63706</text:p>
          </table:table-cell>
          <table:table-cell office:value-type="float" office:value="-7.378378" calcext:value-type="float">
            <text:p>-7,378378</text:p>
          </table:table-cell>
          <table:table-cell office:value-type="float" office:value="-1" calcext:value-type="float">
            <text:p>-1</text:p>
          </table:table-cell>
          <table:table-cell office:value-type="float" office:value="6.378378" calcext:value-type="float">
            <text:p>6,378378</text:p>
          </table:table-cell>
          <table:table-cell office:value-type="float" office:value="-19.867809" calcext:value-type="float">
            <text:p>-19,867809</text:p>
          </table:table-cell>
          <table:table-cell office:value-type="float" office:value="532862" calcext:value-type="float">
            <text:p>532862</text:p>
          </table:table-cell>
          <table:table-cell office:value-type="float" office:value="319051" calcext:value-type="float">
            <text:p>319051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21282746" calcext:value-type="float">
            <text:p>3212827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7];&quot;-&quot;;[.C7];&quot;-&quot;;[.E7];&quot;-&quot;;LEFT(RIGHT([.A7];6);1))" office:value-type="string" office:string-value="r20-15-22-1" calcext:value-type="string">
            <text:p>r20-15-22-1</text:p>
          </table:table-cell>
          <table:table-cell table:formula="of:=ROUND(([.F7]/[.G7])*100;2)" office:value-type="float" office:value="16.98" calcext:value-type="float">
            <text:p>16,98</text:p>
          </table:table-cell>
          <table:table-cell table:formula="of:=[.M7]" office:value-type="float" office:value="-19.867809" calcext:value-type="float">
            <text:p>-19,9</text:p>
          </table:table-cell>
          <table:table-cell table:formula="of:=[.J7]" office:value-type="float" office:value="-7.378378" calcext:value-type="float">
            <text:p>-7,4</text:p>
          </table:table-cell>
          <table:table-cell table:formula="of:=[.K7]" office:value-type="float" office:value="-1" calcext:value-type="float">
            <text:p>-1</text:p>
          </table:table-cell>
          <table:table-cell table:formula="of:=[.I7]" office:value-type="float" office:value="1839.63706" calcext:value-type="float">
            <text:p>1839,63706</text:p>
          </table:table-cell>
          <table:table-cell table:formula="of:=IF([.L7]&lt;10000000;[.L7];&quot;*&quot;)" office:value-type="float" office:value="6.378378" calcext:value-type="float">
            <text:p>6,38</text:p>
          </table:table-cell>
          <table:table-cell table:formula="of:=[.N7]" office:value-type="float" office:value="532862" calcext:value-type="float">
            <text:p>532862</text:p>
          </table:table-cell>
          <table:table-cell/>
          <table:table-cell table:style-name="ce15" office:value-type="string" calcext:value-type="string">
            <text:p>total instances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rand0-20-15-15-3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577" calcext:value-type="float">
            <text:p>577</text:p>
          </table:table-cell>
          <table:table-cell office:value-type="float" office:value="4190" calcext:value-type="float">
            <text:p>4190</text:p>
          </table:table-cell>
          <table:table-cell office:value-type="float" office:value="1843.508647" calcext:value-type="float">
            <text:p>1843,508647</text:p>
          </table:table-cell>
          <table:table-cell office:value-type="float" office:value="-5.269231" calcext:value-type="float">
            <text:p>-5,269231</text:p>
          </table:table-cell>
          <table:table-cell office:value-type="float" office:value="-1" calcext:value-type="float">
            <text:p>-1</text:p>
          </table:table-cell>
          <table:table-cell office:value-type="float" office:value="4.269231" calcext:value-type="float">
            <text:p>4,269231</text:p>
          </table:table-cell>
          <table:table-cell office:value-type="float" office:value="-19.748254" calcext:value-type="float">
            <text:p>-19,748254</text:p>
          </table:table-cell>
          <table:table-cell office:value-type="float" office:value="631632" calcext:value-type="float">
            <text:p>631632</text:p>
          </table:table-cell>
          <table:table-cell office:value-type="float" office:value="273166" calcext:value-type="float">
            <text:p>273166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42679202" calcext:value-type="float">
            <text:p>342679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8];&quot;-&quot;;[.C8];&quot;-&quot;;[.E8];&quot;-&quot;;LEFT(RIGHT([.A8];6);1))" office:value-type="string" office:string-value="r20-15-22-2" calcext:value-type="string">
            <text:p>r20-15-22-2</text:p>
          </table:table-cell>
          <table:table-cell table:formula="of:=ROUND(([.F8]/[.G8])*100;2)" office:value-type="float" office:value="19.76" calcext:value-type="float">
            <text:p>19,76</text:p>
          </table:table-cell>
          <table:table-cell table:formula="of:=[.M8]" office:value-type="float" office:value="-19.748254" calcext:value-type="float">
            <text:p>-19,7</text:p>
          </table:table-cell>
          <table:table-cell table:formula="of:=[.J8]" office:value-type="float" office:value="-5.269231" calcext:value-type="float">
            <text:p>-5,3</text:p>
          </table:table-cell>
          <table:table-cell table:formula="of:=[.K8]" office:value-type="float" office:value="-1" calcext:value-type="float">
            <text:p>-1</text:p>
          </table:table-cell>
          <table:table-cell table:formula="of:=[.I8]" office:value-type="float" office:value="1843.508647" calcext:value-type="float">
            <text:p>1843,508647</text:p>
          </table:table-cell>
          <table:table-cell table:formula="of:=IF([.L8]&lt;10000000;[.L8];&quot;*&quot;)" office:value-type="float" office:value="4.269231" calcext:value-type="float">
            <text:p>4,27</text:p>
          </table:table-cell>
          <table:table-cell table:formula="of:=[.N8]" office:value-type="float" office:value="631632" calcext:value-type="float">
            <text:p>631632</text:p>
          </table:table-cell>
          <table:table-cell/>
          <table:table-cell table:style-name="ce15" table:formula="of:=COUNTIF([.B2:.B300];&quot;&gt;=0&quot;)" office:value-type="float" office:value="75" calcext:value-type="float">
            <text:p>75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rand0-20-15-15-3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577" calcext:value-type="float">
            <text:p>577</text:p>
          </table:table-cell>
          <table:table-cell office:value-type="float" office:value="4201" calcext:value-type="float">
            <text:p>4201</text:p>
          </table:table-cell>
          <table:table-cell office:value-type="float" office:value="1865.657453" calcext:value-type="float">
            <text:p>1865,657453</text:p>
          </table:table-cell>
          <table:table-cell office:value-type="float" office:value="-4.5" calcext:value-type="float">
            <text:p>-4,5</text:p>
          </table:table-cell>
          <table:table-cell office:value-type="float" office:value="-1" calcext:value-type="float">
            <text:p>-1</text:p>
          </table:table-cell>
          <table:table-cell office:value-type="float" office:value="3.5" calcext:value-type="float">
            <text:p>3,5</text:p>
          </table:table-cell>
          <table:table-cell office:value-type="float" office:value="-19.722599" calcext:value-type="float">
            <text:p>-19,722599</text:p>
          </table:table-cell>
          <table:table-cell office:value-type="float" office:value="965995" calcext:value-type="float">
            <text:p>965995</text:p>
          </table:table-cell>
          <table:table-cell office:value-type="float" office:value="340590" calcext:value-type="float">
            <text:p>34059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476292620" calcext:value-type="float">
            <text:p>4762926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9];&quot;-&quot;;[.C9];&quot;-&quot;;[.E9];&quot;-&quot;;LEFT(RIGHT([.A9];6);1))" office:value-type="string" office:string-value="r20-15-22-3" calcext:value-type="string">
            <text:p>r20-15-22-3</text:p>
          </table:table-cell>
          <table:table-cell table:formula="of:=ROUND(([.F9]/[.G9])*100;2)" office:value-type="float" office:value="22.36" calcext:value-type="float">
            <text:p>22,36</text:p>
          </table:table-cell>
          <table:table-cell table:formula="of:=[.M9]" office:value-type="float" office:value="-19.722599" calcext:value-type="float">
            <text:p>-19,7</text:p>
          </table:table-cell>
          <table:table-cell table:formula="of:=[.J9]" office:value-type="float" office:value="-4.5" calcext:value-type="float">
            <text:p>-4,5</text:p>
          </table:table-cell>
          <table:table-cell table:formula="of:=[.K9]" office:value-type="float" office:value="-1" calcext:value-type="float">
            <text:p>-1</text:p>
          </table:table-cell>
          <table:table-cell table:formula="of:=[.I9]" office:value-type="float" office:value="1865.657453" calcext:value-type="float">
            <text:p>1865,657453</text:p>
          </table:table-cell>
          <table:table-cell table:formula="of:=IF([.L9]&lt;10000000;[.L9];&quot;*&quot;)" office:value-type="float" office:value="3.5" calcext:value-type="float">
            <text:p>3,50</text:p>
          </table:table-cell>
          <table:table-cell table:formula="of:=[.N9]" office:value-type="float" office:value="965995" calcext:value-type="float">
            <text:p>965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577" calcext:value-type="float">
            <text:p>577</text:p>
          </table:table-cell>
          <table:table-cell office:value-type="float" office:value="3330" calcext:value-type="float">
            <text:p>3330</text:p>
          </table:table-cell>
          <table:table-cell office:value-type="float" office:value="1860.61228" calcext:value-type="float">
            <text:p>1860,61228</text:p>
          </table:table-cell>
          <table:table-cell office:value-type="float" office:value="-3.75" calcext:value-type="float">
            <text:p>-3,75</text:p>
          </table:table-cell>
          <table:table-cell office:value-type="float" office:value="-1" calcext:value-type="float">
            <text:p>-1</text:p>
          </table:table-cell>
          <table:table-cell office:value-type="float" office:value="2.75" calcext:value-type="float">
            <text:p>2,75</text:p>
          </table:table-cell>
          <table:table-cell office:value-type="float" office:value="-19.681593" calcext:value-type="float">
            <text:p>-19,681593</text:p>
          </table:table-cell>
          <table:table-cell office:value-type="float" office:value="893558" calcext:value-type="float">
            <text:p>893558</text:p>
          </table:table-cell>
          <table:table-cell office:value-type="float" office:value="234619" calcext:value-type="float">
            <text:p>234619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79316452" calcext:value-type="float">
            <text:p>379316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0];&quot;-&quot;;[.C10];&quot;-&quot;;[.E10];&quot;-&quot;;LEFT(RIGHT([.A10];6);1))" office:value-type="string" office:string-value="r20-15-22-4" calcext:value-type="string">
            <text:p>r20-15-22-4</text:p>
          </table:table-cell>
          <table:table-cell table:formula="of:=ROUND(([.F10]/[.G10])*100;2)" office:value-type="float" office:value="26" calcext:value-type="float">
            <text:p>26</text:p>
          </table:table-cell>
          <table:table-cell table:formula="of:=[.M10]" office:value-type="float" office:value="-19.681593" calcext:value-type="float">
            <text:p>-19,7</text:p>
          </table:table-cell>
          <table:table-cell table:formula="of:=[.J10]" office:value-type="float" office:value="-3.75" calcext:value-type="float">
            <text:p>-3,8</text:p>
          </table:table-cell>
          <table:table-cell table:formula="of:=[.K10]" office:value-type="float" office:value="-1" calcext:value-type="float">
            <text:p>-1</text:p>
          </table:table-cell>
          <table:table-cell table:formula="of:=[.I10]" office:value-type="float" office:value="1860.61228" calcext:value-type="float">
            <text:p>1860,61228</text:p>
          </table:table-cell>
          <table:table-cell table:formula="of:=IF([.L10]&lt;10000000;[.L10];&quot;*&quot;)" office:value-type="float" office:value="2.75" calcext:value-type="float">
            <text:p>2,75</text:p>
          </table:table-cell>
          <table:table-cell table:formula="of:=[.N10]" office:value-type="float" office:value="893558" calcext:value-type="float">
            <text:p>893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577" calcext:value-type="float">
            <text:p>577</text:p>
          </table:table-cell>
          <table:table-cell office:value-type="float" office:value="5298" calcext:value-type="float">
            <text:p>5298</text:p>
          </table:table-cell>
          <table:table-cell office:value-type="float" office:value="1870.951593" calcext:value-type="float">
            <text:p>1870,951593</text:p>
          </table:table-cell>
          <table:table-cell office:value-type="float" office:value="-3.225806" calcext:value-type="float">
            <text:p>-3,225806</text:p>
          </table:table-cell>
          <table:table-cell office:value-type="float" office:value="-1" calcext:value-type="float">
            <text:p>-1</text:p>
          </table:table-cell>
          <table:table-cell office:value-type="float" office:value="2.225806" calcext:value-type="float">
            <text:p>2,225806</text:p>
          </table:table-cell>
          <table:table-cell office:value-type="float" office:value="-19.408188" calcext:value-type="float">
            <text:p>-19,408188</text:p>
          </table:table-cell>
          <table:table-cell office:value-type="float" office:value="1042195" calcext:value-type="float">
            <text:p>1042195</text:p>
          </table:table-cell>
          <table:table-cell office:value-type="float" office:value="206615" calcext:value-type="float">
            <text:p>206615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86750206" calcext:value-type="float">
            <text:p>386750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1];&quot;-&quot;;[.C11];&quot;-&quot;;[.E11];&quot;-&quot;;LEFT(RIGHT([.A11];6);1))" office:value-type="string" office:string-value="r20-15-22-5" calcext:value-type="string">
            <text:p>r20-15-22-5</text:p>
          </table:table-cell>
          <table:table-cell table:formula="of:=ROUND(([.F11]/[.G11])*100;2)" office:value-type="float" office:value="15.77" calcext:value-type="float">
            <text:p>15,77</text:p>
          </table:table-cell>
          <table:table-cell table:formula="of:=[.M11]" office:value-type="float" office:value="-19.408188" calcext:value-type="float">
            <text:p>-19,4</text:p>
          </table:table-cell>
          <table:table-cell table:formula="of:=[.J11]" office:value-type="float" office:value="-3.225806" calcext:value-type="float">
            <text:p>-3,2</text:p>
          </table:table-cell>
          <table:table-cell table:formula="of:=[.K11]" office:value-type="float" office:value="-1" calcext:value-type="float">
            <text:p>-1</text:p>
          </table:table-cell>
          <table:table-cell table:formula="of:=[.I11]" office:value-type="float" office:value="1870.951593" calcext:value-type="float">
            <text:p>1870,951593</text:p>
          </table:table-cell>
          <table:table-cell table:formula="of:=IF([.L11]&lt;10000000;[.L11];&quot;*&quot;)" office:value-type="float" office:value="2.225806" calcext:value-type="float">
            <text:p>2,23</text:p>
          </table:table-cell>
          <table:table-cell table:formula="of:=[.N11]" office:value-type="float" office:value="1042195" calcext:value-type="float">
            <text:p>1042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822" calcext:value-type="float">
            <text:p>822</text:p>
          </table:table-cell>
          <table:table-cell office:value-type="float" office:value="11086" calcext:value-type="float">
            <text:p>11086</text:p>
          </table:table-cell>
          <table:table-cell office:value-type="float" office:value="1825.229738" calcext:value-type="float">
            <text:p>1825,229738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27.471847" calcext:value-type="float">
            <text:p>-27,471847</text:p>
          </table:table-cell>
          <table:table-cell office:value-type="float" office:value="296505" calcext:value-type="float">
            <text:p>296505</text:p>
          </table:table-cell>
          <table:table-cell office:value-type="float" office:value="264757" calcext:value-type="float">
            <text:p>264757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235372551" calcext:value-type="float">
            <text:p>2353725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2];&quot;-&quot;;[.C12];&quot;-&quot;;[.E12];&quot;-&quot;;LEFT(RIGHT([.A12];6);1))" office:value-type="string" office:string-value="r20-20-30-1" calcext:value-type="string">
            <text:p>r20-20-30-1</text:p>
          </table:table-cell>
          <table:table-cell table:formula="of:=ROUND(([.F12]/[.G12])*100;2)" office:value-type="float" office:value="15.33" calcext:value-type="float">
            <text:p>15,33</text:p>
          </table:table-cell>
          <table:table-cell table:formula="of:=[.M12]" office:value-type="float" office:value="-27.471847" calcext:value-type="float">
            <text:p>-27,5</text:p>
          </table:table-cell>
          <table:table-cell table:formula="of:=[.J12]" office:value-type="float" office:value="-14" calcext:value-type="float">
            <text:p>-14,0</text:p>
          </table:table-cell>
          <table:table-cell table:formula="of:=[.K12]" office:value-type="float" office:value="-1" calcext:value-type="float">
            <text:p>-1</text:p>
          </table:table-cell>
          <table:table-cell table:formula="of:=[.I12]" office:value-type="float" office:value="1825.229738" calcext:value-type="float">
            <text:p>1825,229738</text:p>
          </table:table-cell>
          <table:table-cell table:formula="of:=IF([.L12]&lt;10000000;[.L12];&quot;*&quot;)" office:value-type="float" office:value="13" calcext:value-type="float">
            <text:p>13,00</text:p>
          </table:table-cell>
          <table:table-cell table:formula="of:=[.N12]" office:value-type="float" office:value="296505" calcext:value-type="float">
            <text:p>296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10265" calcext:value-type="float">
            <text:p>10265</text:p>
          </table:table-cell>
          <table:table-cell office:value-type="float" office:value="1813.968309" calcext:value-type="float">
            <text:p>1813,968309</text:p>
          </table:table-cell>
          <table:table-cell office:value-type="float" office:value="-25.707508" calcext:value-type="float">
            <text:p>-25,707508</text:p>
          </table:table-cell>
          <table:table-cell office:value-type="float" office:value="-1" calcext:value-type="float">
            <text:p>-1</text:p>
          </table:table-cell>
          <table:table-cell office:value-type="float" office:value="24.707508" calcext:value-type="float">
            <text:p>24,707508</text:p>
          </table:table-cell>
          <table:table-cell office:value-type="float" office:value="-27.522336" calcext:value-type="float">
            <text:p>-27,522336</text:p>
          </table:table-cell>
          <table:table-cell office:value-type="float" office:value="150428" calcext:value-type="float">
            <text:p>150428</text:p>
          </table:table-cell>
          <table:table-cell office:value-type="float" office:value="122114" calcext:value-type="float">
            <text:p>122114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57375697" calcext:value-type="float">
            <text:p>1573756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3];&quot;-&quot;;[.C13];&quot;-&quot;;[.E13];&quot;-&quot;;LEFT(RIGHT([.A13];6);1))" office:value-type="string" office:string-value="r20-20-30-2" calcext:value-type="string">
            <text:p>r20-20-30-2</text:p>
          </table:table-cell>
          <table:table-cell table:formula="of:=ROUND(([.F13]/[.G13])*100;2)" office:value-type="float" office:value="0" calcext:value-type="float">
            <text:p>0</text:p>
          </table:table-cell>
          <table:table-cell table:formula="of:=[.M13]" office:value-type="float" office:value="-27.522336" calcext:value-type="float">
            <text:p>-27,5</text:p>
          </table:table-cell>
          <table:table-cell table:formula="of:=[.J13]" office:value-type="float" office:value="-25.707508" calcext:value-type="float">
            <text:p>-25,7</text:p>
          </table:table-cell>
          <table:table-cell table:formula="of:=[.K13]" office:value-type="float" office:value="-1" calcext:value-type="float">
            <text:p>-1</text:p>
          </table:table-cell>
          <table:table-cell table:formula="of:=[.I13]" office:value-type="float" office:value="1813.968309" calcext:value-type="float">
            <text:p>1813,968309</text:p>
          </table:table-cell>
          <table:table-cell table:formula="of:=IF([.L13]&lt;10000000;[.L13];&quot;*&quot;)" office:value-type="float" office:value="24.707508" calcext:value-type="float">
            <text:p>24,71</text:p>
          </table:table-cell>
          <table:table-cell table:formula="of:=[.N13]" office:value-type="float" office:value="150428" calcext:value-type="float">
            <text:p>150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3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822" calcext:value-type="float">
            <text:p>822</text:p>
          </table:table-cell>
          <table:table-cell office:value-type="float" office:value="8137" calcext:value-type="float">
            <text:p>8137</text:p>
          </table:table-cell>
          <table:table-cell office:value-type="float" office:value="1832.631989" calcext:value-type="float">
            <text:p>1832,631989</text:p>
          </table:table-cell>
          <table:table-cell office:value-type="float" office:value="-7.131429" calcext:value-type="float">
            <text:p>-7,131429</text:p>
          </table:table-cell>
          <table:table-cell office:value-type="float" office:value="-1" calcext:value-type="float">
            <text:p>-1</text:p>
          </table:table-cell>
          <table:table-cell office:value-type="float" office:value="6.131429" calcext:value-type="float">
            <text:p>6,131429</text:p>
          </table:table-cell>
          <table:table-cell office:value-type="float" office:value="-27.391949" calcext:value-type="float">
            <text:p>-27,391949</text:p>
          </table:table-cell>
          <table:table-cell office:value-type="float" office:value="454078" calcext:value-type="float">
            <text:p>454078</text:p>
          </table:table-cell>
          <table:table-cell office:value-type="float" office:value="237769" calcext:value-type="float">
            <text:p>237769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325375780" calcext:value-type="float">
            <text:p>3253757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4];&quot;-&quot;;[.C14];&quot;-&quot;;[.E14];&quot;-&quot;;LEFT(RIGHT([.A14];6);1))" office:value-type="string" office:string-value="r20-20-30-3" calcext:value-type="string">
            <text:p>r20-20-30-3</text:p>
          </table:table-cell>
          <table:table-cell table:formula="of:=ROUND(([.F14]/[.G14])*100;2)" office:value-type="float" office:value="12.53" calcext:value-type="float">
            <text:p>12,53</text:p>
          </table:table-cell>
          <table:table-cell table:formula="of:=[.M14]" office:value-type="float" office:value="-27.391949" calcext:value-type="float">
            <text:p>-27,4</text:p>
          </table:table-cell>
          <table:table-cell table:formula="of:=[.J14]" office:value-type="float" office:value="-7.131429" calcext:value-type="float">
            <text:p>-7,1</text:p>
          </table:table-cell>
          <table:table-cell table:formula="of:=[.K14]" office:value-type="float" office:value="-1" calcext:value-type="float">
            <text:p>-1</text:p>
          </table:table-cell>
          <table:table-cell table:formula="of:=[.I14]" office:value-type="float" office:value="1832.631989" calcext:value-type="float">
            <text:p>1832,631989</text:p>
          </table:table-cell>
          <table:table-cell table:formula="of:=IF([.L14]&lt;10000000;[.L14];&quot;*&quot;)" office:value-type="float" office:value="6.131429" calcext:value-type="float">
            <text:p>6,13</text:p>
          </table:table-cell>
          <table:table-cell table:formula="of:=[.N14]" office:value-type="float" office:value="454078" calcext:value-type="float">
            <text:p>454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4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822" calcext:value-type="float">
            <text:p>822</text:p>
          </table:table-cell>
          <table:table-cell office:value-type="float" office:value="10160" calcext:value-type="float">
            <text:p>10160</text:p>
          </table:table-cell>
          <table:table-cell office:value-type="float" office:value="1829.610372" calcext:value-type="float">
            <text:p>1829,61037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27.439893" calcext:value-type="float">
            <text:p>-27,439893</text:p>
          </table:table-cell>
          <table:table-cell office:value-type="float" office:value="391472" calcext:value-type="float">
            <text:p>391472</text:p>
          </table:table-cell>
          <table:table-cell office:value-type="float" office:value="249483" calcext:value-type="float">
            <text:p>249483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314768245" calcext:value-type="float">
            <text:p>3147682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5];&quot;-&quot;;[.C15];&quot;-&quot;;[.E15];&quot;-&quot;;LEFT(RIGHT([.A15];6);1))" office:value-type="string" office:string-value="r20-20-30-4" calcext:value-type="string">
            <text:p>r20-20-30-4</text:p>
          </table:table-cell>
          <table:table-cell table:formula="of:=ROUND(([.F15]/[.G15])*100;2)" office:value-type="float" office:value="11.07" calcext:value-type="float">
            <text:p>11,07</text:p>
          </table:table-cell>
          <table:table-cell table:formula="of:=[.M15]" office:value-type="float" office:value="-27.439893" calcext:value-type="float">
            <text:p>-27,4</text:p>
          </table:table-cell>
          <table:table-cell table:formula="of:=[.J15]" office:value-type="float" office:value="-7" calcext:value-type="float">
            <text:p>-7,0</text:p>
          </table:table-cell>
          <table:table-cell table:formula="of:=[.K15]" office:value-type="float" office:value="-1" calcext:value-type="float">
            <text:p>-1</text:p>
          </table:table-cell>
          <table:table-cell table:formula="of:=[.I15]" office:value-type="float" office:value="1829.610372" calcext:value-type="float">
            <text:p>1829,610372</text:p>
          </table:table-cell>
          <table:table-cell table:formula="of:=IF([.L15]&lt;10000000;[.L15];&quot;*&quot;)" office:value-type="float" office:value="6" calcext:value-type="float">
            <text:p>6,00</text:p>
          </table:table-cell>
          <table:table-cell table:formula="of:=[.N15]" office:value-type="float" office:value="391472" calcext:value-type="float">
            <text:p>391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5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8056" calcext:value-type="float">
            <text:p>8056</text:p>
          </table:table-cell>
          <table:table-cell office:value-type="float" office:value="1841.383377" calcext:value-type="float">
            <text:p>1841,383377</text:p>
          </table:table-cell>
          <table:table-cell office:value-type="float" office:value="-5.230769" calcext:value-type="float">
            <text:p>-5,230769</text:p>
          </table:table-cell>
          <table:table-cell office:value-type="float" office:value="-1" calcext:value-type="float">
            <text:p>-1</text:p>
          </table:table-cell>
          <table:table-cell office:value-type="float" office:value="4.230769" calcext:value-type="float">
            <text:p>4,230769</text:p>
          </table:table-cell>
          <table:table-cell office:value-type="float" office:value="-27.406588" calcext:value-type="float">
            <text:p>-27,406588</text:p>
          </table:table-cell>
          <table:table-cell office:value-type="float" office:value="588583" calcext:value-type="float">
            <text:p>588583</text:p>
          </table:table-cell>
          <table:table-cell office:value-type="float" office:value="200119" calcext:value-type="float">
            <text:p>200119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380366167" calcext:value-type="float">
            <text:p>380366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6];&quot;-&quot;;[.C16];&quot;-&quot;;[.E16];&quot;-&quot;;LEFT(RIGHT([.A16];6);1))" office:value-type="string" office:string-value="r20-20-30-5" calcext:value-type="string">
            <text:p>r20-20-30-5</text:p>
          </table:table-cell>
          <table:table-cell table:formula="of:=ROUND(([.F16]/[.G16])*100;2)" office:value-type="float" office:value="0" calcext:value-type="float">
            <text:p>0</text:p>
          </table:table-cell>
          <table:table-cell table:formula="of:=[.M16]" office:value-type="float" office:value="-27.406588" calcext:value-type="float">
            <text:p>-27,4</text:p>
          </table:table-cell>
          <table:table-cell table:formula="of:=[.J16]" office:value-type="float" office:value="-5.230769" calcext:value-type="float">
            <text:p>-5,2</text:p>
          </table:table-cell>
          <table:table-cell table:formula="of:=[.K16]" office:value-type="float" office:value="-1" calcext:value-type="float">
            <text:p>-1</text:p>
          </table:table-cell>
          <table:table-cell table:formula="of:=[.I16]" office:value-type="float" office:value="1841.383377" calcext:value-type="float">
            <text:p>1841,383377</text:p>
          </table:table-cell>
          <table:table-cell table:formula="of:=IF([.L16]&lt;10000000;[.L16];&quot;*&quot;)" office:value-type="float" office:value="4.230769" calcext:value-type="float">
            <text:p>4,23</text:p>
          </table:table-cell>
          <table:table-cell table:formula="of:=[.N16]" office:value-type="float" office:value="588583" calcext:value-type="float">
            <text:p>588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29259" calcext:value-type="float">
            <text:p>29259</text:p>
          </table:table-cell>
          <table:table-cell office:value-type="float" office:value="1808.580452" calcext:value-type="float">
            <text:p>1808,580452</text:p>
          </table:table-cell>
          <table:table-cell office:value-type="float" office:value="-34.34323" calcext:value-type="float">
            <text:p>-34,34323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4.495361" calcext:value-type="float">
            <text:p>-34,495361</text:p>
          </table:table-cell>
          <table:table-cell office:value-type="float" office:value="97421" calcext:value-type="float">
            <text:p>97421</text:p>
          </table:table-cell>
          <table:table-cell office:value-type="float" office:value="44443" calcext:value-type="float">
            <text:p>44443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3" calcext:value-type="float">
            <text:p>1800,03</text:p>
          </table:table-cell>
          <table:table-cell office:value-type="float" office:value="108658182" calcext:value-type="float">
            <text:p>108658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7];&quot;-&quot;;[.C17];&quot;-&quot;;[.E17];&quot;-&quot;;LEFT(RIGHT([.A17];6);1))" office:value-type="string" office:string-value="r20-25-37-1" calcext:value-type="string">
            <text:p>r20-25-37-1</text:p>
          </table:table-cell>
          <table:table-cell table:formula="of:=ROUND(([.F17]/[.G17])*100;2)" office:value-type="float" office:value="0" calcext:value-type="float">
            <text:p>0</text:p>
          </table:table-cell>
          <table:table-cell table:formula="of:=[.M17]" office:value-type="float" office:value="-34.495361" calcext:value-type="float">
            <text:p>-34,5</text:p>
          </table:table-cell>
          <table:table-cell table:formula="of:=[.J17]" office:value-type="float" office:value="-34.34323" calcext:value-type="float">
            <text:p>-34,3</text:p>
          </table:table-cell>
          <table:table-cell table:formula="of:=[.K17]" office:value-type="float" office:value="0" calcext:value-type="float">
            <text:p>0</text:p>
          </table:table-cell>
          <table:table-cell table:formula="of:=[.I17]" office:value-type="float" office:value="1808.580452" calcext:value-type="float">
            <text:p>1808,580452</text:p>
          </table:table-cell>
          <table:table-cell table:formula="of:=IF([.L17]&lt;10000000;[.L17];&quot;*&quot;)" office:value-type="string" office:string-value="*" calcext:value-type="string">
            <text:p>*</text:p>
          </table:table-cell>
          <table:table-cell table:formula="of:=[.N17]" office:value-type="float" office:value="97421" calcext:value-type="float">
            <text:p>97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20591" calcext:value-type="float">
            <text:p>20591</text:p>
          </table:table-cell>
          <table:table-cell office:value-type="float" office:value="1804.827061" calcext:value-type="float">
            <text:p>1804,827061</text:p>
          </table:table-cell>
          <table:table-cell office:value-type="float" office:value="-34.371541" calcext:value-type="float">
            <text:p>-34,37154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4.4766" calcext:value-type="float">
            <text:p>-34,4766</text:p>
          </table:table-cell>
          <table:table-cell office:value-type="float" office:value="45432" calcext:value-type="float">
            <text:p>45432</text:p>
          </table:table-cell>
          <table:table-cell office:value-type="float" office:value="42802" calcext:value-type="float">
            <text:p>42802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76000142" calcext:value-type="float">
            <text:p>76000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8];&quot;-&quot;;[.C18];&quot;-&quot;;[.E18];&quot;-&quot;;LEFT(RIGHT([.A18];6);1))" office:value-type="string" office:string-value="r20-25-37-2" calcext:value-type="string">
            <text:p>r20-25-37-2</text:p>
          </table:table-cell>
          <table:table-cell table:formula="of:=ROUND(([.F18]/[.G18])*100;2)" office:value-type="float" office:value="0" calcext:value-type="float">
            <text:p>0</text:p>
          </table:table-cell>
          <table:table-cell table:formula="of:=[.M18]" office:value-type="float" office:value="-34.4766" calcext:value-type="float">
            <text:p>-34,5</text:p>
          </table:table-cell>
          <table:table-cell table:formula="of:=[.J18]" office:value-type="float" office:value="-34.371541" calcext:value-type="float">
            <text:p>-34,4</text:p>
          </table:table-cell>
          <table:table-cell table:formula="of:=[.K18]" office:value-type="float" office:value="0" calcext:value-type="float">
            <text:p>0</text:p>
          </table:table-cell>
          <table:table-cell table:formula="of:=[.I18]" office:value-type="float" office:value="1804.827061" calcext:value-type="float">
            <text:p>1804,827061</text:p>
          </table:table-cell>
          <table:table-cell table:formula="of:=IF([.L18]&lt;10000000;[.L18];&quot;*&quot;)" office:value-type="string" office:string-value="*" calcext:value-type="string">
            <text:p>*</text:p>
          </table:table-cell>
          <table:table-cell table:formula="of:=[.N18]" office:value-type="float" office:value="45432" calcext:value-type="float">
            <text:p>45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49" calcext:value-type="float">
            <text:p>349</text:p>
          </table:table-cell>
          <table:table-cell office:value-type="float" office:value="1092" calcext:value-type="float">
            <text:p>1092</text:p>
          </table:table-cell>
          <table:table-cell office:value-type="float" office:value="18911" calcext:value-type="float">
            <text:p>18911</text:p>
          </table:table-cell>
          <table:table-cell office:value-type="float" office:value="1806.675395" calcext:value-type="float">
            <text:p>1806,675395</text:p>
          </table:table-cell>
          <table:table-cell office:value-type="float" office:value="-34.411671" calcext:value-type="float">
            <text:p>-34,41167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4.448415" calcext:value-type="float">
            <text:p>-34,448415</text:p>
          </table:table-cell>
          <table:table-cell office:value-type="float" office:value="63688" calcext:value-type="float">
            <text:p>63688</text:p>
          </table:table-cell>
          <table:table-cell office:value-type="float" office:value="50224" calcext:value-type="float">
            <text:p>50224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97714098" calcext:value-type="float">
            <text:p>97714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9];&quot;-&quot;;[.C19];&quot;-&quot;;[.E19];&quot;-&quot;;LEFT(RIGHT([.A19];6);1))" office:value-type="string" office:string-value="r20-25-37-3" calcext:value-type="string">
            <text:p>r20-25-37-3</text:p>
          </table:table-cell>
          <table:table-cell table:formula="of:=ROUND(([.F19]/[.G19])*100;2)" office:value-type="float" office:value="31.96" calcext:value-type="float">
            <text:p>31,96</text:p>
          </table:table-cell>
          <table:table-cell table:formula="of:=[.M19]" office:value-type="float" office:value="-34.448415" calcext:value-type="float">
            <text:p>-34,4</text:p>
          </table:table-cell>
          <table:table-cell table:formula="of:=[.J19]" office:value-type="float" office:value="-34.411671" calcext:value-type="float">
            <text:p>-34,4</text:p>
          </table:table-cell>
          <table:table-cell table:formula="of:=[.K19]" office:value-type="float" office:value="0" calcext:value-type="float">
            <text:p>0</text:p>
          </table:table-cell>
          <table:table-cell table:formula="of:=[.I19]" office:value-type="float" office:value="1806.675395" calcext:value-type="float">
            <text:p>1806,675395</text:p>
          </table:table-cell>
          <table:table-cell table:formula="of:=IF([.L19]&lt;10000000;[.L19];&quot;*&quot;)" office:value-type="string" office:string-value="*" calcext:value-type="string">
            <text:p>*</text:p>
          </table:table-cell>
          <table:table-cell table:formula="of:=[.N19]" office:value-type="float" office:value="63688" calcext:value-type="float">
            <text:p>63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24017" calcext:value-type="float">
            <text:p>24017</text:p>
          </table:table-cell>
          <table:table-cell office:value-type="float" office:value="1810.592671" calcext:value-type="float">
            <text:p>1810,592671</text:p>
          </table:table-cell>
          <table:table-cell office:value-type="float" office:value="-34.334298" calcext:value-type="float">
            <text:p>-34,334298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4.439058" calcext:value-type="float">
            <text:p>-34,439058</text:p>
          </table:table-cell>
          <table:table-cell office:value-type="float" office:value="144732" calcext:value-type="float">
            <text:p>144732</text:p>
          </table:table-cell>
          <table:table-cell office:value-type="float" office:value="48367" calcext:value-type="float">
            <text:p>48367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126611343" calcext:value-type="float">
            <text:p>1266113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0];&quot;-&quot;;[.C20];&quot;-&quot;;[.E20];&quot;-&quot;;LEFT(RIGHT([.A20];6);1))" office:value-type="string" office:string-value="r20-25-37-4" calcext:value-type="string">
            <text:p>r20-25-37-4</text:p>
          </table:table-cell>
          <table:table-cell table:formula="of:=ROUND(([.F20]/[.G20])*100;2)" office:value-type="float" office:value="0" calcext:value-type="float">
            <text:p>0</text:p>
          </table:table-cell>
          <table:table-cell table:formula="of:=[.M20]" office:value-type="float" office:value="-34.439058" calcext:value-type="float">
            <text:p>-34,4</text:p>
          </table:table-cell>
          <table:table-cell table:formula="of:=[.J20]" office:value-type="float" office:value="-34.334298" calcext:value-type="float">
            <text:p>-34,3</text:p>
          </table:table-cell>
          <table:table-cell table:formula="of:=[.K20]" office:value-type="float" office:value="0" calcext:value-type="float">
            <text:p>0</text:p>
          </table:table-cell>
          <table:table-cell table:formula="of:=[.I20]" office:value-type="float" office:value="1810.592671" calcext:value-type="float">
            <text:p>1810,592671</text:p>
          </table:table-cell>
          <table:table-cell table:formula="of:=IF([.L20]&lt;10000000;[.L20];&quot;*&quot;)" office:value-type="string" office:string-value="*" calcext:value-type="string">
            <text:p>*</text:p>
          </table:table-cell>
          <table:table-cell table:formula="of:=[.N20]" office:value-type="float" office:value="144732" calcext:value-type="float">
            <text:p>144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46" calcext:value-type="float">
            <text:p>346</text:p>
          </table:table-cell>
          <table:table-cell office:value-type="float" office:value="1092" calcext:value-type="float">
            <text:p>1092</text:p>
          </table:table-cell>
          <table:table-cell office:value-type="float" office:value="19158" calcext:value-type="float">
            <text:p>19158</text:p>
          </table:table-cell>
          <table:table-cell office:value-type="float" office:value="1806.895752" calcext:value-type="float">
            <text:p>1806,895752</text:p>
          </table:table-cell>
          <table:table-cell office:value-type="float" office:value="-34.41556" calcext:value-type="float">
            <text:p>-34,41556</text:p>
          </table:table-cell>
          <table:table-cell office:value-type="float" office:value="-1" calcext:value-type="float">
            <text:p>-1</text:p>
          </table:table-cell>
          <table:table-cell office:value-type="float" office:value="33.41556" calcext:value-type="float">
            <text:p>33,41556</text:p>
          </table:table-cell>
          <table:table-cell office:value-type="float" office:value="-34.454061" calcext:value-type="float">
            <text:p>-34,454061</text:p>
          </table:table-cell>
          <table:table-cell office:value-type="float" office:value="79864" calcext:value-type="float">
            <text:p>79864</text:p>
          </table:table-cell>
          <table:table-cell office:value-type="float" office:value="43773" calcext:value-type="float">
            <text:p>43773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112440753" calcext:value-type="float">
            <text:p>1124407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1];&quot;-&quot;;[.C21];&quot;-&quot;;[.E21];&quot;-&quot;;LEFT(RIGHT([.A21];6);1))" office:value-type="string" office:string-value="r20-25-37-5" calcext:value-type="string">
            <text:p>r20-25-37-5</text:p>
          </table:table-cell>
          <table:table-cell table:formula="of:=ROUND(([.F21]/[.G21])*100;2)" office:value-type="float" office:value="31.68" calcext:value-type="float">
            <text:p>31,68</text:p>
          </table:table-cell>
          <table:table-cell table:formula="of:=[.M21]" office:value-type="float" office:value="-34.454061" calcext:value-type="float">
            <text:p>-34,5</text:p>
          </table:table-cell>
          <table:table-cell table:formula="of:=[.J21]" office:value-type="float" office:value="-34.41556" calcext:value-type="float">
            <text:p>-34,4</text:p>
          </table:table-cell>
          <table:table-cell table:formula="of:=[.K21]" office:value-type="float" office:value="-1" calcext:value-type="float">
            <text:p>-1</text:p>
          </table:table-cell>
          <table:table-cell table:formula="of:=[.I21]" office:value-type="float" office:value="1806.895752" calcext:value-type="float">
            <text:p>1806,895752</text:p>
          </table:table-cell>
          <table:table-cell table:formula="of:=IF([.L21]&lt;10000000;[.L21];&quot;*&quot;)" office:value-type="float" office:value="33.41556" calcext:value-type="float">
            <text:p>33,42</text:p>
          </table:table-cell>
          <table:table-cell table:formula="of:=[.N21]" office:value-type="float" office:value="79864" calcext:value-type="float">
            <text:p>798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626" calcext:value-type="float">
            <text:p>626</text:p>
          </table:table-cell>
          <table:table-cell office:value-type="float" office:value="0.441612" calcext:value-type="float">
            <text:p>0,4416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.106732" calcext:value-type="float">
            <text:p>-5,106732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9" calcext:value-type="float">
            <text:p>0,39</text:p>
          </table:table-cell>
          <table:table-cell office:value-type="float" office:value="5250288" calcext:value-type="float">
            <text:p>52502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2];&quot;-&quot;;[.C22];&quot;-&quot;;[.E22];&quot;-&quot;;LEFT(RIGHT([.A22];6);1))" office:value-type="string" office:string-value="r20-5-7-1" calcext:value-type="string">
            <text:p>r20-5-7-1</text:p>
          </table:table-cell>
          <table:table-cell table:formula="of:=ROUND(([.F22]/[.G22])*100;2)" office:value-type="float" office:value="3.7" calcext:value-type="float">
            <text:p>3,7</text:p>
          </table:table-cell>
          <table:table-cell table:formula="of:=[.M22]" office:value-type="float" office:value="-5.106732" calcext:value-type="float">
            <text:p>-5,1</text:p>
          </table:table-cell>
          <table:table-cell table:formula="of:=[.J22]" office:value-type="float" office:value="-1" calcext:value-type="float">
            <text:p>-1,0</text:p>
          </table:table-cell>
          <table:table-cell table:formula="of:=[.K22]" office:value-type="float" office:value="-1" calcext:value-type="float">
            <text:p>-1</text:p>
          </table:table-cell>
          <table:table-cell table:formula="of:=[.I22]" office:value-type="float" office:value="0.441612" calcext:value-type="float">
            <text:p>0,441612</text:p>
          </table:table-cell>
          <table:table-cell table:formula="of:=IF([.L22]&lt;10000000;[.L22];&quot;*&quot;)" office:value-type="float" office:value="0" calcext:value-type="float">
            <text:p>0,00</text:p>
          </table:table-cell>
          <table:table-cell table:formula="of:=[.N22]" office:value-type="float" office:value="713" calcext:value-type="float">
            <text:p>7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619" calcext:value-type="float">
            <text:p>619</text:p>
          </table:table-cell>
          <table:table-cell office:value-type="float" office:value="0.196133" calcext:value-type="float">
            <text:p>0,19613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.523563" calcext:value-type="float">
            <text:p>-4,52356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4518514" calcext:value-type="float">
            <text:p>45185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3];&quot;-&quot;;[.C23];&quot;-&quot;;[.E23];&quot;-&quot;;LEFT(RIGHT([.A23];6);1))" office:value-type="string" office:string-value="r20-5-7-2" calcext:value-type="string">
            <text:p>r20-5-7-2</text:p>
          </table:table-cell>
          <table:table-cell table:formula="of:=ROUND(([.F23]/[.G23])*100;2)" office:value-type="float" office:value="4.32" calcext:value-type="float">
            <text:p>4,32</text:p>
          </table:table-cell>
          <table:table-cell table:formula="of:=[.M23]" office:value-type="float" office:value="-4.523563" calcext:value-type="float">
            <text:p>-4,5</text:p>
          </table:table-cell>
          <table:table-cell table:formula="of:=[.J23]" office:value-type="float" office:value="-1" calcext:value-type="float">
            <text:p>-1,0</text:p>
          </table:table-cell>
          <table:table-cell table:formula="of:=[.K23]" office:value-type="float" office:value="-1" calcext:value-type="float">
            <text:p>-1</text:p>
          </table:table-cell>
          <table:table-cell table:formula="of:=[.I23]" office:value-type="float" office:value="0.196133" calcext:value-type="float">
            <text:p>0,196133</text:p>
          </table:table-cell>
          <table:table-cell table:formula="of:=IF([.L23]&lt;10000000;[.L23];&quot;*&quot;)" office:value-type="float" office:value="0" calcext:value-type="float">
            <text:p>0,00</text:p>
          </table:table-cell>
          <table:table-cell table:formula="of:=[.N23]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665" calcext:value-type="float">
            <text:p>665</text:p>
          </table:table-cell>
          <table:table-cell office:value-type="float" office:value="0.112822" calcext:value-type="float">
            <text:p>0,11282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3850542" calcext:value-type="float">
            <text:p>38505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4];&quot;-&quot;;[.C24];&quot;-&quot;;[.E24];&quot;-&quot;;LEFT(RIGHT([.A24];6);1))" office:value-type="string" office:string-value="r20-5-7-3" calcext:value-type="string">
            <text:p>r20-5-7-3</text:p>
          </table:table-cell>
          <table:table-cell table:formula="of:=ROUND(([.F24]/[.G24])*100;2)" office:value-type="float" office:value="3.7" calcext:value-type="float">
            <text:p>3,7</text:p>
          </table:table-cell>
          <table:table-cell table:formula="of:=[.M24]" office:value-type="float" office:value="-3.5" calcext:value-type="float">
            <text:p>-3,5</text:p>
          </table:table-cell>
          <table:table-cell table:formula="of:=[.J24]" office:value-type="float" office:value="-1" calcext:value-type="float">
            <text:p>-1,0</text:p>
          </table:table-cell>
          <table:table-cell table:formula="of:=[.K24]" office:value-type="float" office:value="-1" calcext:value-type="float">
            <text:p>-1</text:p>
          </table:table-cell>
          <table:table-cell table:formula="of:=[.I24]" office:value-type="float" office:value="0.112822" calcext:value-type="float">
            <text:p>0,112822</text:p>
          </table:table-cell>
          <table:table-cell table:formula="of:=IF([.L24]&lt;10000000;[.L24];&quot;*&quot;)" office:value-type="float" office:value="0" calcext:value-type="float">
            <text:p>0,00</text:p>
          </table:table-cell>
          <table:table-cell table:formula="of:=[.N24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2" calcext:value-type="float">
            <text:p>162</text:p>
          </table:table-cell>
          <table:table-cell office:value-type="float" office:value="372" calcext:value-type="float">
            <text:p>372</text:p>
          </table:table-cell>
          <table:table-cell office:value-type="float" office:value="0.107678" calcext:value-type="float">
            <text:p>0,10767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2232922" calcext:value-type="float">
            <text:p>22329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5];&quot;-&quot;;[.C25];&quot;-&quot;;[.E25];&quot;-&quot;;LEFT(RIGHT([.A25];6);1))" office:value-type="string" office:string-value="r20-5-7-4" calcext:value-type="string">
            <text:p>r20-5-7-4</text:p>
          </table:table-cell>
          <table:table-cell table:formula="of:=ROUND(([.F25]/[.G25])*100;2)" office:value-type="float" office:value="6.79" calcext:value-type="float">
            <text:p>6,79</text:p>
          </table:table-cell>
          <table:table-cell table:formula="of:=[.M25]" office:value-type="float" office:value="-2" calcext:value-type="float">
            <text:p>-2,0</text:p>
          </table:table-cell>
          <table:table-cell table:formula="of:=[.J25]" office:value-type="float" office:value="-1" calcext:value-type="float">
            <text:p>-1,0</text:p>
          </table:table-cell>
          <table:table-cell table:formula="of:=[.K25]" office:value-type="float" office:value="-1" calcext:value-type="float">
            <text:p>-1</text:p>
          </table:table-cell>
          <table:table-cell table:formula="of:=[.I25]" office:value-type="float" office:value="0.107678" calcext:value-type="float">
            <text:p>0,107678</text:p>
          </table:table-cell>
          <table:table-cell table:formula="of:=IF([.L25]&lt;10000000;[.L25];&quot;*&quot;)" office:value-type="float" office:value="0" calcext:value-type="float">
            <text:p>0,00</text:p>
          </table:table-cell>
          <table:table-cell table:formula="of:=[.N25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505" calcext:value-type="float">
            <text:p>505</text:p>
          </table:table-cell>
          <table:table-cell office:value-type="float" office:value="0.184081" calcext:value-type="float">
            <text:p>0,18408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.948497" calcext:value-type="float">
            <text:p>-3,94849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3107049" calcext:value-type="float">
            <text:p>31070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6];&quot;-&quot;;[.C26];&quot;-&quot;;[.E26];&quot;-&quot;;LEFT(RIGHT([.A26];6);1))" office:value-type="string" office:string-value="r20-5-7-5" calcext:value-type="string">
            <text:p>r20-5-7-5</text:p>
          </table:table-cell>
          <table:table-cell table:formula="of:=ROUND(([.F26]/[.G26])*100;2)" office:value-type="float" office:value="5.56" calcext:value-type="float">
            <text:p>5,56</text:p>
          </table:table-cell>
          <table:table-cell table:formula="of:=[.M26]" office:value-type="float" office:value="-3.948497" calcext:value-type="float">
            <text:p>-3,9</text:p>
          </table:table-cell>
          <table:table-cell table:formula="of:=[.J26]" office:value-type="float" office:value="-1" calcext:value-type="float">
            <text:p>-1,0</text:p>
          </table:table-cell>
          <table:table-cell table:formula="of:=[.K26]" office:value-type="float" office:value="-1" calcext:value-type="float">
            <text:p>-1</text:p>
          </table:table-cell>
          <table:table-cell table:formula="of:=[.I26]" office:value-type="float" office:value="0.184081" calcext:value-type="float">
            <text:p>0,184081</text:p>
          </table:table-cell>
          <table:table-cell table:formula="of:=IF([.L26]&lt;10000000;[.L26];&quot;*&quot;)" office:value-type="float" office:value="0" calcext:value-type="float">
            <text:p>0,00</text:p>
          </table:table-cell>
          <table:table-cell table:formula="of:=[.N26]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328" calcext:value-type="float">
            <text:p>328</text:p>
          </table:table-cell>
          <table:table-cell office:value-type="float" office:value="4.074173" calcext:value-type="float">
            <text:p>4,074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0221" calcext:value-type="float">
            <text:p>10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47" calcext:value-type="float">
            <text:p>3,47</text:p>
          </table:table-cell>
          <table:table-cell office:value-type="float" office:value="3734569" calcext:value-type="float">
            <text:p>37345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7];&quot;-&quot;;[.C27];&quot;-&quot;;[.E27];&quot;-&quot;;LEFT(RIGHT([.A27];6);1))" office:value-type="string" office:string-value="r2-10-15-1" calcext:value-type="string">
            <text:p>r2-10-15-1</text:p>
          </table:table-cell>
          <table:table-cell table:formula="of:=ROUND(([.F27]/[.G27])*100;2)" office:value-type="float" office:value="52.17" calcext:value-type="float">
            <text:p>52,17</text:p>
          </table:table-cell>
          <table:table-cell table:formula="of:=[.M27]" office:value-type="float" office:value="-7" calcext:value-type="float">
            <text:p>-7,0</text:p>
          </table:table-cell>
          <table:table-cell table:formula="of:=[.J27]" office:value-type="float" office:value="0" calcext:value-type="float">
            <text:p>0,0</text:p>
          </table:table-cell>
          <table:table-cell table:formula="of:=[.K27]" office:value-type="float" office:value="0" calcext:value-type="float">
            <text:p>0</text:p>
          </table:table-cell>
          <table:table-cell table:formula="of:=[.I27]" office:value-type="float" office:value="4.074173" calcext:value-type="float">
            <text:p>4,074173</text:p>
          </table:table-cell>
          <table:table-cell table:formula="of:=IF([.L27]&lt;10000000;[.L27];&quot;*&quot;)" office:value-type="float" office:value="0" calcext:value-type="float">
            <text:p>0,00</text:p>
          </table:table-cell>
          <table:table-cell table:formula="of:=[.N27]" office:value-type="float" office:value="10221" calcext:value-type="float">
            <text:p>102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391" calcext:value-type="float">
            <text:p>391</text:p>
          </table:table-cell>
          <table:table-cell office:value-type="float" office:value="2.793183" calcext:value-type="float">
            <text:p>2,793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6934" calcext:value-type="float">
            <text:p>69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8" calcext:value-type="float">
            <text:p>2,38</text:p>
          </table:table-cell>
          <table:table-cell office:value-type="float" office:value="3919642" calcext:value-type="float">
            <text:p>39196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8];&quot;-&quot;;[.C28];&quot;-&quot;;[.E28];&quot;-&quot;;LEFT(RIGHT([.A28];6);1))" office:value-type="string" office:string-value="r2-10-15-2" calcext:value-type="string">
            <text:p>r2-10-15-2</text:p>
          </table:table-cell>
          <table:table-cell table:formula="of:=ROUND(([.F28]/[.G28])*100;2)" office:value-type="float" office:value="46.74" calcext:value-type="float">
            <text:p>46,74</text:p>
          </table:table-cell>
          <table:table-cell table:formula="of:=[.M28]" office:value-type="float" office:value="-7" calcext:value-type="float">
            <text:p>-7,0</text:p>
          </table:table-cell>
          <table:table-cell table:formula="of:=[.J28]" office:value-type="float" office:value="0" calcext:value-type="float">
            <text:p>0,0</text:p>
          </table:table-cell>
          <table:table-cell table:formula="of:=[.K28]" office:value-type="float" office:value="0" calcext:value-type="float">
            <text:p>0</text:p>
          </table:table-cell>
          <table:table-cell table:formula="of:=[.I28]" office:value-type="float" office:value="2.793183" calcext:value-type="float">
            <text:p>2,793183</text:p>
          </table:table-cell>
          <table:table-cell table:formula="of:=IF([.L28]&lt;10000000;[.L28];&quot;*&quot;)" office:value-type="float" office:value="0" calcext:value-type="float">
            <text:p>0,00</text:p>
          </table:table-cell>
          <table:table-cell table:formula="of:=[.N28]" office:value-type="float" office:value="6934" calcext:value-type="float">
            <text:p>69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340" calcext:value-type="float">
            <text:p>340</text:p>
          </table:table-cell>
          <table:table-cell office:value-type="float" office:value="3.81483" calcext:value-type="float">
            <text:p>3,81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0775" calcext:value-type="float">
            <text:p>107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2" calcext:value-type="float">
            <text:p>3,22</text:p>
          </table:table-cell>
          <table:table-cell office:value-type="float" office:value="3605086" calcext:value-type="float">
            <text:p>36050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9];&quot;-&quot;;[.C29];&quot;-&quot;;[.E29];&quot;-&quot;;LEFT(RIGHT([.A29];6);1))" office:value-type="string" office:string-value="r2-10-15-3" calcext:value-type="string">
            <text:p>r2-10-15-3</text:p>
          </table:table-cell>
          <table:table-cell table:formula="of:=ROUND(([.F29]/[.G29])*100;2)" office:value-type="float" office:value="39.13" calcext:value-type="float">
            <text:p>39,13</text:p>
          </table:table-cell>
          <table:table-cell table:formula="of:=[.M29]" office:value-type="float" office:value="-7" calcext:value-type="float">
            <text:p>-7,0</text:p>
          </table:table-cell>
          <table:table-cell table:formula="of:=[.J29]" office:value-type="float" office:value="0" calcext:value-type="float">
            <text:p>0,0</text:p>
          </table:table-cell>
          <table:table-cell table:formula="of:=[.K29]" office:value-type="float" office:value="0" calcext:value-type="float">
            <text:p>0</text:p>
          </table:table-cell>
          <table:table-cell table:formula="of:=[.I29]" office:value-type="float" office:value="3.81483" calcext:value-type="float">
            <text:p>3,81483</text:p>
          </table:table-cell>
          <table:table-cell table:formula="of:=IF([.L29]&lt;10000000;[.L29];&quot;*&quot;)" office:value-type="float" office:value="0" calcext:value-type="float">
            <text:p>0,00</text:p>
          </table:table-cell>
          <table:table-cell table:formula="of:=[.N29]" office:value-type="float" office:value="10775" calcext:value-type="float">
            <text:p>10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338" calcext:value-type="float">
            <text:p>338</text:p>
          </table:table-cell>
          <table:table-cell office:value-type="float" office:value="2.168841" calcext:value-type="float">
            <text:p>2,1688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5357" calcext:value-type="float">
            <text:p>53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89" calcext:value-type="float">
            <text:p>1,89</text:p>
          </table:table-cell>
          <table:table-cell office:value-type="float" office:value="3554956" calcext:value-type="float">
            <text:p>35549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0];&quot;-&quot;;[.C30];&quot;-&quot;;[.E30];&quot;-&quot;;LEFT(RIGHT([.A30];6);1))" office:value-type="string" office:string-value="r2-10-15-4" calcext:value-type="string">
            <text:p>r2-10-15-4</text:p>
          </table:table-cell>
          <table:table-cell table:formula="of:=ROUND(([.F30]/[.G30])*100;2)" office:value-type="float" office:value="64.13" calcext:value-type="float">
            <text:p>64,13</text:p>
          </table:table-cell>
          <table:table-cell table:formula="of:=[.M30]" office:value-type="float" office:value="-7" calcext:value-type="float">
            <text:p>-7,0</text:p>
          </table:table-cell>
          <table:table-cell table:formula="of:=[.J30]" office:value-type="float" office:value="0" calcext:value-type="float">
            <text:p>0,0</text:p>
          </table:table-cell>
          <table:table-cell table:formula="of:=[.K30]" office:value-type="float" office:value="0" calcext:value-type="float">
            <text:p>0</text:p>
          </table:table-cell>
          <table:table-cell table:formula="of:=[.I30]" office:value-type="float" office:value="2.168841" calcext:value-type="float">
            <text:p>2,168841</text:p>
          </table:table-cell>
          <table:table-cell table:formula="of:=IF([.L30]&lt;10000000;[.L30];&quot;*&quot;)" office:value-type="float" office:value="0" calcext:value-type="float">
            <text:p>0,00</text:p>
          </table:table-cell>
          <table:table-cell table:formula="of:=[.N30]" office:value-type="float" office:value="5357" calcext:value-type="float">
            <text:p>5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789" calcext:value-type="float">
            <text:p>789</text:p>
          </table:table-cell>
          <table:table-cell office:value-type="float" office:value="2.375951" calcext:value-type="float">
            <text:p>2,375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991" calcext:value-type="float">
            <text:p>49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4" calcext:value-type="float">
            <text:p>1,94</text:p>
          </table:table-cell>
          <table:table-cell office:value-type="float" office:value="6935849" calcext:value-type="float">
            <text:p>69358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1];&quot;-&quot;;[.C31];&quot;-&quot;;[.E31];&quot;-&quot;;LEFT(RIGHT([.A31];6);1))" office:value-type="string" office:string-value="r2-10-15-5" calcext:value-type="string">
            <text:p>r2-10-15-5</text:p>
          </table:table-cell>
          <table:table-cell table:formula="of:=ROUND(([.F31]/[.G31])*100;2)" office:value-type="float" office:value="44.57" calcext:value-type="float">
            <text:p>44,57</text:p>
          </table:table-cell>
          <table:table-cell table:formula="of:=[.M31]" office:value-type="float" office:value="-7" calcext:value-type="float">
            <text:p>-7,0</text:p>
          </table:table-cell>
          <table:table-cell table:formula="of:=[.J31]" office:value-type="float" office:value="0" calcext:value-type="float">
            <text:p>0,0</text:p>
          </table:table-cell>
          <table:table-cell table:formula="of:=[.K31]" office:value-type="float" office:value="0" calcext:value-type="float">
            <text:p>0</text:p>
          </table:table-cell>
          <table:table-cell table:formula="of:=[.I31]" office:value-type="float" office:value="2.375951" calcext:value-type="float">
            <text:p>2,375951</text:p>
          </table:table-cell>
          <table:table-cell table:formula="of:=IF([.L31]&lt;10000000;[.L31];&quot;*&quot;)" office:value-type="float" office:value="0" calcext:value-type="float">
            <text:p>0,00</text:p>
          </table:table-cell>
          <table:table-cell table:formula="of:=[.N31]" office:value-type="float" office:value="4991" calcext:value-type="float">
            <text:p>4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50" calcext:value-type="float">
            <text:p>450</text:p>
          </table:table-cell>
          <table:table-cell office:value-type="float" office:value="300.324132" calcext:value-type="float">
            <text:p>300,324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43565" calcext:value-type="float">
            <text:p>6435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0.23" calcext:value-type="float">
            <text:p>260,23</text:p>
          </table:table-cell>
          <table:table-cell office:value-type="float" office:value="6987507" calcext:value-type="float">
            <text:p>69875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2];&quot;-&quot;;[.C32];&quot;-&quot;;[.E32];&quot;-&quot;;LEFT(RIGHT([.A32];6);1))" office:value-type="string" office:string-value="r2-15-22-1" calcext:value-type="string">
            <text:p>r2-15-22-1</text:p>
          </table:table-cell>
          <table:table-cell table:formula="of:=ROUND(([.F32]/[.G32])*100;2)" office:value-type="float" office:value="18.23" calcext:value-type="float">
            <text:p>18,23</text:p>
          </table:table-cell>
          <table:table-cell table:formula="of:=[.M32]" office:value-type="float" office:value="-10" calcext:value-type="float">
            <text:p>-10,0</text:p>
          </table:table-cell>
          <table:table-cell table:formula="of:=[.J32]" office:value-type="float" office:value="0" calcext:value-type="float">
            <text:p>0,0</text:p>
          </table:table-cell>
          <table:table-cell table:formula="of:=[.K32]" office:value-type="float" office:value="0" calcext:value-type="float">
            <text:p>0</text:p>
          </table:table-cell>
          <table:table-cell table:formula="of:=[.I32]" office:value-type="float" office:value="300.324132" calcext:value-type="float">
            <text:p>300,324132</text:p>
          </table:table-cell>
          <table:table-cell table:formula="of:=IF([.L32]&lt;10000000;[.L32];&quot;*&quot;)" office:value-type="float" office:value="0" calcext:value-type="float">
            <text:p>0,00</text:p>
          </table:table-cell>
          <table:table-cell table:formula="of:=[.N32]" office:value-type="float" office:value="643565" calcext:value-type="float">
            <text:p>643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81" calcext:value-type="float">
            <text:p>181</text:p>
          </table:table-cell>
          <table:table-cell office:value-type="float" office:value="435" calcext:value-type="float">
            <text:p>435</text:p>
          </table:table-cell>
          <table:table-cell office:value-type="float" office:value="242.247971" calcext:value-type="float">
            <text:p>242,2479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16113" calcext:value-type="float">
            <text:p>616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5.58" calcext:value-type="float">
            <text:p>205,58</text:p>
          </table:table-cell>
          <table:table-cell office:value-type="float" office:value="6809140" calcext:value-type="float">
            <text:p>68091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3];&quot;-&quot;;[.C33];&quot;-&quot;;[.E33];&quot;-&quot;;LEFT(RIGHT([.A33];6);1))" office:value-type="string" office:string-value="r2-15-22-2" calcext:value-type="string">
            <text:p>r2-15-22-2</text:p>
          </table:table-cell>
          <table:table-cell table:formula="of:=ROUND(([.F33]/[.G33])*100;2)" office:value-type="float" office:value="18.78" calcext:value-type="float">
            <text:p>18,78</text:p>
          </table:table-cell>
          <table:table-cell table:formula="of:=[.M33]" office:value-type="float" office:value="-10" calcext:value-type="float">
            <text:p>-10,0</text:p>
          </table:table-cell>
          <table:table-cell table:formula="of:=[.J33]" office:value-type="float" office:value="0" calcext:value-type="float">
            <text:p>0,0</text:p>
          </table:table-cell>
          <table:table-cell table:formula="of:=[.K33]" office:value-type="float" office:value="0" calcext:value-type="float">
            <text:p>0</text:p>
          </table:table-cell>
          <table:table-cell table:formula="of:=[.I33]" office:value-type="float" office:value="242.247971" calcext:value-type="float">
            <text:p>242,247971</text:p>
          </table:table-cell>
          <table:table-cell table:formula="of:=IF([.L33]&lt;10000000;[.L33];&quot;*&quot;)" office:value-type="float" office:value="0" calcext:value-type="float">
            <text:p>0,00</text:p>
          </table:table-cell>
          <table:table-cell table:formula="of:=[.N33]" office:value-type="float" office:value="616113" calcext:value-type="float">
            <text:p>616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400" calcext:value-type="float">
            <text:p>400</text:p>
          </table:table-cell>
          <table:table-cell office:value-type="float" office:value="150.863617" calcext:value-type="float">
            <text:p>150,863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378044" calcext:value-type="float">
            <text:p>378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.47" calcext:value-type="float">
            <text:p>128,47</text:p>
          </table:table-cell>
          <table:table-cell office:value-type="float" office:value="6524997" calcext:value-type="float">
            <text:p>65249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4];&quot;-&quot;;[.C34];&quot;-&quot;;[.E34];&quot;-&quot;;LEFT(RIGHT([.A34];6);1))" office:value-type="string" office:string-value="r2-15-22-3" calcext:value-type="string">
            <text:p>r2-15-22-3</text:p>
          </table:table-cell>
          <table:table-cell table:formula="of:=ROUND(([.F34]/[.G34])*100;2)" office:value-type="float" office:value="0" calcext:value-type="float">
            <text:p>0</text:p>
          </table:table-cell>
          <table:table-cell table:formula="of:=[.M34]" office:value-type="float" office:value="-10" calcext:value-type="float">
            <text:p>-10,0</text:p>
          </table:table-cell>
          <table:table-cell table:formula="of:=[.J34]" office:value-type="float" office:value="0" calcext:value-type="float">
            <text:p>0,0</text:p>
          </table:table-cell>
          <table:table-cell table:formula="of:=[.K34]" office:value-type="float" office:value="0" calcext:value-type="float">
            <text:p>0</text:p>
          </table:table-cell>
          <table:table-cell table:formula="of:=[.I34]" office:value-type="float" office:value="150.863617" calcext:value-type="float">
            <text:p>150,863617</text:p>
          </table:table-cell>
          <table:table-cell table:formula="of:=IF([.L34]&lt;10000000;[.L34];&quot;*&quot;)" office:value-type="float" office:value="0" calcext:value-type="float">
            <text:p>0,00</text:p>
          </table:table-cell>
          <table:table-cell table:formula="of:=[.N34]" office:value-type="float" office:value="378044" calcext:value-type="float">
            <text:p>378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office:value-type="float" office:value="472" calcext:value-type="float">
            <text:p>472</text:p>
          </table:table-cell>
          <table:table-cell office:value-type="float" office:value="46.781845" calcext:value-type="float">
            <text:p>46,781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7369" calcext:value-type="float">
            <text:p>107369</text:p>
          </table:table-cell>
          <table:table-cell office:value-type="float" office:value="0" calcext:value-type="float">
            <text:p>0</text:p>
          </table:table-cell>
          <table:table-cell office:value-type="float" office:value="40.01" calcext:value-type="float">
            <text:p>40,01</text:p>
          </table:table-cell>
          <table:table-cell office:value-type="float" office:value="40.02" calcext:value-type="float">
            <text:p>40,02</text:p>
          </table:table-cell>
          <table:table-cell office:value-type="float" office:value="6739717" calcext:value-type="float">
            <text:p>67397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5];&quot;-&quot;;[.C35];&quot;-&quot;;[.E35];&quot;-&quot;;LEFT(RIGHT([.A35];6);1))" office:value-type="string" office:string-value="r2-15-22-4" calcext:value-type="string">
            <text:p>r2-15-22-4</text:p>
          </table:table-cell>
          <table:table-cell table:formula="of:=ROUND(([.F35]/[.G35])*100;2)" office:value-type="float" office:value="27.62" calcext:value-type="float">
            <text:p>27,62</text:p>
          </table:table-cell>
          <table:table-cell table:formula="of:=[.M35]" office:value-type="float" office:value="-10" calcext:value-type="float">
            <text:p>-10,0</text:p>
          </table:table-cell>
          <table:table-cell table:formula="of:=[.J35]" office:value-type="float" office:value="0" calcext:value-type="float">
            <text:p>0,0</text:p>
          </table:table-cell>
          <table:table-cell table:formula="of:=[.K35]" office:value-type="float" office:value="0" calcext:value-type="float">
            <text:p>0</text:p>
          </table:table-cell>
          <table:table-cell table:formula="of:=[.I35]" office:value-type="float" office:value="46.781845" calcext:value-type="float">
            <text:p>46,781845</text:p>
          </table:table-cell>
          <table:table-cell table:formula="of:=IF([.L35]&lt;10000000;[.L35];&quot;*&quot;)" office:value-type="float" office:value="0" calcext:value-type="float">
            <text:p>0,00</text:p>
          </table:table-cell>
          <table:table-cell table:formula="of:=[.N35]" office:value-type="float" office:value="107369" calcext:value-type="float">
            <text:p>107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office:value-type="float" office:value="439" calcext:value-type="float">
            <text:p>439</text:p>
          </table:table-cell>
          <table:table-cell office:value-type="float" office:value="171.56402" calcext:value-type="float">
            <text:p>171,56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419132" calcext:value-type="float">
            <text:p>419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6.43" calcext:value-type="float">
            <text:p>146,43</text:p>
          </table:table-cell>
          <table:table-cell office:value-type="float" office:value="6673943" calcext:value-type="float">
            <text:p>6673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6];&quot;-&quot;;[.C36];&quot;-&quot;;[.E36];&quot;-&quot;;LEFT(RIGHT([.A36];6);1))" office:value-type="string" office:string-value="r2-15-22-5" calcext:value-type="string">
            <text:p>r2-15-22-5</text:p>
          </table:table-cell>
          <table:table-cell table:formula="of:=ROUND(([.F36]/[.G36])*100;2)" office:value-type="float" office:value="28.73" calcext:value-type="float">
            <text:p>28,73</text:p>
          </table:table-cell>
          <table:table-cell table:formula="of:=[.M36]" office:value-type="float" office:value="-10" calcext:value-type="float">
            <text:p>-10,0</text:p>
          </table:table-cell>
          <table:table-cell table:formula="of:=[.J36]" office:value-type="float" office:value="0" calcext:value-type="float">
            <text:p>0,0</text:p>
          </table:table-cell>
          <table:table-cell table:formula="of:=[.K36]" office:value-type="float" office:value="0" calcext:value-type="float">
            <text:p>0</text:p>
          </table:table-cell>
          <table:table-cell table:formula="of:=[.I36]" office:value-type="float" office:value="171.56402" calcext:value-type="float">
            <text:p>171,56402</text:p>
          </table:table-cell>
          <table:table-cell table:formula="of:=IF([.L36]&lt;10000000;[.L36];&quot;*&quot;)" office:value-type="float" office:value="0" calcext:value-type="float">
            <text:p>0,00</text:p>
          </table:table-cell>
          <table:table-cell table:formula="of:=[.N36]" office:value-type="float" office:value="419132" calcext:value-type="float">
            <text:p>419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6" calcext:value-type="float">
            <text:p>426</text:p>
          </table:table-cell>
          <table:table-cell office:value-type="float" office:value="1895.77094" calcext:value-type="float">
            <text:p>1895,77094</text:p>
          </table:table-cell>
          <table:table-cell office:value-type="float" office:value="-2.84" calcext:value-type="float">
            <text:p>-2,84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4" calcext:value-type="float">
            <text:p>-14</text:p>
          </table:table-cell>
          <table:table-cell office:value-type="float" office:value="1315482" calcext:value-type="float">
            <text:p>1315482</text:p>
          </table:table-cell>
          <table:table-cell office:value-type="float" office:value="1091256" calcext:value-type="float">
            <text:p>1091256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616006607" calcext:value-type="float">
            <text:p>6160066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7];&quot;-&quot;;[.C37];&quot;-&quot;;[.E37];&quot;-&quot;;LEFT(RIGHT([.A37];6);1))" office:value-type="string" office:string-value="r2-20-30-1" calcext:value-type="string">
            <text:p>r2-20-30-1</text:p>
          </table:table-cell>
          <table:table-cell table:formula="of:=ROUND(([.F37]/[.G37])*100;2)" office:value-type="float" office:value="0" calcext:value-type="float">
            <text:p>0</text:p>
          </table:table-cell>
          <table:table-cell table:formula="of:=[.M37]" office:value-type="float" office:value="-14" calcext:value-type="float">
            <text:p>-14,0</text:p>
          </table:table-cell>
          <table:table-cell table:formula="of:=[.J37]" office:value-type="float" office:value="-2.84" calcext:value-type="float">
            <text:p>-2,8</text:p>
          </table:table-cell>
          <table:table-cell table:formula="of:=[.K37]" office:value-type="float" office:value="3" calcext:value-type="float">
            <text:p>3</text:p>
          </table:table-cell>
          <table:table-cell table:formula="of:=[.I37]" office:value-type="float" office:value="1895.77094" calcext:value-type="float">
            <text:p>1895,77094</text:p>
          </table:table-cell>
          <table:table-cell table:formula="of:=IF([.L37]&lt;10000000;[.L37];&quot;*&quot;)" office:value-type="string" office:string-value="*" calcext:value-type="string">
            <text:p>*</text:p>
          </table:table-cell>
          <table:table-cell table:formula="of:=[.N37]" office:value-type="float" office:value="1315482" calcext:value-type="float">
            <text:p>13154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2" calcext:value-type="float">
            <text:p>282</text:p>
          </table:table-cell>
          <table:table-cell office:value-type="float" office:value="826" calcext:value-type="float">
            <text:p>826</text:p>
          </table:table-cell>
          <table:table-cell office:value-type="float" office:value="2014.651317" calcext:value-type="float">
            <text:p>2014,65131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4" calcext:value-type="float">
            <text:p>-14</text:p>
          </table:table-cell>
          <table:table-cell office:value-type="float" office:value="3372509" calcext:value-type="float">
            <text:p>3372509</text:p>
          </table:table-cell>
          <table:table-cell office:value-type="float" office:value="1278771" calcext:value-type="float">
            <text:p>1278771</text:p>
          </table:table-cell>
          <table:table-cell table:number-columns-repeated="2" office:value-type="float" office:value="1800.01" calcext:value-type="float">
            <text:p>1800,01</text:p>
          </table:table-cell>
          <table:table-cell office:value-type="float" office:value="995215498" calcext:value-type="float">
            <text:p>995215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8];&quot;-&quot;;[.C38];&quot;-&quot;;[.E38];&quot;-&quot;;LEFT(RIGHT([.A38];6);1))" office:value-type="string" office:string-value="r2-20-30-2" calcext:value-type="string">
            <text:p>r2-20-30-2</text:p>
          </table:table-cell>
          <table:table-cell table:formula="of:=ROUND(([.F38]/[.G38])*100;2)" office:value-type="float" office:value="13.12" calcext:value-type="float">
            <text:p>13,12</text:p>
          </table:table-cell>
          <table:table-cell table:formula="of:=[.M38]" office:value-type="float" office:value="-14" calcext:value-type="float">
            <text:p>-14,0</text:p>
          </table:table-cell>
          <table:table-cell table:formula="of:=[.J38]" office:value-type="float" office:value="-3" calcext:value-type="float">
            <text:p>-3,0</text:p>
          </table:table-cell>
          <table:table-cell table:formula="of:=[.K38]" office:value-type="float" office:value="2" calcext:value-type="float">
            <text:p>2</text:p>
          </table:table-cell>
          <table:table-cell table:formula="of:=[.I38]" office:value-type="float" office:value="2014.651317" calcext:value-type="float">
            <text:p>2014,651317</text:p>
          </table:table-cell>
          <table:table-cell table:formula="of:=IF([.L38]&lt;10000000;[.L38];&quot;*&quot;)" office:value-type="string" office:string-value="*" calcext:value-type="string">
            <text:p>*</text:p>
          </table:table-cell>
          <table:table-cell table:formula="of:=[.N38]" office:value-type="float" office:value="3372509" calcext:value-type="float">
            <text:p>33725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015.422667" calcext:value-type="float">
            <text:p>2015,42266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4" calcext:value-type="float">
            <text:p>-14</text:p>
          </table:table-cell>
          <table:table-cell office:value-type="float" office:value="3415115" calcext:value-type="float">
            <text:p>3415115</text:p>
          </table:table-cell>
          <table:table-cell office:value-type="float" office:value="1260204" calcext:value-type="float">
            <text:p>1260204</text:p>
          </table:table-cell>
          <table:table-cell table:number-columns-repeated="2" office:value-type="float" office:value="1800.01" calcext:value-type="float">
            <text:p>1800,01</text:p>
          </table:table-cell>
          <table:table-cell office:value-type="float" office:value="984339070" calcext:value-type="float">
            <text:p>9843390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9];&quot;-&quot;;[.C39];&quot;-&quot;;[.E39];&quot;-&quot;;LEFT(RIGHT([.A39];6);1))" office:value-type="string" office:string-value="r2-20-30-3" calcext:value-type="string">
            <text:p>r2-20-30-3</text:p>
          </table:table-cell>
          <table:table-cell table:formula="of:=ROUND(([.F39]/[.G39])*100;2)" office:value-type="float" office:value="0" calcext:value-type="float">
            <text:p>0</text:p>
          </table:table-cell>
          <table:table-cell table:formula="of:=[.M39]" office:value-type="float" office:value="-14" calcext:value-type="float">
            <text:p>-14,0</text:p>
          </table:table-cell>
          <table:table-cell table:formula="of:=[.J39]" office:value-type="float" office:value="-2" calcext:value-type="float">
            <text:p>-2,0</text:p>
          </table:table-cell>
          <table:table-cell table:formula="of:=[.K39]" office:value-type="float" office:value="2" calcext:value-type="float">
            <text:p>2</text:p>
          </table:table-cell>
          <table:table-cell table:formula="of:=[.I39]" office:value-type="float" office:value="2015.422667" calcext:value-type="float">
            <text:p>2015,422667</text:p>
          </table:table-cell>
          <table:table-cell table:formula="of:=IF([.L39]&lt;10000000;[.L39];&quot;*&quot;)" office:value-type="string" office:string-value="*" calcext:value-type="string">
            <text:p>*</text:p>
          </table:table-cell>
          <table:table-cell table:formula="of:=[.N39]" office:value-type="float" office:value="3415115" calcext:value-type="float">
            <text:p>3415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282" calcext:value-type="float">
            <text:p>282</text:p>
          </table:table-cell>
          <table:table-cell office:value-type="float" office:value="685" calcext:value-type="float">
            <text:p>685</text:p>
          </table:table-cell>
          <table:table-cell office:value-type="float" office:value="2024.305102" calcext:value-type="float">
            <text:p>2024,30510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" calcext:value-type="float">
            <text:p>-15</text:p>
          </table:table-cell>
          <table:table-cell office:value-type="float" office:value="3476598" calcext:value-type="float">
            <text:p>3476598</text:p>
          </table:table-cell>
          <table:table-cell office:value-type="float" office:value="599657" calcext:value-type="float">
            <text:p>599657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820160903" calcext:value-type="float">
            <text:p>820160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0];&quot;-&quot;;[.C40];&quot;-&quot;;[.E40];&quot;-&quot;;LEFT(RIGHT([.A40];6);1))" office:value-type="string" office:string-value="r2-20-30-4" calcext:value-type="string">
            <text:p>r2-20-30-4</text:p>
          </table:table-cell>
          <table:table-cell table:formula="of:=ROUND(([.F40]/[.G40])*100;2)" office:value-type="float" office:value="26.95" calcext:value-type="float">
            <text:p>26,95</text:p>
          </table:table-cell>
          <table:table-cell table:formula="of:=[.M40]" office:value-type="float" office:value="-15" calcext:value-type="float">
            <text:p>-15,0</text:p>
          </table:table-cell>
          <table:table-cell table:formula="of:=[.J40]" office:value-type="float" office:value="-2" calcext:value-type="float">
            <text:p>-2,0</text:p>
          </table:table-cell>
          <table:table-cell table:formula="of:=[.K40]" office:value-type="float" office:value="1" calcext:value-type="float">
            <text:p>1</text:p>
          </table:table-cell>
          <table:table-cell table:formula="of:=[.I40]" office:value-type="float" office:value="2024.305102" calcext:value-type="float">
            <text:p>2024,305102</text:p>
          </table:table-cell>
          <table:table-cell table:formula="of:=IF([.L40]&lt;10000000;[.L40];&quot;*&quot;)" office:value-type="string" office:string-value="*" calcext:value-type="string">
            <text:p>*</text:p>
          </table:table-cell>
          <table:table-cell table:formula="of:=[.N40]" office:value-type="float" office:value="3476598" calcext:value-type="float">
            <text:p>3476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748" calcext:value-type="float">
            <text:p>748</text:p>
          </table:table-cell>
          <table:table-cell office:value-type="float" office:value="2023.815896" calcext:value-type="float">
            <text:p>2023,8158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" calcext:value-type="float">
            <text:p>-15</text:p>
          </table:table-cell>
          <table:table-cell office:value-type="float" office:value="3527320" calcext:value-type="float">
            <text:p>3527320</text:p>
          </table:table-cell>
          <table:table-cell office:value-type="float" office:value="508895" calcext:value-type="float">
            <text:p>508895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808411317" calcext:value-type="float">
            <text:p>8084113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1];&quot;-&quot;;[.C41];&quot;-&quot;;[.E41];&quot;-&quot;;LEFT(RIGHT([.A41];6);1))" office:value-type="string" office:string-value="r2-20-30-5" calcext:value-type="string">
            <text:p>r2-20-30-5</text:p>
          </table:table-cell>
          <table:table-cell table:formula="of:=ROUND(([.F41]/[.G41])*100;2)" office:value-type="float" office:value="0" calcext:value-type="float">
            <text:p>0</text:p>
          </table:table-cell>
          <table:table-cell table:formula="of:=[.M41]" office:value-type="float" office:value="-15" calcext:value-type="float">
            <text:p>-15,0</text:p>
          </table:table-cell>
          <table:table-cell table:formula="of:=[.J41]" office:value-type="float" office:value="-1" calcext:value-type="float">
            <text:p>-1,0</text:p>
          </table:table-cell>
          <table:table-cell table:formula="of:=[.K41]" office:value-type="float" office:value="1" calcext:value-type="float">
            <text:p>1</text:p>
          </table:table-cell>
          <table:table-cell table:formula="of:=[.I41]" office:value-type="float" office:value="2023.815896" calcext:value-type="float">
            <text:p>2023,815896</text:p>
          </table:table-cell>
          <table:table-cell table:formula="of:=IF([.L41]&lt;10000000;[.L41];&quot;*&quot;)" office:value-type="string" office:string-value="*" calcext:value-type="string">
            <text:p>*</text:p>
          </table:table-cell>
          <table:table-cell table:formula="of:=[.N41]" office:value-type="float" office:value="3527320" calcext:value-type="float">
            <text:p>3527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26" calcext:value-type="float">
            <text:p>426</text:p>
          </table:table-cell>
          <table:table-cell office:value-type="float" office:value="460" calcext:value-type="float">
            <text:p>460</text:p>
          </table:table-cell>
          <table:table-cell office:value-type="float" office:value="1943.159397" calcext:value-type="float">
            <text:p>1943,159397</text:p>
          </table:table-cell>
          <table:table-cell office:value-type="float" office:value="-15.575572" calcext:value-type="float">
            <text:p>-15,575572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8" calcext:value-type="float">
            <text:p>-18</text:p>
          </table:table-cell>
          <table:table-cell office:value-type="float" office:value="2255030" calcext:value-type="float">
            <text:p>2255030</text:p>
          </table:table-cell>
          <table:table-cell office:value-type="float" office:value="337840" calcext:value-type="float">
            <text:p>33784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807663083" calcext:value-type="float">
            <text:p>807663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2];&quot;-&quot;;[.C42];&quot;-&quot;;[.E42];&quot;-&quot;;LEFT(RIGHT([.A42];6);1))" office:value-type="string" office:string-value="r2-25-37-1" calcext:value-type="string">
            <text:p>r2-25-37-1</text:p>
          </table:table-cell>
          <table:table-cell table:formula="of:=ROUND(([.F42]/[.G42])*100;2)" office:value-type="float" office:value="12.21" calcext:value-type="float">
            <text:p>12,21</text:p>
          </table:table-cell>
          <table:table-cell table:formula="of:=[.M42]" office:value-type="float" office:value="-18" calcext:value-type="float">
            <text:p>-18,0</text:p>
          </table:table-cell>
          <table:table-cell table:formula="of:=[.J42]" office:value-type="float" office:value="-15.575572" calcext:value-type="float">
            <text:p>-15,6</text:p>
          </table:table-cell>
          <table:table-cell table:formula="of:=[.K42]" office:value-type="float" office:value="2" calcext:value-type="float">
            <text:p>2</text:p>
          </table:table-cell>
          <table:table-cell table:formula="of:=[.I42]" office:value-type="float" office:value="1943.159397" calcext:value-type="float">
            <text:p>1943,159397</text:p>
          </table:table-cell>
          <table:table-cell table:formula="of:=IF([.L42]&lt;10000000;[.L42];&quot;*&quot;)" office:value-type="string" office:string-value="*" calcext:value-type="string">
            <text:p>*</text:p>
          </table:table-cell>
          <table:table-cell table:formula="of:=[.N42]" office:value-type="float" office:value="2255030" calcext:value-type="float">
            <text:p>22550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426" calcext:value-type="float">
            <text:p>426</text:p>
          </table:table-cell>
          <table:table-cell office:value-type="float" office:value="976" calcext:value-type="float">
            <text:p>976</text:p>
          </table:table-cell>
          <table:table-cell office:value-type="float" office:value="1920.708382" calcext:value-type="float">
            <text:p>1920,708382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9" calcext:value-type="float">
            <text:p>-19</text:p>
          </table:table-cell>
          <table:table-cell office:value-type="float" office:value="1859958" calcext:value-type="float">
            <text:p>1859958</text:p>
          </table:table-cell>
          <table:table-cell office:value-type="float" office:value="473404" calcext:value-type="float">
            <text:p>473404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630845616" calcext:value-type="float">
            <text:p>6308456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3];&quot;-&quot;;[.C43];&quot;-&quot;;[.E43];&quot;-&quot;;LEFT(RIGHT([.A43];6);1))" office:value-type="string" office:string-value="r2-25-37-2" calcext:value-type="string">
            <text:p>r2-25-37-2</text:p>
          </table:table-cell>
          <table:table-cell table:formula="of:=ROUND(([.F43]/[.G43])*100;2)" office:value-type="float" office:value="25.59" calcext:value-type="float">
            <text:p>25,59</text:p>
          </table:table-cell>
          <table:table-cell table:formula="of:=[.M43]" office:value-type="float" office:value="-19" calcext:value-type="float">
            <text:p>-19,0</text:p>
          </table:table-cell>
          <table:table-cell table:formula="of:=[.J43]" office:value-type="float" office:value="-6" calcext:value-type="float">
            <text:p>-6,0</text:p>
          </table:table-cell>
          <table:table-cell table:formula="of:=[.K43]" office:value-type="float" office:value="2" calcext:value-type="float">
            <text:p>2</text:p>
          </table:table-cell>
          <table:table-cell table:formula="of:=[.I43]" office:value-type="float" office:value="1920.708382" calcext:value-type="float">
            <text:p>1920,708382</text:p>
          </table:table-cell>
          <table:table-cell table:formula="of:=IF([.L43]&lt;10000000;[.L43];&quot;*&quot;)" office:value-type="string" office:string-value="*" calcext:value-type="string">
            <text:p>*</text:p>
          </table:table-cell>
          <table:table-cell table:formula="of:=[.N43]" office:value-type="float" office:value="1859958" calcext:value-type="float">
            <text:p>18599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26" calcext:value-type="float">
            <text:p>426</text:p>
          </table:table-cell>
          <table:table-cell office:value-type="float" office:value="443" calcext:value-type="float">
            <text:p>443</text:p>
          </table:table-cell>
          <table:table-cell office:value-type="float" office:value="1950.786999" calcext:value-type="float">
            <text:p>1950,786999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8" calcext:value-type="float">
            <text:p>-18</text:p>
          </table:table-cell>
          <table:table-cell office:value-type="float" office:value="2296099" calcext:value-type="float">
            <text:p>2296099</text:p>
          </table:table-cell>
          <table:table-cell office:value-type="float" office:value="832174" calcext:value-type="float">
            <text:p>832174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237076639" calcext:value-type="float">
            <text:p>12370766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4];&quot;-&quot;;[.C44];&quot;-&quot;;[.E44];&quot;-&quot;;LEFT(RIGHT([.A44];6);1))" office:value-type="string" office:string-value="r2-25-37-3" calcext:value-type="string">
            <text:p>r2-25-37-3</text:p>
          </table:table-cell>
          <table:table-cell table:formula="of:=ROUND(([.F44]/[.G44])*100;2)" office:value-type="float" office:value="18.54" calcext:value-type="float">
            <text:p>18,54</text:p>
          </table:table-cell>
          <table:table-cell table:formula="of:=[.M44]" office:value-type="float" office:value="-18" calcext:value-type="float">
            <text:p>-18,0</text:p>
          </table:table-cell>
          <table:table-cell table:formula="of:=[.J44]" office:value-type="float" office:value="-6" calcext:value-type="float">
            <text:p>-6,0</text:p>
          </table:table-cell>
          <table:table-cell table:formula="of:=[.K44]" office:value-type="float" office:value="2" calcext:value-type="float">
            <text:p>2</text:p>
          </table:table-cell>
          <table:table-cell table:formula="of:=[.I44]" office:value-type="float" office:value="1950.786999" calcext:value-type="float">
            <text:p>1950,786999</text:p>
          </table:table-cell>
          <table:table-cell table:formula="of:=IF([.L44]&lt;10000000;[.L44];&quot;*&quot;)" office:value-type="string" office:string-value="*" calcext:value-type="string">
            <text:p>*</text:p>
          </table:table-cell>
          <table:table-cell table:formula="of:=[.N44]" office:value-type="float" office:value="2296099" calcext:value-type="float">
            <text:p>2296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2287" calcext:value-type="float">
            <text:p>2287</text:p>
          </table:table-cell>
          <table:table-cell office:value-type="float" office:value="1876.644045" calcext:value-type="float">
            <text:p>1876,64404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9" calcext:value-type="float">
            <text:p>-19</text:p>
          </table:table-cell>
          <table:table-cell office:value-type="float" office:value="1191631" calcext:value-type="float">
            <text:p>1191631</text:p>
          </table:table-cell>
          <table:table-cell office:value-type="float" office:value="273387" calcext:value-type="float">
            <text:p>273387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71004217" calcext:value-type="float">
            <text:p>371004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5];&quot;-&quot;;[.C45];&quot;-&quot;;[.E45];&quot;-&quot;;LEFT(RIGHT([.A45];6);1))" office:value-type="string" office:string-value="r2-25-37-4" calcext:value-type="string">
            <text:p>r2-25-37-4</text:p>
          </table:table-cell>
          <table:table-cell table:formula="of:=ROUND(([.F45]/[.G45])*100;2)" office:value-type="float" office:value="0" calcext:value-type="float">
            <text:p>0</text:p>
          </table:table-cell>
          <table:table-cell table:formula="of:=[.M45]" office:value-type="float" office:value="-19" calcext:value-type="float">
            <text:p>-19,0</text:p>
          </table:table-cell>
          <table:table-cell table:formula="of:=[.J45]" office:value-type="float" office:value="-4" calcext:value-type="float">
            <text:p>-4,0</text:p>
          </table:table-cell>
          <table:table-cell table:formula="of:=[.K45]" office:value-type="float" office:value="1" calcext:value-type="float">
            <text:p>1</text:p>
          </table:table-cell>
          <table:table-cell table:formula="of:=[.I45]" office:value-type="float" office:value="1876.644045" calcext:value-type="float">
            <text:p>1876,644045</text:p>
          </table:table-cell>
          <table:table-cell table:formula="of:=IF([.L45]&lt;10000000;[.L45];&quot;*&quot;)" office:value-type="string" office:string-value="*" calcext:value-type="string">
            <text:p>*</text:p>
          </table:table-cell>
          <table:table-cell table:formula="of:=[.N45]" office:value-type="float" office:value="1191631" calcext:value-type="float">
            <text:p>11916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529" calcext:value-type="float">
            <text:p>529</text:p>
          </table:table-cell>
          <table:table-cell office:value-type="float" office:value="1939.995064" calcext:value-type="float">
            <text:p>1939,99506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8" calcext:value-type="float">
            <text:p>-18</text:p>
          </table:table-cell>
          <table:table-cell office:value-type="float" office:value="2201140" calcext:value-type="float">
            <text:p>2201140</text:p>
          </table:table-cell>
          <table:table-cell office:value-type="float" office:value="232832" calcext:value-type="float">
            <text:p>232832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26795927" calcext:value-type="float">
            <text:p>3267959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6];&quot;-&quot;;[.C46];&quot;-&quot;;[.E46];&quot;-&quot;;LEFT(RIGHT([.A46];6);1))" office:value-type="string" office:string-value="r2-25-37-5" calcext:value-type="string">
            <text:p>r2-25-37-5</text:p>
          </table:table-cell>
          <table:table-cell table:formula="of:=ROUND(([.F46]/[.G46])*100;2)" office:value-type="float" office:value="0" calcext:value-type="float">
            <text:p>0</text:p>
          </table:table-cell>
          <table:table-cell table:formula="of:=[.M46]" office:value-type="float" office:value="-18" calcext:value-type="float">
            <text:p>-18,0</text:p>
          </table:table-cell>
          <table:table-cell table:formula="of:=[.J46]" office:value-type="float" office:value="-4" calcext:value-type="float">
            <text:p>-4,0</text:p>
          </table:table-cell>
          <table:table-cell table:formula="of:=[.K46]" office:value-type="float" office:value="1" calcext:value-type="float">
            <text:p>1</text:p>
          </table:table-cell>
          <table:table-cell table:formula="of:=[.I46]" office:value-type="float" office:value="1939.995064" calcext:value-type="float">
            <text:p>1939,995064</text:p>
          </table:table-cell>
          <table:table-cell table:formula="of:=IF([.L46]&lt;10000000;[.L46];&quot;*&quot;)" office:value-type="string" office:string-value="*" calcext:value-type="string">
            <text:p>*</text:p>
          </table:table-cell>
          <table:table-cell table:formula="of:=[.N46]" office:value-type="float" office:value="2201140" calcext:value-type="float">
            <text:p>2201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0.118446" calcext:value-type="float">
            <text:p>0,118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833333" calcext:value-type="float">
            <text:p>-2,83333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843683" calcext:value-type="float">
            <text:p>843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7];&quot;-&quot;;[.C47];&quot;-&quot;;[.E47];&quot;-&quot;;LEFT(RIGHT([.A47];6);1))" office:value-type="string" office:string-value="r2-5-7-1" calcext:value-type="string">
            <text:p>r2-5-7-1</text:p>
          </table:table-cell>
          <table:table-cell table:formula="of:=ROUND(([.F47]/[.G47])*100;2)" office:value-type="float" office:value="38.89" calcext:value-type="float">
            <text:p>38,89</text:p>
          </table:table-cell>
          <table:table-cell table:formula="of:=[.M47]" office:value-type="float" office:value="-2.833333" calcext:value-type="float">
            <text:p>-2,8</text:p>
          </table:table-cell>
          <table:table-cell table:formula="of:=[.J47]" office:value-type="float" office:value="1" calcext:value-type="float">
            <text:p>1,0</text:p>
          </table:table-cell>
          <table:table-cell table:formula="of:=[.K47]" office:value-type="float" office:value="1" calcext:value-type="float">
            <text:p>1</text:p>
          </table:table-cell>
          <table:table-cell table:formula="of:=[.I47]" office:value-type="float" office:value="0.118446" calcext:value-type="float">
            <text:p>0,118446</text:p>
          </table:table-cell>
          <table:table-cell table:formula="of:=IF([.L47]&lt;10000000;[.L47];&quot;*&quot;)" office:value-type="float" office:value="0" calcext:value-type="float">
            <text:p>0,00</text:p>
          </table:table-cell>
          <table:table-cell table:formula="of:=[.N47]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96" calcext:value-type="float">
            <text:p>196</text:p>
          </table:table-cell>
          <table:table-cell office:value-type="float" office:value="0.053838" calcext:value-type="float">
            <text:p>0,053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3125" calcext:value-type="float">
            <text:p>-2,531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974990" calcext:value-type="float">
            <text:p>9749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8];&quot;-&quot;;[.C48];&quot;-&quot;;[.E48];&quot;-&quot;;LEFT(RIGHT([.A48];6);1))" office:value-type="string" office:string-value="r2-5-7-2" calcext:value-type="string">
            <text:p>r2-5-7-2</text:p>
          </table:table-cell>
          <table:table-cell table:formula="of:=ROUND(([.F48]/[.G48])*100;2)" office:value-type="float" office:value="38.89" calcext:value-type="float">
            <text:p>38,89</text:p>
          </table:table-cell>
          <table:table-cell table:formula="of:=[.M48]" office:value-type="float" office:value="-2.53125" calcext:value-type="float">
            <text:p>-2,5</text:p>
          </table:table-cell>
          <table:table-cell table:formula="of:=[.J48]" office:value-type="float" office:value="0" calcext:value-type="float">
            <text:p>0,0</text:p>
          </table:table-cell>
          <table:table-cell table:formula="of:=[.K48]" office:value-type="float" office:value="0" calcext:value-type="float">
            <text:p>0</text:p>
          </table:table-cell>
          <table:table-cell table:formula="of:=[.I48]" office:value-type="float" office:value="0.053838" calcext:value-type="float">
            <text:p>0,053838</text:p>
          </table:table-cell>
          <table:table-cell table:formula="of:=IF([.L48]&lt;10000000;[.L48];&quot;*&quot;)" office:value-type="float" office:value="0" calcext:value-type="float">
            <text:p>0,00</text:p>
          </table:table-cell>
          <table:table-cell table:formula="of:=[.N48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02" calcext:value-type="float">
            <text:p>302</text:p>
          </table:table-cell>
          <table:table-cell office:value-type="float" office:value="0.074587" calcext:value-type="float">
            <text:p>0,074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710694" calcext:value-type="float">
            <text:p>17106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9];&quot;-&quot;;[.C49];&quot;-&quot;;[.E49];&quot;-&quot;;LEFT(RIGHT([.A49];6);1))" office:value-type="string" office:string-value="r2-5-7-3" calcext:value-type="string">
            <text:p>r2-5-7-3</text:p>
          </table:table-cell>
          <table:table-cell table:formula="of:=ROUND(([.F49]/[.G49])*100;2)" office:value-type="float" office:value="47.22" calcext:value-type="float">
            <text:p>47,22</text:p>
          </table:table-cell>
          <table:table-cell table:formula="of:=[.M49]" office:value-type="float" office:value="-2" calcext:value-type="float">
            <text:p>-2,0</text:p>
          </table:table-cell>
          <table:table-cell table:formula="of:=[.J49]" office:value-type="float" office:value="0" calcext:value-type="float">
            <text:p>0,0</text:p>
          </table:table-cell>
          <table:table-cell table:formula="of:=[.K49]" office:value-type="float" office:value="0" calcext:value-type="float">
            <text:p>0</text:p>
          </table:table-cell>
          <table:table-cell table:formula="of:=[.I49]" office:value-type="float" office:value="0.074587" calcext:value-type="float">
            <text:p>0,074587</text:p>
          </table:table-cell>
          <table:table-cell table:formula="of:=IF([.L49]&lt;10000000;[.L49];&quot;*&quot;)" office:value-type="float" office:value="0" calcext:value-type="float">
            <text:p>0,00</text:p>
          </table:table-cell>
          <table:table-cell table:formula="of:=[.N49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0.039607" calcext:value-type="float">
            <text:p>0,039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66667" calcext:value-type="float">
            <text:p>-2,86666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940038" calcext:value-type="float">
            <text:p>9400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0];&quot;-&quot;;[.C50];&quot;-&quot;;[.E50];&quot;-&quot;;LEFT(RIGHT([.A50];6);1))" office:value-type="string" office:string-value="r2-5-7-4" calcext:value-type="string">
            <text:p>r2-5-7-4</text:p>
          </table:table-cell>
          <table:table-cell table:formula="of:=ROUND(([.F50]/[.G50])*100;2)" office:value-type="float" office:value="63.89" calcext:value-type="float">
            <text:p>63,89</text:p>
          </table:table-cell>
          <table:table-cell table:formula="of:=[.M50]" office:value-type="float" office:value="-2.866667" calcext:value-type="float">
            <text:p>-2,9</text:p>
          </table:table-cell>
          <table:table-cell table:formula="of:=[.J50]" office:value-type="float" office:value="0" calcext:value-type="float">
            <text:p>0,0</text:p>
          </table:table-cell>
          <table:table-cell table:formula="of:=[.K50]" office:value-type="float" office:value="0" calcext:value-type="float">
            <text:p>0</text:p>
          </table:table-cell>
          <table:table-cell table:formula="of:=[.I50]" office:value-type="float" office:value="0.039607" calcext:value-type="float">
            <text:p>0,039607</text:p>
          </table:table-cell>
          <table:table-cell table:formula="of:=IF([.L50]&lt;10000000;[.L50];&quot;*&quot;)" office:value-type="float" office:value="0" calcext:value-type="float">
            <text:p>0,00</text:p>
          </table:table-cell>
          <table:table-cell table:formula="of:=[.N50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0.070712" calcext:value-type="float">
            <text:p>0,0707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.920587" calcext:value-type="float">
            <text:p>-2,92058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1166031" calcext:value-type="float">
            <text:p>11660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1];&quot;-&quot;;[.C51];&quot;-&quot;;[.E51];&quot;-&quot;;LEFT(RIGHT([.A51];6);1))" office:value-type="string" office:string-value="r2-5-7-5" calcext:value-type="string">
            <text:p>r2-5-7-5</text:p>
          </table:table-cell>
          <table:table-cell table:formula="of:=ROUND(([.F51]/[.G51])*100;2)" office:value-type="float" office:value="19.44" calcext:value-type="float">
            <text:p>19,44</text:p>
          </table:table-cell>
          <table:table-cell table:formula="of:=[.M51]" office:value-type="float" office:value="-2.920587" calcext:value-type="float">
            <text:p>-2,9</text:p>
          </table:table-cell>
          <table:table-cell table:formula="of:=[.J51]" office:value-type="float" office:value="-1" calcext:value-type="float">
            <text:p>-1,0</text:p>
          </table:table-cell>
          <table:table-cell table:formula="of:=[.K51]" office:value-type="float" office:value="-1" calcext:value-type="float">
            <text:p>-1</text:p>
          </table:table-cell>
          <table:table-cell table:formula="of:=[.I51]" office:value-type="float" office:value="0.070712" calcext:value-type="float">
            <text:p>0,070712</text:p>
          </table:table-cell>
          <table:table-cell table:formula="of:=IF([.L51]&lt;10000000;[.L51];&quot;*&quot;)" office:value-type="float" office:value="0" calcext:value-type="float">
            <text:p>0,00</text:p>
          </table:table-cell>
          <table:table-cell table:formula="of:=[.N5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513" calcext:value-type="float">
            <text:p>513</text:p>
          </table:table-cell>
          <table:table-cell office:value-type="float" office:value="33.916409" calcext:value-type="float">
            <text:p>33,91640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53049" calcext:value-type="float">
            <text:p>53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.31" calcext:value-type="float">
            <text:p>30,31</text:p>
          </table:table-cell>
          <table:table-cell office:value-type="float" office:value="7446315" calcext:value-type="float">
            <text:p>7446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2];&quot;-&quot;;[.C52];&quot;-&quot;;[.E52];&quot;-&quot;;LEFT(RIGHT([.A52];6);1))" office:value-type="string" office:string-value="r4-10-15-1" calcext:value-type="string">
            <text:p>r4-10-15-1</text:p>
          </table:table-cell>
          <table:table-cell table:formula="of:=ROUND(([.F52]/[.G52])*100;2)" office:value-type="float" office:value="29.51" calcext:value-type="float">
            <text:p>29,51</text:p>
          </table:table-cell>
          <table:table-cell table:formula="of:=[.M52]" office:value-type="float" office:value="-11" calcext:value-type="float">
            <text:p>-11,0</text:p>
          </table:table-cell>
          <table:table-cell table:formula="of:=[.J52]" office:value-type="float" office:value="-1" calcext:value-type="float">
            <text:p>-1,0</text:p>
          </table:table-cell>
          <table:table-cell table:formula="of:=[.K52]" office:value-type="float" office:value="-1" calcext:value-type="float">
            <text:p>-1</text:p>
          </table:table-cell>
          <table:table-cell table:formula="of:=[.I52]" office:value-type="float" office:value="33.916409" calcext:value-type="float">
            <text:p>33,916409</text:p>
          </table:table-cell>
          <table:table-cell table:formula="of:=IF([.L52]&lt;10000000;[.L52];&quot;*&quot;)" office:value-type="float" office:value="0" calcext:value-type="float">
            <text:p>0,00</text:p>
          </table:table-cell>
          <table:table-cell table:formula="of:=[.N52]" office:value-type="float" office:value="53049" calcext:value-type="float">
            <text:p>53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579" calcext:value-type="float">
            <text:p>579</text:p>
          </table:table-cell>
          <table:table-cell office:value-type="float" office:value="12.504999" calcext:value-type="float">
            <text:p>12,50499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21122" calcext:value-type="float">
            <text:p>21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.06" calcext:value-type="float">
            <text:p>11,06</text:p>
          </table:table-cell>
          <table:table-cell office:value-type="float" office:value="6915647" calcext:value-type="float">
            <text:p>69156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3];&quot;-&quot;;[.C53];&quot;-&quot;;[.E53];&quot;-&quot;;LEFT(RIGHT([.A53];6);1))" office:value-type="string" office:string-value="r4-10-15-2" calcext:value-type="string">
            <text:p>r4-10-15-2</text:p>
          </table:table-cell>
          <table:table-cell table:formula="of:=ROUND(([.F53]/[.G53])*100;2)" office:value-type="float" office:value="49.18" calcext:value-type="float">
            <text:p>49,18</text:p>
          </table:table-cell>
          <table:table-cell table:formula="of:=[.M53]" office:value-type="float" office:value="-11" calcext:value-type="float">
            <text:p>-11,0</text:p>
          </table:table-cell>
          <table:table-cell table:formula="of:=[.J53]" office:value-type="float" office:value="-1" calcext:value-type="float">
            <text:p>-1,0</text:p>
          </table:table-cell>
          <table:table-cell table:formula="of:=[.K53]" office:value-type="float" office:value="-1" calcext:value-type="float">
            <text:p>-1</text:p>
          </table:table-cell>
          <table:table-cell table:formula="of:=[.I53]" office:value-type="float" office:value="12.504999" calcext:value-type="float">
            <text:p>12,504999</text:p>
          </table:table-cell>
          <table:table-cell table:formula="of:=IF([.L53]&lt;10000000;[.L53];&quot;*&quot;)" office:value-type="float" office:value="0" calcext:value-type="float">
            <text:p>0,00</text:p>
          </table:table-cell>
          <table:table-cell table:formula="of:=[.N53]" office:value-type="float" office:value="21122" calcext:value-type="float">
            <text:p>21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734" calcext:value-type="float">
            <text:p>734</text:p>
          </table:table-cell>
          <table:table-cell office:value-type="float" office:value="10.066629" calcext:value-type="float">
            <text:p>10,06662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7265" calcext:value-type="float">
            <text:p>17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84" calcext:value-type="float">
            <text:p>8,84</text:p>
          </table:table-cell>
          <table:table-cell office:value-type="float" office:value="9807409" calcext:value-type="float">
            <text:p>9807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4];&quot;-&quot;;[.C54];&quot;-&quot;;[.E54];&quot;-&quot;;LEFT(RIGHT([.A54];6);1))" office:value-type="string" office:string-value="r4-10-15-3" calcext:value-type="string">
            <text:p>r4-10-15-3</text:p>
          </table:table-cell>
          <table:table-cell table:formula="of:=ROUND(([.F54]/[.G54])*100;2)" office:value-type="float" office:value="20.49" calcext:value-type="float">
            <text:p>20,49</text:p>
          </table:table-cell>
          <table:table-cell table:formula="of:=[.M54]" office:value-type="float" office:value="-11" calcext:value-type="float">
            <text:p>-11,0</text:p>
          </table:table-cell>
          <table:table-cell table:formula="of:=[.J54]" office:value-type="float" office:value="-1" calcext:value-type="float">
            <text:p>-1,0</text:p>
          </table:table-cell>
          <table:table-cell table:formula="of:=[.K54]" office:value-type="float" office:value="-1" calcext:value-type="float">
            <text:p>-1</text:p>
          </table:table-cell>
          <table:table-cell table:formula="of:=[.I54]" office:value-type="float" office:value="10.066629" calcext:value-type="float">
            <text:p>10,066629</text:p>
          </table:table-cell>
          <table:table-cell table:formula="of:=IF([.L54]&lt;10000000;[.L54];&quot;*&quot;)" office:value-type="float" office:value="0" calcext:value-type="float">
            <text:p>0,00</text:p>
          </table:table-cell>
          <table:table-cell table:formula="of:=[.N54]" office:value-type="float" office:value="17265" calcext:value-type="float">
            <text:p>17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office:value-type="float" office:value="1951" calcext:value-type="float">
            <text:p>1951</text:p>
          </table:table-cell>
          <table:table-cell office:value-type="float" office:value="6.169407" calcext:value-type="float">
            <text:p>6,16940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.639971" calcext:value-type="float">
            <text:p>-11,639971</text:p>
          </table:table-cell>
          <table:table-cell office:value-type="float" office:value="9325" calcext:value-type="float">
            <text:p>9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62" calcext:value-type="float">
            <text:p>5,62</text:p>
          </table:table-cell>
          <table:table-cell office:value-type="float" office:value="27939060" calcext:value-type="float">
            <text:p>279390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5];&quot;-&quot;;[.C55];&quot;-&quot;;[.E55];&quot;-&quot;;LEFT(RIGHT([.A55];6);1))" office:value-type="string" office:string-value="r4-10-15-4" calcext:value-type="string">
            <text:p>r4-10-15-4</text:p>
          </table:table-cell>
          <table:table-cell table:formula="of:=ROUND(([.F55]/[.G55])*100;2)" office:value-type="float" office:value="43.44" calcext:value-type="float">
            <text:p>43,44</text:p>
          </table:table-cell>
          <table:table-cell table:formula="of:=[.M55]" office:value-type="float" office:value="-11.639971" calcext:value-type="float">
            <text:p>-11,6</text:p>
          </table:table-cell>
          <table:table-cell table:formula="of:=[.J55]" office:value-type="float" office:value="-1" calcext:value-type="float">
            <text:p>-1,0</text:p>
          </table:table-cell>
          <table:table-cell table:formula="of:=[.K55]" office:value-type="float" office:value="-1" calcext:value-type="float">
            <text:p>-1</text:p>
          </table:table-cell>
          <table:table-cell table:formula="of:=[.I55]" office:value-type="float" office:value="6.169407" calcext:value-type="float">
            <text:p>6,169407</text:p>
          </table:table-cell>
          <table:table-cell table:formula="of:=IF([.L55]&lt;10000000;[.L55];&quot;*&quot;)" office:value-type="float" office:value="0" calcext:value-type="float">
            <text:p>0,00</text:p>
          </table:table-cell>
          <table:table-cell table:formula="of:=[.N55]" office:value-type="float" office:value="9325" calcext:value-type="float">
            <text:p>9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float" office:value="980" calcext:value-type="float">
            <text:p>980</text:p>
          </table:table-cell>
          <table:table-cell office:value-type="float" office:value="5.049591" calcext:value-type="float">
            <text:p>5,04959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6056" calcext:value-type="float">
            <text:p>6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11789674" calcext:value-type="float">
            <text:p>117896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6];&quot;-&quot;;[.C56];&quot;-&quot;;[.E56];&quot;-&quot;;LEFT(RIGHT([.A56];6);1))" office:value-type="string" office:string-value="r4-10-15-5" calcext:value-type="string">
            <text:p>r4-10-15-5</text:p>
          </table:table-cell>
          <table:table-cell table:formula="of:=ROUND(([.F56]/[.G56])*100;2)" office:value-type="float" office:value="31.15" calcext:value-type="float">
            <text:p>31,15</text:p>
          </table:table-cell>
          <table:table-cell table:formula="of:=[.M56]" office:value-type="float" office:value="-11" calcext:value-type="float">
            <text:p>-11,0</text:p>
          </table:table-cell>
          <table:table-cell table:formula="of:=[.J56]" office:value-type="float" office:value="-1" calcext:value-type="float">
            <text:p>-1,0</text:p>
          </table:table-cell>
          <table:table-cell table:formula="of:=[.K56]" office:value-type="float" office:value="-1" calcext:value-type="float">
            <text:p>-1</text:p>
          </table:table-cell>
          <table:table-cell table:formula="of:=[.I56]" office:value-type="float" office:value="5.049591" calcext:value-type="float">
            <text:p>5,049591</text:p>
          </table:table-cell>
          <table:table-cell table:formula="of:=IF([.L56]&lt;10000000;[.L56];&quot;*&quot;)" office:value-type="float" office:value="0" calcext:value-type="float">
            <text:p>0,00</text:p>
          </table:table-cell>
          <table:table-cell table:formula="of:=[.N56]" office:value-type="float" office:value="6056" calcext:value-type="float">
            <text:p>6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120" calcext:value-type="float">
            <text:p>1120</text:p>
          </table:table-cell>
          <table:table-cell office:value-type="float" office:value="1918.249979" calcext:value-type="float">
            <text:p>1918,249979</text:p>
          </table:table-cell>
          <table:table-cell office:value-type="float" office:value="-4.14491" calcext:value-type="float">
            <text:p>-4,1449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6" calcext:value-type="float">
            <text:p>-16</text:p>
          </table:table-cell>
          <table:table-cell office:value-type="float" office:value="1727353" calcext:value-type="float">
            <text:p>1727353</text:p>
          </table:table-cell>
          <table:table-cell office:value-type="float" office:value="596531" calcext:value-type="float">
            <text:p>596531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548021068" calcext:value-type="float">
            <text:p>5480210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7];&quot;-&quot;;[.C57];&quot;-&quot;;[.E57];&quot;-&quot;;LEFT(RIGHT([.A57];6);1))" office:value-type="string" office:string-value="r4-15-22-1" calcext:value-type="string">
            <text:p>r4-15-22-1</text:p>
          </table:table-cell>
          <table:table-cell table:formula="of:=ROUND(([.F57]/[.G57])*100;2)" office:value-type="float" office:value="42.22" calcext:value-type="float">
            <text:p>42,22</text:p>
          </table:table-cell>
          <table:table-cell table:formula="of:=[.M57]" office:value-type="float" office:value="-16" calcext:value-type="float">
            <text:p>-16,0</text:p>
          </table:table-cell>
          <table:table-cell table:formula="of:=[.J57]" office:value-type="float" office:value="-4.14491" calcext:value-type="float">
            <text:p>-4,1</text:p>
          </table:table-cell>
          <table:table-cell table:formula="of:=[.K57]" office:value-type="float" office:value="0" calcext:value-type="float">
            <text:p>0</text:p>
          </table:table-cell>
          <table:table-cell table:formula="of:=[.I57]" office:value-type="float" office:value="1918.249979" calcext:value-type="float">
            <text:p>1918,249979</text:p>
          </table:table-cell>
          <table:table-cell table:formula="of:=IF([.L57]&lt;10000000;[.L57];&quot;*&quot;)" office:value-type="string" office:string-value="*" calcext:value-type="string">
            <text:p>*</text:p>
          </table:table-cell>
          <table:table-cell table:formula="of:=[.N57]" office:value-type="float" office:value="1727353" calcext:value-type="float">
            <text:p>1727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25" calcext:value-type="float">
            <text:p>225</text:p>
          </table:table-cell>
          <table:table-cell office:value-type="float" office:value="1154" calcext:value-type="float">
            <text:p>1154</text:p>
          </table:table-cell>
          <table:table-cell office:value-type="float" office:value="1926.697749" calcext:value-type="float">
            <text:p>1926,697749</text:p>
          </table:table-cell>
          <table:table-cell office:value-type="float" office:value="-2.692308" calcext:value-type="float">
            <text:p>-2,692308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6" calcext:value-type="float">
            <text:p>-16</text:p>
          </table:table-cell>
          <table:table-cell office:value-type="float" office:value="1820384" calcext:value-type="float">
            <text:p>1820384</text:p>
          </table:table-cell>
          <table:table-cell office:value-type="float" office:value="555077" calcext:value-type="float">
            <text:p>555077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542487944" calcext:value-type="float">
            <text:p>5424879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8];&quot;-&quot;;[.C58];&quot;-&quot;;[.E58];&quot;-&quot;;LEFT(RIGHT([.A58];6);1))" office:value-type="string" office:string-value="r4-15-22-2" calcext:value-type="string">
            <text:p>r4-15-22-2</text:p>
          </table:table-cell>
          <table:table-cell table:formula="of:=ROUND(([.F58]/[.G58])*100;2)" office:value-type="float" office:value="18.67" calcext:value-type="float">
            <text:p>18,67</text:p>
          </table:table-cell>
          <table:table-cell table:formula="of:=[.M58]" office:value-type="float" office:value="-16" calcext:value-type="float">
            <text:p>-16,0</text:p>
          </table:table-cell>
          <table:table-cell table:formula="of:=[.J58]" office:value-type="float" office:value="-2.692308" calcext:value-type="float">
            <text:p>-2,7</text:p>
          </table:table-cell>
          <table:table-cell table:formula="of:=[.K58]" office:value-type="float" office:value="0" calcext:value-type="float">
            <text:p>0</text:p>
          </table:table-cell>
          <table:table-cell table:formula="of:=[.I58]" office:value-type="float" office:value="1926.697749" calcext:value-type="float">
            <text:p>1926,697749</text:p>
          </table:table-cell>
          <table:table-cell table:formula="of:=IF([.L58]&lt;10000000;[.L58];&quot;*&quot;)" office:value-type="string" office:string-value="*" calcext:value-type="string">
            <text:p>*</text:p>
          </table:table-cell>
          <table:table-cell table:formula="of:=[.N58]" office:value-type="float" office:value="1820384" calcext:value-type="float">
            <text:p>1820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  <table:table-cell office:value-type="float" office:value="1125" calcext:value-type="float">
            <text:p>1125</text:p>
          </table:table-cell>
          <table:table-cell office:value-type="float" office:value="1883.886793" calcext:value-type="float">
            <text:p>1883,88679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1207653" calcext:value-type="float">
            <text:p>1207653</text:p>
          </table:table-cell>
          <table:table-cell office:value-type="float" office:value="184765" calcext:value-type="float">
            <text:p>184765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79742578" calcext:value-type="float">
            <text:p>3797425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9];&quot;-&quot;;[.C59];&quot;-&quot;;[.E59];&quot;-&quot;;LEFT(RIGHT([.A59];6);1))" office:value-type="string" office:string-value="r4-15-22-3" calcext:value-type="string">
            <text:p>r4-15-22-3</text:p>
          </table:table-cell>
          <table:table-cell table:formula="of:=ROUND(([.F59]/[.G59])*100;2)" office:value-type="float" office:value="47.11" calcext:value-type="float">
            <text:p>47,11</text:p>
          </table:table-cell>
          <table:table-cell table:formula="of:=[.M59]" office:value-type="float" office:value="-17" calcext:value-type="float">
            <text:p>-17,0</text:p>
          </table:table-cell>
          <table:table-cell table:formula="of:=[.J59]" office:value-type="float" office:value="-3" calcext:value-type="float">
            <text:p>-3,0</text:p>
          </table:table-cell>
          <table:table-cell table:formula="of:=[.K59]" office:value-type="float" office:value="-1" calcext:value-type="float">
            <text:p>-1</text:p>
          </table:table-cell>
          <table:table-cell table:formula="of:=[.I59]" office:value-type="float" office:value="1883.886793" calcext:value-type="float">
            <text:p>1883,886793</text:p>
          </table:table-cell>
          <table:table-cell table:formula="of:=IF([.L59]&lt;10000000;[.L59];&quot;*&quot;)" office:value-type="float" office:value="2" calcext:value-type="float">
            <text:p>2,00</text:p>
          </table:table-cell>
          <table:table-cell table:formula="of:=[.N59]" office:value-type="float" office:value="1207653" calcext:value-type="float">
            <text:p>12076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216" calcext:value-type="float">
            <text:p>1216</text:p>
          </table:table-cell>
          <table:table-cell office:value-type="float" office:value="1552.695759" calcext:value-type="float">
            <text:p>1552,69575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1179555" calcext:value-type="float">
            <text:p>1179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65.17" calcext:value-type="float">
            <text:p>1465,17</text:p>
          </table:table-cell>
          <table:table-cell office:value-type="float" office:value="23953450" calcext:value-type="float">
            <text:p>239534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60];&quot;-&quot;;[.C60];&quot;-&quot;;[.E60];&quot;-&quot;;LEFT(RIGHT([.A60];6);1))" office:value-type="string" office:string-value="r4-15-22-4" calcext:value-type="string">
            <text:p>r4-15-22-4</text:p>
          </table:table-cell>
          <table:table-cell table:formula="of:=ROUND(([.F60]/[.G60])*100;2)" office:value-type="float" office:value="0" calcext:value-type="float">
            <text:p>0</text:p>
          </table:table-cell>
          <table:table-cell table:formula="of:=[.M60]" office:value-type="float" office:value="-17" calcext:value-type="float">
            <text:p>-17,0</text:p>
          </table:table-cell>
          <table:table-cell table:formula="of:=[.J60]" office:value-type="float" office:value="-1" calcext:value-type="float">
            <text:p>-1,0</text:p>
          </table:table-cell>
          <table:table-cell table:formula="of:=[.K60]" office:value-type="float" office:value="-1" calcext:value-type="float">
            <text:p>-1</text:p>
          </table:table-cell>
          <table:table-cell table:formula="of:=[.I60]" office:value-type="float" office:value="1552.695759" calcext:value-type="float">
            <text:p>1552,695759</text:p>
          </table:table-cell>
          <table:table-cell table:formula="of:=IF([.L60]&lt;10000000;[.L60];&quot;*&quot;)" office:value-type="float" office:value="0" calcext:value-type="float">
            <text:p>0,00</text:p>
          </table:table-cell>
          <table:table-cell table:formula="of:=[.N60]" office:value-type="float" office:value="1179555" calcext:value-type="float">
            <text:p>1179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1408" calcext:value-type="float">
            <text:p>1408</text:p>
          </table:table-cell>
          <table:table-cell office:value-type="float" office:value="1954.941395" calcext:value-type="float">
            <text:p>1954,94139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2573725" calcext:value-type="float">
            <text:p>2573725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9804502" calcext:value-type="float">
            <text:p>19804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61];&quot;-&quot;;[.C61];&quot;-&quot;;[.E61];&quot;-&quot;;LEFT(RIGHT([.A61];6);1))" office:value-type="string" office:string-value="r4-15-22-5" calcext:value-type="string">
            <text:p>r4-15-22-5</text:p>
          </table:table-cell>
          <table:table-cell table:formula="of:=ROUND(([.F61]/[.G61])*100;2)" office:value-type="float" office:value="35.56" calcext:value-type="float">
            <text:p>35,56</text:p>
          </table:table-cell>
          <table:table-cell table:formula="of:=[.M61]" office:value-type="float" office:value="-18" calcext:value-type="float">
            <text:p>-18,0</text:p>
          </table:table-cell>
          <table:table-cell table:formula="of:=[.J61]" office:value-type="float" office:value="-2" calcext:value-type="float">
            <text:p>-2,0</text:p>
          </table:table-cell>
          <table:table-cell table:formula="of:=[.K61]" office:value-type="float" office:value="-1" calcext:value-type="float">
            <text:p>-1</text:p>
          </table:table-cell>
          <table:table-cell table:formula="of:=[.I61]" office:value-type="float" office:value="1954.941395" calcext:value-type="float">
            <text:p>1954,941395</text:p>
          </table:table-cell>
          <table:table-cell table:formula="of:=IF([.L61]&lt;10000000;[.L61];&quot;*&quot;)" office:value-type="float" office:value="1" calcext:value-type="float">
            <text:p>1,00</text:p>
          </table:table-cell>
          <table:table-cell table:formula="of:=[.N61]" office:value-type="float" office:value="2573725" calcext:value-type="float">
            <text:p>2573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342" calcext:value-type="float">
            <text:p>342</text:p>
          </table:table-cell>
          <table:table-cell office:value-type="float" office:value="1494" calcext:value-type="float">
            <text:p>1494</text:p>
          </table:table-cell>
          <table:table-cell office:value-type="float" office:value="1845.232902" calcext:value-type="float">
            <text:p>1845,232902</text:p>
          </table:table-cell>
          <table:table-cell office:value-type="float" office:value="-7.045752" calcext:value-type="float">
            <text:p>-7,045752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2" calcext:value-type="float">
            <text:p>-22</text:p>
          </table:table-cell>
          <table:table-cell office:value-type="float" office:value="533017" calcext:value-type="float">
            <text:p>533017</text:p>
          </table:table-cell>
          <table:table-cell office:value-type="float" office:value="496115" calcext:value-type="float">
            <text:p>496115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17967943" calcext:value-type="float">
            <text:p>317967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20-20-4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42" calcext:value-type="float">
            <text:p>342</text:p>
          </table:table-cell>
          <table:table-cell office:value-type="float" office:value="1610" calcext:value-type="float">
            <text:p>1610</text:p>
          </table:table-cell>
          <table:table-cell office:value-type="float" office:value="1837.490706" calcext:value-type="float">
            <text:p>1837,490706</text:p>
          </table:table-cell>
          <table:table-cell office:value-type="float" office:value="-6.571429" calcext:value-type="float">
            <text:p>-6,571429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2" calcext:value-type="float">
            <text:p>-22</text:p>
          </table:table-cell>
          <table:table-cell office:value-type="float" office:value="520178" calcext:value-type="float">
            <text:p>520178</text:p>
          </table:table-cell>
          <table:table-cell office:value-type="float" office:value="343044" calcext:value-type="float">
            <text:p>343044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02169527" calcext:value-type="float">
            <text:p>3021695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20-20-4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float" office:value="342" calcext:value-type="float">
            <text:p>342</text:p>
          </table:table-cell>
          <table:table-cell office:value-type="float" office:value="1640" calcext:value-type="float">
            <text:p>1640</text:p>
          </table:table-cell>
          <table:table-cell office:value-type="float" office:value="1848.901477" calcext:value-type="float">
            <text:p>1848,901477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3" calcext:value-type="float">
            <text:p>-23</text:p>
          </table:table-cell>
          <table:table-cell office:value-type="float" office:value="668228" calcext:value-type="float">
            <text:p>668228</text:p>
          </table:table-cell>
          <table:table-cell office:value-type="float" office:value="426590" calcext:value-type="float">
            <text:p>42659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59436311" calcext:value-type="float">
            <text:p>359436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20-20-4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42" calcext:value-type="float">
            <text:p>342</text:p>
          </table:table-cell>
          <table:table-cell office:value-type="float" office:value="2770" calcext:value-type="float">
            <text:p>2770</text:p>
          </table:table-cell>
          <table:table-cell office:value-type="float" office:value="1848.247491" calcext:value-type="float">
            <text:p>1848,247491</text:p>
          </table:table-cell>
          <table:table-cell office:value-type="float" office:value="-3.359375" calcext:value-type="float">
            <text:p>-3,359375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4" calcext:value-type="float">
            <text:p>-24</text:p>
          </table:table-cell>
          <table:table-cell office:value-type="float" office:value="701529" calcext:value-type="float">
            <text:p>701529</text:p>
          </table:table-cell>
          <table:table-cell office:value-type="float" office:value="183759" calcext:value-type="float">
            <text:p>183759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00719790" calcext:value-type="float">
            <text:p>300719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20-20-4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42" calcext:value-type="float">
            <text:p>342</text:p>
          </table:table-cell>
          <table:table-cell office:value-type="float" office:value="3501" calcext:value-type="float">
            <text:p>3501</text:p>
          </table:table-cell>
          <table:table-cell office:value-type="float" office:value="1846.759633" calcext:value-type="float">
            <text:p>1846,759633</text:p>
          </table:table-cell>
          <table:table-cell office:value-type="float" office:value="-3.736842" calcext:value-type="float">
            <text:p>-3,736842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3" calcext:value-type="float">
            <text:p>-23</text:p>
          </table:table-cell>
          <table:table-cell office:value-type="float" office:value="614627" calcext:value-type="float">
            <text:p>614627</text:p>
          </table:table-cell>
          <table:table-cell office:value-type="float" office:value="166738" calcext:value-type="float">
            <text:p>166738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11802835" calcext:value-type="float">
            <text:p>2118028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25-25-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799" calcext:value-type="float">
            <text:p>1799</text:p>
          </table:table-cell>
          <table:table-cell office:value-type="float" office:value="1820.462366" calcext:value-type="float">
            <text:p>1820,462366</text:p>
          </table:table-cell>
          <table:table-cell office:value-type="float" office:value="-16" calcext:value-type="float">
            <text:p>-16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" calcext:value-type="float">
            <text:p>-28</text:p>
          </table:table-cell>
          <table:table-cell office:value-type="float" office:value="232740" calcext:value-type="float">
            <text:p>232740</text:p>
          </table:table-cell>
          <table:table-cell office:value-type="float" office:value="227710" calcext:value-type="float">
            <text:p>22771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00430926" calcext:value-type="float">
            <text:p>2004309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25-25-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998" calcext:value-type="float">
            <text:p>1998</text:p>
          </table:table-cell>
          <table:table-cell office:value-type="float" office:value="1822.778457" calcext:value-type="float">
            <text:p>1822,778457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" calcext:value-type="float">
            <text:p>-28</text:p>
          </table:table-cell>
          <table:table-cell office:value-type="float" office:value="301686" calcext:value-type="float">
            <text:p>301686</text:p>
          </table:table-cell>
          <table:table-cell office:value-type="float" office:value="219884" calcext:value-type="float">
            <text:p>219884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20893919" calcext:value-type="float">
            <text:p>220893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25-25-5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741" calcext:value-type="float">
            <text:p>1741</text:p>
          </table:table-cell>
          <table:table-cell office:value-type="float" office:value="1826.45116" calcext:value-type="float">
            <text:p>1826,45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" calcext:value-type="float">
            <text:p>-28</text:p>
          </table:table-cell>
          <table:table-cell office:value-type="float" office:value="344720" calcext:value-type="float">
            <text:p>344720</text:p>
          </table:table-cell>
          <table:table-cell office:value-type="float" office:value="258197" calcext:value-type="float">
            <text:p>258197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51378481" calcext:value-type="float">
            <text:p>251378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25-25-5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500" calcext:value-type="float">
            <text:p>500</text:p>
          </table:table-cell>
          <table:table-cell office:value-type="float" office:value="4198" calcext:value-type="float">
            <text:p>4198</text:p>
          </table:table-cell>
          <table:table-cell office:value-type="float" office:value="1849.290136" calcext:value-type="float">
            <text:p>1849,29013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9" calcext:value-type="float">
            <text:p>-29</text:p>
          </table:table-cell>
          <table:table-cell office:value-type="float" office:value="704910" calcext:value-type="float">
            <text:p>704910</text:p>
          </table:table-cell>
          <table:table-cell office:value-type="float" office:value="368592" calcext:value-type="float">
            <text:p>368592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479750617" calcext:value-type="float">
            <text:p>4797506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25-25-5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2523" calcext:value-type="float">
            <text:p>2523</text:p>
          </table:table-cell>
          <table:table-cell office:value-type="float" office:value="1833.197352" calcext:value-type="float">
            <text:p>1833,19735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" calcext:value-type="float">
            <text:p>-28</text:p>
          </table:table-cell>
          <table:table-cell office:value-type="float" office:value="430212" calcext:value-type="float">
            <text:p>430212</text:p>
          </table:table-cell>
          <table:table-cell office:value-type="float" office:value="244629" calcext:value-type="float">
            <text:p>244629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72227540" calcext:value-type="float">
            <text:p>2722275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5-5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93" calcext:value-type="float">
            <text:p>493</text:p>
          </table:table-cell>
          <table:table-cell office:value-type="float" office:value="0.149977" calcext:value-type="float">
            <text:p>0,14997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3362426" calcext:value-type="float">
            <text:p>33624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5-5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52" calcext:value-type="float">
            <text:p>452</text:p>
          </table:table-cell>
          <table:table-cell office:value-type="float" office:value="0.279311" calcext:value-type="float">
            <text:p>0,2793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.755048" calcext:value-type="float">
            <text:p>-4,75504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2442683" calcext:value-type="float">
            <text:p>2442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5-5-1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46" calcext:value-type="float">
            <text:p>346</text:p>
          </table:table-cell>
          <table:table-cell office:value-type="float" office:value="0.058691" calcext:value-type="float">
            <text:p>0,0586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2591748" calcext:value-type="float">
            <text:p>25917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5-5-1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58" calcext:value-type="float">
            <text:p>358</text:p>
          </table:table-cell>
          <table:table-cell office:value-type="float" office:value="0.084917" calcext:value-type="float">
            <text:p>0,084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2345638" calcext:value-type="float">
            <text:p>23456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0-4-5-5-1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0.103262" calcext:value-type="float">
            <text:p>0,103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3389080" calcext:value-type="float">
            <text:p>33890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 table:number-rows-repeated="44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resumo" table:style-name="ta1">
        <office:forms form:automatic-focus="false" form:apply-design-mode="false"/>
        <table:table-column table:style-name="co29" table:default-cell-style-name="Default"/>
        <table:table-column table:style-name="co7" table:default-cell-style-name="Default"/>
        <table:table-column table:style-name="co9" table:default-cell-style-name="Default"/>
        <table:table-column table:style-name="co30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9" table:default-cell-style-name="Default"/>
        <table:table-column table:style-name="co49" table:default-cell-style-name="ce23"/>
        <table:table-column table:style-name="co3" table:default-cell-style-name="ce15"/>
        <table:table-column table:style-name="co26" table:default-cell-style-name="ce23"/>
        <table:table-column table:style-name="co34" table:default-cell-style-name="ce23"/>
        <table:table-column table:style-name="co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8" table:default-cell-style-name="Default"/>
        <table:table-column table:style-name="co5" table:default-cell-style-name="ce15"/>
        <table:table-column table:style-name="co14" table:default-cell-style-name="ce15"/>
        <table:table-column table:style-name="co5" table:default-cell-style-name="ce15"/>
        <table:table-column table:style-name="co52" table:default-cell-style-name="ce15"/>
        <table:table-column table:style-name="co5" table:default-cell-style-name="ce15"/>
        <table:table-column table:style-name="co50" table:default-cell-style-name="ce30"/>
        <table:table-column table:style-name="co5" table:default-cell-style-name="ce15"/>
        <table:table-column table:style-name="co52" table:default-cell-style-name="ce15"/>
        <table:table-column table:style-name="co5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1" table:default-cell-style-name="Default"/>
        <table:table-column table:style-name="co54" table:default-cell-style-name="Default"/>
        <table:table-column table:style-name="co7" table:number-columns-repeated="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1" table:default-cell-style-name="Default"/>
        <table:table-column table:style-name="co58" table:default-cell-style-name="Default"/>
        <table:table-column table:style-name="co56" table:number-columns-repeated="8" table:default-cell-style-name="Default"/>
        <table:table-row table:style-name="ro1">
          <table:table-cell/>
          <table:table-cell table:formula="of:=AVERAGE([.B2:.B300])" office:value-type="float" office:value="50.3486666666667" calcext:value-type="float">
            <text:p>50,3486666666667</text:p>
          </table:table-cell>
          <table:table-cell table:number-columns-repeated="5"/>
          <table:table-cell table:style-name="ce20" office:value-type="string" calcext:value-type="string" table:number-columns-spanned="2" table:number-rows-spanned="1">
            <text:p>B&amp;B</text:p>
          </table:table-cell>
          <table:covered-table-cell/>
          <table:table-cell table:number-columns-repeated="2"/>
          <table:table-cell table:style-name="ce22" office:value-type="string" calcext:value-type="string" table:number-columns-spanned="5" table:number-rows-spanned="1">
            <text:p>heur value</text:p>
          </table:table-cell>
          <table:covered-table-cell table:number-columns-repeated="4"/>
          <table:table-cell table:style-name="ce28" office:value-type="string" calcext:value-type="string" table:number-columns-spanned="4" table:number-rows-spanned="1">
            <text:p>dist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gap relativo (heur-lb)/lb</text:p>
          </table:table-cell>
          <table:covered-table-cell table:number-columns-repeated="3"/>
          <table:table-cell table:style-name="ce22" office:value-type="string" calcext:value-type="string" table:number-columns-spanned="4" table:number-rows-spanned="1">
            <text:p>best</text:p>
          </table:table-cell>
          <table:covered-table-cell table:number-columns-repeated="3"/>
          <table:table-cell table:number-columns-repeated="12"/>
          <table:table-cell table:style-name="ce28" office:value-type="string" calcext:value-type="string" table:number-columns-spanned="2" table:number-rows-spanned="1">
            <text:p>%frac</text:p>
          </table:table-cell>
          <table:covered-table-cell table:style-name="ce15"/>
          <table:table-cell table:style-name="ce43" office:value-type="string" calcext:value-type="string" table:number-columns-spanned="2" table:number-rows-spanned="1">
            <text:p>time(s)</text:p>
          </table:table-cell>
          <table:covered-table-cell table:style-name="ce15"/>
          <table:table-cell table:style-name="ce28" office:value-type="string" calcext:value-type="string" table:number-columns-spanned="2" table:number-rows-spanned="1">
            <text:p>%gap(root)</text:p>
          </table:table-cell>
          <table:covered-table-cell table:style-name="ce15"/>
          <table:table-cell table:style-name="ce44" office:value-type="string" calcext:value-type="string">
            <text:p>%opt</text:p>
          </table:table-cell>
        </table:table-row>
        <table:table-row table:style-name="ro1">
          <table:table-cell table:formula="of:=[$'ra-sub'.AA1]" office:value-type="string" office:string-value="instance" calcext:value-type="string">
            <text:p>instanc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ootTime</text:p>
          </table:table-cell>
          <table:table-cell office:value-type="string" calcext:value-type="string">
            <text:p>rootOpt</text:p>
          </table:table-cell>
          <table:table-cell office:value-type="string" calcext:value-type="string">
            <text:p>gap0</text:p>
          </table:table-cell>
          <table:table-cell office:value-type="string" calcext:value-type="string">
            <text:p>dist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/>
          <table:table-cell office:value-type="string" calcext:value-type="string">
            <text:p>G2-sub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table:formula="of:=CONCATENATE([.AD2];&quot;&amp;&quot;;[.AE2];&quot;&amp;&quot;;[.AF2];&quot;&amp;&quot;;[.AG2];&quot;&amp;&quot;;[.AH2];&quot;\\\hline&quot;)" office:value-type="string" office:string-value="G2-sub&amp;ra&amp;bcpa&amp;blpl&amp;sbpl\\\hline" calcext:value-type="string">
            <text:p>G2-sub&amp;ra&amp;bcpa&amp;blpl&amp;sbpl\\\hline</text:p>
          </table:table-cell>
          <table:table-cell/>
          <table:table-cell table:formula="of:=CONCATENATE([.A2];&quot;&amp;&quot;;[.B2];&quot;&amp;&quot;;[.C2];&quot;&amp;&quot;;[.H2];&quot;&amp;&quot;;[.I2];&quot;&amp;&quot;;[.L2];&quot;&amp;&quot;;[.M2];&quot;&amp;&quot;;[.N2];&quot;&amp;&quot;;[.O2];&quot;\\&quot;)" office:value-type="string" office:string-value="instance&amp;frac&amp;root&amp;lb&amp;ub&amp;ra&amp;bcpa&amp;blpl&amp;sbpl\\" calcext:value-type="string">
            <text:p>instance&amp;frac&amp;root&amp;lb&amp;ub&amp;ra&amp;bcpa&amp;blpl&amp;sbpl\\</text:p>
          </table:table-cell>
          <table:table-cell table:number-columns-repeated="3"/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sd</text:p>
          </table:table-cell>
          <table:table-cell table:style-name="ce15"/>
        </table:table-row>
        <table:table-row table:style-name="ro2">
          <table:table-cell table:formula="of:=[$'ra-sub'.AA2]" office:value-type="string" office:string-value="r20-10-20-1" calcext:value-type="string">
            <text:p>r20-10-20-1</text:p>
          </table:table-cell>
          <table:table-cell table:formula="of:=ROUND([$'ra-sub'.AB2];2)" office:value-type="float" office:value="34.81" calcext:value-type="float">
            <text:p>34,81</text:p>
          </table:table-cell>
          <table:table-cell table:style-name="ce13" table:formula="of:=ROUND([$'ra-sub'.AC2];1)" office:value-type="float" office:value="-13.1" calcext:value-type="float">
            <text:p>-13,1</text:p>
          </table:table-cell>
          <table:table-cell table:style-name="ce13" table:formula="of:=IF(['ra-sub'.S2]=5;&quot;*&quot;;['ra-sub'.I2])" office:value-type="float" office:value="0.049484" calcext:value-type="float">
            <text:p>0,0</text:p>
          </table:table-cell>
          <table:table-cell table:style-name="ce13" table:formula="of:=IF(['ra-sub'.S2]=11;1;&quot;&quot;)">
            <text:p/>
          </table:table-cell>
          <table:table-cell table:style-name="ce13" table:formula="of:=IFERROR(IF([.I3]=0;ABS(CEILING([.C3]));ABS(([.I3]-CEILING([.C3]))/[.I3]));&quot;*&quot;)" office:value-type="float" office:value="5.5" calcext:value-type="float">
            <text:p>5,5</text:p>
          </table:table-cell>
          <table:table-cell table:style-name="ce13" table:formula="of:=IFERROR([.I3]-CEILING([.C3]);&quot;*&quot;)" office:value-type="float" office:value="11" calcext:value-type="float">
            <text:p>11,0</text:p>
          </table:table-cell>
          <table:table-cell table:formula="of:=ROUND(['exact-sub'.J2];1)" office:value-type="float" office:value="-2" calcext:value-type="float">
            <text:p>-2,0</text:p>
          </table:table-cell>
          <table:table-cell table:formula="of:=['exact-sub'.K2]" office:value-type="float" office:value="-2" calcext:value-type="float">
            <text:p>-2</text:p>
          </table:table-cell>
          <table:table-cell table:formula="of:=IF(['exact-sub'.L2]&lt;1000000;['exact-sub'.L2];&quot;*&quot;)" office:value-type="float" office:value="0" calcext:value-type="float">
            <text:p>0,0</text:p>
          </table:table-cell>
          <table:table-cell table:formula="of:=IF([$'exact-sub'.S2]=5;&quot;*&quot;;['exact-sub'.I2])" office:value-type="float" office:value="72.047616" calcext:value-type="float">
            <text:p>72,0</text:p>
          </table:table-cell>
          <table:table-cell table:style-name="ce21" table:formula="of:=[$'ra-sub'.AE2]" office:value-type="float" office:value="-1" calcext:value-type="float">
            <text:p>-1</text:p>
          </table:table-cell>
          <table:table-cell table:style-name="ce21" table:formula="of:=[$'bcpa-sub-t600'.AE2]" office:value-type="float" office:value="-2" calcext:value-type="float">
            <text:p>-2</text:p>
          </table:table-cell>
          <table:table-cell table:style-name="ce21" table:formula="of:=[$'blpl-sub-t300'.AE2]" office:value-type="float" office:value="-1" calcext:value-type="float">
            <text:p>-1</text:p>
          </table:table-cell>
          <table:table-cell table:style-name="ce21" table:formula="of:=[$'sbpl-sub-t300'.AE2]" office:value-type="float" office:value="-1" calcext:value-type="float">
            <text:p>-1</text:p>
          </table:table-cell>
          <table:table-cell table:formula="of:=MIN([.L3:.O3])" office:value-type="float" office:value="-2" calcext:value-type="float">
            <text:p>-2</text:p>
          </table:table-cell>
          <table:table-cell table:formula="of:=ABS([.L3]-CEILING([.$C3]))" office:value-type="float" office:value="12" calcext:value-type="float">
            <text:p>12</text:p>
          </table:table-cell>
          <table:table-cell table:formula="of:=IFERROR(ABS([.M3]-CEILING([.$C3]));&quot;-&quot;)" office:value-type="float" office:value="11" calcext:value-type="float">
            <text:p>11</text:p>
          </table:table-cell>
          <table:table-cell table:formula="of:=ABS([.N3]-CEILING([.$C3]))" office:value-type="float" office:value="12" calcext:value-type="float">
            <text:p>12</text:p>
          </table:table-cell>
          <table:table-cell table:formula="of:=ABS([.O3]-CEILING([.$C3]))" office:value-type="float" office:value="12" calcext:value-type="float">
            <text:p>12</text:p>
          </table:table-cell>
          <table:table-cell table:formula="of:=IFERROR(ABS(([.L3]-CEILING([.$C3]))/CEILING([.$C3]));&quot;*&quot;)" office:value-type="float" office:value="0.923076923076923" calcext:value-type="float">
            <text:p>0,923076923076923</text:p>
          </table:table-cell>
          <table:table-cell table:style-name="ce15" table:formula="of:=IFERROR(ABS(([.M3]-CEILING([.$C3]))/CEILING([.$C3]));&quot;*&quot;)" office:value-type="float" office:value="0.846153846153846" calcext:value-type="float">
            <text:p>0,846153846153846</text:p>
          </table:table-cell>
          <table:table-cell table:formula="of:=IFERROR(ABS(([.N3]-CEILING([.$C3]))/CEILING([.$C3]));&quot;*&quot;)" office:value-type="float" office:value="0.923076923076923" calcext:value-type="float">
            <text:p>0,923076923076923</text:p>
          </table:table-cell>
          <table:table-cell table:formula="of:=IFERROR(ABS(([.O3]-CEILING([.$C3]))/CEILING([.$C3]));&quot;*&quot;)" office:value-type="float" office:value="0.923076923076923" calcext:value-type="float">
            <text:p>0,923076923076923</text:p>
          </table:table-cell>
          <table:table-cell table:formula="of:=IF([.L3]=[.$P3];1;&quot;&quot;)">
            <text:p/>
          </table:table-cell>
          <table:table-cell table:style-name="ce37" table:formula="of:=IF([.M3]=[.$P3];1;&quot;&quot;)" office:value-type="float" office:value="1" calcext:value-type="float">
            <text:p>1</text:p>
          </table:table-cell>
          <table:table-cell table:formula="of:=IF([.N3]=[.$P3];1;&quot;&quot;)">
            <text:p/>
          </table:table-cell>
          <table:table-cell table:formula="of:=IF([.O3]=[.$P3];1;&quot;&quot;)">
            <text:p/>
          </table:table-cell>
          <table:table-cell/>
          <table:table-cell office:value-type="string" calcext:value-type="string">
            <text:p>opt</text:p>
          </table:table-cell>
          <table:table-cell table:formula="of:=COUNTIF([.Q3:.Q300];0)" office:value-type="float" office:value="0" calcext:value-type="float">
            <text:p>0</text:p>
          </table:table-cell>
          <table:table-cell table:formula="of:=COUNTIF([.R3:.R300];0)" office:value-type="float" office:value="0" calcext:value-type="float">
            <text:p>0</text:p>
          </table:table-cell>
          <table:table-cell table:formula="of:=COUNTIF([.S3:.S300];0)" office:value-type="float" office:value="0" calcext:value-type="float">
            <text:p>0</text:p>
          </table:table-cell>
          <table:table-cell table:formula="of:=COUNTIF([.T3:.T300];0)" office:value-type="float" office:value="0" calcext:value-type="float">
            <text:p>0</text:p>
          </table:table-cell>
          <table:table-cell table:number-columns-repeated="2"/>
          <table:table-cell table:formula="of:=CONCATENATE([.A3];&quot;&amp;&quot;;[.B3];&quot;&amp;&quot;;IF([.E3]=1;CONCATENATE(&quot;\h{&quot;;[.C3];&quot;}&quot;);[.C3]);&quot;&amp;&quot;;[.H3];&quot;&amp;&quot;;IF([.J3]=0;CONCATENATE(&quot;\uu{&quot;;[.I3];&quot;}&quot;);[.I3]);&quot;&amp;&quot;;IF([.L3]=[.P3];CONCATENATE(&quot;\h{&quot;;[.L3];&quot;}&quot;);[.L3]);&quot;&amp;&quot;;IF([.M3]=[.P3];CONCATENATE(&quot;\h{&quot;;[.M3];&quot;}&quot;);[.M3]);&quot;&amp;&quot;;IF([.N3]=[.P3];CONCATENATE(&quot;\h{&quot;;[.N3];&quot;}&quot;);[.N3]);&quot;&amp;&quot;;IF([.O3]=[.P3];CONCATENATE(&quot;\h{&quot;;[.O3];&quot;}&quot;);[.O3]);&quot;\\\hline&quot;)" office:value-type="string" office:string-value="r20-10-20-1&amp;34,81&amp;-13,1&amp;-2&amp;\uu{-2}&amp;-1&amp;\h{-2}&amp;-1&amp;-1\\\hline" calcext:value-type="string">
            <text:p>r20-10-20-1&amp;34,81&amp;-13,1&amp;-2&amp;\uu{-2}&amp;-1&amp;\h{-2}&amp;-1&amp;-1\\\hline</text:p>
          </table:table-cell>
          <table:table-cell table:number-columns-repeated="2"/>
          <table:table-cell table:style-name="ce42" office:value-type="string" calcext:value-type="string">
            <text:p>G2-sub</text:p>
          </table:table-cell>
          <table:table-cell table:style-name="ce15" table:formula="of:=[.AF13]" office:value-type="float" office:value="50.3" calcext:value-type="float">
            <text:p>50,3</text:p>
          </table:table-cell>
          <table:table-cell table:style-name="ce15" table:formula="of:=[.AF14]" office:value-type="float" office:value="17.4" calcext:value-type="float">
            <text:p>17,4</text:p>
          </table:table-cell>
          <table:table-cell table:style-name="ce15" table:formula="of:=[.AF17]" office:value-type="float" office:value="77.6" calcext:value-type="float">
            <text:p>77,6</text:p>
          </table:table-cell>
          <table:table-cell table:style-name="ce15" table:formula="of:=[.AF18]" office:value-type="float" office:value="262.6" calcext:value-type="float">
            <text:p>262,6</text:p>
          </table:table-cell>
          <table:table-cell table:style-name="ce15" table:formula="of:=[.AF23]" office:value-type="float" office:value="13.8" calcext:value-type="float">
            <text:p>13,8</text:p>
          </table:table-cell>
          <table:table-cell table:style-name="ce15" table:formula="of:=[.AF24]" office:value-type="float" office:value="9.2" calcext:value-type="float">
            <text:p>9,2</text:p>
          </table:table-cell>
          <table:table-cell table:formula="of:=CONCATENATE([.AF21];&quot;(&quot;;[.AF22];&quot;)&quot;)" office:value-type="string" office:string-value="48(0)" calcext:value-type="string">
            <text:p>48(0)</text:p>
          </table:table-cell>
        </table:table-row>
        <table:table-row table:style-name="ro2">
          <table:table-cell table:formula="of:=[$'ra-sub'.AA3]" office:value-type="string" office:string-value="r20-10-20-2" calcext:value-type="string">
            <text:p>r20-10-20-2</text:p>
          </table:table-cell>
          <table:table-cell table:formula="of:=ROUND([$'ra-sub'.AB3];2)" office:value-type="float" office:value="34.81" calcext:value-type="float">
            <text:p>34,81</text:p>
          </table:table-cell>
          <table:table-cell table:style-name="ce13" table:formula="of:=ROUND([$'ra-sub'.AC3];1)" office:value-type="float" office:value="-12.9" calcext:value-type="float">
            <text:p>-12,9</text:p>
          </table:table-cell>
          <table:table-cell table:style-name="ce13" table:formula="of:=IF(['ra-sub'.S3]=5;&quot;*&quot;;['ra-sub'.I3])" office:value-type="float" office:value="0.042773" calcext:value-type="float">
            <text:p>0,0</text:p>
          </table:table-cell>
          <table:table-cell table:style-name="ce13" table:formula="of:=IF(['ra-sub'.S3]=11;1;&quot;&quot;)">
            <text:p/>
          </table:table-cell>
          <table:table-cell table:style-name="ce13" table:formula="of:=IFERROR(IF([.I4]=0;ABS(CEILING([.C4]));ABS(([.I4]-CEILING([.C4]))/[.I4]));&quot;*&quot;)" office:value-type="float" office:value="5" calcext:value-type="float">
            <text:p>5,0</text:p>
          </table:table-cell>
          <table:table-cell table:style-name="ce13" table:formula="of:=IFERROR([.I4]-CEILING([.C4]);&quot;*&quot;)" office:value-type="float" office:value="10" calcext:value-type="float">
            <text:p>10,0</text:p>
          </table:table-cell>
          <table:table-cell table:formula="of:=ROUND(['exact-sub'.J3];1)" office:value-type="float" office:value="-2" calcext:value-type="float">
            <text:p>-2,0</text:p>
          </table:table-cell>
          <table:table-cell table:formula="of:=['exact-sub'.K3]" office:value-type="float" office:value="-2" calcext:value-type="float">
            <text:p>-2</text:p>
          </table:table-cell>
          <table:table-cell table:formula="of:=IF(['exact-sub'.L3]&lt;1000000;['exact-sub'.L3];&quot;*&quot;)" office:value-type="float" office:value="0" calcext:value-type="float">
            <text:p>0,0</text:p>
          </table:table-cell>
          <table:table-cell table:formula="of:=IF([$'exact-sub'.S3]=5;&quot;*&quot;;['exact-sub'.I3])" office:value-type="float" office:value="75.622566" calcext:value-type="float">
            <text:p>75,6</text:p>
          </table:table-cell>
          <table:table-cell table:style-name="ce21" table:formula="of:=[$'ra-sub'.AE3]" office:value-type="float" office:value="0" calcext:value-type="float">
            <text:p>0</text:p>
          </table:table-cell>
          <table:table-cell table:style-name="ce21" table:formula="of:=[$'bcpa-sub-t600'.AE3]" office:value-type="float" office:value="-1" calcext:value-type="float">
            <text:p>-1</text:p>
          </table:table-cell>
          <table:table-cell table:style-name="ce21" table:formula="of:=[$'blpl-sub-t300'.AE3]" office:value-type="float" office:value="0" calcext:value-type="float">
            <text:p>0</text:p>
          </table:table-cell>
          <table:table-cell table:style-name="ce21" table:formula="of:=[$'sbpl-sub-t300'.AE3]" office:value-type="float" office:value="-1" calcext:value-type="float">
            <text:p>-1</text:p>
          </table:table-cell>
          <table:table-cell table:formula="of:=MIN([.L4:.O4])" office:value-type="float" office:value="-1" calcext:value-type="float">
            <text:p>-1</text:p>
          </table:table-cell>
          <table:table-cell table:formula="of:=ABS([.L4]-CEILING([.$C4]))" office:value-type="float" office:value="12" calcext:value-type="float">
            <text:p>12</text:p>
          </table:table-cell>
          <table:table-cell table:formula="of:=IFERROR(ABS([.M4]-CEILING([.$C4]));&quot;-&quot;)" office:value-type="float" office:value="11" calcext:value-type="float">
            <text:p>11</text:p>
          </table:table-cell>
          <table:table-cell table:formula="of:=ABS([.N4]-CEILING([.$C4]))" office:value-type="float" office:value="12" calcext:value-type="float">
            <text:p>12</text:p>
          </table:table-cell>
          <table:table-cell table:formula="of:=ABS([.O4]-CEILING([.$C4]))" office:value-type="float" office:value="11" calcext:value-type="float">
            <text:p>11</text:p>
          </table:table-cell>
          <table:table-cell table:formula="of:=IFERROR(ABS(([.L4]-CEILING([.$C4]))/CEILING([.$C4]));&quot;*&quot;)" office:value-type="float" office:value="1" calcext:value-type="float">
            <text:p>1</text:p>
          </table:table-cell>
          <table:table-cell table:style-name="ce15" table:formula="of:=IFERROR(ABS(([.M4]-CEILING([.$C4]))/CEILING([.$C4]));&quot;*&quot;)" office:value-type="float" office:value="0.916666666666667" calcext:value-type="float">
            <text:p>0,916666666666667</text:p>
          </table:table-cell>
          <table:table-cell table:formula="of:=IFERROR(ABS(([.N4]-CEILING([.$C4]))/CEILING([.$C4]));&quot;*&quot;)" office:value-type="float" office:value="1" calcext:value-type="float">
            <text:p>1</text:p>
          </table:table-cell>
          <table:table-cell table:formula="of:=IFERROR(ABS(([.O4]-CEILING([.$C4]))/CEILING([.$C4]));&quot;*&quot;)" office:value-type="float" office:value="0.916666666666667" calcext:value-type="float">
            <text:p>0,916666666666667</text:p>
          </table:table-cell>
          <table:table-cell table:formula="of:=IF([.L4]=[.$P4];1;&quot;&quot;)">
            <text:p/>
          </table:table-cell>
          <table:table-cell table:formula="of:=IF([.M4]=[.$P4];1;&quot;&quot;)" office:value-type="float" office:value="1" calcext:value-type="float">
            <text:p>1</text:p>
          </table:table-cell>
          <table:table-cell table:style-name="ce37" table:formula="of:=IF([.N4]=[.$P4];1;&quot;&quot;)">
            <text:p/>
          </table:table-cell>
          <table:table-cell table:style-name="ce37" table:formula="of:=IF([.O4]=[.$P4];1;&quot;&quot;)"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dist</text:p>
          </table:table-cell>
          <table:table-cell table:style-name="ce40" table:formula="of:=ROUND(AVERAGE([.Q3:.Q300]);1)" office:value-type="float" office:value="17.9" calcext:value-type="float">
            <text:p>17,9</text:p>
          </table:table-cell>
          <table:table-cell table:style-name="ce40" table:formula="of:=ROUND(AVERAGE([.R3:.R300]);1)" office:value-type="float" office:value="15.7" calcext:value-type="float">
            <text:p>15,7</text:p>
          </table:table-cell>
          <table:table-cell table:style-name="ce40" table:formula="of:=ROUND(AVERAGE([.S3:.S300]);1)" office:value-type="float" office:value="15.9" calcext:value-type="float">
            <text:p>15,9</text:p>
          </table:table-cell>
          <table:table-cell table:style-name="ce40" table:formula="of:=ROUND(AVERAGE([.T3:.T300]);1)" office:value-type="float" office:value="16.2" calcext:value-type="float">
            <text:p>16,2</text:p>
          </table:table-cell>
          <table:table-cell table:formula="of:=CONCATENATE([.AD4];&quot;&amp;&quot;;[.AE4];&quot;&amp;&quot;;[.AF4];&quot;&amp;&quot;;[.AG4];&quot;&amp;&quot;;[.AH4];&quot;\\\hline&quot;)" office:value-type="string" office:string-value="dist&amp;17,9&amp;15,7&amp;15,9&amp;16,2\\\hline" calcext:value-type="string">
            <text:p>dist&amp;17,9&amp;15,7&amp;15,9&amp;16,2\\\hline</text:p>
          </table:table-cell>
          <table:table-cell/>
          <table:table-cell table:formula="of:=CONCATENATE([.A4];&quot;&amp;&quot;;[.B4];&quot;&amp;&quot;;IF([.E4]=1;CONCATENATE(&quot;\h{&quot;;[.C4];&quot;}&quot;);[.C4]);&quot;&amp;&quot;;[.H4];&quot;&amp;&quot;;IF([.J4]=0;CONCATENATE(&quot;\uu{&quot;;[.I4];&quot;}&quot;);[.I4]);&quot;&amp;&quot;;IF([.L4]=[.P4];CONCATENATE(&quot;\h{&quot;;[.L4];&quot;}&quot;);[.L4]);&quot;&amp;&quot;;IF([.M4]=[.P4];CONCATENATE(&quot;\h{&quot;;[.M4];&quot;}&quot;);[.M4]);&quot;&amp;&quot;;IF([.N4]=[.P4];CONCATENATE(&quot;\h{&quot;;[.N4];&quot;}&quot;);[.N4]);&quot;&amp;&quot;;IF([.O4]=[.P4];CONCATENATE(&quot;\h{&quot;;[.O4];&quot;}&quot;);[.O4]);&quot;\\\hline&quot;)" office:value-type="string" office:string-value="r20-10-20-2&amp;34,81&amp;-12,9&amp;-2&amp;\uu{-2}&amp;0&amp;\h{-1}&amp;0&amp;\h{-1}\\\hline" calcext:value-type="string">
            <text:p>r20-10-20-2&amp;34,81&amp;-12,9&amp;-2&amp;\uu{-2}&amp;0&amp;\h{-1}&amp;0&amp;\h{-1}\\\hline</text:p>
          </table:table-cell>
          <table:table-cell table:number-columns-repeated="10"/>
        </table:table-row>
        <table:table-row table:style-name="ro2">
          <table:table-cell table:formula="of:=[$'ra-sub'.AA4]" office:value-type="string" office:string-value="r20-10-20-3" calcext:value-type="string">
            <text:p>r20-10-20-3</text:p>
          </table:table-cell>
          <table:table-cell table:formula="of:=ROUND([$'ra-sub'.AB4];2)" office:value-type="float" office:value="30.94" calcext:value-type="float">
            <text:p>30,94</text:p>
          </table:table-cell>
          <table:table-cell table:style-name="ce13" table:formula="of:=ROUND([$'ra-sub'.AC4];1)" office:value-type="float" office:value="-12.9" calcext:value-type="float">
            <text:p>-12,9</text:p>
          </table:table-cell>
          <table:table-cell table:style-name="ce13" table:formula="of:=IF(['ra-sub'.S4]=5;&quot;*&quot;;['ra-sub'.I4])" office:value-type="float" office:value="0.0535" calcext:value-type="float">
            <text:p>0,1</text:p>
          </table:table-cell>
          <table:table-cell table:style-name="ce13" table:formula="of:=IF(['ra-sub'.S4]=11;1;&quot;&quot;)">
            <text:p/>
          </table:table-cell>
          <table:table-cell table:style-name="ce13" table:formula="of:=IFERROR(IF([.I5]=0;ABS(CEILING([.C5]));ABS(([.I5]-CEILING([.C5]))/[.I5]));&quot;*&quot;)" office:value-type="float" office:value="5" calcext:value-type="float">
            <text:p>5,0</text:p>
          </table:table-cell>
          <table:table-cell table:style-name="ce13" table:formula="of:=IFERROR([.I5]-CEILING([.C5]);&quot;*&quot;)" office:value-type="float" office:value="10" calcext:value-type="float">
            <text:p>10,0</text:p>
          </table:table-cell>
          <table:table-cell table:formula="of:=ROUND(['exact-sub'.J4];1)" office:value-type="float" office:value="-2" calcext:value-type="float">
            <text:p>-2,0</text:p>
          </table:table-cell>
          <table:table-cell table:formula="of:=['exact-sub'.K4]" office:value-type="float" office:value="-2" calcext:value-type="float">
            <text:p>-2</text:p>
          </table:table-cell>
          <table:table-cell table:formula="of:=IF(['exact-sub'.L4]&lt;1000000;['exact-sub'.L4];&quot;*&quot;)" office:value-type="float" office:value="0" calcext:value-type="float">
            <text:p>0,0</text:p>
          </table:table-cell>
          <table:table-cell table:formula="of:=IF([$'exact-sub'.S4]=5;&quot;*&quot;;['exact-sub'.I4])" office:value-type="float" office:value="29.201403" calcext:value-type="float">
            <text:p>29,2</text:p>
          </table:table-cell>
          <table:table-cell table:style-name="ce21" table:formula="of:=[$'ra-sub'.AE4]" office:value-type="float" office:value="0" calcext:value-type="float">
            <text:p>0</text:p>
          </table:table-cell>
          <table:table-cell table:style-name="ce21" table:formula="of:=[$'bcpa-sub-t600'.AE4]" office:value-type="float" office:value="-1" calcext:value-type="float">
            <text:p>-1</text:p>
          </table:table-cell>
          <table:table-cell table:style-name="ce21" table:formula="of:=[$'blpl-sub-t300'.AE4]" office:value-type="float" office:value="-1" calcext:value-type="float">
            <text:p>-1</text:p>
          </table:table-cell>
          <table:table-cell table:style-name="ce21" table:formula="of:=[$'sbpl-sub-t300'.AE4]" office:value-type="float" office:value="-1" calcext:value-type="float">
            <text:p>-1</text:p>
          </table:table-cell>
          <table:table-cell table:formula="of:=MIN([.L5:.O5])" office:value-type="float" office:value="-1" calcext:value-type="float">
            <text:p>-1</text:p>
          </table:table-cell>
          <table:table-cell table:formula="of:=ABS([.L5]-CEILING([.$C5]))" office:value-type="float" office:value="12" calcext:value-type="float">
            <text:p>12</text:p>
          </table:table-cell>
          <table:table-cell table:formula="of:=IFERROR(ABS([.M5]-CEILING([.$C5]));&quot;-&quot;)" office:value-type="float" office:value="11" calcext:value-type="float">
            <text:p>11</text:p>
          </table:table-cell>
          <table:table-cell table:formula="of:=ABS([.N5]-CEILING([.$C5]))" office:value-type="float" office:value="11" calcext:value-type="float">
            <text:p>11</text:p>
          </table:table-cell>
          <table:table-cell table:formula="of:=ABS([.O5]-CEILING([.$C5]))" office:value-type="float" office:value="11" calcext:value-type="float">
            <text:p>11</text:p>
          </table:table-cell>
          <table:table-cell table:formula="of:=IFERROR(ABS(([.L5]-CEILING([.$C5]))/CEILING([.$C5]));&quot;*&quot;)" office:value-type="float" office:value="1" calcext:value-type="float">
            <text:p>1</text:p>
          </table:table-cell>
          <table:table-cell table:style-name="ce15" table:formula="of:=IFERROR(ABS(([.M5]-CEILING([.$C5]))/CEILING([.$C5]));&quot;*&quot;)" office:value-type="float" office:value="0.916666666666667" calcext:value-type="float">
            <text:p>0,916666666666667</text:p>
          </table:table-cell>
          <table:table-cell table:formula="of:=IFERROR(ABS(([.N5]-CEILING([.$C5]))/CEILING([.$C5]));&quot;*&quot;)" office:value-type="float" office:value="0.916666666666667" calcext:value-type="float">
            <text:p>0,916666666666667</text:p>
          </table:table-cell>
          <table:table-cell table:formula="of:=IFERROR(ABS(([.O5]-CEILING([.$C5]))/CEILING([.$C5]));&quot;*&quot;)" office:value-type="float" office:value="0.916666666666667" calcext:value-type="float">
            <text:p>0,916666666666667</text:p>
          </table:table-cell>
          <table:table-cell table:formula="of:=IF([.L5]=[.$P5];1;&quot;&quot;)">
            <text:p/>
          </table:table-cell>
          <table:table-cell table:formula="of:=IF([.M5]=[.$P5];1;&quot;&quot;)" office:value-type="float" office:value="1" calcext:value-type="float">
            <text:p>1</text:p>
          </table:table-cell>
          <table:table-cell table:style-name="ce37" table:formula="of:=IF([.N5]=[.$P5];1;&quot;&quot;)" office:value-type="float" office:value="1" calcext:value-type="float">
            <text:p>1</text:p>
          </table:table-cell>
          <table:table-cell table:style-name="ce37" table:formula="of:=IF([.O5]=[.$P5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best</text:p>
          </table:table-cell>
          <table:table-cell table:formula="of:=SUM([.Y3:.Y301])" office:value-type="float" office:value="9" calcext:value-type="float">
            <text:p>9</text:p>
          </table:table-cell>
          <table:table-cell table:formula="of:=SUM([.Z3:.Z301])" office:value-type="float" office:value="63" calcext:value-type="float">
            <text:p>63</text:p>
          </table:table-cell>
          <table:table-cell table:formula="of:=SUM([.AA3:.AA301])" office:value-type="float" office:value="42" calcext:value-type="float">
            <text:p>42</text:p>
          </table:table-cell>
          <table:table-cell table:formula="of:=SUM([.AB3:.AB301])" office:value-type="float" office:value="34" calcext:value-type="float">
            <text:p>34</text:p>
          </table:table-cell>
          <table:table-cell table:number-columns-repeated="2"/>
          <table:table-cell table:formula="of:=CONCATENATE([.A5];&quot;&amp;&quot;;[.B5];&quot;&amp;&quot;;IF([.E5]=1;CONCATENATE(&quot;\h{&quot;;[.C5];&quot;}&quot;);[.C5]);&quot;&amp;&quot;;[.H5];&quot;&amp;&quot;;IF([.J5]=0;CONCATENATE(&quot;\uu{&quot;;[.I5];&quot;}&quot;);[.I5]);&quot;&amp;&quot;;IF([.L5]=[.P5];CONCATENATE(&quot;\h{&quot;;[.L5];&quot;}&quot;);[.L5]);&quot;&amp;&quot;;IF([.M5]=[.P5];CONCATENATE(&quot;\h{&quot;;[.M5];&quot;}&quot;);[.M5]);&quot;&amp;&quot;;IF([.N5]=[.P5];CONCATENATE(&quot;\h{&quot;;[.N5];&quot;}&quot;);[.N5]);&quot;&amp;&quot;;IF([.O5]=[.P5];CONCATENATE(&quot;\h{&quot;;[.O5];&quot;}&quot;);[.O5]);&quot;\\\hline&quot;)" office:value-type="string" office:string-value="r20-10-20-3&amp;30,94&amp;-12,9&amp;-2&amp;\uu{-2}&amp;0&amp;\h{-1}&amp;\h{-1}&amp;\h{-1}\\\hline" calcext:value-type="string">
            <text:p>r20-10-20-3&amp;30,94&amp;-12,9&amp;-2&amp;\uu{-2}&amp;0&amp;\h{-1}&amp;\h{-1}&amp;\h{-1}\\\hline</text:p>
          </table:table-cell>
          <table:table-cell table:number-columns-repeated="10"/>
        </table:table-row>
        <table:table-row table:style-name="ro2">
          <table:table-cell table:formula="of:=[$'ra-sub'.AA5]" office:value-type="string" office:string-value="r20-10-20-4" calcext:value-type="string">
            <text:p>r20-10-20-4</text:p>
          </table:table-cell>
          <table:table-cell table:formula="of:=ROUND([$'ra-sub'.AB5];2)" office:value-type="float" office:value="30.94" calcext:value-type="float">
            <text:p>30,94</text:p>
          </table:table-cell>
          <table:table-cell table:style-name="ce13" table:formula="of:=ROUND([$'ra-sub'.AC5];1)" office:value-type="float" office:value="-12.7" calcext:value-type="float">
            <text:p>-12,7</text:p>
          </table:table-cell>
          <table:table-cell table:style-name="ce13" table:formula="of:=IF(['ra-sub'.S5]=5;&quot;*&quot;;['ra-sub'.I5])" office:value-type="float" office:value="0.067504" calcext:value-type="float">
            <text:p>0,1</text:p>
          </table:table-cell>
          <table:table-cell table:style-name="ce13" table:formula="of:=IF(['ra-sub'.S5]=11;1;&quot;&quot;)">
            <text:p/>
          </table:table-cell>
          <table:table-cell table:style-name="ce13" table:formula="of:=IFERROR(IF([.I6]=0;ABS(CEILING([.C6]));ABS(([.I6]-CEILING([.C6]))/[.I6]));&quot;*&quot;)" office:value-type="float" office:value="11" calcext:value-type="float">
            <text:p>11,0</text:p>
          </table:table-cell>
          <table:table-cell table:style-name="ce13" table:formula="of:=IFERROR([.I6]-CEILING([.C6]);&quot;*&quot;)" office:value-type="float" office:value="11" calcext:value-type="float">
            <text:p>11,0</text:p>
          </table:table-cell>
          <table:table-cell table:formula="of:=ROUND(['exact-sub'.J5];1)" office:value-type="float" office:value="-1" calcext:value-type="float">
            <text:p>-1,0</text:p>
          </table:table-cell>
          <table:table-cell table:formula="of:=['exact-sub'.K5]" office:value-type="float" office:value="-1" calcext:value-type="float">
            <text:p>-1</text:p>
          </table:table-cell>
          <table:table-cell table:formula="of:=IF(['exact-sub'.L5]&lt;1000000;['exact-sub'.L5];&quot;*&quot;)" office:value-type="float" office:value="0" calcext:value-type="float">
            <text:p>0,0</text:p>
          </table:table-cell>
          <table:table-cell table:formula="of:=IF([$'exact-sub'.S5]=5;&quot;*&quot;;['exact-sub'.I5])" office:value-type="float" office:value="18.612936" calcext:value-type="float">
            <text:p>18,6</text:p>
          </table:table-cell>
          <table:table-cell table:style-name="ce21" table:formula="of:=[$'ra-sub'.AE5]" office:value-type="float" office:value="-1" calcext:value-type="float">
            <text:p>-1</text:p>
          </table:table-cell>
          <table:table-cell table:style-name="ce21" table:formula="of:=[$'bcpa-sub-t600'.AE5]" office:value-type="float" office:value="-1" calcext:value-type="float">
            <text:p>-1</text:p>
          </table:table-cell>
          <table:table-cell table:style-name="ce21" table:formula="of:=[$'blpl-sub-t300'.AE5]" office:value-type="float" office:value="-1" calcext:value-type="float">
            <text:p>-1</text:p>
          </table:table-cell>
          <table:table-cell table:style-name="ce21" table:formula="of:=[$'sbpl-sub-t300'.AE5]" office:value-type="float" office:value="-1" calcext:value-type="float">
            <text:p>-1</text:p>
          </table:table-cell>
          <table:table-cell table:formula="of:=MIN([.L6:.O6])" office:value-type="float" office:value="-1" calcext:value-type="float">
            <text:p>-1</text:p>
          </table:table-cell>
          <table:table-cell table:formula="of:=ABS([.L6]-CEILING([.$C6]))" office:value-type="float" office:value="11" calcext:value-type="float">
            <text:p>11</text:p>
          </table:table-cell>
          <table:table-cell table:formula="of:=IFERROR(ABS([.M6]-CEILING([.$C6]));&quot;-&quot;)" office:value-type="float" office:value="11" calcext:value-type="float">
            <text:p>11</text:p>
          </table:table-cell>
          <table:table-cell table:formula="of:=ABS([.N6]-CEILING([.$C6]))" office:value-type="float" office:value="11" calcext:value-type="float">
            <text:p>11</text:p>
          </table:table-cell>
          <table:table-cell table:formula="of:=ABS([.O6]-CEILING([.$C6]))" office:value-type="float" office:value="11" calcext:value-type="float">
            <text:p>11</text:p>
          </table:table-cell>
          <table:table-cell table:formula="of:=IFERROR(ABS(([.L6]-CEILING([.$C6]))/CEILING([.$C6]));&quot;*&quot;)" office:value-type="float" office:value="0.916666666666667" calcext:value-type="float">
            <text:p>0,916666666666667</text:p>
          </table:table-cell>
          <table:table-cell table:style-name="ce15" table:formula="of:=IFERROR(ABS(([.M6]-CEILING([.$C6]))/CEILING([.$C6]));&quot;*&quot;)" office:value-type="float" office:value="0.916666666666667" calcext:value-type="float">
            <text:p>0,916666666666667</text:p>
          </table:table-cell>
          <table:table-cell table:formula="of:=IFERROR(ABS(([.N6]-CEILING([.$C6]))/CEILING([.$C6]));&quot;*&quot;)" office:value-type="float" office:value="0.916666666666667" calcext:value-type="float">
            <text:p>0,916666666666667</text:p>
          </table:table-cell>
          <table:table-cell table:formula="of:=IFERROR(ABS(([.O6]-CEILING([.$C6]))/CEILING([.$C6]));&quot;*&quot;)" office:value-type="float" office:value="0.916666666666667" calcext:value-type="float">
            <text:p>0,916666666666667</text:p>
          </table:table-cell>
          <table:table-cell table:style-name="ce37" table:formula="of:=IF([.L6]=[.$P6];1;&quot;&quot;)" office:value-type="float" office:value="1" calcext:value-type="float">
            <text:p>1</text:p>
          </table:table-cell>
          <table:table-cell table:formula="of:=IF([.M6]=[.$P6];1;&quot;&quot;)" office:value-type="float" office:value="1" calcext:value-type="float">
            <text:p>1</text:p>
          </table:table-cell>
          <table:table-cell table:style-name="ce37" table:formula="of:=IF([.N6]=[.$P6];1;&quot;&quot;)" office:value-type="float" office:value="1" calcext:value-type="float">
            <text:p>1</text:p>
          </table:table-cell>
          <table:table-cell table:style-name="ce37" table:formula="of:=IF([.O6]=[.$P6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COUNTIF([.B3:.B300];&quot;&gt;=0&quot;)" office:value-type="float" office:value="75" calcext:value-type="float">
            <text:p>75</text:p>
          </table:table-cell>
          <table:table-cell table:number-columns-repeated="5"/>
          <table:table-cell table:formula="of:=CONCATENATE([.A6];&quot;&amp;&quot;;[.B6];&quot;&amp;&quot;;IF([.E6]=1;CONCATENATE(&quot;\h{&quot;;[.C6];&quot;}&quot;);[.C6]);&quot;&amp;&quot;;[.H6];&quot;&amp;&quot;;IF([.J6]=0;CONCATENATE(&quot;\uu{&quot;;[.I6];&quot;}&quot;);[.I6]);&quot;&amp;&quot;;IF([.L6]=[.P6];CONCATENATE(&quot;\h{&quot;;[.L6];&quot;}&quot;);[.L6]);&quot;&amp;&quot;;IF([.M6]=[.P6];CONCATENATE(&quot;\h{&quot;;[.M6];&quot;}&quot;);[.M6]);&quot;&amp;&quot;;IF([.N6]=[.P6];CONCATENATE(&quot;\h{&quot;;[.N6];&quot;}&quot;);[.N6]);&quot;&amp;&quot;;IF([.O6]=[.P6];CONCATENATE(&quot;\h{&quot;;[.O6];&quot;}&quot;);[.O6]);&quot;\\\hline&quot;)" office:value-type="string" office:string-value="r20-10-20-4&amp;30,94&amp;-12,7&amp;-1&amp;\uu{-1}&amp;\h{-1}&amp;\h{-1}&amp;\h{-1}&amp;\h{-1}\\\hline" calcext:value-type="string">
            <text:p>r20-10-20-4&amp;30,94&amp;-12,7&amp;-1&amp;\uu{-1}&amp;\h{-1}&amp;\h{-1}&amp;\h{-1}&amp;\h{-1}\\\hline</text:p>
          </table:table-cell>
          <table:table-cell table:number-columns-repeated="10"/>
        </table:table-row>
        <table:table-row table:style-name="ro2">
          <table:table-cell table:formula="of:=[$'ra-sub'.AA6]" office:value-type="string" office:string-value="r20-10-20-5" calcext:value-type="string">
            <text:p>r20-10-20-5</text:p>
          </table:table-cell>
          <table:table-cell table:formula="of:=ROUND([$'ra-sub'.AB6];2)" office:value-type="float" office:value="25.14" calcext:value-type="float">
            <text:p>25,14</text:p>
          </table:table-cell>
          <table:table-cell table:style-name="ce13" table:formula="of:=ROUND([$'ra-sub'.AC6];1)" office:value-type="float" office:value="-12.8" calcext:value-type="float">
            <text:p>-12,8</text:p>
          </table:table-cell>
          <table:table-cell table:style-name="ce13" table:formula="of:=IF(['ra-sub'.S6]=5;&quot;*&quot;;['ra-sub'.I6])" office:value-type="float" office:value="0.084179" calcext:value-type="float">
            <text:p>0,1</text:p>
          </table:table-cell>
          <table:table-cell table:style-name="ce13" table:formula="of:=IF(['ra-sub'.S6]=11;1;&quot;&quot;)">
            <text:p/>
          </table:table-cell>
          <table:table-cell table:style-name="ce13" table:formula="of:=IFERROR(IF([.I7]=0;ABS(CEILING([.C7]));ABS(([.I7]-CEILING([.C7]))/[.I7]));&quot;*&quot;)" office:value-type="float" office:value="11" calcext:value-type="float">
            <text:p>11,0</text:p>
          </table:table-cell>
          <table:table-cell table:style-name="ce13" table:formula="of:=IFERROR([.I7]-CEILING([.C7]);&quot;*&quot;)" office:value-type="float" office:value="11" calcext:value-type="float">
            <text:p>11,0</text:p>
          </table:table-cell>
          <table:table-cell table:formula="of:=ROUND(['exact-sub'.J6];1)" office:value-type="float" office:value="-1" calcext:value-type="float">
            <text:p>-1,0</text:p>
          </table:table-cell>
          <table:table-cell table:formula="of:=['exact-sub'.K6]" office:value-type="float" office:value="-1" calcext:value-type="float">
            <text:p>-1</text:p>
          </table:table-cell>
          <table:table-cell table:formula="of:=IF(['exact-sub'.L6]&lt;1000000;['exact-sub'.L6];&quot;*&quot;)" office:value-type="float" office:value="0" calcext:value-type="float">
            <text:p>0,0</text:p>
          </table:table-cell>
          <table:table-cell table:formula="of:=IF([$'exact-sub'.S6]=5;&quot;*&quot;;['exact-sub'.I6])" office:value-type="float" office:value="48.541212" calcext:value-type="float">
            <text:p>48,5</text:p>
          </table:table-cell>
          <table:table-cell table:style-name="ce21" table:formula="of:=[$'ra-sub'.AE6]" office:value-type="float" office:value="0" calcext:value-type="float">
            <text:p>0</text:p>
          </table:table-cell>
          <table:table-cell table:style-name="ce21" table:formula="of:=[$'bcpa-sub-t600'.AE6]" office:value-type="float" office:value="-1" calcext:value-type="float">
            <text:p>-1</text:p>
          </table:table-cell>
          <table:table-cell table:style-name="ce21" table:formula="of:=[$'blpl-sub-t300'.AE6]" office:value-type="float" office:value="-1" calcext:value-type="float">
            <text:p>-1</text:p>
          </table:table-cell>
          <table:table-cell table:style-name="ce21" table:formula="of:=[$'sbpl-sub-t300'.AE6]" office:value-type="float" office:value="-1" calcext:value-type="float">
            <text:p>-1</text:p>
          </table:table-cell>
          <table:table-cell table:formula="of:=MIN([.L7:.O7])" office:value-type="float" office:value="-1" calcext:value-type="float">
            <text:p>-1</text:p>
          </table:table-cell>
          <table:table-cell table:formula="of:=ABS([.L7]-CEILING([.$C7]))" office:value-type="float" office:value="12" calcext:value-type="float">
            <text:p>12</text:p>
          </table:table-cell>
          <table:table-cell table:formula="of:=IFERROR(ABS([.M7]-CEILING([.$C7]));&quot;-&quot;)" office:value-type="float" office:value="11" calcext:value-type="float">
            <text:p>11</text:p>
          </table:table-cell>
          <table:table-cell table:formula="of:=ABS([.N7]-CEILING([.$C7]))" office:value-type="float" office:value="11" calcext:value-type="float">
            <text:p>11</text:p>
          </table:table-cell>
          <table:table-cell table:formula="of:=ABS([.O7]-CEILING([.$C7]))" office:value-type="float" office:value="11" calcext:value-type="float">
            <text:p>11</text:p>
          </table:table-cell>
          <table:table-cell table:formula="of:=IFERROR(ABS(([.L7]-CEILING([.$C7]))/CEILING([.$C7]));&quot;*&quot;)" office:value-type="float" office:value="1" calcext:value-type="float">
            <text:p>1</text:p>
          </table:table-cell>
          <table:table-cell table:style-name="ce15" table:formula="of:=IFERROR(ABS(([.M7]-CEILING([.$C7]))/CEILING([.$C7]));&quot;*&quot;)" office:value-type="float" office:value="0.916666666666667" calcext:value-type="float">
            <text:p>0,916666666666667</text:p>
          </table:table-cell>
          <table:table-cell table:formula="of:=IFERROR(ABS(([.N7]-CEILING([.$C7]))/CEILING([.$C7]));&quot;*&quot;)" office:value-type="float" office:value="0.916666666666667" calcext:value-type="float">
            <text:p>0,916666666666667</text:p>
          </table:table-cell>
          <table:table-cell table:formula="of:=IFERROR(ABS(([.O7]-CEILING([.$C7]))/CEILING([.$C7]));&quot;*&quot;)" office:value-type="float" office:value="0.916666666666667" calcext:value-type="float">
            <text:p>0,916666666666667</text:p>
          </table:table-cell>
          <table:table-cell table:formula="of:=IF([.L7]=[.$P7];1;&quot;&quot;)">
            <text:p/>
          </table:table-cell>
          <table:table-cell table:style-name="ce37" table:formula="of:=IF([.M7]=[.$P7];1;&quot;&quot;)" office:value-type="float" office:value="1" calcext:value-type="float">
            <text:p>1</text:p>
          </table:table-cell>
          <table:table-cell table:formula="of:=IF([.N7]=[.$P7];1;&quot;&quot;)" office:value-type="float" office:value="1" calcext:value-type="float">
            <text:p>1</text:p>
          </table:table-cell>
          <table:table-cell table:style-name="ce37" table:formula="of:=IF([.O7]=[.$P7];1;&quot;&quot;)" office:value-type="float" office:value="1" calcext:value-type="float">
            <text:p>1</text:p>
          </table:table-cell>
          <table:table-cell table:number-columns-repeated="8"/>
          <table:table-cell table:formula="of:=CONCATENATE([.A7];&quot;&amp;&quot;;[.B7];&quot;&amp;&quot;;IF([.E7]=1;CONCATENATE(&quot;\h{&quot;;[.C7];&quot;}&quot;);[.C7]);&quot;&amp;&quot;;[.H7];&quot;&amp;&quot;;IF([.J7]=0;CONCATENATE(&quot;\uu{&quot;;[.I7];&quot;}&quot;);[.I7]);&quot;&amp;&quot;;IF([.L7]=[.P7];CONCATENATE(&quot;\h{&quot;;[.L7];&quot;}&quot;);[.L7]);&quot;&amp;&quot;;IF([.M7]=[.P7];CONCATENATE(&quot;\h{&quot;;[.M7];&quot;}&quot;);[.M7]);&quot;&amp;&quot;;IF([.N7]=[.P7];CONCATENATE(&quot;\h{&quot;;[.N7];&quot;}&quot;);[.N7]);&quot;&amp;&quot;;IF([.O7]=[.P7];CONCATENATE(&quot;\h{&quot;;[.O7];&quot;}&quot;);[.O7]);&quot;\\\hline&quot;)" office:value-type="string" office:string-value="r20-10-20-5&amp;25,14&amp;-12,8&amp;-1&amp;\uu{-1}&amp;0&amp;\h{-1}&amp;\h{-1}&amp;\h{-1}\\\hline" calcext:value-type="string">
            <text:p>r20-10-20-5&amp;25,14&amp;-12,8&amp;-1&amp;\uu{-1}&amp;0&amp;\h{-1}&amp;\h{-1}&amp;\h{-1}\\\hline</text:p>
          </table:table-cell>
          <table:table-cell table:number-columns-repeated="10"/>
        </table:table-row>
        <table:table-row table:style-name="ro2">
          <table:table-cell table:formula="of:=[$'ra-sub'.AA7]" office:value-type="string" office:string-value="r20-15-30-1" calcext:value-type="string">
            <text:p>r20-15-30-1</text:p>
          </table:table-cell>
          <table:table-cell table:formula="of:=ROUND([$'ra-sub'.AB7];2)" office:value-type="float" office:value="45.23" calcext:value-type="float">
            <text:p>45,23</text:p>
          </table:table-cell>
          <table:table-cell table:style-name="ce13" table:formula="of:=ROUND([$'ra-sub'.AC7];1)" office:value-type="float" office:value="-20.1" calcext:value-type="float">
            <text:p>-20,1</text:p>
          </table:table-cell>
          <table:table-cell table:style-name="ce13" table:formula="of:=IF(['ra-sub'.S7]=5;&quot;*&quot;;['ra-sub'.I7])" office:value-type="float" office:value="0.244402" calcext:value-type="float">
            <text:p>0,2</text:p>
          </table:table-cell>
          <table:table-cell table:style-name="ce13" table:formula="of:=IF(['ra-sub'.S7]=11;1;&quot;&quot;)">
            <text:p/>
          </table:table-cell>
          <table:table-cell table:style-name="ce13" table:formula="of:=IFERROR(IF([.I8]=0;ABS(CEILING([.C8]));ABS(([.I8]-CEILING([.C8]))/[.I8]));&quot;*&quot;)" office:value-type="float" office:value="19" calcext:value-type="float">
            <text:p>19,0</text:p>
          </table:table-cell>
          <table:table-cell table:style-name="ce13" table:formula="of:=IFERROR([.I8]-CEILING([.C8]);&quot;*&quot;)" office:value-type="float" office:value="19" calcext:value-type="float">
            <text:p>19,0</text:p>
          </table:table-cell>
          <table:table-cell table:formula="of:=ROUND(['exact-sub'.J7];1)" office:value-type="float" office:value="-7.4" calcext:value-type="float">
            <text:p>-7,4</text:p>
          </table:table-cell>
          <table:table-cell table:formula="of:=['exact-sub'.K7]" office:value-type="float" office:value="-1" calcext:value-type="float">
            <text:p>-1</text:p>
          </table:table-cell>
          <table:table-cell table:formula="of:=IF(['exact-sub'.L7]&lt;1000000;['exact-sub'.L7];&quot;*&quot;)" office:value-type="float" office:value="6.378378" calcext:value-type="float">
            <text:p>6,4</text:p>
          </table:table-cell>
          <table:table-cell table:formula="of:=IF([$'exact-sub'.S7]=5;&quot;*&quot;;['exact-sub'.I7])" office:value-type="string" office:string-value="*" calcext:value-type="string">
            <text:p>*</text:p>
          </table:table-cell>
          <table:table-cell table:style-name="ce21" table:formula="of:=[$'ra-sub'.AE7]" office:value-type="float" office:value="1" calcext:value-type="float">
            <text:p>1</text:p>
          </table:table-cell>
          <table:table-cell table:style-name="ce21" table:formula="of:=[$'bcpa-sub-t600'.AE7]" office:value-type="float" office:value="-2" calcext:value-type="float">
            <text:p>-2</text:p>
          </table:table-cell>
          <table:table-cell table:style-name="ce21" table:formula="of:=[$'blpl-sub-t300'.AE7]" office:value-type="float" office:value="-1" calcext:value-type="float">
            <text:p>-1</text:p>
          </table:table-cell>
          <table:table-cell table:style-name="ce21" table:formula="of:=[$'sbpl-sub-t300'.AE7]" office:value-type="float" office:value="-1" calcext:value-type="float">
            <text:p>-1</text:p>
          </table:table-cell>
          <table:table-cell table:formula="of:=MIN([.L8:.O8])" office:value-type="float" office:value="-2" calcext:value-type="float">
            <text:p>-2</text:p>
          </table:table-cell>
          <table:table-cell table:formula="of:=ABS([.L8]-CEILING([.$C8]))" office:value-type="float" office:value="21" calcext:value-type="float">
            <text:p>21</text:p>
          </table:table-cell>
          <table:table-cell table:formula="of:=IFERROR(ABS([.M8]-CEILING([.$C8]));&quot;-&quot;)" office:value-type="float" office:value="18" calcext:value-type="float">
            <text:p>18</text:p>
          </table:table-cell>
          <table:table-cell table:formula="of:=ABS([.N8]-CEILING([.$C8]))" office:value-type="float" office:value="19" calcext:value-type="float">
            <text:p>19</text:p>
          </table:table-cell>
          <table:table-cell table:formula="of:=ABS([.O8]-CEILING([.$C8]))" office:value-type="float" office:value="19" calcext:value-type="float">
            <text:p>19</text:p>
          </table:table-cell>
          <table:table-cell table:formula="of:=IFERROR(ABS(([.L8]-CEILING([.$C8]))/CEILING([.$C8]));&quot;*&quot;)" office:value-type="float" office:value="1.05" calcext:value-type="float">
            <text:p>1,05</text:p>
          </table:table-cell>
          <table:table-cell table:style-name="ce15" table:formula="of:=IFERROR(ABS(([.M8]-CEILING([.$C8]))/CEILING([.$C8]));&quot;*&quot;)" office:value-type="float" office:value="0.9" calcext:value-type="float">
            <text:p>0,9</text:p>
          </table:table-cell>
          <table:table-cell table:formula="of:=IFERROR(ABS(([.N8]-CEILING([.$C8]))/CEILING([.$C8]));&quot;*&quot;)" office:value-type="float" office:value="0.95" calcext:value-type="float">
            <text:p>0,95</text:p>
          </table:table-cell>
          <table:table-cell table:formula="of:=IFERROR(ABS(([.O8]-CEILING([.$C8]))/CEILING([.$C8]));&quot;*&quot;)" office:value-type="float" office:value="0.95" calcext:value-type="float">
            <text:p>0,95</text:p>
          </table:table-cell>
          <table:table-cell table:formula="of:=IF([.L8]=[.$P8];1;&quot;&quot;)">
            <text:p/>
          </table:table-cell>
          <table:table-cell table:style-name="ce37" table:formula="of:=IF([.M8]=[.$P8];1;&quot;&quot;)" office:value-type="float" office:value="1" calcext:value-type="float">
            <text:p>1</text:p>
          </table:table-cell>
          <table:table-cell table:style-name="ce37" table:formula="of:=IF([.N8]=[.$P8];1;&quot;&quot;)">
            <text:p/>
          </table:table-cell>
          <table:table-cell table:formula="of:=IF([.O8]=[.$P8];1;&quot;&quot;)">
            <text:p/>
          </table:table-cell>
          <table:table-cell/>
          <table:table-cell table:style-name="ce40" office:value-type="string" calcext:value-type="string">
            <text:p>%opt</text:p>
          </table:table-cell>
          <table:table-cell table:style-name="ce40" table:formula="of:=ROUND(100*([.AE3]/[.$AE$6]);1)" office:value-type="float" office:value="0" calcext:value-type="float">
            <text:p>0</text:p>
          </table:table-cell>
          <table:table-cell table:style-name="ce40" table:formula="of:=ROUND(100*([.AF3]/[.$AE$6]);1)" office:value-type="float" office:value="0" calcext:value-type="float">
            <text:p>0</text:p>
          </table:table-cell>
          <table:table-cell table:style-name="ce40" table:formula="of:=ROUND(100*([.AG3]/[.$AE$6]);1)" office:value-type="float" office:value="0" calcext:value-type="float">
            <text:p>0</text:p>
          </table:table-cell>
          <table:table-cell table:style-name="ce40" table:formula="of:=ROUND(100*([.AH3]/[.$AE$6]);1)" office:value-type="float" office:value="0" calcext:value-type="float">
            <text:p>0</text:p>
          </table:table-cell>
          <table:table-cell table:formula="of:=CONCATENATE([.AD8];&quot;&amp;&quot;;[.AE8];&quot;&amp;&quot;;[.AF8];&quot;&amp;&quot;;[.AG8];&quot;&amp;&quot;;[.AH8];&quot;\\\hline&quot;)" office:value-type="string" office:string-value="%opt&amp;0&amp;0&amp;0&amp;0\\\hline" calcext:value-type="string">
            <text:p>%opt&amp;0&amp;0&amp;0&amp;0\\\hline</text:p>
          </table:table-cell>
          <table:table-cell/>
          <table:table-cell table:formula="of:=CONCATENATE([.A8];&quot;&amp;&quot;;[.B8];&quot;&amp;&quot;;IF([.E8]=1;CONCATENATE(&quot;\h{&quot;;[.C8];&quot;}&quot;);[.C8]);&quot;&amp;&quot;;[.H8];&quot;&amp;&quot;;IF([.J8]=0;CONCATENATE(&quot;\uu{&quot;;[.I8];&quot;}&quot;);[.I8]);&quot;&amp;&quot;;IF([.L8]=[.P8];CONCATENATE(&quot;\h{&quot;;[.L8];&quot;}&quot;);[.L8]);&quot;&amp;&quot;;IF([.M8]=[.P8];CONCATENATE(&quot;\h{&quot;;[.M8];&quot;}&quot;);[.M8]);&quot;&amp;&quot;;IF([.N8]=[.P8];CONCATENATE(&quot;\h{&quot;;[.N8];&quot;}&quot;);[.N8]);&quot;&amp;&quot;;IF([.O8]=[.P8];CONCATENATE(&quot;\h{&quot;;[.O8];&quot;}&quot;);[.O8]);&quot;\\\hline&quot;)" office:value-type="string" office:string-value="r20-15-30-1&amp;45,23&amp;-20,1&amp;-7,4&amp;-1&amp;1&amp;\h{-2}&amp;-1&amp;-1\\\hline" calcext:value-type="string">
            <text:p>r20-15-30-1&amp;45,23&amp;-20,1&amp;-7,4&amp;-1&amp;1&amp;\h{-2}&amp;-1&amp;-1\\\hline</text:p>
          </table:table-cell>
          <table:table-cell table:number-columns-repeated="10"/>
        </table:table-row>
        <table:table-row table:style-name="ro2">
          <table:table-cell table:formula="of:=[$'ra-sub'.AA8]" office:value-type="string" office:string-value="r20-15-30-2" calcext:value-type="string">
            <text:p>r20-15-30-2</text:p>
          </table:table-cell>
          <table:table-cell table:formula="of:=ROUND([$'ra-sub'.AB8];2)" office:value-type="float" office:value="45.75" calcext:value-type="float">
            <text:p>45,75</text:p>
          </table:table-cell>
          <table:table-cell table:style-name="ce13" table:formula="of:=ROUND([$'ra-sub'.AC8];1)" office:value-type="float" office:value="-19.9" calcext:value-type="float">
            <text:p>-19,9</text:p>
          </table:table-cell>
          <table:table-cell table:style-name="ce13" table:formula="of:=IF(['ra-sub'.S8]=5;&quot;*&quot;;['ra-sub'.I8])" office:value-type="float" office:value="0.316297" calcext:value-type="float">
            <text:p>0,3</text:p>
          </table:table-cell>
          <table:table-cell table:style-name="ce13" table:formula="of:=IF(['ra-sub'.S8]=11;1;&quot;&quot;)">
            <text:p/>
          </table:table-cell>
          <table:table-cell table:style-name="ce13" table:formula="of:=IFERROR(IF([.I9]=0;ABS(CEILING([.C9]));ABS(([.I9]-CEILING([.C9]))/[.I9]));&quot;*&quot;)" office:value-type="float" office:value="18" calcext:value-type="float">
            <text:p>18,0</text:p>
          </table:table-cell>
          <table:table-cell table:style-name="ce13" table:formula="of:=IFERROR([.I9]-CEILING([.C9]);&quot;*&quot;)" office:value-type="float" office:value="18" calcext:value-type="float">
            <text:p>18,0</text:p>
          </table:table-cell>
          <table:table-cell table:formula="of:=ROUND(['exact-sub'.J8];1)" office:value-type="float" office:value="-5.3" calcext:value-type="float">
            <text:p>-5,3</text:p>
          </table:table-cell>
          <table:table-cell table:formula="of:=['exact-sub'.K8]" office:value-type="float" office:value="-1" calcext:value-type="float">
            <text:p>-1</text:p>
          </table:table-cell>
          <table:table-cell table:formula="of:=IF(['exact-sub'.L8]&lt;1000000;['exact-sub'.L8];&quot;*&quot;)" office:value-type="float" office:value="4.269231" calcext:value-type="float">
            <text:p>4,3</text:p>
          </table:table-cell>
          <table:table-cell table:formula="of:=IF([$'exact-sub'.S8]=5;&quot;*&quot;;['exact-sub'.I8])" office:value-type="string" office:string-value="*" calcext:value-type="string">
            <text:p>*</text:p>
          </table:table-cell>
          <table:table-cell table:style-name="ce21" table:formula="of:=[$'ra-sub'.AE8]" office:value-type="float" office:value="0" calcext:value-type="float">
            <text:p>0</text:p>
          </table:table-cell>
          <table:table-cell table:style-name="ce21" table:formula="of:=[$'bcpa-sub-t600'.AE8]" office:value-type="float" office:value="-2" calcext:value-type="float">
            <text:p>-2</text:p>
          </table:table-cell>
          <table:table-cell table:style-name="ce21" table:formula="of:=[$'blpl-sub-t300'.AE8]" office:value-type="float" office:value="0" calcext:value-type="float">
            <text:p>0</text:p>
          </table:table-cell>
          <table:table-cell table:style-name="ce21" table:formula="of:=[$'sbpl-sub-t300'.AE8]" office:value-type="float" office:value="0" calcext:value-type="float">
            <text:p>0</text:p>
          </table:table-cell>
          <table:table-cell table:formula="of:=MIN([.L9:.O9])" office:value-type="float" office:value="-2" calcext:value-type="float">
            <text:p>-2</text:p>
          </table:table-cell>
          <table:table-cell table:formula="of:=ABS([.L9]-CEILING([.$C9]))" office:value-type="float" office:value="19" calcext:value-type="float">
            <text:p>19</text:p>
          </table:table-cell>
          <table:table-cell table:formula="of:=IFERROR(ABS([.M9]-CEILING([.$C9]));&quot;-&quot;)" office:value-type="float" office:value="17" calcext:value-type="float">
            <text:p>17</text:p>
          </table:table-cell>
          <table:table-cell table:formula="of:=ABS([.N9]-CEILING([.$C9]))" office:value-type="float" office:value="19" calcext:value-type="float">
            <text:p>19</text:p>
          </table:table-cell>
          <table:table-cell table:formula="of:=ABS([.O9]-CEILING([.$C9]))" office:value-type="float" office:value="19" calcext:value-type="float">
            <text:p>19</text:p>
          </table:table-cell>
          <table:table-cell table:formula="of:=IFERROR(ABS(([.L9]-CEILING([.$C9]))/CEILING([.$C9]));&quot;*&quot;)" office:value-type="float" office:value="1" calcext:value-type="float">
            <text:p>1</text:p>
          </table:table-cell>
          <table:table-cell table:style-name="ce15" table:formula="of:=IFERROR(ABS(([.M9]-CEILING([.$C9]))/CEILING([.$C9]));&quot;*&quot;)" office:value-type="float" office:value="0.894736842105263" calcext:value-type="float">
            <text:p>0,894736842105263</text:p>
          </table:table-cell>
          <table:table-cell table:formula="of:=IFERROR(ABS(([.N9]-CEILING([.$C9]))/CEILING([.$C9]));&quot;*&quot;)" office:value-type="float" office:value="1" calcext:value-type="float">
            <text:p>1</text:p>
          </table:table-cell>
          <table:table-cell table:formula="of:=IFERROR(ABS(([.O9]-CEILING([.$C9]))/CEILING([.$C9]));&quot;*&quot;)" office:value-type="float" office:value="1" calcext:value-type="float">
            <text:p>1</text:p>
          </table:table-cell>
          <table:table-cell table:formula="of:=IF([.L9]=[.$P9];1;&quot;&quot;)">
            <text:p/>
          </table:table-cell>
          <table:table-cell table:formula="of:=IF([.M9]=[.$P9];1;&quot;&quot;)" office:value-type="float" office:value="1" calcext:value-type="float">
            <text:p>1</text:p>
          </table:table-cell>
          <table:table-cell table:formula="of:=IF([.N9]=[.$P9];1;&quot;&quot;)">
            <text:p/>
          </table:table-cell>
          <table:table-cell table:formula="of:=IF([.O9]=[.$P9];1;&quot;&quot;)">
            <text:p/>
          </table:table-cell>
          <table:table-cell/>
          <table:table-cell table:style-name="ce40" office:value-type="string" calcext:value-type="string">
            <text:p>%best</text:p>
          </table:table-cell>
          <table:table-cell table:style-name="ce40" table:formula="of:=ROUND(100*([.AE5]/[.$AE$6]);1)" office:value-type="float" office:value="12" calcext:value-type="float">
            <text:p>12</text:p>
          </table:table-cell>
          <table:table-cell table:style-name="ce40" table:formula="of:=ROUND(100*([.AF5]/[.$AE$6]);1)" office:value-type="float" office:value="84" calcext:value-type="float">
            <text:p>84</text:p>
          </table:table-cell>
          <table:table-cell table:style-name="ce40" table:formula="of:=ROUND(100*([.AG5]/[.$AE$6]);1)" office:value-type="float" office:value="56" calcext:value-type="float">
            <text:p>56</text:p>
          </table:table-cell>
          <table:table-cell table:style-name="ce40" table:formula="of:=ROUND(100*([.AH5]/[.$AE$6]);1)" office:value-type="float" office:value="45.3" calcext:value-type="float">
            <text:p>45,3</text:p>
          </table:table-cell>
          <table:table-cell table:formula="of:=CONCATENATE([.AD9];&quot;&amp;&quot;;[.AE9];&quot;&amp;&quot;;[.AF9];&quot;&amp;&quot;;[.AG9];&quot;&amp;&quot;;[.AH9];&quot;\\\hline&quot;)" office:value-type="string" office:string-value="%best&amp;12&amp;84&amp;56&amp;45,3\\\hline" calcext:value-type="string">
            <text:p>%best&amp;12&amp;84&amp;56&amp;45,3\\\hline</text:p>
          </table:table-cell>
          <table:table-cell/>
          <table:table-cell table:formula="of:=CONCATENATE([.A9];&quot;&amp;&quot;;[.B9];&quot;&amp;&quot;;IF([.E9]=1;CONCATENATE(&quot;\h{&quot;;[.C9];&quot;}&quot;);[.C9]);&quot;&amp;&quot;;[.H9];&quot;&amp;&quot;;IF([.J9]=0;CONCATENATE(&quot;\uu{&quot;;[.I9];&quot;}&quot;);[.I9]);&quot;&amp;&quot;;IF([.L9]=[.P9];CONCATENATE(&quot;\h{&quot;;[.L9];&quot;}&quot;);[.L9]);&quot;&amp;&quot;;IF([.M9]=[.P9];CONCATENATE(&quot;\h{&quot;;[.M9];&quot;}&quot;);[.M9]);&quot;&amp;&quot;;IF([.N9]=[.P9];CONCATENATE(&quot;\h{&quot;;[.N9];&quot;}&quot;);[.N9]);&quot;&amp;&quot;;IF([.O9]=[.P9];CONCATENATE(&quot;\h{&quot;;[.O9];&quot;}&quot;);[.O9]);&quot;\\\hline&quot;)" office:value-type="string" office:string-value="r20-15-30-2&amp;45,75&amp;-19,9&amp;-5,3&amp;-1&amp;0&amp;\h{-2}&amp;0&amp;0\\\hline" calcext:value-type="string">
            <text:p>r20-15-30-2&amp;45,75&amp;-19,9&amp;-5,3&amp;-1&amp;0&amp;\h{-2}&amp;0&amp;0\\\hline</text:p>
          </table:table-cell>
          <table:table-cell table:number-columns-repeated="10"/>
        </table:table-row>
        <table:table-row table:style-name="ro2">
          <table:table-cell table:formula="of:=[$'ra-sub'.AA9]" office:value-type="string" office:string-value="r20-15-30-3" calcext:value-type="string">
            <text:p>r20-15-30-3</text:p>
          </table:table-cell>
          <table:table-cell table:formula="of:=ROUND([$'ra-sub'.AB9];2)" office:value-type="float" office:value="45.58" calcext:value-type="float">
            <text:p>45,58</text:p>
          </table:table-cell>
          <table:table-cell table:style-name="ce13" table:formula="of:=ROUND([$'ra-sub'.AC9];1)" office:value-type="float" office:value="-19.9" calcext:value-type="float">
            <text:p>-19,9</text:p>
          </table:table-cell>
          <table:table-cell table:style-name="ce13" table:formula="of:=IF(['ra-sub'.S9]=5;&quot;*&quot;;['ra-sub'.I9])" office:value-type="float" office:value="0.282747" calcext:value-type="float">
            <text:p>0,3</text:p>
          </table:table-cell>
          <table:table-cell table:style-name="ce13" table:formula="of:=IF(['ra-sub'.S9]=11;1;&quot;&quot;)">
            <text:p/>
          </table:table-cell>
          <table:table-cell table:style-name="ce13" table:formula="of:=IFERROR(IF([.I10]=0;ABS(CEILING([.C10]));ABS(([.I10]-CEILING([.C10]))/[.I10]));&quot;*&quot;)" office:value-type="float" office:value="18" calcext:value-type="float">
            <text:p>18,0</text:p>
          </table:table-cell>
          <table:table-cell table:style-name="ce13" table:formula="of:=IFERROR([.I10]-CEILING([.C10]);&quot;*&quot;)" office:value-type="float" office:value="18" calcext:value-type="float">
            <text:p>18,0</text:p>
          </table:table-cell>
          <table:table-cell table:formula="of:=ROUND(['exact-sub'.J9];1)" office:value-type="float" office:value="-4.5" calcext:value-type="float">
            <text:p>-4,5</text:p>
          </table:table-cell>
          <table:table-cell table:formula="of:=['exact-sub'.K9]" office:value-type="float" office:value="-1" calcext:value-type="float">
            <text:p>-1</text:p>
          </table:table-cell>
          <table:table-cell table:formula="of:=IF(['exact-sub'.L9]&lt;1000000;['exact-sub'.L9];&quot;*&quot;)" office:value-type="float" office:value="3.5" calcext:value-type="float">
            <text:p>3,5</text:p>
          </table:table-cell>
          <table:table-cell table:formula="of:=IF([$'exact-sub'.S9]=5;&quot;*&quot;;['exact-sub'.I9])" office:value-type="string" office:string-value="*" calcext:value-type="string">
            <text:p>*</text:p>
          </table:table-cell>
          <table:table-cell table:style-name="ce21" table:formula="of:=[$'ra-sub'.AE9]" office:value-type="float" office:value="1" calcext:value-type="float">
            <text:p>1</text:p>
          </table:table-cell>
          <table:table-cell table:style-name="ce21" table:formula="of:=[$'bcpa-sub-t600'.AE9]" office:value-type="float" office:value="-1" calcext:value-type="float">
            <text:p>-1</text:p>
          </table:table-cell>
          <table:table-cell table:style-name="ce21" table:formula="of:=[$'blpl-sub-t300'.AE9]" office:value-type="float" office:value="0" calcext:value-type="float">
            <text:p>0</text:p>
          </table:table-cell>
          <table:table-cell table:style-name="ce21" table:formula="of:=[$'sbpl-sub-t300'.AE9]" office:value-type="float" office:value="0" calcext:value-type="float">
            <text:p>0</text:p>
          </table:table-cell>
          <table:table-cell table:formula="of:=MIN([.L10:.O10])" office:value-type="float" office:value="-1" calcext:value-type="float">
            <text:p>-1</text:p>
          </table:table-cell>
          <table:table-cell table:formula="of:=ABS([.L10]-CEILING([.$C10]))" office:value-type="float" office:value="20" calcext:value-type="float">
            <text:p>20</text:p>
          </table:table-cell>
          <table:table-cell table:formula="of:=IFERROR(ABS([.M10]-CEILING([.$C10]));&quot;-&quot;)" office:value-type="float" office:value="18" calcext:value-type="float">
            <text:p>18</text:p>
          </table:table-cell>
          <table:table-cell table:formula="of:=ABS([.N10]-CEILING([.$C10]))" office:value-type="float" office:value="19" calcext:value-type="float">
            <text:p>19</text:p>
          </table:table-cell>
          <table:table-cell table:formula="of:=ABS([.O10]-CEILING([.$C10]))" office:value-type="float" office:value="19" calcext:value-type="float">
            <text:p>19</text:p>
          </table:table-cell>
          <table:table-cell table:formula="of:=IFERROR(ABS(([.L10]-CEILING([.$C10]))/CEILING([.$C10]));&quot;*&quot;)" office:value-type="float" office:value="1.05263157894737" calcext:value-type="float">
            <text:p>1,05263157894737</text:p>
          </table:table-cell>
          <table:table-cell table:style-name="ce15" table:formula="of:=IFERROR(ABS(([.M10]-CEILING([.$C10]))/CEILING([.$C10]));&quot;*&quot;)" office:value-type="float" office:value="0.947368421052632" calcext:value-type="float">
            <text:p>0,947368421052632</text:p>
          </table:table-cell>
          <table:table-cell table:formula="of:=IFERROR(ABS(([.N10]-CEILING([.$C10]))/CEILING([.$C10]));&quot;*&quot;)" office:value-type="float" office:value="1" calcext:value-type="float">
            <text:p>1</text:p>
          </table:table-cell>
          <table:table-cell table:formula="of:=IFERROR(ABS(([.O10]-CEILING([.$C10]))/CEILING([.$C10]));&quot;*&quot;)" office:value-type="float" office:value="1" calcext:value-type="float">
            <text:p>1</text:p>
          </table:table-cell>
          <table:table-cell table:formula="of:=IF([.L10]=[.$P10];1;&quot;&quot;)">
            <text:p/>
          </table:table-cell>
          <table:table-cell table:style-name="ce37" table:formula="of:=IF([.M10]=[.$P10];1;&quot;&quot;)" office:value-type="float" office:value="1" calcext:value-type="float">
            <text:p>1</text:p>
          </table:table-cell>
          <table:table-cell table:formula="of:=IF([.N10]=[.$P10];1;&quot;&quot;)">
            <text:p/>
          </table:table-cell>
          <table:table-cell table:formula="of:=IF([.O10]=[.$P10];1;&quot;&quot;)">
            <text:p/>
          </table:table-cell>
          <table:table-cell/>
          <table:table-cell table:style-name="ce40" office:value-type="string" calcext:value-type="string">
            <text:p>gap avg</text:p>
          </table:table-cell>
          <table:table-cell table:style-name="ce40" table:formula="of:=ROUND(AVERAGE([.U2:.U300]);2)" office:value-type="float" office:value="1.18" calcext:value-type="float">
            <text:p>1,18</text:p>
          </table:table-cell>
          <table:table-cell table:style-name="ce40" table:formula="of:=ROUND(AVERAGE([.V2:.V300]);2)" office:value-type="float" office:value="1.01" calcext:value-type="float">
            <text:p>1,01</text:p>
          </table:table-cell>
          <table:table-cell table:style-name="ce40" table:formula="of:=ROUND(AVERAGE([.W2:.W300]);2)" office:value-type="float" office:value="1" calcext:value-type="float">
            <text:p>1</text:p>
          </table:table-cell>
          <table:table-cell table:style-name="ce40" table:formula="of:=ROUND(AVERAGE([.X2:.X300]);2)" office:value-type="float" office:value="1.02" calcext:value-type="float">
            <text:p>1,02</text:p>
          </table:table-cell>
          <table:table-cell table:formula="of:=CONCATENATE([.AD10];&quot;&amp;&quot;;[.AE10];&quot;&amp;&quot;;[.AF10];&quot;&amp;&quot;;[.AG10];&quot;&amp;&quot;;[.AH10];&quot;\\\hline&quot;)" office:value-type="string" office:string-value="gap avg&amp;1,18&amp;1,01&amp;1&amp;1,02\\\hline" calcext:value-type="string">
            <text:p>gap avg&amp;1,18&amp;1,01&amp;1&amp;1,02\\\hline</text:p>
          </table:table-cell>
          <table:table-cell/>
          <table:table-cell table:formula="of:=CONCATENATE([.A10];&quot;&amp;&quot;;[.B10];&quot;&amp;&quot;;IF([.E10]=1;CONCATENATE(&quot;\h{&quot;;[.C10];&quot;}&quot;);[.C10]);&quot;&amp;&quot;;[.H10];&quot;&amp;&quot;;IF([.J10]=0;CONCATENATE(&quot;\uu{&quot;;[.I10];&quot;}&quot;);[.I10]);&quot;&amp;&quot;;IF([.L10]=[.P10];CONCATENATE(&quot;\h{&quot;;[.L10];&quot;}&quot;);[.L10]);&quot;&amp;&quot;;IF([.M10]=[.P10];CONCATENATE(&quot;\h{&quot;;[.M10];&quot;}&quot;);[.M10]);&quot;&amp;&quot;;IF([.N10]=[.P10];CONCATENATE(&quot;\h{&quot;;[.N10];&quot;}&quot;);[.N10]);&quot;&amp;&quot;;IF([.O10]=[.P10];CONCATENATE(&quot;\h{&quot;;[.O10];&quot;}&quot;);[.O10]);&quot;\\\hline&quot;)" office:value-type="string" office:string-value="r20-15-30-3&amp;45,58&amp;-19,9&amp;-4,5&amp;-1&amp;1&amp;\h{-1}&amp;0&amp;0\\\hline" calcext:value-type="string">
            <text:p>r20-15-30-3&amp;45,58&amp;-19,9&amp;-4,5&amp;-1&amp;1&amp;\h{-1}&amp;0&amp;0\\\hline</text:p>
          </table:table-cell>
          <table:table-cell table:number-columns-repeated="10"/>
        </table:table-row>
        <table:table-row table:style-name="ro2">
          <table:table-cell table:formula="of:=[$'ra-sub'.AA10]" office:value-type="string" office:string-value="r20-15-30-4" calcext:value-type="string">
            <text:p>r20-15-30-4</text:p>
          </table:table-cell>
          <table:table-cell table:formula="of:=ROUND([$'ra-sub'.AB10];2)" office:value-type="float" office:value="46.79" calcext:value-type="float">
            <text:p>46,79</text:p>
          </table:table-cell>
          <table:table-cell table:style-name="ce13" table:formula="of:=ROUND([$'ra-sub'.AC10];1)" office:value-type="float" office:value="-19.8" calcext:value-type="float">
            <text:p>-19,8</text:p>
          </table:table-cell>
          <table:table-cell table:style-name="ce13" table:formula="of:=IF(['ra-sub'.S10]=5;&quot;*&quot;;['ra-sub'.I10])" office:value-type="float" office:value="0.303827" calcext:value-type="float">
            <text:p>0,3</text:p>
          </table:table-cell>
          <table:table-cell table:style-name="ce13" table:formula="of:=IF(['ra-sub'.S10]=11;1;&quot;&quot;)">
            <text:p/>
          </table:table-cell>
          <table:table-cell table:style-name="ce13" table:formula="of:=IFERROR(IF([.I11]=0;ABS(CEILING([.C11]));ABS(([.I11]-CEILING([.C11]))/[.I11]));&quot;*&quot;)" office:value-type="float" office:value="18" calcext:value-type="float">
            <text:p>18,0</text:p>
          </table:table-cell>
          <table:table-cell table:style-name="ce13" table:formula="of:=IFERROR([.I11]-CEILING([.C11]);&quot;*&quot;)" office:value-type="float" office:value="18" calcext:value-type="float">
            <text:p>18,0</text:p>
          </table:table-cell>
          <table:table-cell table:formula="of:=ROUND(['exact-sub'.J10];1)" office:value-type="float" office:value="-3.8" calcext:value-type="float">
            <text:p>-3,8</text:p>
          </table:table-cell>
          <table:table-cell table:formula="of:=['exact-sub'.K10]" office:value-type="float" office:value="-1" calcext:value-type="float">
            <text:p>-1</text:p>
          </table:table-cell>
          <table:table-cell table:formula="of:=IF(['exact-sub'.L10]&lt;1000000;['exact-sub'.L10];&quot;*&quot;)" office:value-type="float" office:value="2.75" calcext:value-type="float">
            <text:p>2,8</text:p>
          </table:table-cell>
          <table:table-cell table:formula="of:=IF([$'exact-sub'.S10]=5;&quot;*&quot;;['exact-sub'.I10])" office:value-type="string" office:string-value="*" calcext:value-type="string">
            <text:p>*</text:p>
          </table:table-cell>
          <table:table-cell table:style-name="ce21" table:formula="of:=[$'ra-sub'.AE10]" office:value-type="float" office:value="0" calcext:value-type="float">
            <text:p>0</text:p>
          </table:table-cell>
          <table:table-cell table:style-name="ce21" table:formula="of:=[$'bcpa-sub-t600'.AE10]" office:value-type="float" office:value="-1" calcext:value-type="float">
            <text:p>-1</text:p>
          </table:table-cell>
          <table:table-cell table:style-name="ce21" table:formula="of:=[$'blpl-sub-t300'.AE10]" office:value-type="float" office:value="0" calcext:value-type="float">
            <text:p>0</text:p>
          </table:table-cell>
          <table:table-cell table:style-name="ce21" table:formula="of:=[$'sbpl-sub-t300'.AE10]" office:value-type="float" office:value="-1" calcext:value-type="float">
            <text:p>-1</text:p>
          </table:table-cell>
          <table:table-cell table:formula="of:=MIN([.L11:.O11])" office:value-type="float" office:value="-1" calcext:value-type="float">
            <text:p>-1</text:p>
          </table:table-cell>
          <table:table-cell table:formula="of:=ABS([.L11]-CEILING([.$C11]))" office:value-type="float" office:value="19" calcext:value-type="float">
            <text:p>19</text:p>
          </table:table-cell>
          <table:table-cell table:formula="of:=IFERROR(ABS([.M11]-CEILING([.$C11]));&quot;-&quot;)" office:value-type="float" office:value="18" calcext:value-type="float">
            <text:p>18</text:p>
          </table:table-cell>
          <table:table-cell table:formula="of:=ABS([.N11]-CEILING([.$C11]))" office:value-type="float" office:value="19" calcext:value-type="float">
            <text:p>19</text:p>
          </table:table-cell>
          <table:table-cell table:formula="of:=ABS([.O11]-CEILING([.$C11]))" office:value-type="float" office:value="18" calcext:value-type="float">
            <text:p>18</text:p>
          </table:table-cell>
          <table:table-cell table:formula="of:=IFERROR(ABS(([.L11]-CEILING([.$C11]))/CEILING([.$C11]));&quot;*&quot;)" office:value-type="float" office:value="1" calcext:value-type="float">
            <text:p>1</text:p>
          </table:table-cell>
          <table:table-cell table:style-name="ce15" table:formula="of:=IFERROR(ABS(([.M11]-CEILING([.$C11]))/CEILING([.$C11]));&quot;*&quot;)" office:value-type="float" office:value="0.947368421052632" calcext:value-type="float">
            <text:p>0,947368421052632</text:p>
          </table:table-cell>
          <table:table-cell table:formula="of:=IFERROR(ABS(([.N11]-CEILING([.$C11]))/CEILING([.$C11]));&quot;*&quot;)" office:value-type="float" office:value="1" calcext:value-type="float">
            <text:p>1</text:p>
          </table:table-cell>
          <table:table-cell table:formula="of:=IFERROR(ABS(([.O11]-CEILING([.$C11]))/CEILING([.$C11]));&quot;*&quot;)" office:value-type="float" office:value="0.947368421052632" calcext:value-type="float">
            <text:p>0,947368421052632</text:p>
          </table:table-cell>
          <table:table-cell table:formula="of:=IF([.L11]=[.$P11];1;&quot;&quot;)">
            <text:p/>
          </table:table-cell>
          <table:table-cell table:style-name="ce37" table:formula="of:=IF([.M11]=[.$P11];1;&quot;&quot;)" office:value-type="float" office:value="1" calcext:value-type="float">
            <text:p>1</text:p>
          </table:table-cell>
          <table:table-cell table:formula="of:=IF([.N11]=[.$P11];1;&quot;&quot;)">
            <text:p/>
          </table:table-cell>
          <table:table-cell table:style-name="ce37" table:formula="of:=IF([.O11]=[.$P11];1;&quot;&quot;)" office:value-type="float" office:value="1" calcext:value-type="float">
            <text:p>1</text:p>
          </table:table-cell>
          <table:table-cell table:number-columns-repeated="8"/>
          <table:table-cell table:formula="of:=CONCATENATE([.A11];&quot;&amp;&quot;;[.B11];&quot;&amp;&quot;;IF([.E11]=1;CONCATENATE(&quot;\h{&quot;;[.C11];&quot;}&quot;);[.C11]);&quot;&amp;&quot;;[.H11];&quot;&amp;&quot;;IF([.J11]=0;CONCATENATE(&quot;\uu{&quot;;[.I11];&quot;}&quot;);[.I11]);&quot;&amp;&quot;;IF([.L11]=[.P11];CONCATENATE(&quot;\h{&quot;;[.L11];&quot;}&quot;);[.L11]);&quot;&amp;&quot;;IF([.M11]=[.P11];CONCATENATE(&quot;\h{&quot;;[.M11];&quot;}&quot;);[.M11]);&quot;&amp;&quot;;IF([.N11]=[.P11];CONCATENATE(&quot;\h{&quot;;[.N11];&quot;}&quot;);[.N11]);&quot;&amp;&quot;;IF([.O11]=[.P11];CONCATENATE(&quot;\h{&quot;;[.O11];&quot;}&quot;);[.O11]);&quot;\\\hline&quot;)" office:value-type="string" office:string-value="r20-15-30-4&amp;46,79&amp;-19,8&amp;-3,8&amp;-1&amp;0&amp;\h{-1}&amp;0&amp;\h{-1}\\\hline" calcext:value-type="string">
            <text:p>r20-15-30-4&amp;46,79&amp;-19,8&amp;-3,8&amp;-1&amp;0&amp;\h{-1}&amp;0&amp;\h{-1}\\\hline</text:p>
          </table:table-cell>
          <table:table-cell table:number-columns-repeated="10"/>
        </table:table-row>
        <table:table-row table:style-name="ro2">
          <table:table-cell table:formula="of:=[$'ra-sub'.AA11]" office:value-type="string" office:string-value="r20-15-30-5" calcext:value-type="string">
            <text:p>r20-15-30-5</text:p>
          </table:table-cell>
          <table:table-cell table:formula="of:=ROUND([$'ra-sub'.AB11];2)" office:value-type="float" office:value="42.11" calcext:value-type="float">
            <text:p>42,11</text:p>
          </table:table-cell>
          <table:table-cell table:style-name="ce13" table:formula="of:=ROUND([$'ra-sub'.AC11];1)" office:value-type="float" office:value="-19.8" calcext:value-type="float">
            <text:p>-19,8</text:p>
          </table:table-cell>
          <table:table-cell table:style-name="ce13" table:formula="of:=IF(['ra-sub'.S11]=5;&quot;*&quot;;['ra-sub'.I11])" office:value-type="float" office:value="0.15259" calcext:value-type="float">
            <text:p>0,2</text:p>
          </table:table-cell>
          <table:table-cell table:style-name="ce13" table:formula="of:=IF(['ra-sub'.S11]=11;1;&quot;&quot;)">
            <text:p/>
          </table:table-cell>
          <table:table-cell table:style-name="ce13" table:formula="of:=IFERROR(IF([.I12]=0;ABS(CEILING([.C12]));ABS(([.I12]-CEILING([.C12]))/[.I12]));&quot;*&quot;)" office:value-type="float" office:value="18" calcext:value-type="float">
            <text:p>18,0</text:p>
          </table:table-cell>
          <table:table-cell table:style-name="ce13" table:formula="of:=IFERROR([.I12]-CEILING([.C12]);&quot;*&quot;)" office:value-type="float" office:value="18" calcext:value-type="float">
            <text:p>18,0</text:p>
          </table:table-cell>
          <table:table-cell table:formula="of:=ROUND(['exact-sub'.J11];1)" office:value-type="float" office:value="-3.2" calcext:value-type="float">
            <text:p>-3,2</text:p>
          </table:table-cell>
          <table:table-cell table:formula="of:=['exact-sub'.K11]" office:value-type="float" office:value="-1" calcext:value-type="float">
            <text:p>-1</text:p>
          </table:table-cell>
          <table:table-cell table:formula="of:=IF(['exact-sub'.L11]&lt;1000000;['exact-sub'.L11];&quot;*&quot;)" office:value-type="float" office:value="2.225806" calcext:value-type="float">
            <text:p>2,2</text:p>
          </table:table-cell>
          <table:table-cell table:formula="of:=IF([$'exact-sub'.S11]=5;&quot;*&quot;;['exact-sub'.I11])" office:value-type="string" office:string-value="*" calcext:value-type="string">
            <text:p>*</text:p>
          </table:table-cell>
          <table:table-cell table:style-name="ce21" table:formula="of:=[$'ra-sub'.AE11]" office:value-type="float" office:value="0" calcext:value-type="float">
            <text:p>0</text:p>
          </table:table-cell>
          <table:table-cell table:style-name="ce21" table:formula="of:=[$'bcpa-sub-t600'.AE11]" office:value-type="float" office:value="-1" calcext:value-type="float">
            <text:p>-1</text:p>
          </table:table-cell>
          <table:table-cell table:style-name="ce21" table:formula="of:=[$'blpl-sub-t300'.AE11]" office:value-type="float" office:value="0" calcext:value-type="float">
            <text:p>0</text:p>
          </table:table-cell>
          <table:table-cell table:style-name="ce21" table:formula="of:=[$'sbpl-sub-t300'.AE11]" office:value-type="float" office:value="-1" calcext:value-type="float">
            <text:p>-1</text:p>
          </table:table-cell>
          <table:table-cell table:formula="of:=MIN([.L12:.O12])" office:value-type="float" office:value="-1" calcext:value-type="float">
            <text:p>-1</text:p>
          </table:table-cell>
          <table:table-cell table:formula="of:=ABS([.L12]-CEILING([.$C12]))" office:value-type="float" office:value="19" calcext:value-type="float">
            <text:p>19</text:p>
          </table:table-cell>
          <table:table-cell table:formula="of:=IFERROR(ABS([.M12]-CEILING([.$C12]));&quot;-&quot;)" office:value-type="float" office:value="18" calcext:value-type="float">
            <text:p>18</text:p>
          </table:table-cell>
          <table:table-cell table:formula="of:=ABS([.N12]-CEILING([.$C12]))" office:value-type="float" office:value="19" calcext:value-type="float">
            <text:p>19</text:p>
          </table:table-cell>
          <table:table-cell table:formula="of:=ABS([.O12]-CEILING([.$C12]))" office:value-type="float" office:value="18" calcext:value-type="float">
            <text:p>18</text:p>
          </table:table-cell>
          <table:table-cell table:formula="of:=IFERROR(ABS(([.L12]-CEILING([.$C12]))/CEILING([.$C12]));&quot;*&quot;)" office:value-type="float" office:value="1" calcext:value-type="float">
            <text:p>1</text:p>
          </table:table-cell>
          <table:table-cell table:style-name="ce15" table:formula="of:=IFERROR(ABS(([.M12]-CEILING([.$C12]))/CEILING([.$C12]));&quot;*&quot;)" office:value-type="float" office:value="0.947368421052632" calcext:value-type="float">
            <text:p>0,947368421052632</text:p>
          </table:table-cell>
          <table:table-cell table:formula="of:=IFERROR(ABS(([.N12]-CEILING([.$C12]))/CEILING([.$C12]));&quot;*&quot;)" office:value-type="float" office:value="1" calcext:value-type="float">
            <text:p>1</text:p>
          </table:table-cell>
          <table:table-cell table:formula="of:=IFERROR(ABS(([.O12]-CEILING([.$C12]))/CEILING([.$C12]));&quot;*&quot;)" office:value-type="float" office:value="0.947368421052632" calcext:value-type="float">
            <text:p>0,947368421052632</text:p>
          </table:table-cell>
          <table:table-cell table:formula="of:=IF([.L12]=[.$P12];1;&quot;&quot;)">
            <text:p/>
          </table:table-cell>
          <table:table-cell table:formula="of:=IF([.M12]=[.$P12];1;&quot;&quot;)" office:value-type="float" office:value="1" calcext:value-type="float">
            <text:p>1</text:p>
          </table:table-cell>
          <table:table-cell table:formula="of:=IF([.N12]=[.$P12];1;&quot;&quot;)">
            <text:p/>
          </table:table-cell>
          <table:table-cell table:style-name="ce37" table:formula="of:=IF([.O12]=[.$P12];1;&quot;&quot;)" office:value-type="float" office:value="1" calcext:value-type="float">
            <text:p>1</text:p>
          </table:table-cell>
          <table:table-cell/>
          <table:table-cell table:style-name="ce34" office:value-type="string" calcext:value-type="string" table:number-columns-spanned="3" table:number-rows-spanned="1">
            <text:p>root LB</text:p>
          </table:table-cell>
          <table:covered-table-cell table:number-columns-repeated="2"/>
          <table:table-cell table:number-columns-repeated="4"/>
          <table:table-cell table:formula="of:=CONCATENATE([.A12];&quot;&amp;&quot;;[.B12];&quot;&amp;&quot;;IF([.E12]=1;CONCATENATE(&quot;\h{&quot;;[.C12];&quot;}&quot;);[.C12]);&quot;&amp;&quot;;[.H12];&quot;&amp;&quot;;IF([.J12]=0;CONCATENATE(&quot;\uu{&quot;;[.I12];&quot;}&quot;);[.I12]);&quot;&amp;&quot;;IF([.L12]=[.P12];CONCATENATE(&quot;\h{&quot;;[.L12];&quot;}&quot;);[.L12]);&quot;&amp;&quot;;IF([.M12]=[.P12];CONCATENATE(&quot;\h{&quot;;[.M12];&quot;}&quot;);[.M12]);&quot;&amp;&quot;;IF([.N12]=[.P12];CONCATENATE(&quot;\h{&quot;;[.N12];&quot;}&quot;);[.N12]);&quot;&amp;&quot;;IF([.O12]=[.P12];CONCATENATE(&quot;\h{&quot;;[.O12];&quot;}&quot;);[.O12]);&quot;\\\hline&quot;)" office:value-type="string" office:string-value="r20-15-30-5&amp;42,11&amp;-19,8&amp;-3,2&amp;-1&amp;0&amp;\h{-1}&amp;0&amp;\h{-1}\\\hline" calcext:value-type="string">
            <text:p>r20-15-30-5&amp;42,11&amp;-19,8&amp;-3,2&amp;-1&amp;0&amp;\h{-1}&amp;0&amp;\h{-1}\\\hline</text:p>
          </table:table-cell>
          <table:table-cell table:number-columns-repeated="10"/>
        </table:table-row>
        <table:table-row table:style-name="ro2">
          <table:table-cell table:formula="of:=[$'ra-sub'.AA12]" office:value-type="string" office:string-value="r20-20-40-1" calcext:value-type="string">
            <text:p>r20-20-40-1</text:p>
          </table:table-cell>
          <table:table-cell table:formula="of:=ROUND([$'ra-sub'.AB12];2)" office:value-type="float" office:value="53.04" calcext:value-type="float">
            <text:p>53,04</text:p>
          </table:table-cell>
          <table:table-cell table:style-name="ce13" table:formula="of:=ROUND([$'ra-sub'.AC12];1)" office:value-type="float" office:value="-27.6" calcext:value-type="float">
            <text:p>-27,6</text:p>
          </table:table-cell>
          <table:table-cell table:style-name="ce13" table:formula="of:=IF(['ra-sub'.S12]=5;&quot;*&quot;;['ra-sub'.I12])" office:value-type="float" office:value="0.991932" calcext:value-type="float">
            <text:p>1,0</text:p>
          </table:table-cell>
          <table:table-cell table:style-name="ce13" table:formula="of:=IF(['ra-sub'.S12]=11;1;&quot;&quot;)">
            <text:p/>
          </table:table-cell>
          <table:table-cell table:style-name="ce13" table:formula="of:=IFERROR(IF([.I13]=0;ABS(CEILING([.C13]));ABS(([.I13]-CEILING([.C13]))/[.I13]));&quot;*&quot;)" office:value-type="float" office:value="26" calcext:value-type="float">
            <text:p>26,0</text:p>
          </table:table-cell>
          <table:table-cell table:style-name="ce13" table:formula="of:=IFERROR([.I13]-CEILING([.C13]);&quot;*&quot;)" office:value-type="float" office:value="26" calcext:value-type="float">
            <text:p>26,0</text:p>
          </table:table-cell>
          <table:table-cell table:formula="of:=ROUND(['exact-sub'.J12];1)" office:value-type="float" office:value="-14" calcext:value-type="float">
            <text:p>-14,0</text:p>
          </table:table-cell>
          <table:table-cell table:formula="of:=['exact-sub'.K12]" office:value-type="float" office:value="-1" calcext:value-type="float">
            <text:p>-1</text:p>
          </table:table-cell>
          <table:table-cell table:formula="of:=IF(['exact-sub'.L12]&lt;1000000;['exact-sub'.L12];&quot;*&quot;)" office:value-type="float" office:value="13" calcext:value-type="float">
            <text:p>13,0</text:p>
          </table:table-cell>
          <table:table-cell table:formula="of:=IF([$'exact-sub'.S12]=5;&quot;*&quot;;['exact-sub'.I12])" office:value-type="string" office:string-value="*" calcext:value-type="string">
            <text:p>*</text:p>
          </table:table-cell>
          <table:table-cell table:style-name="ce21" table:formula="of:=[$'ra-sub'.AE12]" office:value-type="float" office:value="1" calcext:value-type="float">
            <text:p>1</text:p>
          </table:table-cell>
          <table:table-cell table:style-name="ce21" table:formula="of:=[$'bcpa-sub-t600'.AE12]" office:value-type="float" office:value="-1" calcext:value-type="float">
            <text:p>-1</text:p>
          </table:table-cell>
          <table:table-cell table:style-name="ce21" table:formula="of:=[$'blpl-sub-t300'.AE12]" office:value-type="float" office:value="0" calcext:value-type="float">
            <text:p>0</text:p>
          </table:table-cell>
          <table:table-cell table:style-name="ce21" table:formula="of:=[$'sbpl-sub-t300'.AE12]" office:value-type="float" office:value="0" calcext:value-type="float">
            <text:p>0</text:p>
          </table:table-cell>
          <table:table-cell table:formula="of:=MIN([.L13:.O13])" office:value-type="float" office:value="-1" calcext:value-type="float">
            <text:p>-1</text:p>
          </table:table-cell>
          <table:table-cell table:formula="of:=ABS([.L13]-CEILING([.$C13]))" office:value-type="float" office:value="28" calcext:value-type="float">
            <text:p>28</text:p>
          </table:table-cell>
          <table:table-cell table:style-name="ce36" table:formula="of:=IFERROR(ABS([.M13]-CEILING([.$C13]));&quot;-&quot;)" office:value-type="float" office:value="26" calcext:value-type="float">
            <text:p>26</text:p>
          </table:table-cell>
          <table:table-cell table:formula="of:=ABS([.N13]-CEILING([.$C13]))" office:value-type="float" office:value="27" calcext:value-type="float">
            <text:p>27</text:p>
          </table:table-cell>
          <table:table-cell table:formula="of:=ABS([.O13]-CEILING([.$C13]))" office:value-type="float" office:value="27" calcext:value-type="float">
            <text:p>27</text:p>
          </table:table-cell>
          <table:table-cell table:formula="of:=IFERROR(ABS(([.L13]-CEILING([.$C13]))/CEILING([.$C13]));&quot;*&quot;)" office:value-type="float" office:value="1.03703703703704" calcext:value-type="float">
            <text:p>1,03703703703704</text:p>
          </table:table-cell>
          <table:table-cell table:style-name="ce15" table:formula="of:=IFERROR(ABS(([.M13]-CEILING([.$C13]))/CEILING([.$C13]));&quot;*&quot;)" office:value-type="float" office:value="0.962962962962963" calcext:value-type="float">
            <text:p>0,962962962962963</text:p>
          </table:table-cell>
          <table:table-cell table:formula="of:=IFERROR(ABS(([.N13]-CEILING([.$C13]))/CEILING([.$C13]));&quot;*&quot;)" office:value-type="float" office:value="1" calcext:value-type="float">
            <text:p>1</text:p>
          </table:table-cell>
          <table:table-cell table:formula="of:=IFERROR(ABS(([.O13]-CEILING([.$C13]))/CEILING([.$C13]));&quot;*&quot;)" office:value-type="float" office:value="1" calcext:value-type="float">
            <text:p>1</text:p>
          </table:table-cell>
          <table:table-cell table:formula="of:=IF([.L13]=[.$P13];1;&quot;&quot;)">
            <text:p/>
          </table:table-cell>
          <table:table-cell table:style-name="ce37" table:formula="of:=IF([.M13]=[.$P13];1;&quot;&quot;)" office:value-type="float" office:value="1" calcext:value-type="float">
            <text:p>1</text:p>
          </table:table-cell>
          <table:table-cell table:style-name="ce37" table:formula="of:=IF([.N13]=[.$P13];1;&quot;&quot;)">
            <text:p/>
          </table:table-cell>
          <table:table-cell table:formula="of:=IF([.O13]=[.$P13];1;&quot;&quot;)">
            <text:p/>
          </table:table-cell>
          <table:table-cell/>
          <table:table-cell office:value-type="string" calcext:value-type="string">
            <text:p>%frac</text:p>
          </table:table-cell>
          <table:table-cell office:value-type="string" calcext:value-type="string">
            <text:p>avg</text:p>
          </table:table-cell>
          <table:table-cell table:formula="of:=ROUND(AVERAGE([.B3:.B300]);1)" office:value-type="float" office:value="50.3" calcext:value-type="float">
            <text:p>50,3</text:p>
          </table:table-cell>
          <table:table-cell table:number-columns-repeated="4"/>
          <table:table-cell table:formula="of:=CONCATENATE([.A13];&quot;&amp;&quot;;[.B13];&quot;&amp;&quot;;IF([.E13]=1;CONCATENATE(&quot;\h{&quot;;[.C13];&quot;}&quot;);[.C13]);&quot;&amp;&quot;;[.H13];&quot;&amp;&quot;;IF([.J13]=0;CONCATENATE(&quot;\uu{&quot;;[.I13];&quot;}&quot;);[.I13]);&quot;&amp;&quot;;IF([.L13]=[.P13];CONCATENATE(&quot;\h{&quot;;[.L13];&quot;}&quot;);[.L13]);&quot;&amp;&quot;;IF([.M13]=[.P13];CONCATENATE(&quot;\h{&quot;;[.M13];&quot;}&quot;);[.M13]);&quot;&amp;&quot;;IF([.N13]=[.P13];CONCATENATE(&quot;\h{&quot;;[.N13];&quot;}&quot;);[.N13]);&quot;&amp;&quot;;IF([.O13]=[.P13];CONCATENATE(&quot;\h{&quot;;[.O13];&quot;}&quot;);[.O13]);&quot;\\\hline&quot;)" office:value-type="string" office:string-value="r20-20-40-1&amp;53,04&amp;-27,6&amp;-14&amp;-1&amp;1&amp;\h{-1}&amp;0&amp;0\\\hline" calcext:value-type="string">
            <text:p>r20-20-40-1&amp;53,04&amp;-27,6&amp;-14&amp;-1&amp;1&amp;\h{-1}&amp;0&amp;0\\\hline</text:p>
          </table:table-cell>
          <table:table-cell table:number-columns-repeated="10"/>
        </table:table-row>
        <table:table-row table:style-name="ro2">
          <table:table-cell table:formula="of:=[$'ra-sub'.AA13]" office:value-type="string" office:string-value="r20-20-40-2" calcext:value-type="string">
            <text:p>r20-20-40-2</text:p>
          </table:table-cell>
          <table:table-cell table:formula="of:=ROUND([$'ra-sub'.AB13];2)" office:value-type="float" office:value="50.73" calcext:value-type="float">
            <text:p>50,73</text:p>
          </table:table-cell>
          <table:table-cell table:style-name="ce13" table:formula="of:=ROUND([$'ra-sub'.AC13];1)" office:value-type="float" office:value="-27.7" calcext:value-type="float">
            <text:p>-27,7</text:p>
          </table:table-cell>
          <table:table-cell table:style-name="ce13" table:formula="of:=IF(['ra-sub'.S13]=5;&quot;*&quot;;['ra-sub'.I13])" office:value-type="float" office:value="1.752759" calcext:value-type="float">
            <text:p>1,8</text:p>
          </table:table-cell>
          <table:table-cell table:style-name="ce13" table:formula="of:=IF(['ra-sub'.S13]=11;1;&quot;&quot;)">
            <text:p/>
          </table:table-cell>
          <table:table-cell table:style-name="ce13" table:formula="of:=IFERROR(IF([.I14]=0;ABS(CEILING([.C14]));ABS(([.I14]-CEILING([.C14]))/[.I14]));&quot;*&quot;)" office:value-type="float" office:value="26" calcext:value-type="float">
            <text:p>26,0</text:p>
          </table:table-cell>
          <table:table-cell table:style-name="ce13" table:formula="of:=IFERROR([.I14]-CEILING([.C14]);&quot;*&quot;)" office:value-type="float" office:value="26" calcext:value-type="float">
            <text:p>26,0</text:p>
          </table:table-cell>
          <table:table-cell table:formula="of:=ROUND(['exact-sub'.J13];1)" office:value-type="float" office:value="-25.7" calcext:value-type="float">
            <text:p>-25,7</text:p>
          </table:table-cell>
          <table:table-cell table:formula="of:=['exact-sub'.K13]" office:value-type="float" office:value="-1" calcext:value-type="float">
            <text:p>-1</text:p>
          </table:table-cell>
          <table:table-cell table:formula="of:=IF(['exact-sub'.L13]&lt;1000000;['exact-sub'.L13];&quot;*&quot;)" office:value-type="float" office:value="24.707508" calcext:value-type="float">
            <text:p>24,7</text:p>
          </table:table-cell>
          <table:table-cell table:formula="of:=IF([$'exact-sub'.S13]=5;&quot;*&quot;;['exact-sub'.I13])" office:value-type="string" office:string-value="*" calcext:value-type="string">
            <text:p>*</text:p>
          </table:table-cell>
          <table:table-cell table:style-name="ce21" table:formula="of:=[$'ra-sub'.AE13]" office:value-type="float" office:value="1" calcext:value-type="float">
            <text:p>1</text:p>
          </table:table-cell>
          <table:table-cell table:style-name="ce21" table:formula="of:=[$'bcpa-sub-t600'.AE13]" office:value-type="float" office:value="-1" calcext:value-type="float">
            <text:p>-1</text:p>
          </table:table-cell>
          <table:table-cell table:style-name="ce21" table:formula="of:=[$'blpl-sub-t300'.AE13]" office:value-type="float" office:value="0" calcext:value-type="float">
            <text:p>0</text:p>
          </table:table-cell>
          <table:table-cell table:style-name="ce21" table:formula="of:=[$'sbpl-sub-t300'.AE13]" office:value-type="float" office:value="-1" calcext:value-type="float">
            <text:p>-1</text:p>
          </table:table-cell>
          <table:table-cell table:formula="of:=MIN([.L14:.O14])" office:value-type="float" office:value="-1" calcext:value-type="float">
            <text:p>-1</text:p>
          </table:table-cell>
          <table:table-cell table:formula="of:=ABS([.L14]-CEILING([.$C14]))" office:value-type="float" office:value="28" calcext:value-type="float">
            <text:p>28</text:p>
          </table:table-cell>
          <table:table-cell table:style-name="ce36" table:formula="of:=IFERROR(ABS([.M14]-CEILING([.$C14]));&quot;-&quot;)" office:value-type="float" office:value="26" calcext:value-type="float">
            <text:p>26</text:p>
          </table:table-cell>
          <table:table-cell table:formula="of:=ABS([.N14]-CEILING([.$C14]))" office:value-type="float" office:value="27" calcext:value-type="float">
            <text:p>27</text:p>
          </table:table-cell>
          <table:table-cell table:formula="of:=ABS([.O14]-CEILING([.$C14]))" office:value-type="float" office:value="26" calcext:value-type="float">
            <text:p>26</text:p>
          </table:table-cell>
          <table:table-cell table:formula="of:=IFERROR(ABS(([.L14]-CEILING([.$C14]))/CEILING([.$C14]));&quot;*&quot;)" office:value-type="float" office:value="1.03703703703704" calcext:value-type="float">
            <text:p>1,03703703703704</text:p>
          </table:table-cell>
          <table:table-cell table:style-name="ce15" table:formula="of:=IFERROR(ABS(([.M14]-CEILING([.$C14]))/CEILING([.$C14]));&quot;*&quot;)" office:value-type="float" office:value="0.962962962962963" calcext:value-type="float">
            <text:p>0,962962962962963</text:p>
          </table:table-cell>
          <table:table-cell table:formula="of:=IFERROR(ABS(([.N14]-CEILING([.$C14]))/CEILING([.$C14]));&quot;*&quot;)" office:value-type="float" office:value="1" calcext:value-type="float">
            <text:p>1</text:p>
          </table:table-cell>
          <table:table-cell table:formula="of:=IFERROR(ABS(([.O14]-CEILING([.$C14]))/CEILING([.$C14]));&quot;*&quot;)" office:value-type="float" office:value="0.962962962962963" calcext:value-type="float">
            <text:p>0,962962962962963</text:p>
          </table:table-cell>
          <table:table-cell table:formula="of:=IF([.L14]=[.$P14];1;&quot;&quot;)">
            <text:p/>
          </table:table-cell>
          <table:table-cell table:style-name="ce37" table:formula="of:=IF([.M14]=[.$P14];1;&quot;&quot;)" office:value-type="float" office:value="1" calcext:value-type="float">
            <text:p>1</text:p>
          </table:table-cell>
          <table:table-cell table:formula="of:=IF([.N14]=[.$P14];1;&quot;&quot;)">
            <text:p/>
          </table:table-cell>
          <table:table-cell table:style-name="ce37" table:formula="of:=IF([.O14]=[.$P14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B3:.B300]);1)" office:value-type="float" office:value="17.4" calcext:value-type="float">
            <text:p>17,4</text:p>
          </table:table-cell>
          <table:table-cell table:number-columns-repeated="4"/>
          <table:table-cell table:formula="of:=CONCATENATE([.A14];&quot;&amp;&quot;;[.B14];&quot;&amp;&quot;;IF([.E14]=1;CONCATENATE(&quot;\h{&quot;;[.C14];&quot;}&quot;);[.C14]);&quot;&amp;&quot;;[.H14];&quot;&amp;&quot;;IF([.J14]=0;CONCATENATE(&quot;\uu{&quot;;[.I14];&quot;}&quot;);[.I14]);&quot;&amp;&quot;;IF([.L14]=[.P14];CONCATENATE(&quot;\h{&quot;;[.L14];&quot;}&quot;);[.L14]);&quot;&amp;&quot;;IF([.M14]=[.P14];CONCATENATE(&quot;\h{&quot;;[.M14];&quot;}&quot;);[.M14]);&quot;&amp;&quot;;IF([.N14]=[.P14];CONCATENATE(&quot;\h{&quot;;[.N14];&quot;}&quot;);[.N14]);&quot;&amp;&quot;;IF([.O14]=[.P14];CONCATENATE(&quot;\h{&quot;;[.O14];&quot;}&quot;);[.O14]);&quot;\\\hline&quot;)" office:value-type="string" office:string-value="r20-20-40-2&amp;50,73&amp;-27,7&amp;-25,7&amp;-1&amp;1&amp;\h{-1}&amp;0&amp;\h{-1}\\\hline" calcext:value-type="string">
            <text:p>r20-20-40-2&amp;50,73&amp;-27,7&amp;-25,7&amp;-1&amp;1&amp;\h{-1}&amp;0&amp;\h{-1}\\\hline</text:p>
          </table:table-cell>
          <table:table-cell table:number-columns-repeated="10"/>
        </table:table-row>
        <table:table-row table:style-name="ro2">
          <table:table-cell table:formula="of:=[$'ra-sub'.AA14]" office:value-type="string" office:string-value="r20-20-40-3" calcext:value-type="string">
            <text:p>r20-20-40-3</text:p>
          </table:table-cell>
          <table:table-cell table:formula="of:=ROUND([$'ra-sub'.AB14];2)" office:value-type="float" office:value="52.8" calcext:value-type="float">
            <text:p>52,8</text:p>
          </table:table-cell>
          <table:table-cell table:style-name="ce13" table:formula="of:=ROUND([$'ra-sub'.AC14];1)" office:value-type="float" office:value="-27.5" calcext:value-type="float">
            <text:p>-27,5</text:p>
          </table:table-cell>
          <table:table-cell table:style-name="ce13" table:formula="of:=IF(['ra-sub'.S14]=5;&quot;*&quot;;['ra-sub'.I14])" office:value-type="float" office:value="1.043537" calcext:value-type="float">
            <text:p>1,0</text:p>
          </table:table-cell>
          <table:table-cell table:style-name="ce13" table:formula="of:=IF(['ra-sub'.S14]=11;1;&quot;&quot;)">
            <text:p/>
          </table:table-cell>
          <table:table-cell table:style-name="ce13" table:formula="of:=IFERROR(IF([.I15]=0;ABS(CEILING([.C15]));ABS(([.I15]-CEILING([.C15]))/[.I15]));&quot;*&quot;)" office:value-type="float" office:value="26" calcext:value-type="float">
            <text:p>26,0</text:p>
          </table:table-cell>
          <table:table-cell table:style-name="ce13" table:formula="of:=IFERROR([.I15]-CEILING([.C15]);&quot;*&quot;)" office:value-type="float" office:value="26" calcext:value-type="float">
            <text:p>26,0</text:p>
          </table:table-cell>
          <table:table-cell table:formula="of:=ROUND(['exact-sub'.J14];1)" office:value-type="float" office:value="-7.1" calcext:value-type="float">
            <text:p>-7,1</text:p>
          </table:table-cell>
          <table:table-cell table:formula="of:=['exact-sub'.K14]" office:value-type="float" office:value="-1" calcext:value-type="float">
            <text:p>-1</text:p>
          </table:table-cell>
          <table:table-cell table:formula="of:=IF(['exact-sub'.L14]&lt;1000000;['exact-sub'.L14];&quot;*&quot;)" office:value-type="float" office:value="6.131429" calcext:value-type="float">
            <text:p>6,1</text:p>
          </table:table-cell>
          <table:table-cell table:formula="of:=IF([$'exact-sub'.S14]=5;&quot;*&quot;;['exact-sub'.I14])" office:value-type="string" office:string-value="*" calcext:value-type="string">
            <text:p>*</text:p>
          </table:table-cell>
          <table:table-cell table:style-name="ce21" table:formula="of:=[$'ra-sub'.AE14]" office:value-type="float" office:value="1" calcext:value-type="float">
            <text:p>1</text:p>
          </table:table-cell>
          <table:table-cell table:style-name="ce21" table:formula="of:=[$'bcpa-sub-t600'.AE14]" office:value-type="float" office:value="-1" calcext:value-type="float">
            <text:p>-1</text:p>
          </table:table-cell>
          <table:table-cell table:style-name="ce21" table:formula="of:=[$'blpl-sub-t300'.AE14]" office:value-type="float" office:value="0" calcext:value-type="float">
            <text:p>0</text:p>
          </table:table-cell>
          <table:table-cell table:style-name="ce21" table:formula="of:=[$'sbpl-sub-t300'.AE14]" office:value-type="float" office:value="0" calcext:value-type="float">
            <text:p>0</text:p>
          </table:table-cell>
          <table:table-cell table:formula="of:=MIN([.L15:.O15])" office:value-type="float" office:value="-1" calcext:value-type="float">
            <text:p>-1</text:p>
          </table:table-cell>
          <table:table-cell table:formula="of:=ABS([.L15]-CEILING([.$C15]))" office:value-type="float" office:value="28" calcext:value-type="float">
            <text:p>28</text:p>
          </table:table-cell>
          <table:table-cell table:formula="of:=IFERROR(ABS([.M15]-CEILING([.$C15]));&quot;-&quot;)" office:value-type="float" office:value="26" calcext:value-type="float">
            <text:p>26</text:p>
          </table:table-cell>
          <table:table-cell table:formula="of:=ABS([.N15]-CEILING([.$C15]))" office:value-type="float" office:value="27" calcext:value-type="float">
            <text:p>27</text:p>
          </table:table-cell>
          <table:table-cell table:formula="of:=ABS([.O15]-CEILING([.$C15]))" office:value-type="float" office:value="27" calcext:value-type="float">
            <text:p>27</text:p>
          </table:table-cell>
          <table:table-cell table:formula="of:=IFERROR(ABS(([.L15]-CEILING([.$C15]))/CEILING([.$C15]));&quot;*&quot;)" office:value-type="float" office:value="1.03703703703704" calcext:value-type="float">
            <text:p>1,03703703703704</text:p>
          </table:table-cell>
          <table:table-cell table:style-name="ce15" table:formula="of:=IFERROR(ABS(([.M15]-CEILING([.$C15]))/CEILING([.$C15]));&quot;*&quot;)" office:value-type="float" office:value="0.962962962962963" calcext:value-type="float">
            <text:p>0,962962962962963</text:p>
          </table:table-cell>
          <table:table-cell table:formula="of:=IFERROR(ABS(([.N15]-CEILING([.$C15]))/CEILING([.$C15]));&quot;*&quot;)" office:value-type="float" office:value="1" calcext:value-type="float">
            <text:p>1</text:p>
          </table:table-cell>
          <table:table-cell table:formula="of:=IFERROR(ABS(([.O15]-CEILING([.$C15]))/CEILING([.$C15]));&quot;*&quot;)" office:value-type="float" office:value="1" calcext:value-type="float">
            <text:p>1</text:p>
          </table:table-cell>
          <table:table-cell table:formula="of:=IF([.L15]=[.$P15];1;&quot;&quot;)">
            <text:p/>
          </table:table-cell>
          <table:table-cell table:formula="of:=IF([.M15]=[.$P15];1;&quot;&quot;)" office:value-type="float" office:value="1" calcext:value-type="float">
            <text:p>1</text:p>
          </table:table-cell>
          <table:table-cell table:formula="of:=IF([.N15]=[.$P15];1;&quot;&quot;)">
            <text:p/>
          </table:table-cell>
          <table:table-cell table:formula="of:=IF([.O15]=[.$P15];1;&quot;&quot;)">
            <text:p/>
          </table:table-cell>
          <table:table-cell/>
          <table:table-cell office:value-type="string" calcext:value-type="string">
            <text:p>Root time</text:p>
          </table:table-cell>
          <table:table-cell office:value-type="string" calcext:value-type="string">
            <text:p>avg</text:p>
          </table:table-cell>
          <table:table-cell table:formula="of:=ROUND(AVERAGE([.D3:.D300]);1)" office:value-type="float" office:value="0.4" calcext:value-type="float">
            <text:p>0,4</text:p>
          </table:table-cell>
          <table:table-cell table:number-columns-repeated="4"/>
          <table:table-cell table:formula="of:=CONCATENATE([.A15];&quot;&amp;&quot;;[.B15];&quot;&amp;&quot;;IF([.E15]=1;CONCATENATE(&quot;\h{&quot;;[.C15];&quot;}&quot;);[.C15]);&quot;&amp;&quot;;[.H15];&quot;&amp;&quot;;IF([.J15]=0;CONCATENATE(&quot;\uu{&quot;;[.I15];&quot;}&quot;);[.I15]);&quot;&amp;&quot;;IF([.L15]=[.P15];CONCATENATE(&quot;\h{&quot;;[.L15];&quot;}&quot;);[.L15]);&quot;&amp;&quot;;IF([.M15]=[.P15];CONCATENATE(&quot;\h{&quot;;[.M15];&quot;}&quot;);[.M15]);&quot;&amp;&quot;;IF([.N15]=[.P15];CONCATENATE(&quot;\h{&quot;;[.N15];&quot;}&quot;);[.N15]);&quot;&amp;&quot;;IF([.O15]=[.P15];CONCATENATE(&quot;\h{&quot;;[.O15];&quot;}&quot;);[.O15]);&quot;\\\hline&quot;)" office:value-type="string" office:string-value="r20-20-40-3&amp;52,8&amp;-27,5&amp;-7,1&amp;-1&amp;1&amp;\h{-1}&amp;0&amp;0\\\hline" calcext:value-type="string">
            <text:p>r20-20-40-3&amp;52,8&amp;-27,5&amp;-7,1&amp;-1&amp;1&amp;\h{-1}&amp;0&amp;0\\\hline</text:p>
          </table:table-cell>
          <table:table-cell table:number-columns-repeated="10"/>
        </table:table-row>
        <table:table-row table:style-name="ro2">
          <table:table-cell table:formula="of:=[$'ra-sub'.AA15]" office:value-type="string" office:string-value="r20-20-40-4" calcext:value-type="string">
            <text:p>r20-20-40-4</text:p>
          </table:table-cell>
          <table:table-cell table:formula="of:=ROUND([$'ra-sub'.AB15];2)" office:value-type="float" office:value="51.34" calcext:value-type="float">
            <text:p>51,34</text:p>
          </table:table-cell>
          <table:table-cell table:style-name="ce13" table:formula="of:=ROUND([$'ra-sub'.AC15];1)" office:value-type="float" office:value="-27.6" calcext:value-type="float">
            <text:p>-27,6</text:p>
          </table:table-cell>
          <table:table-cell table:style-name="ce13" table:formula="of:=IF(['ra-sub'.S15]=5;&quot;*&quot;;['ra-sub'.I15])" office:value-type="float" office:value="0.905844" calcext:value-type="float">
            <text:p>0,9</text:p>
          </table:table-cell>
          <table:table-cell table:style-name="ce13" table:formula="of:=IF(['ra-sub'.S15]=11;1;&quot;&quot;)">
            <text:p/>
          </table:table-cell>
          <table:table-cell table:style-name="ce13" table:formula="of:=IFERROR(IF([.I16]=0;ABS(CEILING([.C16]));ABS(([.I16]-CEILING([.C16]))/[.I16]));&quot;*&quot;)" office:value-type="float" office:value="26" calcext:value-type="float">
            <text:p>26,0</text:p>
          </table:table-cell>
          <table:table-cell table:style-name="ce13" table:formula="of:=IFERROR([.I16]-CEILING([.C16]);&quot;*&quot;)" office:value-type="float" office:value="26" calcext:value-type="float">
            <text:p>26,0</text:p>
          </table:table-cell>
          <table:table-cell table:formula="of:=ROUND(['exact-sub'.J15];1)" office:value-type="float" office:value="-7" calcext:value-type="float">
            <text:p>-7,0</text:p>
          </table:table-cell>
          <table:table-cell table:formula="of:=['exact-sub'.K15]" office:value-type="float" office:value="-1" calcext:value-type="float">
            <text:p>-1</text:p>
          </table:table-cell>
          <table:table-cell table:formula="of:=IF(['exact-sub'.L15]&lt;1000000;['exact-sub'.L15];&quot;*&quot;)" office:value-type="float" office:value="6" calcext:value-type="float">
            <text:p>6,0</text:p>
          </table:table-cell>
          <table:table-cell table:formula="of:=IF([$'exact-sub'.S15]=5;&quot;*&quot;;['exact-sub'.I15])" office:value-type="string" office:string-value="*" calcext:value-type="string">
            <text:p>*</text:p>
          </table:table-cell>
          <table:table-cell table:style-name="ce21" table:formula="of:=[$'ra-sub'.AE15]" office:value-type="float" office:value="1" calcext:value-type="float">
            <text:p>1</text:p>
          </table:table-cell>
          <table:table-cell table:style-name="ce21" table:formula="of:=[$'bcpa-sub-t600'.AE15]" office:value-type="float" office:value="-1" calcext:value-type="float">
            <text:p>-1</text:p>
          </table:table-cell>
          <table:table-cell table:style-name="ce21" table:formula="of:=[$'blpl-sub-t300'.AE15]" office:value-type="float" office:value="0" calcext:value-type="float">
            <text:p>0</text:p>
          </table:table-cell>
          <table:table-cell table:style-name="ce21" table:formula="of:=[$'sbpl-sub-t300'.AE15]" office:value-type="float" office:value="0" calcext:value-type="float">
            <text:p>0</text:p>
          </table:table-cell>
          <table:table-cell table:formula="of:=MIN([.L16:.O16])" office:value-type="float" office:value="-1" calcext:value-type="float">
            <text:p>-1</text:p>
          </table:table-cell>
          <table:table-cell table:formula="of:=ABS([.L16]-CEILING([.$C16]))" office:value-type="float" office:value="28" calcext:value-type="float">
            <text:p>28</text:p>
          </table:table-cell>
          <table:table-cell table:formula="of:=IFERROR(ABS([.M16]-CEILING([.$C16]));&quot;-&quot;)" office:value-type="float" office:value="26" calcext:value-type="float">
            <text:p>26</text:p>
          </table:table-cell>
          <table:table-cell table:formula="of:=ABS([.N16]-CEILING([.$C16]))" office:value-type="float" office:value="27" calcext:value-type="float">
            <text:p>27</text:p>
          </table:table-cell>
          <table:table-cell table:formula="of:=ABS([.O16]-CEILING([.$C16]))" office:value-type="float" office:value="27" calcext:value-type="float">
            <text:p>27</text:p>
          </table:table-cell>
          <table:table-cell table:formula="of:=IFERROR(ABS(([.L16]-CEILING([.$C16]))/CEILING([.$C16]));&quot;*&quot;)" office:value-type="float" office:value="1.03703703703704" calcext:value-type="float">
            <text:p>1,03703703703704</text:p>
          </table:table-cell>
          <table:table-cell table:style-name="ce15" table:formula="of:=IFERROR(ABS(([.M16]-CEILING([.$C16]))/CEILING([.$C16]));&quot;*&quot;)" office:value-type="float" office:value="0.962962962962963" calcext:value-type="float">
            <text:p>0,962962962962963</text:p>
          </table:table-cell>
          <table:table-cell table:formula="of:=IFERROR(ABS(([.N16]-CEILING([.$C16]))/CEILING([.$C16]));&quot;*&quot;)" office:value-type="float" office:value="1" calcext:value-type="float">
            <text:p>1</text:p>
          </table:table-cell>
          <table:table-cell table:formula="of:=IFERROR(ABS(([.O16]-CEILING([.$C16]))/CEILING([.$C16]));&quot;*&quot;)" office:value-type="float" office:value="1" calcext:value-type="float">
            <text:p>1</text:p>
          </table:table-cell>
          <table:table-cell table:formula="of:=IF([.L16]=[.$P16];1;&quot;&quot;)">
            <text:p/>
          </table:table-cell>
          <table:table-cell table:formula="of:=IF([.M16]=[.$P16];1;&quot;&quot;)" office:value-type="float" office:value="1" calcext:value-type="float">
            <text:p>1</text:p>
          </table:table-cell>
          <table:table-cell table:formula="of:=IF([.N16]=[.$P16];1;&quot;&quot;)">
            <text:p/>
          </table:table-cell>
          <table:table-cell table:formula="of:=IF([.O16]=[.$P16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D3:.D300]);1)" office:value-type="float" office:value="0.7" calcext:value-type="float">
            <text:p>0,7</text:p>
          </table:table-cell>
          <table:table-cell table:number-columns-repeated="4"/>
          <table:table-cell table:formula="of:=CONCATENATE([.A16];&quot;&amp;&quot;;[.B16];&quot;&amp;&quot;;IF([.E16]=1;CONCATENATE(&quot;\h{&quot;;[.C16];&quot;}&quot;);[.C16]);&quot;&amp;&quot;;[.H16];&quot;&amp;&quot;;IF([.J16]=0;CONCATENATE(&quot;\uu{&quot;;[.I16];&quot;}&quot;);[.I16]);&quot;&amp;&quot;;IF([.L16]=[.P16];CONCATENATE(&quot;\h{&quot;;[.L16];&quot;}&quot;);[.L16]);&quot;&amp;&quot;;IF([.M16]=[.P16];CONCATENATE(&quot;\h{&quot;;[.M16];&quot;}&quot;);[.M16]);&quot;&amp;&quot;;IF([.N16]=[.P16];CONCATENATE(&quot;\h{&quot;;[.N16];&quot;}&quot;);[.N16]);&quot;&amp;&quot;;IF([.O16]=[.P16];CONCATENATE(&quot;\h{&quot;;[.O16];&quot;}&quot;);[.O16]);&quot;\\\hline&quot;)" office:value-type="string" office:string-value="r20-20-40-4&amp;51,34&amp;-27,6&amp;-7&amp;-1&amp;1&amp;\h{-1}&amp;0&amp;0\\\hline" calcext:value-type="string">
            <text:p>r20-20-40-4&amp;51,34&amp;-27,6&amp;-7&amp;-1&amp;1&amp;\h{-1}&amp;0&amp;0\\\hline</text:p>
          </table:table-cell>
          <table:table-cell table:number-columns-repeated="10"/>
        </table:table-row>
        <table:table-row table:style-name="ro2">
          <table:table-cell table:formula="of:=[$'ra-sub'.AA16]" office:value-type="string" office:string-value="r20-20-40-5" calcext:value-type="string">
            <text:p>r20-20-40-5</text:p>
          </table:table-cell>
          <table:table-cell table:formula="of:=ROUND([$'ra-sub'.AB16];2)" office:value-type="float" office:value="51.46" calcext:value-type="float">
            <text:p>51,46</text:p>
          </table:table-cell>
          <table:table-cell table:style-name="ce13" table:formula="of:=ROUND([$'ra-sub'.AC16];1)" office:value-type="float" office:value="-27.5" calcext:value-type="float">
            <text:p>-27,5</text:p>
          </table:table-cell>
          <table:table-cell table:style-name="ce13" table:formula="of:=IF(['ra-sub'.S16]=5;&quot;*&quot;;['ra-sub'.I16])" office:value-type="float" office:value="0.839206" calcext:value-type="float">
            <text:p>0,8</text:p>
          </table:table-cell>
          <table:table-cell table:style-name="ce13" table:formula="of:=IF(['ra-sub'.S16]=11;1;&quot;&quot;)">
            <text:p/>
          </table:table-cell>
          <table:table-cell table:style-name="ce13" table:formula="of:=IFERROR(IF([.I17]=0;ABS(CEILING([.C17]));ABS(([.I17]-CEILING([.C17]))/[.I17]));&quot;*&quot;)" office:value-type="float" office:value="26" calcext:value-type="float">
            <text:p>26,0</text:p>
          </table:table-cell>
          <table:table-cell table:style-name="ce13" table:formula="of:=IFERROR([.I17]-CEILING([.C17]);&quot;*&quot;)" office:value-type="float" office:value="26" calcext:value-type="float">
            <text:p>26,0</text:p>
          </table:table-cell>
          <table:table-cell table:formula="of:=ROUND(['exact-sub'.J16];1)" office:value-type="float" office:value="-5.2" calcext:value-type="float">
            <text:p>-5,2</text:p>
          </table:table-cell>
          <table:table-cell table:formula="of:=['exact-sub'.K16]" office:value-type="float" office:value="-1" calcext:value-type="float">
            <text:p>-1</text:p>
          </table:table-cell>
          <table:table-cell table:formula="of:=IF(['exact-sub'.L16]&lt;1000000;['exact-sub'.L16];&quot;*&quot;)" office:value-type="float" office:value="4.230769" calcext:value-type="float">
            <text:p>4,2</text:p>
          </table:table-cell>
          <table:table-cell table:formula="of:=IF([$'exact-sub'.S16]=5;&quot;*&quot;;['exact-sub'.I16])" office:value-type="string" office:string-value="*" calcext:value-type="string">
            <text:p>*</text:p>
          </table:table-cell>
          <table:table-cell table:style-name="ce21" table:formula="of:=[$'ra-sub'.AE16]" office:value-type="float" office:value="1" calcext:value-type="float">
            <text:p>1</text:p>
          </table:table-cell>
          <table:table-cell table:style-name="ce21" table:formula="of:=[$'bcpa-sub-t600'.AE16]" office:value-type="float" office:value="-1" calcext:value-type="float">
            <text:p>-1</text:p>
          </table:table-cell>
          <table:table-cell table:style-name="ce21" table:formula="of:=[$'blpl-sub-t300'.AE16]" office:value-type="float" office:value="0" calcext:value-type="float">
            <text:p>0</text:p>
          </table:table-cell>
          <table:table-cell table:style-name="ce21" table:formula="of:=[$'sbpl-sub-t300'.AE16]" office:value-type="float" office:value="0" calcext:value-type="float">
            <text:p>0</text:p>
          </table:table-cell>
          <table:table-cell table:formula="of:=MIN([.L17:.O17])" office:value-type="float" office:value="-1" calcext:value-type="float">
            <text:p>-1</text:p>
          </table:table-cell>
          <table:table-cell table:formula="of:=ABS([.L17]-CEILING([.$C17]))" office:value-type="float" office:value="28" calcext:value-type="float">
            <text:p>28</text:p>
          </table:table-cell>
          <table:table-cell table:style-name="ce36" table:formula="of:=IFERROR(ABS([.M17]-CEILING([.$C17]));&quot;-&quot;)" office:value-type="float" office:value="26" calcext:value-type="float">
            <text:p>26</text:p>
          </table:table-cell>
          <table:table-cell table:formula="of:=ABS([.N17]-CEILING([.$C17]))" office:value-type="float" office:value="27" calcext:value-type="float">
            <text:p>27</text:p>
          </table:table-cell>
          <table:table-cell table:formula="of:=ABS([.O17]-CEILING([.$C17]))" office:value-type="float" office:value="27" calcext:value-type="float">
            <text:p>27</text:p>
          </table:table-cell>
          <table:table-cell table:formula="of:=IFERROR(ABS(([.L17]-CEILING([.$C17]))/CEILING([.$C17]));&quot;*&quot;)" office:value-type="float" office:value="1.03703703703704" calcext:value-type="float">
            <text:p>1,03703703703704</text:p>
          </table:table-cell>
          <table:table-cell table:style-name="ce15" table:formula="of:=IFERROR(ABS(([.M17]-CEILING([.$C17]))/CEILING([.$C17]));&quot;*&quot;)" office:value-type="float" office:value="0.962962962962963" calcext:value-type="float">
            <text:p>0,962962962962963</text:p>
          </table:table-cell>
          <table:table-cell table:formula="of:=IFERROR(ABS(([.N17]-CEILING([.$C17]))/CEILING([.$C17]));&quot;*&quot;)" office:value-type="float" office:value="1" calcext:value-type="float">
            <text:p>1</text:p>
          </table:table-cell>
          <table:table-cell table:formula="of:=IFERROR(ABS(([.O17]-CEILING([.$C17]))/CEILING([.$C17]));&quot;*&quot;)" office:value-type="float" office:value="1" calcext:value-type="float">
            <text:p>1</text:p>
          </table:table-cell>
          <table:table-cell table:formula="of:=IF([.L17]=[.$P17];1;&quot;&quot;)">
            <text:p/>
          </table:table-cell>
          <table:table-cell table:style-name="ce37" table:formula="of:=IF([.M17]=[.$P17];1;&quot;&quot;)" office:value-type="float" office:value="1" calcext:value-type="float">
            <text:p>1</text:p>
          </table:table-cell>
          <table:table-cell table:formula="of:=IF([.N17]=[.$P17];1;&quot;&quot;)">
            <text:p/>
          </table:table-cell>
          <table:table-cell table:formula="of:=IF([.O17]=[.$P17];1;&quot;&quot;)">
            <text:p/>
          </table:table-cell>
          <table:table-cell/>
          <table:table-cell office:value-type="string" calcext:value-type="string">
            <text:p>B&amp;Btime</text:p>
          </table:table-cell>
          <table:table-cell office:value-type="string" calcext:value-type="string">
            <text:p>avg</text:p>
          </table:table-cell>
          <table:table-cell table:style-name="ce37" table:formula="of:=IFERROR(ROUND(AVERAGE([.K3:.K300]);1);&quot;*&quot;)" office:value-type="float" office:value="77.6" calcext:value-type="float">
            <text:p>77,6</text:p>
          </table:table-cell>
          <table:table-cell table:number-columns-repeated="4"/>
          <table:table-cell table:formula="of:=CONCATENATE([.A17];&quot;&amp;&quot;;[.B17];&quot;&amp;&quot;;IF([.E17]=1;CONCATENATE(&quot;\h{&quot;;[.C17];&quot;}&quot;);[.C17]);&quot;&amp;&quot;;[.H17];&quot;&amp;&quot;;IF([.J17]=0;CONCATENATE(&quot;\uu{&quot;;[.I17];&quot;}&quot;);[.I17]);&quot;&amp;&quot;;IF([.L17]=[.P17];CONCATENATE(&quot;\h{&quot;;[.L17];&quot;}&quot;);[.L17]);&quot;&amp;&quot;;IF([.M17]=[.P17];CONCATENATE(&quot;\h{&quot;;[.M17];&quot;}&quot;);[.M17]);&quot;&amp;&quot;;IF([.N17]=[.P17];CONCATENATE(&quot;\h{&quot;;[.N17];&quot;}&quot;);[.N17]);&quot;&amp;&quot;;IF([.O17]=[.P17];CONCATENATE(&quot;\h{&quot;;[.O17];&quot;}&quot;);[.O17]);&quot;\\\hline&quot;)" office:value-type="string" office:string-value="r20-20-40-5&amp;51,46&amp;-27,5&amp;-5,2&amp;-1&amp;1&amp;\h{-1}&amp;0&amp;0\\\hline" calcext:value-type="string">
            <text:p>r20-20-40-5&amp;51,46&amp;-27,5&amp;-5,2&amp;-1&amp;1&amp;\h{-1}&amp;0&amp;0\\\hline</text:p>
          </table:table-cell>
          <table:table-cell table:number-columns-repeated="10"/>
        </table:table-row>
        <table:table-row table:style-name="ro2">
          <table:table-cell table:formula="of:=[$'ra-sub'.AA17]" office:value-type="string" office:string-value="r20-25-50-1" calcext:value-type="string">
            <text:p>r20-25-50-1</text:p>
          </table:table-cell>
          <table:table-cell table:formula="of:=ROUND([$'ra-sub'.AB17];2)" office:value-type="float" office:value="57.6" calcext:value-type="float">
            <text:p>57,6</text:p>
          </table:table-cell>
          <table:table-cell table:style-name="ce13" table:formula="of:=ROUND([$'ra-sub'.AC17];1)" office:value-type="float" office:value="-34.6" calcext:value-type="float">
            <text:p>-34,6</text:p>
          </table:table-cell>
          <table:table-cell table:style-name="ce13" table:formula="of:=IF(['ra-sub'.S17]=5;&quot;*&quot;;['ra-sub'.I17])" office:value-type="float" office:value="2.288785" calcext:value-type="float">
            <text:p>2,3</text:p>
          </table:table-cell>
          <table:table-cell table:style-name="ce13" table:formula="of:=IF(['ra-sub'.S17]=11;1;&quot;&quot;)">
            <text:p/>
          </table:table-cell>
          <table:table-cell table:style-name="ce13" table:formula="of:=IFERROR(IF([.I18]=0;ABS(CEILING([.C18]));ABS(([.I18]-CEILING([.C18]))/[.I18]));&quot;*&quot;)" office:value-type="float" office:value="34" calcext:value-type="float">
            <text:p>34,0</text:p>
          </table:table-cell>
          <table:table-cell table:style-name="ce13" table:formula="of:=IFERROR([.I18]-CEILING([.C18]);&quot;*&quot;)" office:value-type="float" office:value="34" calcext:value-type="float">
            <text:p>34,0</text:p>
          </table:table-cell>
          <table:table-cell table:formula="of:=ROUND(['exact-sub'.J17];1)" office:value-type="float" office:value="-34.3" calcext:value-type="float">
            <text:p>-34,3</text:p>
          </table:table-cell>
          <table:table-cell table:formula="of:=['exact-sub'.K17]" office:value-type="float" office:value="0" calcext:value-type="float">
            <text:p>0</text:p>
          </table:table-cell>
          <table:table-cell table:formula="of:=IF(['exact-sub'.L17]&lt;1000000;['exact-sub'.L17];&quot;*&quot;)" office:value-type="string" office:string-value="*" calcext:value-type="string">
            <text:p>*</text:p>
          </table:table-cell>
          <table:table-cell table:formula="of:=IF([$'exact-sub'.S17]=5;&quot;*&quot;;['exact-sub'.I17])" office:value-type="string" office:string-value="*" calcext:value-type="string">
            <text:p>*</text:p>
          </table:table-cell>
          <table:table-cell table:style-name="ce21" table:formula="of:=[$'ra-sub'.AE17]" office:value-type="float" office:value="0" calcext:value-type="float">
            <text:p>0</text:p>
          </table:table-cell>
          <table:table-cell table:style-name="ce21" table:formula="of:=[$'bcpa-sub-t600'.AE17]" office:value-type="float" office:value="0" calcext:value-type="float">
            <text:p>0</text:p>
          </table:table-cell>
          <table:table-cell table:style-name="ce21" table:formula="of:=[$'blpl-sub-t300'.AE17]" office:value-type="float" office:value="0" calcext:value-type="float">
            <text:p>0</text:p>
          </table:table-cell>
          <table:table-cell table:style-name="ce21" table:formula="of:=[$'sbpl-sub-t300'.AE17]" office:value-type="float" office:value="-1" calcext:value-type="float">
            <text:p>-1</text:p>
          </table:table-cell>
          <table:table-cell table:formula="of:=MIN([.L18:.O18])" office:value-type="float" office:value="-1" calcext:value-type="float">
            <text:p>-1</text:p>
          </table:table-cell>
          <table:table-cell table:formula="of:=ABS([.L18]-CEILING([.$C18]))" office:value-type="float" office:value="34" calcext:value-type="float">
            <text:p>34</text:p>
          </table:table-cell>
          <table:table-cell table:formula="of:=IFERROR(ABS([.M18]-CEILING([.$C18]));&quot;-&quot;)" office:value-type="float" office:value="34" calcext:value-type="float">
            <text:p>34</text:p>
          </table:table-cell>
          <table:table-cell table:formula="of:=ABS([.N18]-CEILING([.$C18]))" office:value-type="float" office:value="34" calcext:value-type="float">
            <text:p>34</text:p>
          </table:table-cell>
          <table:table-cell table:formula="of:=ABS([.O18]-CEILING([.$C18]))" office:value-type="float" office:value="33" calcext:value-type="float">
            <text:p>33</text:p>
          </table:table-cell>
          <table:table-cell table:formula="of:=IFERROR(ABS(([.L18]-CEILING([.$C18]))/CEILING([.$C18]));&quot;*&quot;)" office:value-type="float" office:value="1" calcext:value-type="float">
            <text:p>1</text:p>
          </table:table-cell>
          <table:table-cell table:style-name="ce15" table:formula="of:=IFERROR(ABS(([.M18]-CEILING([.$C18]))/CEILING([.$C18]));&quot;*&quot;)" office:value-type="float" office:value="1" calcext:value-type="float">
            <text:p>1</text:p>
          </table:table-cell>
          <table:table-cell table:formula="of:=IFERROR(ABS(([.N18]-CEILING([.$C18]))/CEILING([.$C18]));&quot;*&quot;)" office:value-type="float" office:value="1" calcext:value-type="float">
            <text:p>1</text:p>
          </table:table-cell>
          <table:table-cell table:formula="of:=IFERROR(ABS(([.O18]-CEILING([.$C18]))/CEILING([.$C18]));&quot;*&quot;)" office:value-type="float" office:value="0.970588235294118" calcext:value-type="float">
            <text:p>0,970588235294118</text:p>
          </table:table-cell>
          <table:table-cell table:style-name="ce37" table:formula="of:=IF([.L18]=[.$P18];1;&quot;&quot;)">
            <text:p/>
          </table:table-cell>
          <table:table-cell table:formula="of:=IF([.M18]=[.$P18];1;&quot;&quot;)">
            <text:p/>
          </table:table-cell>
          <table:table-cell table:formula="of:=IF([.N18]=[.$P18];1;&quot;&quot;)">
            <text:p/>
          </table:table-cell>
          <table:table-cell table:formula="of:=IF([.O18]=[.$P18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style-name="ce37" table:formula="of:=IFERROR(ROUND(STDEV([.K3:.K300]);1);&quot;*&quot;)" office:value-type="float" office:value="262.6" calcext:value-type="float">
            <text:p>262,6</text:p>
          </table:table-cell>
          <table:table-cell table:number-columns-repeated="4"/>
          <table:table-cell table:formula="of:=CONCATENATE([.A18];&quot;&amp;&quot;;[.B18];&quot;&amp;&quot;;IF([.E18]=1;CONCATENATE(&quot;\h{&quot;;[.C18];&quot;}&quot;);[.C18]);&quot;&amp;&quot;;[.H18];&quot;&amp;&quot;;IF([.J18]=0;CONCATENATE(&quot;\uu{&quot;;[.I18];&quot;}&quot;);[.I18]);&quot;&amp;&quot;;IF([.L18]=[.P18];CONCATENATE(&quot;\h{&quot;;[.L18];&quot;}&quot;);[.L18]);&quot;&amp;&quot;;IF([.M18]=[.P18];CONCATENATE(&quot;\h{&quot;;[.M18];&quot;}&quot;);[.M18]);&quot;&amp;&quot;;IF([.N18]=[.P18];CONCATENATE(&quot;\h{&quot;;[.N18];&quot;}&quot;);[.N18]);&quot;&amp;&quot;;IF([.O18]=[.P18];CONCATENATE(&quot;\h{&quot;;[.O18];&quot;}&quot;);[.O18]);&quot;\\\hline&quot;)" office:value-type="string" office:string-value="r20-25-50-1&amp;57,6&amp;-34,6&amp;-34,3&amp;0&amp;0&amp;0&amp;0&amp;\h{-1}\\\hline" calcext:value-type="string">
            <text:p>r20-25-50-1&amp;57,6&amp;-34,6&amp;-34,3&amp;0&amp;0&amp;0&amp;0&amp;\h{-1}\\\hline</text:p>
          </table:table-cell>
          <table:table-cell table:number-columns-repeated="10"/>
        </table:table-row>
        <table:table-row table:style-name="ro2">
          <table:table-cell table:formula="of:=[$'ra-sub'.AA18]" office:value-type="string" office:string-value="r20-25-50-2" calcext:value-type="string">
            <text:p>r20-25-50-2</text:p>
          </table:table-cell>
          <table:table-cell table:formula="of:=ROUND([$'ra-sub'.AB18];2)" office:value-type="float" office:value="57.97" calcext:value-type="float">
            <text:p>57,97</text:p>
          </table:table-cell>
          <table:table-cell table:style-name="ce13" table:formula="of:=ROUND([$'ra-sub'.AC18];1)" office:value-type="float" office:value="-34.7" calcext:value-type="float">
            <text:p>-34,7</text:p>
          </table:table-cell>
          <table:table-cell table:style-name="ce13" table:formula="of:=IF(['ra-sub'.S18]=5;&quot;*&quot;;['ra-sub'.I18])" office:value-type="float" office:value="4.006644" calcext:value-type="float">
            <text:p>4,0</text:p>
          </table:table-cell>
          <table:table-cell table:style-name="ce13" table:formula="of:=IF(['ra-sub'.S18]=11;1;&quot;&quot;)">
            <text:p/>
          </table:table-cell>
          <table:table-cell table:style-name="ce13" table:formula="of:=IFERROR(IF([.I19]=0;ABS(CEILING([.C19]));ABS(([.I19]-CEILING([.C19]))/[.I19]));&quot;*&quot;)" office:value-type="float" office:value="34" calcext:value-type="float">
            <text:p>34,0</text:p>
          </table:table-cell>
          <table:table-cell table:style-name="ce13" table:formula="of:=IFERROR([.I19]-CEILING([.C19]);&quot;*&quot;)" office:value-type="float" office:value="34" calcext:value-type="float">
            <text:p>34,0</text:p>
          </table:table-cell>
          <table:table-cell table:formula="of:=ROUND(['exact-sub'.J18];1)" office:value-type="float" office:value="-34.4" calcext:value-type="float">
            <text:p>-34,4</text:p>
          </table:table-cell>
          <table:table-cell table:formula="of:=['exact-sub'.K18]" office:value-type="float" office:value="0" calcext:value-type="float">
            <text:p>0</text:p>
          </table:table-cell>
          <table:table-cell table:formula="of:=IF(['exact-sub'.L18]&lt;1000000;['exact-sub'.L18];&quot;*&quot;)" office:value-type="string" office:string-value="*" calcext:value-type="string">
            <text:p>*</text:p>
          </table:table-cell>
          <table:table-cell table:formula="of:=IF([$'exact-sub'.S18]=5;&quot;*&quot;;['exact-sub'.I18])" office:value-type="string" office:string-value="*" calcext:value-type="string">
            <text:p>*</text:p>
          </table:table-cell>
          <table:table-cell table:style-name="ce21" table:formula="of:=[$'ra-sub'.AE18]" office:value-type="float" office:value="1" calcext:value-type="float">
            <text:p>1</text:p>
          </table:table-cell>
          <table:table-cell table:style-name="ce21" table:formula="of:=[$'bcpa-sub-t600'.AE18]" office:value-type="float" office:value="-1" calcext:value-type="float">
            <text:p>-1</text:p>
          </table:table-cell>
          <table:table-cell table:style-name="ce21" table:formula="of:=[$'blpl-sub-t300'.AE18]" office:value-type="float" office:value="0" calcext:value-type="float">
            <text:p>0</text:p>
          </table:table-cell>
          <table:table-cell table:style-name="ce21" table:formula="of:=[$'sbpl-sub-t300'.AE18]" office:value-type="float" office:value="0" calcext:value-type="float">
            <text:p>0</text:p>
          </table:table-cell>
          <table:table-cell table:formula="of:=MIN([.L19:.O19])" office:value-type="float" office:value="-1" calcext:value-type="float">
            <text:p>-1</text:p>
          </table:table-cell>
          <table:table-cell table:formula="of:=ABS([.L19]-CEILING([.$C19]))" office:value-type="float" office:value="35" calcext:value-type="float">
            <text:p>35</text:p>
          </table:table-cell>
          <table:table-cell table:style-name="ce36" table:formula="of:=IFERROR(ABS([.M19]-CEILING([.$C19]));&quot;-&quot;)" office:value-type="float" office:value="33" calcext:value-type="float">
            <text:p>33</text:p>
          </table:table-cell>
          <table:table-cell table:formula="of:=ABS([.N19]-CEILING([.$C19]))" office:value-type="float" office:value="34" calcext:value-type="float">
            <text:p>34</text:p>
          </table:table-cell>
          <table:table-cell table:formula="of:=ABS([.O19]-CEILING([.$C19]))" office:value-type="float" office:value="34" calcext:value-type="float">
            <text:p>34</text:p>
          </table:table-cell>
          <table:table-cell table:formula="of:=IFERROR(ABS(([.L19]-CEILING([.$C19]))/CEILING([.$C19]));&quot;*&quot;)" office:value-type="float" office:value="1.02941176470588" calcext:value-type="float">
            <text:p>1,02941176470588</text:p>
          </table:table-cell>
          <table:table-cell table:style-name="ce15" table:formula="of:=IFERROR(ABS(([.M19]-CEILING([.$C19]))/CEILING([.$C19]));&quot;*&quot;)" office:value-type="float" office:value="0.970588235294118" calcext:value-type="float">
            <text:p>0,970588235294118</text:p>
          </table:table-cell>
          <table:table-cell table:formula="of:=IFERROR(ABS(([.N19]-CEILING([.$C19]))/CEILING([.$C19]));&quot;*&quot;)" office:value-type="float" office:value="1" calcext:value-type="float">
            <text:p>1</text:p>
          </table:table-cell>
          <table:table-cell table:formula="of:=IFERROR(ABS(([.O19]-CEILING([.$C19]))/CEILING([.$C19]));&quot;*&quot;)" office:value-type="float" office:value="1" calcext:value-type="float">
            <text:p>1</text:p>
          </table:table-cell>
          <table:table-cell table:formula="of:=IF([.L19]=[.$P19];1;&quot;&quot;)">
            <text:p/>
          </table:table-cell>
          <table:table-cell table:style-name="ce37" table:formula="of:=IF([.M19]=[.$P19];1;&quot;&quot;)" office:value-type="float" office:value="1" calcext:value-type="float">
            <text:p>1</text:p>
          </table:table-cell>
          <table:table-cell table:style-name="ce37" table:formula="of:=IF([.N19]=[.$P19];1;&quot;&quot;)">
            <text:p/>
          </table:table-cell>
          <table:table-cell table:formula="of:=IF([.O19]=[.$P19];1;&quot;&quot;)">
            <text:p/>
          </table:table-cell>
          <table:table-cell/>
          <table:table-cell office:value-type="string" calcext:value-type="string">
            <text:p>gap</text:p>
          </table:table-cell>
          <table:table-cell office:value-type="string" calcext:value-type="string">
            <text:p>avg</text:p>
          </table:table-cell>
          <table:table-cell table:formula="of:=ROUND(AVERAGE([.J3:.J300]);1)" office:value-type="float" office:value="2.2" calcext:value-type="float">
            <text:p>2,2</text:p>
          </table:table-cell>
          <table:table-cell/>
          <table:table-cell office:value-type="string" calcext:value-type="string">
            <text:p>← it is the ratio between (UB-LB) and UB</text:p>
          </table:table-cell>
          <table:table-cell table:number-columns-repeated="2"/>
          <table:table-cell table:formula="of:=CONCATENATE([.A19];&quot;&amp;&quot;;[.B19];&quot;&amp;&quot;;IF([.E19]=1;CONCATENATE(&quot;\h{&quot;;[.C19];&quot;}&quot;);[.C19]);&quot;&amp;&quot;;[.H19];&quot;&amp;&quot;;IF([.J19]=0;CONCATENATE(&quot;\uu{&quot;;[.I19];&quot;}&quot;);[.I19]);&quot;&amp;&quot;;IF([.L19]=[.P19];CONCATENATE(&quot;\h{&quot;;[.L19];&quot;}&quot;);[.L19]);&quot;&amp;&quot;;IF([.M19]=[.P19];CONCATENATE(&quot;\h{&quot;;[.M19];&quot;}&quot;);[.M19]);&quot;&amp;&quot;;IF([.N19]=[.P19];CONCATENATE(&quot;\h{&quot;;[.N19];&quot;}&quot;);[.N19]);&quot;&amp;&quot;;IF([.O19]=[.P19];CONCATENATE(&quot;\h{&quot;;[.O19];&quot;}&quot;);[.O19]);&quot;\\\hline&quot;)" office:value-type="string" office:string-value="r20-25-50-2&amp;57,97&amp;-34,7&amp;-34,4&amp;0&amp;1&amp;\h{-1}&amp;0&amp;0\\\hline" calcext:value-type="string">
            <text:p>r20-25-50-2&amp;57,97&amp;-34,7&amp;-34,4&amp;0&amp;1&amp;\h{-1}&amp;0&amp;0\\\hline</text:p>
          </table:table-cell>
          <table:table-cell table:number-columns-repeated="10"/>
        </table:table-row>
        <table:table-row table:style-name="ro2">
          <table:table-cell table:formula="of:=[$'ra-sub'.AA19]" office:value-type="string" office:string-value="r20-25-50-3" calcext:value-type="string">
            <text:p>r20-25-50-3</text:p>
          </table:table-cell>
          <table:table-cell table:formula="of:=ROUND([$'ra-sub'.AB19];2)" office:value-type="float" office:value="58.52" calcext:value-type="float">
            <text:p>58,52</text:p>
          </table:table-cell>
          <table:table-cell table:style-name="ce13" table:formula="of:=ROUND([$'ra-sub'.AC19];1)" office:value-type="float" office:value="-34.6" calcext:value-type="float">
            <text:p>-34,6</text:p>
          </table:table-cell>
          <table:table-cell table:style-name="ce13" table:formula="of:=IF(['ra-sub'.S19]=5;&quot;*&quot;;['ra-sub'.I19])" office:value-type="float" office:value="1.735177" calcext:value-type="float">
            <text:p>1,7</text:p>
          </table:table-cell>
          <table:table-cell table:style-name="ce13" table:formula="of:=IF(['ra-sub'.S19]=11;1;&quot;&quot;)">
            <text:p/>
          </table:table-cell>
          <table:table-cell table:style-name="ce13" table:formula="of:=IFERROR(IF([.I20]=0;ABS(CEILING([.C20]));ABS(([.I20]-CEILING([.C20]))/[.I20]));&quot;*&quot;)" office:value-type="float" office:value="34" calcext:value-type="float">
            <text:p>34,0</text:p>
          </table:table-cell>
          <table:table-cell table:style-name="ce13" table:formula="of:=IFERROR([.I20]-CEILING([.C20]);&quot;*&quot;)" office:value-type="float" office:value="34" calcext:value-type="float">
            <text:p>34,0</text:p>
          </table:table-cell>
          <table:table-cell table:formula="of:=ROUND(['exact-sub'.J19];1)" office:value-type="float" office:value="-34.4" calcext:value-type="float">
            <text:p>-34,4</text:p>
          </table:table-cell>
          <table:table-cell table:formula="of:=['exact-sub'.K19]" office:value-type="float" office:value="0" calcext:value-type="float">
            <text:p>0</text:p>
          </table:table-cell>
          <table:table-cell table:formula="of:=IF(['exact-sub'.L19]&lt;1000000;['exact-sub'.L19];&quot;*&quot;)" office:value-type="string" office:string-value="*" calcext:value-type="string">
            <text:p>*</text:p>
          </table:table-cell>
          <table:table-cell table:formula="of:=IF([$'exact-sub'.S19]=5;&quot;*&quot;;['exact-sub'.I19])" office:value-type="string" office:string-value="*" calcext:value-type="string">
            <text:p>*</text:p>
          </table:table-cell>
          <table:table-cell table:style-name="ce21" table:formula="of:=[$'ra-sub'.AE19]" office:value-type="float" office:value="1" calcext:value-type="float">
            <text:p>1</text:p>
          </table:table-cell>
          <table:table-cell table:style-name="ce21" table:formula="of:=[$'bcpa-sub-t600'.AE19]" office:value-type="float" office:value="0" calcext:value-type="float">
            <text:p>0</text:p>
          </table:table-cell>
          <table:table-cell table:style-name="ce21" table:formula="of:=[$'blpl-sub-t300'.AE19]" office:value-type="float" office:value="1" calcext:value-type="float">
            <text:p>1</text:p>
          </table:table-cell>
          <table:table-cell table:style-name="ce21" table:formula="of:=[$'sbpl-sub-t300'.AE19]" office:value-type="float" office:value="0" calcext:value-type="float">
            <text:p>0</text:p>
          </table:table-cell>
          <table:table-cell table:formula="of:=MIN([.L20:.O20])" office:value-type="float" office:value="0" calcext:value-type="float">
            <text:p>0</text:p>
          </table:table-cell>
          <table:table-cell table:formula="of:=ABS([.L20]-CEILING([.$C20]))" office:value-type="float" office:value="35" calcext:value-type="float">
            <text:p>35</text:p>
          </table:table-cell>
          <table:table-cell table:style-name="ce36" table:formula="of:=IFERROR(ABS([.M20]-CEILING([.$C20]));&quot;-&quot;)" office:value-type="float" office:value="34" calcext:value-type="float">
            <text:p>34</text:p>
          </table:table-cell>
          <table:table-cell table:formula="of:=ABS([.N20]-CEILING([.$C20]))" office:value-type="float" office:value="35" calcext:value-type="float">
            <text:p>35</text:p>
          </table:table-cell>
          <table:table-cell table:formula="of:=ABS([.O20]-CEILING([.$C20]))" office:value-type="float" office:value="34" calcext:value-type="float">
            <text:p>34</text:p>
          </table:table-cell>
          <table:table-cell table:formula="of:=IFERROR(ABS(([.L20]-CEILING([.$C20]))/CEILING([.$C20]));&quot;*&quot;)" office:value-type="float" office:value="1.02941176470588" calcext:value-type="float">
            <text:p>1,02941176470588</text:p>
          </table:table-cell>
          <table:table-cell table:style-name="ce15" table:formula="of:=IFERROR(ABS(([.M20]-CEILING([.$C20]))/CEILING([.$C20]));&quot;*&quot;)" office:value-type="float" office:value="1" calcext:value-type="float">
            <text:p>1</text:p>
          </table:table-cell>
          <table:table-cell table:formula="of:=IFERROR(ABS(([.N20]-CEILING([.$C20]))/CEILING([.$C20]));&quot;*&quot;)" office:value-type="float" office:value="1.02941176470588" calcext:value-type="float">
            <text:p>1,02941176470588</text:p>
          </table:table-cell>
          <table:table-cell table:formula="of:=IFERROR(ABS(([.O20]-CEILING([.$C20]))/CEILING([.$C20]));&quot;*&quot;)" office:value-type="float" office:value="1" calcext:value-type="float">
            <text:p>1</text:p>
          </table:table-cell>
          <table:table-cell table:formula="of:=IF([.L20]=[.$P20];1;&quot;&quot;)">
            <text:p/>
          </table:table-cell>
          <table:table-cell table:style-name="ce37" table:formula="of:=IF([.M20]=[.$P20];1;&quot;&quot;)" office:value-type="float" office:value="1" calcext:value-type="float">
            <text:p>1</text:p>
          </table:table-cell>
          <table:table-cell table:formula="of:=IF([.N20]=[.$P20];1;&quot;&quot;)">
            <text:p/>
          </table:table-cell>
          <table:table-cell table:formula="of:=IF([.O20]=[.$P20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J3:.J300]);1)" office:value-type="float" office:value="6.2" calcext:value-type="float">
            <text:p>6,2</text:p>
          </table:table-cell>
          <table:table-cell table:number-columns-repeated="4"/>
          <table:table-cell table:formula="of:=CONCATENATE([.A20];&quot;&amp;&quot;;[.B20];&quot;&amp;&quot;;IF([.E20]=1;CONCATENATE(&quot;\h{&quot;;[.C20];&quot;}&quot;);[.C20]);&quot;&amp;&quot;;[.H20];&quot;&amp;&quot;;IF([.J20]=0;CONCATENATE(&quot;\uu{&quot;;[.I20];&quot;}&quot;);[.I20]);&quot;&amp;&quot;;IF([.L20]=[.P20];CONCATENATE(&quot;\h{&quot;;[.L20];&quot;}&quot;);[.L20]);&quot;&amp;&quot;;IF([.M20]=[.P20];CONCATENATE(&quot;\h{&quot;;[.M20];&quot;}&quot;);[.M20]);&quot;&amp;&quot;;IF([.N20]=[.P20];CONCATENATE(&quot;\h{&quot;;[.N20];&quot;}&quot;);[.N20]);&quot;&amp;&quot;;IF([.O20]=[.P20];CONCATENATE(&quot;\h{&quot;;[.O20];&quot;}&quot;);[.O20]);&quot;\\\hline&quot;)" office:value-type="string" office:string-value="r20-25-50-3&amp;58,52&amp;-34,6&amp;-34,4&amp;0&amp;1&amp;\h{0}&amp;1&amp;\h{0}\\\hline" calcext:value-type="string">
            <text:p>r20-25-50-3&amp;58,52&amp;-34,6&amp;-34,4&amp;0&amp;1&amp;\h{0}&amp;1&amp;\h{0}\\\hline</text:p>
          </table:table-cell>
          <table:table-cell table:number-columns-repeated="10"/>
        </table:table-row>
        <table:table-row table:style-name="ro2">
          <table:table-cell table:formula="of:=[$'ra-sub'.AA20]" office:value-type="string" office:string-value="r20-25-50-4" calcext:value-type="string">
            <text:p>r20-25-50-4</text:p>
          </table:table-cell>
          <table:table-cell table:formula="of:=ROUND([$'ra-sub'.AB20];2)" office:value-type="float" office:value="60.53" calcext:value-type="float">
            <text:p>60,53</text:p>
          </table:table-cell>
          <table:table-cell table:style-name="ce13" table:formula="of:=ROUND([$'ra-sub'.AC20];1)" office:value-type="float" office:value="-34.6" calcext:value-type="float">
            <text:p>-34,6</text:p>
          </table:table-cell>
          <table:table-cell table:style-name="ce13" table:formula="of:=IF(['ra-sub'.S20]=5;&quot;*&quot;;['ra-sub'.I20])" office:value-type="float" office:value="2.612984" calcext:value-type="float">
            <text:p>2,6</text:p>
          </table:table-cell>
          <table:table-cell table:style-name="ce13" table:formula="of:=IF(['ra-sub'.S20]=11;1;&quot;&quot;)">
            <text:p/>
          </table:table-cell>
          <table:table-cell table:style-name="ce13" table:formula="of:=IFERROR(IF([.I21]=0;ABS(CEILING([.C21]));ABS(([.I21]-CEILING([.C21]))/[.I21]));&quot;*&quot;)" office:value-type="float" office:value="34" calcext:value-type="float">
            <text:p>34,0</text:p>
          </table:table-cell>
          <table:table-cell table:style-name="ce13" table:formula="of:=IFERROR([.I21]-CEILING([.C21]);&quot;*&quot;)" office:value-type="float" office:value="34" calcext:value-type="float">
            <text:p>34,0</text:p>
          </table:table-cell>
          <table:table-cell table:formula="of:=ROUND(['exact-sub'.J20];1)" office:value-type="float" office:value="-34.3" calcext:value-type="float">
            <text:p>-34,3</text:p>
          </table:table-cell>
          <table:table-cell table:formula="of:=['exact-sub'.K20]" office:value-type="float" office:value="0" calcext:value-type="float">
            <text:p>0</text:p>
          </table:table-cell>
          <table:table-cell table:formula="of:=IF(['exact-sub'.L20]&lt;1000000;['exact-sub'.L20];&quot;*&quot;)" office:value-type="string" office:string-value="*" calcext:value-type="string">
            <text:p>*</text:p>
          </table:table-cell>
          <table:table-cell table:formula="of:=IF([$'exact-sub'.S20]=5;&quot;*&quot;;['exact-sub'.I20])" office:value-type="string" office:string-value="*" calcext:value-type="string">
            <text:p>*</text:p>
          </table:table-cell>
          <table:table-cell table:style-name="ce21" table:formula="of:=[$'ra-sub'.AE20]" office:value-type="float" office:value="1" calcext:value-type="float">
            <text:p>1</text:p>
          </table:table-cell>
          <table:table-cell table:style-name="ce21" table:formula="of:=[$'bcpa-sub-t600'.AE20]" office:value-type="float" office:value="0" calcext:value-type="float">
            <text:p>0</text:p>
          </table:table-cell>
          <table:table-cell table:style-name="ce21" table:formula="of:=[$'blpl-sub-t300'.AE20]" office:value-type="float" office:value="1" calcext:value-type="float">
            <text:p>1</text:p>
          </table:table-cell>
          <table:table-cell table:style-name="ce21" table:formula="of:=[$'sbpl-sub-t300'.AE20]" office:value-type="float" office:value="0" calcext:value-type="float">
            <text:p>0</text:p>
          </table:table-cell>
          <table:table-cell table:formula="of:=MIN([.L21:.O21])" office:value-type="float" office:value="0" calcext:value-type="float">
            <text:p>0</text:p>
          </table:table-cell>
          <table:table-cell table:formula="of:=ABS([.L21]-CEILING([.$C21]))" office:value-type="float" office:value="35" calcext:value-type="float">
            <text:p>35</text:p>
          </table:table-cell>
          <table:table-cell table:style-name="ce36" table:formula="of:=IFERROR(ABS([.M21]-CEILING([.$C21]));&quot;-&quot;)" office:value-type="float" office:value="34" calcext:value-type="float">
            <text:p>34</text:p>
          </table:table-cell>
          <table:table-cell table:formula="of:=ABS([.N21]-CEILING([.$C21]))" office:value-type="float" office:value="35" calcext:value-type="float">
            <text:p>35</text:p>
          </table:table-cell>
          <table:table-cell table:formula="of:=ABS([.O21]-CEILING([.$C21]))" office:value-type="float" office:value="34" calcext:value-type="float">
            <text:p>34</text:p>
          </table:table-cell>
          <table:table-cell table:formula="of:=IFERROR(ABS(([.L21]-CEILING([.$C21]))/CEILING([.$C21]));&quot;*&quot;)" office:value-type="float" office:value="1.02941176470588" calcext:value-type="float">
            <text:p>1,02941176470588</text:p>
          </table:table-cell>
          <table:table-cell table:style-name="ce15" table:formula="of:=IFERROR(ABS(([.M21]-CEILING([.$C21]))/CEILING([.$C21]));&quot;*&quot;)" office:value-type="float" office:value="1" calcext:value-type="float">
            <text:p>1</text:p>
          </table:table-cell>
          <table:table-cell table:formula="of:=IFERROR(ABS(([.N21]-CEILING([.$C21]))/CEILING([.$C21]));&quot;*&quot;)" office:value-type="float" office:value="1.02941176470588" calcext:value-type="float">
            <text:p>1,02941176470588</text:p>
          </table:table-cell>
          <table:table-cell table:formula="of:=IFERROR(ABS(([.O21]-CEILING([.$C21]))/CEILING([.$C21]));&quot;*&quot;)" office:value-type="float" office:value="1" calcext:value-type="float">
            <text:p>1</text:p>
          </table:table-cell>
          <table:table-cell table:formula="of:=IF([.L21]=[.$P21];1;&quot;&quot;)">
            <text:p/>
          </table:table-cell>
          <table:table-cell table:style-name="ce37" table:formula="of:=IF([.M21]=[.$P21];1;&quot;&quot;)" office:value-type="float" office:value="1" calcext:value-type="float">
            <text:p>1</text:p>
          </table:table-cell>
          <table:table-cell table:formula="of:=IF([.N21]=[.$P21];1;&quot;&quot;)">
            <text:p/>
          </table:table-cell>
          <table:table-cell table:formula="of:=IF([.O21]=[.$P21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%opt</text:p>
          </table:table-cell>
          <table:table-cell office:value-type="string" calcext:value-type="string">
            <text:p>B&amp;B</text:p>
          </table:table-cell>
          <table:table-cell table:formula="of:=ROUND(100*COUNTIF([.J3:.J300];0)/[.AE6];1)" office:value-type="float" office:value="48" calcext:value-type="float">
            <text:p>48</text:p>
          </table:table-cell>
          <table:table-cell table:number-columns-repeated="4"/>
          <table:table-cell table:formula="of:=CONCATENATE([.A21];&quot;&amp;&quot;;[.B21];&quot;&amp;&quot;;IF([.E21]=1;CONCATENATE(&quot;\h{&quot;;[.C21];&quot;}&quot;);[.C21]);&quot;&amp;&quot;;[.H21];&quot;&amp;&quot;;IF([.J21]=0;CONCATENATE(&quot;\uu{&quot;;[.I21];&quot;}&quot;);[.I21]);&quot;&amp;&quot;;IF([.L21]=[.P21];CONCATENATE(&quot;\h{&quot;;[.L21];&quot;}&quot;);[.L21]);&quot;&amp;&quot;;IF([.M21]=[.P21];CONCATENATE(&quot;\h{&quot;;[.M21];&quot;}&quot;);[.M21]);&quot;&amp;&quot;;IF([.N21]=[.P21];CONCATENATE(&quot;\h{&quot;;[.N21];&quot;}&quot;);[.N21]);&quot;&amp;&quot;;IF([.O21]=[.P21];CONCATENATE(&quot;\h{&quot;;[.O21];&quot;}&quot;);[.O21]);&quot;\\\hline&quot;)" office:value-type="string" office:string-value="r20-25-50-4&amp;60,53&amp;-34,6&amp;-34,3&amp;0&amp;1&amp;\h{0}&amp;1&amp;\h{0}\\\hline" calcext:value-type="string">
            <text:p>r20-25-50-4&amp;60,53&amp;-34,6&amp;-34,3&amp;0&amp;1&amp;\h{0}&amp;1&amp;\h{0}\\\hline</text:p>
          </table:table-cell>
          <table:table-cell table:number-columns-repeated="10"/>
        </table:table-row>
        <table:table-row table:style-name="ro2">
          <table:table-cell table:formula="of:=[$'ra-sub'.AA21]" office:value-type="string" office:string-value="r20-25-50-5" calcext:value-type="string">
            <text:p>r20-25-50-5</text:p>
          </table:table-cell>
          <table:table-cell table:formula="of:=ROUND([$'ra-sub'.AB21];2)" office:value-type="float" office:value="57.14" calcext:value-type="float">
            <text:p>57,14</text:p>
          </table:table-cell>
          <table:table-cell table:style-name="ce13" table:formula="of:=ROUND([$'ra-sub'.AC21];1)" office:value-type="float" office:value="-34.6" calcext:value-type="float">
            <text:p>-34,6</text:p>
          </table:table-cell>
          <table:table-cell table:style-name="ce13" table:formula="of:=IF(['ra-sub'.S21]=5;&quot;*&quot;;['ra-sub'.I21])" office:value-type="float" office:value="2.721634" calcext:value-type="float">
            <text:p>2,7</text:p>
          </table:table-cell>
          <table:table-cell table:style-name="ce13" table:formula="of:=IF(['ra-sub'.S21]=11;1;&quot;&quot;)">
            <text:p/>
          </table:table-cell>
          <table:table-cell table:style-name="ce13" table:formula="of:=IFERROR(IF([.I22]=0;ABS(CEILING([.C22]));ABS(([.I22]-CEILING([.C22]))/[.I22]));&quot;*&quot;)" office:value-type="float" office:value="33" calcext:value-type="float">
            <text:p>33,0</text:p>
          </table:table-cell>
          <table:table-cell table:style-name="ce13" table:formula="of:=IFERROR([.I22]-CEILING([.C22]);&quot;*&quot;)" office:value-type="float" office:value="33" calcext:value-type="float">
            <text:p>33,0</text:p>
          </table:table-cell>
          <table:table-cell table:formula="of:=ROUND(['exact-sub'.J21];1)" office:value-type="float" office:value="-34.4" calcext:value-type="float">
            <text:p>-34,4</text:p>
          </table:table-cell>
          <table:table-cell table:formula="of:=['exact-sub'.K21]" office:value-type="float" office:value="-1" calcext:value-type="float">
            <text:p>-1</text:p>
          </table:table-cell>
          <table:table-cell table:formula="of:=IF(['exact-sub'.L21]&lt;1000000;['exact-sub'.L21];&quot;*&quot;)" office:value-type="float" office:value="33.41556" calcext:value-type="float">
            <text:p>33,4</text:p>
          </table:table-cell>
          <table:table-cell table:formula="of:=IF([$'exact-sub'.S21]=5;&quot;*&quot;;['exact-sub'.I21])" office:value-type="string" office:string-value="*" calcext:value-type="string">
            <text:p>*</text:p>
          </table:table-cell>
          <table:table-cell table:style-name="ce21" table:formula="of:=[$'ra-sub'.AE21]" office:value-type="float" office:value="1" calcext:value-type="float">
            <text:p>1</text:p>
          </table:table-cell>
          <table:table-cell table:style-name="ce21" table:formula="of:=[$'bcpa-sub-t600'.AE21]" office:value-type="float" office:value="-1" calcext:value-type="float">
            <text:p>-1</text:p>
          </table:table-cell>
          <table:table-cell table:style-name="ce21" table:formula="of:=[$'blpl-sub-t300'.AE21]" office:value-type="float" office:value="1" calcext:value-type="float">
            <text:p>1</text:p>
          </table:table-cell>
          <table:table-cell table:style-name="ce21" table:formula="of:=[$'sbpl-sub-t300'.AE21]" office:value-type="float" office:value="0" calcext:value-type="float">
            <text:p>0</text:p>
          </table:table-cell>
          <table:table-cell table:formula="of:=MIN([.L22:.O22])" office:value-type="float" office:value="-1" calcext:value-type="float">
            <text:p>-1</text:p>
          </table:table-cell>
          <table:table-cell table:formula="of:=ABS([.L22]-CEILING([.$C22]))" office:value-type="float" office:value="35" calcext:value-type="float">
            <text:p>35</text:p>
          </table:table-cell>
          <table:table-cell table:formula="of:=IFERROR(ABS([.M22]-CEILING([.$C22]));&quot;-&quot;)" office:value-type="float" office:value="33" calcext:value-type="float">
            <text:p>33</text:p>
          </table:table-cell>
          <table:table-cell table:formula="of:=ABS([.N22]-CEILING([.$C22]))" office:value-type="float" office:value="35" calcext:value-type="float">
            <text:p>35</text:p>
          </table:table-cell>
          <table:table-cell table:formula="of:=ABS([.O22]-CEILING([.$C22]))" office:value-type="float" office:value="34" calcext:value-type="float">
            <text:p>34</text:p>
          </table:table-cell>
          <table:table-cell table:formula="of:=IFERROR(ABS(([.L22]-CEILING([.$C22]))/CEILING([.$C22]));&quot;*&quot;)" office:value-type="float" office:value="1.02941176470588" calcext:value-type="float">
            <text:p>1,02941176470588</text:p>
          </table:table-cell>
          <table:table-cell table:style-name="ce15" table:formula="of:=IFERROR(ABS(([.M22]-CEILING([.$C22]))/CEILING([.$C22]));&quot;*&quot;)" office:value-type="float" office:value="0.970588235294118" calcext:value-type="float">
            <text:p>0,970588235294118</text:p>
          </table:table-cell>
          <table:table-cell table:formula="of:=IFERROR(ABS(([.N22]-CEILING([.$C22]))/CEILING([.$C22]));&quot;*&quot;)" office:value-type="float" office:value="1.02941176470588" calcext:value-type="float">
            <text:p>1,02941176470588</text:p>
          </table:table-cell>
          <table:table-cell table:formula="of:=IFERROR(ABS(([.O22]-CEILING([.$C22]))/CEILING([.$C22]));&quot;*&quot;)" office:value-type="float" office:value="1" calcext:value-type="float">
            <text:p>1</text:p>
          </table:table-cell>
          <table:table-cell table:formula="of:=IF([.L22]=[.$P22];1;&quot;&quot;)">
            <text:p/>
          </table:table-cell>
          <table:table-cell table:formula="of:=IF([.M22]=[.$P22];1;&quot;&quot;)" office:value-type="float" office:value="1" calcext:value-type="float">
            <text:p>1</text:p>
          </table:table-cell>
          <table:table-cell table:formula="of:=IF([.N22]=[.$P22];1;&quot;&quot;)">
            <text:p/>
          </table:table-cell>
          <table:table-cell table:formula="of:=IF([.O22]=[.$P22];1;&quot;&quot;)">
            <text:p/>
          </table:table-cell>
          <table:table-cell table:number-columns-repeated="2"/>
          <table:table-cell office:value-type="string" calcext:value-type="string">
            <text:p>root</text:p>
          </table:table-cell>
          <table:table-cell table:formula="of:=ROUND(100*COUNT([.E3:.E300])/[.AE6];1)" office:value-type="float" office:value="0" calcext:value-type="float">
            <text:p>0</text:p>
          </table:table-cell>
          <table:table-cell table:number-columns-repeated="4"/>
          <table:table-cell table:formula="of:=CONCATENATE([.A22];&quot;&amp;&quot;;[.B22];&quot;&amp;&quot;;IF([.E22]=1;CONCATENATE(&quot;\h{&quot;;[.C22];&quot;}&quot;);[.C22]);&quot;&amp;&quot;;[.H22];&quot;&amp;&quot;;IF([.J22]=0;CONCATENATE(&quot;\uu{&quot;;[.I22];&quot;}&quot;);[.I22]);&quot;&amp;&quot;;IF([.L22]=[.P22];CONCATENATE(&quot;\h{&quot;;[.L22];&quot;}&quot;);[.L22]);&quot;&amp;&quot;;IF([.M22]=[.P22];CONCATENATE(&quot;\h{&quot;;[.M22];&quot;}&quot;);[.M22]);&quot;&amp;&quot;;IF([.N22]=[.P22];CONCATENATE(&quot;\h{&quot;;[.N22];&quot;}&quot;);[.N22]);&quot;&amp;&quot;;IF([.O22]=[.P22];CONCATENATE(&quot;\h{&quot;;[.O22];&quot;}&quot;);[.O22]);&quot;\\\hline&quot;)" office:value-type="string" office:string-value="r20-25-50-5&amp;57,14&amp;-34,6&amp;-34,4&amp;-1&amp;1&amp;\h{-1}&amp;1&amp;0\\\hline" calcext:value-type="string">
            <text:p>r20-25-50-5&amp;57,14&amp;-34,6&amp;-34,4&amp;-1&amp;1&amp;\h{-1}&amp;1&amp;0\\\hline</text:p>
          </table:table-cell>
          <table:table-cell table:number-columns-repeated="10"/>
        </table:table-row>
        <table:table-row table:style-name="ro2">
          <table:table-cell table:formula="of:=[$'ra-sub'.AA22]" office:value-type="string" office:string-value="r20-5-10-1" calcext:value-type="string">
            <text:p>r20-5-10-1</text:p>
          </table:table-cell>
          <table:table-cell table:formula="of:=ROUND([$'ra-sub'.AB22];2)" office:value-type="float" office:value="27.16" calcext:value-type="float">
            <text:p>27,16</text:p>
          </table:table-cell>
          <table:table-cell table:style-name="ce13" table:formula="of:=ROUND([$'ra-sub'.AC22];1)" office:value-type="float" office:value="-5.5" calcext:value-type="float">
            <text:p>-5,5</text:p>
          </table:table-cell>
          <table:table-cell table:style-name="ce13" table:formula="of:=IF(['ra-sub'.S22]=5;&quot;*&quot;;['ra-sub'.I22])" office:value-type="float" office:value="0.013457" calcext:value-type="float">
            <text:p>0,0</text:p>
          </table:table-cell>
          <table:table-cell table:style-name="ce13" table:formula="of:=IF(['ra-sub'.S22]=11;1;&quot;&quot;)">
            <text:p/>
          </table:table-cell>
          <table:table-cell table:style-name="ce13" table:formula="of:=IFERROR(IF([.I23]=0;ABS(CEILING([.C23]));ABS(([.I23]-CEILING([.C23]))/[.I23]));&quot;*&quot;)" office:value-type="float" office:value="4" calcext:value-type="float">
            <text:p>4,0</text:p>
          </table:table-cell>
          <table:table-cell table:style-name="ce13" table:formula="of:=IFERROR([.I23]-CEILING([.C23]);&quot;*&quot;)" office:value-type="float" office:value="4" calcext:value-type="float">
            <text:p>4,0</text:p>
          </table:table-cell>
          <table:table-cell table:formula="of:=ROUND(['exact-sub'.J22];1)" office:value-type="float" office:value="-1" calcext:value-type="float">
            <text:p>-1,0</text:p>
          </table:table-cell>
          <table:table-cell table:formula="of:=['exact-sub'.K22]" office:value-type="float" office:value="-1" calcext:value-type="float">
            <text:p>-1</text:p>
          </table:table-cell>
          <table:table-cell table:formula="of:=IF(['exact-sub'.L22]&lt;1000000;['exact-sub'.L22];&quot;*&quot;)" office:value-type="float" office:value="0" calcext:value-type="float">
            <text:p>0,0</text:p>
          </table:table-cell>
          <table:table-cell table:formula="of:=IF([$'exact-sub'.S22]=5;&quot;*&quot;;['exact-sub'.I22])" office:value-type="float" office:value="0.441612" calcext:value-type="float">
            <text:p>0,4</text:p>
          </table:table-cell>
          <table:table-cell table:style-name="ce21" table:formula="of:=[$'ra-sub'.AE22]" office:value-type="float" office:value="-1" calcext:value-type="float">
            <text:p>-1</text:p>
          </table:table-cell>
          <table:table-cell table:style-name="ce21" table:formula="of:=[$'bcpa-sub-t600'.AE22]" office:value-type="float" office:value="-1" calcext:value-type="float">
            <text:p>-1</text:p>
          </table:table-cell>
          <table:table-cell table:style-name="ce21" table:formula="of:=[$'blpl-sub-t300'.AE22]" office:value-type="float" office:value="-1" calcext:value-type="float">
            <text:p>-1</text:p>
          </table:table-cell>
          <table:table-cell table:style-name="ce21" table:formula="of:=[$'sbpl-sub-t300'.AE22]" office:value-type="float" office:value="-1" calcext:value-type="float">
            <text:p>-1</text:p>
          </table:table-cell>
          <table:table-cell table:formula="of:=MIN([.L23:.O23])" office:value-type="float" office:value="-1" calcext:value-type="float">
            <text:p>-1</text:p>
          </table:table-cell>
          <table:table-cell table:formula="of:=ABS([.L23]-CEILING([.$C23]))" office:value-type="float" office:value="4" calcext:value-type="float">
            <text:p>4</text:p>
          </table:table-cell>
          <table:table-cell table:style-name="ce36" table:formula="of:=IFERROR(ABS([.M23]-CEILING([.$C23]));&quot;-&quot;)" office:value-type="float" office:value="4" calcext:value-type="float">
            <text:p>4</text:p>
          </table:table-cell>
          <table:table-cell table:formula="of:=ABS([.N23]-CEILING([.$C23]))" office:value-type="float" office:value="4" calcext:value-type="float">
            <text:p>4</text:p>
          </table:table-cell>
          <table:table-cell table:formula="of:=ABS([.O23]-CEILING([.$C23]))" office:value-type="float" office:value="4" calcext:value-type="float">
            <text:p>4</text:p>
          </table:table-cell>
          <table:table-cell table:formula="of:=IFERROR(ABS(([.L23]-CEILING([.$C23]))/CEILING([.$C23]));&quot;*&quot;)" office:value-type="float" office:value="0.8" calcext:value-type="float">
            <text:p>0,8</text:p>
          </table:table-cell>
          <table:table-cell table:style-name="ce15" table:formula="of:=IFERROR(ABS(([.M23]-CEILING([.$C23]))/CEILING([.$C23]));&quot;*&quot;)" office:value-type="float" office:value="0.8" calcext:value-type="float">
            <text:p>0,8</text:p>
          </table:table-cell>
          <table:table-cell table:formula="of:=IFERROR(ABS(([.N23]-CEILING([.$C23]))/CEILING([.$C23]));&quot;*&quot;)" office:value-type="float" office:value="0.8" calcext:value-type="float">
            <text:p>0,8</text:p>
          </table:table-cell>
          <table:table-cell table:formula="of:=IFERROR(ABS(([.O23]-CEILING([.$C23]))/CEILING([.$C23]));&quot;*&quot;)" office:value-type="float" office:value="0.8" calcext:value-type="float">
            <text:p>0,8</text:p>
          </table:table-cell>
          <table:table-cell table:style-name="ce37" table:formula="of:=IF([.L23]=[.$P23];1;&quot;&quot;)" office:value-type="float" office:value="1" calcext:value-type="float">
            <text:p>1</text:p>
          </table:table-cell>
          <table:table-cell table:style-name="ce37" table:formula="of:=IF([.M23]=[.$P23];1;&quot;&quot;)" office:value-type="float" office:value="1" calcext:value-type="float">
            <text:p>1</text:p>
          </table:table-cell>
          <table:table-cell table:formula="of:=IF([.N23]=[.$P23];1;&quot;&quot;)" office:value-type="float" office:value="1" calcext:value-type="float">
            <text:p>1</text:p>
          </table:table-cell>
          <table:table-cell table:style-name="ce37" table:formula="of:=IF([.O23]=[.$P23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gap root</text:p>
          </table:table-cell>
          <table:table-cell office:value-type="string" calcext:value-type="string">
            <text:p>avg</text:p>
          </table:table-cell>
          <table:table-cell table:formula="of:=ROUND(AVERAGE([.F3:.F300]);1)" office:value-type="float" office:value="13.8" calcext:value-type="float">
            <text:p>13,8</text:p>
          </table:table-cell>
          <table:table-cell table:number-columns-repeated="4"/>
          <table:table-cell table:formula="of:=CONCATENATE([.A23];&quot;&amp;&quot;;[.B23];&quot;&amp;&quot;;IF([.E23]=1;CONCATENATE(&quot;\h{&quot;;[.C23];&quot;}&quot;);[.C23]);&quot;&amp;&quot;;[.H23];&quot;&amp;&quot;;IF([.J23]=0;CONCATENATE(&quot;\uu{&quot;;[.I23];&quot;}&quot;);[.I23]);&quot;&amp;&quot;;IF([.L23]=[.P23];CONCATENATE(&quot;\h{&quot;;[.L23];&quot;}&quot;);[.L23]);&quot;&amp;&quot;;IF([.M23]=[.P23];CONCATENATE(&quot;\h{&quot;;[.M23];&quot;}&quot;);[.M23]);&quot;&amp;&quot;;IF([.N23]=[.P23];CONCATENATE(&quot;\h{&quot;;[.N23];&quot;}&quot;);[.N23]);&quot;&amp;&quot;;IF([.O23]=[.P23];CONCATENATE(&quot;\h{&quot;;[.O23];&quot;}&quot;);[.O23]);&quot;\\\hline&quot;)" office:value-type="string" office:string-value="r20-5-10-1&amp;27,16&amp;-5,5&amp;-1&amp;\uu{-1}&amp;\h{-1}&amp;\h{-1}&amp;\h{-1}&amp;\h{-1}\\\hline" calcext:value-type="string">
            <text:p>r20-5-10-1&amp;27,16&amp;-5,5&amp;-1&amp;\uu{-1}&amp;\h{-1}&amp;\h{-1}&amp;\h{-1}&amp;\h{-1}\\\hline</text:p>
          </table:table-cell>
          <table:table-cell table:number-columns-repeated="10"/>
        </table:table-row>
        <table:table-row table:style-name="ro2">
          <table:table-cell table:formula="of:=[$'ra-sub'.AA23]" office:value-type="string" office:string-value="r20-5-10-2" calcext:value-type="string">
            <text:p>r20-5-10-2</text:p>
          </table:table-cell>
          <table:table-cell table:formula="of:=ROUND([$'ra-sub'.AB23];2)" office:value-type="float" office:value="25.31" calcext:value-type="float">
            <text:p>25,31</text:p>
          </table:table-cell>
          <table:table-cell table:style-name="ce13" table:formula="of:=ROUND([$'ra-sub'.AC23];1)" office:value-type="float" office:value="-5.5" calcext:value-type="float">
            <text:p>-5,5</text:p>
          </table:table-cell>
          <table:table-cell table:style-name="ce13" table:formula="of:=IF(['ra-sub'.S23]=5;&quot;*&quot;;['ra-sub'.I23])" office:value-type="float" office:value="0.018465" calcext:value-type="float">
            <text:p>0,0</text:p>
          </table:table-cell>
          <table:table-cell table:style-name="ce13" table:formula="of:=IF(['ra-sub'.S23]=11;1;&quot;&quot;)">
            <text:p/>
          </table:table-cell>
          <table:table-cell table:style-name="ce13" table:formula="of:=IFERROR(IF([.I24]=0;ABS(CEILING([.C24]));ABS(([.I24]-CEILING([.C24]))/[.I24]));&quot;*&quot;)" office:value-type="float" office:value="4" calcext:value-type="float">
            <text:p>4,0</text:p>
          </table:table-cell>
          <table:table-cell table:style-name="ce13" table:formula="of:=IFERROR([.I24]-CEILING([.C24]);&quot;*&quot;)" office:value-type="float" office:value="4" calcext:value-type="float">
            <text:p>4,0</text:p>
          </table:table-cell>
          <table:table-cell table:formula="of:=ROUND(['exact-sub'.J23];1)" office:value-type="float" office:value="-1" calcext:value-type="float">
            <text:p>-1,0</text:p>
          </table:table-cell>
          <table:table-cell table:formula="of:=['exact-sub'.K23]" office:value-type="float" office:value="-1" calcext:value-type="float">
            <text:p>-1</text:p>
          </table:table-cell>
          <table:table-cell table:formula="of:=IF(['exact-sub'.L23]&lt;1000000;['exact-sub'.L23];&quot;*&quot;)" office:value-type="float" office:value="0" calcext:value-type="float">
            <text:p>0,0</text:p>
          </table:table-cell>
          <table:table-cell table:formula="of:=IF([$'exact-sub'.S23]=5;&quot;*&quot;;['exact-sub'.I23])" office:value-type="float" office:value="0.196133" calcext:value-type="float">
            <text:p>0,2</text:p>
          </table:table-cell>
          <table:table-cell table:style-name="ce21" table:formula="of:=[$'ra-sub'.AE23]" office:value-type="float" office:value="-1" calcext:value-type="float">
            <text:p>-1</text:p>
          </table:table-cell>
          <table:table-cell table:style-name="ce21" table:formula="of:=[$'bcpa-sub-t600'.AE23]" office:value-type="float" office:value="-1" calcext:value-type="float">
            <text:p>-1</text:p>
          </table:table-cell>
          <table:table-cell table:style-name="ce21" table:formula="of:=[$'blpl-sub-t300'.AE23]" office:value-type="float" office:value="-1" calcext:value-type="float">
            <text:p>-1</text:p>
          </table:table-cell>
          <table:table-cell table:style-name="ce21" table:formula="of:=[$'sbpl-sub-t300'.AE23]" office:value-type="float" office:value="-1" calcext:value-type="float">
            <text:p>-1</text:p>
          </table:table-cell>
          <table:table-cell table:formula="of:=MIN([.L24:.O24])" office:value-type="float" office:value="-1" calcext:value-type="float">
            <text:p>-1</text:p>
          </table:table-cell>
          <table:table-cell table:formula="of:=ABS([.L24]-CEILING([.$C24]))" office:value-type="float" office:value="4" calcext:value-type="float">
            <text:p>4</text:p>
          </table:table-cell>
          <table:table-cell table:formula="of:=IFERROR(ABS([.M24]-CEILING([.$C24]));&quot;-&quot;)" office:value-type="float" office:value="4" calcext:value-type="float">
            <text:p>4</text:p>
          </table:table-cell>
          <table:table-cell table:formula="of:=ABS([.N24]-CEILING([.$C24]))" office:value-type="float" office:value="4" calcext:value-type="float">
            <text:p>4</text:p>
          </table:table-cell>
          <table:table-cell table:formula="of:=ABS([.O24]-CEILING([.$C24]))" office:value-type="float" office:value="4" calcext:value-type="float">
            <text:p>4</text:p>
          </table:table-cell>
          <table:table-cell table:formula="of:=IFERROR(ABS(([.L24]-CEILING([.$C24]))/CEILING([.$C24]));&quot;*&quot;)" office:value-type="float" office:value="0.8" calcext:value-type="float">
            <text:p>0,8</text:p>
          </table:table-cell>
          <table:table-cell table:style-name="ce15" table:formula="of:=IFERROR(ABS(([.M24]-CEILING([.$C24]))/CEILING([.$C24]));&quot;*&quot;)" office:value-type="float" office:value="0.8" calcext:value-type="float">
            <text:p>0,8</text:p>
          </table:table-cell>
          <table:table-cell table:formula="of:=IFERROR(ABS(([.N24]-CEILING([.$C24]))/CEILING([.$C24]));&quot;*&quot;)" office:value-type="float" office:value="0.8" calcext:value-type="float">
            <text:p>0,8</text:p>
          </table:table-cell>
          <table:table-cell table:formula="of:=IFERROR(ABS(([.O24]-CEILING([.$C24]))/CEILING([.$C24]));&quot;*&quot;)" office:value-type="float" office:value="0.8" calcext:value-type="float">
            <text:p>0,8</text:p>
          </table:table-cell>
          <table:table-cell table:style-name="ce37" table:formula="of:=IF([.L24]=[.$P24];1;&quot;&quot;)" office:value-type="float" office:value="1" calcext:value-type="float">
            <text:p>1</text:p>
          </table:table-cell>
          <table:table-cell table:style-name="ce37" table:formula="of:=IF([.M24]=[.$P24];1;&quot;&quot;)" office:value-type="float" office:value="1" calcext:value-type="float">
            <text:p>1</text:p>
          </table:table-cell>
          <table:table-cell table:formula="of:=IF([.N24]=[.$P24];1;&quot;&quot;)" office:value-type="float" office:value="1" calcext:value-type="float">
            <text:p>1</text:p>
          </table:table-cell>
          <table:table-cell table:style-name="ce37" table:formula="of:=IF([.O24]=[.$P24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F3:.F300]);1)" office:value-type="float" office:value="9.2" calcext:value-type="float">
            <text:p>9,2</text:p>
          </table:table-cell>
          <table:table-cell table:number-columns-repeated="4"/>
          <table:table-cell table:formula="of:=CONCATENATE([.A24];&quot;&amp;&quot;;[.B24];&quot;&amp;&quot;;IF([.E24]=1;CONCATENATE(&quot;\h{&quot;;[.C24];&quot;}&quot;);[.C24]);&quot;&amp;&quot;;[.H24];&quot;&amp;&quot;;IF([.J24]=0;CONCATENATE(&quot;\uu{&quot;;[.I24];&quot;}&quot;);[.I24]);&quot;&amp;&quot;;IF([.L24]=[.P24];CONCATENATE(&quot;\h{&quot;;[.L24];&quot;}&quot;);[.L24]);&quot;&amp;&quot;;IF([.M24]=[.P24];CONCATENATE(&quot;\h{&quot;;[.M24];&quot;}&quot;);[.M24]);&quot;&amp;&quot;;IF([.N24]=[.P24];CONCATENATE(&quot;\h{&quot;;[.N24];&quot;}&quot;);[.N24]);&quot;&amp;&quot;;IF([.O24]=[.P24];CONCATENATE(&quot;\h{&quot;;[.O24];&quot;}&quot;);[.O24]);&quot;\\\hline&quot;)" office:value-type="string" office:string-value="r20-5-10-2&amp;25,31&amp;-5,5&amp;-1&amp;\uu{-1}&amp;\h{-1}&amp;\h{-1}&amp;\h{-1}&amp;\h{-1}\\\hline" calcext:value-type="string">
            <text:p>r20-5-10-2&amp;25,31&amp;-5,5&amp;-1&amp;\uu{-1}&amp;\h{-1}&amp;\h{-1}&amp;\h{-1}&amp;\h{-1}\\\hline</text:p>
          </table:table-cell>
          <table:table-cell table:number-columns-repeated="10"/>
        </table:table-row>
        <table:table-row table:style-name="ro2">
          <table:table-cell table:formula="of:=[$'ra-sub'.AA24]" office:value-type="string" office:string-value="r20-5-10-3" calcext:value-type="string">
            <text:p>r20-5-10-3</text:p>
          </table:table-cell>
          <table:table-cell table:formula="of:=ROUND([$'ra-sub'.AB24];2)" office:value-type="float" office:value="12.96" calcext:value-type="float">
            <text:p>12,96</text:p>
          </table:table-cell>
          <table:table-cell table:style-name="ce13" table:formula="of:=ROUND([$'ra-sub'.AC24];1)" office:value-type="float" office:value="-5" calcext:value-type="float">
            <text:p>-5,0</text:p>
          </table:table-cell>
          <table:table-cell table:style-name="ce13" table:formula="of:=IF(['ra-sub'.S24]=5;&quot;*&quot;;['ra-sub'.I24])" office:value-type="float" office:value="0.008556" calcext:value-type="float">
            <text:p>0,0</text:p>
          </table:table-cell>
          <table:table-cell table:style-name="ce13" table:formula="of:=IF(['ra-sub'.S24]=11;1;&quot;&quot;)">
            <text:p/>
          </table:table-cell>
          <table:table-cell table:style-name="ce13" table:formula="of:=IFERROR(IF([.I25]=0;ABS(CEILING([.C25]));ABS(([.I25]-CEILING([.C25]))/[.I25]));&quot;*&quot;)" office:value-type="float" office:value="4" calcext:value-type="float">
            <text:p>4,0</text:p>
          </table:table-cell>
          <table:table-cell table:style-name="ce13" table:formula="of:=IFERROR([.I25]-CEILING([.C25]);&quot;*&quot;)" office:value-type="float" office:value="4" calcext:value-type="float">
            <text:p>4,0</text:p>
          </table:table-cell>
          <table:table-cell table:formula="of:=ROUND(['exact-sub'.J24];1)" office:value-type="float" office:value="-1" calcext:value-type="float">
            <text:p>-1,0</text:p>
          </table:table-cell>
          <table:table-cell table:formula="of:=['exact-sub'.K24]" office:value-type="float" office:value="-1" calcext:value-type="float">
            <text:p>-1</text:p>
          </table:table-cell>
          <table:table-cell table:formula="of:=IF(['exact-sub'.L24]&lt;1000000;['exact-sub'.L24];&quot;*&quot;)" office:value-type="float" office:value="0" calcext:value-type="float">
            <text:p>0,0</text:p>
          </table:table-cell>
          <table:table-cell table:formula="of:=IF([$'exact-sub'.S24]=5;&quot;*&quot;;['exact-sub'.I24])" office:value-type="float" office:value="0.112822" calcext:value-type="float">
            <text:p>0,1</text:p>
          </table:table-cell>
          <table:table-cell table:style-name="ce21" table:formula="of:=[$'ra-sub'.AE24]" office:value-type="float" office:value="-1" calcext:value-type="float">
            <text:p>-1</text:p>
          </table:table-cell>
          <table:table-cell table:style-name="ce21" table:formula="of:=[$'bcpa-sub-t600'.AE24]" office:value-type="float" office:value="-1" calcext:value-type="float">
            <text:p>-1</text:p>
          </table:table-cell>
          <table:table-cell table:style-name="ce21" table:formula="of:=[$'blpl-sub-t300'.AE24]" office:value-type="float" office:value="-1" calcext:value-type="float">
            <text:p>-1</text:p>
          </table:table-cell>
          <table:table-cell table:style-name="ce21" table:formula="of:=[$'sbpl-sub-t300'.AE24]" office:value-type="float" office:value="-1" calcext:value-type="float">
            <text:p>-1</text:p>
          </table:table-cell>
          <table:table-cell table:formula="of:=MIN([.L25:.O25])" office:value-type="float" office:value="-1" calcext:value-type="float">
            <text:p>-1</text:p>
          </table:table-cell>
          <table:table-cell table:formula="of:=ABS([.L25]-CEILING([.$C25]))" office:value-type="float" office:value="4" calcext:value-type="float">
            <text:p>4</text:p>
          </table:table-cell>
          <table:table-cell table:style-name="ce36" table:formula="of:=IFERROR(ABS([.M25]-CEILING([.$C25]));&quot;-&quot;)" office:value-type="float" office:value="4" calcext:value-type="float">
            <text:p>4</text:p>
          </table:table-cell>
          <table:table-cell table:formula="of:=ABS([.N25]-CEILING([.$C25]))" office:value-type="float" office:value="4" calcext:value-type="float">
            <text:p>4</text:p>
          </table:table-cell>
          <table:table-cell table:formula="of:=ABS([.O25]-CEILING([.$C25]))" office:value-type="float" office:value="4" calcext:value-type="float">
            <text:p>4</text:p>
          </table:table-cell>
          <table:table-cell table:formula="of:=IFERROR(ABS(([.L25]-CEILING([.$C25]))/CEILING([.$C25]));&quot;*&quot;)" office:value-type="float" office:value="0.8" calcext:value-type="float">
            <text:p>0,8</text:p>
          </table:table-cell>
          <table:table-cell table:style-name="ce15" table:formula="of:=IFERROR(ABS(([.M25]-CEILING([.$C25]))/CEILING([.$C25]));&quot;*&quot;)" office:value-type="float" office:value="0.8" calcext:value-type="float">
            <text:p>0,8</text:p>
          </table:table-cell>
          <table:table-cell table:formula="of:=IFERROR(ABS(([.N25]-CEILING([.$C25]))/CEILING([.$C25]));&quot;*&quot;)" office:value-type="float" office:value="0.8" calcext:value-type="float">
            <text:p>0,8</text:p>
          </table:table-cell>
          <table:table-cell table:formula="of:=IFERROR(ABS(([.O25]-CEILING([.$C25]))/CEILING([.$C25]));&quot;*&quot;)" office:value-type="float" office:value="0.8" calcext:value-type="float">
            <text:p>0,8</text:p>
          </table:table-cell>
          <table:table-cell table:style-name="ce37" table:formula="of:=IF([.L25]=[.$P25];1;&quot;&quot;)" office:value-type="float" office:value="1" calcext:value-type="float">
            <text:p>1</text:p>
          </table:table-cell>
          <table:table-cell table:style-name="ce37" table:formula="of:=IF([.M25]=[.$P25];1;&quot;&quot;)" office:value-type="float" office:value="1" calcext:value-type="float">
            <text:p>1</text:p>
          </table:table-cell>
          <table:table-cell table:style-name="ce37" table:formula="of:=IF([.N25]=[.$P25];1;&quot;&quot;)" office:value-type="float" office:value="1" calcext:value-type="float">
            <text:p>1</text:p>
          </table:table-cell>
          <table:table-cell table:formula="of:=IF([.O25]=[.$P25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dist root</text:p>
          </table:table-cell>
          <table:table-cell office:value-type="string" calcext:value-type="string">
            <text:p>avg</text:p>
          </table:table-cell>
          <table:table-cell table:formula="of:=ROUND(AVERAGE([.G3:.G300]);1)" office:value-type="float" office:value="15.6" calcext:value-type="float">
            <text:p>15,6</text:p>
          </table:table-cell>
          <table:table-cell table:number-columns-repeated="4"/>
          <table:table-cell table:formula="of:=CONCATENATE([.A25];&quot;&amp;&quot;;[.B25];&quot;&amp;&quot;;IF([.E25]=1;CONCATENATE(&quot;\h{&quot;;[.C25];&quot;}&quot;);[.C25]);&quot;&amp;&quot;;[.H25];&quot;&amp;&quot;;IF([.J25]=0;CONCATENATE(&quot;\uu{&quot;;[.I25];&quot;}&quot;);[.I25]);&quot;&amp;&quot;;IF([.L25]=[.P25];CONCATENATE(&quot;\h{&quot;;[.L25];&quot;}&quot;);[.L25]);&quot;&amp;&quot;;IF([.M25]=[.P25];CONCATENATE(&quot;\h{&quot;;[.M25];&quot;}&quot;);[.M25]);&quot;&amp;&quot;;IF([.N25]=[.P25];CONCATENATE(&quot;\h{&quot;;[.N25];&quot;}&quot;);[.N25]);&quot;&amp;&quot;;IF([.O25]=[.P25];CONCATENATE(&quot;\h{&quot;;[.O25];&quot;}&quot;);[.O25]);&quot;\\\hline&quot;)" office:value-type="string" office:string-value="r20-5-10-3&amp;12,96&amp;-5&amp;-1&amp;\uu{-1}&amp;\h{-1}&amp;\h{-1}&amp;\h{-1}&amp;\h{-1}\\\hline" calcext:value-type="string">
            <text:p>r20-5-10-3&amp;12,96&amp;-5&amp;-1&amp;\uu{-1}&amp;\h{-1}&amp;\h{-1}&amp;\h{-1}&amp;\h{-1}\\\hline</text:p>
          </table:table-cell>
          <table:table-cell table:number-columns-repeated="10"/>
        </table:table-row>
        <table:table-row table:style-name="ro2">
          <table:table-cell table:formula="of:=[$'ra-sub'.AA25]" office:value-type="string" office:string-value="r20-5-10-4" calcext:value-type="string">
            <text:p>r20-5-10-4</text:p>
          </table:table-cell>
          <table:table-cell table:formula="of:=ROUND([$'ra-sub'.AB25];2)" office:value-type="float" office:value="20.37" calcext:value-type="float">
            <text:p>20,37</text:p>
          </table:table-cell>
          <table:table-cell table:style-name="ce13" table:formula="of:=ROUND([$'ra-sub'.AC25];1)" office:value-type="float" office:value="-5" calcext:value-type="float">
            <text:p>-5,0</text:p>
          </table:table-cell>
          <table:table-cell table:style-name="ce13" table:formula="of:=IF(['ra-sub'.S25]=5;&quot;*&quot;;['ra-sub'.I25])" office:value-type="float" office:value="0.008603" calcext:value-type="float">
            <text:p>0,0</text:p>
          </table:table-cell>
          <table:table-cell table:style-name="ce13" table:formula="of:=IF(['ra-sub'.S25]=11;1;&quot;&quot;)">
            <text:p/>
          </table:table-cell>
          <table:table-cell table:style-name="ce13" table:formula="of:=IFERROR(IF([.I26]=0;ABS(CEILING([.C26]));ABS(([.I26]-CEILING([.C26]))/[.I26]));&quot;*&quot;)" office:value-type="float" office:value="4" calcext:value-type="float">
            <text:p>4,0</text:p>
          </table:table-cell>
          <table:table-cell table:style-name="ce13" table:formula="of:=IFERROR([.I26]-CEILING([.C26]);&quot;*&quot;)" office:value-type="float" office:value="4" calcext:value-type="float">
            <text:p>4,0</text:p>
          </table:table-cell>
          <table:table-cell table:formula="of:=ROUND(['exact-sub'.J25];1)" office:value-type="float" office:value="-1" calcext:value-type="float">
            <text:p>-1,0</text:p>
          </table:table-cell>
          <table:table-cell table:formula="of:=['exact-sub'.K25]" office:value-type="float" office:value="-1" calcext:value-type="float">
            <text:p>-1</text:p>
          </table:table-cell>
          <table:table-cell table:formula="of:=IF(['exact-sub'.L25]&lt;1000000;['exact-sub'.L25];&quot;*&quot;)" office:value-type="float" office:value="0" calcext:value-type="float">
            <text:p>0,0</text:p>
          </table:table-cell>
          <table:table-cell table:formula="of:=IF([$'exact-sub'.S25]=5;&quot;*&quot;;['exact-sub'.I25])" office:value-type="float" office:value="0.107678" calcext:value-type="float">
            <text:p>0,1</text:p>
          </table:table-cell>
          <table:table-cell table:style-name="ce21" table:formula="of:=[$'ra-sub'.AE25]" office:value-type="float" office:value="-1" calcext:value-type="float">
            <text:p>-1</text:p>
          </table:table-cell>
          <table:table-cell table:style-name="ce21" table:formula="of:=[$'bcpa-sub-t600'.AE25]" office:value-type="float" office:value="-1" calcext:value-type="float">
            <text:p>-1</text:p>
          </table:table-cell>
          <table:table-cell table:style-name="ce21" table:formula="of:=[$'blpl-sub-t300'.AE25]" office:value-type="float" office:value="-1" calcext:value-type="float">
            <text:p>-1</text:p>
          </table:table-cell>
          <table:table-cell table:style-name="ce21" table:formula="of:=[$'sbpl-sub-t300'.AE25]" office:value-type="float" office:value="-1" calcext:value-type="float">
            <text:p>-1</text:p>
          </table:table-cell>
          <table:table-cell table:formula="of:=MIN([.L26:.O26])" office:value-type="float" office:value="-1" calcext:value-type="float">
            <text:p>-1</text:p>
          </table:table-cell>
          <table:table-cell table:formula="of:=ABS([.L26]-CEILING([.$C26]))" office:value-type="float" office:value="4" calcext:value-type="float">
            <text:p>4</text:p>
          </table:table-cell>
          <table:table-cell table:style-name="ce36" table:formula="of:=IFERROR(ABS([.M26]-CEILING([.$C26]));&quot;-&quot;)" office:value-type="float" office:value="4" calcext:value-type="float">
            <text:p>4</text:p>
          </table:table-cell>
          <table:table-cell table:formula="of:=ABS([.N26]-CEILING([.$C26]))" office:value-type="float" office:value="4" calcext:value-type="float">
            <text:p>4</text:p>
          </table:table-cell>
          <table:table-cell table:formula="of:=ABS([.O26]-CEILING([.$C26]))" office:value-type="float" office:value="4" calcext:value-type="float">
            <text:p>4</text:p>
          </table:table-cell>
          <table:table-cell table:formula="of:=IFERROR(ABS(([.L26]-CEILING([.$C26]))/CEILING([.$C26]));&quot;*&quot;)" office:value-type="float" office:value="0.8" calcext:value-type="float">
            <text:p>0,8</text:p>
          </table:table-cell>
          <table:table-cell table:style-name="ce15" table:formula="of:=IFERROR(ABS(([.M26]-CEILING([.$C26]))/CEILING([.$C26]));&quot;*&quot;)" office:value-type="float" office:value="0.8" calcext:value-type="float">
            <text:p>0,8</text:p>
          </table:table-cell>
          <table:table-cell table:formula="of:=IFERROR(ABS(([.N26]-CEILING([.$C26]))/CEILING([.$C26]));&quot;*&quot;)" office:value-type="float" office:value="0.8" calcext:value-type="float">
            <text:p>0,8</text:p>
          </table:table-cell>
          <table:table-cell table:formula="of:=IFERROR(ABS(([.O26]-CEILING([.$C26]))/CEILING([.$C26]));&quot;*&quot;)" office:value-type="float" office:value="0.8" calcext:value-type="float">
            <text:p>0,8</text:p>
          </table:table-cell>
          <table:table-cell table:style-name="ce37" table:formula="of:=IF([.L26]=[.$P26];1;&quot;&quot;)" office:value-type="float" office:value="1" calcext:value-type="float">
            <text:p>1</text:p>
          </table:table-cell>
          <table:table-cell table:style-name="ce37" table:formula="of:=IF([.M26]=[.$P26];1;&quot;&quot;)" office:value-type="float" office:value="1" calcext:value-type="float">
            <text:p>1</text:p>
          </table:table-cell>
          <table:table-cell table:style-name="ce37" table:formula="of:=IF([.N26]=[.$P26];1;&quot;&quot;)" office:value-type="float" office:value="1" calcext:value-type="float">
            <text:p>1</text:p>
          </table:table-cell>
          <table:table-cell table:formula="of:=IF([.O26]=[.$P26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G3:.G300]);1)" office:value-type="float" office:value="9.5" calcext:value-type="float">
            <text:p>9,5</text:p>
          </table:table-cell>
          <table:table-cell table:number-columns-repeated="4"/>
          <table:table-cell table:formula="of:=CONCATENATE([.A26];&quot;&amp;&quot;;[.B26];&quot;&amp;&quot;;IF([.E26]=1;CONCATENATE(&quot;\h{&quot;;[.C26];&quot;}&quot;);[.C26]);&quot;&amp;&quot;;[.H26];&quot;&amp;&quot;;IF([.J26]=0;CONCATENATE(&quot;\uu{&quot;;[.I26];&quot;}&quot;);[.I26]);&quot;&amp;&quot;;IF([.L26]=[.P26];CONCATENATE(&quot;\h{&quot;;[.L26];&quot;}&quot;);[.L26]);&quot;&amp;&quot;;IF([.M26]=[.P26];CONCATENATE(&quot;\h{&quot;;[.M26];&quot;}&quot;);[.M26]);&quot;&amp;&quot;;IF([.N26]=[.P26];CONCATENATE(&quot;\h{&quot;;[.N26];&quot;}&quot;);[.N26]);&quot;&amp;&quot;;IF([.O26]=[.P26];CONCATENATE(&quot;\h{&quot;;[.O26];&quot;}&quot;);[.O26]);&quot;\\\hline&quot;)" office:value-type="string" office:string-value="r20-5-10-4&amp;20,37&amp;-5&amp;-1&amp;\uu{-1}&amp;\h{-1}&amp;\h{-1}&amp;\h{-1}&amp;\h{-1}\\\hline" calcext:value-type="string">
            <text:p>r20-5-10-4&amp;20,37&amp;-5&amp;-1&amp;\uu{-1}&amp;\h{-1}&amp;\h{-1}&amp;\h{-1}&amp;\h{-1}\\\hline</text:p>
          </table:table-cell>
          <table:table-cell table:number-columns-repeated="10"/>
        </table:table-row>
        <table:table-row table:style-name="ro2">
          <table:table-cell table:formula="of:=[$'ra-sub'.AA26]" office:value-type="string" office:string-value="r20-5-10-5" calcext:value-type="string">
            <text:p>r20-5-10-5</text:p>
          </table:table-cell>
          <table:table-cell table:formula="of:=ROUND([$'ra-sub'.AB26];2)" office:value-type="float" office:value="28.4" calcext:value-type="float">
            <text:p>28,4</text:p>
          </table:table-cell>
          <table:table-cell table:style-name="ce13" table:formula="of:=ROUND([$'ra-sub'.AC26];1)" office:value-type="float" office:value="-5.3" calcext:value-type="float">
            <text:p>-5,3</text:p>
          </table:table-cell>
          <table:table-cell table:style-name="ce13" table:formula="of:=IF(['ra-sub'.S26]=5;&quot;*&quot;;['ra-sub'.I26])" office:value-type="float" office:value="0.01451" calcext:value-type="float">
            <text:p>0,0</text:p>
          </table:table-cell>
          <table:table-cell table:style-name="ce13" table:formula="of:=IF(['ra-sub'.S26]=11;1;&quot;&quot;)">
            <text:p/>
          </table:table-cell>
          <table:table-cell table:style-name="ce13" table:formula="of:=IFERROR(IF([.I27]=0;ABS(CEILING([.C27]));ABS(([.I27]-CEILING([.C27]))/[.I27]));&quot;*&quot;)" office:value-type="float" office:value="4" calcext:value-type="float">
            <text:p>4,0</text:p>
          </table:table-cell>
          <table:table-cell table:style-name="ce13" table:formula="of:=IFERROR([.I27]-CEILING([.C27]);&quot;*&quot;)" office:value-type="float" office:value="4" calcext:value-type="float">
            <text:p>4,0</text:p>
          </table:table-cell>
          <table:table-cell table:formula="of:=ROUND(['exact-sub'.J26];1)" office:value-type="float" office:value="-1" calcext:value-type="float">
            <text:p>-1,0</text:p>
          </table:table-cell>
          <table:table-cell table:formula="of:=['exact-sub'.K26]" office:value-type="float" office:value="-1" calcext:value-type="float">
            <text:p>-1</text:p>
          </table:table-cell>
          <table:table-cell table:formula="of:=IF(['exact-sub'.L26]&lt;1000000;['exact-sub'.L26];&quot;*&quot;)" office:value-type="float" office:value="0" calcext:value-type="float">
            <text:p>0,0</text:p>
          </table:table-cell>
          <table:table-cell table:formula="of:=IF([$'exact-sub'.S26]=5;&quot;*&quot;;['exact-sub'.I26])" office:value-type="float" office:value="0.184081" calcext:value-type="float">
            <text:p>0,2</text:p>
          </table:table-cell>
          <table:table-cell table:style-name="ce21" table:formula="of:=[$'ra-sub'.AE26]" office:value-type="float" office:value="1" calcext:value-type="float">
            <text:p>1</text:p>
          </table:table-cell>
          <table:table-cell table:style-name="ce21" table:formula="of:=[$'bcpa-sub-t600'.AE26]" office:value-type="float" office:value="-1" calcext:value-type="float">
            <text:p>-1</text:p>
          </table:table-cell>
          <table:table-cell table:style-name="ce21" table:formula="of:=[$'blpl-sub-t300'.AE26]" office:value-type="float" office:value="-1" calcext:value-type="float">
            <text:p>-1</text:p>
          </table:table-cell>
          <table:table-cell table:style-name="ce21" table:formula="of:=[$'sbpl-sub-t300'.AE26]" office:value-type="float" office:value="0" calcext:value-type="float">
            <text:p>0</text:p>
          </table:table-cell>
          <table:table-cell table:formula="of:=MIN([.L27:.O27])" office:value-type="float" office:value="-1" calcext:value-type="float">
            <text:p>-1</text:p>
          </table:table-cell>
          <table:table-cell table:formula="of:=ABS([.L27]-CEILING([.$C27]))" office:value-type="float" office:value="6" calcext:value-type="float">
            <text:p>6</text:p>
          </table:table-cell>
          <table:table-cell table:formula="of:=IFERROR(ABS([.M27]-CEILING([.$C27]));&quot;-&quot;)" office:value-type="float" office:value="4" calcext:value-type="float">
            <text:p>4</text:p>
          </table:table-cell>
          <table:table-cell table:formula="of:=ABS([.N27]-CEILING([.$C27]))" office:value-type="float" office:value="4" calcext:value-type="float">
            <text:p>4</text:p>
          </table:table-cell>
          <table:table-cell table:formula="of:=ABS([.O27]-CEILING([.$C27]))" office:value-type="float" office:value="5" calcext:value-type="float">
            <text:p>5</text:p>
          </table:table-cell>
          <table:table-cell table:formula="of:=IFERROR(ABS(([.L27]-CEILING([.$C27]))/CEILING([.$C27]));&quot;*&quot;)" office:value-type="float" office:value="1.2" calcext:value-type="float">
            <text:p>1,2</text:p>
          </table:table-cell>
          <table:table-cell table:style-name="ce15" table:formula="of:=IFERROR(ABS(([.M27]-CEILING([.$C27]))/CEILING([.$C27]));&quot;*&quot;)" office:value-type="float" office:value="0.8" calcext:value-type="float">
            <text:p>0,8</text:p>
          </table:table-cell>
          <table:table-cell table:formula="of:=IFERROR(ABS(([.N27]-CEILING([.$C27]))/CEILING([.$C27]));&quot;*&quot;)" office:value-type="float" office:value="0.8" calcext:value-type="float">
            <text:p>0,8</text:p>
          </table:table-cell>
          <table:table-cell table:formula="of:=IFERROR(ABS(([.O27]-CEILING([.$C27]))/CEILING([.$C27]));&quot;*&quot;)" office:value-type="float" office:value="1" calcext:value-type="float">
            <text:p>1</text:p>
          </table:table-cell>
          <table:table-cell table:formula="of:=IF([.L27]=[.$P27];1;&quot;&quot;)">
            <text:p/>
          </table:table-cell>
          <table:table-cell table:formula="of:=IF([.M27]=[.$P27];1;&quot;&quot;)" office:value-type="float" office:value="1" calcext:value-type="float">
            <text:p>1</text:p>
          </table:table-cell>
          <table:table-cell table:style-name="ce37" table:formula="of:=IF([.N27]=[.$P27];1;&quot;&quot;)" office:value-type="float" office:value="1" calcext:value-type="float">
            <text:p>1</text:p>
          </table:table-cell>
          <table:table-cell table:style-name="ce37" table:formula="of:=IF([.O27]=[.$P27];1;&quot;&quot;)">
            <text:p/>
          </table:table-cell>
          <table:table-cell table:number-columns-repeated="8"/>
          <table:table-cell table:formula="of:=CONCATENATE([.A27];&quot;&amp;&quot;;[.B27];&quot;&amp;&quot;;IF([.E27]=1;CONCATENATE(&quot;\h{&quot;;[.C27];&quot;}&quot;);[.C27]);&quot;&amp;&quot;;[.H27];&quot;&amp;&quot;;IF([.J27]=0;CONCATENATE(&quot;\uu{&quot;;[.I27];&quot;}&quot;);[.I27]);&quot;&amp;&quot;;IF([.L27]=[.P27];CONCATENATE(&quot;\h{&quot;;[.L27];&quot;}&quot;);[.L27]);&quot;&amp;&quot;;IF([.M27]=[.P27];CONCATENATE(&quot;\h{&quot;;[.M27];&quot;}&quot;);[.M27]);&quot;&amp;&quot;;IF([.N27]=[.P27];CONCATENATE(&quot;\h{&quot;;[.N27];&quot;}&quot;);[.N27]);&quot;&amp;&quot;;IF([.O27]=[.P27];CONCATENATE(&quot;\h{&quot;;[.O27];&quot;}&quot;);[.O27]);&quot;\\\hline&quot;)" office:value-type="string" office:string-value="r20-5-10-5&amp;28,4&amp;-5,3&amp;-1&amp;\uu{-1}&amp;1&amp;\h{-1}&amp;\h{-1}&amp;0\\\hline" calcext:value-type="string">
            <text:p>r20-5-10-5&amp;28,4&amp;-5,3&amp;-1&amp;\uu{-1}&amp;1&amp;\h{-1}&amp;\h{-1}&amp;0\\\hline</text:p>
          </table:table-cell>
          <table:table-cell table:number-columns-repeated="10"/>
        </table:table-row>
        <table:table-row table:style-name="ro2">
          <table:table-cell table:formula="of:=[$'ra-sub'.AA27]" office:value-type="string" office:string-value="r2-10-20-1" calcext:value-type="string">
            <text:p>r2-10-20-1</text:p>
          </table:table-cell>
          <table:table-cell table:formula="of:=ROUND([$'ra-sub'.AB27];2)" office:value-type="float" office:value="56.52" calcext:value-type="float">
            <text:p>56,52</text:p>
          </table:table-cell>
          <table:table-cell table:style-name="ce13" table:formula="of:=ROUND([$'ra-sub'.AC27];1)" office:value-type="float" office:value="-7" calcext:value-type="float">
            <text:p>-7,0</text:p>
          </table:table-cell>
          <table:table-cell table:style-name="ce13" table:formula="of:=IF(['ra-sub'.S27]=5;&quot;*&quot;;['ra-sub'.I27])" office:value-type="float" office:value="0.030794" calcext:value-type="float">
            <text:p>0,0</text:p>
          </table:table-cell>
          <table:table-cell table:style-name="ce13" table:formula="of:=IF(['ra-sub'.S27]=11;1;&quot;&quot;)">
            <text:p/>
          </table:table-cell>
          <table:table-cell table:style-name="ce13" table:formula="of:=IFERROR(IF([.I28]=0;ABS(CEILING([.C28]));ABS(([.I28]-CEILING([.C28]))/[.I28]));&quot;*&quot;)" office:value-type="float" office:value="7" calcext:value-type="float">
            <text:p>7,0</text:p>
          </table:table-cell>
          <table:table-cell table:style-name="ce13" table:formula="of:=IFERROR([.I28]-CEILING([.C28]);&quot;*&quot;)" office:value-type="float" office:value="7" calcext:value-type="float">
            <text:p>7,0</text:p>
          </table:table-cell>
          <table:table-cell table:formula="of:=ROUND(['exact-sub'.J27];1)" office:value-type="float" office:value="0" calcext:value-type="float">
            <text:p>0,0</text:p>
          </table:table-cell>
          <table:table-cell table:formula="of:=['exact-sub'.K27]" office:value-type="float" office:value="0" calcext:value-type="float">
            <text:p>0</text:p>
          </table:table-cell>
          <table:table-cell table:formula="of:=IF(['exact-sub'.L27]&lt;1000000;['exact-sub'.L27];&quot;*&quot;)" office:value-type="float" office:value="0" calcext:value-type="float">
            <text:p>0,0</text:p>
          </table:table-cell>
          <table:table-cell table:formula="of:=IF([$'exact-sub'.S27]=5;&quot;*&quot;;['exact-sub'.I27])" office:value-type="float" office:value="4.074173" calcext:value-type="float">
            <text:p>4,1</text:p>
          </table:table-cell>
          <table:table-cell table:style-name="ce21" table:formula="of:=[$'ra-sub'.AE27]" office:value-type="float" office:value="2" calcext:value-type="float">
            <text:p>2</text:p>
          </table:table-cell>
          <table:table-cell table:style-name="ce21" table:formula="of:=[$'bcpa-sub-t600'.AE27]" office:value-type="float" office:value="0" calcext:value-type="float">
            <text:p>0</text:p>
          </table:table-cell>
          <table:table-cell table:style-name="ce21" table:formula="of:=[$'blpl-sub-t300'.AE27]" office:value-type="float" office:value="0" calcext:value-type="float">
            <text:p>0</text:p>
          </table:table-cell>
          <table:table-cell table:style-name="ce21" table:formula="of:=[$'sbpl-sub-t300'.AE27]" office:value-type="float" office:value="0" calcext:value-type="float">
            <text:p>0</text:p>
          </table:table-cell>
          <table:table-cell table:formula="of:=MIN([.L28:.O28])" office:value-type="float" office:value="0" calcext:value-type="float">
            <text:p>0</text:p>
          </table:table-cell>
          <table:table-cell table:formula="of:=ABS([.L28]-CEILING([.$C28]))" office:value-type="float" office:value="9" calcext:value-type="float">
            <text:p>9</text:p>
          </table:table-cell>
          <table:table-cell table:formula="of:=IFERROR(ABS([.M28]-CEILING([.$C28]));&quot;-&quot;)" office:value-type="float" office:value="7" calcext:value-type="float">
            <text:p>7</text:p>
          </table:table-cell>
          <table:table-cell table:formula="of:=ABS([.N28]-CEILING([.$C28]))" office:value-type="float" office:value="7" calcext:value-type="float">
            <text:p>7</text:p>
          </table:table-cell>
          <table:table-cell table:formula="of:=ABS([.O28]-CEILING([.$C28]))" office:value-type="float" office:value="7" calcext:value-type="float">
            <text:p>7</text:p>
          </table:table-cell>
          <table:table-cell table:formula="of:=IFERROR(ABS(([.L28]-CEILING([.$C28]))/CEILING([.$C28]));&quot;*&quot;)" office:value-type="float" office:value="1.28571428571429" calcext:value-type="float">
            <text:p>1,28571428571429</text:p>
          </table:table-cell>
          <table:table-cell table:style-name="ce15" table:formula="of:=IFERROR(ABS(([.M28]-CEILING([.$C28]))/CEILING([.$C28]));&quot;*&quot;)" office:value-type="float" office:value="1" calcext:value-type="float">
            <text:p>1</text:p>
          </table:table-cell>
          <table:table-cell table:formula="of:=IFERROR(ABS(([.N28]-CEILING([.$C28]))/CEILING([.$C28]));&quot;*&quot;)" office:value-type="float" office:value="1" calcext:value-type="float">
            <text:p>1</text:p>
          </table:table-cell>
          <table:table-cell table:formula="of:=IFERROR(ABS(([.O28]-CEILING([.$C28]))/CEILING([.$C28]));&quot;*&quot;)" office:value-type="float" office:value="1" calcext:value-type="float">
            <text:p>1</text:p>
          </table:table-cell>
          <table:table-cell table:formula="of:=IF([.L28]=[.$P28];1;&quot;&quot;)">
            <text:p/>
          </table:table-cell>
          <table:table-cell table:formula="of:=IF([.M28]=[.$P28];1;&quot;&quot;)" office:value-type="float" office:value="1" calcext:value-type="float">
            <text:p>1</text:p>
          </table:table-cell>
          <table:table-cell table:style-name="ce37" table:formula="of:=IF([.N28]=[.$P28];1;&quot;&quot;)" office:value-type="float" office:value="1" calcext:value-type="float">
            <text:p>1</text:p>
          </table:table-cell>
          <table:table-cell table:style-name="ce37" table:formula="of:=IF([.O28]=[.$P28];1;&quot;&quot;)" office:value-type="float" office:value="1" calcext:value-type="float">
            <text:p>1</text:p>
          </table:table-cell>
          <table:table-cell table:number-columns-repeated="8"/>
          <table:table-cell table:formula="of:=CONCATENATE([.A28];&quot;&amp;&quot;;[.B28];&quot;&amp;&quot;;IF([.E28]=1;CONCATENATE(&quot;\h{&quot;;[.C28];&quot;}&quot;);[.C28]);&quot;&amp;&quot;;[.H28];&quot;&amp;&quot;;IF([.J28]=0;CONCATENATE(&quot;\uu{&quot;;[.I28];&quot;}&quot;);[.I28]);&quot;&amp;&quot;;IF([.L28]=[.P28];CONCATENATE(&quot;\h{&quot;;[.L28];&quot;}&quot;);[.L28]);&quot;&amp;&quot;;IF([.M28]=[.P28];CONCATENATE(&quot;\h{&quot;;[.M28];&quot;}&quot;);[.M28]);&quot;&amp;&quot;;IF([.N28]=[.P28];CONCATENATE(&quot;\h{&quot;;[.N28];&quot;}&quot;);[.N28]);&quot;&amp;&quot;;IF([.O28]=[.P28];CONCATENATE(&quot;\h{&quot;;[.O28];&quot;}&quot;);[.O28]);&quot;\\\hline&quot;)" office:value-type="string" office:string-value="r2-10-20-1&amp;56,52&amp;-7&amp;0&amp;\uu{0}&amp;2&amp;\h{0}&amp;\h{0}&amp;\h{0}\\\hline" calcext:value-type="string">
            <text:p>r2-10-20-1&amp;56,52&amp;-7&amp;0&amp;\uu{0}&amp;2&amp;\h{0}&amp;\h{0}&amp;\h{0}\\\hline</text:p>
          </table:table-cell>
          <table:table-cell table:number-columns-repeated="10"/>
        </table:table-row>
        <table:table-row table:style-name="ro2">
          <table:table-cell table:formula="of:=[$'ra-sub'.AA28]" office:value-type="string" office:string-value="r2-10-20-2" calcext:value-type="string">
            <text:p>r2-10-20-2</text:p>
          </table:table-cell>
          <table:table-cell table:formula="of:=ROUND([$'ra-sub'.AB28];2)" office:value-type="float" office:value="58.7" calcext:value-type="float">
            <text:p>58,7</text:p>
          </table:table-cell>
          <table:table-cell table:style-name="ce13" table:formula="of:=ROUND([$'ra-sub'.AC28];1)" office:value-type="float" office:value="-7.7" calcext:value-type="float">
            <text:p>-7,7</text:p>
          </table:table-cell>
          <table:table-cell table:style-name="ce13" table:formula="of:=IF(['ra-sub'.S28]=5;&quot;*&quot;;['ra-sub'.I28])" office:value-type="float" office:value="0.024758" calcext:value-type="float">
            <text:p>0,0</text:p>
          </table:table-cell>
          <table:table-cell table:style-name="ce13" table:formula="of:=IF(['ra-sub'.S28]=11;1;&quot;&quot;)">
            <text:p/>
          </table:table-cell>
          <table:table-cell table:style-name="ce13" table:formula="of:=IFERROR(IF([.I29]=0;ABS(CEILING([.C29]));ABS(([.I29]-CEILING([.C29]))/[.I29]));&quot;*&quot;)" office:value-type="float" office:value="7" calcext:value-type="float">
            <text:p>7,0</text:p>
          </table:table-cell>
          <table:table-cell table:style-name="ce13" table:formula="of:=IFERROR([.I29]-CEILING([.C29]);&quot;*&quot;)" office:value-type="float" office:value="7" calcext:value-type="float">
            <text:p>7,0</text:p>
          </table:table-cell>
          <table:table-cell table:formula="of:=ROUND(['exact-sub'.J28];1)" office:value-type="float" office:value="0" calcext:value-type="float">
            <text:p>0,0</text:p>
          </table:table-cell>
          <table:table-cell table:formula="of:=['exact-sub'.K28]" office:value-type="float" office:value="0" calcext:value-type="float">
            <text:p>0</text:p>
          </table:table-cell>
          <table:table-cell table:formula="of:=IF(['exact-sub'.L28]&lt;1000000;['exact-sub'.L28];&quot;*&quot;)" office:value-type="float" office:value="0" calcext:value-type="float">
            <text:p>0,0</text:p>
          </table:table-cell>
          <table:table-cell table:formula="of:=IF([$'exact-sub'.S28]=5;&quot;*&quot;;['exact-sub'.I28])" office:value-type="float" office:value="2.793183" calcext:value-type="float">
            <text:p>2,8</text:p>
          </table:table-cell>
          <table:table-cell table:style-name="ce21" table:formula="of:=[$'ra-sub'.AE28]" office:value-type="float" office:value="3" calcext:value-type="float">
            <text:p>3</text:p>
          </table:table-cell>
          <table:table-cell table:style-name="ce21" table:formula="of:=[$'bcpa-sub-t600'.AE28]" office:value-type="float" office:value="0" calcext:value-type="float">
            <text:p>0</text:p>
          </table:table-cell>
          <table:table-cell table:style-name="ce21" table:formula="of:=[$'blpl-sub-t300'.AE28]" office:value-type="float" office:value="0" calcext:value-type="float">
            <text:p>0</text:p>
          </table:table-cell>
          <table:table-cell table:style-name="ce21" table:formula="of:=[$'sbpl-sub-t300'.AE28]" office:value-type="float" office:value="1" calcext:value-type="float">
            <text:p>1</text:p>
          </table:table-cell>
          <table:table-cell table:formula="of:=MIN([.L29:.O29])" office:value-type="float" office:value="0" calcext:value-type="float">
            <text:p>0</text:p>
          </table:table-cell>
          <table:table-cell table:formula="of:=ABS([.L29]-CEILING([.$C29]))" office:value-type="float" office:value="10" calcext:value-type="float">
            <text:p>10</text:p>
          </table:table-cell>
          <table:table-cell table:formula="of:=IFERROR(ABS([.M29]-CEILING([.$C29]));&quot;-&quot;)" office:value-type="float" office:value="7" calcext:value-type="float">
            <text:p>7</text:p>
          </table:table-cell>
          <table:table-cell table:formula="of:=ABS([.N29]-CEILING([.$C29]))" office:value-type="float" office:value="7" calcext:value-type="float">
            <text:p>7</text:p>
          </table:table-cell>
          <table:table-cell table:formula="of:=ABS([.O29]-CEILING([.$C29]))" office:value-type="float" office:value="8" calcext:value-type="float">
            <text:p>8</text:p>
          </table:table-cell>
          <table:table-cell table:formula="of:=IFERROR(ABS(([.L29]-CEILING([.$C29]))/CEILING([.$C29]));&quot;*&quot;)" office:value-type="float" office:value="1.42857142857143" calcext:value-type="float">
            <text:p>1,42857142857143</text:p>
          </table:table-cell>
          <table:table-cell table:style-name="ce15" table:formula="of:=IFERROR(ABS(([.M29]-CEILING([.$C29]))/CEILING([.$C29]));&quot;*&quot;)" office:value-type="float" office:value="1" calcext:value-type="float">
            <text:p>1</text:p>
          </table:table-cell>
          <table:table-cell table:formula="of:=IFERROR(ABS(([.N29]-CEILING([.$C29]))/CEILING([.$C29]));&quot;*&quot;)" office:value-type="float" office:value="1" calcext:value-type="float">
            <text:p>1</text:p>
          </table:table-cell>
          <table:table-cell table:formula="of:=IFERROR(ABS(([.O29]-CEILING([.$C29]))/CEILING([.$C29]));&quot;*&quot;)" office:value-type="float" office:value="1.14285714285714" calcext:value-type="float">
            <text:p>1,14285714285714</text:p>
          </table:table-cell>
          <table:table-cell table:formula="of:=IF([.L29]=[.$P29];1;&quot;&quot;)">
            <text:p/>
          </table:table-cell>
          <table:table-cell table:formula="of:=IF([.M29]=[.$P29];1;&quot;&quot;)" office:value-type="float" office:value="1" calcext:value-type="float">
            <text:p>1</text:p>
          </table:table-cell>
          <table:table-cell table:style-name="ce37" table:formula="of:=IF([.N29]=[.$P29];1;&quot;&quot;)" office:value-type="float" office:value="1" calcext:value-type="float">
            <text:p>1</text:p>
          </table:table-cell>
          <table:table-cell table:style-name="ce37" table:formula="of:=IF([.O29]=[.$P29];1;&quot;&quot;)">
            <text:p/>
          </table:table-cell>
          <table:table-cell table:number-columns-repeated="8"/>
          <table:table-cell table:formula="of:=CONCATENATE([.A29];&quot;&amp;&quot;;[.B29];&quot;&amp;&quot;;IF([.E29]=1;CONCATENATE(&quot;\h{&quot;;[.C29];&quot;}&quot;);[.C29]);&quot;&amp;&quot;;[.H29];&quot;&amp;&quot;;IF([.J29]=0;CONCATENATE(&quot;\uu{&quot;;[.I29];&quot;}&quot;);[.I29]);&quot;&amp;&quot;;IF([.L29]=[.P29];CONCATENATE(&quot;\h{&quot;;[.L29];&quot;}&quot;);[.L29]);&quot;&amp;&quot;;IF([.M29]=[.P29];CONCATENATE(&quot;\h{&quot;;[.M29];&quot;}&quot;);[.M29]);&quot;&amp;&quot;;IF([.N29]=[.P29];CONCATENATE(&quot;\h{&quot;;[.N29];&quot;}&quot;);[.N29]);&quot;&amp;&quot;;IF([.O29]=[.P29];CONCATENATE(&quot;\h{&quot;;[.O29];&quot;}&quot;);[.O29]);&quot;\\\hline&quot;)" office:value-type="string" office:string-value="r2-10-20-2&amp;58,7&amp;-7,7&amp;0&amp;\uu{0}&amp;3&amp;\h{0}&amp;\h{0}&amp;1\\\hline" calcext:value-type="string">
            <text:p>r2-10-20-2&amp;58,7&amp;-7,7&amp;0&amp;\uu{0}&amp;3&amp;\h{0}&amp;\h{0}&amp;1\\\hline</text:p>
          </table:table-cell>
          <table:table-cell table:number-columns-repeated="10"/>
        </table:table-row>
        <table:table-row table:style-name="ro2">
          <table:table-cell table:formula="of:=[$'ra-sub'.AA29]" office:value-type="string" office:string-value="r2-10-20-3" calcext:value-type="string">
            <text:p>r2-10-20-3</text:p>
          </table:table-cell>
          <table:table-cell table:formula="of:=ROUND([$'ra-sub'.AB29];2)" office:value-type="float" office:value="53.26" calcext:value-type="float">
            <text:p>53,26</text:p>
          </table:table-cell>
          <table:table-cell table:style-name="ce13" table:formula="of:=ROUND([$'ra-sub'.AC29];1)" office:value-type="float" office:value="-7" calcext:value-type="float">
            <text:p>-7,0</text:p>
          </table:table-cell>
          <table:table-cell table:style-name="ce13" table:formula="of:=IF(['ra-sub'.S29]=5;&quot;*&quot;;['ra-sub'.I29])" office:value-type="float" office:value="0.02741" calcext:value-type="float">
            <text:p>0,0</text:p>
          </table:table-cell>
          <table:table-cell table:style-name="ce13" table:formula="of:=IF(['ra-sub'.S29]=11;1;&quot;&quot;)">
            <text:p/>
          </table:table-cell>
          <table:table-cell table:style-name="ce13" table:formula="of:=IFERROR(IF([.I30]=0;ABS(CEILING([.C30]));ABS(([.I30]-CEILING([.C30]))/[.I30]));&quot;*&quot;)" office:value-type="float" office:value="7" calcext:value-type="float">
            <text:p>7,0</text:p>
          </table:table-cell>
          <table:table-cell table:style-name="ce13" table:formula="of:=IFERROR([.I30]-CEILING([.C30]);&quot;*&quot;)" office:value-type="float" office:value="7" calcext:value-type="float">
            <text:p>7,0</text:p>
          </table:table-cell>
          <table:table-cell table:formula="of:=ROUND(['exact-sub'.J29];1)" office:value-type="float" office:value="0" calcext:value-type="float">
            <text:p>0,0</text:p>
          </table:table-cell>
          <table:table-cell table:formula="of:=['exact-sub'.K29]" office:value-type="float" office:value="0" calcext:value-type="float">
            <text:p>0</text:p>
          </table:table-cell>
          <table:table-cell table:formula="of:=IF(['exact-sub'.L29]&lt;1000000;['exact-sub'.L29];&quot;*&quot;)" office:value-type="float" office:value="0" calcext:value-type="float">
            <text:p>0,0</text:p>
          </table:table-cell>
          <table:table-cell table:formula="of:=IF([$'exact-sub'.S29]=5;&quot;*&quot;;['exact-sub'.I29])" office:value-type="float" office:value="3.81483" calcext:value-type="float">
            <text:p>3,8</text:p>
          </table:table-cell>
          <table:table-cell table:style-name="ce21" table:formula="of:=[$'ra-sub'.AE29]" office:value-type="float" office:value="4" calcext:value-type="float">
            <text:p>4</text:p>
          </table:table-cell>
          <table:table-cell table:style-name="ce21" table:formula="of:=[$'bcpa-sub-t600'.AE29]" office:value-type="float" office:value="0" calcext:value-type="float">
            <text:p>0</text:p>
          </table:table-cell>
          <table:table-cell table:style-name="ce21" table:formula="of:=[$'blpl-sub-t300'.AE29]" office:value-type="float" office:value="0" calcext:value-type="float">
            <text:p>0</text:p>
          </table:table-cell>
          <table:table-cell table:style-name="ce21" table:formula="of:=[$'sbpl-sub-t300'.AE29]" office:value-type="float" office:value="0" calcext:value-type="float">
            <text:p>0</text:p>
          </table:table-cell>
          <table:table-cell table:formula="of:=MIN([.L30:.O30])" office:value-type="float" office:value="0" calcext:value-type="float">
            <text:p>0</text:p>
          </table:table-cell>
          <table:table-cell table:formula="of:=ABS([.L30]-CEILING([.$C30]))" office:value-type="float" office:value="11" calcext:value-type="float">
            <text:p>11</text:p>
          </table:table-cell>
          <table:table-cell table:formula="of:=IFERROR(ABS([.M30]-CEILING([.$C30]));&quot;-&quot;)" office:value-type="float" office:value="7" calcext:value-type="float">
            <text:p>7</text:p>
          </table:table-cell>
          <table:table-cell table:formula="of:=ABS([.N30]-CEILING([.$C30]))" office:value-type="float" office:value="7" calcext:value-type="float">
            <text:p>7</text:p>
          </table:table-cell>
          <table:table-cell table:formula="of:=ABS([.O30]-CEILING([.$C30]))" office:value-type="float" office:value="7" calcext:value-type="float">
            <text:p>7</text:p>
          </table:table-cell>
          <table:table-cell table:formula="of:=IFERROR(ABS(([.L30]-CEILING([.$C30]))/CEILING([.$C30]));&quot;*&quot;)" office:value-type="float" office:value="1.57142857142857" calcext:value-type="float">
            <text:p>1,57142857142857</text:p>
          </table:table-cell>
          <table:table-cell table:style-name="ce15" table:formula="of:=IFERROR(ABS(([.M30]-CEILING([.$C30]))/CEILING([.$C30]));&quot;*&quot;)" office:value-type="float" office:value="1" calcext:value-type="float">
            <text:p>1</text:p>
          </table:table-cell>
          <table:table-cell table:formula="of:=IFERROR(ABS(([.N30]-CEILING([.$C30]))/CEILING([.$C30]));&quot;*&quot;)" office:value-type="float" office:value="1" calcext:value-type="float">
            <text:p>1</text:p>
          </table:table-cell>
          <table:table-cell table:formula="of:=IFERROR(ABS(([.O30]-CEILING([.$C30]))/CEILING([.$C30]));&quot;*&quot;)" office:value-type="float" office:value="1" calcext:value-type="float">
            <text:p>1</text:p>
          </table:table-cell>
          <table:table-cell table:formula="of:=IF([.L30]=[.$P30];1;&quot;&quot;)">
            <text:p/>
          </table:table-cell>
          <table:table-cell table:style-name="ce37" table:formula="of:=IF([.M30]=[.$P30];1;&quot;&quot;)" office:value-type="float" office:value="1" calcext:value-type="float">
            <text:p>1</text:p>
          </table:table-cell>
          <table:table-cell table:formula="of:=IF([.N30]=[.$P30];1;&quot;&quot;)" office:value-type="float" office:value="1" calcext:value-type="float">
            <text:p>1</text:p>
          </table:table-cell>
          <table:table-cell table:formula="of:=IF([.O30]=[.$P30];1;&quot;&quot;)" office:value-type="float" office:value="1" calcext:value-type="float">
            <text:p>1</text:p>
          </table:table-cell>
          <table:table-cell table:number-columns-repeated="8"/>
          <table:table-cell table:formula="of:=CONCATENATE([.A30];&quot;&amp;&quot;;[.B30];&quot;&amp;&quot;;IF([.E30]=1;CONCATENATE(&quot;\h{&quot;;[.C30];&quot;}&quot;);[.C30]);&quot;&amp;&quot;;[.H30];&quot;&amp;&quot;;IF([.J30]=0;CONCATENATE(&quot;\uu{&quot;;[.I30];&quot;}&quot;);[.I30]);&quot;&amp;&quot;;IF([.L30]=[.P30];CONCATENATE(&quot;\h{&quot;;[.L30];&quot;}&quot;);[.L30]);&quot;&amp;&quot;;IF([.M30]=[.P30];CONCATENATE(&quot;\h{&quot;;[.M30];&quot;}&quot;);[.M30]);&quot;&amp;&quot;;IF([.N30]=[.P30];CONCATENATE(&quot;\h{&quot;;[.N30];&quot;}&quot;);[.N30]);&quot;&amp;&quot;;IF([.O30]=[.P30];CONCATENATE(&quot;\h{&quot;;[.O30];&quot;}&quot;);[.O30]);&quot;\\\hline&quot;)" office:value-type="string" office:string-value="r2-10-20-3&amp;53,26&amp;-7&amp;0&amp;\uu{0}&amp;4&amp;\h{0}&amp;\h{0}&amp;\h{0}\\\hline" calcext:value-type="string">
            <text:p>r2-10-20-3&amp;53,26&amp;-7&amp;0&amp;\uu{0}&amp;4&amp;\h{0}&amp;\h{0}&amp;\h{0}\\\hline</text:p>
          </table:table-cell>
          <table:table-cell table:number-columns-repeated="10"/>
        </table:table-row>
        <table:table-row table:style-name="ro2">
          <table:table-cell table:formula="of:=[$'ra-sub'.AA30]" office:value-type="string" office:string-value="r2-10-20-4" calcext:value-type="string">
            <text:p>r2-10-20-4</text:p>
          </table:table-cell>
          <table:table-cell table:formula="of:=ROUND([$'ra-sub'.AB30];2)" office:value-type="float" office:value="53.26" calcext:value-type="float">
            <text:p>53,26</text:p>
          </table:table-cell>
          <table:table-cell table:style-name="ce13" table:formula="of:=ROUND([$'ra-sub'.AC30];1)" office:value-type="float" office:value="-7.5" calcext:value-type="float">
            <text:p>-7,5</text:p>
          </table:table-cell>
          <table:table-cell table:style-name="ce13" table:formula="of:=IF(['ra-sub'.S30]=5;&quot;*&quot;;['ra-sub'.I30])" office:value-type="float" office:value="0.015737" calcext:value-type="float">
            <text:p>0,0</text:p>
          </table:table-cell>
          <table:table-cell table:style-name="ce13" table:formula="of:=IF(['ra-sub'.S30]=11;1;&quot;&quot;)">
            <text:p/>
          </table:table-cell>
          <table:table-cell table:style-name="ce13" table:formula="of:=IFERROR(IF([.I31]=0;ABS(CEILING([.C31]));ABS(([.I31]-CEILING([.C31]))/[.I31]));&quot;*&quot;)" office:value-type="float" office:value="7" calcext:value-type="float">
            <text:p>7,0</text:p>
          </table:table-cell>
          <table:table-cell table:style-name="ce13" table:formula="of:=IFERROR([.I31]-CEILING([.C31]);&quot;*&quot;)" office:value-type="float" office:value="7" calcext:value-type="float">
            <text:p>7,0</text:p>
          </table:table-cell>
          <table:table-cell table:formula="of:=ROUND(['exact-sub'.J30];1)" office:value-type="float" office:value="0" calcext:value-type="float">
            <text:p>0,0</text:p>
          </table:table-cell>
          <table:table-cell table:formula="of:=['exact-sub'.K30]" office:value-type="float" office:value="0" calcext:value-type="float">
            <text:p>0</text:p>
          </table:table-cell>
          <table:table-cell table:formula="of:=IF(['exact-sub'.L30]&lt;1000000;['exact-sub'.L30];&quot;*&quot;)" office:value-type="float" office:value="0" calcext:value-type="float">
            <text:p>0,0</text:p>
          </table:table-cell>
          <table:table-cell table:formula="of:=IF([$'exact-sub'.S30]=5;&quot;*&quot;;['exact-sub'.I30])" office:value-type="float" office:value="2.168841" calcext:value-type="float">
            <text:p>2,2</text:p>
          </table:table-cell>
          <table:table-cell table:style-name="ce21" table:formula="of:=[$'ra-sub'.AE30]" office:value-type="float" office:value="2" calcext:value-type="float">
            <text:p>2</text:p>
          </table:table-cell>
          <table:table-cell table:style-name="ce21" table:formula="of:=[$'bcpa-sub-t600'.AE30]" office:value-type="float" office:value="1" calcext:value-type="float">
            <text:p>1</text:p>
          </table:table-cell>
          <table:table-cell table:style-name="ce21" table:formula="of:=[$'blpl-sub-t300'.AE30]" office:value-type="float" office:value="0" calcext:value-type="float">
            <text:p>0</text:p>
          </table:table-cell>
          <table:table-cell table:style-name="ce21" table:formula="of:=[$'sbpl-sub-t300'.AE30]" office:value-type="float" office:value="1" calcext:value-type="float">
            <text:p>1</text:p>
          </table:table-cell>
          <table:table-cell table:formula="of:=MIN([.L31:.O31])" office:value-type="float" office:value="0" calcext:value-type="float">
            <text:p>0</text:p>
          </table:table-cell>
          <table:table-cell table:formula="of:=ABS([.L31]-CEILING([.$C31]))" office:value-type="float" office:value="9" calcext:value-type="float">
            <text:p>9</text:p>
          </table:table-cell>
          <table:table-cell table:formula="of:=IFERROR(ABS([.M31]-CEILING([.$C31]));&quot;-&quot;)" office:value-type="float" office:value="8" calcext:value-type="float">
            <text:p>8</text:p>
          </table:table-cell>
          <table:table-cell table:formula="of:=ABS([.N31]-CEILING([.$C31]))" office:value-type="float" office:value="7" calcext:value-type="float">
            <text:p>7</text:p>
          </table:table-cell>
          <table:table-cell table:formula="of:=ABS([.O31]-CEILING([.$C31]))" office:value-type="float" office:value="8" calcext:value-type="float">
            <text:p>8</text:p>
          </table:table-cell>
          <table:table-cell table:formula="of:=IFERROR(ABS(([.L31]-CEILING([.$C31]))/CEILING([.$C31]));&quot;*&quot;)" office:value-type="float" office:value="1.28571428571429" calcext:value-type="float">
            <text:p>1,28571428571429</text:p>
          </table:table-cell>
          <table:table-cell table:style-name="ce15" table:formula="of:=IFERROR(ABS(([.M31]-CEILING([.$C31]))/CEILING([.$C31]));&quot;*&quot;)" office:value-type="float" office:value="1.14285714285714" calcext:value-type="float">
            <text:p>1,14285714285714</text:p>
          </table:table-cell>
          <table:table-cell table:formula="of:=IFERROR(ABS(([.N31]-CEILING([.$C31]))/CEILING([.$C31]));&quot;*&quot;)" office:value-type="float" office:value="1" calcext:value-type="float">
            <text:p>1</text:p>
          </table:table-cell>
          <table:table-cell table:formula="of:=IFERROR(ABS(([.O31]-CEILING([.$C31]))/CEILING([.$C31]));&quot;*&quot;)" office:value-type="float" office:value="1.14285714285714" calcext:value-type="float">
            <text:p>1,14285714285714</text:p>
          </table:table-cell>
          <table:table-cell table:formula="of:=IF([.L31]=[.$P31];1;&quot;&quot;)">
            <text:p/>
          </table:table-cell>
          <table:table-cell table:formula="of:=IF([.M31]=[.$P31];1;&quot;&quot;)">
            <text:p/>
          </table:table-cell>
          <table:table-cell table:style-name="ce37" table:formula="of:=IF([.N31]=[.$P31];1;&quot;&quot;)" office:value-type="float" office:value="1" calcext:value-type="float">
            <text:p>1</text:p>
          </table:table-cell>
          <table:table-cell table:formula="of:=IF([.O31]=[.$P31];1;&quot;&quot;)">
            <text:p/>
          </table:table-cell>
          <table:table-cell table:number-columns-repeated="8"/>
          <table:table-cell table:formula="of:=CONCATENATE([.A31];&quot;&amp;&quot;;[.B31];&quot;&amp;&quot;;IF([.E31]=1;CONCATENATE(&quot;\h{&quot;;[.C31];&quot;}&quot;);[.C31]);&quot;&amp;&quot;;[.H31];&quot;&amp;&quot;;IF([.J31]=0;CONCATENATE(&quot;\uu{&quot;;[.I31];&quot;}&quot;);[.I31]);&quot;&amp;&quot;;IF([.L31]=[.P31];CONCATENATE(&quot;\h{&quot;;[.L31];&quot;}&quot;);[.L31]);&quot;&amp;&quot;;IF([.M31]=[.P31];CONCATENATE(&quot;\h{&quot;;[.M31];&quot;}&quot;);[.M31]);&quot;&amp;&quot;;IF([.N31]=[.P31];CONCATENATE(&quot;\h{&quot;;[.N31];&quot;}&quot;);[.N31]);&quot;&amp;&quot;;IF([.O31]=[.P31];CONCATENATE(&quot;\h{&quot;;[.O31];&quot;}&quot;);[.O31]);&quot;\\\hline&quot;)" office:value-type="string" office:string-value="r2-10-20-4&amp;53,26&amp;-7,5&amp;0&amp;\uu{0}&amp;2&amp;1&amp;\h{0}&amp;1\\\hline" calcext:value-type="string">
            <text:p>r2-10-20-4&amp;53,26&amp;-7,5&amp;0&amp;\uu{0}&amp;2&amp;1&amp;\h{0}&amp;1\\\hline</text:p>
          </table:table-cell>
          <table:table-cell table:number-columns-repeated="10"/>
        </table:table-row>
        <table:table-row table:style-name="ro2">
          <table:table-cell table:formula="of:=[$'ra-sub'.AA31]" office:value-type="string" office:string-value="r2-10-20-5" calcext:value-type="string">
            <text:p>r2-10-20-5</text:p>
          </table:table-cell>
          <table:table-cell table:formula="of:=ROUND([$'ra-sub'.AB31];2)" office:value-type="float" office:value="42.39" calcext:value-type="float">
            <text:p>42,39</text:p>
          </table:table-cell>
          <table:table-cell table:style-name="ce13" table:formula="of:=ROUND([$'ra-sub'.AC31];1)" office:value-type="float" office:value="-8" calcext:value-type="float">
            <text:p>-8,0</text:p>
          </table:table-cell>
          <table:table-cell table:style-name="ce13" table:formula="of:=IF(['ra-sub'.S31]=5;&quot;*&quot;;['ra-sub'.I31])" office:value-type="float" office:value="0.022162" calcext:value-type="float">
            <text:p>0,0</text:p>
          </table:table-cell>
          <table:table-cell table:style-name="ce13" table:formula="of:=IF(['ra-sub'.S31]=11;1;&quot;&quot;)">
            <text:p/>
          </table:table-cell>
          <table:table-cell table:style-name="ce13" table:formula="of:=IFERROR(IF([.I32]=0;ABS(CEILING([.C32]));ABS(([.I32]-CEILING([.C32]))/[.I32]));&quot;*&quot;)" office:value-type="float" office:value="8" calcext:value-type="float">
            <text:p>8,0</text:p>
          </table:table-cell>
          <table:table-cell table:style-name="ce13" table:formula="of:=IFERROR([.I32]-CEILING([.C32]);&quot;*&quot;)" office:value-type="float" office:value="8" calcext:value-type="float">
            <text:p>8,0</text:p>
          </table:table-cell>
          <table:table-cell table:formula="of:=ROUND(['exact-sub'.J31];1)" office:value-type="float" office:value="0" calcext:value-type="float">
            <text:p>0,0</text:p>
          </table:table-cell>
          <table:table-cell table:formula="of:=['exact-sub'.K31]" office:value-type="float" office:value="0" calcext:value-type="float">
            <text:p>0</text:p>
          </table:table-cell>
          <table:table-cell table:formula="of:=IF(['exact-sub'.L31]&lt;1000000;['exact-sub'.L31];&quot;*&quot;)" office:value-type="float" office:value="0" calcext:value-type="float">
            <text:p>0,0</text:p>
          </table:table-cell>
          <table:table-cell table:formula="of:=IF([$'exact-sub'.S31]=5;&quot;*&quot;;['exact-sub'.I31])" office:value-type="float" office:value="2.375951" calcext:value-type="float">
            <text:p>2,4</text:p>
          </table:table-cell>
          <table:table-cell table:style-name="ce21" table:formula="of:=[$'ra-sub'.AE31]" office:value-type="float" office:value="4" calcext:value-type="float">
            <text:p>4</text:p>
          </table:table-cell>
          <table:table-cell table:style-name="ce21" table:formula="of:=[$'bcpa-sub-t600'.AE31]" office:value-type="float" office:value="3" calcext:value-type="float">
            <text:p>3</text:p>
          </table:table-cell>
          <table:table-cell table:style-name="ce21" table:formula="of:=[$'blpl-sub-t300'.AE31]" office:value-type="float" office:value="0" calcext:value-type="float">
            <text:p>0</text:p>
          </table:table-cell>
          <table:table-cell table:style-name="ce21" table:formula="of:=[$'sbpl-sub-t300'.AE31]" office:value-type="float" office:value="1" calcext:value-type="float">
            <text:p>1</text:p>
          </table:table-cell>
          <table:table-cell table:formula="of:=MIN([.L32:.O32])" office:value-type="float" office:value="0" calcext:value-type="float">
            <text:p>0</text:p>
          </table:table-cell>
          <table:table-cell table:formula="of:=ABS([.L32]-CEILING([.$C32]))" office:value-type="float" office:value="12" calcext:value-type="float">
            <text:p>12</text:p>
          </table:table-cell>
          <table:table-cell table:formula="of:=IFERROR(ABS([.M32]-CEILING([.$C32]));&quot;-&quot;)" office:value-type="float" office:value="11" calcext:value-type="float">
            <text:p>11</text:p>
          </table:table-cell>
          <table:table-cell table:formula="of:=ABS([.N32]-CEILING([.$C32]))" office:value-type="float" office:value="8" calcext:value-type="float">
            <text:p>8</text:p>
          </table:table-cell>
          <table:table-cell table:formula="of:=ABS([.O32]-CEILING([.$C32]))" office:value-type="float" office:value="9" calcext:value-type="float">
            <text:p>9</text:p>
          </table:table-cell>
          <table:table-cell table:formula="of:=IFERROR(ABS(([.L32]-CEILING([.$C32]))/CEILING([.$C32]));&quot;*&quot;)" office:value-type="float" office:value="1.5" calcext:value-type="float">
            <text:p>1,5</text:p>
          </table:table-cell>
          <table:table-cell table:style-name="ce15" table:formula="of:=IFERROR(ABS(([.M32]-CEILING([.$C32]))/CEILING([.$C32]));&quot;*&quot;)" office:value-type="float" office:value="1.375" calcext:value-type="float">
            <text:p>1,375</text:p>
          </table:table-cell>
          <table:table-cell table:formula="of:=IFERROR(ABS(([.N32]-CEILING([.$C32]))/CEILING([.$C32]));&quot;*&quot;)" office:value-type="float" office:value="1" calcext:value-type="float">
            <text:p>1</text:p>
          </table:table-cell>
          <table:table-cell table:formula="of:=IFERROR(ABS(([.O32]-CEILING([.$C32]))/CEILING([.$C32]));&quot;*&quot;)" office:value-type="float" office:value="1.125" calcext:value-type="float">
            <text:p>1,125</text:p>
          </table:table-cell>
          <table:table-cell table:formula="of:=IF([.L32]=[.$P32];1;&quot;&quot;)">
            <text:p/>
          </table:table-cell>
          <table:table-cell table:formula="of:=IF([.M32]=[.$P32];1;&quot;&quot;)">
            <text:p/>
          </table:table-cell>
          <table:table-cell table:style-name="ce37" table:formula="of:=IF([.N32]=[.$P32];1;&quot;&quot;)" office:value-type="float" office:value="1" calcext:value-type="float">
            <text:p>1</text:p>
          </table:table-cell>
          <table:table-cell table:formula="of:=IF([.O32]=[.$P32];1;&quot;&quot;)">
            <text:p/>
          </table:table-cell>
          <table:table-cell table:number-columns-repeated="8"/>
          <table:table-cell table:formula="of:=CONCATENATE([.A32];&quot;&amp;&quot;;[.B32];&quot;&amp;&quot;;IF([.E32]=1;CONCATENATE(&quot;\h{&quot;;[.C32];&quot;}&quot;);[.C32]);&quot;&amp;&quot;;[.H32];&quot;&amp;&quot;;IF([.J32]=0;CONCATENATE(&quot;\uu{&quot;;[.I32];&quot;}&quot;);[.I32]);&quot;&amp;&quot;;IF([.L32]=[.P32];CONCATENATE(&quot;\h{&quot;;[.L32];&quot;}&quot;);[.L32]);&quot;&amp;&quot;;IF([.M32]=[.P32];CONCATENATE(&quot;\h{&quot;;[.M32];&quot;}&quot;);[.M32]);&quot;&amp;&quot;;IF([.N32]=[.P32];CONCATENATE(&quot;\h{&quot;;[.N32];&quot;}&quot;);[.N32]);&quot;&amp;&quot;;IF([.O32]=[.P32];CONCATENATE(&quot;\h{&quot;;[.O32];&quot;}&quot;);[.O32]);&quot;\\\hline&quot;)" office:value-type="string" office:string-value="r2-10-20-5&amp;42,39&amp;-8&amp;0&amp;\uu{0}&amp;4&amp;3&amp;\h{0}&amp;1\\\hline" calcext:value-type="string">
            <text:p>r2-10-20-5&amp;42,39&amp;-8&amp;0&amp;\uu{0}&amp;4&amp;3&amp;\h{0}&amp;1\\\hline</text:p>
          </table:table-cell>
          <table:table-cell table:number-columns-repeated="10"/>
        </table:table-row>
        <table:table-row table:style-name="ro2">
          <table:table-cell table:formula="of:=[$'ra-sub'.AA32]" office:value-type="string" office:string-value="r2-15-30-1" calcext:value-type="string">
            <text:p>r2-15-30-1</text:p>
          </table:table-cell>
          <table:table-cell table:formula="of:=ROUND([$'ra-sub'.AB32];2)" office:value-type="float" office:value="40.88" calcext:value-type="float">
            <text:p>40,88</text:p>
          </table:table-cell>
          <table:table-cell table:style-name="ce13" table:formula="of:=ROUND([$'ra-sub'.AC32];1)" office:value-type="float" office:value="-10.5" calcext:value-type="float">
            <text:p>-10,5</text:p>
          </table:table-cell>
          <table:table-cell table:style-name="ce13" table:formula="of:=IF(['ra-sub'.S32]=5;&quot;*&quot;;['ra-sub'.I32])" office:value-type="float" office:value="0.056042" calcext:value-type="float">
            <text:p>0,1</text:p>
          </table:table-cell>
          <table:table-cell table:style-name="ce13" table:formula="of:=IF(['ra-sub'.S32]=11;1;&quot;&quot;)">
            <text:p/>
          </table:table-cell>
          <table:table-cell table:style-name="ce13" table:formula="of:=IFERROR(IF([.I33]=0;ABS(CEILING([.C33]));ABS(([.I33]-CEILING([.C33]))/[.I33]));&quot;*&quot;)" office:value-type="float" office:value="10" calcext:value-type="float">
            <text:p>10,0</text:p>
          </table:table-cell>
          <table:table-cell table:style-name="ce13" table:formula="of:=IFERROR([.I33]-CEILING([.C33]);&quot;*&quot;)" office:value-type="float" office:value="10" calcext:value-type="float">
            <text:p>10,0</text:p>
          </table:table-cell>
          <table:table-cell table:formula="of:=ROUND(['exact-sub'.J32];1)" office:value-type="float" office:value="0" calcext:value-type="float">
            <text:p>0,0</text:p>
          </table:table-cell>
          <table:table-cell table:formula="of:=['exact-sub'.K32]" office:value-type="float" office:value="0" calcext:value-type="float">
            <text:p>0</text:p>
          </table:table-cell>
          <table:table-cell table:formula="of:=IF(['exact-sub'.L32]&lt;1000000;['exact-sub'.L32];&quot;*&quot;)" office:value-type="float" office:value="0" calcext:value-type="float">
            <text:p>0,0</text:p>
          </table:table-cell>
          <table:table-cell table:formula="of:=IF([$'exact-sub'.S32]=5;&quot;*&quot;;['exact-sub'.I32])" office:value-type="float" office:value="300.324132" calcext:value-type="float">
            <text:p>300,3</text:p>
          </table:table-cell>
          <table:table-cell table:style-name="ce21" table:formula="of:=[$'ra-sub'.AE32]" office:value-type="float" office:value="3" calcext:value-type="float">
            <text:p>3</text:p>
          </table:table-cell>
          <table:table-cell table:style-name="ce21" table:formula="of:=[$'bcpa-sub-t600'.AE32]" office:value-type="float" office:value="0" calcext:value-type="float">
            <text:p>0</text:p>
          </table:table-cell>
          <table:table-cell table:style-name="ce21" table:formula="of:=[$'blpl-sub-t300'.AE32]" office:value-type="float" office:value="1" calcext:value-type="float">
            <text:p>1</text:p>
          </table:table-cell>
          <table:table-cell table:style-name="ce21" table:formula="of:=[$'sbpl-sub-t300'.AE32]" office:value-type="float" office:value="3" calcext:value-type="float">
            <text:p>3</text:p>
          </table:table-cell>
          <table:table-cell table:formula="of:=MIN([.L33:.O33])" office:value-type="float" office:value="0" calcext:value-type="float">
            <text:p>0</text:p>
          </table:table-cell>
          <table:table-cell table:formula="of:=ABS([.L33]-CEILING([.$C33]))" office:value-type="float" office:value="13" calcext:value-type="float">
            <text:p>13</text:p>
          </table:table-cell>
          <table:table-cell table:formula="of:=IFERROR(ABS([.M33]-CEILING([.$C33]));&quot;-&quot;)" office:value-type="float" office:value="10" calcext:value-type="float">
            <text:p>10</text:p>
          </table:table-cell>
          <table:table-cell table:formula="of:=ABS([.N33]-CEILING([.$C33]))" office:value-type="float" office:value="11" calcext:value-type="float">
            <text:p>11</text:p>
          </table:table-cell>
          <table:table-cell table:formula="of:=ABS([.O33]-CEILING([.$C33]))" office:value-type="float" office:value="13" calcext:value-type="float">
            <text:p>13</text:p>
          </table:table-cell>
          <table:table-cell table:formula="of:=IFERROR(ABS(([.L33]-CEILING([.$C33]))/CEILING([.$C33]));&quot;*&quot;)" office:value-type="float" office:value="1.3" calcext:value-type="float">
            <text:p>1,3</text:p>
          </table:table-cell>
          <table:table-cell table:style-name="ce15" table:formula="of:=IFERROR(ABS(([.M33]-CEILING([.$C33]))/CEILING([.$C33]));&quot;*&quot;)" office:value-type="float" office:value="1" calcext:value-type="float">
            <text:p>1</text:p>
          </table:table-cell>
          <table:table-cell table:formula="of:=IFERROR(ABS(([.N33]-CEILING([.$C33]))/CEILING([.$C33]));&quot;*&quot;)" office:value-type="float" office:value="1.1" calcext:value-type="float">
            <text:p>1,1</text:p>
          </table:table-cell>
          <table:table-cell table:formula="of:=IFERROR(ABS(([.O33]-CEILING([.$C33]))/CEILING([.$C33]));&quot;*&quot;)" office:value-type="float" office:value="1.3" calcext:value-type="float">
            <text:p>1,3</text:p>
          </table:table-cell>
          <table:table-cell table:formula="of:=IF([.L33]=[.$P33];1;&quot;&quot;)">
            <text:p/>
          </table:table-cell>
          <table:table-cell table:style-name="ce37" table:formula="of:=IF([.M33]=[.$P33];1;&quot;&quot;)" office:value-type="float" office:value="1" calcext:value-type="float">
            <text:p>1</text:p>
          </table:table-cell>
          <table:table-cell table:formula="of:=IF([.N33]=[.$P33];1;&quot;&quot;)">
            <text:p/>
          </table:table-cell>
          <table:table-cell table:formula="of:=IF([.O33]=[.$P33];1;&quot;&quot;)">
            <text:p/>
          </table:table-cell>
          <table:table-cell table:number-columns-repeated="8"/>
          <table:table-cell table:formula="of:=CONCATENATE([.A33];&quot;&amp;&quot;;[.B33];&quot;&amp;&quot;;IF([.E33]=1;CONCATENATE(&quot;\h{&quot;;[.C33];&quot;}&quot;);[.C33]);&quot;&amp;&quot;;[.H33];&quot;&amp;&quot;;IF([.J33]=0;CONCATENATE(&quot;\uu{&quot;;[.I33];&quot;}&quot;);[.I33]);&quot;&amp;&quot;;IF([.L33]=[.P33];CONCATENATE(&quot;\h{&quot;;[.L33];&quot;}&quot;);[.L33]);&quot;&amp;&quot;;IF([.M33]=[.P33];CONCATENATE(&quot;\h{&quot;;[.M33];&quot;}&quot;);[.M33]);&quot;&amp;&quot;;IF([.N33]=[.P33];CONCATENATE(&quot;\h{&quot;;[.N33];&quot;}&quot;);[.N33]);&quot;&amp;&quot;;IF([.O33]=[.P33];CONCATENATE(&quot;\h{&quot;;[.O33];&quot;}&quot;);[.O33]);&quot;\\\hline&quot;)" office:value-type="string" office:string-value="r2-15-30-1&amp;40,88&amp;-10,5&amp;0&amp;\uu{0}&amp;3&amp;\h{0}&amp;1&amp;3\\\hline" calcext:value-type="string">
            <text:p>r2-15-30-1&amp;40,88&amp;-10,5&amp;0&amp;\uu{0}&amp;3&amp;\h{0}&amp;1&amp;3\\\hline</text:p>
          </table:table-cell>
          <table:table-cell table:number-columns-repeated="10"/>
        </table:table-row>
        <table:table-row table:style-name="ro2">
          <table:table-cell table:formula="of:=[$'ra-sub'.AA33]" office:value-type="string" office:string-value="r2-15-30-2" calcext:value-type="string">
            <text:p>r2-15-30-2</text:p>
          </table:table-cell>
          <table:table-cell table:formula="of:=ROUND([$'ra-sub'.AB33];2)" office:value-type="float" office:value="40.88" calcext:value-type="float">
            <text:p>40,88</text:p>
          </table:table-cell>
          <table:table-cell table:style-name="ce13" table:formula="of:=ROUND([$'ra-sub'.AC33];1)" office:value-type="float" office:value="-10.5" calcext:value-type="float">
            <text:p>-10,5</text:p>
          </table:table-cell>
          <table:table-cell table:style-name="ce13" table:formula="of:=IF(['ra-sub'.S33]=5;&quot;*&quot;;['ra-sub'.I33])" office:value-type="float" office:value="0.10412" calcext:value-type="float">
            <text:p>0,1</text:p>
          </table:table-cell>
          <table:table-cell table:style-name="ce13" table:formula="of:=IF(['ra-sub'.S33]=11;1;&quot;&quot;)">
            <text:p/>
          </table:table-cell>
          <table:table-cell table:style-name="ce13" table:formula="of:=IFERROR(IF([.I34]=0;ABS(CEILING([.C34]));ABS(([.I34]-CEILING([.C34]))/[.I34]));&quot;*&quot;)" office:value-type="float" office:value="10" calcext:value-type="float">
            <text:p>10,0</text:p>
          </table:table-cell>
          <table:table-cell table:style-name="ce13" table:formula="of:=IFERROR([.I34]-CEILING([.C34]);&quot;*&quot;)" office:value-type="float" office:value="10" calcext:value-type="float">
            <text:p>10,0</text:p>
          </table:table-cell>
          <table:table-cell table:formula="of:=ROUND(['exact-sub'.J33];1)" office:value-type="float" office:value="0" calcext:value-type="float">
            <text:p>0,0</text:p>
          </table:table-cell>
          <table:table-cell table:formula="of:=['exact-sub'.K33]" office:value-type="float" office:value="0" calcext:value-type="float">
            <text:p>0</text:p>
          </table:table-cell>
          <table:table-cell table:formula="of:=IF(['exact-sub'.L33]&lt;1000000;['exact-sub'.L33];&quot;*&quot;)" office:value-type="float" office:value="0" calcext:value-type="float">
            <text:p>0,0</text:p>
          </table:table-cell>
          <table:table-cell table:formula="of:=IF([$'exact-sub'.S33]=5;&quot;*&quot;;['exact-sub'.I33])" office:value-type="float" office:value="242.247971" calcext:value-type="float">
            <text:p>242,2</text:p>
          </table:table-cell>
          <table:table-cell table:style-name="ce21" table:formula="of:=[$'ra-sub'.AE33]" office:value-type="float" office:value="3" calcext:value-type="float">
            <text:p>3</text:p>
          </table:table-cell>
          <table:table-cell table:style-name="ce21" table:formula="of:=[$'bcpa-sub-t600'.AE33]" office:value-type="float" office:value="0" calcext:value-type="float">
            <text:p>0</text:p>
          </table:table-cell>
          <table:table-cell table:style-name="ce21" table:formula="of:=[$'blpl-sub-t300'.AE33]" office:value-type="float" office:value="1" calcext:value-type="float">
            <text:p>1</text:p>
          </table:table-cell>
          <table:table-cell table:style-name="ce21" table:formula="of:=[$'sbpl-sub-t300'.AE33]" office:value-type="float" office:value="3" calcext:value-type="float">
            <text:p>3</text:p>
          </table:table-cell>
          <table:table-cell table:formula="of:=MIN([.L34:.O34])" office:value-type="float" office:value="0" calcext:value-type="float">
            <text:p>0</text:p>
          </table:table-cell>
          <table:table-cell table:formula="of:=ABS([.L34]-CEILING([.$C34]))" office:value-type="float" office:value="13" calcext:value-type="float">
            <text:p>13</text:p>
          </table:table-cell>
          <table:table-cell table:formula="of:=IFERROR(ABS([.M34]-CEILING([.$C34]));&quot;-&quot;)" office:value-type="float" office:value="10" calcext:value-type="float">
            <text:p>10</text:p>
          </table:table-cell>
          <table:table-cell table:formula="of:=ABS([.N34]-CEILING([.$C34]))" office:value-type="float" office:value="11" calcext:value-type="float">
            <text:p>11</text:p>
          </table:table-cell>
          <table:table-cell table:formula="of:=ABS([.O34]-CEILING([.$C34]))" office:value-type="float" office:value="13" calcext:value-type="float">
            <text:p>13</text:p>
          </table:table-cell>
          <table:table-cell table:formula="of:=IFERROR(ABS(([.L34]-CEILING([.$C34]))/CEILING([.$C34]));&quot;*&quot;)" office:value-type="float" office:value="1.3" calcext:value-type="float">
            <text:p>1,3</text:p>
          </table:table-cell>
          <table:table-cell table:style-name="ce15" table:formula="of:=IFERROR(ABS(([.M34]-CEILING([.$C34]))/CEILING([.$C34]));&quot;*&quot;)" office:value-type="float" office:value="1" calcext:value-type="float">
            <text:p>1</text:p>
          </table:table-cell>
          <table:table-cell table:formula="of:=IFERROR(ABS(([.N34]-CEILING([.$C34]))/CEILING([.$C34]));&quot;*&quot;)" office:value-type="float" office:value="1.1" calcext:value-type="float">
            <text:p>1,1</text:p>
          </table:table-cell>
          <table:table-cell table:formula="of:=IFERROR(ABS(([.O34]-CEILING([.$C34]))/CEILING([.$C34]));&quot;*&quot;)" office:value-type="float" office:value="1.3" calcext:value-type="float">
            <text:p>1,3</text:p>
          </table:table-cell>
          <table:table-cell table:formula="of:=IF([.L34]=[.$P34];1;&quot;&quot;)">
            <text:p/>
          </table:table-cell>
          <table:table-cell table:style-name="ce37" table:formula="of:=IF([.M34]=[.$P34];1;&quot;&quot;)" office:value-type="float" office:value="1" calcext:value-type="float">
            <text:p>1</text:p>
          </table:table-cell>
          <table:table-cell table:style-name="ce37" table:formula="of:=IF([.N34]=[.$P34];1;&quot;&quot;)">
            <text:p/>
          </table:table-cell>
          <table:table-cell table:formula="of:=IF([.O34]=[.$P34];1;&quot;&quot;)">
            <text:p/>
          </table:table-cell>
          <table:table-cell table:number-columns-repeated="8"/>
          <table:table-cell table:formula="of:=CONCATENATE([.A34];&quot;&amp;&quot;;[.B34];&quot;&amp;&quot;;IF([.E34]=1;CONCATENATE(&quot;\h{&quot;;[.C34];&quot;}&quot;);[.C34]);&quot;&amp;&quot;;[.H34];&quot;&amp;&quot;;IF([.J34]=0;CONCATENATE(&quot;\uu{&quot;;[.I34];&quot;}&quot;);[.I34]);&quot;&amp;&quot;;IF([.L34]=[.P34];CONCATENATE(&quot;\h{&quot;;[.L34];&quot;}&quot;);[.L34]);&quot;&amp;&quot;;IF([.M34]=[.P34];CONCATENATE(&quot;\h{&quot;;[.M34];&quot;}&quot;);[.M34]);&quot;&amp;&quot;;IF([.N34]=[.P34];CONCATENATE(&quot;\h{&quot;;[.N34];&quot;}&quot;);[.N34]);&quot;&amp;&quot;;IF([.O34]=[.P34];CONCATENATE(&quot;\h{&quot;;[.O34];&quot;}&quot;);[.O34]);&quot;\\\hline&quot;)" office:value-type="string" office:string-value="r2-15-30-2&amp;40,88&amp;-10,5&amp;0&amp;\uu{0}&amp;3&amp;\h{0}&amp;1&amp;3\\\hline" calcext:value-type="string">
            <text:p>r2-15-30-2&amp;40,88&amp;-10,5&amp;0&amp;\uu{0}&amp;3&amp;\h{0}&amp;1&amp;3\\\hline</text:p>
          </table:table-cell>
          <table:table-cell table:number-columns-repeated="10"/>
        </table:table-row>
        <table:table-row table:style-name="ro2">
          <table:table-cell table:formula="of:=[$'ra-sub'.AA34]" office:value-type="string" office:string-value="r2-15-30-3" calcext:value-type="string">
            <text:p>r2-15-30-3</text:p>
          </table:table-cell>
          <table:table-cell table:formula="of:=ROUND([$'ra-sub'.AB34];2)" office:value-type="float" office:value="40.88" calcext:value-type="float">
            <text:p>40,88</text:p>
          </table:table-cell>
          <table:table-cell table:style-name="ce13" table:formula="of:=ROUND([$'ra-sub'.AC34];1)" office:value-type="float" office:value="-10.5" calcext:value-type="float">
            <text:p>-10,5</text:p>
          </table:table-cell>
          <table:table-cell table:style-name="ce13" table:formula="of:=IF(['ra-sub'.S34]=5;&quot;*&quot;;['ra-sub'.I34])" office:value-type="float" office:value="0.045332" calcext:value-type="float">
            <text:p>0,0</text:p>
          </table:table-cell>
          <table:table-cell table:style-name="ce13" table:formula="of:=IF(['ra-sub'.S34]=11;1;&quot;&quot;)">
            <text:p/>
          </table:table-cell>
          <table:table-cell table:style-name="ce13" table:formula="of:=IFERROR(IF([.I35]=0;ABS(CEILING([.C35]));ABS(([.I35]-CEILING([.C35]))/[.I35]));&quot;*&quot;)" office:value-type="float" office:value="10" calcext:value-type="float">
            <text:p>10,0</text:p>
          </table:table-cell>
          <table:table-cell table:style-name="ce13" table:formula="of:=IFERROR([.I35]-CEILING([.C35]);&quot;*&quot;)" office:value-type="float" office:value="10" calcext:value-type="float">
            <text:p>10,0</text:p>
          </table:table-cell>
          <table:table-cell table:formula="of:=ROUND(['exact-sub'.J34];1)" office:value-type="float" office:value="0" calcext:value-type="float">
            <text:p>0,0</text:p>
          </table:table-cell>
          <table:table-cell table:formula="of:=['exact-sub'.K34]" office:value-type="float" office:value="0" calcext:value-type="float">
            <text:p>0</text:p>
          </table:table-cell>
          <table:table-cell table:formula="of:=IF(['exact-sub'.L34]&lt;1000000;['exact-sub'.L34];&quot;*&quot;)" office:value-type="float" office:value="0" calcext:value-type="float">
            <text:p>0,0</text:p>
          </table:table-cell>
          <table:table-cell table:formula="of:=IF([$'exact-sub'.S34]=5;&quot;*&quot;;['exact-sub'.I34])" office:value-type="float" office:value="150.863617" calcext:value-type="float">
            <text:p>150,9</text:p>
          </table:table-cell>
          <table:table-cell table:style-name="ce21" table:formula="of:=[$'ra-sub'.AE34]" office:value-type="float" office:value="4" calcext:value-type="float">
            <text:p>4</text:p>
          </table:table-cell>
          <table:table-cell table:style-name="ce21" table:formula="of:=[$'bcpa-sub-t600'.AE34]" office:value-type="float" office:value="0" calcext:value-type="float">
            <text:p>0</text:p>
          </table:table-cell>
          <table:table-cell table:style-name="ce21" table:formula="of:=[$'blpl-sub-t300'.AE34]" office:value-type="float" office:value="2" calcext:value-type="float">
            <text:p>2</text:p>
          </table:table-cell>
          <table:table-cell table:style-name="ce21" table:formula="of:=[$'sbpl-sub-t300'.AE34]" office:value-type="float" office:value="2" calcext:value-type="float">
            <text:p>2</text:p>
          </table:table-cell>
          <table:table-cell table:formula="of:=MIN([.L35:.O35])" office:value-type="float" office:value="0" calcext:value-type="float">
            <text:p>0</text:p>
          </table:table-cell>
          <table:table-cell table:formula="of:=ABS([.L35]-CEILING([.$C35]))" office:value-type="float" office:value="14" calcext:value-type="float">
            <text:p>14</text:p>
          </table:table-cell>
          <table:table-cell table:formula="of:=IFERROR(ABS([.M35]-CEILING([.$C35]));&quot;-&quot;)" office:value-type="float" office:value="10" calcext:value-type="float">
            <text:p>10</text:p>
          </table:table-cell>
          <table:table-cell table:formula="of:=ABS([.N35]-CEILING([.$C35]))" office:value-type="float" office:value="12" calcext:value-type="float">
            <text:p>12</text:p>
          </table:table-cell>
          <table:table-cell table:formula="of:=ABS([.O35]-CEILING([.$C35]))" office:value-type="float" office:value="12" calcext:value-type="float">
            <text:p>12</text:p>
          </table:table-cell>
          <table:table-cell table:formula="of:=IFERROR(ABS(([.L35]-CEILING([.$C35]))/CEILING([.$C35]));&quot;*&quot;)" office:value-type="float" office:value="1.4" calcext:value-type="float">
            <text:p>1,4</text:p>
          </table:table-cell>
          <table:table-cell table:style-name="ce15" table:formula="of:=IFERROR(ABS(([.M35]-CEILING([.$C35]))/CEILING([.$C35]));&quot;*&quot;)" office:value-type="float" office:value="1" calcext:value-type="float">
            <text:p>1</text:p>
          </table:table-cell>
          <table:table-cell table:formula="of:=IFERROR(ABS(([.N35]-CEILING([.$C35]))/CEILING([.$C35]));&quot;*&quot;)" office:value-type="float" office:value="1.2" calcext:value-type="float">
            <text:p>1,2</text:p>
          </table:table-cell>
          <table:table-cell table:formula="of:=IFERROR(ABS(([.O35]-CEILING([.$C35]))/CEILING([.$C35]));&quot;*&quot;)" office:value-type="float" office:value="1.2" calcext:value-type="float">
            <text:p>1,2</text:p>
          </table:table-cell>
          <table:table-cell table:formula="of:=IF([.L35]=[.$P35];1;&quot;&quot;)">
            <text:p/>
          </table:table-cell>
          <table:table-cell table:style-name="ce37" table:formula="of:=IF([.M35]=[.$P35];1;&quot;&quot;)" office:value-type="float" office:value="1" calcext:value-type="float">
            <text:p>1</text:p>
          </table:table-cell>
          <table:table-cell table:formula="of:=IF([.N35]=[.$P35];1;&quot;&quot;)">
            <text:p/>
          </table:table-cell>
          <table:table-cell table:formula="of:=IF([.O35]=[.$P35];1;&quot;&quot;)">
            <text:p/>
          </table:table-cell>
          <table:table-cell table:number-columns-repeated="8"/>
          <table:table-cell table:formula="of:=CONCATENATE([.A35];&quot;&amp;&quot;;[.B35];&quot;&amp;&quot;;IF([.E35]=1;CONCATENATE(&quot;\h{&quot;;[.C35];&quot;}&quot;);[.C35]);&quot;&amp;&quot;;[.H35];&quot;&amp;&quot;;IF([.J35]=0;CONCATENATE(&quot;\uu{&quot;;[.I35];&quot;}&quot;);[.I35]);&quot;&amp;&quot;;IF([.L35]=[.P35];CONCATENATE(&quot;\h{&quot;;[.L35];&quot;}&quot;);[.L35]);&quot;&amp;&quot;;IF([.M35]=[.P35];CONCATENATE(&quot;\h{&quot;;[.M35];&quot;}&quot;);[.M35]);&quot;&amp;&quot;;IF([.N35]=[.P35];CONCATENATE(&quot;\h{&quot;;[.N35];&quot;}&quot;);[.N35]);&quot;&amp;&quot;;IF([.O35]=[.P35];CONCATENATE(&quot;\h{&quot;;[.O35];&quot;}&quot;);[.O35]);&quot;\\\hline&quot;)" office:value-type="string" office:string-value="r2-15-30-3&amp;40,88&amp;-10,5&amp;0&amp;\uu{0}&amp;4&amp;\h{0}&amp;2&amp;2\\\hline" calcext:value-type="string">
            <text:p>r2-15-30-3&amp;40,88&amp;-10,5&amp;0&amp;\uu{0}&amp;4&amp;\h{0}&amp;2&amp;2\\\hline</text:p>
          </table:table-cell>
          <table:table-cell table:number-columns-repeated="10"/>
        </table:table-row>
        <table:table-row table:style-name="ro2">
          <table:table-cell table:formula="of:=[$'ra-sub'.AA35]" office:value-type="string" office:string-value="r2-15-30-4" calcext:value-type="string">
            <text:p>r2-15-30-4</text:p>
          </table:table-cell>
          <table:table-cell table:formula="of:=ROUND([$'ra-sub'.AB35];2)" office:value-type="float" office:value="40.88" calcext:value-type="float">
            <text:p>40,88</text:p>
          </table:table-cell>
          <table:table-cell table:style-name="ce13" table:formula="of:=ROUND([$'ra-sub'.AC35];1)" office:value-type="float" office:value="-10.7" calcext:value-type="float">
            <text:p>-10,7</text:p>
          </table:table-cell>
          <table:table-cell table:style-name="ce13" table:formula="of:=IF(['ra-sub'.S35]=5;&quot;*&quot;;['ra-sub'.I35])" office:value-type="float" office:value="0.045844" calcext:value-type="float">
            <text:p>0,0</text:p>
          </table:table-cell>
          <table:table-cell table:style-name="ce13" table:formula="of:=IF(['ra-sub'.S35]=11;1;&quot;&quot;)">
            <text:p/>
          </table:table-cell>
          <table:table-cell table:style-name="ce13" table:formula="of:=IFERROR(IF([.I36]=0;ABS(CEILING([.C36]));ABS(([.I36]-CEILING([.C36]))/[.I36]));&quot;*&quot;)" office:value-type="float" office:value="10" calcext:value-type="float">
            <text:p>10,0</text:p>
          </table:table-cell>
          <table:table-cell table:style-name="ce13" table:formula="of:=IFERROR([.I36]-CEILING([.C36]);&quot;*&quot;)" office:value-type="float" office:value="10" calcext:value-type="float">
            <text:p>10,0</text:p>
          </table:table-cell>
          <table:table-cell table:formula="of:=ROUND(['exact-sub'.J35];1)" office:value-type="float" office:value="0" calcext:value-type="float">
            <text:p>0,0</text:p>
          </table:table-cell>
          <table:table-cell table:formula="of:=['exact-sub'.K35]" office:value-type="float" office:value="0" calcext:value-type="float">
            <text:p>0</text:p>
          </table:table-cell>
          <table:table-cell table:formula="of:=IF(['exact-sub'.L35]&lt;1000000;['exact-sub'.L35];&quot;*&quot;)" office:value-type="float" office:value="0" calcext:value-type="float">
            <text:p>0,0</text:p>
          </table:table-cell>
          <table:table-cell table:formula="of:=IF([$'exact-sub'.S35]=5;&quot;*&quot;;['exact-sub'.I35])" office:value-type="float" office:value="46.781845" calcext:value-type="float">
            <text:p>46,8</text:p>
          </table:table-cell>
          <table:table-cell table:style-name="ce21" table:formula="of:=[$'ra-sub'.AE35]" office:value-type="float" office:value="5" calcext:value-type="float">
            <text:p>5</text:p>
          </table:table-cell>
          <table:table-cell table:style-name="ce21" table:formula="of:=[$'bcpa-sub-t600'.AE35]" office:value-type="float" office:value="0" calcext:value-type="float">
            <text:p>0</text:p>
          </table:table-cell>
          <table:table-cell table:style-name="ce21" table:formula="of:=[$'blpl-sub-t300'.AE35]" office:value-type="float" office:value="1" calcext:value-type="float">
            <text:p>1</text:p>
          </table:table-cell>
          <table:table-cell table:style-name="ce21" table:formula="of:=[$'sbpl-sub-t300'.AE35]" office:value-type="float" office:value="1" calcext:value-type="float">
            <text:p>1</text:p>
          </table:table-cell>
          <table:table-cell table:formula="of:=MIN([.L36:.O36])" office:value-type="float" office:value="0" calcext:value-type="float">
            <text:p>0</text:p>
          </table:table-cell>
          <table:table-cell table:formula="of:=ABS([.L36]-CEILING([.$C36]))" office:value-type="float" office:value="15" calcext:value-type="float">
            <text:p>15</text:p>
          </table:table-cell>
          <table:table-cell table:formula="of:=IFERROR(ABS([.M36]-CEILING([.$C36]));&quot;-&quot;)" office:value-type="float" office:value="10" calcext:value-type="float">
            <text:p>10</text:p>
          </table:table-cell>
          <table:table-cell table:formula="of:=ABS([.N36]-CEILING([.$C36]))" office:value-type="float" office:value="11" calcext:value-type="float">
            <text:p>11</text:p>
          </table:table-cell>
          <table:table-cell table:formula="of:=ABS([.O36]-CEILING([.$C36]))" office:value-type="float" office:value="11" calcext:value-type="float">
            <text:p>11</text:p>
          </table:table-cell>
          <table:table-cell table:formula="of:=IFERROR(ABS(([.L36]-CEILING([.$C36]))/CEILING([.$C36]));&quot;*&quot;)" office:value-type="float" office:value="1.5" calcext:value-type="float">
            <text:p>1,5</text:p>
          </table:table-cell>
          <table:table-cell table:style-name="ce15" table:formula="of:=IFERROR(ABS(([.M36]-CEILING([.$C36]))/CEILING([.$C36]));&quot;*&quot;)" office:value-type="float" office:value="1" calcext:value-type="float">
            <text:p>1</text:p>
          </table:table-cell>
          <table:table-cell table:formula="of:=IFERROR(ABS(([.N36]-CEILING([.$C36]))/CEILING([.$C36]));&quot;*&quot;)" office:value-type="float" office:value="1.1" calcext:value-type="float">
            <text:p>1,1</text:p>
          </table:table-cell>
          <table:table-cell table:formula="of:=IFERROR(ABS(([.O36]-CEILING([.$C36]))/CEILING([.$C36]));&quot;*&quot;)" office:value-type="float" office:value="1.1" calcext:value-type="float">
            <text:p>1,1</text:p>
          </table:table-cell>
          <table:table-cell table:formula="of:=IF([.L36]=[.$P36];1;&quot;&quot;)">
            <text:p/>
          </table:table-cell>
          <table:table-cell table:style-name="ce37" table:formula="of:=IF([.M36]=[.$P36];1;&quot;&quot;)" office:value-type="float" office:value="1" calcext:value-type="float">
            <text:p>1</text:p>
          </table:table-cell>
          <table:table-cell table:style-name="ce37" table:formula="of:=IF([.N36]=[.$P36];1;&quot;&quot;)">
            <text:p/>
          </table:table-cell>
          <table:table-cell table:formula="of:=IF([.O36]=[.$P36];1;&quot;&quot;)">
            <text:p/>
          </table:table-cell>
          <table:table-cell table:number-columns-repeated="8"/>
          <table:table-cell table:formula="of:=CONCATENATE([.A36];&quot;&amp;&quot;;[.B36];&quot;&amp;&quot;;IF([.E36]=1;CONCATENATE(&quot;\h{&quot;;[.C36];&quot;}&quot;);[.C36]);&quot;&amp;&quot;;[.H36];&quot;&amp;&quot;;IF([.J36]=0;CONCATENATE(&quot;\uu{&quot;;[.I36];&quot;}&quot;);[.I36]);&quot;&amp;&quot;;IF([.L36]=[.P36];CONCATENATE(&quot;\h{&quot;;[.L36];&quot;}&quot;);[.L36]);&quot;&amp;&quot;;IF([.M36]=[.P36];CONCATENATE(&quot;\h{&quot;;[.M36];&quot;}&quot;);[.M36]);&quot;&amp;&quot;;IF([.N36]=[.P36];CONCATENATE(&quot;\h{&quot;;[.N36];&quot;}&quot;);[.N36]);&quot;&amp;&quot;;IF([.O36]=[.P36];CONCATENATE(&quot;\h{&quot;;[.O36];&quot;}&quot;);[.O36]);&quot;\\\hline&quot;)" office:value-type="string" office:string-value="r2-15-30-4&amp;40,88&amp;-10,7&amp;0&amp;\uu{0}&amp;5&amp;\h{0}&amp;1&amp;1\\\hline" calcext:value-type="string">
            <text:p>r2-15-30-4&amp;40,88&amp;-10,7&amp;0&amp;\uu{0}&amp;5&amp;\h{0}&amp;1&amp;1\\\hline</text:p>
          </table:table-cell>
          <table:table-cell table:number-columns-repeated="10"/>
        </table:table-row>
        <table:table-row table:style-name="ro2">
          <table:table-cell table:formula="of:=[$'ra-sub'.AA36]" office:value-type="string" office:string-value="r2-15-30-5" calcext:value-type="string">
            <text:p>r2-15-30-5</text:p>
          </table:table-cell>
          <table:table-cell table:formula="of:=ROUND([$'ra-sub'.AB36];2)" office:value-type="float" office:value="40.88" calcext:value-type="float">
            <text:p>40,88</text:p>
          </table:table-cell>
          <table:table-cell table:style-name="ce13" table:formula="of:=ROUND([$'ra-sub'.AC36];1)" office:value-type="float" office:value="-10.6" calcext:value-type="float">
            <text:p>-10,6</text:p>
          </table:table-cell>
          <table:table-cell table:style-name="ce13" table:formula="of:=IF(['ra-sub'.S36]=5;&quot;*&quot;;['ra-sub'.I36])" office:value-type="float" office:value="0.045595" calcext:value-type="float">
            <text:p>0,0</text:p>
          </table:table-cell>
          <table:table-cell table:style-name="ce13" table:formula="of:=IF(['ra-sub'.S36]=11;1;&quot;&quot;)">
            <text:p/>
          </table:table-cell>
          <table:table-cell table:style-name="ce13" table:formula="of:=IFERROR(IF([.I37]=0;ABS(CEILING([.C37]));ABS(([.I37]-CEILING([.C37]))/[.I37]));&quot;*&quot;)" office:value-type="float" office:value="10" calcext:value-type="float">
            <text:p>10,0</text:p>
          </table:table-cell>
          <table:table-cell table:style-name="ce13" table:formula="of:=IFERROR([.I37]-CEILING([.C37]);&quot;*&quot;)" office:value-type="float" office:value="10" calcext:value-type="float">
            <text:p>10,0</text:p>
          </table:table-cell>
          <table:table-cell table:formula="of:=ROUND(['exact-sub'.J36];1)" office:value-type="float" office:value="0" calcext:value-type="float">
            <text:p>0,0</text:p>
          </table:table-cell>
          <table:table-cell table:formula="of:=['exact-sub'.K36]" office:value-type="float" office:value="0" calcext:value-type="float">
            <text:p>0</text:p>
          </table:table-cell>
          <table:table-cell table:formula="of:=IF(['exact-sub'.L36]&lt;1000000;['exact-sub'.L36];&quot;*&quot;)" office:value-type="float" office:value="0" calcext:value-type="float">
            <text:p>0,0</text:p>
          </table:table-cell>
          <table:table-cell table:formula="of:=IF([$'exact-sub'.S36]=5;&quot;*&quot;;['exact-sub'.I36])" office:value-type="float" office:value="171.56402" calcext:value-type="float">
            <text:p>171,6</text:p>
          </table:table-cell>
          <table:table-cell table:style-name="ce21" table:formula="of:=[$'ra-sub'.AE36]" office:value-type="float" office:value="5" calcext:value-type="float">
            <text:p>5</text:p>
          </table:table-cell>
          <table:table-cell table:style-name="ce21" table:formula="of:=[$'bcpa-sub-t600'.AE36]" office:value-type="float" office:value="0" calcext:value-type="float">
            <text:p>0</text:p>
          </table:table-cell>
          <table:table-cell table:style-name="ce21" table:formula="of:=[$'blpl-sub-t300'.AE36]" office:value-type="float" office:value="1" calcext:value-type="float">
            <text:p>1</text:p>
          </table:table-cell>
          <table:table-cell table:style-name="ce21" table:formula="of:=[$'sbpl-sub-t300'.AE36]" office:value-type="float" office:value="1" calcext:value-type="float">
            <text:p>1</text:p>
          </table:table-cell>
          <table:table-cell table:formula="of:=MIN([.L37:.O37])" office:value-type="float" office:value="0" calcext:value-type="float">
            <text:p>0</text:p>
          </table:table-cell>
          <table:table-cell table:formula="of:=ABS([.L37]-CEILING([.$C37]))" office:value-type="float" office:value="15" calcext:value-type="float">
            <text:p>15</text:p>
          </table:table-cell>
          <table:table-cell table:formula="of:=IFERROR(ABS([.M37]-CEILING([.$C37]));&quot;-&quot;)" office:value-type="float" office:value="10" calcext:value-type="float">
            <text:p>10</text:p>
          </table:table-cell>
          <table:table-cell table:formula="of:=ABS([.N37]-CEILING([.$C37]))" office:value-type="float" office:value="11" calcext:value-type="float">
            <text:p>11</text:p>
          </table:table-cell>
          <table:table-cell table:formula="of:=ABS([.O37]-CEILING([.$C37]))" office:value-type="float" office:value="11" calcext:value-type="float">
            <text:p>11</text:p>
          </table:table-cell>
          <table:table-cell table:formula="of:=IFERROR(ABS(([.L37]-CEILING([.$C37]))/CEILING([.$C37]));&quot;*&quot;)" office:value-type="float" office:value="1.5" calcext:value-type="float">
            <text:p>1,5</text:p>
          </table:table-cell>
          <table:table-cell table:style-name="ce15" table:formula="of:=IFERROR(ABS(([.M37]-CEILING([.$C37]))/CEILING([.$C37]));&quot;*&quot;)" office:value-type="float" office:value="1" calcext:value-type="float">
            <text:p>1</text:p>
          </table:table-cell>
          <table:table-cell table:formula="of:=IFERROR(ABS(([.N37]-CEILING([.$C37]))/CEILING([.$C37]));&quot;*&quot;)" office:value-type="float" office:value="1.1" calcext:value-type="float">
            <text:p>1,1</text:p>
          </table:table-cell>
          <table:table-cell table:formula="of:=IFERROR(ABS(([.O37]-CEILING([.$C37]))/CEILING([.$C37]));&quot;*&quot;)" office:value-type="float" office:value="1.1" calcext:value-type="float">
            <text:p>1,1</text:p>
          </table:table-cell>
          <table:table-cell table:formula="of:=IF([.L37]=[.$P37];1;&quot;&quot;)">
            <text:p/>
          </table:table-cell>
          <table:table-cell table:style-name="ce37" table:formula="of:=IF([.M37]=[.$P37];1;&quot;&quot;)" office:value-type="float" office:value="1" calcext:value-type="float">
            <text:p>1</text:p>
          </table:table-cell>
          <table:table-cell table:formula="of:=IF([.N37]=[.$P37];1;&quot;&quot;)">
            <text:p/>
          </table:table-cell>
          <table:table-cell table:formula="of:=IF([.O37]=[.$P37];1;&quot;&quot;)">
            <text:p/>
          </table:table-cell>
          <table:table-cell table:number-columns-repeated="8"/>
          <table:table-cell table:formula="of:=CONCATENATE([.A37];&quot;&amp;&quot;;[.B37];&quot;&amp;&quot;;IF([.E37]=1;CONCATENATE(&quot;\h{&quot;;[.C37];&quot;}&quot;);[.C37]);&quot;&amp;&quot;;[.H37];&quot;&amp;&quot;;IF([.J37]=0;CONCATENATE(&quot;\uu{&quot;;[.I37];&quot;}&quot;);[.I37]);&quot;&amp;&quot;;IF([.L37]=[.P37];CONCATENATE(&quot;\h{&quot;;[.L37];&quot;}&quot;);[.L37]);&quot;&amp;&quot;;IF([.M37]=[.P37];CONCATENATE(&quot;\h{&quot;;[.M37];&quot;}&quot;);[.M37]);&quot;&amp;&quot;;IF([.N37]=[.P37];CONCATENATE(&quot;\h{&quot;;[.N37];&quot;}&quot;);[.N37]);&quot;&amp;&quot;;IF([.O37]=[.P37];CONCATENATE(&quot;\h{&quot;;[.O37];&quot;}&quot;);[.O37]);&quot;\\\hline&quot;)" office:value-type="string" office:string-value="r2-15-30-5&amp;40,88&amp;-10,6&amp;0&amp;\uu{0}&amp;5&amp;\h{0}&amp;1&amp;1\\\hline" calcext:value-type="string">
            <text:p>r2-15-30-5&amp;40,88&amp;-10,6&amp;0&amp;\uu{0}&amp;5&amp;\h{0}&amp;1&amp;1\\\hline</text:p>
          </table:table-cell>
          <table:table-cell table:number-columns-repeated="10"/>
        </table:table-row>
        <table:table-row table:style-name="ro2">
          <table:table-cell table:formula="of:=[$'ra-sub'.AA37]" office:value-type="string" office:string-value="r2-20-40-1" calcext:value-type="string">
            <text:p>r2-20-40-1</text:p>
          </table:table-cell>
          <table:table-cell table:formula="of:=ROUND([$'ra-sub'.AB37];2)" office:value-type="float" office:value="35.46" calcext:value-type="float">
            <text:p>35,46</text:p>
          </table:table-cell>
          <table:table-cell table:style-name="ce13" table:formula="of:=ROUND([$'ra-sub'.AC37];1)" office:value-type="float" office:value="-14.5" calcext:value-type="float">
            <text:p>-14,5</text:p>
          </table:table-cell>
          <table:table-cell table:style-name="ce13" table:formula="of:=IF(['ra-sub'.S37]=5;&quot;*&quot;;['ra-sub'.I37])" office:value-type="float" office:value="0.145113" calcext:value-type="float">
            <text:p>0,1</text:p>
          </table:table-cell>
          <table:table-cell table:style-name="ce13" table:formula="of:=IF(['ra-sub'.S37]=11;1;&quot;&quot;)">
            <text:p/>
          </table:table-cell>
          <table:table-cell table:style-name="ce13" table:formula="of:=IFERROR(IF([.I38]=0;ABS(CEILING([.C38]));ABS(([.I38]-CEILING([.C38]))/[.I38]));&quot;*&quot;)" office:value-type="float" office:value="5.66666666666667" calcext:value-type="float">
            <text:p>5,7</text:p>
          </table:table-cell>
          <table:table-cell table:style-name="ce13" table:formula="of:=IFERROR([.I38]-CEILING([.C38]);&quot;*&quot;)" office:value-type="float" office:value="17" calcext:value-type="float">
            <text:p>17,0</text:p>
          </table:table-cell>
          <table:table-cell table:formula="of:=ROUND(['exact-sub'.J37];1)" office:value-type="float" office:value="-2.8" calcext:value-type="float">
            <text:p>-2,8</text:p>
          </table:table-cell>
          <table:table-cell table:formula="of:=['exact-sub'.K37]" office:value-type="float" office:value="3" calcext:value-type="float">
            <text:p>3</text:p>
          </table:table-cell>
          <table:table-cell table:formula="of:=IF(['exact-sub'.L37]&lt;1000000;['exact-sub'.L37];&quot;*&quot;)" office:value-type="string" office:string-value="*" calcext:value-type="string">
            <text:p>*</text:p>
          </table:table-cell>
          <table:table-cell table:formula="of:=IF([$'exact-sub'.S37]=5;&quot;*&quot;;['exact-sub'.I37])" office:value-type="string" office:string-value="*" calcext:value-type="string">
            <text:p>*</text:p>
          </table:table-cell>
          <table:table-cell table:style-name="ce21" table:formula="of:=[$'ra-sub'.AE37]" office:value-type="float" office:value="5" calcext:value-type="float">
            <text:p>5</text:p>
          </table:table-cell>
          <table:table-cell table:style-name="ce21" table:formula="of:=[$'bcpa-sub-t600'.AE37]" office:value-type="float" office:value="3" calcext:value-type="float">
            <text:p>3</text:p>
          </table:table-cell>
          <table:table-cell table:style-name="ce21" table:formula="of:=[$'blpl-sub-t300'.AE37]" office:value-type="float" office:value="1" calcext:value-type="float">
            <text:p>1</text:p>
          </table:table-cell>
          <table:table-cell table:style-name="ce21" table:formula="of:=[$'sbpl-sub-t300'.AE37]" office:value-type="float" office:value="1" calcext:value-type="float">
            <text:p>1</text:p>
          </table:table-cell>
          <table:table-cell table:formula="of:=MIN([.L38:.O38])" office:value-type="float" office:value="1" calcext:value-type="float">
            <text:p>1</text:p>
          </table:table-cell>
          <table:table-cell table:formula="of:=ABS([.L38]-CEILING([.$C38]))" office:value-type="float" office:value="19" calcext:value-type="float">
            <text:p>19</text:p>
          </table:table-cell>
          <table:table-cell table:formula="of:=IFERROR(ABS([.M38]-CEILING([.$C38]));&quot;-&quot;)" office:value-type="float" office:value="17" calcext:value-type="float">
            <text:p>17</text:p>
          </table:table-cell>
          <table:table-cell table:formula="of:=ABS([.N38]-CEILING([.$C38]))" office:value-type="float" office:value="15" calcext:value-type="float">
            <text:p>15</text:p>
          </table:table-cell>
          <table:table-cell table:formula="of:=ABS([.O38]-CEILING([.$C38]))" office:value-type="float" office:value="15" calcext:value-type="float">
            <text:p>15</text:p>
          </table:table-cell>
          <table:table-cell table:formula="of:=IFERROR(ABS(([.L38]-CEILING([.$C38]))/CEILING([.$C38]));&quot;*&quot;)" office:value-type="float" office:value="1.35714285714286" calcext:value-type="float">
            <text:p>1,35714285714286</text:p>
          </table:table-cell>
          <table:table-cell table:style-name="ce15" table:formula="of:=IFERROR(ABS(([.M38]-CEILING([.$C38]))/CEILING([.$C38]));&quot;*&quot;)" office:value-type="float" office:value="1.21428571428571" calcext:value-type="float">
            <text:p>1,21428571428571</text:p>
          </table:table-cell>
          <table:table-cell table:formula="of:=IFERROR(ABS(([.N38]-CEILING([.$C38]))/CEILING([.$C38]));&quot;*&quot;)" office:value-type="float" office:value="1.07142857142857" calcext:value-type="float">
            <text:p>1,07142857142857</text:p>
          </table:table-cell>
          <table:table-cell table:formula="of:=IFERROR(ABS(([.O38]-CEILING([.$C38]))/CEILING([.$C38]));&quot;*&quot;)" office:value-type="float" office:value="1.07142857142857" calcext:value-type="float">
            <text:p>1,07142857142857</text:p>
          </table:table-cell>
          <table:table-cell table:formula="of:=IF([.L38]=[.$P38];1;&quot;&quot;)">
            <text:p/>
          </table:table-cell>
          <table:table-cell table:formula="of:=IF([.M38]=[.$P38];1;&quot;&quot;)">
            <text:p/>
          </table:table-cell>
          <table:table-cell table:formula="of:=IF([.N38]=[.$P38];1;&quot;&quot;)" office:value-type="float" office:value="1" calcext:value-type="float">
            <text:p>1</text:p>
          </table:table-cell>
          <table:table-cell table:style-name="ce37" table:formula="of:=IF([.O38]=[.$P38];1;&quot;&quot;)" office:value-type="float" office:value="1" calcext:value-type="float">
            <text:p>1</text:p>
          </table:table-cell>
          <table:table-cell table:number-columns-repeated="8"/>
          <table:table-cell table:formula="of:=CONCATENATE([.A38];&quot;&amp;&quot;;[.B38];&quot;&amp;&quot;;IF([.E38]=1;CONCATENATE(&quot;\h{&quot;;[.C38];&quot;}&quot;);[.C38]);&quot;&amp;&quot;;[.H38];&quot;&amp;&quot;;IF([.J38]=0;CONCATENATE(&quot;\uu{&quot;;[.I38];&quot;}&quot;);[.I38]);&quot;&amp;&quot;;IF([.L38]=[.P38];CONCATENATE(&quot;\h{&quot;;[.L38];&quot;}&quot;);[.L38]);&quot;&amp;&quot;;IF([.M38]=[.P38];CONCATENATE(&quot;\h{&quot;;[.M38];&quot;}&quot;);[.M38]);&quot;&amp;&quot;;IF([.N38]=[.P38];CONCATENATE(&quot;\h{&quot;;[.N38];&quot;}&quot;);[.N38]);&quot;&amp;&quot;;IF([.O38]=[.P38];CONCATENATE(&quot;\h{&quot;;[.O38];&quot;}&quot;);[.O38]);&quot;\\\hline&quot;)" office:value-type="string" office:string-value="r2-20-40-1&amp;35,46&amp;-14,5&amp;-2,8&amp;3&amp;5&amp;3&amp;\h{1}&amp;\h{1}\\\hline" calcext:value-type="string">
            <text:p>r2-20-40-1&amp;35,46&amp;-14,5&amp;-2,8&amp;3&amp;5&amp;3&amp;\h{1}&amp;\h{1}\\\hline</text:p>
          </table:table-cell>
          <table:table-cell table:number-columns-repeated="10"/>
        </table:table-row>
        <table:table-row table:style-name="ro2">
          <table:table-cell table:formula="of:=[$'ra-sub'.AA38]" office:value-type="string" office:string-value="r2-20-40-2" calcext:value-type="string">
            <text:p>r2-20-40-2</text:p>
          </table:table-cell>
          <table:table-cell table:formula="of:=ROUND([$'ra-sub'.AB38];2)" office:value-type="float" office:value="35.46" calcext:value-type="float">
            <text:p>35,46</text:p>
          </table:table-cell>
          <table:table-cell table:style-name="ce13" table:formula="of:=ROUND([$'ra-sub'.AC38];1)" office:value-type="float" office:value="-14.5" calcext:value-type="float">
            <text:p>-14,5</text:p>
          </table:table-cell>
          <table:table-cell table:style-name="ce13" table:formula="of:=IF(['ra-sub'.S38]=5;&quot;*&quot;;['ra-sub'.I38])" office:value-type="float" office:value="0.141721" calcext:value-type="float">
            <text:p>0,1</text:p>
          </table:table-cell>
          <table:table-cell table:style-name="ce13" table:formula="of:=IF(['ra-sub'.S38]=11;1;&quot;&quot;)">
            <text:p/>
          </table:table-cell>
          <table:table-cell table:style-name="ce13" table:formula="of:=IFERROR(IF([.I39]=0;ABS(CEILING([.C39]));ABS(([.I39]-CEILING([.C39]))/[.I39]));&quot;*&quot;)" office:value-type="float" office:value="8" calcext:value-type="float">
            <text:p>8,0</text:p>
          </table:table-cell>
          <table:table-cell table:style-name="ce13" table:formula="of:=IFERROR([.I39]-CEILING([.C39]);&quot;*&quot;)" office:value-type="float" office:value="16" calcext:value-type="float">
            <text:p>16,0</text:p>
          </table:table-cell>
          <table:table-cell table:formula="of:=ROUND(['exact-sub'.J38];1)" office:value-type="float" office:value="-3" calcext:value-type="float">
            <text:p>-3,0</text:p>
          </table:table-cell>
          <table:table-cell table:formula="of:=['exact-sub'.K38]" office:value-type="float" office:value="2" calcext:value-type="float">
            <text:p>2</text:p>
          </table:table-cell>
          <table:table-cell table:formula="of:=IF(['exact-sub'.L38]&lt;1000000;['exact-sub'.L38];&quot;*&quot;)" office:value-type="string" office:string-value="*" calcext:value-type="string">
            <text:p>*</text:p>
          </table:table-cell>
          <table:table-cell table:formula="of:=IF([$'exact-sub'.S38]=5;&quot;*&quot;;['exact-sub'.I38])" office:value-type="string" office:string-value="*" calcext:value-type="string">
            <text:p>*</text:p>
          </table:table-cell>
          <table:table-cell table:style-name="ce21" table:formula="of:=[$'ra-sub'.AE38]" office:value-type="float" office:value="4" calcext:value-type="float">
            <text:p>4</text:p>
          </table:table-cell>
          <table:table-cell table:style-name="ce21" table:formula="of:=[$'bcpa-sub-t600'.AE38]" office:value-type="float" office:value="2" calcext:value-type="float">
            <text:p>2</text:p>
          </table:table-cell>
          <table:table-cell table:style-name="ce21" table:formula="of:=[$'blpl-sub-t300'.AE38]" office:value-type="float" office:value="2" calcext:value-type="float">
            <text:p>2</text:p>
          </table:table-cell>
          <table:table-cell table:style-name="ce21" table:formula="of:=[$'sbpl-sub-t300'.AE38]" office:value-type="float" office:value="4" calcext:value-type="float">
            <text:p>4</text:p>
          </table:table-cell>
          <table:table-cell table:formula="of:=MIN([.L39:.O39])" office:value-type="float" office:value="2" calcext:value-type="float">
            <text:p>2</text:p>
          </table:table-cell>
          <table:table-cell table:formula="of:=ABS([.L39]-CEILING([.$C39]))" office:value-type="float" office:value="18" calcext:value-type="float">
            <text:p>18</text:p>
          </table:table-cell>
          <table:table-cell table:formula="of:=IFERROR(ABS([.M39]-CEILING([.$C39]));&quot;-&quot;)" office:value-type="float" office:value="16" calcext:value-type="float">
            <text:p>16</text:p>
          </table:table-cell>
          <table:table-cell table:formula="of:=ABS([.N39]-CEILING([.$C39]))" office:value-type="float" office:value="16" calcext:value-type="float">
            <text:p>16</text:p>
          </table:table-cell>
          <table:table-cell table:formula="of:=ABS([.O39]-CEILING([.$C39]))" office:value-type="float" office:value="18" calcext:value-type="float">
            <text:p>18</text:p>
          </table:table-cell>
          <table:table-cell table:formula="of:=IFERROR(ABS(([.L39]-CEILING([.$C39]))/CEILING([.$C39]));&quot;*&quot;)" office:value-type="float" office:value="1.28571428571429" calcext:value-type="float">
            <text:p>1,28571428571429</text:p>
          </table:table-cell>
          <table:table-cell table:style-name="ce15" table:formula="of:=IFERROR(ABS(([.M39]-CEILING([.$C39]))/CEILING([.$C39]));&quot;*&quot;)" office:value-type="float" office:value="1.14285714285714" calcext:value-type="float">
            <text:p>1,14285714285714</text:p>
          </table:table-cell>
          <table:table-cell table:formula="of:=IFERROR(ABS(([.N39]-CEILING([.$C39]))/CEILING([.$C39]));&quot;*&quot;)" office:value-type="float" office:value="1.14285714285714" calcext:value-type="float">
            <text:p>1,14285714285714</text:p>
          </table:table-cell>
          <table:table-cell table:formula="of:=IFERROR(ABS(([.O39]-CEILING([.$C39]))/CEILING([.$C39]));&quot;*&quot;)" office:value-type="float" office:value="1.28571428571429" calcext:value-type="float">
            <text:p>1,28571428571429</text:p>
          </table:table-cell>
          <table:table-cell table:formula="of:=IF([.L39]=[.$P39];1;&quot;&quot;)">
            <text:p/>
          </table:table-cell>
          <table:table-cell table:style-name="ce37" table:formula="of:=IF([.M39]=[.$P39];1;&quot;&quot;)" office:value-type="float" office:value="1" calcext:value-type="float">
            <text:p>1</text:p>
          </table:table-cell>
          <table:table-cell table:style-name="ce37" table:formula="of:=IF([.N39]=[.$P39];1;&quot;&quot;)" office:value-type="float" office:value="1" calcext:value-type="float">
            <text:p>1</text:p>
          </table:table-cell>
          <table:table-cell table:formula="of:=IF([.O39]=[.$P39];1;&quot;&quot;)">
            <text:p/>
          </table:table-cell>
          <table:table-cell table:number-columns-repeated="8"/>
          <table:table-cell table:formula="of:=CONCATENATE([.A39];&quot;&amp;&quot;;[.B39];&quot;&amp;&quot;;IF([.E39]=1;CONCATENATE(&quot;\h{&quot;;[.C39];&quot;}&quot;);[.C39]);&quot;&amp;&quot;;[.H39];&quot;&amp;&quot;;IF([.J39]=0;CONCATENATE(&quot;\uu{&quot;;[.I39];&quot;}&quot;);[.I39]);&quot;&amp;&quot;;IF([.L39]=[.P39];CONCATENATE(&quot;\h{&quot;;[.L39];&quot;}&quot;);[.L39]);&quot;&amp;&quot;;IF([.M39]=[.P39];CONCATENATE(&quot;\h{&quot;;[.M39];&quot;}&quot;);[.M39]);&quot;&amp;&quot;;IF([.N39]=[.P39];CONCATENATE(&quot;\h{&quot;;[.N39];&quot;}&quot;);[.N39]);&quot;&amp;&quot;;IF([.O39]=[.P39];CONCATENATE(&quot;\h{&quot;;[.O39];&quot;}&quot;);[.O39]);&quot;\\\hline&quot;)" office:value-type="string" office:string-value="r2-20-40-2&amp;35,46&amp;-14,5&amp;-3&amp;2&amp;4&amp;\h{2}&amp;\h{2}&amp;4\\\hline" calcext:value-type="string">
            <text:p>r2-20-40-2&amp;35,46&amp;-14,5&amp;-3&amp;2&amp;4&amp;\h{2}&amp;\h{2}&amp;4\\\hline</text:p>
          </table:table-cell>
          <table:table-cell table:number-columns-repeated="10"/>
        </table:table-row>
        <table:table-row table:style-name="ro2">
          <table:table-cell table:formula="of:=[$'ra-sub'.AA39]" office:value-type="string" office:string-value="r2-20-40-3" calcext:value-type="string">
            <text:p>r2-20-40-3</text:p>
          </table:table-cell>
          <table:table-cell table:formula="of:=ROUND([$'ra-sub'.AB39];2)" office:value-type="float" office:value="35.46" calcext:value-type="float">
            <text:p>35,46</text:p>
          </table:table-cell>
          <table:table-cell table:style-name="ce13" table:formula="of:=ROUND([$'ra-sub'.AC39];1)" office:value-type="float" office:value="-14.8" calcext:value-type="float">
            <text:p>-14,8</text:p>
          </table:table-cell>
          <table:table-cell table:style-name="ce13" table:formula="of:=IF(['ra-sub'.S39]=5;&quot;*&quot;;['ra-sub'.I39])" office:value-type="float" office:value="0.119284" calcext:value-type="float">
            <text:p>0,1</text:p>
          </table:table-cell>
          <table:table-cell table:style-name="ce13" table:formula="of:=IF(['ra-sub'.S39]=11;1;&quot;&quot;)">
            <text:p/>
          </table:table-cell>
          <table:table-cell table:style-name="ce13" table:formula="of:=IFERROR(IF([.I40]=0;ABS(CEILING([.C40]));ABS(([.I40]-CEILING([.C40]))/[.I40]));&quot;*&quot;)" office:value-type="float" office:value="8" calcext:value-type="float">
            <text:p>8,0</text:p>
          </table:table-cell>
          <table:table-cell table:style-name="ce13" table:formula="of:=IFERROR([.I40]-CEILING([.C40]);&quot;*&quot;)" office:value-type="float" office:value="16" calcext:value-type="float">
            <text:p>16,0</text:p>
          </table:table-cell>
          <table:table-cell table:formula="of:=ROUND(['exact-sub'.J39];1)" office:value-type="float" office:value="-2" calcext:value-type="float">
            <text:p>-2,0</text:p>
          </table:table-cell>
          <table:table-cell table:formula="of:=['exact-sub'.K39]" office:value-type="float" office:value="2" calcext:value-type="float">
            <text:p>2</text:p>
          </table:table-cell>
          <table:table-cell table:formula="of:=IF(['exact-sub'.L39]&lt;1000000;['exact-sub'.L39];&quot;*&quot;)" office:value-type="string" office:string-value="*" calcext:value-type="string">
            <text:p>*</text:p>
          </table:table-cell>
          <table:table-cell table:formula="of:=IF([$'exact-sub'.S39]=5;&quot;*&quot;;['exact-sub'.I39])" office:value-type="string" office:string-value="*" calcext:value-type="string">
            <text:p>*</text:p>
          </table:table-cell>
          <table:table-cell table:style-name="ce21" table:formula="of:=[$'ra-sub'.AE39]" office:value-type="float" office:value="5" calcext:value-type="float">
            <text:p>5</text:p>
          </table:table-cell>
          <table:table-cell table:style-name="ce21" table:formula="of:=[$'bcpa-sub-t600'.AE39]" office:value-type="float" office:value="2" calcext:value-type="float">
            <text:p>2</text:p>
          </table:table-cell>
          <table:table-cell table:style-name="ce21" table:formula="of:=[$'blpl-sub-t300'.AE39]" office:value-type="float" office:value="2" calcext:value-type="float">
            <text:p>2</text:p>
          </table:table-cell>
          <table:table-cell table:style-name="ce21" table:formula="of:=[$'sbpl-sub-t300'.AE39]" office:value-type="float" office:value="5" calcext:value-type="float">
            <text:p>5</text:p>
          </table:table-cell>
          <table:table-cell table:formula="of:=MIN([.L40:.O40])" office:value-type="float" office:value="2" calcext:value-type="float">
            <text:p>2</text:p>
          </table:table-cell>
          <table:table-cell table:formula="of:=ABS([.L40]-CEILING([.$C40]))" office:value-type="float" office:value="19" calcext:value-type="float">
            <text:p>19</text:p>
          </table:table-cell>
          <table:table-cell table:formula="of:=IFERROR(ABS([.M40]-CEILING([.$C40]));&quot;-&quot;)" office:value-type="float" office:value="16" calcext:value-type="float">
            <text:p>16</text:p>
          </table:table-cell>
          <table:table-cell table:formula="of:=ABS([.N40]-CEILING([.$C40]))" office:value-type="float" office:value="16" calcext:value-type="float">
            <text:p>16</text:p>
          </table:table-cell>
          <table:table-cell table:formula="of:=ABS([.O40]-CEILING([.$C40]))" office:value-type="float" office:value="19" calcext:value-type="float">
            <text:p>19</text:p>
          </table:table-cell>
          <table:table-cell table:formula="of:=IFERROR(ABS(([.L40]-CEILING([.$C40]))/CEILING([.$C40]));&quot;*&quot;)" office:value-type="float" office:value="1.35714285714286" calcext:value-type="float">
            <text:p>1,35714285714286</text:p>
          </table:table-cell>
          <table:table-cell table:style-name="ce15" table:formula="of:=IFERROR(ABS(([.M40]-CEILING([.$C40]))/CEILING([.$C40]));&quot;*&quot;)" office:value-type="float" office:value="1.14285714285714" calcext:value-type="float">
            <text:p>1,14285714285714</text:p>
          </table:table-cell>
          <table:table-cell table:formula="of:=IFERROR(ABS(([.N40]-CEILING([.$C40]))/CEILING([.$C40]));&quot;*&quot;)" office:value-type="float" office:value="1.14285714285714" calcext:value-type="float">
            <text:p>1,14285714285714</text:p>
          </table:table-cell>
          <table:table-cell table:formula="of:=IFERROR(ABS(([.O40]-CEILING([.$C40]))/CEILING([.$C40]));&quot;*&quot;)" office:value-type="float" office:value="1.35714285714286" calcext:value-type="float">
            <text:p>1,35714285714286</text:p>
          </table:table-cell>
          <table:table-cell table:formula="of:=IF([.L40]=[.$P40];1;&quot;&quot;)">
            <text:p/>
          </table:table-cell>
          <table:table-cell table:style-name="ce37" table:formula="of:=IF([.M40]=[.$P40];1;&quot;&quot;)" office:value-type="float" office:value="1" calcext:value-type="float">
            <text:p>1</text:p>
          </table:table-cell>
          <table:table-cell table:style-name="ce37" table:formula="of:=IF([.N40]=[.$P40];1;&quot;&quot;)" office:value-type="float" office:value="1" calcext:value-type="float">
            <text:p>1</text:p>
          </table:table-cell>
          <table:table-cell table:formula="of:=IF([.O40]=[.$P40];1;&quot;&quot;)">
            <text:p/>
          </table:table-cell>
          <table:table-cell table:number-columns-repeated="8"/>
          <table:table-cell table:formula="of:=CONCATENATE([.A40];&quot;&amp;&quot;;[.B40];&quot;&amp;&quot;;IF([.E40]=1;CONCATENATE(&quot;\h{&quot;;[.C40];&quot;}&quot;);[.C40]);&quot;&amp;&quot;;[.H40];&quot;&amp;&quot;;IF([.J40]=0;CONCATENATE(&quot;\uu{&quot;;[.I40];&quot;}&quot;);[.I40]);&quot;&amp;&quot;;IF([.L40]=[.P40];CONCATENATE(&quot;\h{&quot;;[.L40];&quot;}&quot;);[.L40]);&quot;&amp;&quot;;IF([.M40]=[.P40];CONCATENATE(&quot;\h{&quot;;[.M40];&quot;}&quot;);[.M40]);&quot;&amp;&quot;;IF([.N40]=[.P40];CONCATENATE(&quot;\h{&quot;;[.N40];&quot;}&quot;);[.N40]);&quot;&amp;&quot;;IF([.O40]=[.P40];CONCATENATE(&quot;\h{&quot;;[.O40];&quot;}&quot;);[.O40]);&quot;\\\hline&quot;)" office:value-type="string" office:string-value="r2-20-40-3&amp;35,46&amp;-14,8&amp;-2&amp;2&amp;5&amp;\h{2}&amp;\h{2}&amp;5\\\hline" calcext:value-type="string">
            <text:p>r2-20-40-3&amp;35,46&amp;-14,8&amp;-2&amp;2&amp;5&amp;\h{2}&amp;\h{2}&amp;5\\\hline</text:p>
          </table:table-cell>
          <table:table-cell table:number-columns-repeated="10"/>
        </table:table-row>
        <table:table-row table:style-name="ro2">
          <table:table-cell table:formula="of:=[$'ra-sub'.AA40]" office:value-type="string" office:string-value="r2-20-40-4" calcext:value-type="string">
            <text:p>r2-20-40-4</text:p>
          </table:table-cell>
          <table:table-cell table:formula="of:=ROUND([$'ra-sub'.AB40];2)" office:value-type="float" office:value="36.88" calcext:value-type="float">
            <text:p>36,88</text:p>
          </table:table-cell>
          <table:table-cell table:style-name="ce13" table:formula="of:=ROUND([$'ra-sub'.AC40];1)" office:value-type="float" office:value="-15.7" calcext:value-type="float">
            <text:p>-15,7</text:p>
          </table:table-cell>
          <table:table-cell table:style-name="ce13" table:formula="of:=IF(['ra-sub'.S40]=5;&quot;*&quot;;['ra-sub'.I40])" office:value-type="float" office:value="0.202424" calcext:value-type="float">
            <text:p>0,2</text:p>
          </table:table-cell>
          <table:table-cell table:style-name="ce13" table:formula="of:=IF(['ra-sub'.S40]=11;1;&quot;&quot;)">
            <text:p/>
          </table:table-cell>
          <table:table-cell table:style-name="ce13" table:formula="of:=IFERROR(IF([.I41]=0;ABS(CEILING([.C41]));ABS(([.I41]-CEILING([.C41]))/[.I41]));&quot;*&quot;)" office:value-type="float" office:value="16" calcext:value-type="float">
            <text:p>16,0</text:p>
          </table:table-cell>
          <table:table-cell table:style-name="ce13" table:formula="of:=IFERROR([.I41]-CEILING([.C41]);&quot;*&quot;)" office:value-type="float" office:value="16" calcext:value-type="float">
            <text:p>16,0</text:p>
          </table:table-cell>
          <table:table-cell table:formula="of:=ROUND(['exact-sub'.J40];1)" office:value-type="float" office:value="-2" calcext:value-type="float">
            <text:p>-2,0</text:p>
          </table:table-cell>
          <table:table-cell table:formula="of:=['exact-sub'.K40]" office:value-type="float" office:value="1" calcext:value-type="float">
            <text:p>1</text:p>
          </table:table-cell>
          <table:table-cell table:formula="of:=IF(['exact-sub'.L40]&lt;1000000;['exact-sub'.L40];&quot;*&quot;)" office:value-type="string" office:string-value="*" calcext:value-type="string">
            <text:p>*</text:p>
          </table:table-cell>
          <table:table-cell table:formula="of:=IF([$'exact-sub'.S40]=5;&quot;*&quot;;['exact-sub'.I40])" office:value-type="string" office:string-value="*" calcext:value-type="string">
            <text:p>*</text:p>
          </table:table-cell>
          <table:table-cell table:style-name="ce21" table:formula="of:=[$'ra-sub'.AE40]" office:value-type="float" office:value="4" calcext:value-type="float">
            <text:p>4</text:p>
          </table:table-cell>
          <table:table-cell table:style-name="ce21" table:formula="of:=[$'bcpa-sub-t600'.AE40]" office:value-type="float" office:value="1" calcext:value-type="float">
            <text:p>1</text:p>
          </table:table-cell>
          <table:table-cell table:style-name="ce21" table:formula="of:=[$'blpl-sub-t300'.AE40]" office:value-type="float" office:value="1" calcext:value-type="float">
            <text:p>1</text:p>
          </table:table-cell>
          <table:table-cell table:style-name="ce21" table:formula="of:=[$'sbpl-sub-t300'.AE40]" office:value-type="float" office:value="2" calcext:value-type="float">
            <text:p>2</text:p>
          </table:table-cell>
          <table:table-cell table:formula="of:=MIN([.L41:.O41])" office:value-type="float" office:value="1" calcext:value-type="float">
            <text:p>1</text:p>
          </table:table-cell>
          <table:table-cell table:formula="of:=ABS([.L41]-CEILING([.$C41]))" office:value-type="float" office:value="19" calcext:value-type="float">
            <text:p>19</text:p>
          </table:table-cell>
          <table:table-cell table:formula="of:=IFERROR(ABS([.M41]-CEILING([.$C41]));&quot;-&quot;)" office:value-type="float" office:value="16" calcext:value-type="float">
            <text:p>16</text:p>
          </table:table-cell>
          <table:table-cell table:formula="of:=ABS([.N41]-CEILING([.$C41]))" office:value-type="float" office:value="16" calcext:value-type="float">
            <text:p>16</text:p>
          </table:table-cell>
          <table:table-cell table:formula="of:=ABS([.O41]-CEILING([.$C41]))" office:value-type="float" office:value="17" calcext:value-type="float">
            <text:p>17</text:p>
          </table:table-cell>
          <table:table-cell table:formula="of:=IFERROR(ABS(([.L41]-CEILING([.$C41]))/CEILING([.$C41]));&quot;*&quot;)" office:value-type="float" office:value="1.26666666666667" calcext:value-type="float">
            <text:p>1,26666666666667</text:p>
          </table:table-cell>
          <table:table-cell table:style-name="ce15" table:formula="of:=IFERROR(ABS(([.M41]-CEILING([.$C41]))/CEILING([.$C41]));&quot;*&quot;)" office:value-type="float" office:value="1.06666666666667" calcext:value-type="float">
            <text:p>1,06666666666667</text:p>
          </table:table-cell>
          <table:table-cell table:formula="of:=IFERROR(ABS(([.N41]-CEILING([.$C41]))/CEILING([.$C41]));&quot;*&quot;)" office:value-type="float" office:value="1.06666666666667" calcext:value-type="float">
            <text:p>1,06666666666667</text:p>
          </table:table-cell>
          <table:table-cell table:formula="of:=IFERROR(ABS(([.O41]-CEILING([.$C41]))/CEILING([.$C41]));&quot;*&quot;)" office:value-type="float" office:value="1.13333333333333" calcext:value-type="float">
            <text:p>1,13333333333333</text:p>
          </table:table-cell>
          <table:table-cell table:formula="of:=IF([.L41]=[.$P41];1;&quot;&quot;)">
            <text:p/>
          </table:table-cell>
          <table:table-cell table:style-name="ce37" table:formula="of:=IF([.M41]=[.$P41];1;&quot;&quot;)" office:value-type="float" office:value="1" calcext:value-type="float">
            <text:p>1</text:p>
          </table:table-cell>
          <table:table-cell table:style-name="ce37" table:formula="of:=IF([.N41]=[.$P41];1;&quot;&quot;)" office:value-type="float" office:value="1" calcext:value-type="float">
            <text:p>1</text:p>
          </table:table-cell>
          <table:table-cell table:formula="of:=IF([.O41]=[.$P41];1;&quot;&quot;)">
            <text:p/>
          </table:table-cell>
          <table:table-cell table:number-columns-repeated="8"/>
          <table:table-cell table:formula="of:=CONCATENATE([.A41];&quot;&amp;&quot;;[.B41];&quot;&amp;&quot;;IF([.E41]=1;CONCATENATE(&quot;\h{&quot;;[.C41];&quot;}&quot;);[.C41]);&quot;&amp;&quot;;[.H41];&quot;&amp;&quot;;IF([.J41]=0;CONCATENATE(&quot;\uu{&quot;;[.I41];&quot;}&quot;);[.I41]);&quot;&amp;&quot;;IF([.L41]=[.P41];CONCATENATE(&quot;\h{&quot;;[.L41];&quot;}&quot;);[.L41]);&quot;&amp;&quot;;IF([.M41]=[.P41];CONCATENATE(&quot;\h{&quot;;[.M41];&quot;}&quot;);[.M41]);&quot;&amp;&quot;;IF([.N41]=[.P41];CONCATENATE(&quot;\h{&quot;;[.N41];&quot;}&quot;);[.N41]);&quot;&amp;&quot;;IF([.O41]=[.P41];CONCATENATE(&quot;\h{&quot;;[.O41];&quot;}&quot;);[.O41]);&quot;\\\hline&quot;)" office:value-type="string" office:string-value="r2-20-40-4&amp;36,88&amp;-15,7&amp;-2&amp;1&amp;4&amp;\h{1}&amp;\h{1}&amp;2\\\hline" calcext:value-type="string">
            <text:p>r2-20-40-4&amp;36,88&amp;-15,7&amp;-2&amp;1&amp;4&amp;\h{1}&amp;\h{1}&amp;2\\\hline</text:p>
          </table:table-cell>
          <table:table-cell table:number-columns-repeated="10"/>
        </table:table-row>
        <table:table-row table:style-name="ro2">
          <table:table-cell table:formula="of:=[$'ra-sub'.AA41]" office:value-type="string" office:string-value="r2-20-40-5" calcext:value-type="string">
            <text:p>r2-20-40-5</text:p>
          </table:table-cell>
          <table:table-cell table:formula="of:=ROUND([$'ra-sub'.AB41];2)" office:value-type="float" office:value="34.04" calcext:value-type="float">
            <text:p>34,04</text:p>
          </table:table-cell>
          <table:table-cell table:style-name="ce13" table:formula="of:=ROUND([$'ra-sub'.AC41];1)" office:value-type="float" office:value="-15" calcext:value-type="float">
            <text:p>-15,0</text:p>
          </table:table-cell>
          <table:table-cell table:style-name="ce13" table:formula="of:=IF(['ra-sub'.S41]=5;&quot;*&quot;;['ra-sub'.I41])" office:value-type="float" office:value="0.358044" calcext:value-type="float">
            <text:p>0,4</text:p>
          </table:table-cell>
          <table:table-cell table:style-name="ce13" table:formula="of:=IF(['ra-sub'.S41]=11;1;&quot;&quot;)">
            <text:p/>
          </table:table-cell>
          <table:table-cell table:style-name="ce13" table:formula="of:=IFERROR(IF([.I42]=0;ABS(CEILING([.C42]));ABS(([.I42]-CEILING([.C42]))/[.I42]));&quot;*&quot;)" office:value-type="float" office:value="16" calcext:value-type="float">
            <text:p>16,0</text:p>
          </table:table-cell>
          <table:table-cell table:style-name="ce13" table:formula="of:=IFERROR([.I42]-CEILING([.C42]);&quot;*&quot;)" office:value-type="float" office:value="16" calcext:value-type="float">
            <text:p>16,0</text:p>
          </table:table-cell>
          <table:table-cell table:formula="of:=ROUND(['exact-sub'.J41];1)" office:value-type="float" office:value="-1" calcext:value-type="float">
            <text:p>-1,0</text:p>
          </table:table-cell>
          <table:table-cell table:formula="of:=['exact-sub'.K41]" office:value-type="float" office:value="1" calcext:value-type="float">
            <text:p>1</text:p>
          </table:table-cell>
          <table:table-cell table:formula="of:=IF(['exact-sub'.L41]&lt;1000000;['exact-sub'.L41];&quot;*&quot;)" office:value-type="string" office:string-value="*" calcext:value-type="string">
            <text:p>*</text:p>
          </table:table-cell>
          <table:table-cell table:formula="of:=IF([$'exact-sub'.S41]=5;&quot;*&quot;;['exact-sub'.I41])" office:value-type="string" office:string-value="*" calcext:value-type="string">
            <text:p>*</text:p>
          </table:table-cell>
          <table:table-cell table:style-name="ce21" table:formula="of:=[$'ra-sub'.AE41]" office:value-type="float" office:value="6" calcext:value-type="float">
            <text:p>6</text:p>
          </table:table-cell>
          <table:table-cell table:style-name="ce21" table:formula="of:=[$'bcpa-sub-t600'.AE41]" office:value-type="float" office:value="1" calcext:value-type="float">
            <text:p>1</text:p>
          </table:table-cell>
          <table:table-cell table:style-name="ce21" table:formula="of:=[$'blpl-sub-t300'.AE41]" office:value-type="float" office:value="1" calcext:value-type="float">
            <text:p>1</text:p>
          </table:table-cell>
          <table:table-cell table:style-name="ce21" table:formula="of:=[$'sbpl-sub-t300'.AE41]" office:value-type="float" office:value="2" calcext:value-type="float">
            <text:p>2</text:p>
          </table:table-cell>
          <table:table-cell table:formula="of:=MIN([.L42:.O42])" office:value-type="float" office:value="1" calcext:value-type="float">
            <text:p>1</text:p>
          </table:table-cell>
          <table:table-cell table:formula="of:=ABS([.L42]-CEILING([.$C42]))" office:value-type="float" office:value="21" calcext:value-type="float">
            <text:p>21</text:p>
          </table:table-cell>
          <table:table-cell table:formula="of:=IFERROR(ABS([.M42]-CEILING([.$C42]));&quot;-&quot;)" office:value-type="float" office:value="16" calcext:value-type="float">
            <text:p>16</text:p>
          </table:table-cell>
          <table:table-cell table:formula="of:=ABS([.N42]-CEILING([.$C42]))" office:value-type="float" office:value="16" calcext:value-type="float">
            <text:p>16</text:p>
          </table:table-cell>
          <table:table-cell table:formula="of:=ABS([.O42]-CEILING([.$C42]))" office:value-type="float" office:value="17" calcext:value-type="float">
            <text:p>17</text:p>
          </table:table-cell>
          <table:table-cell table:formula="of:=IFERROR(ABS(([.L42]-CEILING([.$C42]))/CEILING([.$C42]));&quot;*&quot;)" office:value-type="float" office:value="1.4" calcext:value-type="float">
            <text:p>1,4</text:p>
          </table:table-cell>
          <table:table-cell table:style-name="ce15" table:formula="of:=IFERROR(ABS(([.M42]-CEILING([.$C42]))/CEILING([.$C42]));&quot;*&quot;)" office:value-type="float" office:value="1.06666666666667" calcext:value-type="float">
            <text:p>1,06666666666667</text:p>
          </table:table-cell>
          <table:table-cell table:formula="of:=IFERROR(ABS(([.N42]-CEILING([.$C42]))/CEILING([.$C42]));&quot;*&quot;)" office:value-type="float" office:value="1.06666666666667" calcext:value-type="float">
            <text:p>1,06666666666667</text:p>
          </table:table-cell>
          <table:table-cell table:formula="of:=IFERROR(ABS(([.O42]-CEILING([.$C42]))/CEILING([.$C42]));&quot;*&quot;)" office:value-type="float" office:value="1.13333333333333" calcext:value-type="float">
            <text:p>1,13333333333333</text:p>
          </table:table-cell>
          <table:table-cell table:formula="of:=IF([.L42]=[.$P42];1;&quot;&quot;)">
            <text:p/>
          </table:table-cell>
          <table:table-cell table:style-name="ce37" table:formula="of:=IF([.M42]=[.$P42];1;&quot;&quot;)" office:value-type="float" office:value="1" calcext:value-type="float">
            <text:p>1</text:p>
          </table:table-cell>
          <table:table-cell table:style-name="ce37" table:formula="of:=IF([.N42]=[.$P42];1;&quot;&quot;)" office:value-type="float" office:value="1" calcext:value-type="float">
            <text:p>1</text:p>
          </table:table-cell>
          <table:table-cell table:formula="of:=IF([.O42]=[.$P42];1;&quot;&quot;)">
            <text:p/>
          </table:table-cell>
          <table:table-cell table:number-columns-repeated="8"/>
          <table:table-cell table:formula="of:=CONCATENATE([.A42];&quot;&amp;&quot;;[.B42];&quot;&amp;&quot;;IF([.E42]=1;CONCATENATE(&quot;\h{&quot;;[.C42];&quot;}&quot;);[.C42]);&quot;&amp;&quot;;[.H42];&quot;&amp;&quot;;IF([.J42]=0;CONCATENATE(&quot;\uu{&quot;;[.I42];&quot;}&quot;);[.I42]);&quot;&amp;&quot;;IF([.L42]=[.P42];CONCATENATE(&quot;\h{&quot;;[.L42];&quot;}&quot;);[.L42]);&quot;&amp;&quot;;IF([.M42]=[.P42];CONCATENATE(&quot;\h{&quot;;[.M42];&quot;}&quot;);[.M42]);&quot;&amp;&quot;;IF([.N42]=[.P42];CONCATENATE(&quot;\h{&quot;;[.N42];&quot;}&quot;);[.N42]);&quot;&amp;&quot;;IF([.O42]=[.P42];CONCATENATE(&quot;\h{&quot;;[.O42];&quot;}&quot;);[.O42]);&quot;\\\hline&quot;)" office:value-type="string" office:string-value="r2-20-40-5&amp;34,04&amp;-15&amp;-1&amp;1&amp;6&amp;\h{1}&amp;\h{1}&amp;2\\\hline" calcext:value-type="string">
            <text:p>r2-20-40-5&amp;34,04&amp;-15&amp;-1&amp;1&amp;6&amp;\h{1}&amp;\h{1}&amp;2\\\hline</text:p>
          </table:table-cell>
          <table:table-cell table:number-columns-repeated="10"/>
        </table:table-row>
        <table:table-row table:style-name="ro2">
          <table:table-cell table:formula="of:=[$'ra-sub'.AA42]" office:value-type="string" office:string-value="r2-25-50-1" calcext:value-type="string">
            <text:p>r2-25-50-1</text:p>
          </table:table-cell>
          <table:table-cell table:formula="of:=ROUND([$'ra-sub'.AB42];2)" office:value-type="float" office:value="29.34" calcext:value-type="float">
            <text:p>29,34</text:p>
          </table:table-cell>
          <table:table-cell table:style-name="ce13" table:formula="of:=ROUND([$'ra-sub'.AC42];1)" office:value-type="float" office:value="-18" calcext:value-type="float">
            <text:p>-18,0</text:p>
          </table:table-cell>
          <table:table-cell table:style-name="ce13" table:formula="of:=IF(['ra-sub'.S42]=5;&quot;*&quot;;['ra-sub'.I42])" office:value-type="float" office:value="0.268216" calcext:value-type="float">
            <text:p>0,3</text:p>
          </table:table-cell>
          <table:table-cell table:style-name="ce13" table:formula="of:=IF(['ra-sub'.S42]=11;1;&quot;&quot;)">
            <text:p/>
          </table:table-cell>
          <table:table-cell table:style-name="ce13" table:formula="of:=IFERROR(IF([.I43]=0;ABS(CEILING([.C43]));ABS(([.I43]-CEILING([.C43]))/[.I43]));&quot;*&quot;)" office:value-type="float" office:value="10" calcext:value-type="float">
            <text:p>10,0</text:p>
          </table:table-cell>
          <table:table-cell table:style-name="ce13" table:formula="of:=IFERROR([.I43]-CEILING([.C43]);&quot;*&quot;)" office:value-type="float" office:value="20" calcext:value-type="float">
            <text:p>20,0</text:p>
          </table:table-cell>
          <table:table-cell table:formula="of:=ROUND(['exact-sub'.J42];1)" office:value-type="float" office:value="-15.6" calcext:value-type="float">
            <text:p>-15,6</text:p>
          </table:table-cell>
          <table:table-cell table:formula="of:=['exact-sub'.K42]" office:value-type="float" office:value="2" calcext:value-type="float">
            <text:p>2</text:p>
          </table:table-cell>
          <table:table-cell table:formula="of:=IF(['exact-sub'.L42]&lt;1000000;['exact-sub'.L42];&quot;*&quot;)" office:value-type="string" office:string-value="*" calcext:value-type="string">
            <text:p>*</text:p>
          </table:table-cell>
          <table:table-cell table:formula="of:=IF([$'exact-sub'.S42]=5;&quot;*&quot;;['exact-sub'.I42])" office:value-type="string" office:string-value="*" calcext:value-type="string">
            <text:p>*</text:p>
          </table:table-cell>
          <table:table-cell table:style-name="ce21" table:formula="of:=[$'ra-sub'.AE42]" office:value-type="float" office:value="7" calcext:value-type="float">
            <text:p>7</text:p>
          </table:table-cell>
          <table:table-cell table:style-name="ce21" table:formula="of:=[$'bcpa-sub-t600'.AE42]" office:value-type="float" office:value="4" calcext:value-type="float">
            <text:p>4</text:p>
          </table:table-cell>
          <table:table-cell table:style-name="ce21" table:formula="of:=[$'blpl-sub-t300'.AE42]" office:value-type="float" office:value="3" calcext:value-type="float">
            <text:p>3</text:p>
          </table:table-cell>
          <table:table-cell table:style-name="ce21" table:formula="of:=[$'sbpl-sub-t300'.AE42]" office:value-type="float" office:value="3" calcext:value-type="float">
            <text:p>3</text:p>
          </table:table-cell>
          <table:table-cell table:formula="of:=MIN([.L43:.O43])" office:value-type="float" office:value="3" calcext:value-type="float">
            <text:p>3</text:p>
          </table:table-cell>
          <table:table-cell table:formula="of:=ABS([.L43]-CEILING([.$C43]))" office:value-type="float" office:value="25" calcext:value-type="float">
            <text:p>25</text:p>
          </table:table-cell>
          <table:table-cell table:style-name="ce36" table:formula="of:=IFERROR(ABS([.M43]-CEILING([.$C43]));&quot;-&quot;)" office:value-type="float" office:value="22" calcext:value-type="float">
            <text:p>22</text:p>
          </table:table-cell>
          <table:table-cell table:formula="of:=ABS([.N43]-CEILING([.$C43]))" office:value-type="float" office:value="21" calcext:value-type="float">
            <text:p>21</text:p>
          </table:table-cell>
          <table:table-cell table:formula="of:=ABS([.O43]-CEILING([.$C43]))" office:value-type="float" office:value="21" calcext:value-type="float">
            <text:p>21</text:p>
          </table:table-cell>
          <table:table-cell table:formula="of:=IFERROR(ABS(([.L43]-CEILING([.$C43]))/CEILING([.$C43]));&quot;*&quot;)" office:value-type="float" office:value="1.38888888888889" calcext:value-type="float">
            <text:p>1,38888888888889</text:p>
          </table:table-cell>
          <table:table-cell table:style-name="ce15" table:formula="of:=IFERROR(ABS(([.M43]-CEILING([.$C43]))/CEILING([.$C43]));&quot;*&quot;)" office:value-type="float" office:value="1.22222222222222" calcext:value-type="float">
            <text:p>1,22222222222222</text:p>
          </table:table-cell>
          <table:table-cell table:formula="of:=IFERROR(ABS(([.N43]-CEILING([.$C43]))/CEILING([.$C43]));&quot;*&quot;)" office:value-type="float" office:value="1.16666666666667" calcext:value-type="float">
            <text:p>1,16666666666667</text:p>
          </table:table-cell>
          <table:table-cell table:formula="of:=IFERROR(ABS(([.O43]-CEILING([.$C43]))/CEILING([.$C43]));&quot;*&quot;)" office:value-type="float" office:value="1.16666666666667" calcext:value-type="float">
            <text:p>1,16666666666667</text:p>
          </table:table-cell>
          <table:table-cell table:formula="of:=IF([.L43]=[.$P43];1;&quot;&quot;)">
            <text:p/>
          </table:table-cell>
          <table:table-cell table:style-name="ce37" table:formula="of:=IF([.M43]=[.$P43];1;&quot;&quot;)">
            <text:p/>
          </table:table-cell>
          <table:table-cell table:style-name="ce37" table:formula="of:=IF([.N43]=[.$P43];1;&quot;&quot;)" office:value-type="float" office:value="1" calcext:value-type="float">
            <text:p>1</text:p>
          </table:table-cell>
          <table:table-cell table:formula="of:=IF([.O43]=[.$P43];1;&quot;&quot;)" office:value-type="float" office:value="1" calcext:value-type="float">
            <text:p>1</text:p>
          </table:table-cell>
          <table:table-cell table:number-columns-repeated="8"/>
          <table:table-cell table:formula="of:=CONCATENATE([.A43];&quot;&amp;&quot;;[.B43];&quot;&amp;&quot;;IF([.E43]=1;CONCATENATE(&quot;\h{&quot;;[.C43];&quot;}&quot;);[.C43]);&quot;&amp;&quot;;[.H43];&quot;&amp;&quot;;IF([.J43]=0;CONCATENATE(&quot;\uu{&quot;;[.I43];&quot;}&quot;);[.I43]);&quot;&amp;&quot;;IF([.L43]=[.P43];CONCATENATE(&quot;\h{&quot;;[.L43];&quot;}&quot;);[.L43]);&quot;&amp;&quot;;IF([.M43]=[.P43];CONCATENATE(&quot;\h{&quot;;[.M43];&quot;}&quot;);[.M43]);&quot;&amp;&quot;;IF([.N43]=[.P43];CONCATENATE(&quot;\h{&quot;;[.N43];&quot;}&quot;);[.N43]);&quot;&amp;&quot;;IF([.O43]=[.P43];CONCATENATE(&quot;\h{&quot;;[.O43];&quot;}&quot;);[.O43]);&quot;\\\hline&quot;)" office:value-type="string" office:string-value="r2-25-50-1&amp;29,34&amp;-18&amp;-15,6&amp;2&amp;7&amp;4&amp;\h{3}&amp;\h{3}\\\hline" calcext:value-type="string">
            <text:p>r2-25-50-1&amp;29,34&amp;-18&amp;-15,6&amp;2&amp;7&amp;4&amp;\h{3}&amp;\h{3}\\\hline</text:p>
          </table:table-cell>
          <table:table-cell table:number-columns-repeated="10"/>
        </table:table-row>
        <table:table-row table:style-name="ro2">
          <table:table-cell table:formula="of:=[$'ra-sub'.AA43]" office:value-type="string" office:string-value="r2-25-50-2" calcext:value-type="string">
            <text:p>r2-25-50-2</text:p>
          </table:table-cell>
          <table:table-cell table:formula="of:=ROUND([$'ra-sub'.AB43];2)" office:value-type="float" office:value="28.64" calcext:value-type="float">
            <text:p>28,64</text:p>
          </table:table-cell>
          <table:table-cell table:style-name="ce13" table:formula="of:=ROUND([$'ra-sub'.AC43];1)" office:value-type="float" office:value="-19" calcext:value-type="float">
            <text:p>-19,0</text:p>
          </table:table-cell>
          <table:table-cell table:style-name="ce13" table:formula="of:=IF(['ra-sub'.S43]=5;&quot;*&quot;;['ra-sub'.I43])" office:value-type="float" office:value="0.664798" calcext:value-type="float">
            <text:p>0,7</text:p>
          </table:table-cell>
          <table:table-cell table:style-name="ce13" table:formula="of:=IF(['ra-sub'.S43]=11;1;&quot;&quot;)">
            <text:p/>
          </table:table-cell>
          <table:table-cell table:style-name="ce13" table:formula="of:=IFERROR(IF([.I44]=0;ABS(CEILING([.C44]));ABS(([.I44]-CEILING([.C44]))/[.I44]));&quot;*&quot;)" office:value-type="float" office:value="10.5" calcext:value-type="float">
            <text:p>10,5</text:p>
          </table:table-cell>
          <table:table-cell table:style-name="ce13" table:formula="of:=IFERROR([.I44]-CEILING([.C44]);&quot;*&quot;)" office:value-type="float" office:value="21" calcext:value-type="float">
            <text:p>21,0</text:p>
          </table:table-cell>
          <table:table-cell table:formula="of:=ROUND(['exact-sub'.J43];1)" office:value-type="float" office:value="-6" calcext:value-type="float">
            <text:p>-6,0</text:p>
          </table:table-cell>
          <table:table-cell table:formula="of:=['exact-sub'.K43]" office:value-type="float" office:value="2" calcext:value-type="float">
            <text:p>2</text:p>
          </table:table-cell>
          <table:table-cell table:formula="of:=IF(['exact-sub'.L43]&lt;1000000;['exact-sub'.L43];&quot;*&quot;)" office:value-type="string" office:string-value="*" calcext:value-type="string">
            <text:p>*</text:p>
          </table:table-cell>
          <table:table-cell table:formula="of:=IF([$'exact-sub'.S43]=5;&quot;*&quot;;['exact-sub'.I43])" office:value-type="string" office:string-value="*" calcext:value-type="string">
            <text:p>*</text:p>
          </table:table-cell>
          <table:table-cell table:style-name="ce21" table:formula="of:=[$'ra-sub'.AE43]" office:value-type="float" office:value="5" calcext:value-type="float">
            <text:p>5</text:p>
          </table:table-cell>
          <table:table-cell table:style-name="ce21" table:formula="of:=[$'bcpa-sub-t600'.AE43]" office:value-type="float" office:value="2" calcext:value-type="float">
            <text:p>2</text:p>
          </table:table-cell>
          <table:table-cell table:style-name="ce21" table:formula="of:=[$'blpl-sub-t300'.AE43]" office:value-type="float" office:value="2" calcext:value-type="float">
            <text:p>2</text:p>
          </table:table-cell>
          <table:table-cell table:style-name="ce21" table:formula="of:=[$'sbpl-sub-t300'.AE43]" office:value-type="float" office:value="2" calcext:value-type="float">
            <text:p>2</text:p>
          </table:table-cell>
          <table:table-cell table:formula="of:=MIN([.L44:.O44])" office:value-type="float" office:value="2" calcext:value-type="float">
            <text:p>2</text:p>
          </table:table-cell>
          <table:table-cell table:formula="of:=ABS([.L44]-CEILING([.$C44]))" office:value-type="float" office:value="24" calcext:value-type="float">
            <text:p>24</text:p>
          </table:table-cell>
          <table:table-cell table:formula="of:=IFERROR(ABS([.M44]-CEILING([.$C44]));&quot;-&quot;)" office:value-type="float" office:value="21" calcext:value-type="float">
            <text:p>21</text:p>
          </table:table-cell>
          <table:table-cell table:formula="of:=ABS([.N44]-CEILING([.$C44]))" office:value-type="float" office:value="21" calcext:value-type="float">
            <text:p>21</text:p>
          </table:table-cell>
          <table:table-cell table:formula="of:=ABS([.O44]-CEILING([.$C44]))" office:value-type="float" office:value="21" calcext:value-type="float">
            <text:p>21</text:p>
          </table:table-cell>
          <table:table-cell table:formula="of:=IFERROR(ABS(([.L44]-CEILING([.$C44]))/CEILING([.$C44]));&quot;*&quot;)" office:value-type="float" office:value="1.26315789473684" calcext:value-type="float">
            <text:p>1,26315789473684</text:p>
          </table:table-cell>
          <table:table-cell table:style-name="ce15" table:formula="of:=IFERROR(ABS(([.M44]-CEILING([.$C44]))/CEILING([.$C44]));&quot;*&quot;)" office:value-type="float" office:value="1.10526315789474" calcext:value-type="float">
            <text:p>1,10526315789474</text:p>
          </table:table-cell>
          <table:table-cell table:formula="of:=IFERROR(ABS(([.N44]-CEILING([.$C44]))/CEILING([.$C44]));&quot;*&quot;)" office:value-type="float" office:value="1.10526315789474" calcext:value-type="float">
            <text:p>1,10526315789474</text:p>
          </table:table-cell>
          <table:table-cell table:formula="of:=IFERROR(ABS(([.O44]-CEILING([.$C44]))/CEILING([.$C44]));&quot;*&quot;)" office:value-type="float" office:value="1.10526315789474" calcext:value-type="float">
            <text:p>1,10526315789474</text:p>
          </table:table-cell>
          <table:table-cell table:formula="of:=IF([.L44]=[.$P44];1;&quot;&quot;)">
            <text:p/>
          </table:table-cell>
          <table:table-cell table:style-name="ce37" table:formula="of:=IF([.M44]=[.$P44];1;&quot;&quot;)" office:value-type="float" office:value="1" calcext:value-type="float">
            <text:p>1</text:p>
          </table:table-cell>
          <table:table-cell table:style-name="ce37" table:formula="of:=IF([.N44]=[.$P44];1;&quot;&quot;)" office:value-type="float" office:value="1" calcext:value-type="float">
            <text:p>1</text:p>
          </table:table-cell>
          <table:table-cell table:formula="of:=IF([.O44]=[.$P44];1;&quot;&quot;)" office:value-type="float" office:value="1" calcext:value-type="float">
            <text:p>1</text:p>
          </table:table-cell>
          <table:table-cell table:number-columns-repeated="8"/>
          <table:table-cell table:formula="of:=CONCATENATE([.A44];&quot;&amp;&quot;;[.B44];&quot;&amp;&quot;;IF([.E44]=1;CONCATENATE(&quot;\h{&quot;;[.C44];&quot;}&quot;);[.C44]);&quot;&amp;&quot;;[.H44];&quot;&amp;&quot;;IF([.J44]=0;CONCATENATE(&quot;\uu{&quot;;[.I44];&quot;}&quot;);[.I44]);&quot;&amp;&quot;;IF([.L44]=[.P44];CONCATENATE(&quot;\h{&quot;;[.L44];&quot;}&quot;);[.L44]);&quot;&amp;&quot;;IF([.M44]=[.P44];CONCATENATE(&quot;\h{&quot;;[.M44];&quot;}&quot;);[.M44]);&quot;&amp;&quot;;IF([.N44]=[.P44];CONCATENATE(&quot;\h{&quot;;[.N44];&quot;}&quot;);[.N44]);&quot;&amp;&quot;;IF([.O44]=[.P44];CONCATENATE(&quot;\h{&quot;;[.O44];&quot;}&quot;);[.O44]);&quot;\\\hline&quot;)" office:value-type="string" office:string-value="r2-25-50-2&amp;28,64&amp;-19&amp;-6&amp;2&amp;5&amp;\h{2}&amp;\h{2}&amp;\h{2}\\\hline" calcext:value-type="string">
            <text:p>r2-25-50-2&amp;28,64&amp;-19&amp;-6&amp;2&amp;5&amp;\h{2}&amp;\h{2}&amp;\h{2}\\\hline</text:p>
          </table:table-cell>
          <table:table-cell table:number-columns-repeated="10"/>
        </table:table-row>
        <table:table-row table:style-name="ro2">
          <table:table-cell table:formula="of:=[$'ra-sub'.AA44]" office:value-type="string" office:string-value="r2-25-50-3" calcext:value-type="string">
            <text:p>r2-25-50-3</text:p>
          </table:table-cell>
          <table:table-cell table:formula="of:=ROUND([$'ra-sub'.AB44];2)" office:value-type="float" office:value="29.34" calcext:value-type="float">
            <text:p>29,34</text:p>
          </table:table-cell>
          <table:table-cell table:style-name="ce13" table:formula="of:=ROUND([$'ra-sub'.AC44];1)" office:value-type="float" office:value="-18" calcext:value-type="float">
            <text:p>-18,0</text:p>
          </table:table-cell>
          <table:table-cell table:style-name="ce13" table:formula="of:=IF(['ra-sub'.S44]=5;&quot;*&quot;;['ra-sub'.I44])" office:value-type="float" office:value="0.266153" calcext:value-type="float">
            <text:p>0,3</text:p>
          </table:table-cell>
          <table:table-cell table:style-name="ce13" table:formula="of:=IF(['ra-sub'.S44]=11;1;&quot;&quot;)">
            <text:p/>
          </table:table-cell>
          <table:table-cell table:style-name="ce13" table:formula="of:=IFERROR(IF([.I45]=0;ABS(CEILING([.C45]));ABS(([.I45]-CEILING([.C45]))/[.I45]));&quot;*&quot;)" office:value-type="float" office:value="10" calcext:value-type="float">
            <text:p>10,0</text:p>
          </table:table-cell>
          <table:table-cell table:style-name="ce13" table:formula="of:=IFERROR([.I45]-CEILING([.C45]);&quot;*&quot;)" office:value-type="float" office:value="20" calcext:value-type="float">
            <text:p>20,0</text:p>
          </table:table-cell>
          <table:table-cell table:formula="of:=ROUND(['exact-sub'.J44];1)" office:value-type="float" office:value="-6" calcext:value-type="float">
            <text:p>-6,0</text:p>
          </table:table-cell>
          <table:table-cell table:formula="of:=['exact-sub'.K44]" office:value-type="float" office:value="2" calcext:value-type="float">
            <text:p>2</text:p>
          </table:table-cell>
          <table:table-cell table:formula="of:=IF(['exact-sub'.L44]&lt;1000000;['exact-sub'.L44];&quot;*&quot;)" office:value-type="string" office:string-value="*" calcext:value-type="string">
            <text:p>*</text:p>
          </table:table-cell>
          <table:table-cell table:formula="of:=IF([$'exact-sub'.S44]=5;&quot;*&quot;;['exact-sub'.I44])" office:value-type="string" office:string-value="*" calcext:value-type="string">
            <text:p>*</text:p>
          </table:table-cell>
          <table:table-cell table:style-name="ce21" table:formula="of:=[$'ra-sub'.AE44]" office:value-type="float" office:value="4" calcext:value-type="float">
            <text:p>4</text:p>
          </table:table-cell>
          <table:table-cell table:style-name="ce21" table:formula="of:=[$'bcpa-sub-t600'.AE44]" office:value-type="float" office:value="2" calcext:value-type="float">
            <text:p>2</text:p>
          </table:table-cell>
          <table:table-cell table:style-name="ce21" table:formula="of:=[$'blpl-sub-t300'.AE44]" office:value-type="float" office:value="2" calcext:value-type="float">
            <text:p>2</text:p>
          </table:table-cell>
          <table:table-cell table:style-name="ce21" table:formula="of:=[$'sbpl-sub-t300'.AE44]" office:value-type="float" office:value="3" calcext:value-type="float">
            <text:p>3</text:p>
          </table:table-cell>
          <table:table-cell table:formula="of:=MIN([.L45:.O45])" office:value-type="float" office:value="2" calcext:value-type="float">
            <text:p>2</text:p>
          </table:table-cell>
          <table:table-cell table:formula="of:=ABS([.L45]-CEILING([.$C45]))" office:value-type="float" office:value="22" calcext:value-type="float">
            <text:p>22</text:p>
          </table:table-cell>
          <table:table-cell table:formula="of:=IFERROR(ABS([.M45]-CEILING([.$C45]));&quot;-&quot;)" office:value-type="float" office:value="20" calcext:value-type="float">
            <text:p>20</text:p>
          </table:table-cell>
          <table:table-cell table:formula="of:=ABS([.N45]-CEILING([.$C45]))" office:value-type="float" office:value="20" calcext:value-type="float">
            <text:p>20</text:p>
          </table:table-cell>
          <table:table-cell table:formula="of:=ABS([.O45]-CEILING([.$C45]))" office:value-type="float" office:value="21" calcext:value-type="float">
            <text:p>21</text:p>
          </table:table-cell>
          <table:table-cell table:formula="of:=IFERROR(ABS(([.L45]-CEILING([.$C45]))/CEILING([.$C45]));&quot;*&quot;)" office:value-type="float" office:value="1.22222222222222" calcext:value-type="float">
            <text:p>1,22222222222222</text:p>
          </table:table-cell>
          <table:table-cell table:style-name="ce15" table:formula="of:=IFERROR(ABS(([.M45]-CEILING([.$C45]))/CEILING([.$C45]));&quot;*&quot;)" office:value-type="float" office:value="1.11111111111111" calcext:value-type="float">
            <text:p>1,11111111111111</text:p>
          </table:table-cell>
          <table:table-cell table:formula="of:=IFERROR(ABS(([.N45]-CEILING([.$C45]))/CEILING([.$C45]));&quot;*&quot;)" office:value-type="float" office:value="1.11111111111111" calcext:value-type="float">
            <text:p>1,11111111111111</text:p>
          </table:table-cell>
          <table:table-cell table:formula="of:=IFERROR(ABS(([.O45]-CEILING([.$C45]))/CEILING([.$C45]));&quot;*&quot;)" office:value-type="float" office:value="1.16666666666667" calcext:value-type="float">
            <text:p>1,16666666666667</text:p>
          </table:table-cell>
          <table:table-cell table:formula="of:=IF([.L45]=[.$P45];1;&quot;&quot;)">
            <text:p/>
          </table:table-cell>
          <table:table-cell table:style-name="ce37" table:formula="of:=IF([.M45]=[.$P45];1;&quot;&quot;)" office:value-type="float" office:value="1" calcext:value-type="float">
            <text:p>1</text:p>
          </table:table-cell>
          <table:table-cell table:style-name="ce37" table:formula="of:=IF([.N45]=[.$P45];1;&quot;&quot;)" office:value-type="float" office:value="1" calcext:value-type="float">
            <text:p>1</text:p>
          </table:table-cell>
          <table:table-cell table:formula="of:=IF([.O45]=[.$P45];1;&quot;&quot;)">
            <text:p/>
          </table:table-cell>
          <table:table-cell table:number-columns-repeated="8"/>
          <table:table-cell table:formula="of:=CONCATENATE([.A45];&quot;&amp;&quot;;[.B45];&quot;&amp;&quot;;IF([.E45]=1;CONCATENATE(&quot;\h{&quot;;[.C45];&quot;}&quot;);[.C45]);&quot;&amp;&quot;;[.H45];&quot;&amp;&quot;;IF([.J45]=0;CONCATENATE(&quot;\uu{&quot;;[.I45];&quot;}&quot;);[.I45]);&quot;&amp;&quot;;IF([.L45]=[.P45];CONCATENATE(&quot;\h{&quot;;[.L45];&quot;}&quot;);[.L45]);&quot;&amp;&quot;;IF([.M45]=[.P45];CONCATENATE(&quot;\h{&quot;;[.M45];&quot;}&quot;);[.M45]);&quot;&amp;&quot;;IF([.N45]=[.P45];CONCATENATE(&quot;\h{&quot;;[.N45];&quot;}&quot;);[.N45]);&quot;&amp;&quot;;IF([.O45]=[.P45];CONCATENATE(&quot;\h{&quot;;[.O45];&quot;}&quot;);[.O45]);&quot;\\\hline&quot;)" office:value-type="string" office:string-value="r2-25-50-3&amp;29,34&amp;-18&amp;-6&amp;2&amp;4&amp;\h{2}&amp;\h{2}&amp;3\\\hline" calcext:value-type="string">
            <text:p>r2-25-50-3&amp;29,34&amp;-18&amp;-6&amp;2&amp;4&amp;\h{2}&amp;\h{2}&amp;3\\\hline</text:p>
          </table:table-cell>
          <table:table-cell table:number-columns-repeated="10"/>
        </table:table-row>
        <table:table-row table:style-name="ro2">
          <table:table-cell table:formula="of:=[$'ra-sub'.AA45]" office:value-type="string" office:string-value="r2-25-50-4" calcext:value-type="string">
            <text:p>r2-25-50-4</text:p>
          </table:table-cell>
          <table:table-cell table:formula="of:=ROUND([$'ra-sub'.AB45];2)" office:value-type="float" office:value="27.7" calcext:value-type="float">
            <text:p>27,7</text:p>
          </table:table-cell>
          <table:table-cell table:style-name="ce13" table:formula="of:=ROUND([$'ra-sub'.AC45];1)" office:value-type="float" office:value="-20" calcext:value-type="float">
            <text:p>-20,0</text:p>
          </table:table-cell>
          <table:table-cell table:style-name="ce13" table:formula="of:=IF(['ra-sub'.S45]=5;&quot;*&quot;;['ra-sub'.I45])" office:value-type="float" office:value="0.494241" calcext:value-type="float">
            <text:p>0,5</text:p>
          </table:table-cell>
          <table:table-cell table:style-name="ce13" table:formula="of:=IF(['ra-sub'.S45]=11;1;&quot;&quot;)">
            <text:p/>
          </table:table-cell>
          <table:table-cell table:style-name="ce13" table:formula="of:=IFERROR(IF([.I46]=0;ABS(CEILING([.C46]));ABS(([.I46]-CEILING([.C46]))/[.I46]));&quot;*&quot;)" office:value-type="float" office:value="21" calcext:value-type="float">
            <text:p>21,0</text:p>
          </table:table-cell>
          <table:table-cell table:style-name="ce13" table:formula="of:=IFERROR([.I46]-CEILING([.C46]);&quot;*&quot;)" office:value-type="float" office:value="21" calcext:value-type="float">
            <text:p>21,0</text:p>
          </table:table-cell>
          <table:table-cell table:formula="of:=ROUND(['exact-sub'.J45];1)" office:value-type="float" office:value="-4" calcext:value-type="float">
            <text:p>-4,0</text:p>
          </table:table-cell>
          <table:table-cell table:formula="of:=['exact-sub'.K45]" office:value-type="float" office:value="1" calcext:value-type="float">
            <text:p>1</text:p>
          </table:table-cell>
          <table:table-cell table:formula="of:=IF(['exact-sub'.L45]&lt;1000000;['exact-sub'.L45];&quot;*&quot;)" office:value-type="string" office:string-value="*" calcext:value-type="string">
            <text:p>*</text:p>
          </table:table-cell>
          <table:table-cell table:formula="of:=IF([$'exact-sub'.S45]=5;&quot;*&quot;;['exact-sub'.I45])" office:value-type="string" office:string-value="*" calcext:value-type="string">
            <text:p>*</text:p>
          </table:table-cell>
          <table:table-cell table:style-name="ce21" table:formula="of:=[$'ra-sub'.AE45]" office:value-type="float" office:value="5" calcext:value-type="float">
            <text:p>5</text:p>
          </table:table-cell>
          <table:table-cell table:style-name="ce21" table:formula="of:=[$'bcpa-sub-t600'.AE45]" office:value-type="float" office:value="2" calcext:value-type="float">
            <text:p>2</text:p>
          </table:table-cell>
          <table:table-cell table:style-name="ce21" table:formula="of:=[$'blpl-sub-t300'.AE45]" office:value-type="float" office:value="1" calcext:value-type="float">
            <text:p>1</text:p>
          </table:table-cell>
          <table:table-cell table:style-name="ce21" table:formula="of:=[$'sbpl-sub-t300'.AE45]" office:value-type="float" office:value="3" calcext:value-type="float">
            <text:p>3</text:p>
          </table:table-cell>
          <table:table-cell table:formula="of:=MIN([.L46:.O46])" office:value-type="float" office:value="1" calcext:value-type="float">
            <text:p>1</text:p>
          </table:table-cell>
          <table:table-cell table:formula="of:=ABS([.L46]-CEILING([.$C46]))" office:value-type="float" office:value="25" calcext:value-type="float">
            <text:p>25</text:p>
          </table:table-cell>
          <table:table-cell table:formula="of:=IFERROR(ABS([.M46]-CEILING([.$C46]));&quot;-&quot;)" office:value-type="float" office:value="22" calcext:value-type="float">
            <text:p>22</text:p>
          </table:table-cell>
          <table:table-cell table:formula="of:=ABS([.N46]-CEILING([.$C46]))" office:value-type="float" office:value="21" calcext:value-type="float">
            <text:p>21</text:p>
          </table:table-cell>
          <table:table-cell table:formula="of:=ABS([.O46]-CEILING([.$C46]))" office:value-type="float" office:value="23" calcext:value-type="float">
            <text:p>23</text:p>
          </table:table-cell>
          <table:table-cell table:formula="of:=IFERROR(ABS(([.L46]-CEILING([.$C46]))/CEILING([.$C46]));&quot;*&quot;)" office:value-type="float" office:value="1.25" calcext:value-type="float">
            <text:p>1,25</text:p>
          </table:table-cell>
          <table:table-cell table:style-name="ce15" table:formula="of:=IFERROR(ABS(([.M46]-CEILING([.$C46]))/CEILING([.$C46]));&quot;*&quot;)" office:value-type="float" office:value="1.1" calcext:value-type="float">
            <text:p>1,1</text:p>
          </table:table-cell>
          <table:table-cell table:formula="of:=IFERROR(ABS(([.N46]-CEILING([.$C46]))/CEILING([.$C46]));&quot;*&quot;)" office:value-type="float" office:value="1.05" calcext:value-type="float">
            <text:p>1,05</text:p>
          </table:table-cell>
          <table:table-cell table:formula="of:=IFERROR(ABS(([.O46]-CEILING([.$C46]))/CEILING([.$C46]));&quot;*&quot;)" office:value-type="float" office:value="1.15" calcext:value-type="float">
            <text:p>1,15</text:p>
          </table:table-cell>
          <table:table-cell table:formula="of:=IF([.L46]=[.$P46];1;&quot;&quot;)">
            <text:p/>
          </table:table-cell>
          <table:table-cell table:style-name="ce37" table:formula="of:=IF([.M46]=[.$P46];1;&quot;&quot;)">
            <text:p/>
          </table:table-cell>
          <table:table-cell table:style-name="ce37" table:formula="of:=IF([.N46]=[.$P46];1;&quot;&quot;)" office:value-type="float" office:value="1" calcext:value-type="float">
            <text:p>1</text:p>
          </table:table-cell>
          <table:table-cell table:formula="of:=IF([.O46]=[.$P46];1;&quot;&quot;)">
            <text:p/>
          </table:table-cell>
          <table:table-cell table:number-columns-repeated="8"/>
          <table:table-cell table:formula="of:=CONCATENATE([.A46];&quot;&amp;&quot;;[.B46];&quot;&amp;&quot;;IF([.E46]=1;CONCATENATE(&quot;\h{&quot;;[.C46];&quot;}&quot;);[.C46]);&quot;&amp;&quot;;[.H46];&quot;&amp;&quot;;IF([.J46]=0;CONCATENATE(&quot;\uu{&quot;;[.I46];&quot;}&quot;);[.I46]);&quot;&amp;&quot;;IF([.L46]=[.P46];CONCATENATE(&quot;\h{&quot;;[.L46];&quot;}&quot;);[.L46]);&quot;&amp;&quot;;IF([.M46]=[.P46];CONCATENATE(&quot;\h{&quot;;[.M46];&quot;}&quot;);[.M46]);&quot;&amp;&quot;;IF([.N46]=[.P46];CONCATENATE(&quot;\h{&quot;;[.N46];&quot;}&quot;);[.N46]);&quot;&amp;&quot;;IF([.O46]=[.P46];CONCATENATE(&quot;\h{&quot;;[.O46];&quot;}&quot;);[.O46]);&quot;\\\hline&quot;)" office:value-type="string" office:string-value="r2-25-50-4&amp;27,7&amp;-20&amp;-4&amp;1&amp;5&amp;2&amp;\h{1}&amp;3\\\hline" calcext:value-type="string">
            <text:p>r2-25-50-4&amp;27,7&amp;-20&amp;-4&amp;1&amp;5&amp;2&amp;\h{1}&amp;3\\\hline</text:p>
          </table:table-cell>
          <table:table-cell table:number-columns-repeated="10"/>
        </table:table-row>
        <table:table-row table:style-name="ro2">
          <table:table-cell table:formula="of:=[$'ra-sub'.AA46]" office:value-type="string" office:string-value="r2-25-50-5" calcext:value-type="string">
            <text:p>r2-25-50-5</text:p>
          </table:table-cell>
          <table:table-cell table:formula="of:=ROUND([$'ra-sub'.AB46];2)" office:value-type="float" office:value="29.34" calcext:value-type="float">
            <text:p>29,34</text:p>
          </table:table-cell>
          <table:table-cell table:style-name="ce13" table:formula="of:=ROUND([$'ra-sub'.AC46];1)" office:value-type="float" office:value="-18.2" calcext:value-type="float">
            <text:p>-18,2</text:p>
          </table:table-cell>
          <table:table-cell table:style-name="ce13" table:formula="of:=IF(['ra-sub'.S46]=5;&quot;*&quot;;['ra-sub'.I46])" office:value-type="float" office:value="0.236256" calcext:value-type="float">
            <text:p>0,2</text:p>
          </table:table-cell>
          <table:table-cell table:style-name="ce13" table:formula="of:=IF(['ra-sub'.S46]=11;1;&quot;&quot;)">
            <text:p/>
          </table:table-cell>
          <table:table-cell table:style-name="ce13" table:formula="of:=IFERROR(IF([.I47]=0;ABS(CEILING([.C47]));ABS(([.I47]-CEILING([.C47]))/[.I47]));&quot;*&quot;)" office:value-type="float" office:value="19" calcext:value-type="float">
            <text:p>19,0</text:p>
          </table:table-cell>
          <table:table-cell table:style-name="ce13" table:formula="of:=IFERROR([.I47]-CEILING([.C47]);&quot;*&quot;)" office:value-type="float" office:value="19" calcext:value-type="float">
            <text:p>19,0</text:p>
          </table:table-cell>
          <table:table-cell table:formula="of:=ROUND(['exact-sub'.J46];1)" office:value-type="float" office:value="-4" calcext:value-type="float">
            <text:p>-4,0</text:p>
          </table:table-cell>
          <table:table-cell table:formula="of:=['exact-sub'.K46]" office:value-type="float" office:value="1" calcext:value-type="float">
            <text:p>1</text:p>
          </table:table-cell>
          <table:table-cell table:formula="of:=IF(['exact-sub'.L46]&lt;1000000;['exact-sub'.L46];&quot;*&quot;)" office:value-type="string" office:string-value="*" calcext:value-type="string">
            <text:p>*</text:p>
          </table:table-cell>
          <table:table-cell table:formula="of:=IF([$'exact-sub'.S46]=5;&quot;*&quot;;['exact-sub'.I46])" office:value-type="string" office:string-value="*" calcext:value-type="string">
            <text:p>*</text:p>
          </table:table-cell>
          <table:table-cell table:style-name="ce21" table:formula="of:=[$'ra-sub'.AE46]" office:value-type="float" office:value="4" calcext:value-type="float">
            <text:p>4</text:p>
          </table:table-cell>
          <table:table-cell table:style-name="ce21" table:formula="of:=[$'bcpa-sub-t600'.AE46]" office:value-type="float" office:value="2" calcext:value-type="float">
            <text:p>2</text:p>
          </table:table-cell>
          <table:table-cell table:style-name="ce21" table:formula="of:=[$'blpl-sub-t300'.AE46]" office:value-type="float" office:value="2" calcext:value-type="float">
            <text:p>2</text:p>
          </table:table-cell>
          <table:table-cell table:style-name="ce21" table:formula="of:=[$'sbpl-sub-t300'.AE46]" office:value-type="float" office:value="3" calcext:value-type="float">
            <text:p>3</text:p>
          </table:table-cell>
          <table:table-cell table:formula="of:=MIN([.L47:.O47])" office:value-type="float" office:value="2" calcext:value-type="float">
            <text:p>2</text:p>
          </table:table-cell>
          <table:table-cell table:formula="of:=ABS([.L47]-CEILING([.$C47]))" office:value-type="float" office:value="22" calcext:value-type="float">
            <text:p>22</text:p>
          </table:table-cell>
          <table:table-cell table:formula="of:=IFERROR(ABS([.M47]-CEILING([.$C47]));&quot;-&quot;)" office:value-type="float" office:value="20" calcext:value-type="float">
            <text:p>20</text:p>
          </table:table-cell>
          <table:table-cell table:formula="of:=ABS([.N47]-CEILING([.$C47]))" office:value-type="float" office:value="20" calcext:value-type="float">
            <text:p>20</text:p>
          </table:table-cell>
          <table:table-cell table:formula="of:=ABS([.O47]-CEILING([.$C47]))" office:value-type="float" office:value="21" calcext:value-type="float">
            <text:p>21</text:p>
          </table:table-cell>
          <table:table-cell table:formula="of:=IFERROR(ABS(([.L47]-CEILING([.$C47]))/CEILING([.$C47]));&quot;*&quot;)" office:value-type="float" office:value="1.22222222222222" calcext:value-type="float">
            <text:p>1,22222222222222</text:p>
          </table:table-cell>
          <table:table-cell table:style-name="ce15" table:formula="of:=IFERROR(ABS(([.M47]-CEILING([.$C47]))/CEILING([.$C47]));&quot;*&quot;)" office:value-type="float" office:value="1.11111111111111" calcext:value-type="float">
            <text:p>1,11111111111111</text:p>
          </table:table-cell>
          <table:table-cell table:formula="of:=IFERROR(ABS(([.N47]-CEILING([.$C47]))/CEILING([.$C47]));&quot;*&quot;)" office:value-type="float" office:value="1.11111111111111" calcext:value-type="float">
            <text:p>1,11111111111111</text:p>
          </table:table-cell>
          <table:table-cell table:formula="of:=IFERROR(ABS(([.O47]-CEILING([.$C47]))/CEILING([.$C47]));&quot;*&quot;)" office:value-type="float" office:value="1.16666666666667" calcext:value-type="float">
            <text:p>1,16666666666667</text:p>
          </table:table-cell>
          <table:table-cell table:formula="of:=IF([.L47]=[.$P47];1;&quot;&quot;)">
            <text:p/>
          </table:table-cell>
          <table:table-cell table:style-name="ce37" table:formula="of:=IF([.M47]=[.$P47];1;&quot;&quot;)" office:value-type="float" office:value="1" calcext:value-type="float">
            <text:p>1</text:p>
          </table:table-cell>
          <table:table-cell table:style-name="ce37" table:formula="of:=IF([.N47]=[.$P47];1;&quot;&quot;)" office:value-type="float" office:value="1" calcext:value-type="float">
            <text:p>1</text:p>
          </table:table-cell>
          <table:table-cell table:formula="of:=IF([.O47]=[.$P47];1;&quot;&quot;)">
            <text:p/>
          </table:table-cell>
          <table:table-cell table:number-columns-repeated="8"/>
          <table:table-cell table:formula="of:=CONCATENATE([.A47];&quot;&amp;&quot;;[.B47];&quot;&amp;&quot;;IF([.E47]=1;CONCATENATE(&quot;\h{&quot;;[.C47];&quot;}&quot;);[.C47]);&quot;&amp;&quot;;[.H47];&quot;&amp;&quot;;IF([.J47]=0;CONCATENATE(&quot;\uu{&quot;;[.I47];&quot;}&quot;);[.I47]);&quot;&amp;&quot;;IF([.L47]=[.P47];CONCATENATE(&quot;\h{&quot;;[.L47];&quot;}&quot;);[.L47]);&quot;&amp;&quot;;IF([.M47]=[.P47];CONCATENATE(&quot;\h{&quot;;[.M47];&quot;}&quot;);[.M47]);&quot;&amp;&quot;;IF([.N47]=[.P47];CONCATENATE(&quot;\h{&quot;;[.N47];&quot;}&quot;);[.N47]);&quot;&amp;&quot;;IF([.O47]=[.P47];CONCATENATE(&quot;\h{&quot;;[.O47];&quot;}&quot;);[.O47]);&quot;\\\hline&quot;)" office:value-type="string" office:string-value="r2-25-50-5&amp;29,34&amp;-18,2&amp;-4&amp;1&amp;4&amp;\h{2}&amp;\h{2}&amp;3\\\hline" calcext:value-type="string">
            <text:p>r2-25-50-5&amp;29,34&amp;-18,2&amp;-4&amp;1&amp;4&amp;\h{2}&amp;\h{2}&amp;3\\\hline</text:p>
          </table:table-cell>
          <table:table-cell table:number-columns-repeated="10"/>
        </table:table-row>
        <table:table-row table:style-name="ro2">
          <table:table-cell table:formula="of:=[$'ra-sub'.AA47]" office:value-type="string" office:string-value="r2-5-10-1" calcext:value-type="string">
            <text:p>r2-5-10-1</text:p>
          </table:table-cell>
          <table:table-cell table:formula="of:=ROUND([$'ra-sub'.AB47];2)" office:value-type="float" office:value="63.89" calcext:value-type="float">
            <text:p>63,89</text:p>
          </table:table-cell>
          <table:table-cell table:style-name="ce13" table:formula="of:=ROUND([$'ra-sub'.AC47];1)" office:value-type="float" office:value="-3" calcext:value-type="float">
            <text:p>-3,0</text:p>
          </table:table-cell>
          <table:table-cell table:style-name="ce13" table:formula="of:=IF(['ra-sub'.S47]=5;&quot;*&quot;;['ra-sub'.I47])" office:value-type="float" office:value="0.007706" calcext:value-type="float">
            <text:p>0,0</text:p>
          </table:table-cell>
          <table:table-cell table:style-name="ce13" table:formula="of:=IF(['ra-sub'.S47]=11;1;&quot;&quot;)">
            <text:p/>
          </table:table-cell>
          <table:table-cell table:style-name="ce13" table:formula="of:=IFERROR(IF([.I48]=0;ABS(CEILING([.C48]));ABS(([.I48]-CEILING([.C48]))/[.I48]));&quot;*&quot;)" office:value-type="float" office:value="4" calcext:value-type="float">
            <text:p>4,0</text:p>
          </table:table-cell>
          <table:table-cell table:style-name="ce13" table:formula="of:=IFERROR([.I48]-CEILING([.C48]);&quot;*&quot;)" office:value-type="float" office:value="4" calcext:value-type="float">
            <text:p>4,0</text:p>
          </table:table-cell>
          <table:table-cell table:formula="of:=ROUND(['exact-sub'.J47];1)" office:value-type="float" office:value="1" calcext:value-type="float">
            <text:p>1,0</text:p>
          </table:table-cell>
          <table:table-cell table:formula="of:=['exact-sub'.K47]" office:value-type="float" office:value="1" calcext:value-type="float">
            <text:p>1</text:p>
          </table:table-cell>
          <table:table-cell table:formula="of:=IF(['exact-sub'.L47]&lt;1000000;['exact-sub'.L47];&quot;*&quot;)" office:value-type="float" office:value="0" calcext:value-type="float">
            <text:p>0,0</text:p>
          </table:table-cell>
          <table:table-cell table:formula="of:=IF([$'exact-sub'.S47]=5;&quot;*&quot;;['exact-sub'.I47])" office:value-type="float" office:value="0.118446" calcext:value-type="float">
            <text:p>0,1</text:p>
          </table:table-cell>
          <table:table-cell table:style-name="ce21" table:formula="of:=[$'ra-sub'.AE47]" office:value-type="float" office:value="1" calcext:value-type="float">
            <text:p>1</text:p>
          </table:table-cell>
          <table:table-cell table:style-name="ce21" table:formula="of:=[$'bcpa-sub-t600'.AE47]" office:value-type="float" office:value="1" calcext:value-type="float">
            <text:p>1</text:p>
          </table:table-cell>
          <table:table-cell table:style-name="ce21" table:formula="of:=[$'blpl-sub-t300'.AE47]" office:value-type="float" office:value="1" calcext:value-type="float">
            <text:p>1</text:p>
          </table:table-cell>
          <table:table-cell table:style-name="ce21" table:formula="of:=[$'sbpl-sub-t300'.AE47]" office:value-type="float" office:value="1" calcext:value-type="float">
            <text:p>1</text:p>
          </table:table-cell>
          <table:table-cell table:formula="of:=MIN([.L48:.O48])" office:value-type="float" office:value="1" calcext:value-type="float">
            <text:p>1</text:p>
          </table:table-cell>
          <table:table-cell table:formula="of:=ABS([.L48]-CEILING([.$C48]))" office:value-type="float" office:value="4" calcext:value-type="float">
            <text:p>4</text:p>
          </table:table-cell>
          <table:table-cell table:formula="of:=IFERROR(ABS([.M48]-CEILING([.$C48]));&quot;-&quot;)" office:value-type="float" office:value="4" calcext:value-type="float">
            <text:p>4</text:p>
          </table:table-cell>
          <table:table-cell table:formula="of:=ABS([.N48]-CEILING([.$C48]))" office:value-type="float" office:value="4" calcext:value-type="float">
            <text:p>4</text:p>
          </table:table-cell>
          <table:table-cell table:formula="of:=ABS([.O48]-CEILING([.$C48]))" office:value-type="float" office:value="4" calcext:value-type="float">
            <text:p>4</text:p>
          </table:table-cell>
          <table:table-cell table:formula="of:=IFERROR(ABS(([.L48]-CEILING([.$C48]))/CEILING([.$C48]));&quot;*&quot;)" office:value-type="float" office:value="1.33333333333333" calcext:value-type="float">
            <text:p>1,33333333333333</text:p>
          </table:table-cell>
          <table:table-cell table:style-name="ce15" table:formula="of:=IFERROR(ABS(([.M48]-CEILING([.$C48]))/CEILING([.$C48]));&quot;*&quot;)" office:value-type="float" office:value="1.33333333333333" calcext:value-type="float">
            <text:p>1,33333333333333</text:p>
          </table:table-cell>
          <table:table-cell table:formula="of:=IFERROR(ABS(([.N48]-CEILING([.$C48]))/CEILING([.$C48]));&quot;*&quot;)" office:value-type="float" office:value="1.33333333333333" calcext:value-type="float">
            <text:p>1,33333333333333</text:p>
          </table:table-cell>
          <table:table-cell table:formula="of:=IFERROR(ABS(([.O48]-CEILING([.$C48]))/CEILING([.$C48]));&quot;*&quot;)" office:value-type="float" office:value="1.33333333333333" calcext:value-type="float">
            <text:p>1,33333333333333</text:p>
          </table:table-cell>
          <table:table-cell table:style-name="ce37" table:formula="of:=IF([.L48]=[.$P48];1;&quot;&quot;)" office:value-type="float" office:value="1" calcext:value-type="float">
            <text:p>1</text:p>
          </table:table-cell>
          <table:table-cell table:style-name="ce37" table:formula="of:=IF([.M48]=[.$P48];1;&quot;&quot;)" office:value-type="float" office:value="1" calcext:value-type="float">
            <text:p>1</text:p>
          </table:table-cell>
          <table:table-cell table:formula="of:=IF([.N48]=[.$P48];1;&quot;&quot;)" office:value-type="float" office:value="1" calcext:value-type="float">
            <text:p>1</text:p>
          </table:table-cell>
          <table:table-cell table:style-name="ce37" table:formula="of:=IF([.O48]=[.$P48];1;&quot;&quot;)" office:value-type="float" office:value="1" calcext:value-type="float">
            <text:p>1</text:p>
          </table:table-cell>
          <table:table-cell table:number-columns-repeated="8"/>
          <table:table-cell table:formula="of:=CONCATENATE([.A48];&quot;&amp;&quot;;[.B48];&quot;&amp;&quot;;IF([.E48]=1;CONCATENATE(&quot;\h{&quot;;[.C48];&quot;}&quot;);[.C48]);&quot;&amp;&quot;;[.H48];&quot;&amp;&quot;;IF([.J48]=0;CONCATENATE(&quot;\uu{&quot;;[.I48];&quot;}&quot;);[.I48]);&quot;&amp;&quot;;IF([.L48]=[.P48];CONCATENATE(&quot;\h{&quot;;[.L48];&quot;}&quot;);[.L48]);&quot;&amp;&quot;;IF([.M48]=[.P48];CONCATENATE(&quot;\h{&quot;;[.M48];&quot;}&quot;);[.M48]);&quot;&amp;&quot;;IF([.N48]=[.P48];CONCATENATE(&quot;\h{&quot;;[.N48];&quot;}&quot;);[.N48]);&quot;&amp;&quot;;IF([.O48]=[.P48];CONCATENATE(&quot;\h{&quot;;[.O48];&quot;}&quot;);[.O48]);&quot;\\\hline&quot;)" office:value-type="string" office:string-value="r2-5-10-1&amp;63,89&amp;-3&amp;1&amp;\uu{1}&amp;\h{1}&amp;\h{1}&amp;\h{1}&amp;\h{1}\\\hline" calcext:value-type="string">
            <text:p>r2-5-10-1&amp;63,89&amp;-3&amp;1&amp;\uu{1}&amp;\h{1}&amp;\h{1}&amp;\h{1}&amp;\h{1}\\\hline</text:p>
          </table:table-cell>
          <table:table-cell table:number-columns-repeated="10"/>
        </table:table-row>
        <table:table-row table:style-name="ro2">
          <table:table-cell table:formula="of:=[$'ra-sub'.AA48]" office:value-type="string" office:string-value="r2-5-10-2" calcext:value-type="string">
            <text:p>r2-5-10-2</text:p>
          </table:table-cell>
          <table:table-cell table:formula="of:=ROUND([$'ra-sub'.AB48];2)" office:value-type="float" office:value="69.44" calcext:value-type="float">
            <text:p>69,44</text:p>
          </table:table-cell>
          <table:table-cell table:style-name="ce13" table:formula="of:=ROUND([$'ra-sub'.AC48];1)" office:value-type="float" office:value="-3" calcext:value-type="float">
            <text:p>-3,0</text:p>
          </table:table-cell>
          <table:table-cell table:style-name="ce13" table:formula="of:=IF(['ra-sub'.S48]=5;&quot;*&quot;;['ra-sub'.I48])" office:value-type="float" office:value="0.008083" calcext:value-type="float">
            <text:p>0,0</text:p>
          </table:table-cell>
          <table:table-cell table:style-name="ce13" table:formula="of:=IF(['ra-sub'.S48]=11;1;&quot;&quot;)">
            <text:p/>
          </table:table-cell>
          <table:table-cell table:style-name="ce13" table:formula="of:=IFERROR(IF([.I49]=0;ABS(CEILING([.C49]));ABS(([.I49]-CEILING([.C49]))/[.I49]));&quot;*&quot;)" office:value-type="float" office:value="3" calcext:value-type="float">
            <text:p>3,0</text:p>
          </table:table-cell>
          <table:table-cell table:style-name="ce13" table:formula="of:=IFERROR([.I49]-CEILING([.C49]);&quot;*&quot;)" office:value-type="float" office:value="3" calcext:value-type="float">
            <text:p>3,0</text:p>
          </table:table-cell>
          <table:table-cell table:formula="of:=ROUND(['exact-sub'.J48];1)" office:value-type="float" office:value="0" calcext:value-type="float">
            <text:p>0,0</text:p>
          </table:table-cell>
          <table:table-cell table:formula="of:=['exact-sub'.K48]" office:value-type="float" office:value="0" calcext:value-type="float">
            <text:p>0</text:p>
          </table:table-cell>
          <table:table-cell table:formula="of:=IF(['exact-sub'.L48]&lt;1000000;['exact-sub'.L48];&quot;*&quot;)" office:value-type="float" office:value="0" calcext:value-type="float">
            <text:p>0,0</text:p>
          </table:table-cell>
          <table:table-cell table:formula="of:=IF([$'exact-sub'.S48]=5;&quot;*&quot;;['exact-sub'.I48])" office:value-type="float" office:value="0.053838" calcext:value-type="float">
            <text:p>0,1</text:p>
          </table:table-cell>
          <table:table-cell table:style-name="ce21" table:formula="of:=[$'ra-sub'.AE48]" office:value-type="float" office:value="2" calcext:value-type="float">
            <text:p>2</text:p>
          </table:table-cell>
          <table:table-cell table:style-name="ce21" table:formula="of:=[$'bcpa-sub-t600'.AE48]" office:value-type="float" office:value="0" calcext:value-type="float">
            <text:p>0</text:p>
          </table:table-cell>
          <table:table-cell table:style-name="ce21" table:formula="of:=[$'blpl-sub-t300'.AE48]" office:value-type="float" office:value="1" calcext:value-type="float">
            <text:p>1</text:p>
          </table:table-cell>
          <table:table-cell table:style-name="ce21" table:formula="of:=[$'sbpl-sub-t300'.AE48]" office:value-type="float" office:value="0" calcext:value-type="float">
            <text:p>0</text:p>
          </table:table-cell>
          <table:table-cell table:formula="of:=MIN([.L49:.O49])" office:value-type="float" office:value="0" calcext:value-type="float">
            <text:p>0</text:p>
          </table:table-cell>
          <table:table-cell table:formula="of:=ABS([.L49]-CEILING([.$C49]))" office:value-type="float" office:value="5" calcext:value-type="float">
            <text:p>5</text:p>
          </table:table-cell>
          <table:table-cell table:style-name="ce36" table:formula="of:=IFERROR(ABS([.M49]-CEILING([.$C49]));&quot;-&quot;)" office:value-type="float" office:value="3" calcext:value-type="float">
            <text:p>3</text:p>
          </table:table-cell>
          <table:table-cell table:formula="of:=ABS([.N49]-CEILING([.$C49]))" office:value-type="float" office:value="4" calcext:value-type="float">
            <text:p>4</text:p>
          </table:table-cell>
          <table:table-cell table:formula="of:=ABS([.O49]-CEILING([.$C49]))" office:value-type="float" office:value="3" calcext:value-type="float">
            <text:p>3</text:p>
          </table:table-cell>
          <table:table-cell table:formula="of:=IFERROR(ABS(([.L49]-CEILING([.$C49]))/CEILING([.$C49]));&quot;*&quot;)" office:value-type="float" office:value="1.66666666666667" calcext:value-type="float">
            <text:p>1,66666666666667</text:p>
          </table:table-cell>
          <table:table-cell table:style-name="ce15" table:formula="of:=IFERROR(ABS(([.M49]-CEILING([.$C49]))/CEILING([.$C49]));&quot;*&quot;)" office:value-type="float" office:value="1" calcext:value-type="float">
            <text:p>1</text:p>
          </table:table-cell>
          <table:table-cell table:formula="of:=IFERROR(ABS(([.N49]-CEILING([.$C49]))/CEILING([.$C49]));&quot;*&quot;)" office:value-type="float" office:value="1.33333333333333" calcext:value-type="float">
            <text:p>1,33333333333333</text:p>
          </table:table-cell>
          <table:table-cell table:formula="of:=IFERROR(ABS(([.O49]-CEILING([.$C49]))/CEILING([.$C49]));&quot;*&quot;)" office:value-type="float" office:value="1" calcext:value-type="float">
            <text:p>1</text:p>
          </table:table-cell>
          <table:table-cell table:formula="of:=IF([.L49]=[.$P49];1;&quot;&quot;)">
            <text:p/>
          </table:table-cell>
          <table:table-cell table:style-name="ce37" table:formula="of:=IF([.M49]=[.$P49];1;&quot;&quot;)" office:value-type="float" office:value="1" calcext:value-type="float">
            <text:p>1</text:p>
          </table:table-cell>
          <table:table-cell table:style-name="ce37" table:formula="of:=IF([.N49]=[.$P49];1;&quot;&quot;)">
            <text:p/>
          </table:table-cell>
          <table:table-cell table:formula="of:=IF([.O49]=[.$P49];1;&quot;&quot;)" office:value-type="float" office:value="1" calcext:value-type="float">
            <text:p>1</text:p>
          </table:table-cell>
          <table:table-cell table:number-columns-repeated="8"/>
          <table:table-cell table:formula="of:=CONCATENATE([.A49];&quot;&amp;&quot;;[.B49];&quot;&amp;&quot;;IF([.E49]=1;CONCATENATE(&quot;\h{&quot;;[.C49];&quot;}&quot;);[.C49]);&quot;&amp;&quot;;[.H49];&quot;&amp;&quot;;IF([.J49]=0;CONCATENATE(&quot;\uu{&quot;;[.I49];&quot;}&quot;);[.I49]);&quot;&amp;&quot;;IF([.L49]=[.P49];CONCATENATE(&quot;\h{&quot;;[.L49];&quot;}&quot;);[.L49]);&quot;&amp;&quot;;IF([.M49]=[.P49];CONCATENATE(&quot;\h{&quot;;[.M49];&quot;}&quot;);[.M49]);&quot;&amp;&quot;;IF([.N49]=[.P49];CONCATENATE(&quot;\h{&quot;;[.N49];&quot;}&quot;);[.N49]);&quot;&amp;&quot;;IF([.O49]=[.P49];CONCATENATE(&quot;\h{&quot;;[.O49];&quot;}&quot;);[.O49]);&quot;\\\hline&quot;)" office:value-type="string" office:string-value="r2-5-10-2&amp;69,44&amp;-3&amp;0&amp;\uu{0}&amp;2&amp;\h{0}&amp;1&amp;\h{0}\\\hline" calcext:value-type="string">
            <text:p>r2-5-10-2&amp;69,44&amp;-3&amp;0&amp;\uu{0}&amp;2&amp;\h{0}&amp;1&amp;\h{0}\\\hline</text:p>
          </table:table-cell>
          <table:table-cell table:number-columns-repeated="10"/>
        </table:table-row>
        <table:table-row table:style-name="ro2">
          <table:table-cell table:formula="of:=[$'ra-sub'.AA49]" office:value-type="string" office:string-value="r2-5-10-3" calcext:value-type="string">
            <text:p>r2-5-10-3</text:p>
          </table:table-cell>
          <table:table-cell table:formula="of:=ROUND([$'ra-sub'.AB49];2)" office:value-type="float" office:value="44.44" calcext:value-type="float">
            <text:p>44,44</text:p>
          </table:table-cell>
          <table:table-cell table:style-name="ce13" table:formula="of:=ROUND([$'ra-sub'.AC49];1)" office:value-type="float" office:value="-3" calcext:value-type="float">
            <text:p>-3,0</text:p>
          </table:table-cell>
          <table:table-cell table:style-name="ce13" table:formula="of:=IF(['ra-sub'.S49]=5;&quot;*&quot;;['ra-sub'.I49])" office:value-type="float" office:value="0.006267" calcext:value-type="float">
            <text:p>0,0</text:p>
          </table:table-cell>
          <table:table-cell table:style-name="ce13" table:formula="of:=IF(['ra-sub'.S49]=11;1;&quot;&quot;)">
            <text:p/>
          </table:table-cell>
          <table:table-cell table:style-name="ce13" table:formula="of:=IFERROR(IF([.I50]=0;ABS(CEILING([.C50]));ABS(([.I50]-CEILING([.C50]))/[.I50]));&quot;*&quot;)" office:value-type="float" office:value="3" calcext:value-type="float">
            <text:p>3,0</text:p>
          </table:table-cell>
          <table:table-cell table:style-name="ce13" table:formula="of:=IFERROR([.I50]-CEILING([.C50]);&quot;*&quot;)" office:value-type="float" office:value="3" calcext:value-type="float">
            <text:p>3,0</text:p>
          </table:table-cell>
          <table:table-cell table:formula="of:=ROUND(['exact-sub'.J49];1)" office:value-type="float" office:value="0" calcext:value-type="float">
            <text:p>0,0</text:p>
          </table:table-cell>
          <table:table-cell table:formula="of:=['exact-sub'.K49]" office:value-type="float" office:value="0" calcext:value-type="float">
            <text:p>0</text:p>
          </table:table-cell>
          <table:table-cell table:formula="of:=IF(['exact-sub'.L49]&lt;1000000;['exact-sub'.L49];&quot;*&quot;)" office:value-type="float" office:value="0" calcext:value-type="float">
            <text:p>0,0</text:p>
          </table:table-cell>
          <table:table-cell table:formula="of:=IF([$'exact-sub'.S49]=5;&quot;*&quot;;['exact-sub'.I49])" office:value-type="float" office:value="0.074587" calcext:value-type="float">
            <text:p>0,1</text:p>
          </table:table-cell>
          <table:table-cell table:style-name="ce21" table:formula="of:=[$'ra-sub'.AE49]" office:value-type="float" office:value="3" calcext:value-type="float">
            <text:p>3</text:p>
          </table:table-cell>
          <table:table-cell table:style-name="ce21" table:formula="of:=[$'bcpa-sub-t600'.AE49]" office:value-type="float" office:value="2" calcext:value-type="float">
            <text:p>2</text:p>
          </table:table-cell>
          <table:table-cell table:style-name="ce21" table:formula="of:=[$'blpl-sub-t300'.AE49]" office:value-type="float" office:value="0" calcext:value-type="float">
            <text:p>0</text:p>
          </table:table-cell>
          <table:table-cell table:style-name="ce21" table:formula="of:=[$'sbpl-sub-t300'.AE49]" office:value-type="float" office:value="0" calcext:value-type="float">
            <text:p>0</text:p>
          </table:table-cell>
          <table:table-cell table:formula="of:=MIN([.L50:.O50])" office:value-type="float" office:value="0" calcext:value-type="float">
            <text:p>0</text:p>
          </table:table-cell>
          <table:table-cell table:formula="of:=ABS([.L50]-CEILING([.$C50]))" office:value-type="float" office:value="6" calcext:value-type="float">
            <text:p>6</text:p>
          </table:table-cell>
          <table:table-cell table:style-name="ce36" table:formula="of:=IFERROR(ABS([.M50]-CEILING([.$C50]));&quot;-&quot;)" office:value-type="float" office:value="5" calcext:value-type="float">
            <text:p>5</text:p>
          </table:table-cell>
          <table:table-cell table:formula="of:=ABS([.N50]-CEILING([.$C50]))" office:value-type="float" office:value="3" calcext:value-type="float">
            <text:p>3</text:p>
          </table:table-cell>
          <table:table-cell table:formula="of:=ABS([.O50]-CEILING([.$C50]))" office:value-type="float" office:value="3" calcext:value-type="float">
            <text:p>3</text:p>
          </table:table-cell>
          <table:table-cell table:formula="of:=IFERROR(ABS(([.L50]-CEILING([.$C50]))/CEILING([.$C50]));&quot;*&quot;)" office:value-type="float" office:value="2" calcext:value-type="float">
            <text:p>2</text:p>
          </table:table-cell>
          <table:table-cell table:style-name="ce15" table:formula="of:=IFERROR(ABS(([.M50]-CEILING([.$C50]))/CEILING([.$C50]));&quot;*&quot;)" office:value-type="float" office:value="1.66666666666667" calcext:value-type="float">
            <text:p>1,66666666666667</text:p>
          </table:table-cell>
          <table:table-cell table:formula="of:=IFERROR(ABS(([.N50]-CEILING([.$C50]))/CEILING([.$C50]));&quot;*&quot;)" office:value-type="float" office:value="1" calcext:value-type="float">
            <text:p>1</text:p>
          </table:table-cell>
          <table:table-cell table:formula="of:=IFERROR(ABS(([.O50]-CEILING([.$C50]))/CEILING([.$C50]));&quot;*&quot;)" office:value-type="float" office:value="1" calcext:value-type="float">
            <text:p>1</text:p>
          </table:table-cell>
          <table:table-cell table:formula="of:=IF([.L50]=[.$P50];1;&quot;&quot;)">
            <text:p/>
          </table:table-cell>
          <table:table-cell table:style-name="ce37" table:formula="of:=IF([.M50]=[.$P50];1;&quot;&quot;)">
            <text:p/>
          </table:table-cell>
          <table:table-cell table:formula="of:=IF([.N50]=[.$P50];1;&quot;&quot;)" office:value-type="float" office:value="1" calcext:value-type="float">
            <text:p>1</text:p>
          </table:table-cell>
          <table:table-cell table:style-name="ce37" table:formula="of:=IF([.O50]=[.$P50];1;&quot;&quot;)" office:value-type="float" office:value="1" calcext:value-type="float">
            <text:p>1</text:p>
          </table:table-cell>
          <table:table-cell table:number-columns-repeated="8"/>
          <table:table-cell table:formula="of:=CONCATENATE([.A50];&quot;&amp;&quot;;[.B50];&quot;&amp;&quot;;IF([.E50]=1;CONCATENATE(&quot;\h{&quot;;[.C50];&quot;}&quot;);[.C50]);&quot;&amp;&quot;;[.H50];&quot;&amp;&quot;;IF([.J50]=0;CONCATENATE(&quot;\uu{&quot;;[.I50];&quot;}&quot;);[.I50]);&quot;&amp;&quot;;IF([.L50]=[.P50];CONCATENATE(&quot;\h{&quot;;[.L50];&quot;}&quot;);[.L50]);&quot;&amp;&quot;;IF([.M50]=[.P50];CONCATENATE(&quot;\h{&quot;;[.M50];&quot;}&quot;);[.M50]);&quot;&amp;&quot;;IF([.N50]=[.P50];CONCATENATE(&quot;\h{&quot;;[.N50];&quot;}&quot;);[.N50]);&quot;&amp;&quot;;IF([.O50]=[.P50];CONCATENATE(&quot;\h{&quot;;[.O50];&quot;}&quot;);[.O50]);&quot;\\\hline&quot;)" office:value-type="string" office:string-value="r2-5-10-3&amp;44,44&amp;-3&amp;0&amp;\uu{0}&amp;3&amp;2&amp;\h{0}&amp;\h{0}\\\hline" calcext:value-type="string">
            <text:p>r2-5-10-3&amp;44,44&amp;-3&amp;0&amp;\uu{0}&amp;3&amp;2&amp;\h{0}&amp;\h{0}\\\hline</text:p>
          </table:table-cell>
          <table:table-cell table:number-columns-repeated="10"/>
        </table:table-row>
        <table:table-row table:style-name="ro2">
          <table:table-cell table:formula="of:=[$'ra-sub'.AA50]" office:value-type="string" office:string-value="r2-5-10-4" calcext:value-type="string">
            <text:p>r2-5-10-4</text:p>
          </table:table-cell>
          <table:table-cell table:formula="of:=ROUND([$'ra-sub'.AB50];2)" office:value-type="float" office:value="50" calcext:value-type="float">
            <text:p>50</text:p>
          </table:table-cell>
          <table:table-cell table:style-name="ce13" table:formula="of:=ROUND([$'ra-sub'.AC50];1)" office:value-type="float" office:value="-3" calcext:value-type="float">
            <text:p>-3,0</text:p>
          </table:table-cell>
          <table:table-cell table:style-name="ce13" table:formula="of:=IF(['ra-sub'.S50]=5;&quot;*&quot;;['ra-sub'.I50])" office:value-type="float" office:value="0.007198" calcext:value-type="float">
            <text:p>0,0</text:p>
          </table:table-cell>
          <table:table-cell table:style-name="ce13" table:formula="of:=IF(['ra-sub'.S50]=11;1;&quot;&quot;)">
            <text:p/>
          </table:table-cell>
          <table:table-cell table:style-name="ce13" table:formula="of:=IFERROR(IF([.I51]=0;ABS(CEILING([.C51]));ABS(([.I51]-CEILING([.C51]))/[.I51]));&quot;*&quot;)" office:value-type="float" office:value="3" calcext:value-type="float">
            <text:p>3,0</text:p>
          </table:table-cell>
          <table:table-cell table:style-name="ce13" table:formula="of:=IFERROR([.I51]-CEILING([.C51]);&quot;*&quot;)" office:value-type="float" office:value="3" calcext:value-type="float">
            <text:p>3,0</text:p>
          </table:table-cell>
          <table:table-cell table:formula="of:=ROUND(['exact-sub'.J50];1)" office:value-type="float" office:value="0" calcext:value-type="float">
            <text:p>0,0</text:p>
          </table:table-cell>
          <table:table-cell table:formula="of:=['exact-sub'.K50]" office:value-type="float" office:value="0" calcext:value-type="float">
            <text:p>0</text:p>
          </table:table-cell>
          <table:table-cell table:formula="of:=IF(['exact-sub'.L50]&lt;1000000;['exact-sub'.L50];&quot;*&quot;)" office:value-type="float" office:value="0" calcext:value-type="float">
            <text:p>0,0</text:p>
          </table:table-cell>
          <table:table-cell table:formula="of:=IF([$'exact-sub'.S50]=5;&quot;*&quot;;['exact-sub'.I50])" office:value-type="float" office:value="0.039607" calcext:value-type="float">
            <text:p>0,0</text:p>
          </table:table-cell>
          <table:table-cell table:style-name="ce21" table:formula="of:=[$'ra-sub'.AE50]" office:value-type="float" office:value="1" calcext:value-type="float">
            <text:p>1</text:p>
          </table:table-cell>
          <table:table-cell table:style-name="ce21" table:formula="of:=[$'bcpa-sub-t600'.AE50]" office:value-type="float" office:value="1" calcext:value-type="float">
            <text:p>1</text:p>
          </table:table-cell>
          <table:table-cell table:style-name="ce21" table:formula="of:=[$'blpl-sub-t300'.AE50]" office:value-type="float" office:value="0" calcext:value-type="float">
            <text:p>0</text:p>
          </table:table-cell>
          <table:table-cell table:style-name="ce21" table:formula="of:=[$'sbpl-sub-t300'.AE50]" office:value-type="float" office:value="0" calcext:value-type="float">
            <text:p>0</text:p>
          </table:table-cell>
          <table:table-cell table:formula="of:=MIN([.L51:.O51])" office:value-type="float" office:value="0" calcext:value-type="float">
            <text:p>0</text:p>
          </table:table-cell>
          <table:table-cell table:formula="of:=ABS([.L51]-CEILING([.$C51]))" office:value-type="float" office:value="4" calcext:value-type="float">
            <text:p>4</text:p>
          </table:table-cell>
          <table:table-cell table:formula="of:=IFERROR(ABS([.M51]-CEILING([.$C51]));&quot;-&quot;)" office:value-type="float" office:value="4" calcext:value-type="float">
            <text:p>4</text:p>
          </table:table-cell>
          <table:table-cell table:formula="of:=ABS([.N51]-CEILING([.$C51]))" office:value-type="float" office:value="3" calcext:value-type="float">
            <text:p>3</text:p>
          </table:table-cell>
          <table:table-cell table:formula="of:=ABS([.O51]-CEILING([.$C51]))" office:value-type="float" office:value="3" calcext:value-type="float">
            <text:p>3</text:p>
          </table:table-cell>
          <table:table-cell table:formula="of:=IFERROR(ABS(([.L51]-CEILING([.$C51]))/CEILING([.$C51]));&quot;*&quot;)" office:value-type="float" office:value="1.33333333333333" calcext:value-type="float">
            <text:p>1,33333333333333</text:p>
          </table:table-cell>
          <table:table-cell table:style-name="ce15" table:formula="of:=IFERROR(ABS(([.M51]-CEILING([.$C51]))/CEILING([.$C51]));&quot;*&quot;)" office:value-type="float" office:value="1.33333333333333" calcext:value-type="float">
            <text:p>1,33333333333333</text:p>
          </table:table-cell>
          <table:table-cell table:formula="of:=IFERROR(ABS(([.N51]-CEILING([.$C51]))/CEILING([.$C51]));&quot;*&quot;)" office:value-type="float" office:value="1" calcext:value-type="float">
            <text:p>1</text:p>
          </table:table-cell>
          <table:table-cell table:formula="of:=IFERROR(ABS(([.O51]-CEILING([.$C51]))/CEILING([.$C51]));&quot;*&quot;)" office:value-type="float" office:value="1" calcext:value-type="float">
            <text:p>1</text:p>
          </table:table-cell>
          <table:table-cell table:style-name="ce37" table:formula="of:=IF([.L51]=[.$P51];1;&quot;&quot;)">
            <text:p/>
          </table:table-cell>
          <table:table-cell table:style-name="ce37" table:formula="of:=IF([.M51]=[.$P51];1;&quot;&quot;)">
            <text:p/>
          </table:table-cell>
          <table:table-cell table:style-name="ce37" table:formula="of:=IF([.N51]=[.$P51];1;&quot;&quot;)" office:value-type="float" office:value="1" calcext:value-type="float">
            <text:p>1</text:p>
          </table:table-cell>
          <table:table-cell table:formula="of:=IF([.O51]=[.$P51];1;&quot;&quot;)" office:value-type="float" office:value="1" calcext:value-type="float">
            <text:p>1</text:p>
          </table:table-cell>
          <table:table-cell table:number-columns-repeated="8"/>
          <table:table-cell table:formula="of:=CONCATENATE([.A51];&quot;&amp;&quot;;[.B51];&quot;&amp;&quot;;IF([.E51]=1;CONCATENATE(&quot;\h{&quot;;[.C51];&quot;}&quot;);[.C51]);&quot;&amp;&quot;;[.H51];&quot;&amp;&quot;;IF([.J51]=0;CONCATENATE(&quot;\uu{&quot;;[.I51];&quot;}&quot;);[.I51]);&quot;&amp;&quot;;IF([.L51]=[.P51];CONCATENATE(&quot;\h{&quot;;[.L51];&quot;}&quot;);[.L51]);&quot;&amp;&quot;;IF([.M51]=[.P51];CONCATENATE(&quot;\h{&quot;;[.M51];&quot;}&quot;);[.M51]);&quot;&amp;&quot;;IF([.N51]=[.P51];CONCATENATE(&quot;\h{&quot;;[.N51];&quot;}&quot;);[.N51]);&quot;&amp;&quot;;IF([.O51]=[.P51];CONCATENATE(&quot;\h{&quot;;[.O51];&quot;}&quot;);[.O51]);&quot;\\\hline&quot;)" office:value-type="string" office:string-value="r2-5-10-4&amp;50&amp;-3&amp;0&amp;\uu{0}&amp;1&amp;1&amp;\h{0}&amp;\h{0}\\\hline" calcext:value-type="string">
            <text:p>r2-5-10-4&amp;50&amp;-3&amp;0&amp;\uu{0}&amp;1&amp;1&amp;\h{0}&amp;\h{0}\\\hline</text:p>
          </table:table-cell>
          <table:table-cell table:number-columns-repeated="10"/>
        </table:table-row>
        <table:table-row table:style-name="ro2">
          <table:table-cell table:formula="of:=[$'ra-sub'.AA51]" office:value-type="string" office:string-value="r2-5-10-5" calcext:value-type="string">
            <text:p>r2-5-10-5</text:p>
          </table:table-cell>
          <table:table-cell table:formula="of:=ROUND([$'ra-sub'.AB51];2)" office:value-type="float" office:value="38.89" calcext:value-type="float">
            <text:p>38,89</text:p>
          </table:table-cell>
          <table:table-cell table:style-name="ce13" table:formula="of:=ROUND([$'ra-sub'.AC51];1)" office:value-type="float" office:value="-3" calcext:value-type="float">
            <text:p>-3,0</text:p>
          </table:table-cell>
          <table:table-cell table:style-name="ce13" table:formula="of:=IF(['ra-sub'.S51]=5;&quot;*&quot;;['ra-sub'.I51])" office:value-type="float" office:value="0.008284" calcext:value-type="float">
            <text:p>0,0</text:p>
          </table:table-cell>
          <table:table-cell table:style-name="ce13" table:formula="of:=IF(['ra-sub'.S51]=11;1;&quot;&quot;)">
            <text:p/>
          </table:table-cell>
          <table:table-cell table:style-name="ce13" table:formula="of:=IFERROR(IF([.I52]=0;ABS(CEILING([.C52]));ABS(([.I52]-CEILING([.C52]))/[.I52]));&quot;*&quot;)" office:value-type="float" office:value="2" calcext:value-type="float">
            <text:p>2,0</text:p>
          </table:table-cell>
          <table:table-cell table:style-name="ce13" table:formula="of:=IFERROR([.I52]-CEILING([.C52]);&quot;*&quot;)" office:value-type="float" office:value="2" calcext:value-type="float">
            <text:p>2,0</text:p>
          </table:table-cell>
          <table:table-cell table:formula="of:=ROUND(['exact-sub'.J51];1)" office:value-type="float" office:value="-1" calcext:value-type="float">
            <text:p>-1,0</text:p>
          </table:table-cell>
          <table:table-cell table:formula="of:=['exact-sub'.K51]" office:value-type="float" office:value="-1" calcext:value-type="float">
            <text:p>-1</text:p>
          </table:table-cell>
          <table:table-cell table:formula="of:=IF(['exact-sub'.L51]&lt;1000000;['exact-sub'.L51];&quot;*&quot;)" office:value-type="float" office:value="0" calcext:value-type="float">
            <text:p>0,0</text:p>
          </table:table-cell>
          <table:table-cell table:formula="of:=IF([$'exact-sub'.S51]=5;&quot;*&quot;;['exact-sub'.I51])" office:value-type="float" office:value="0.070712" calcext:value-type="float">
            <text:p>0,1</text:p>
          </table:table-cell>
          <table:table-cell table:style-name="ce21" table:formula="of:=[$'ra-sub'.AE51]" office:value-type="float" office:value="1" calcext:value-type="float">
            <text:p>1</text:p>
          </table:table-cell>
          <table:table-cell table:style-name="ce21" table:formula="of:=[$'bcpa-sub-t600'.AE51]" office:value-type="float" office:value="1" calcext:value-type="float">
            <text:p>1</text:p>
          </table:table-cell>
          <table:table-cell table:style-name="ce21" table:formula="of:=[$'blpl-sub-t300'.AE51]" office:value-type="float" office:value="-1" calcext:value-type="float">
            <text:p>-1</text:p>
          </table:table-cell>
          <table:table-cell table:style-name="ce21" table:formula="of:=[$'sbpl-sub-t300'.AE51]" office:value-type="float" office:value="-1" calcext:value-type="float">
            <text:p>-1</text:p>
          </table:table-cell>
          <table:table-cell table:formula="of:=MIN([.L52:.O52])" office:value-type="float" office:value="-1" calcext:value-type="float">
            <text:p>-1</text:p>
          </table:table-cell>
          <table:table-cell table:formula="of:=ABS([.L52]-CEILING([.$C52]))" office:value-type="float" office:value="4" calcext:value-type="float">
            <text:p>4</text:p>
          </table:table-cell>
          <table:table-cell table:formula="of:=IFERROR(ABS([.M52]-CEILING([.$C52]));&quot;-&quot;)" office:value-type="float" office:value="4" calcext:value-type="float">
            <text:p>4</text:p>
          </table:table-cell>
          <table:table-cell table:formula="of:=ABS([.N52]-CEILING([.$C52]))" office:value-type="float" office:value="2" calcext:value-type="float">
            <text:p>2</text:p>
          </table:table-cell>
          <table:table-cell table:formula="of:=ABS([.O52]-CEILING([.$C52]))" office:value-type="float" office:value="2" calcext:value-type="float">
            <text:p>2</text:p>
          </table:table-cell>
          <table:table-cell table:formula="of:=IFERROR(ABS(([.L52]-CEILING([.$C52]))/CEILING([.$C52]));&quot;*&quot;)" office:value-type="float" office:value="1.33333333333333" calcext:value-type="float">
            <text:p>1,33333333333333</text:p>
          </table:table-cell>
          <table:table-cell table:style-name="ce15" table:formula="of:=IFERROR(ABS(([.M52]-CEILING([.$C52]))/CEILING([.$C52]));&quot;*&quot;)" office:value-type="float" office:value="1.33333333333333" calcext:value-type="float">
            <text:p>1,33333333333333</text:p>
          </table:table-cell>
          <table:table-cell table:formula="of:=IFERROR(ABS(([.N52]-CEILING([.$C52]))/CEILING([.$C52]));&quot;*&quot;)" office:value-type="float" office:value="0.666666666666667" calcext:value-type="float">
            <text:p>0,666666666666667</text:p>
          </table:table-cell>
          <table:table-cell table:formula="of:=IFERROR(ABS(([.O52]-CEILING([.$C52]))/CEILING([.$C52]));&quot;*&quot;)" office:value-type="float" office:value="0.666666666666667" calcext:value-type="float">
            <text:p>0,666666666666667</text:p>
          </table:table-cell>
          <table:table-cell table:style-name="ce37" table:formula="of:=IF([.L52]=[.$P52];1;&quot;&quot;)">
            <text:p/>
          </table:table-cell>
          <table:table-cell table:style-name="ce37" table:formula="of:=IF([.M52]=[.$P52];1;&quot;&quot;)">
            <text:p/>
          </table:table-cell>
          <table:table-cell table:formula="of:=IF([.N52]=[.$P52];1;&quot;&quot;)" office:value-type="float" office:value="1" calcext:value-type="float">
            <text:p>1</text:p>
          </table:table-cell>
          <table:table-cell table:formula="of:=IF([.O52]=[.$P52];1;&quot;&quot;)" office:value-type="float" office:value="1" calcext:value-type="float">
            <text:p>1</text:p>
          </table:table-cell>
          <table:table-cell table:number-columns-repeated="8"/>
          <table:table-cell table:formula="of:=CONCATENATE([.A52];&quot;&amp;&quot;;[.B52];&quot;&amp;&quot;;IF([.E52]=1;CONCATENATE(&quot;\h{&quot;;[.C52];&quot;}&quot;);[.C52]);&quot;&amp;&quot;;[.H52];&quot;&amp;&quot;;IF([.J52]=0;CONCATENATE(&quot;\uu{&quot;;[.I52];&quot;}&quot;);[.I52]);&quot;&amp;&quot;;IF([.L52]=[.P52];CONCATENATE(&quot;\h{&quot;;[.L52];&quot;}&quot;);[.L52]);&quot;&amp;&quot;;IF([.M52]=[.P52];CONCATENATE(&quot;\h{&quot;;[.M52];&quot;}&quot;);[.M52]);&quot;&amp;&quot;;IF([.N52]=[.P52];CONCATENATE(&quot;\h{&quot;;[.N52];&quot;}&quot;);[.N52]);&quot;&amp;&quot;;IF([.O52]=[.P52];CONCATENATE(&quot;\h{&quot;;[.O52];&quot;}&quot;);[.O52]);&quot;\\\hline&quot;)" office:value-type="string" office:string-value="r2-5-10-5&amp;38,89&amp;-3&amp;-1&amp;\uu{-1}&amp;1&amp;1&amp;\h{-1}&amp;\h{-1}\\\hline" calcext:value-type="string">
            <text:p>r2-5-10-5&amp;38,89&amp;-3&amp;-1&amp;\uu{-1}&amp;1&amp;1&amp;\h{-1}&amp;\h{-1}\\\hline</text:p>
          </table:table-cell>
          <table:table-cell table:number-columns-repeated="10"/>
        </table:table-row>
        <table:table-row table:style-name="ro2">
          <table:table-cell table:formula="of:=[$'ra-sub'.AA52]" office:value-type="string" office:string-value="r4-10-20-1" calcext:value-type="string">
            <text:p>r4-10-20-1</text:p>
          </table:table-cell>
          <table:table-cell table:formula="of:=ROUND([$'ra-sub'.AB52];2)" office:value-type="float" office:value="86.89" calcext:value-type="float">
            <text:p>86,89</text:p>
          </table:table-cell>
          <table:table-cell table:style-name="ce13" table:formula="of:=ROUND([$'ra-sub'.AC52];1)" office:value-type="float" office:value="-11.8" calcext:value-type="float">
            <text:p>-11,8</text:p>
          </table:table-cell>
          <table:table-cell table:style-name="ce13" table:formula="of:=IF(['ra-sub'.S52]=5;&quot;*&quot;;['ra-sub'.I52])" office:value-type="float" office:value="0.029087" calcext:value-type="float">
            <text:p>0,0</text:p>
          </table:table-cell>
          <table:table-cell table:style-name="ce13" table:formula="of:=IF(['ra-sub'.S52]=11;1;&quot;&quot;)">
            <text:p/>
          </table:table-cell>
          <table:table-cell table:style-name="ce13" table:formula="of:=IFERROR(IF([.I53]=0;ABS(CEILING([.C53]));ABS(([.I53]-CEILING([.C53]))/[.I53]));&quot;*&quot;)" office:value-type="float" office:value="10" calcext:value-type="float">
            <text:p>10,0</text:p>
          </table:table-cell>
          <table:table-cell table:style-name="ce13" table:formula="of:=IFERROR([.I53]-CEILING([.C53]);&quot;*&quot;)" office:value-type="float" office:value="10" calcext:value-type="float">
            <text:p>10,0</text:p>
          </table:table-cell>
          <table:table-cell table:formula="of:=ROUND(['exact-sub'.J52];1)" office:value-type="float" office:value="-1" calcext:value-type="float">
            <text:p>-1,0</text:p>
          </table:table-cell>
          <table:table-cell table:formula="of:=['exact-sub'.K52]" office:value-type="float" office:value="-1" calcext:value-type="float">
            <text:p>-1</text:p>
          </table:table-cell>
          <table:table-cell table:formula="of:=IF(['exact-sub'.L52]&lt;1000000;['exact-sub'.L52];&quot;*&quot;)" office:value-type="float" office:value="0" calcext:value-type="float">
            <text:p>0,0</text:p>
          </table:table-cell>
          <table:table-cell table:formula="of:=IF([$'exact-sub'.S52]=5;&quot;*&quot;;['exact-sub'.I52])" office:value-type="float" office:value="33.916409" calcext:value-type="float">
            <text:p>33,9</text:p>
          </table:table-cell>
          <table:table-cell table:style-name="ce21" table:formula="of:=[$'ra-sub'.AE52]" office:value-type="float" office:value="2" calcext:value-type="float">
            <text:p>2</text:p>
          </table:table-cell>
          <table:table-cell table:style-name="ce21" table:formula="of:=[$'bcpa-sub-t600'.AE52]" office:value-type="float" office:value="-1" calcext:value-type="float">
            <text:p>-1</text:p>
          </table:table-cell>
          <table:table-cell table:style-name="ce21" table:formula="of:=[$'blpl-sub-t300'.AE52]" office:value-type="float" office:value="0" calcext:value-type="float">
            <text:p>0</text:p>
          </table:table-cell>
          <table:table-cell table:style-name="ce21" table:formula="of:=[$'sbpl-sub-t300'.AE52]" office:value-type="float" office:value="0" calcext:value-type="float">
            <text:p>0</text:p>
          </table:table-cell>
          <table:table-cell table:formula="of:=MIN([.L53:.O53])" office:value-type="float" office:value="-1" calcext:value-type="float">
            <text:p>-1</text:p>
          </table:table-cell>
          <table:table-cell table:formula="of:=ABS([.L53]-CEILING([.$C53]))" office:value-type="float" office:value="13" calcext:value-type="float">
            <text:p>13</text:p>
          </table:table-cell>
          <table:table-cell table:formula="of:=IFERROR(ABS([.M53]-CEILING([.$C53]));&quot;-&quot;)" office:value-type="float" office:value="10" calcext:value-type="float">
            <text:p>10</text:p>
          </table:table-cell>
          <table:table-cell table:formula="of:=ABS([.N53]-CEILING([.$C53]))" office:value-type="float" office:value="11" calcext:value-type="float">
            <text:p>11</text:p>
          </table:table-cell>
          <table:table-cell table:formula="of:=ABS([.O53]-CEILING([.$C53]))" office:value-type="float" office:value="11" calcext:value-type="float">
            <text:p>11</text:p>
          </table:table-cell>
          <table:table-cell table:formula="of:=IFERROR(ABS(([.L53]-CEILING([.$C53]))/CEILING([.$C53]));&quot;*&quot;)" office:value-type="float" office:value="1.18181818181818" calcext:value-type="float">
            <text:p>1,18181818181818</text:p>
          </table:table-cell>
          <table:table-cell table:style-name="ce15" table:formula="of:=IFERROR(ABS(([.M53]-CEILING([.$C53]))/CEILING([.$C53]));&quot;*&quot;)" office:value-type="float" office:value="0.909090909090909" calcext:value-type="float">
            <text:p>0,909090909090909</text:p>
          </table:table-cell>
          <table:table-cell table:formula="of:=IFERROR(ABS(([.N53]-CEILING([.$C53]))/CEILING([.$C53]));&quot;*&quot;)" office:value-type="float" office:value="1" calcext:value-type="float">
            <text:p>1</text:p>
          </table:table-cell>
          <table:table-cell table:formula="of:=IFERROR(ABS(([.O53]-CEILING([.$C53]))/CEILING([.$C53]));&quot;*&quot;)" office:value-type="float" office:value="1" calcext:value-type="float">
            <text:p>1</text:p>
          </table:table-cell>
          <table:table-cell table:formula="of:=IF([.L53]=[.$P53];1;&quot;&quot;)">
            <text:p/>
          </table:table-cell>
          <table:table-cell table:style-name="ce37" table:formula="of:=IF([.M53]=[.$P53];1;&quot;&quot;)" office:value-type="float" office:value="1" calcext:value-type="float">
            <text:p>1</text:p>
          </table:table-cell>
          <table:table-cell table:style-name="ce37" table:formula="of:=IF([.N53]=[.$P53];1;&quot;&quot;)">
            <text:p/>
          </table:table-cell>
          <table:table-cell table:formula="of:=IF([.O53]=[.$P53];1;&quot;&quot;)">
            <text:p/>
          </table:table-cell>
          <table:table-cell table:number-columns-repeated="8"/>
          <table:table-cell table:formula="of:=CONCATENATE([.A53];&quot;&amp;&quot;;[.B53];&quot;&amp;&quot;;IF([.E53]=1;CONCATENATE(&quot;\h{&quot;;[.C53];&quot;}&quot;);[.C53]);&quot;&amp;&quot;;[.H53];&quot;&amp;&quot;;IF([.J53]=0;CONCATENATE(&quot;\uu{&quot;;[.I53];&quot;}&quot;);[.I53]);&quot;&amp;&quot;;IF([.L53]=[.P53];CONCATENATE(&quot;\h{&quot;;[.L53];&quot;}&quot;);[.L53]);&quot;&amp;&quot;;IF([.M53]=[.P53];CONCATENATE(&quot;\h{&quot;;[.M53];&quot;}&quot;);[.M53]);&quot;&amp;&quot;;IF([.N53]=[.P53];CONCATENATE(&quot;\h{&quot;;[.N53];&quot;}&quot;);[.N53]);&quot;&amp;&quot;;IF([.O53]=[.P53];CONCATENATE(&quot;\h{&quot;;[.O53];&quot;}&quot;);[.O53]);&quot;\\\hline&quot;)" office:value-type="string" office:string-value="r4-10-20-1&amp;86,89&amp;-11,8&amp;-1&amp;\uu{-1}&amp;2&amp;\h{-1}&amp;0&amp;0\\\hline" calcext:value-type="string">
            <text:p>r4-10-20-1&amp;86,89&amp;-11,8&amp;-1&amp;\uu{-1}&amp;2&amp;\h{-1}&amp;0&amp;0\\\hline</text:p>
          </table:table-cell>
          <table:table-cell table:number-columns-repeated="10"/>
        </table:table-row>
        <table:table-row table:style-name="ro2">
          <table:table-cell table:formula="of:=[$'ra-sub'.AA53]" office:value-type="string" office:string-value="r4-10-20-2" calcext:value-type="string">
            <text:p>r4-10-20-2</text:p>
          </table:table-cell>
          <table:table-cell table:formula="of:=ROUND([$'ra-sub'.AB53];2)" office:value-type="float" office:value="83.61" calcext:value-type="float">
            <text:p>83,61</text:p>
          </table:table-cell>
          <table:table-cell table:style-name="ce13" table:formula="of:=ROUND([$'ra-sub'.AC53];1)" office:value-type="float" office:value="-11.8" calcext:value-type="float">
            <text:p>-11,8</text:p>
          </table:table-cell>
          <table:table-cell table:style-name="ce13" table:formula="of:=IF(['ra-sub'.S53]=5;&quot;*&quot;;['ra-sub'.I53])" office:value-type="float" office:value="0.027966" calcext:value-type="float">
            <text:p>0,0</text:p>
          </table:table-cell>
          <table:table-cell table:style-name="ce13" table:formula="of:=IF(['ra-sub'.S53]=11;1;&quot;&quot;)">
            <text:p/>
          </table:table-cell>
          <table:table-cell table:style-name="ce13" table:formula="of:=IFERROR(IF([.I54]=0;ABS(CEILING([.C54]));ABS(([.I54]-CEILING([.C54]))/[.I54]));&quot;*&quot;)" office:value-type="float" office:value="10" calcext:value-type="float">
            <text:p>10,0</text:p>
          </table:table-cell>
          <table:table-cell table:style-name="ce13" table:formula="of:=IFERROR([.I54]-CEILING([.C54]);&quot;*&quot;)" office:value-type="float" office:value="10" calcext:value-type="float">
            <text:p>10,0</text:p>
          </table:table-cell>
          <table:table-cell table:formula="of:=ROUND(['exact-sub'.J53];1)" office:value-type="float" office:value="-1" calcext:value-type="float">
            <text:p>-1,0</text:p>
          </table:table-cell>
          <table:table-cell table:formula="of:=['exact-sub'.K53]" office:value-type="float" office:value="-1" calcext:value-type="float">
            <text:p>-1</text:p>
          </table:table-cell>
          <table:table-cell table:formula="of:=IF(['exact-sub'.L53]&lt;1000000;['exact-sub'.L53];&quot;*&quot;)" office:value-type="float" office:value="0" calcext:value-type="float">
            <text:p>0,0</text:p>
          </table:table-cell>
          <table:table-cell table:formula="of:=IF([$'exact-sub'.S53]=5;&quot;*&quot;;['exact-sub'.I53])" office:value-type="float" office:value="12.504999" calcext:value-type="float">
            <text:p>12,5</text:p>
          </table:table-cell>
          <table:table-cell table:style-name="ce21" table:formula="of:=[$'ra-sub'.AE53]" office:value-type="float" office:value="3" calcext:value-type="float">
            <text:p>3</text:p>
          </table:table-cell>
          <table:table-cell table:style-name="ce21" table:formula="of:=[$'bcpa-sub-t600'.AE53]" office:value-type="float" office:value="-1" calcext:value-type="float">
            <text:p>-1</text:p>
          </table:table-cell>
          <table:table-cell table:style-name="ce21" table:formula="of:=[$'blpl-sub-t300'.AE53]" office:value-type="float" office:value="-1" calcext:value-type="float">
            <text:p>-1</text:p>
          </table:table-cell>
          <table:table-cell table:style-name="ce21" table:formula="of:=[$'sbpl-sub-t300'.AE53]" office:value-type="float" office:value="0" calcext:value-type="float">
            <text:p>0</text:p>
          </table:table-cell>
          <table:table-cell table:formula="of:=MIN([.L54:.O54])" office:value-type="float" office:value="-1" calcext:value-type="float">
            <text:p>-1</text:p>
          </table:table-cell>
          <table:table-cell table:formula="of:=ABS([.L54]-CEILING([.$C54]))" office:value-type="float" office:value="14" calcext:value-type="float">
            <text:p>14</text:p>
          </table:table-cell>
          <table:table-cell table:formula="of:=IFERROR(ABS([.M54]-CEILING([.$C54]));&quot;-&quot;)" office:value-type="float" office:value="10" calcext:value-type="float">
            <text:p>10</text:p>
          </table:table-cell>
          <table:table-cell table:formula="of:=ABS([.N54]-CEILING([.$C54]))" office:value-type="float" office:value="10" calcext:value-type="float">
            <text:p>10</text:p>
          </table:table-cell>
          <table:table-cell table:formula="of:=ABS([.O54]-CEILING([.$C54]))" office:value-type="float" office:value="11" calcext:value-type="float">
            <text:p>11</text:p>
          </table:table-cell>
          <table:table-cell table:formula="of:=IFERROR(ABS(([.L54]-CEILING([.$C54]))/CEILING([.$C54]));&quot;*&quot;)" office:value-type="float" office:value="1.27272727272727" calcext:value-type="float">
            <text:p>1,27272727272727</text:p>
          </table:table-cell>
          <table:table-cell table:style-name="ce15" table:formula="of:=IFERROR(ABS(([.M54]-CEILING([.$C54]))/CEILING([.$C54]));&quot;*&quot;)" office:value-type="float" office:value="0.909090909090909" calcext:value-type="float">
            <text:p>0,909090909090909</text:p>
          </table:table-cell>
          <table:table-cell table:formula="of:=IFERROR(ABS(([.N54]-CEILING([.$C54]))/CEILING([.$C54]));&quot;*&quot;)" office:value-type="float" office:value="0.909090909090909" calcext:value-type="float">
            <text:p>0,909090909090909</text:p>
          </table:table-cell>
          <table:table-cell table:formula="of:=IFERROR(ABS(([.O54]-CEILING([.$C54]))/CEILING([.$C54]));&quot;*&quot;)" office:value-type="float" office:value="1" calcext:value-type="float">
            <text:p>1</text:p>
          </table:table-cell>
          <table:table-cell table:formula="of:=IF([.L54]=[.$P54];1;&quot;&quot;)">
            <text:p/>
          </table:table-cell>
          <table:table-cell table:style-name="ce37" table:formula="of:=IF([.M54]=[.$P54];1;&quot;&quot;)" office:value-type="float" office:value="1" calcext:value-type="float">
            <text:p>1</text:p>
          </table:table-cell>
          <table:table-cell table:formula="of:=IF([.N54]=[.$P54];1;&quot;&quot;)" office:value-type="float" office:value="1" calcext:value-type="float">
            <text:p>1</text:p>
          </table:table-cell>
          <table:table-cell table:formula="of:=IF([.O54]=[.$P54];1;&quot;&quot;)">
            <text:p/>
          </table:table-cell>
          <table:table-cell table:number-columns-repeated="8"/>
          <table:table-cell table:formula="of:=CONCATENATE([.A54];&quot;&amp;&quot;;[.B54];&quot;&amp;&quot;;IF([.E54]=1;CONCATENATE(&quot;\h{&quot;;[.C54];&quot;}&quot;);[.C54]);&quot;&amp;&quot;;[.H54];&quot;&amp;&quot;;IF([.J54]=0;CONCATENATE(&quot;\uu{&quot;;[.I54];&quot;}&quot;);[.I54]);&quot;&amp;&quot;;IF([.L54]=[.P54];CONCATENATE(&quot;\h{&quot;;[.L54];&quot;}&quot;);[.L54]);&quot;&amp;&quot;;IF([.M54]=[.P54];CONCATENATE(&quot;\h{&quot;;[.M54];&quot;}&quot;);[.M54]);&quot;&amp;&quot;;IF([.N54]=[.P54];CONCATENATE(&quot;\h{&quot;;[.N54];&quot;}&quot;);[.N54]);&quot;&amp;&quot;;IF([.O54]=[.P54];CONCATENATE(&quot;\h{&quot;;[.O54];&quot;}&quot;);[.O54]);&quot;\\\hline&quot;)" office:value-type="string" office:string-value="r4-10-20-2&amp;83,61&amp;-11,8&amp;-1&amp;\uu{-1}&amp;3&amp;\h{-1}&amp;\h{-1}&amp;0\\\hline" calcext:value-type="string">
            <text:p>r4-10-20-2&amp;83,61&amp;-11,8&amp;-1&amp;\uu{-1}&amp;3&amp;\h{-1}&amp;\h{-1}&amp;0\\\hline</text:p>
          </table:table-cell>
          <table:table-cell table:number-columns-repeated="10"/>
        </table:table-row>
        <table:table-row table:style-name="ro2">
          <table:table-cell table:formula="of:=[$'ra-sub'.AA54]" office:value-type="string" office:string-value="r4-10-20-3" calcext:value-type="string">
            <text:p>r4-10-20-3</text:p>
          </table:table-cell>
          <table:table-cell table:formula="of:=ROUND([$'ra-sub'.AB54];2)" office:value-type="float" office:value="81.97" calcext:value-type="float">
            <text:p>81,97</text:p>
          </table:table-cell>
          <table:table-cell table:style-name="ce13" table:formula="of:=ROUND([$'ra-sub'.AC54];1)" office:value-type="float" office:value="-12" calcext:value-type="float">
            <text:p>-12,0</text:p>
          </table:table-cell>
          <table:table-cell table:style-name="ce13" table:formula="of:=IF(['ra-sub'.S54]=5;&quot;*&quot;;['ra-sub'.I54])" office:value-type="float" office:value="0.048207" calcext:value-type="float">
            <text:p>0,0</text:p>
          </table:table-cell>
          <table:table-cell table:style-name="ce13" table:formula="of:=IF(['ra-sub'.S54]=11;1;&quot;&quot;)">
            <text:p/>
          </table:table-cell>
          <table:table-cell table:style-name="ce13" table:formula="of:=IFERROR(IF([.I55]=0;ABS(CEILING([.C55]));ABS(([.I55]-CEILING([.C55]))/[.I55]));&quot;*&quot;)" office:value-type="float" office:value="11" calcext:value-type="float">
            <text:p>11,0</text:p>
          </table:table-cell>
          <table:table-cell table:style-name="ce13" table:formula="of:=IFERROR([.I55]-CEILING([.C55]);&quot;*&quot;)" office:value-type="float" office:value="11" calcext:value-type="float">
            <text:p>11,0</text:p>
          </table:table-cell>
          <table:table-cell table:formula="of:=ROUND(['exact-sub'.J54];1)" office:value-type="float" office:value="-1" calcext:value-type="float">
            <text:p>-1,0</text:p>
          </table:table-cell>
          <table:table-cell table:formula="of:=['exact-sub'.K54]" office:value-type="float" office:value="-1" calcext:value-type="float">
            <text:p>-1</text:p>
          </table:table-cell>
          <table:table-cell table:formula="of:=IF(['exact-sub'.L54]&lt;1000000;['exact-sub'.L54];&quot;*&quot;)" office:value-type="float" office:value="0" calcext:value-type="float">
            <text:p>0,0</text:p>
          </table:table-cell>
          <table:table-cell table:formula="of:=IF([$'exact-sub'.S54]=5;&quot;*&quot;;['exact-sub'.I54])" office:value-type="float" office:value="10.066629" calcext:value-type="float">
            <text:p>10,1</text:p>
          </table:table-cell>
          <table:table-cell table:style-name="ce21" table:formula="of:=[$'ra-sub'.AE54]" office:value-type="float" office:value="0" calcext:value-type="float">
            <text:p>0</text:p>
          </table:table-cell>
          <table:table-cell table:style-name="ce21" table:formula="of:=[$'bcpa-sub-t600'.AE54]" office:value-type="float" office:value="-1" calcext:value-type="float">
            <text:p>-1</text:p>
          </table:table-cell>
          <table:table-cell table:style-name="ce21" table:formula="of:=[$'blpl-sub-t300'.AE54]" office:value-type="float" office:value="-1" calcext:value-type="float">
            <text:p>-1</text:p>
          </table:table-cell>
          <table:table-cell table:style-name="ce21" table:formula="of:=[$'sbpl-sub-t300'.AE54]" office:value-type="float" office:value="-1" calcext:value-type="float">
            <text:p>-1</text:p>
          </table:table-cell>
          <table:table-cell table:formula="of:=MIN([.L55:.O55])" office:value-type="float" office:value="-1" calcext:value-type="float">
            <text:p>-1</text:p>
          </table:table-cell>
          <table:table-cell table:formula="of:=ABS([.L55]-CEILING([.$C55]))" office:value-type="float" office:value="12" calcext:value-type="float">
            <text:p>12</text:p>
          </table:table-cell>
          <table:table-cell table:style-name="ce36" table:formula="of:=IFERROR(ABS([.M55]-CEILING([.$C55]));&quot;-&quot;)" office:value-type="float" office:value="11" calcext:value-type="float">
            <text:p>11</text:p>
          </table:table-cell>
          <table:table-cell table:formula="of:=ABS([.N55]-CEILING([.$C55]))" office:value-type="float" office:value="11" calcext:value-type="float">
            <text:p>11</text:p>
          </table:table-cell>
          <table:table-cell table:formula="of:=ABS([.O55]-CEILING([.$C55]))" office:value-type="float" office:value="11" calcext:value-type="float">
            <text:p>11</text:p>
          </table:table-cell>
          <table:table-cell table:formula="of:=IFERROR(ABS(([.L55]-CEILING([.$C55]))/CEILING([.$C55]));&quot;*&quot;)" office:value-type="float" office:value="1" calcext:value-type="float">
            <text:p>1</text:p>
          </table:table-cell>
          <table:table-cell table:style-name="ce15" table:formula="of:=IFERROR(ABS(([.M55]-CEILING([.$C55]))/CEILING([.$C55]));&quot;*&quot;)" office:value-type="float" office:value="0.916666666666667" calcext:value-type="float">
            <text:p>0,916666666666667</text:p>
          </table:table-cell>
          <table:table-cell table:formula="of:=IFERROR(ABS(([.N55]-CEILING([.$C55]))/CEILING([.$C55]));&quot;*&quot;)" office:value-type="float" office:value="0.916666666666667" calcext:value-type="float">
            <text:p>0,916666666666667</text:p>
          </table:table-cell>
          <table:table-cell table:formula="of:=IFERROR(ABS(([.O55]-CEILING([.$C55]))/CEILING([.$C55]));&quot;*&quot;)" office:value-type="float" office:value="0.916666666666667" calcext:value-type="float">
            <text:p>0,916666666666667</text:p>
          </table:table-cell>
          <table:table-cell table:formula="of:=IF([.L55]=[.$P55];1;&quot;&quot;)">
            <text:p/>
          </table:table-cell>
          <table:table-cell table:style-name="ce37" table:formula="of:=IF([.M55]=[.$P55];1;&quot;&quot;)" office:value-type="float" office:value="1" calcext:value-type="float">
            <text:p>1</text:p>
          </table:table-cell>
          <table:table-cell table:style-name="ce37" table:formula="of:=IF([.N55]=[.$P55];1;&quot;&quot;)" office:value-type="float" office:value="1" calcext:value-type="float">
            <text:p>1</text:p>
          </table:table-cell>
          <table:table-cell table:formula="of:=IF([.O55]=[.$P55];1;&quot;&quot;)" office:value-type="float" office:value="1" calcext:value-type="float">
            <text:p>1</text:p>
          </table:table-cell>
          <table:table-cell table:number-columns-repeated="8"/>
          <table:table-cell table:formula="of:=CONCATENATE([.A55];&quot;&amp;&quot;;[.B55];&quot;&amp;&quot;;IF([.E55]=1;CONCATENATE(&quot;\h{&quot;;[.C55];&quot;}&quot;);[.C55]);&quot;&amp;&quot;;[.H55];&quot;&amp;&quot;;IF([.J55]=0;CONCATENATE(&quot;\uu{&quot;;[.I55];&quot;}&quot;);[.I55]);&quot;&amp;&quot;;IF([.L55]=[.P55];CONCATENATE(&quot;\h{&quot;;[.L55];&quot;}&quot;);[.L55]);&quot;&amp;&quot;;IF([.M55]=[.P55];CONCATENATE(&quot;\h{&quot;;[.M55];&quot;}&quot;);[.M55]);&quot;&amp;&quot;;IF([.N55]=[.P55];CONCATENATE(&quot;\h{&quot;;[.N55];&quot;}&quot;);[.N55]);&quot;&amp;&quot;;IF([.O55]=[.P55];CONCATENATE(&quot;\h{&quot;;[.O55];&quot;}&quot;);[.O55]);&quot;\\\hline&quot;)" office:value-type="string" office:string-value="r4-10-20-3&amp;81,97&amp;-12&amp;-1&amp;\uu{-1}&amp;0&amp;\h{-1}&amp;\h{-1}&amp;\h{-1}\\\hline" calcext:value-type="string">
            <text:p>r4-10-20-3&amp;81,97&amp;-12&amp;-1&amp;\uu{-1}&amp;0&amp;\h{-1}&amp;\h{-1}&amp;\h{-1}\\\hline</text:p>
          </table:table-cell>
          <table:table-cell table:number-columns-repeated="10"/>
        </table:table-row>
        <table:table-row table:style-name="ro2">
          <table:table-cell table:formula="of:=[$'ra-sub'.AA55]" office:value-type="string" office:string-value="r4-10-20-4" calcext:value-type="string">
            <text:p>r4-10-20-4</text:p>
          </table:table-cell>
          <table:table-cell table:formula="of:=ROUND([$'ra-sub'.AB55];2)" office:value-type="float" office:value="81.97" calcext:value-type="float">
            <text:p>81,97</text:p>
          </table:table-cell>
          <table:table-cell table:style-name="ce13" table:formula="of:=ROUND([$'ra-sub'.AC55];1)" office:value-type="float" office:value="-12" calcext:value-type="float">
            <text:p>-12,0</text:p>
          </table:table-cell>
          <table:table-cell table:style-name="ce13" table:formula="of:=IF(['ra-sub'.S55]=5;&quot;*&quot;;['ra-sub'.I55])" office:value-type="float" office:value="0.089953" calcext:value-type="float">
            <text:p>0,1</text:p>
          </table:table-cell>
          <table:table-cell table:style-name="ce13" table:formula="of:=IF(['ra-sub'.S55]=11;1;&quot;&quot;)">
            <text:p/>
          </table:table-cell>
          <table:table-cell table:style-name="ce13" table:formula="of:=IFERROR(IF([.I56]=0;ABS(CEILING([.C56]));ABS(([.I56]-CEILING([.C56]))/[.I56]));&quot;*&quot;)" office:value-type="float" office:value="11" calcext:value-type="float">
            <text:p>11,0</text:p>
          </table:table-cell>
          <table:table-cell table:style-name="ce13" table:formula="of:=IFERROR([.I56]-CEILING([.C56]);&quot;*&quot;)" office:value-type="float" office:value="11" calcext:value-type="float">
            <text:p>11,0</text:p>
          </table:table-cell>
          <table:table-cell table:formula="of:=ROUND(['exact-sub'.J55];1)" office:value-type="float" office:value="-1" calcext:value-type="float">
            <text:p>-1,0</text:p>
          </table:table-cell>
          <table:table-cell table:formula="of:=['exact-sub'.K55]" office:value-type="float" office:value="-1" calcext:value-type="float">
            <text:p>-1</text:p>
          </table:table-cell>
          <table:table-cell table:formula="of:=IF(['exact-sub'.L55]&lt;1000000;['exact-sub'.L55];&quot;*&quot;)" office:value-type="float" office:value="0" calcext:value-type="float">
            <text:p>0,0</text:p>
          </table:table-cell>
          <table:table-cell table:formula="of:=IF([$'exact-sub'.S55]=5;&quot;*&quot;;['exact-sub'.I55])" office:value-type="float" office:value="6.169407" calcext:value-type="float">
            <text:p>6,2</text:p>
          </table:table-cell>
          <table:table-cell table:style-name="ce21" table:formula="of:=[$'ra-sub'.AE55]" office:value-type="float" office:value="1" calcext:value-type="float">
            <text:p>1</text:p>
          </table:table-cell>
          <table:table-cell table:style-name="ce21" table:formula="of:=[$'bcpa-sub-t600'.AE55]" office:value-type="float" office:value="-1" calcext:value-type="float">
            <text:p>-1</text:p>
          </table:table-cell>
          <table:table-cell table:style-name="ce21" table:formula="of:=[$'blpl-sub-t300'.AE55]" office:value-type="float" office:value="-1" calcext:value-type="float">
            <text:p>-1</text:p>
          </table:table-cell>
          <table:table-cell table:style-name="ce21" table:formula="of:=[$'sbpl-sub-t300'.AE55]" office:value-type="float" office:value="0" calcext:value-type="float">
            <text:p>0</text:p>
          </table:table-cell>
          <table:table-cell table:formula="of:=MIN([.L56:.O56])" office:value-type="float" office:value="-1" calcext:value-type="float">
            <text:p>-1</text:p>
          </table:table-cell>
          <table:table-cell table:formula="of:=ABS([.L56]-CEILING([.$C56]))" office:value-type="float" office:value="13" calcext:value-type="float">
            <text:p>13</text:p>
          </table:table-cell>
          <table:table-cell table:style-name="ce36" table:formula="of:=IFERROR(ABS([.M56]-CEILING([.$C56]));&quot;-&quot;)" office:value-type="float" office:value="11" calcext:value-type="float">
            <text:p>11</text:p>
          </table:table-cell>
          <table:table-cell table:formula="of:=ABS([.N56]-CEILING([.$C56]))" office:value-type="float" office:value="11" calcext:value-type="float">
            <text:p>11</text:p>
          </table:table-cell>
          <table:table-cell table:formula="of:=ABS([.O56]-CEILING([.$C56]))" office:value-type="float" office:value="12" calcext:value-type="float">
            <text:p>12</text:p>
          </table:table-cell>
          <table:table-cell table:formula="of:=IFERROR(ABS(([.L56]-CEILING([.$C56]))/CEILING([.$C56]));&quot;*&quot;)" office:value-type="float" office:value="1.08333333333333" calcext:value-type="float">
            <text:p>1,08333333333333</text:p>
          </table:table-cell>
          <table:table-cell table:style-name="ce15" table:formula="of:=IFERROR(ABS(([.M56]-CEILING([.$C56]))/CEILING([.$C56]));&quot;*&quot;)" office:value-type="float" office:value="0.916666666666667" calcext:value-type="float">
            <text:p>0,916666666666667</text:p>
          </table:table-cell>
          <table:table-cell table:formula="of:=IFERROR(ABS(([.N56]-CEILING([.$C56]))/CEILING([.$C56]));&quot;*&quot;)" office:value-type="float" office:value="0.916666666666667" calcext:value-type="float">
            <text:p>0,916666666666667</text:p>
          </table:table-cell>
          <table:table-cell table:formula="of:=IFERROR(ABS(([.O56]-CEILING([.$C56]))/CEILING([.$C56]));&quot;*&quot;)" office:value-type="float" office:value="1" calcext:value-type="float">
            <text:p>1</text:p>
          </table:table-cell>
          <table:table-cell table:formula="of:=IF([.L56]=[.$P56];1;&quot;&quot;)">
            <text:p/>
          </table:table-cell>
          <table:table-cell table:style-name="ce37" table:formula="of:=IF([.M56]=[.$P56];1;&quot;&quot;)" office:value-type="float" office:value="1" calcext:value-type="float">
            <text:p>1</text:p>
          </table:table-cell>
          <table:table-cell table:style-name="ce37" table:formula="of:=IF([.N56]=[.$P56];1;&quot;&quot;)" office:value-type="float" office:value="1" calcext:value-type="float">
            <text:p>1</text:p>
          </table:table-cell>
          <table:table-cell table:formula="of:=IF([.O56]=[.$P56];1;&quot;&quot;)">
            <text:p/>
          </table:table-cell>
          <table:table-cell table:number-columns-repeated="8"/>
          <table:table-cell table:formula="of:=CONCATENATE([.A56];&quot;&amp;&quot;;[.B56];&quot;&amp;&quot;;IF([.E56]=1;CONCATENATE(&quot;\h{&quot;;[.C56];&quot;}&quot;);[.C56]);&quot;&amp;&quot;;[.H56];&quot;&amp;&quot;;IF([.J56]=0;CONCATENATE(&quot;\uu{&quot;;[.I56];&quot;}&quot;);[.I56]);&quot;&amp;&quot;;IF([.L56]=[.P56];CONCATENATE(&quot;\h{&quot;;[.L56];&quot;}&quot;);[.L56]);&quot;&amp;&quot;;IF([.M56]=[.P56];CONCATENATE(&quot;\h{&quot;;[.M56];&quot;}&quot;);[.M56]);&quot;&amp;&quot;;IF([.N56]=[.P56];CONCATENATE(&quot;\h{&quot;;[.N56];&quot;}&quot;);[.N56]);&quot;&amp;&quot;;IF([.O56]=[.P56];CONCATENATE(&quot;\h{&quot;;[.O56];&quot;}&quot;);[.O56]);&quot;\\\hline&quot;)" office:value-type="string" office:string-value="r4-10-20-4&amp;81,97&amp;-12&amp;-1&amp;\uu{-1}&amp;1&amp;\h{-1}&amp;\h{-1}&amp;0\\\hline" calcext:value-type="string">
            <text:p>r4-10-20-4&amp;81,97&amp;-12&amp;-1&amp;\uu{-1}&amp;1&amp;\h{-1}&amp;\h{-1}&amp;0\\\hline</text:p>
          </table:table-cell>
          <table:table-cell table:number-columns-repeated="10"/>
        </table:table-row>
        <table:table-row table:style-name="ro2">
          <table:table-cell table:formula="of:=[$'ra-sub'.AA56]" office:value-type="string" office:string-value="r4-10-20-5" calcext:value-type="string">
            <text:p>r4-10-20-5</text:p>
          </table:table-cell>
          <table:table-cell table:formula="of:=ROUND([$'ra-sub'.AB56];2)" office:value-type="float" office:value="90.98" calcext:value-type="float">
            <text:p>90,98</text:p>
          </table:table-cell>
          <table:table-cell table:style-name="ce13" table:formula="of:=ROUND([$'ra-sub'.AC56];1)" office:value-type="float" office:value="-11.9" calcext:value-type="float">
            <text:p>-11,9</text:p>
          </table:table-cell>
          <table:table-cell table:style-name="ce13" table:formula="of:=IF(['ra-sub'.S56]=5;&quot;*&quot;;['ra-sub'.I56])" office:value-type="float" office:value="0.156313" calcext:value-type="float">
            <text:p>0,2</text:p>
          </table:table-cell>
          <table:table-cell table:style-name="ce13" table:formula="of:=IF(['ra-sub'.S56]=11;1;&quot;&quot;)">
            <text:p/>
          </table:table-cell>
          <table:table-cell table:style-name="ce13" table:formula="of:=IFERROR(IF([.I57]=0;ABS(CEILING([.C57]));ABS(([.I57]-CEILING([.C57]))/[.I57]));&quot;*&quot;)" office:value-type="float" office:value="10" calcext:value-type="float">
            <text:p>10,0</text:p>
          </table:table-cell>
          <table:table-cell table:style-name="ce13" table:formula="of:=IFERROR([.I57]-CEILING([.C57]);&quot;*&quot;)" office:value-type="float" office:value="10" calcext:value-type="float">
            <text:p>10,0</text:p>
          </table:table-cell>
          <table:table-cell table:formula="of:=ROUND(['exact-sub'.J56];1)" office:value-type="float" office:value="-1" calcext:value-type="float">
            <text:p>-1,0</text:p>
          </table:table-cell>
          <table:table-cell table:formula="of:=['exact-sub'.K56]" office:value-type="float" office:value="-1" calcext:value-type="float">
            <text:p>-1</text:p>
          </table:table-cell>
          <table:table-cell table:formula="of:=IF(['exact-sub'.L56]&lt;1000000;['exact-sub'.L56];&quot;*&quot;)" office:value-type="float" office:value="0" calcext:value-type="float">
            <text:p>0,0</text:p>
          </table:table-cell>
          <table:table-cell table:formula="of:=IF([$'exact-sub'.S56]=5;&quot;*&quot;;['exact-sub'.I56])" office:value-type="float" office:value="5.049591" calcext:value-type="float">
            <text:p>5,0</text:p>
          </table:table-cell>
          <table:table-cell table:style-name="ce21" table:formula="of:=[$'ra-sub'.AE56]" office:value-type="float" office:value="2" calcext:value-type="float">
            <text:p>2</text:p>
          </table:table-cell>
          <table:table-cell table:style-name="ce21" table:formula="of:=[$'bcpa-sub-t600'.AE56]" office:value-type="float" office:value="-1" calcext:value-type="float">
            <text:p>-1</text:p>
          </table:table-cell>
          <table:table-cell table:style-name="ce21" table:formula="of:=[$'blpl-sub-t300'.AE56]" office:value-type="float" office:value="-1" calcext:value-type="float">
            <text:p>-1</text:p>
          </table:table-cell>
          <table:table-cell table:style-name="ce21" table:formula="of:=[$'sbpl-sub-t300'.AE56]" office:value-type="float" office:value="0" calcext:value-type="float">
            <text:p>0</text:p>
          </table:table-cell>
          <table:table-cell table:formula="of:=MIN([.L57:.O57])" office:value-type="float" office:value="-1" calcext:value-type="float">
            <text:p>-1</text:p>
          </table:table-cell>
          <table:table-cell table:formula="of:=ABS([.L57]-CEILING([.$C57]))" office:value-type="float" office:value="13" calcext:value-type="float">
            <text:p>13</text:p>
          </table:table-cell>
          <table:table-cell table:formula="of:=IFERROR(ABS([.M57]-CEILING([.$C57]));&quot;-&quot;)" office:value-type="float" office:value="10" calcext:value-type="float">
            <text:p>10</text:p>
          </table:table-cell>
          <table:table-cell table:formula="of:=ABS([.N57]-CEILING([.$C57]))" office:value-type="float" office:value="10" calcext:value-type="float">
            <text:p>10</text:p>
          </table:table-cell>
          <table:table-cell table:formula="of:=ABS([.O57]-CEILING([.$C57]))" office:value-type="float" office:value="11" calcext:value-type="float">
            <text:p>11</text:p>
          </table:table-cell>
          <table:table-cell table:formula="of:=IFERROR(ABS(([.L57]-CEILING([.$C57]))/CEILING([.$C57]));&quot;*&quot;)" office:value-type="float" office:value="1.18181818181818" calcext:value-type="float">
            <text:p>1,18181818181818</text:p>
          </table:table-cell>
          <table:table-cell table:style-name="ce15" table:formula="of:=IFERROR(ABS(([.M57]-CEILING([.$C57]))/CEILING([.$C57]));&quot;*&quot;)" office:value-type="float" office:value="0.909090909090909" calcext:value-type="float">
            <text:p>0,909090909090909</text:p>
          </table:table-cell>
          <table:table-cell table:formula="of:=IFERROR(ABS(([.N57]-CEILING([.$C57]))/CEILING([.$C57]));&quot;*&quot;)" office:value-type="float" office:value="0.909090909090909" calcext:value-type="float">
            <text:p>0,909090909090909</text:p>
          </table:table-cell>
          <table:table-cell table:formula="of:=IFERROR(ABS(([.O57]-CEILING([.$C57]))/CEILING([.$C57]));&quot;*&quot;)" office:value-type="float" office:value="1" calcext:value-type="float">
            <text:p>1</text:p>
          </table:table-cell>
          <table:table-cell table:formula="of:=IF([.L57]=[.$P57];1;&quot;&quot;)">
            <text:p/>
          </table:table-cell>
          <table:table-cell table:formula="of:=IF([.M57]=[.$P57];1;&quot;&quot;)" office:value-type="float" office:value="1" calcext:value-type="float">
            <text:p>1</text:p>
          </table:table-cell>
          <table:table-cell table:style-name="ce37" table:formula="of:=IF([.N57]=[.$P57];1;&quot;&quot;)" office:value-type="float" office:value="1" calcext:value-type="float">
            <text:p>1</text:p>
          </table:table-cell>
          <table:table-cell table:formula="of:=IF([.O57]=[.$P57];1;&quot;&quot;)">
            <text:p/>
          </table:table-cell>
          <table:table-cell table:number-columns-repeated="8"/>
          <table:table-cell table:formula="of:=CONCATENATE([.A57];&quot;&amp;&quot;;[.B57];&quot;&amp;&quot;;IF([.E57]=1;CONCATENATE(&quot;\h{&quot;;[.C57];&quot;}&quot;);[.C57]);&quot;&amp;&quot;;[.H57];&quot;&amp;&quot;;IF([.J57]=0;CONCATENATE(&quot;\uu{&quot;;[.I57];&quot;}&quot;);[.I57]);&quot;&amp;&quot;;IF([.L57]=[.P57];CONCATENATE(&quot;\h{&quot;;[.L57];&quot;}&quot;);[.L57]);&quot;&amp;&quot;;IF([.M57]=[.P57];CONCATENATE(&quot;\h{&quot;;[.M57];&quot;}&quot;);[.M57]);&quot;&amp;&quot;;IF([.N57]=[.P57];CONCATENATE(&quot;\h{&quot;;[.N57];&quot;}&quot;);[.N57]);&quot;&amp;&quot;;IF([.O57]=[.P57];CONCATENATE(&quot;\h{&quot;;[.O57];&quot;}&quot;);[.O57]);&quot;\\\hline&quot;)" office:value-type="string" office:string-value="r4-10-20-5&amp;90,98&amp;-11,9&amp;-1&amp;\uu{-1}&amp;2&amp;\h{-1}&amp;\h{-1}&amp;0\\\hline" calcext:value-type="string">
            <text:p>r4-10-20-5&amp;90,98&amp;-11,9&amp;-1&amp;\uu{-1}&amp;2&amp;\h{-1}&amp;\h{-1}&amp;0\\\hline</text:p>
          </table:table-cell>
          <table:table-cell table:number-columns-repeated="10"/>
        </table:table-row>
        <table:table-row table:style-name="ro2">
          <table:table-cell table:formula="of:=[$'ra-sub'.AA57]" office:value-type="string" office:string-value="r4-15-30-1" calcext:value-type="string">
            <text:p>r4-15-30-1</text:p>
          </table:table-cell>
          <table:table-cell table:formula="of:=ROUND([$'ra-sub'.AB57];2)" office:value-type="float" office:value="66.22" calcext:value-type="float">
            <text:p>66,22</text:p>
          </table:table-cell>
          <table:table-cell table:style-name="ce13" table:formula="of:=ROUND([$'ra-sub'.AC57];1)" office:value-type="float" office:value="-16.7" calcext:value-type="float">
            <text:p>-16,7</text:p>
          </table:table-cell>
          <table:table-cell table:style-name="ce13" table:formula="of:=IF(['ra-sub'.S57]=5;&quot;*&quot;;['ra-sub'.I57])" office:value-type="float" office:value="0.068203" calcext:value-type="float">
            <text:p>0,1</text:p>
          </table:table-cell>
          <table:table-cell table:style-name="ce13" table:formula="of:=IF(['ra-sub'.S57]=11;1;&quot;&quot;)">
            <text:p/>
          </table:table-cell>
          <table:table-cell table:style-name="ce13" table:formula="of:=IFERROR(IF([.I58]=0;ABS(CEILING([.C58]));ABS(([.I58]-CEILING([.C58]))/[.I58]));&quot;*&quot;)" office:value-type="float" office:value="16" calcext:value-type="float">
            <text:p>16,0</text:p>
          </table:table-cell>
          <table:table-cell table:style-name="ce13" table:formula="of:=IFERROR([.I58]-CEILING([.C58]);&quot;*&quot;)" office:value-type="float" office:value="16" calcext:value-type="float">
            <text:p>16,0</text:p>
          </table:table-cell>
          <table:table-cell table:formula="of:=ROUND(['exact-sub'.J57];1)" office:value-type="float" office:value="-4.1" calcext:value-type="float">
            <text:p>-4,1</text:p>
          </table:table-cell>
          <table:table-cell table:formula="of:=['exact-sub'.K57]" office:value-type="float" office:value="0" calcext:value-type="float">
            <text:p>0</text:p>
          </table:table-cell>
          <table:table-cell table:formula="of:=IF(['exact-sub'.L57]&lt;1000000;['exact-sub'.L57];&quot;*&quot;)" office:value-type="string" office:string-value="*" calcext:value-type="string">
            <text:p>*</text:p>
          </table:table-cell>
          <table:table-cell table:formula="of:=IF([$'exact-sub'.S57]=5;&quot;*&quot;;['exact-sub'.I57])" office:value-type="string" office:string-value="*" calcext:value-type="string">
            <text:p>*</text:p>
          </table:table-cell>
          <table:table-cell table:style-name="ce21" table:formula="of:=[$'ra-sub'.AE57]" office:value-type="float" office:value="4" calcext:value-type="float">
            <text:p>4</text:p>
          </table:table-cell>
          <table:table-cell table:style-name="ce21" table:formula="of:=[$'bcpa-sub-t600'.AE57]" office:value-type="float" office:value="0" calcext:value-type="float">
            <text:p>0</text:p>
          </table:table-cell>
          <table:table-cell table:style-name="ce21" table:formula="of:=[$'blpl-sub-t300'.AE57]" office:value-type="float" office:value="0" calcext:value-type="float">
            <text:p>0</text:p>
          </table:table-cell>
          <table:table-cell table:style-name="ce21" table:formula="of:=[$'sbpl-sub-t300'.AE57]" office:value-type="float" office:value="0" calcext:value-type="float">
            <text:p>0</text:p>
          </table:table-cell>
          <table:table-cell table:formula="of:=MIN([.L58:.O58])" office:value-type="float" office:value="0" calcext:value-type="float">
            <text:p>0</text:p>
          </table:table-cell>
          <table:table-cell table:formula="of:=ABS([.L58]-CEILING([.$C58]))" office:value-type="float" office:value="20" calcext:value-type="float">
            <text:p>20</text:p>
          </table:table-cell>
          <table:table-cell table:formula="of:=IFERROR(ABS([.M58]-CEILING([.$C58]));&quot;-&quot;)" office:value-type="float" office:value="16" calcext:value-type="float">
            <text:p>16</text:p>
          </table:table-cell>
          <table:table-cell table:formula="of:=ABS([.N58]-CEILING([.$C58]))" office:value-type="float" office:value="16" calcext:value-type="float">
            <text:p>16</text:p>
          </table:table-cell>
          <table:table-cell table:formula="of:=ABS([.O58]-CEILING([.$C58]))" office:value-type="float" office:value="16" calcext:value-type="float">
            <text:p>16</text:p>
          </table:table-cell>
          <table:table-cell table:formula="of:=IFERROR(ABS(([.L58]-CEILING([.$C58]))/CEILING([.$C58]));&quot;*&quot;)" office:value-type="float" office:value="1.25" calcext:value-type="float">
            <text:p>1,25</text:p>
          </table:table-cell>
          <table:table-cell table:style-name="ce15" table:formula="of:=IFERROR(ABS(([.M58]-CEILING([.$C58]))/CEILING([.$C58]));&quot;*&quot;)" office:value-type="float" office:value="1" calcext:value-type="float">
            <text:p>1</text:p>
          </table:table-cell>
          <table:table-cell table:formula="of:=IFERROR(ABS(([.N58]-CEILING([.$C58]))/CEILING([.$C58]));&quot;*&quot;)" office:value-type="float" office:value="1" calcext:value-type="float">
            <text:p>1</text:p>
          </table:table-cell>
          <table:table-cell table:formula="of:=IFERROR(ABS(([.O58]-CEILING([.$C58]))/CEILING([.$C58]));&quot;*&quot;)" office:value-type="float" office:value="1" calcext:value-type="float">
            <text:p>1</text:p>
          </table:table-cell>
          <table:table-cell table:formula="of:=IF([.L58]=[.$P58];1;&quot;&quot;)">
            <text:p/>
          </table:table-cell>
          <table:table-cell table:style-name="ce37" table:formula="of:=IF([.M58]=[.$P58];1;&quot;&quot;)" office:value-type="float" office:value="1" calcext:value-type="float">
            <text:p>1</text:p>
          </table:table-cell>
          <table:table-cell table:style-name="ce37" table:formula="of:=IF([.N58]=[.$P58];1;&quot;&quot;)" office:value-type="float" office:value="1" calcext:value-type="float">
            <text:p>1</text:p>
          </table:table-cell>
          <table:table-cell table:formula="of:=IF([.O58]=[.$P58];1;&quot;&quot;)" office:value-type="float" office:value="1" calcext:value-type="float">
            <text:p>1</text:p>
          </table:table-cell>
          <table:table-cell table:number-columns-repeated="8"/>
          <table:table-cell table:formula="of:=CONCATENATE([.A58];&quot;&amp;&quot;;[.B58];&quot;&amp;&quot;;IF([.E58]=1;CONCATENATE(&quot;\h{&quot;;[.C58];&quot;}&quot;);[.C58]);&quot;&amp;&quot;;[.H58];&quot;&amp;&quot;;IF([.J58]=0;CONCATENATE(&quot;\uu{&quot;;[.I58];&quot;}&quot;);[.I58]);&quot;&amp;&quot;;IF([.L58]=[.P58];CONCATENATE(&quot;\h{&quot;;[.L58];&quot;}&quot;);[.L58]);&quot;&amp;&quot;;IF([.M58]=[.P58];CONCATENATE(&quot;\h{&quot;;[.M58];&quot;}&quot;);[.M58]);&quot;&amp;&quot;;IF([.N58]=[.P58];CONCATENATE(&quot;\h{&quot;;[.N58];&quot;}&quot;);[.N58]);&quot;&amp;&quot;;IF([.O58]=[.P58];CONCATENATE(&quot;\h{&quot;;[.O58];&quot;}&quot;);[.O58]);&quot;\\\hline&quot;)" office:value-type="string" office:string-value="r4-15-30-1&amp;66,22&amp;-16,7&amp;-4,1&amp;0&amp;4&amp;\h{0}&amp;\h{0}&amp;\h{0}\\\hline" calcext:value-type="string">
            <text:p>r4-15-30-1&amp;66,22&amp;-16,7&amp;-4,1&amp;0&amp;4&amp;\h{0}&amp;\h{0}&amp;\h{0}\\\hline</text:p>
          </table:table-cell>
          <table:table-cell table:number-columns-repeated="10"/>
        </table:table-row>
        <table:table-row table:style-name="ro2">
          <table:table-cell table:formula="of:=[$'ra-sub'.AA58]" office:value-type="string" office:string-value="r4-15-30-2" calcext:value-type="string">
            <text:p>r4-15-30-2</text:p>
          </table:table-cell>
          <table:table-cell table:formula="of:=ROUND([$'ra-sub'.AB58];2)" office:value-type="float" office:value="67.11" calcext:value-type="float">
            <text:p>67,11</text:p>
          </table:table-cell>
          <table:table-cell table:style-name="ce13" table:formula="of:=ROUND([$'ra-sub'.AC58];1)" office:value-type="float" office:value="-16.7" calcext:value-type="float">
            <text:p>-16,7</text:p>
          </table:table-cell>
          <table:table-cell table:style-name="ce13" table:formula="of:=IF(['ra-sub'.S58]=5;&quot;*&quot;;['ra-sub'.I58])" office:value-type="float" office:value="0.113709" calcext:value-type="float">
            <text:p>0,1</text:p>
          </table:table-cell>
          <table:table-cell table:style-name="ce13" table:formula="of:=IF(['ra-sub'.S58]=11;1;&quot;&quot;)">
            <text:p/>
          </table:table-cell>
          <table:table-cell table:style-name="ce13" table:formula="of:=IFERROR(IF([.I59]=0;ABS(CEILING([.C59]));ABS(([.I59]-CEILING([.C59]))/[.I59]));&quot;*&quot;)" office:value-type="float" office:value="16" calcext:value-type="float">
            <text:p>16,0</text:p>
          </table:table-cell>
          <table:table-cell table:style-name="ce13" table:formula="of:=IFERROR([.I59]-CEILING([.C59]);&quot;*&quot;)" office:value-type="float" office:value="16" calcext:value-type="float">
            <text:p>16,0</text:p>
          </table:table-cell>
          <table:table-cell table:formula="of:=ROUND(['exact-sub'.J58];1)" office:value-type="float" office:value="-2.7" calcext:value-type="float">
            <text:p>-2,7</text:p>
          </table:table-cell>
          <table:table-cell table:formula="of:=['exact-sub'.K58]" office:value-type="float" office:value="0" calcext:value-type="float">
            <text:p>0</text:p>
          </table:table-cell>
          <table:table-cell table:formula="of:=IF(['exact-sub'.L58]&lt;1000000;['exact-sub'.L58];&quot;*&quot;)" office:value-type="string" office:string-value="*" calcext:value-type="string">
            <text:p>*</text:p>
          </table:table-cell>
          <table:table-cell table:formula="of:=IF([$'exact-sub'.S58]=5;&quot;*&quot;;['exact-sub'.I58])" office:value-type="string" office:string-value="*" calcext:value-type="string">
            <text:p>*</text:p>
          </table:table-cell>
          <table:table-cell table:style-name="ce21" table:formula="of:=[$'ra-sub'.AE58]" office:value-type="float" office:value="2" calcext:value-type="float">
            <text:p>2</text:p>
          </table:table-cell>
          <table:table-cell table:style-name="ce21" table:formula="of:=[$'bcpa-sub-t600'.AE58]" office:value-type="float" office:value="0" calcext:value-type="float">
            <text:p>0</text:p>
          </table:table-cell>
          <table:table-cell table:style-name="ce21" table:formula="of:=[$'blpl-sub-t300'.AE58]" office:value-type="float" office:value="0" calcext:value-type="float">
            <text:p>0</text:p>
          </table:table-cell>
          <table:table-cell table:style-name="ce21" table:formula="of:=[$'sbpl-sub-t300'.AE58]" office:value-type="float" office:value="0" calcext:value-type="float">
            <text:p>0</text:p>
          </table:table-cell>
          <table:table-cell table:formula="of:=MIN([.L59:.O59])" office:value-type="float" office:value="0" calcext:value-type="float">
            <text:p>0</text:p>
          </table:table-cell>
          <table:table-cell table:formula="of:=ABS([.L59]-CEILING([.$C59]))" office:value-type="float" office:value="18" calcext:value-type="float">
            <text:p>18</text:p>
          </table:table-cell>
          <table:table-cell table:formula="of:=IFERROR(ABS([.M59]-CEILING([.$C59]));&quot;-&quot;)" office:value-type="float" office:value="16" calcext:value-type="float">
            <text:p>16</text:p>
          </table:table-cell>
          <table:table-cell table:formula="of:=ABS([.N59]-CEILING([.$C59]))" office:value-type="float" office:value="16" calcext:value-type="float">
            <text:p>16</text:p>
          </table:table-cell>
          <table:table-cell table:formula="of:=ABS([.O59]-CEILING([.$C59]))" office:value-type="float" office:value="16" calcext:value-type="float">
            <text:p>16</text:p>
          </table:table-cell>
          <table:table-cell table:formula="of:=IFERROR(ABS(([.L59]-CEILING([.$C59]))/CEILING([.$C59]));&quot;*&quot;)" office:value-type="float" office:value="1.125" calcext:value-type="float">
            <text:p>1,125</text:p>
          </table:table-cell>
          <table:table-cell table:style-name="ce15" table:formula="of:=IFERROR(ABS(([.M59]-CEILING([.$C59]))/CEILING([.$C59]));&quot;*&quot;)" office:value-type="float" office:value="1" calcext:value-type="float">
            <text:p>1</text:p>
          </table:table-cell>
          <table:table-cell table:formula="of:=IFERROR(ABS(([.N59]-CEILING([.$C59]))/CEILING([.$C59]));&quot;*&quot;)" office:value-type="float" office:value="1" calcext:value-type="float">
            <text:p>1</text:p>
          </table:table-cell>
          <table:table-cell table:formula="of:=IFERROR(ABS(([.O59]-CEILING([.$C59]))/CEILING([.$C59]));&quot;*&quot;)" office:value-type="float" office:value="1" calcext:value-type="float">
            <text:p>1</text:p>
          </table:table-cell>
          <table:table-cell table:formula="of:=IF([.L59]=[.$P59];1;&quot;&quot;)">
            <text:p/>
          </table:table-cell>
          <table:table-cell table:formula="of:=IF([.M59]=[.$P59];1;&quot;&quot;)" office:value-type="float" office:value="1" calcext:value-type="float">
            <text:p>1</text:p>
          </table:table-cell>
          <table:table-cell table:style-name="ce37" table:formula="of:=IF([.N59]=[.$P59];1;&quot;&quot;)" office:value-type="float" office:value="1" calcext:value-type="float">
            <text:p>1</text:p>
          </table:table-cell>
          <table:table-cell table:style-name="ce37" table:formula="of:=IF([.O59]=[.$P59];1;&quot;&quot;)" office:value-type="float" office:value="1" calcext:value-type="float">
            <text:p>1</text:p>
          </table:table-cell>
          <table:table-cell table:number-columns-repeated="8"/>
          <table:table-cell table:formula="of:=CONCATENATE([.A59];&quot;&amp;&quot;;[.B59];&quot;&amp;&quot;;IF([.E59]=1;CONCATENATE(&quot;\h{&quot;;[.C59];&quot;}&quot;);[.C59]);&quot;&amp;&quot;;[.H59];&quot;&amp;&quot;;IF([.J59]=0;CONCATENATE(&quot;\uu{&quot;;[.I59];&quot;}&quot;);[.I59]);&quot;&amp;&quot;;IF([.L59]=[.P59];CONCATENATE(&quot;\h{&quot;;[.L59];&quot;}&quot;);[.L59]);&quot;&amp;&quot;;IF([.M59]=[.P59];CONCATENATE(&quot;\h{&quot;;[.M59];&quot;}&quot;);[.M59]);&quot;&amp;&quot;;IF([.N59]=[.P59];CONCATENATE(&quot;\h{&quot;;[.N59];&quot;}&quot;);[.N59]);&quot;&amp;&quot;;IF([.O59]=[.P59];CONCATENATE(&quot;\h{&quot;;[.O59];&quot;}&quot;);[.O59]);&quot;\\\hline&quot;)" office:value-type="string" office:string-value="r4-15-30-2&amp;67,11&amp;-16,7&amp;-2,7&amp;0&amp;2&amp;\h{0}&amp;\h{0}&amp;\h{0}\\\hline" calcext:value-type="string">
            <text:p>r4-15-30-2&amp;67,11&amp;-16,7&amp;-2,7&amp;0&amp;2&amp;\h{0}&amp;\h{0}&amp;\h{0}\\\hline</text:p>
          </table:table-cell>
          <table:table-cell table:number-columns-repeated="10"/>
        </table:table-row>
        <table:table-row table:style-name="ro2">
          <table:table-cell table:formula="of:=[$'ra-sub'.AA59]" office:value-type="string" office:string-value="r4-15-30-3" calcext:value-type="string">
            <text:p>r4-15-30-3</text:p>
          </table:table-cell>
          <table:table-cell table:formula="of:=ROUND([$'ra-sub'.AB59];2)" office:value-type="float" office:value="62.22" calcext:value-type="float">
            <text:p>62,22</text:p>
          </table:table-cell>
          <table:table-cell table:style-name="ce13" table:formula="of:=ROUND([$'ra-sub'.AC59];1)" office:value-type="float" office:value="-17" calcext:value-type="float">
            <text:p>-17,0</text:p>
          </table:table-cell>
          <table:table-cell table:style-name="ce13" table:formula="of:=IF(['ra-sub'.S59]=5;&quot;*&quot;;['ra-sub'.I59])" office:value-type="float" office:value="0.259876" calcext:value-type="float">
            <text:p>0,3</text:p>
          </table:table-cell>
          <table:table-cell table:style-name="ce13" table:formula="of:=IF(['ra-sub'.S59]=11;1;&quot;&quot;)">
            <text:p/>
          </table:table-cell>
          <table:table-cell table:style-name="ce13" table:formula="of:=IFERROR(IF([.I60]=0;ABS(CEILING([.C60]));ABS(([.I60]-CEILING([.C60]))/[.I60]));&quot;*&quot;)" office:value-type="float" office:value="16" calcext:value-type="float">
            <text:p>16,0</text:p>
          </table:table-cell>
          <table:table-cell table:style-name="ce13" table:formula="of:=IFERROR([.I60]-CEILING([.C60]);&quot;*&quot;)" office:value-type="float" office:value="16" calcext:value-type="float">
            <text:p>16,0</text:p>
          </table:table-cell>
          <table:table-cell table:formula="of:=ROUND(['exact-sub'.J59];1)" office:value-type="float" office:value="-3" calcext:value-type="float">
            <text:p>-3,0</text:p>
          </table:table-cell>
          <table:table-cell table:formula="of:=['exact-sub'.K59]" office:value-type="float" office:value="-1" calcext:value-type="float">
            <text:p>-1</text:p>
          </table:table-cell>
          <table:table-cell table:formula="of:=IF(['exact-sub'.L59]&lt;1000000;['exact-sub'.L59];&quot;*&quot;)" office:value-type="float" office:value="2" calcext:value-type="float">
            <text:p>2,0</text:p>
          </table:table-cell>
          <table:table-cell table:formula="of:=IF([$'exact-sub'.S59]=5;&quot;*&quot;;['exact-sub'.I59])" office:value-type="string" office:string-value="*" calcext:value-type="string">
            <text:p>*</text:p>
          </table:table-cell>
          <table:table-cell table:style-name="ce21" table:formula="of:=[$'ra-sub'.AE59]" office:value-type="float" office:value="3" calcext:value-type="float">
            <text:p>3</text:p>
          </table:table-cell>
          <table:table-cell table:style-name="ce21" table:formula="of:=[$'bcpa-sub-t600'.AE59]" office:value-type="float" office:value="1" calcext:value-type="float">
            <text:p>1</text:p>
          </table:table-cell>
          <table:table-cell table:style-name="ce21" table:formula="of:=[$'blpl-sub-t300'.AE59]" office:value-type="float" office:value="0" calcext:value-type="float">
            <text:p>0</text:p>
          </table:table-cell>
          <table:table-cell table:style-name="ce21" table:formula="of:=[$'sbpl-sub-t300'.AE59]" office:value-type="float" office:value="0" calcext:value-type="float">
            <text:p>0</text:p>
          </table:table-cell>
          <table:table-cell table:formula="of:=MIN([.L60:.O60])" office:value-type="float" office:value="0" calcext:value-type="float">
            <text:p>0</text:p>
          </table:table-cell>
          <table:table-cell table:formula="of:=ABS([.L60]-CEILING([.$C60]))" office:value-type="float" office:value="20" calcext:value-type="float">
            <text:p>20</text:p>
          </table:table-cell>
          <table:table-cell table:formula="of:=IFERROR(ABS([.M60]-CEILING([.$C60]));&quot;-&quot;)" office:value-type="float" office:value="18" calcext:value-type="float">
            <text:p>18</text:p>
          </table:table-cell>
          <table:table-cell table:formula="of:=ABS([.N60]-CEILING([.$C60]))" office:value-type="float" office:value="17" calcext:value-type="float">
            <text:p>17</text:p>
          </table:table-cell>
          <table:table-cell table:formula="of:=ABS([.O60]-CEILING([.$C60]))" office:value-type="float" office:value="17" calcext:value-type="float">
            <text:p>17</text:p>
          </table:table-cell>
          <table:table-cell table:formula="of:=IFERROR(ABS(([.L60]-CEILING([.$C60]))/CEILING([.$C60]));&quot;*&quot;)" office:value-type="float" office:value="1.17647058823529" calcext:value-type="float">
            <text:p>1,17647058823529</text:p>
          </table:table-cell>
          <table:table-cell table:style-name="ce15" table:formula="of:=IFERROR(ABS(([.M60]-CEILING([.$C60]))/CEILING([.$C60]));&quot;*&quot;)" office:value-type="float" office:value="1.05882352941176" calcext:value-type="float">
            <text:p>1,05882352941176</text:p>
          </table:table-cell>
          <table:table-cell table:formula="of:=IFERROR(ABS(([.N60]-CEILING([.$C60]))/CEILING([.$C60]));&quot;*&quot;)" office:value-type="float" office:value="1" calcext:value-type="float">
            <text:p>1</text:p>
          </table:table-cell>
          <table:table-cell table:formula="of:=IFERROR(ABS(([.O60]-CEILING([.$C60]))/CEILING([.$C60]));&quot;*&quot;)" office:value-type="float" office:value="1" calcext:value-type="float">
            <text:p>1</text:p>
          </table:table-cell>
          <table:table-cell table:formula="of:=IF([.L60]=[.$P60];1;&quot;&quot;)">
            <text:p/>
          </table:table-cell>
          <table:table-cell table:formula="of:=IF([.M60]=[.$P60];1;&quot;&quot;)">
            <text:p/>
          </table:table-cell>
          <table:table-cell table:formula="of:=IF([.N60]=[.$P60];1;&quot;&quot;)" office:value-type="float" office:value="1" calcext:value-type="float">
            <text:p>1</text:p>
          </table:table-cell>
          <table:table-cell table:style-name="ce37" table:formula="of:=IF([.O60]=[.$P60];1;&quot;&quot;)" office:value-type="float" office:value="1" calcext:value-type="float">
            <text:p>1</text:p>
          </table:table-cell>
          <table:table-cell table:number-columns-repeated="8"/>
          <table:table-cell table:formula="of:=CONCATENATE([.A60];&quot;&amp;&quot;;[.B60];&quot;&amp;&quot;;IF([.E60]=1;CONCATENATE(&quot;\h{&quot;;[.C60];&quot;}&quot;);[.C60]);&quot;&amp;&quot;;[.H60];&quot;&amp;&quot;;IF([.J60]=0;CONCATENATE(&quot;\uu{&quot;;[.I60];&quot;}&quot;);[.I60]);&quot;&amp;&quot;;IF([.L60]=[.P60];CONCATENATE(&quot;\h{&quot;;[.L60];&quot;}&quot;);[.L60]);&quot;&amp;&quot;;IF([.M60]=[.P60];CONCATENATE(&quot;\h{&quot;;[.M60];&quot;}&quot;);[.M60]);&quot;&amp;&quot;;IF([.N60]=[.P60];CONCATENATE(&quot;\h{&quot;;[.N60];&quot;}&quot;);[.N60]);&quot;&amp;&quot;;IF([.O60]=[.P60];CONCATENATE(&quot;\h{&quot;;[.O60];&quot;}&quot;);[.O60]);&quot;\\\hline&quot;)" office:value-type="string" office:string-value="r4-15-30-3&amp;62,22&amp;-17&amp;-3&amp;-1&amp;3&amp;1&amp;\h{0}&amp;\h{0}\\\hline" calcext:value-type="string">
            <text:p>r4-15-30-3&amp;62,22&amp;-17&amp;-3&amp;-1&amp;3&amp;1&amp;\h{0}&amp;\h{0}\\\hline</text:p>
          </table:table-cell>
          <table:table-cell table:number-columns-repeated="10"/>
        </table:table-row>
        <table:table-row table:style-name="ro2">
          <table:table-cell table:formula="of:=[$'ra-sub'.AA60]" office:value-type="string" office:string-value="r4-15-30-4" calcext:value-type="string">
            <text:p>r4-15-30-4</text:p>
          </table:table-cell>
          <table:table-cell table:formula="of:=ROUND([$'ra-sub'.AB60];2)" office:value-type="float" office:value="70.67" calcext:value-type="float">
            <text:p>70,67</text:p>
          </table:table-cell>
          <table:table-cell table:style-name="ce13" table:formula="of:=ROUND([$'ra-sub'.AC60];1)" office:value-type="float" office:value="-17.7" calcext:value-type="float">
            <text:p>-17,7</text:p>
          </table:table-cell>
          <table:table-cell table:style-name="ce13" table:formula="of:=IF(['ra-sub'.S60]=5;&quot;*&quot;;['ra-sub'.I60])" office:value-type="float" office:value="0.04053" calcext:value-type="float">
            <text:p>0,0</text:p>
          </table:table-cell>
          <table:table-cell table:style-name="ce13" table:formula="of:=IF(['ra-sub'.S60]=11;1;&quot;&quot;)">
            <text:p/>
          </table:table-cell>
          <table:table-cell table:style-name="ce13" table:formula="of:=IFERROR(IF([.I61]=0;ABS(CEILING([.C61]));ABS(([.I61]-CEILING([.C61]))/[.I61]));&quot;*&quot;)" office:value-type="float" office:value="16" calcext:value-type="float">
            <text:p>16,0</text:p>
          </table:table-cell>
          <table:table-cell table:style-name="ce13" table:formula="of:=IFERROR([.I61]-CEILING([.C61]);&quot;*&quot;)" office:value-type="float" office:value="16" calcext:value-type="float">
            <text:p>16,0</text:p>
          </table:table-cell>
          <table:table-cell table:formula="of:=ROUND(['exact-sub'.J60];1)" office:value-type="float" office:value="-1" calcext:value-type="float">
            <text:p>-1,0</text:p>
          </table:table-cell>
          <table:table-cell table:formula="of:=['exact-sub'.K60]" office:value-type="float" office:value="-1" calcext:value-type="float">
            <text:p>-1</text:p>
          </table:table-cell>
          <table:table-cell table:formula="of:=IF(['exact-sub'.L60]&lt;1000000;['exact-sub'.L60];&quot;*&quot;)" office:value-type="float" office:value="0" calcext:value-type="float">
            <text:p>0,0</text:p>
          </table:table-cell>
          <table:table-cell table:formula="of:=IF([$'exact-sub'.S60]=5;&quot;*&quot;;['exact-sub'.I60])" office:value-type="float" office:value="1552.695759" calcext:value-type="float">
            <text:p>1552,7</text:p>
          </table:table-cell>
          <table:table-cell table:style-name="ce21" table:formula="of:=[$'ra-sub'.AE60]" office:value-type="float" office:value="2" calcext:value-type="float">
            <text:p>2</text:p>
          </table:table-cell>
          <table:table-cell table:style-name="ce21" table:formula="of:=[$'bcpa-sub-t600'.AE60]" office:value-type="float" office:value="0" calcext:value-type="float">
            <text:p>0</text:p>
          </table:table-cell>
          <table:table-cell table:style-name="ce21" table:formula="of:=[$'blpl-sub-t300'.AE60]" office:value-type="float" office:value="0" calcext:value-type="float">
            <text:p>0</text:p>
          </table:table-cell>
          <table:table-cell table:style-name="ce21" table:formula="of:=[$'sbpl-sub-t300'.AE60]" office:value-type="float" office:value="1" calcext:value-type="float">
            <text:p>1</text:p>
          </table:table-cell>
          <table:table-cell table:formula="of:=MIN([.L61:.O61])" office:value-type="float" office:value="0" calcext:value-type="float">
            <text:p>0</text:p>
          </table:table-cell>
          <table:table-cell table:formula="of:=ABS([.L61]-CEILING([.$C61]))" office:value-type="float" office:value="19" calcext:value-type="float">
            <text:p>19</text:p>
          </table:table-cell>
          <table:table-cell table:formula="of:=IFERROR(ABS([.M61]-CEILING([.$C61]));&quot;-&quot;)" office:value-type="float" office:value="17" calcext:value-type="float">
            <text:p>17</text:p>
          </table:table-cell>
          <table:table-cell table:formula="of:=ABS([.N61]-CEILING([.$C61]))" office:value-type="float" office:value="17" calcext:value-type="float">
            <text:p>17</text:p>
          </table:table-cell>
          <table:table-cell table:formula="of:=ABS([.O61]-CEILING([.$C61]))" office:value-type="float" office:value="18" calcext:value-type="float">
            <text:p>18</text:p>
          </table:table-cell>
          <table:table-cell table:formula="of:=IFERROR(ABS(([.L61]-CEILING([.$C61]))/CEILING([.$C61]));&quot;*&quot;)" office:value-type="float" office:value="1.11764705882353" calcext:value-type="float">
            <text:p>1,11764705882353</text:p>
          </table:table-cell>
          <table:table-cell table:style-name="ce15" table:formula="of:=IFERROR(ABS(([.M61]-CEILING([.$C61]))/CEILING([.$C61]));&quot;*&quot;)" office:value-type="float" office:value="1" calcext:value-type="float">
            <text:p>1</text:p>
          </table:table-cell>
          <table:table-cell table:formula="of:=IFERROR(ABS(([.N61]-CEILING([.$C61]))/CEILING([.$C61]));&quot;*&quot;)" office:value-type="float" office:value="1" calcext:value-type="float">
            <text:p>1</text:p>
          </table:table-cell>
          <table:table-cell table:formula="of:=IFERROR(ABS(([.O61]-CEILING([.$C61]))/CEILING([.$C61]));&quot;*&quot;)" office:value-type="float" office:value="1.05882352941176" calcext:value-type="float">
            <text:p>1,05882352941176</text:p>
          </table:table-cell>
          <table:table-cell table:formula="of:=IF([.L61]=[.$P61];1;&quot;&quot;)">
            <text:p/>
          </table:table-cell>
          <table:table-cell table:style-name="ce37" table:formula="of:=IF([.M61]=[.$P61];1;&quot;&quot;)" office:value-type="float" office:value="1" calcext:value-type="float">
            <text:p>1</text:p>
          </table:table-cell>
          <table:table-cell table:formula="of:=IF([.N61]=[.$P61];1;&quot;&quot;)" office:value-type="float" office:value="1" calcext:value-type="float">
            <text:p>1</text:p>
          </table:table-cell>
          <table:table-cell table:formula="of:=IF([.O61]=[.$P61];1;&quot;&quot;)">
            <text:p/>
          </table:table-cell>
          <table:table-cell table:number-columns-repeated="8"/>
          <table:table-cell table:formula="of:=CONCATENATE([.A61];&quot;&amp;&quot;;[.B61];&quot;&amp;&quot;;IF([.E61]=1;CONCATENATE(&quot;\h{&quot;;[.C61];&quot;}&quot;);[.C61]);&quot;&amp;&quot;;[.H61];&quot;&amp;&quot;;IF([.J61]=0;CONCATENATE(&quot;\uu{&quot;;[.I61];&quot;}&quot;);[.I61]);&quot;&amp;&quot;;IF([.L61]=[.P61];CONCATENATE(&quot;\h{&quot;;[.L61];&quot;}&quot;);[.L61]);&quot;&amp;&quot;;IF([.M61]=[.P61];CONCATENATE(&quot;\h{&quot;;[.M61];&quot;}&quot;);[.M61]);&quot;&amp;&quot;;IF([.N61]=[.P61];CONCATENATE(&quot;\h{&quot;;[.N61];&quot;}&quot;);[.N61]);&quot;&amp;&quot;;IF([.O61]=[.P61];CONCATENATE(&quot;\h{&quot;;[.O61];&quot;}&quot;);[.O61]);&quot;\\\hline&quot;)" office:value-type="string" office:string-value="r4-15-30-4&amp;70,67&amp;-17,7&amp;-1&amp;\uu{-1}&amp;2&amp;\h{0}&amp;\h{0}&amp;1\\\hline" calcext:value-type="string">
            <text:p>r4-15-30-4&amp;70,67&amp;-17,7&amp;-1&amp;\uu{-1}&amp;2&amp;\h{0}&amp;\h{0}&amp;1\\\hline</text:p>
          </table:table-cell>
          <table:table-cell table:number-columns-repeated="10"/>
        </table:table-row>
        <table:table-row table:style-name="ro2">
          <table:table-cell table:formula="of:=[$'ra-sub'.AA61]" office:value-type="string" office:string-value="r4-15-30-5" calcext:value-type="string">
            <text:p>r4-15-30-5</text:p>
          </table:table-cell>
          <table:table-cell table:formula="of:=ROUND([$'ra-sub'.AB61];2)" office:value-type="float" office:value="81.33" calcext:value-type="float">
            <text:p>81,33</text:p>
          </table:table-cell>
          <table:table-cell table:style-name="ce13" table:formula="of:=ROUND([$'ra-sub'.AC61];1)" office:value-type="float" office:value="-18.9" calcext:value-type="float">
            <text:p>-18,9</text:p>
          </table:table-cell>
          <table:table-cell table:style-name="ce13" table:formula="of:=IF(['ra-sub'.S61]=5;&quot;*&quot;;['ra-sub'.I61])" office:value-type="float" office:value="0.079965" calcext:value-type="float">
            <text:p>0,1</text:p>
          </table:table-cell>
          <table:table-cell table:style-name="ce13" table:formula="of:=IF(['ra-sub'.S61]=11;1;&quot;&quot;)">
            <text:p/>
          </table:table-cell>
          <table:table-cell table:style-name="ce13" table:formula="of:=IFERROR(IF([.I62]=0;ABS(CEILING([.C62]));ABS(([.I62]-CEILING([.C62]))/[.I62]));&quot;*&quot;)" office:value-type="float" office:value="17" calcext:value-type="float">
            <text:p>17,0</text:p>
          </table:table-cell>
          <table:table-cell table:style-name="ce13" table:formula="of:=IFERROR([.I62]-CEILING([.C62]);&quot;*&quot;)" office:value-type="float" office:value="17" calcext:value-type="float">
            <text:p>17,0</text:p>
          </table:table-cell>
          <table:table-cell table:formula="of:=ROUND(['exact-sub'.J61];1)" office:value-type="float" office:value="-2" calcext:value-type="float">
            <text:p>-2,0</text:p>
          </table:table-cell>
          <table:table-cell table:formula="of:=['exact-sub'.K61]" office:value-type="float" office:value="-1" calcext:value-type="float">
            <text:p>-1</text:p>
          </table:table-cell>
          <table:table-cell table:formula="of:=IF(['exact-sub'.L61]&lt;1000000;['exact-sub'.L61];&quot;*&quot;)" office:value-type="float" office:value="1" calcext:value-type="float">
            <text:p>1,0</text:p>
          </table:table-cell>
          <table:table-cell table:formula="of:=IF([$'exact-sub'.S61]=5;&quot;*&quot;;['exact-sub'.I61])" office:value-type="string" office:string-value="*" calcext:value-type="string">
            <text:p>*</text:p>
          </table:table-cell>
          <table:table-cell table:style-name="ce21" table:formula="of:=[$'ra-sub'.AE61]" office:value-type="float" office:value="2" calcext:value-type="float">
            <text:p>2</text:p>
          </table:table-cell>
          <table:table-cell table:style-name="ce21" table:formula="of:=[$'bcpa-sub-t600'.AE61]" office:value-type="float" office:value="0" calcext:value-type="float">
            <text:p>0</text:p>
          </table:table-cell>
          <table:table-cell table:style-name="ce21" table:formula="of:=[$'blpl-sub-t300'.AE61]" office:value-type="float" office:value="0" calcext:value-type="float">
            <text:p>0</text:p>
          </table:table-cell>
          <table:table-cell table:style-name="ce21" table:formula="of:=[$'sbpl-sub-t300'.AE61]" office:value-type="float" office:value="0" calcext:value-type="float">
            <text:p>0</text:p>
          </table:table-cell>
          <table:table-cell table:formula="of:=MIN([.L62:.O62])" office:value-type="float" office:value="0" calcext:value-type="float">
            <text:p>0</text:p>
          </table:table-cell>
          <table:table-cell table:formula="of:=ABS([.L62]-CEILING([.$C62]))" office:value-type="float" office:value="20" calcext:value-type="float">
            <text:p>20</text:p>
          </table:table-cell>
          <table:table-cell table:formula="of:=IFERROR(ABS([.M62]-CEILING([.$C62]));&quot;-&quot;)" office:value-type="float" office:value="18" calcext:value-type="float">
            <text:p>18</text:p>
          </table:table-cell>
          <table:table-cell table:formula="of:=ABS([.N62]-CEILING([.$C62]))" office:value-type="float" office:value="18" calcext:value-type="float">
            <text:p>18</text:p>
          </table:table-cell>
          <table:table-cell table:formula="of:=ABS([.O62]-CEILING([.$C62]))" office:value-type="float" office:value="18" calcext:value-type="float">
            <text:p>18</text:p>
          </table:table-cell>
          <table:table-cell table:formula="of:=IFERROR(ABS(([.L62]-CEILING([.$C62]))/CEILING([.$C62]));&quot;*&quot;)" office:value-type="float" office:value="1.11111111111111" calcext:value-type="float">
            <text:p>1,11111111111111</text:p>
          </table:table-cell>
          <table:table-cell table:style-name="ce15" table:formula="of:=IFERROR(ABS(([.M62]-CEILING([.$C62]))/CEILING([.$C62]));&quot;*&quot;)" office:value-type="float" office:value="1" calcext:value-type="float">
            <text:p>1</text:p>
          </table:table-cell>
          <table:table-cell table:formula="of:=IFERROR(ABS(([.N62]-CEILING([.$C62]))/CEILING([.$C62]));&quot;*&quot;)" office:value-type="float" office:value="1" calcext:value-type="float">
            <text:p>1</text:p>
          </table:table-cell>
          <table:table-cell table:formula="of:=IFERROR(ABS(([.O62]-CEILING([.$C62]))/CEILING([.$C62]));&quot;*&quot;)" office:value-type="float" office:value="1" calcext:value-type="float">
            <text:p>1</text:p>
          </table:table-cell>
          <table:table-cell table:formula="of:=IF([.L62]=[.$P62];1;&quot;&quot;)">
            <text:p/>
          </table:table-cell>
          <table:table-cell table:formula="of:=IF([.M62]=[.$P62];1;&quot;&quot;)" office:value-type="float" office:value="1" calcext:value-type="float">
            <text:p>1</text:p>
          </table:table-cell>
          <table:table-cell table:style-name="ce37" table:formula="of:=IF([.N62]=[.$P62];1;&quot;&quot;)" office:value-type="float" office:value="1" calcext:value-type="float">
            <text:p>1</text:p>
          </table:table-cell>
          <table:table-cell table:style-name="ce37" table:formula="of:=IF([.O62]=[.$P62];1;&quot;&quot;)" office:value-type="float" office:value="1" calcext:value-type="float">
            <text:p>1</text:p>
          </table:table-cell>
          <table:table-cell table:number-columns-repeated="8"/>
          <table:table-cell table:formula="of:=CONCATENATE([.A62];&quot;&amp;&quot;;[.B62];&quot;&amp;&quot;;IF([.E62]=1;CONCATENATE(&quot;\h{&quot;;[.C62];&quot;}&quot;);[.C62]);&quot;&amp;&quot;;[.H62];&quot;&amp;&quot;;IF([.J62]=0;CONCATENATE(&quot;\uu{&quot;;[.I62];&quot;}&quot;);[.I62]);&quot;&amp;&quot;;IF([.L62]=[.P62];CONCATENATE(&quot;\h{&quot;;[.L62];&quot;}&quot;);[.L62]);&quot;&amp;&quot;;IF([.M62]=[.P62];CONCATENATE(&quot;\h{&quot;;[.M62];&quot;}&quot;);[.M62]);&quot;&amp;&quot;;IF([.N62]=[.P62];CONCATENATE(&quot;\h{&quot;;[.N62];&quot;}&quot;);[.N62]);&quot;&amp;&quot;;IF([.O62]=[.P62];CONCATENATE(&quot;\h{&quot;;[.O62];&quot;}&quot;);[.O62]);&quot;\\\hline&quot;)" office:value-type="string" office:string-value="r4-15-30-5&amp;81,33&amp;-18,9&amp;-2&amp;-1&amp;2&amp;\h{0}&amp;\h{0}&amp;\h{0}\\\hline" calcext:value-type="string">
            <text:p>r4-15-30-5&amp;81,33&amp;-18,9&amp;-2&amp;-1&amp;2&amp;\h{0}&amp;\h{0}&amp;\h{0}\\\hline</text:p>
          </table:table-cell>
          <table:table-cell table:number-columns-repeated="10"/>
        </table:table-row>
        <table:table-row table:style-name="ro2">
          <table:table-cell table:formula="of:=[$'ra-sub'.AA62]" office:value-type="string" office:string-value="r4-20-40-1" calcext:value-type="string">
            <text:p>r4-20-40-1</text:p>
          </table:table-cell>
          <table:table-cell table:formula="of:=ROUND([$'ra-sub'.AB62];2)" office:value-type="float" office:value="57.02" calcext:value-type="float">
            <text:p>57,02</text:p>
          </table:table-cell>
          <table:table-cell table:style-name="ce13" table:formula="of:=ROUND([$'ra-sub'.AC62];1)" office:value-type="float" office:value="-22" calcext:value-type="float">
            <text:p>-22,0</text:p>
          </table:table-cell>
          <table:table-cell table:style-name="ce13" table:formula="of:=IF(['ra-sub'.S62]=5;&quot;*&quot;;['ra-sub'.I62])" office:value-type="float" office:value="1.172652" calcext:value-type="float">
            <text:p>1,2</text:p>
          </table:table-cell>
          <table:table-cell table:style-name="ce13" table:formula="of:=IF(['ra-sub'.S62]=11;1;&quot;&quot;)">
            <text:p/>
          </table:table-cell>
          <table:table-cell table:style-name="ce13" table:formula="of:=IFERROR(IF([.I63]=0;ABS(CEILING([.C63]));ABS(([.I63]-CEILING([.C63]))/[.I63]));&quot;*&quot;)" office:value-type="float" office:value="12" calcext:value-type="float">
            <text:p>12,0</text:p>
          </table:table-cell>
          <table:table-cell table:style-name="ce13" table:formula="of:=IFERROR([.I63]-CEILING([.C63]);&quot;*&quot;)" office:value-type="float" office:value="24" calcext:value-type="float">
            <text:p>24,0</text:p>
          </table:table-cell>
          <table:table-cell table:formula="of:=ROUND(['exact-sub'.J62];1)" office:value-type="float" office:value="-7" calcext:value-type="float">
            <text:p>-7,0</text:p>
          </table:table-cell>
          <table:table-cell table:formula="of:=['exact-sub'.K62]" office:value-type="float" office:value="2" calcext:value-type="float">
            <text:p>2</text:p>
          </table:table-cell>
          <table:table-cell table:formula="of:=IF(['exact-sub'.L62]&lt;1000000;['exact-sub'.L62];&quot;*&quot;)" office:value-type="string" office:string-value="*" calcext:value-type="string">
            <text:p>*</text:p>
          </table:table-cell>
          <table:table-cell table:formula="of:=IF([$'exact-sub'.S62]=5;&quot;*&quot;;['exact-sub'.I62])" office:value-type="string" office:string-value="*" calcext:value-type="string">
            <text:p>*</text:p>
          </table:table-cell>
          <table:table-cell table:style-name="ce21" table:formula="of:=[$'ra-sub'.AE62]" office:value-type="float" office:value="4" calcext:value-type="float">
            <text:p>4</text:p>
          </table:table-cell>
          <table:table-cell table:style-name="ce21" table:formula="of:=[$'bcpa-sub-t600'.AE62]" office:value-type="float" office:value="0" calcext:value-type="float">
            <text:p>0</text:p>
          </table:table-cell>
          <table:table-cell table:style-name="ce21" table:formula="of:=[$'blpl-sub-t300'.AE62]" office:value-type="float" office:value="1" calcext:value-type="float">
            <text:p>1</text:p>
          </table:table-cell>
          <table:table-cell table:style-name="ce21" table:formula="of:=[$'sbpl-sub-t300'.AE62]" office:value-type="float" office:value="1" calcext:value-type="float">
            <text:p>1</text:p>
          </table:table-cell>
          <table:table-cell table:formula="of:=MIN([.L63:.O63])" office:value-type="float" office:value="0" calcext:value-type="float">
            <text:p>0</text:p>
          </table:table-cell>
          <table:table-cell table:formula="of:=ABS([.L63]-CEILING([.$C63]))" office:value-type="float" office:value="26" calcext:value-type="float">
            <text:p>26</text:p>
          </table:table-cell>
          <table:table-cell table:formula="of:=IFERROR(ABS([.M63]-CEILING([.$C63]));&quot;-&quot;)" office:value-type="float" office:value="22" calcext:value-type="float">
            <text:p>22</text:p>
          </table:table-cell>
          <table:table-cell table:formula="of:=ABS([.N63]-CEILING([.$C63]))" office:value-type="float" office:value="23" calcext:value-type="float">
            <text:p>23</text:p>
          </table:table-cell>
          <table:table-cell table:formula="of:=ABS([.O63]-CEILING([.$C63]))" office:value-type="float" office:value="23" calcext:value-type="float">
            <text:p>23</text:p>
          </table:table-cell>
          <table:table-cell table:formula="of:=IFERROR(ABS(([.L63]-CEILING([.$C63]))/CEILING([.$C63]));&quot;*&quot;)" office:value-type="float" office:value="1.18181818181818" calcext:value-type="float">
            <text:p>1,18181818181818</text:p>
          </table:table-cell>
          <table:table-cell table:style-name="ce15" table:formula="of:=IFERROR(ABS(([.M63]-CEILING([.$C63]))/CEILING([.$C63]));&quot;*&quot;)" office:value-type="float" office:value="1" calcext:value-type="float">
            <text:p>1</text:p>
          </table:table-cell>
          <table:table-cell table:formula="of:=IFERROR(ABS(([.N63]-CEILING([.$C63]))/CEILING([.$C63]));&quot;*&quot;)" office:value-type="float" office:value="1.04545454545455" calcext:value-type="float">
            <text:p>1,04545454545455</text:p>
          </table:table-cell>
          <table:table-cell table:formula="of:=IFERROR(ABS(([.O63]-CEILING([.$C63]))/CEILING([.$C63]));&quot;*&quot;)" office:value-type="float" office:value="1.04545454545455" calcext:value-type="float">
            <text:p>1,04545454545455</text:p>
          </table:table-cell>
          <table:table-cell table:formula="of:=IF([.L63]=[.$P63];1;&quot;&quot;)">
            <text:p/>
          </table:table-cell>
          <table:table-cell table:formula="of:=IF([.M63]=[.$P63];1;&quot;&quot;)" office:value-type="float" office:value="1" calcext:value-type="float">
            <text:p>1</text:p>
          </table:table-cell>
          <table:table-cell table:style-name="ce37" table:formula="of:=IF([.N63]=[.$P63];1;&quot;&quot;)">
            <text:p/>
          </table:table-cell>
          <table:table-cell table:style-name="ce37" table:formula="of:=IF([.O63]=[.$P63];1;&quot;&quot;)">
            <text:p/>
          </table:table-cell>
          <table:table-cell table:number-columns-repeated="8"/>
          <table:table-cell table:formula="of:=CONCATENATE([.A63];&quot;&amp;&quot;;[.B63];&quot;&amp;&quot;;IF([.E63]=1;CONCATENATE(&quot;\h{&quot;;[.C63];&quot;}&quot;);[.C63]);&quot;&amp;&quot;;[.H63];&quot;&amp;&quot;;IF([.J63]=0;CONCATENATE(&quot;\uu{&quot;;[.I63];&quot;}&quot;);[.I63]);&quot;&amp;&quot;;IF([.L63]=[.P63];CONCATENATE(&quot;\h{&quot;;[.L63];&quot;}&quot;);[.L63]);&quot;&amp;&quot;;IF([.M63]=[.P63];CONCATENATE(&quot;\h{&quot;;[.M63];&quot;}&quot;);[.M63]);&quot;&amp;&quot;;IF([.N63]=[.P63];CONCATENATE(&quot;\h{&quot;;[.N63];&quot;}&quot;);[.N63]);&quot;&amp;&quot;;IF([.O63]=[.P63];CONCATENATE(&quot;\h{&quot;;[.O63];&quot;}&quot;);[.O63]);&quot;\\\hline&quot;)" office:value-type="string" office:string-value="r4-20-40-1&amp;57,02&amp;-22&amp;-7&amp;2&amp;4&amp;\h{0}&amp;1&amp;1\\\hline" calcext:value-type="string">
            <text:p>r4-20-40-1&amp;57,02&amp;-22&amp;-7&amp;2&amp;4&amp;\h{0}&amp;1&amp;1\\\hline</text:p>
          </table:table-cell>
          <table:table-cell table:number-columns-repeated="10"/>
        </table:table-row>
        <table:table-row table:style-name="ro2">
          <table:table-cell table:formula="of:=[$'ra-sub'.AA63]" office:value-type="string" office:string-value="r4-20-40-2" calcext:value-type="string">
            <text:p>r4-20-40-2</text:p>
          </table:table-cell>
          <table:table-cell table:formula="of:=ROUND([$'ra-sub'.AB63];2)" office:value-type="float" office:value="57.89" calcext:value-type="float">
            <text:p>57,89</text:p>
          </table:table-cell>
          <table:table-cell table:style-name="ce13" table:formula="of:=ROUND([$'ra-sub'.AC63];1)" office:value-type="float" office:value="-23" calcext:value-type="float">
            <text:p>-23,0</text:p>
          </table:table-cell>
          <table:table-cell table:style-name="ce13" table:formula="of:=IF(['ra-sub'.S63]=5;&quot;*&quot;;['ra-sub'.I63])" office:value-type="float" office:value="0.120344" calcext:value-type="float">
            <text:p>0,1</text:p>
          </table:table-cell>
          <table:table-cell table:style-name="ce13" table:formula="of:=IF(['ra-sub'.S63]=11;1;&quot;&quot;)">
            <text:p/>
          </table:table-cell>
          <table:table-cell table:style-name="ce13" table:formula="of:=IFERROR(IF([.I64]=0;ABS(CEILING([.C64]));ABS(([.I64]-CEILING([.C64]))/[.I64]));&quot;*&quot;)" office:value-type="float" office:value="24" calcext:value-type="float">
            <text:p>24,0</text:p>
          </table:table-cell>
          <table:table-cell table:style-name="ce13" table:formula="of:=IFERROR([.I64]-CEILING([.C64]);&quot;*&quot;)" office:value-type="float" office:value="24" calcext:value-type="float">
            <text:p>24,0</text:p>
          </table:table-cell>
          <table:table-cell table:formula="of:=ROUND(['exact-sub'.J63];1)" office:value-type="float" office:value="-6.6" calcext:value-type="float">
            <text:p>-6,6</text:p>
          </table:table-cell>
          <table:table-cell table:formula="of:=['exact-sub'.K63]" office:value-type="float" office:value="1" calcext:value-type="float">
            <text:p>1</text:p>
          </table:table-cell>
          <table:table-cell table:formula="of:=IF(['exact-sub'.L63]&lt;1000000;['exact-sub'.L63];&quot;*&quot;)" office:value-type="string" office:string-value="*" calcext:value-type="string">
            <text:p>*</text:p>
          </table:table-cell>
          <table:table-cell table:formula="of:=IF([$'exact-sub'.S63]=5;&quot;*&quot;;['exact-sub'.I63])" office:value-type="string" office:string-value="*" calcext:value-type="string">
            <text:p>*</text:p>
          </table:table-cell>
          <table:table-cell table:style-name="ce21" table:formula="of:=[$'ra-sub'.AE63]" office:value-type="float" office:value="4" calcext:value-type="float">
            <text:p>4</text:p>
          </table:table-cell>
          <table:table-cell table:style-name="ce21" table:formula="of:=[$'bcpa-sub-t600'.AE63]" office:value-type="float" office:value="0" calcext:value-type="float">
            <text:p>0</text:p>
          </table:table-cell>
          <table:table-cell table:style-name="ce21" table:formula="of:=[$'blpl-sub-t300'.AE63]" office:value-type="float" office:value="0" calcext:value-type="float">
            <text:p>0</text:p>
          </table:table-cell>
          <table:table-cell table:style-name="ce21" table:formula="of:=[$'sbpl-sub-t300'.AE63]" office:value-type="float" office:value="1" calcext:value-type="float">
            <text:p>1</text:p>
          </table:table-cell>
          <table:table-cell table:formula="of:=MIN([.L64:.O64])" office:value-type="float" office:value="0" calcext:value-type="float">
            <text:p>0</text:p>
          </table:table-cell>
          <table:table-cell table:formula="of:=ABS([.L64]-CEILING([.$C64]))" office:value-type="float" office:value="27" calcext:value-type="float">
            <text:p>27</text:p>
          </table:table-cell>
          <table:table-cell table:formula="of:=IFERROR(ABS([.M64]-CEILING([.$C64]));&quot;-&quot;)" office:value-type="float" office:value="23" calcext:value-type="float">
            <text:p>23</text:p>
          </table:table-cell>
          <table:table-cell table:formula="of:=ABS([.N64]-CEILING([.$C64]))" office:value-type="float" office:value="23" calcext:value-type="float">
            <text:p>23</text:p>
          </table:table-cell>
          <table:table-cell table:formula="of:=ABS([.O64]-CEILING([.$C64]))" office:value-type="float" office:value="24" calcext:value-type="float">
            <text:p>24</text:p>
          </table:table-cell>
          <table:table-cell table:formula="of:=IFERROR(ABS(([.L64]-CEILING([.$C64]))/CEILING([.$C64]));&quot;*&quot;)" office:value-type="float" office:value="1.17391304347826" calcext:value-type="float">
            <text:p>1,17391304347826</text:p>
          </table:table-cell>
          <table:table-cell table:style-name="ce15" table:formula="of:=IFERROR(ABS(([.M64]-CEILING([.$C64]))/CEILING([.$C64]));&quot;*&quot;)" office:value-type="float" office:value="1" calcext:value-type="float">
            <text:p>1</text:p>
          </table:table-cell>
          <table:table-cell table:formula="of:=IFERROR(ABS(([.N64]-CEILING([.$C64]))/CEILING([.$C64]));&quot;*&quot;)" office:value-type="float" office:value="1" calcext:value-type="float">
            <text:p>1</text:p>
          </table:table-cell>
          <table:table-cell table:formula="of:=IFERROR(ABS(([.O64]-CEILING([.$C64]))/CEILING([.$C64]));&quot;*&quot;)" office:value-type="float" office:value="1.04347826086957" calcext:value-type="float">
            <text:p>1,04347826086957</text:p>
          </table:table-cell>
          <table:table-cell table:formula="of:=IF([.L64]=[.$P64];1;&quot;&quot;)">
            <text:p/>
          </table:table-cell>
          <table:table-cell table:formula="of:=IF([.M64]=[.$P64];1;&quot;&quot;)" office:value-type="float" office:value="1" calcext:value-type="float">
            <text:p>1</text:p>
          </table:table-cell>
          <table:table-cell table:style-name="ce37" table:formula="of:=IF([.N64]=[.$P64];1;&quot;&quot;)" office:value-type="float" office:value="1" calcext:value-type="float">
            <text:p>1</text:p>
          </table:table-cell>
          <table:table-cell table:style-name="ce37" table:formula="of:=IF([.O64]=[.$P64];1;&quot;&quot;)">
            <text:p/>
          </table:table-cell>
          <table:table-cell table:number-columns-repeated="8"/>
          <table:table-cell table:formula="of:=CONCATENATE([.A64];&quot;&amp;&quot;;[.B64];&quot;&amp;&quot;;IF([.E64]=1;CONCATENATE(&quot;\h{&quot;;[.C64];&quot;}&quot;);[.C64]);&quot;&amp;&quot;;[.H64];&quot;&amp;&quot;;IF([.J64]=0;CONCATENATE(&quot;\uu{&quot;;[.I64];&quot;}&quot;);[.I64]);&quot;&amp;&quot;;IF([.L64]=[.P64];CONCATENATE(&quot;\h{&quot;;[.L64];&quot;}&quot;);[.L64]);&quot;&amp;&quot;;IF([.M64]=[.P64];CONCATENATE(&quot;\h{&quot;;[.M64];&quot;}&quot;);[.M64]);&quot;&amp;&quot;;IF([.N64]=[.P64];CONCATENATE(&quot;\h{&quot;;[.N64];&quot;}&quot;);[.N64]);&quot;&amp;&quot;;IF([.O64]=[.P64];CONCATENATE(&quot;\h{&quot;;[.O64];&quot;}&quot;);[.O64]);&quot;\\\hline&quot;)" office:value-type="string" office:string-value="r4-20-40-2&amp;57,89&amp;-23&amp;-6,6&amp;1&amp;4&amp;\h{0}&amp;\h{0}&amp;1\\\hline" calcext:value-type="string">
            <text:p>r4-20-40-2&amp;57,89&amp;-23&amp;-6,6&amp;1&amp;4&amp;\h{0}&amp;\h{0}&amp;1\\\hline</text:p>
          </table:table-cell>
          <table:table-cell table:number-columns-repeated="10"/>
        </table:table-row>
        <table:table-row table:style-name="ro2">
          <table:table-cell table:formula="of:=[$'ra-sub'.AA64]" office:value-type="string" office:string-value="r4-20-40-3" calcext:value-type="string">
            <text:p>r4-20-40-3</text:p>
          </table:table-cell>
          <table:table-cell table:formula="of:=ROUND([$'ra-sub'.AB64];2)" office:value-type="float" office:value="57.89" calcext:value-type="float">
            <text:p>57,89</text:p>
          </table:table-cell>
          <table:table-cell table:style-name="ce13" table:formula="of:=ROUND([$'ra-sub'.AC64];1)" office:value-type="float" office:value="-23.6" calcext:value-type="float">
            <text:p>-23,6</text:p>
          </table:table-cell>
          <table:table-cell table:style-name="ce13" table:formula="of:=IF(['ra-sub'.S64]=5;&quot;*&quot;;['ra-sub'.I64])" office:value-type="float" office:value="0.147142" calcext:value-type="float">
            <text:p>0,1</text:p>
          </table:table-cell>
          <table:table-cell table:style-name="ce13" table:formula="of:=IF(['ra-sub'.S64]=11;1;&quot;&quot;)">
            <text:p/>
          </table:table-cell>
          <table:table-cell table:style-name="ce13" table:formula="of:=IFERROR(IF([.I65]=0;ABS(CEILING([.C65]));ABS(([.I65]-CEILING([.C65]))/[.I65]));&quot;*&quot;)" office:value-type="float" office:value="24" calcext:value-type="float">
            <text:p>24,0</text:p>
          </table:table-cell>
          <table:table-cell table:style-name="ce13" table:formula="of:=IFERROR([.I65]-CEILING([.C65]);&quot;*&quot;)" office:value-type="float" office:value="24" calcext:value-type="float">
            <text:p>24,0</text:p>
          </table:table-cell>
          <table:table-cell table:formula="of:=ROUND(['exact-sub'.J64];1)" office:value-type="float" office:value="-6" calcext:value-type="float">
            <text:p>-6,0</text:p>
          </table:table-cell>
          <table:table-cell table:formula="of:=['exact-sub'.K64]" office:value-type="float" office:value="1" calcext:value-type="float">
            <text:p>1</text:p>
          </table:table-cell>
          <table:table-cell table:formula="of:=IF(['exact-sub'.L64]&lt;1000000;['exact-sub'.L64];&quot;*&quot;)" office:value-type="string" office:string-value="*" calcext:value-type="string">
            <text:p>*</text:p>
          </table:table-cell>
          <table:table-cell table:formula="of:=IF([$'exact-sub'.S64]=5;&quot;*&quot;;['exact-sub'.I64])" office:value-type="string" office:string-value="*" calcext:value-type="string">
            <text:p>*</text:p>
          </table:table-cell>
          <table:table-cell table:style-name="ce21" table:formula="of:=[$'ra-sub'.AE64]" office:value-type="float" office:value="3" calcext:value-type="float">
            <text:p>3</text:p>
          </table:table-cell>
          <table:table-cell table:style-name="ce21" table:formula="of:=[$'bcpa-sub-t600'.AE64]" office:value-type="float" office:value="0" calcext:value-type="float">
            <text:p>0</text:p>
          </table:table-cell>
          <table:table-cell table:style-name="ce21" table:formula="of:=[$'blpl-sub-t300'.AE64]" office:value-type="float" office:value="1" calcext:value-type="float">
            <text:p>1</text:p>
          </table:table-cell>
          <table:table-cell table:style-name="ce21" table:formula="of:=[$'sbpl-sub-t300'.AE64]" office:value-type="float" office:value="1" calcext:value-type="float">
            <text:p>1</text:p>
          </table:table-cell>
          <table:table-cell table:formula="of:=MIN([.L65:.O65])" office:value-type="float" office:value="0" calcext:value-type="float">
            <text:p>0</text:p>
          </table:table-cell>
          <table:table-cell table:formula="of:=ABS([.L65]-CEILING([.$C65]))" office:value-type="float" office:value="26" calcext:value-type="float">
            <text:p>26</text:p>
          </table:table-cell>
          <table:table-cell table:formula="of:=IFERROR(ABS([.M65]-CEILING([.$C65]));&quot;-&quot;)" office:value-type="float" office:value="23" calcext:value-type="float">
            <text:p>23</text:p>
          </table:table-cell>
          <table:table-cell table:formula="of:=ABS([.N65]-CEILING([.$C65]))" office:value-type="float" office:value="24" calcext:value-type="float">
            <text:p>24</text:p>
          </table:table-cell>
          <table:table-cell table:formula="of:=ABS([.O65]-CEILING([.$C65]))" office:value-type="float" office:value="24" calcext:value-type="float">
            <text:p>24</text:p>
          </table:table-cell>
          <table:table-cell table:formula="of:=IFERROR(ABS(([.L65]-CEILING([.$C65]))/CEILING([.$C65]));&quot;*&quot;)" office:value-type="float" office:value="1.1304347826087" calcext:value-type="float">
            <text:p>1,1304347826087</text:p>
          </table:table-cell>
          <table:table-cell table:style-name="ce15" table:formula="of:=IFERROR(ABS(([.M65]-CEILING([.$C65]))/CEILING([.$C65]));&quot;*&quot;)" office:value-type="float" office:value="1" calcext:value-type="float">
            <text:p>1</text:p>
          </table:table-cell>
          <table:table-cell table:formula="of:=IFERROR(ABS(([.N65]-CEILING([.$C65]))/CEILING([.$C65]));&quot;*&quot;)" office:value-type="float" office:value="1.04347826086957" calcext:value-type="float">
            <text:p>1,04347826086957</text:p>
          </table:table-cell>
          <table:table-cell table:formula="of:=IFERROR(ABS(([.O65]-CEILING([.$C65]))/CEILING([.$C65]));&quot;*&quot;)" office:value-type="float" office:value="1.04347826086957" calcext:value-type="float">
            <text:p>1,04347826086957</text:p>
          </table:table-cell>
          <table:table-cell table:formula="of:=IF([.L65]=[.$P65];1;&quot;&quot;)">
            <text:p/>
          </table:table-cell>
          <table:table-cell table:formula="of:=IF([.M65]=[.$P65];1;&quot;&quot;)" office:value-type="float" office:value="1" calcext:value-type="float">
            <text:p>1</text:p>
          </table:table-cell>
          <table:table-cell table:style-name="ce37" table:formula="of:=IF([.N65]=[.$P65];1;&quot;&quot;)">
            <text:p/>
          </table:table-cell>
          <table:table-cell table:style-name="ce37" table:formula="of:=IF([.O65]=[.$P65];1;&quot;&quot;)">
            <text:p/>
          </table:table-cell>
          <table:table-cell table:number-columns-repeated="8"/>
          <table:table-cell table:formula="of:=CONCATENATE([.A65];&quot;&amp;&quot;;[.B65];&quot;&amp;&quot;;IF([.E65]=1;CONCATENATE(&quot;\h{&quot;;[.C65];&quot;}&quot;);[.C65]);&quot;&amp;&quot;;[.H65];&quot;&amp;&quot;;IF([.J65]=0;CONCATENATE(&quot;\uu{&quot;;[.I65];&quot;}&quot;);[.I65]);&quot;&amp;&quot;;IF([.L65]=[.P65];CONCATENATE(&quot;\h{&quot;;[.L65];&quot;}&quot;);[.L65]);&quot;&amp;&quot;;IF([.M65]=[.P65];CONCATENATE(&quot;\h{&quot;;[.M65];&quot;}&quot;);[.M65]);&quot;&amp;&quot;;IF([.N65]=[.P65];CONCATENATE(&quot;\h{&quot;;[.N65];&quot;}&quot;);[.N65]);&quot;&amp;&quot;;IF([.O65]=[.P65];CONCATENATE(&quot;\h{&quot;;[.O65];&quot;}&quot;);[.O65]);&quot;\\\hline&quot;)" office:value-type="string" office:string-value="r4-20-40-3&amp;57,89&amp;-23,6&amp;-6&amp;1&amp;3&amp;\h{0}&amp;1&amp;1\\\hline" calcext:value-type="string">
            <text:p>r4-20-40-3&amp;57,89&amp;-23,6&amp;-6&amp;1&amp;3&amp;\h{0}&amp;1&amp;1\\\hline</text:p>
          </table:table-cell>
          <table:table-cell table:number-columns-repeated="10"/>
        </table:table-row>
        <table:table-row table:style-name="ro2">
          <table:table-cell table:formula="of:=[$'ra-sub'.AA65]" office:value-type="string" office:string-value="r4-20-40-4" calcext:value-type="string">
            <text:p>r4-20-40-4</text:p>
          </table:table-cell>
          <table:table-cell table:formula="of:=ROUND([$'ra-sub'.AB65];2)" office:value-type="float" office:value="62.28" calcext:value-type="float">
            <text:p>62,28</text:p>
          </table:table-cell>
          <table:table-cell table:style-name="ce13" table:formula="of:=ROUND([$'ra-sub'.AC65];1)" office:value-type="float" office:value="-25" calcext:value-type="float">
            <text:p>-25,0</text:p>
          </table:table-cell>
          <table:table-cell table:style-name="ce13" table:formula="of:=IF(['ra-sub'.S65]=5;&quot;*&quot;;['ra-sub'.I65])" office:value-type="float" office:value="0.068452" calcext:value-type="float">
            <text:p>0,1</text:p>
          </table:table-cell>
          <table:table-cell table:style-name="ce13" table:formula="of:=IF(['ra-sub'.S65]=11;1;&quot;&quot;)">
            <text:p/>
          </table:table-cell>
          <table:table-cell table:style-name="ce13" table:formula="of:=IFERROR(IF([.I66]=0;ABS(CEILING([.C66]));ABS(([.I66]-CEILING([.C66]))/[.I66]));&quot;*&quot;)" office:value-type="float" office:value="25" calcext:value-type="float">
            <text:p>25,0</text:p>
          </table:table-cell>
          <table:table-cell table:style-name="ce13" table:formula="of:=IFERROR([.I66]-CEILING([.C66]);&quot;*&quot;)" office:value-type="float" office:value="25" calcext:value-type="float">
            <text:p>25,0</text:p>
          </table:table-cell>
          <table:table-cell table:formula="of:=ROUND(['exact-sub'.J65];1)" office:value-type="float" office:value="-3.4" calcext:value-type="float">
            <text:p>-3,4</text:p>
          </table:table-cell>
          <table:table-cell table:formula="of:=['exact-sub'.K65]" office:value-type="float" office:value="0" calcext:value-type="float">
            <text:p>0</text:p>
          </table:table-cell>
          <table:table-cell table:formula="of:=IF(['exact-sub'.L65]&lt;1000000;['exact-sub'.L65];&quot;*&quot;)" office:value-type="string" office:string-value="*" calcext:value-type="string">
            <text:p>*</text:p>
          </table:table-cell>
          <table:table-cell table:formula="of:=IF([$'exact-sub'.S65]=5;&quot;*&quot;;['exact-sub'.I65])" office:value-type="string" office:string-value="*" calcext:value-type="string">
            <text:p>*</text:p>
          </table:table-cell>
          <table:table-cell table:style-name="ce21" table:formula="of:=[$'ra-sub'.AE65]" office:value-type="float" office:value="4" calcext:value-type="float">
            <text:p>4</text:p>
          </table:table-cell>
          <table:table-cell table:style-name="ce21" table:formula="of:=[$'bcpa-sub-t600'.AE65]" office:value-type="float" office:value="0" calcext:value-type="float">
            <text:p>0</text:p>
          </table:table-cell>
          <table:table-cell table:style-name="ce21" table:formula="of:=[$'blpl-sub-t300'.AE65]" office:value-type="float" office:value="1" calcext:value-type="float">
            <text:p>1</text:p>
          </table:table-cell>
          <table:table-cell table:style-name="ce21" table:formula="of:=[$'sbpl-sub-t300'.AE65]" office:value-type="float" office:value="1" calcext:value-type="float">
            <text:p>1</text:p>
          </table:table-cell>
          <table:table-cell table:formula="of:=MIN([.L66:.O66])" office:value-type="float" office:value="0" calcext:value-type="float">
            <text:p>0</text:p>
          </table:table-cell>
          <table:table-cell table:formula="of:=ABS([.L66]-CEILING([.$C66]))" office:value-type="float" office:value="29" calcext:value-type="float">
            <text:p>29</text:p>
          </table:table-cell>
          <table:table-cell table:formula="of:=IFERROR(ABS([.M66]-CEILING([.$C66]));&quot;-&quot;)" office:value-type="float" office:value="25" calcext:value-type="float">
            <text:p>25</text:p>
          </table:table-cell>
          <table:table-cell table:formula="of:=ABS([.N66]-CEILING([.$C66]))" office:value-type="float" office:value="26" calcext:value-type="float">
            <text:p>26</text:p>
          </table:table-cell>
          <table:table-cell table:formula="of:=ABS([.O66]-CEILING([.$C66]))" office:value-type="float" office:value="26" calcext:value-type="float">
            <text:p>26</text:p>
          </table:table-cell>
          <table:table-cell table:formula="of:=IFERROR(ABS(([.L66]-CEILING([.$C66]))/CEILING([.$C66]));&quot;*&quot;)" office:value-type="float" office:value="1.16" calcext:value-type="float">
            <text:p>1,16</text:p>
          </table:table-cell>
          <table:table-cell table:style-name="ce15" table:formula="of:=IFERROR(ABS(([.M66]-CEILING([.$C66]))/CEILING([.$C66]));&quot;*&quot;)" office:value-type="float" office:value="1" calcext:value-type="float">
            <text:p>1</text:p>
          </table:table-cell>
          <table:table-cell table:formula="of:=IFERROR(ABS(([.N66]-CEILING([.$C66]))/CEILING([.$C66]));&quot;*&quot;)" office:value-type="float" office:value="1.04" calcext:value-type="float">
            <text:p>1,04</text:p>
          </table:table-cell>
          <table:table-cell table:formula="of:=IFERROR(ABS(([.O66]-CEILING([.$C66]))/CEILING([.$C66]));&quot;*&quot;)" office:value-type="float" office:value="1.04" calcext:value-type="float">
            <text:p>1,04</text:p>
          </table:table-cell>
          <table:table-cell table:formula="of:=IF([.L66]=[.$P66];1;&quot;&quot;)">
            <text:p/>
          </table:table-cell>
          <table:table-cell table:formula="of:=IF([.M66]=[.$P66];1;&quot;&quot;)" office:value-type="float" office:value="1" calcext:value-type="float">
            <text:p>1</text:p>
          </table:table-cell>
          <table:table-cell table:style-name="ce37" table:formula="of:=IF([.N66]=[.$P66];1;&quot;&quot;)">
            <text:p/>
          </table:table-cell>
          <table:table-cell table:style-name="ce37" table:formula="of:=IF([.O66]=[.$P66];1;&quot;&quot;)">
            <text:p/>
          </table:table-cell>
          <table:table-cell table:number-columns-repeated="8"/>
          <table:table-cell table:formula="of:=CONCATENATE([.A66];&quot;&amp;&quot;;[.B66];&quot;&amp;&quot;;IF([.E66]=1;CONCATENATE(&quot;\h{&quot;;[.C66];&quot;}&quot;);[.C66]);&quot;&amp;&quot;;[.H66];&quot;&amp;&quot;;IF([.J66]=0;CONCATENATE(&quot;\uu{&quot;;[.I66];&quot;}&quot;);[.I66]);&quot;&amp;&quot;;IF([.L66]=[.P66];CONCATENATE(&quot;\h{&quot;;[.L66];&quot;}&quot;);[.L66]);&quot;&amp;&quot;;IF([.M66]=[.P66];CONCATENATE(&quot;\h{&quot;;[.M66];&quot;}&quot;);[.M66]);&quot;&amp;&quot;;IF([.N66]=[.P66];CONCATENATE(&quot;\h{&quot;;[.N66];&quot;}&quot;);[.N66]);&quot;&amp;&quot;;IF([.O66]=[.P66];CONCATENATE(&quot;\h{&quot;;[.O66];&quot;}&quot;);[.O66]);&quot;\\\hline&quot;)" office:value-type="string" office:string-value="r4-20-40-4&amp;62,28&amp;-25&amp;-3,4&amp;0&amp;4&amp;\h{0}&amp;1&amp;1\\\hline" calcext:value-type="string">
            <text:p>r4-20-40-4&amp;62,28&amp;-25&amp;-3,4&amp;0&amp;4&amp;\h{0}&amp;1&amp;1\\\hline</text:p>
          </table:table-cell>
          <table:table-cell table:number-columns-repeated="10"/>
        </table:table-row>
        <table:table-row table:style-name="ro2">
          <table:table-cell table:formula="of:=[$'ra-sub'.AA66]" office:value-type="string" office:string-value="r4-20-40-5" calcext:value-type="string">
            <text:p>r4-20-40-5</text:p>
          </table:table-cell>
          <table:table-cell table:formula="of:=ROUND([$'ra-sub'.AB66];2)" office:value-type="float" office:value="53.22" calcext:value-type="float">
            <text:p>53,22</text:p>
          </table:table-cell>
          <table:table-cell table:style-name="ce13" table:formula="of:=ROUND([$'ra-sub'.AC66];1)" office:value-type="float" office:value="-24" calcext:value-type="float">
            <text:p>-24,0</text:p>
          </table:table-cell>
          <table:table-cell table:style-name="ce13" table:formula="of:=IF(['ra-sub'.S66]=5;&quot;*&quot;;['ra-sub'.I66])" office:value-type="float" office:value="0.734729" calcext:value-type="float">
            <text:p>0,7</text:p>
          </table:table-cell>
          <table:table-cell table:style-name="ce13" table:formula="of:=IF(['ra-sub'.S66]=11;1;&quot;&quot;)">
            <text:p/>
          </table:table-cell>
          <table:table-cell table:style-name="ce13" table:formula="of:=IFERROR(IF([.I67]=0;ABS(CEILING([.C67]));ABS(([.I67]-CEILING([.C67]))/[.I67]));&quot;*&quot;)" office:value-type="float" office:value="24" calcext:value-type="float">
            <text:p>24,0</text:p>
          </table:table-cell>
          <table:table-cell table:style-name="ce13" table:formula="of:=IFERROR([.I67]-CEILING([.C67]);&quot;*&quot;)" office:value-type="float" office:value="24" calcext:value-type="float">
            <text:p>24,0</text:p>
          </table:table-cell>
          <table:table-cell table:formula="of:=ROUND(['exact-sub'.J66];1)" office:value-type="float" office:value="-3.7" calcext:value-type="float">
            <text:p>-3,7</text:p>
          </table:table-cell>
          <table:table-cell table:formula="of:=['exact-sub'.K66]" office:value-type="float" office:value="0" calcext:value-type="float">
            <text:p>0</text:p>
          </table:table-cell>
          <table:table-cell table:formula="of:=IF(['exact-sub'.L66]&lt;1000000;['exact-sub'.L66];&quot;*&quot;)" office:value-type="string" office:string-value="*" calcext:value-type="string">
            <text:p>*</text:p>
          </table:table-cell>
          <table:table-cell table:formula="of:=IF([$'exact-sub'.S66]=5;&quot;*&quot;;['exact-sub'.I66])" office:value-type="string" office:string-value="*" calcext:value-type="string">
            <text:p>*</text:p>
          </table:table-cell>
          <table:table-cell table:style-name="ce21" table:formula="of:=[$'ra-sub'.AE66]" office:value-type="float" office:value="3" calcext:value-type="float">
            <text:p>3</text:p>
          </table:table-cell>
          <table:table-cell table:style-name="ce21" table:formula="of:=[$'bcpa-sub-t600'.AE66]" office:value-type="float" office:value="0" calcext:value-type="float">
            <text:p>0</text:p>
          </table:table-cell>
          <table:table-cell table:style-name="ce21" table:formula="of:=[$'blpl-sub-t300'.AE66]" office:value-type="float" office:value="1" calcext:value-type="float">
            <text:p>1</text:p>
          </table:table-cell>
          <table:table-cell table:style-name="ce21" table:formula="of:=[$'sbpl-sub-t300'.AE66]" office:value-type="float" office:value="1" calcext:value-type="float">
            <text:p>1</text:p>
          </table:table-cell>
          <table:table-cell table:formula="of:=MIN([.L67:.O67])" office:value-type="float" office:value="0" calcext:value-type="float">
            <text:p>0</text:p>
          </table:table-cell>
          <table:table-cell table:formula="of:=ABS([.L67]-CEILING([.$C67]))" office:value-type="float" office:value="27" calcext:value-type="float">
            <text:p>27</text:p>
          </table:table-cell>
          <table:table-cell table:formula="of:=IFERROR(ABS([.M67]-CEILING([.$C67]));&quot;-&quot;)" office:value-type="float" office:value="24" calcext:value-type="float">
            <text:p>24</text:p>
          </table:table-cell>
          <table:table-cell table:formula="of:=ABS([.N67]-CEILING([.$C67]))" office:value-type="float" office:value="25" calcext:value-type="float">
            <text:p>25</text:p>
          </table:table-cell>
          <table:table-cell table:formula="of:=ABS([.O67]-CEILING([.$C67]))" office:value-type="float" office:value="25" calcext:value-type="float">
            <text:p>25</text:p>
          </table:table-cell>
          <table:table-cell table:formula="of:=IFERROR(ABS(([.L67]-CEILING([.$C67]))/CEILING([.$C67]));&quot;*&quot;)" office:value-type="float" office:value="1.125" calcext:value-type="float">
            <text:p>1,125</text:p>
          </table:table-cell>
          <table:table-cell table:style-name="ce15" table:formula="of:=IFERROR(ABS(([.M67]-CEILING([.$C67]))/CEILING([.$C67]));&quot;*&quot;)" office:value-type="float" office:value="1" calcext:value-type="float">
            <text:p>1</text:p>
          </table:table-cell>
          <table:table-cell table:formula="of:=IFERROR(ABS(([.N67]-CEILING([.$C67]))/CEILING([.$C67]));&quot;*&quot;)" office:value-type="float" office:value="1.04166666666667" calcext:value-type="float">
            <text:p>1,04166666666667</text:p>
          </table:table-cell>
          <table:table-cell table:formula="of:=IFERROR(ABS(([.O67]-CEILING([.$C67]))/CEILING([.$C67]));&quot;*&quot;)" office:value-type="float" office:value="1.04166666666667" calcext:value-type="float">
            <text:p>1,04166666666667</text:p>
          </table:table-cell>
          <table:table-cell table:formula="of:=IF([.L67]=[.$P67];1;&quot;&quot;)">
            <text:p/>
          </table:table-cell>
          <table:table-cell table:formula="of:=IF([.M67]=[.$P67];1;&quot;&quot;)" office:value-type="float" office:value="1" calcext:value-type="float">
            <text:p>1</text:p>
          </table:table-cell>
          <table:table-cell table:style-name="ce37" table:formula="of:=IF([.N67]=[.$P67];1;&quot;&quot;)">
            <text:p/>
          </table:table-cell>
          <table:table-cell table:style-name="ce37" table:formula="of:=IF([.O67]=[.$P67];1;&quot;&quot;)">
            <text:p/>
          </table:table-cell>
          <table:table-cell table:number-columns-repeated="8"/>
          <table:table-cell table:formula="of:=CONCATENATE([.A67];&quot;&amp;&quot;;[.B67];&quot;&amp;&quot;;IF([.E67]=1;CONCATENATE(&quot;\h{&quot;;[.C67];&quot;}&quot;);[.C67]);&quot;&amp;&quot;;[.H67];&quot;&amp;&quot;;IF([.J67]=0;CONCATENATE(&quot;\uu{&quot;;[.I67];&quot;}&quot;);[.I67]);&quot;&amp;&quot;;IF([.L67]=[.P67];CONCATENATE(&quot;\h{&quot;;[.L67];&quot;}&quot;);[.L67]);&quot;&amp;&quot;;IF([.M67]=[.P67];CONCATENATE(&quot;\h{&quot;;[.M67];&quot;}&quot;);[.M67]);&quot;&amp;&quot;;IF([.N67]=[.P67];CONCATENATE(&quot;\h{&quot;;[.N67];&quot;}&quot;);[.N67]);&quot;&amp;&quot;;IF([.O67]=[.P67];CONCATENATE(&quot;\h{&quot;;[.O67];&quot;}&quot;);[.O67]);&quot;\\\hline&quot;)" office:value-type="string" office:string-value="r4-20-40-5&amp;53,22&amp;-24&amp;-3,7&amp;0&amp;3&amp;\h{0}&amp;1&amp;1\\\hline" calcext:value-type="string">
            <text:p>r4-20-40-5&amp;53,22&amp;-24&amp;-3,7&amp;0&amp;3&amp;\h{0}&amp;1&amp;1\\\hline</text:p>
          </table:table-cell>
          <table:table-cell table:number-columns-repeated="10"/>
        </table:table-row>
        <table:table-row table:style-name="ro2">
          <table:table-cell table:formula="of:=[$'ra-sub'.AA67]" office:value-type="string" office:string-value="r4-25-50-1" calcext:value-type="string">
            <text:p>r4-25-50-1</text:p>
          </table:table-cell>
          <table:table-cell table:formula="of:=ROUND([$'ra-sub'.AB67];2)" office:value-type="float" office:value="49.4" calcext:value-type="float">
            <text:p>49,4</text:p>
          </table:table-cell>
          <table:table-cell table:style-name="ce13" table:formula="of:=ROUND([$'ra-sub'.AC67];1)" office:value-type="float" office:value="-28.2" calcext:value-type="float">
            <text:p>-28,2</text:p>
          </table:table-cell>
          <table:table-cell table:style-name="ce13" table:formula="of:=IF(['ra-sub'.S67]=5;&quot;*&quot;;['ra-sub'.I67])" office:value-type="float" office:value="0.393248" calcext:value-type="float">
            <text:p>0,4</text:p>
          </table:table-cell>
          <table:table-cell table:style-name="ce13" table:formula="of:=IF(['ra-sub'.S67]=11;1;&quot;&quot;)">
            <text:p/>
          </table:table-cell>
          <table:table-cell table:style-name="ce13" table:formula="of:=IFERROR(IF([.I68]=0;ABS(CEILING([.C68]));ABS(([.I68]-CEILING([.C68]))/[.I68]));&quot;*&quot;)" office:value-type="float" office:value="10.3333333333333" calcext:value-type="float">
            <text:p>10,3</text:p>
          </table:table-cell>
          <table:table-cell table:style-name="ce13" table:formula="of:=IFERROR([.I68]-CEILING([.C68]);&quot;*&quot;)" office:value-type="float" office:value="31" calcext:value-type="float">
            <text:p>31,0</text:p>
          </table:table-cell>
          <table:table-cell table:formula="of:=ROUND(['exact-sub'.J67];1)" office:value-type="float" office:value="-16" calcext:value-type="float">
            <text:p>-16,0</text:p>
          </table:table-cell>
          <table:table-cell table:formula="of:=['exact-sub'.K67]" office:value-type="float" office:value="3" calcext:value-type="float">
            <text:p>3</text:p>
          </table:table-cell>
          <table:table-cell table:formula="of:=IF(['exact-sub'.L67]&lt;1000000;['exact-sub'.L67];&quot;*&quot;)" office:value-type="string" office:string-value="*" calcext:value-type="string">
            <text:p>*</text:p>
          </table:table-cell>
          <table:table-cell table:formula="of:=IF([$'exact-sub'.S67]=5;&quot;*&quot;;['exact-sub'.I67])" office:value-type="string" office:string-value="*" calcext:value-type="string">
            <text:p>*</text:p>
          </table:table-cell>
          <table:table-cell table:style-name="ce21" table:formula="of:=[$'ra-sub'.AE67]" office:value-type="float" office:value="6" calcext:value-type="float">
            <text:p>6</text:p>
          </table:table-cell>
          <table:table-cell table:style-name="ce21" table:formula="of:=[$'bcpa-sub-t600'.AE67]" office:value-type="float" office:value="0" calcext:value-type="float">
            <text:p>0</text:p>
          </table:table-cell>
          <table:table-cell table:style-name="ce21" table:formula="of:=[$'blpl-sub-t300'.AE67]" office:value-type="float" office:value="1" calcext:value-type="float">
            <text:p>1</text:p>
          </table:table-cell>
          <table:table-cell table:style-name="ce21" table:formula="of:=[$'sbpl-sub-t300'.AE67]" office:value-type="float" office:value="2" calcext:value-type="float">
            <text:p>2</text:p>
          </table:table-cell>
          <table:table-cell table:formula="of:=MIN([.L68:.O68])" office:value-type="float" office:value="0" calcext:value-type="float">
            <text:p>0</text:p>
          </table:table-cell>
          <table:table-cell table:formula="of:=ABS([.L68]-CEILING([.$C68]))" office:value-type="float" office:value="34" calcext:value-type="float">
            <text:p>34</text:p>
          </table:table-cell>
          <table:table-cell table:formula="of:=IFERROR(ABS([.M68]-CEILING([.$C68]));&quot;-&quot;)" office:value-type="float" office:value="28" calcext:value-type="float">
            <text:p>28</text:p>
          </table:table-cell>
          <table:table-cell table:formula="of:=ABS([.N68]-CEILING([.$C68]))" office:value-type="float" office:value="29" calcext:value-type="float">
            <text:p>29</text:p>
          </table:table-cell>
          <table:table-cell table:formula="of:=ABS([.O68]-CEILING([.$C68]))" office:value-type="float" office:value="30" calcext:value-type="float">
            <text:p>30</text:p>
          </table:table-cell>
          <table:table-cell table:formula="of:=IFERROR(ABS(([.L68]-CEILING([.$C68]))/CEILING([.$C68]));&quot;*&quot;)" office:value-type="float" office:value="1.21428571428571" calcext:value-type="float">
            <text:p>1,21428571428571</text:p>
          </table:table-cell>
          <table:table-cell table:style-name="ce15" table:formula="of:=IFERROR(ABS(([.M68]-CEILING([.$C68]))/CEILING([.$C68]));&quot;*&quot;)" office:value-type="float" office:value="1" calcext:value-type="float">
            <text:p>1</text:p>
          </table:table-cell>
          <table:table-cell table:formula="of:=IFERROR(ABS(([.N68]-CEILING([.$C68]))/CEILING([.$C68]));&quot;*&quot;)" office:value-type="float" office:value="1.03571428571429" calcext:value-type="float">
            <text:p>1,03571428571429</text:p>
          </table:table-cell>
          <table:table-cell table:formula="of:=IFERROR(ABS(([.O68]-CEILING([.$C68]))/CEILING([.$C68]));&quot;*&quot;)" office:value-type="float" office:value="1.07142857142857" calcext:value-type="float">
            <text:p>1,07142857142857</text:p>
          </table:table-cell>
          <table:table-cell table:formula="of:=IF([.L68]=[.$P68];1;&quot;&quot;)">
            <text:p/>
          </table:table-cell>
          <table:table-cell table:formula="of:=IF([.M68]=[.$P68];1;&quot;&quot;)" office:value-type="float" office:value="1" calcext:value-type="float">
            <text:p>1</text:p>
          </table:table-cell>
          <table:table-cell table:style-name="ce37" table:formula="of:=IF([.N68]=[.$P68];1;&quot;&quot;)">
            <text:p/>
          </table:table-cell>
          <table:table-cell table:style-name="ce37" table:formula="of:=IF([.O68]=[.$P68];1;&quot;&quot;)">
            <text:p/>
          </table:table-cell>
          <table:table-cell table:number-columns-repeated="8"/>
          <table:table-cell table:formula="of:=CONCATENATE([.A68];&quot;&amp;&quot;;[.B68];&quot;&amp;&quot;;IF([.E68]=1;CONCATENATE(&quot;\h{&quot;;[.C68];&quot;}&quot;);[.C68]);&quot;&amp;&quot;;[.H68];&quot;&amp;&quot;;IF([.J68]=0;CONCATENATE(&quot;\uu{&quot;;[.I68];&quot;}&quot;);[.I68]);&quot;&amp;&quot;;IF([.L68]=[.P68];CONCATENATE(&quot;\h{&quot;;[.L68];&quot;}&quot;);[.L68]);&quot;&amp;&quot;;IF([.M68]=[.P68];CONCATENATE(&quot;\h{&quot;;[.M68];&quot;}&quot;);[.M68]);&quot;&amp;&quot;;IF([.N68]=[.P68];CONCATENATE(&quot;\h{&quot;;[.N68];&quot;}&quot;);[.N68]);&quot;&amp;&quot;;IF([.O68]=[.P68];CONCATENATE(&quot;\h{&quot;;[.O68];&quot;}&quot;);[.O68]);&quot;\\\hline&quot;)" office:value-type="string" office:string-value="r4-25-50-1&amp;49,4&amp;-28,2&amp;-16&amp;3&amp;6&amp;\h{0}&amp;1&amp;2\\\hline" calcext:value-type="string">
            <text:p>r4-25-50-1&amp;49,4&amp;-28,2&amp;-16&amp;3&amp;6&amp;\h{0}&amp;1&amp;2\\\hline</text:p>
          </table:table-cell>
          <table:table-cell table:number-columns-repeated="10"/>
        </table:table-row>
        <table:table-row table:style-name="ro2">
          <table:table-cell table:formula="of:=[$'ra-sub'.AA68]" office:value-type="string" office:string-value="r4-25-50-2" calcext:value-type="string">
            <text:p>r4-25-50-2</text:p>
          </table:table-cell>
          <table:table-cell table:formula="of:=ROUND([$'ra-sub'.AB68];2)" office:value-type="float" office:value="52.4" calcext:value-type="float">
            <text:p>52,4</text:p>
          </table:table-cell>
          <table:table-cell table:style-name="ce13" table:formula="of:=ROUND([$'ra-sub'.AC68];1)" office:value-type="float" office:value="-28.1" calcext:value-type="float">
            <text:p>-28,1</text:p>
          </table:table-cell>
          <table:table-cell table:style-name="ce13" table:formula="of:=IF(['ra-sub'.S68]=5;&quot;*&quot;;['ra-sub'.I68])" office:value-type="float" office:value="0.601305" calcext:value-type="float">
            <text:p>0,6</text:p>
          </table:table-cell>
          <table:table-cell table:style-name="ce13" table:formula="of:=IF(['ra-sub'.S68]=11;1;&quot;&quot;)">
            <text:p/>
          </table:table-cell>
          <table:table-cell table:style-name="ce13" table:formula="of:=IFERROR(IF([.I69]=0;ABS(CEILING([.C69]));ABS(([.I69]-CEILING([.C69]))/[.I69]));&quot;*&quot;)" office:value-type="float" office:value="15" calcext:value-type="float">
            <text:p>15,0</text:p>
          </table:table-cell>
          <table:table-cell table:style-name="ce13" table:formula="of:=IFERROR([.I69]-CEILING([.C69]);&quot;*&quot;)" office:value-type="float" office:value="30" calcext:value-type="float">
            <text:p>30,0</text:p>
          </table:table-cell>
          <table:table-cell table:formula="of:=ROUND(['exact-sub'.J68];1)" office:value-type="float" office:value="-12" calcext:value-type="float">
            <text:p>-12,0</text:p>
          </table:table-cell>
          <table:table-cell table:formula="of:=['exact-sub'.K68]" office:value-type="float" office:value="2" calcext:value-type="float">
            <text:p>2</text:p>
          </table:table-cell>
          <table:table-cell table:formula="of:=IF(['exact-sub'.L68]&lt;1000000;['exact-sub'.L68];&quot;*&quot;)" office:value-type="string" office:string-value="*" calcext:value-type="string">
            <text:p>*</text:p>
          </table:table-cell>
          <table:table-cell table:formula="of:=IF([$'exact-sub'.S68]=5;&quot;*&quot;;['exact-sub'.I68])" office:value-type="string" office:string-value="*" calcext:value-type="string">
            <text:p>*</text:p>
          </table:table-cell>
          <table:table-cell table:style-name="ce21" table:formula="of:=[$'ra-sub'.AE68]" office:value-type="float" office:value="9" calcext:value-type="float">
            <text:p>9</text:p>
          </table:table-cell>
          <table:table-cell table:style-name="ce21" table:formula="of:=[$'bcpa-sub-t600'.AE68]" office:value-type="float" office:value="0" calcext:value-type="float">
            <text:p>0</text:p>
          </table:table-cell>
          <table:table-cell table:style-name="ce21" table:formula="of:=[$'blpl-sub-t300'.AE68]" office:value-type="float" office:value="1" calcext:value-type="float">
            <text:p>1</text:p>
          </table:table-cell>
          <table:table-cell table:style-name="ce21" table:formula="of:=[$'sbpl-sub-t300'.AE68]" office:value-type="float" office:value="3" calcext:value-type="float">
            <text:p>3</text:p>
          </table:table-cell>
          <table:table-cell table:formula="of:=MIN([.L69:.O69])" office:value-type="float" office:value="0" calcext:value-type="float">
            <text:p>0</text:p>
          </table:table-cell>
          <table:table-cell table:formula="of:=ABS([.L69]-CEILING([.$C69]))" office:value-type="float" office:value="37" calcext:value-type="float">
            <text:p>37</text:p>
          </table:table-cell>
          <table:table-cell table:formula="of:=IFERROR(ABS([.M69]-CEILING([.$C69]));&quot;-&quot;)" office:value-type="float" office:value="28" calcext:value-type="float">
            <text:p>28</text:p>
          </table:table-cell>
          <table:table-cell table:formula="of:=ABS([.N69]-CEILING([.$C69]))" office:value-type="float" office:value="29" calcext:value-type="float">
            <text:p>29</text:p>
          </table:table-cell>
          <table:table-cell table:formula="of:=ABS([.O69]-CEILING([.$C69]))" office:value-type="float" office:value="31" calcext:value-type="float">
            <text:p>31</text:p>
          </table:table-cell>
          <table:table-cell table:formula="of:=IFERROR(ABS(([.L69]-CEILING([.$C69]))/CEILING([.$C69]));&quot;*&quot;)" office:value-type="float" office:value="1.32142857142857" calcext:value-type="float">
            <text:p>1,32142857142857</text:p>
          </table:table-cell>
          <table:table-cell table:style-name="ce15" table:formula="of:=IFERROR(ABS(([.M69]-CEILING([.$C69]))/CEILING([.$C69]));&quot;*&quot;)" office:value-type="float" office:value="1" calcext:value-type="float">
            <text:p>1</text:p>
          </table:table-cell>
          <table:table-cell table:formula="of:=IFERROR(ABS(([.N69]-CEILING([.$C69]))/CEILING([.$C69]));&quot;*&quot;)" office:value-type="float" office:value="1.03571428571429" calcext:value-type="float">
            <text:p>1,03571428571429</text:p>
          </table:table-cell>
          <table:table-cell table:formula="of:=IFERROR(ABS(([.O69]-CEILING([.$C69]))/CEILING([.$C69]));&quot;*&quot;)" office:value-type="float" office:value="1.10714285714286" calcext:value-type="float">
            <text:p>1,10714285714286</text:p>
          </table:table-cell>
          <table:table-cell table:formula="of:=IF([.L69]=[.$P69];1;&quot;&quot;)">
            <text:p/>
          </table:table-cell>
          <table:table-cell table:formula="of:=IF([.M69]=[.$P69];1;&quot;&quot;)" office:value-type="float" office:value="1" calcext:value-type="float">
            <text:p>1</text:p>
          </table:table-cell>
          <table:table-cell table:style-name="ce37" table:formula="of:=IF([.N69]=[.$P69];1;&quot;&quot;)">
            <text:p/>
          </table:table-cell>
          <table:table-cell table:style-name="ce37" table:formula="of:=IF([.O69]=[.$P69];1;&quot;&quot;)">
            <text:p/>
          </table:table-cell>
          <table:table-cell table:number-columns-repeated="8"/>
          <table:table-cell table:formula="of:=CONCATENATE([.A69];&quot;&amp;&quot;;[.B69];&quot;&amp;&quot;;IF([.E69]=1;CONCATENATE(&quot;\h{&quot;;[.C69];&quot;}&quot;);[.C69]);&quot;&amp;&quot;;[.H69];&quot;&amp;&quot;;IF([.J69]=0;CONCATENATE(&quot;\uu{&quot;;[.I69];&quot;}&quot;);[.I69]);&quot;&amp;&quot;;IF([.L69]=[.P69];CONCATENATE(&quot;\h{&quot;;[.L69];&quot;}&quot;);[.L69]);&quot;&amp;&quot;;IF([.M69]=[.P69];CONCATENATE(&quot;\h{&quot;;[.M69];&quot;}&quot;);[.M69]);&quot;&amp;&quot;;IF([.N69]=[.P69];CONCATENATE(&quot;\h{&quot;;[.N69];&quot;}&quot;);[.N69]);&quot;&amp;&quot;;IF([.O69]=[.P69];CONCATENATE(&quot;\h{&quot;;[.O69];&quot;}&quot;);[.O69]);&quot;\\\hline&quot;)" office:value-type="string" office:string-value="r4-25-50-2&amp;52,4&amp;-28,1&amp;-12&amp;2&amp;9&amp;\h{0}&amp;1&amp;3\\\hline" calcext:value-type="string">
            <text:p>r4-25-50-2&amp;52,4&amp;-28,1&amp;-12&amp;2&amp;9&amp;\h{0}&amp;1&amp;3\\\hline</text:p>
          </table:table-cell>
          <table:table-cell table:number-columns-repeated="10"/>
        </table:table-row>
        <table:table-row table:style-name="ro2">
          <table:table-cell table:formula="of:=[$'ra-sub'.AA69]" office:value-type="string" office:string-value="r4-25-50-3" calcext:value-type="string">
            <text:p>r4-25-50-3</text:p>
          </table:table-cell>
          <table:table-cell table:formula="of:=ROUND([$'ra-sub'.AB69];2)" office:value-type="float" office:value="48" calcext:value-type="float">
            <text:p>48</text:p>
          </table:table-cell>
          <table:table-cell table:style-name="ce13" table:formula="of:=ROUND([$'ra-sub'.AC69];1)" office:value-type="float" office:value="-28.8" calcext:value-type="float">
            <text:p>-28,8</text:p>
          </table:table-cell>
          <table:table-cell table:style-name="ce13" table:formula="of:=IF(['ra-sub'.S69]=5;&quot;*&quot;;['ra-sub'.I69])" office:value-type="float" office:value="0.210537" calcext:value-type="float">
            <text:p>0,2</text:p>
          </table:table-cell>
          <table:table-cell table:style-name="ce13" table:formula="of:=IF(['ra-sub'.S69]=11;1;&quot;&quot;)">
            <text:p/>
          </table:table-cell>
          <table:table-cell table:style-name="ce13" table:formula="of:=IFERROR(IF([.I70]=0;ABS(CEILING([.C70]));ABS(([.I70]-CEILING([.C70]))/[.I70]));&quot;*&quot;)" office:value-type="float" office:value="15" calcext:value-type="float">
            <text:p>15,0</text:p>
          </table:table-cell>
          <table:table-cell table:style-name="ce13" table:formula="of:=IFERROR([.I70]-CEILING([.C70]);&quot;*&quot;)" office:value-type="float" office:value="30" calcext:value-type="float">
            <text:p>30,0</text:p>
          </table:table-cell>
          <table:table-cell table:formula="of:=ROUND(['exact-sub'.J69];1)" office:value-type="float" office:value="-8" calcext:value-type="float">
            <text:p>-8,0</text:p>
          </table:table-cell>
          <table:table-cell table:formula="of:=['exact-sub'.K69]" office:value-type="float" office:value="2" calcext:value-type="float">
            <text:p>2</text:p>
          </table:table-cell>
          <table:table-cell table:formula="of:=IF(['exact-sub'.L69]&lt;1000000;['exact-sub'.L69];&quot;*&quot;)" office:value-type="string" office:string-value="*" calcext:value-type="string">
            <text:p>*</text:p>
          </table:table-cell>
          <table:table-cell table:formula="of:=IF([$'exact-sub'.S69]=5;&quot;*&quot;;['exact-sub'.I69])" office:value-type="string" office:string-value="*" calcext:value-type="string">
            <text:p>*</text:p>
          </table:table-cell>
          <table:table-cell table:style-name="ce21" table:formula="of:=[$'ra-sub'.AE69]" office:value-type="float" office:value="4" calcext:value-type="float">
            <text:p>4</text:p>
          </table:table-cell>
          <table:table-cell table:style-name="ce21" table:formula="of:=[$'bcpa-sub-t600'.AE69]" office:value-type="float" office:value="0" calcext:value-type="float">
            <text:p>0</text:p>
          </table:table-cell>
          <table:table-cell table:style-name="ce21" table:formula="of:=[$'blpl-sub-t300'.AE69]" office:value-type="float" office:value="1" calcext:value-type="float">
            <text:p>1</text:p>
          </table:table-cell>
          <table:table-cell table:style-name="ce21" table:formula="of:=[$'sbpl-sub-t300'.AE69]" office:value-type="float" office:value="2" calcext:value-type="float">
            <text:p>2</text:p>
          </table:table-cell>
          <table:table-cell table:formula="of:=MIN([.L70:.O70])" office:value-type="float" office:value="0" calcext:value-type="float">
            <text:p>0</text:p>
          </table:table-cell>
          <table:table-cell table:formula="of:=ABS([.L70]-CEILING([.$C70]))" office:value-type="float" office:value="32" calcext:value-type="float">
            <text:p>32</text:p>
          </table:table-cell>
          <table:table-cell table:formula="of:=IFERROR(ABS([.M70]-CEILING([.$C70]));&quot;-&quot;)" office:value-type="float" office:value="28" calcext:value-type="float">
            <text:p>28</text:p>
          </table:table-cell>
          <table:table-cell table:formula="of:=ABS([.N70]-CEILING([.$C70]))" office:value-type="float" office:value="29" calcext:value-type="float">
            <text:p>29</text:p>
          </table:table-cell>
          <table:table-cell table:formula="of:=ABS([.O70]-CEILING([.$C70]))" office:value-type="float" office:value="30" calcext:value-type="float">
            <text:p>30</text:p>
          </table:table-cell>
          <table:table-cell table:formula="of:=IFERROR(ABS(([.L70]-CEILING([.$C70]))/CEILING([.$C70]));&quot;*&quot;)" office:value-type="float" office:value="1.14285714285714" calcext:value-type="float">
            <text:p>1,14285714285714</text:p>
          </table:table-cell>
          <table:table-cell table:style-name="ce15" table:formula="of:=IFERROR(ABS(([.M70]-CEILING([.$C70]))/CEILING([.$C70]));&quot;*&quot;)" office:value-type="float" office:value="1" calcext:value-type="float">
            <text:p>1</text:p>
          </table:table-cell>
          <table:table-cell table:formula="of:=IFERROR(ABS(([.N70]-CEILING([.$C70]))/CEILING([.$C70]));&quot;*&quot;)" office:value-type="float" office:value="1.03571428571429" calcext:value-type="float">
            <text:p>1,03571428571429</text:p>
          </table:table-cell>
          <table:table-cell table:formula="of:=IFERROR(ABS(([.O70]-CEILING([.$C70]))/CEILING([.$C70]));&quot;*&quot;)" office:value-type="float" office:value="1.07142857142857" calcext:value-type="float">
            <text:p>1,07142857142857</text:p>
          </table:table-cell>
          <table:table-cell table:formula="of:=IF([.L70]=[.$P70];1;&quot;&quot;)">
            <text:p/>
          </table:table-cell>
          <table:table-cell table:formula="of:=IF([.M70]=[.$P70];1;&quot;&quot;)" office:value-type="float" office:value="1" calcext:value-type="float">
            <text:p>1</text:p>
          </table:table-cell>
          <table:table-cell table:style-name="ce37" table:formula="of:=IF([.N70]=[.$P70];1;&quot;&quot;)">
            <text:p/>
          </table:table-cell>
          <table:table-cell table:style-name="ce37" table:formula="of:=IF([.O70]=[.$P70];1;&quot;&quot;)">
            <text:p/>
          </table:table-cell>
          <table:table-cell table:number-columns-repeated="8"/>
          <table:table-cell table:formula="of:=CONCATENATE([.A70];&quot;&amp;&quot;;[.B70];&quot;&amp;&quot;;IF([.E70]=1;CONCATENATE(&quot;\h{&quot;;[.C70];&quot;}&quot;);[.C70]);&quot;&amp;&quot;;[.H70];&quot;&amp;&quot;;IF([.J70]=0;CONCATENATE(&quot;\uu{&quot;;[.I70];&quot;}&quot;);[.I70]);&quot;&amp;&quot;;IF([.L70]=[.P70];CONCATENATE(&quot;\h{&quot;;[.L70];&quot;}&quot;);[.L70]);&quot;&amp;&quot;;IF([.M70]=[.P70];CONCATENATE(&quot;\h{&quot;;[.M70];&quot;}&quot;);[.M70]);&quot;&amp;&quot;;IF([.N70]=[.P70];CONCATENATE(&quot;\h{&quot;;[.N70];&quot;}&quot;);[.N70]);&quot;&amp;&quot;;IF([.O70]=[.P70];CONCATENATE(&quot;\h{&quot;;[.O70];&quot;}&quot;);[.O70]);&quot;\\\hline&quot;)" office:value-type="string" office:string-value="r4-25-50-3&amp;48&amp;-28,8&amp;-8&amp;2&amp;4&amp;\h{0}&amp;1&amp;2\\\hline" calcext:value-type="string">
            <text:p>r4-25-50-3&amp;48&amp;-28,8&amp;-8&amp;2&amp;4&amp;\h{0}&amp;1&amp;2\\\hline</text:p>
          </table:table-cell>
          <table:table-cell table:number-columns-repeated="10"/>
        </table:table-row>
        <table:table-row table:style-name="ro2">
          <table:table-cell table:formula="of:=[$'ra-sub'.AA70]" office:value-type="string" office:string-value="r4-25-50-4" calcext:value-type="string">
            <text:p>r4-25-50-4</text:p>
          </table:table-cell>
          <table:table-cell table:formula="of:=ROUND([$'ra-sub'.AB70];2)" office:value-type="float" office:value="51.4" calcext:value-type="float">
            <text:p>51,4</text:p>
          </table:table-cell>
          <table:table-cell table:style-name="ce13" table:formula="of:=ROUND([$'ra-sub'.AC70];1)" office:value-type="float" office:value="-30.1" calcext:value-type="float">
            <text:p>-30,1</text:p>
          </table:table-cell>
          <table:table-cell table:style-name="ce13" table:formula="of:=IF(['ra-sub'.S70]=5;&quot;*&quot;;['ra-sub'.I70])" office:value-type="float" office:value="0.210141" calcext:value-type="float">
            <text:p>0,2</text:p>
          </table:table-cell>
          <table:table-cell table:style-name="ce13" table:formula="of:=IF(['ra-sub'.S70]=11;1;&quot;&quot;)">
            <text:p/>
          </table:table-cell>
          <table:table-cell table:style-name="ce13" table:formula="of:=IFERROR(IF([.I71]=0;ABS(CEILING([.C71]));ABS(([.I71]-CEILING([.C71]))/[.I71]));&quot;*&quot;)" office:value-type="float" office:value="31" calcext:value-type="float">
            <text:p>31,0</text:p>
          </table:table-cell>
          <table:table-cell table:style-name="ce13" table:formula="of:=IFERROR([.I71]-CEILING([.C71]);&quot;*&quot;)" office:value-type="float" office:value="31" calcext:value-type="float">
            <text:p>31,0</text:p>
          </table:table-cell>
          <table:table-cell table:formula="of:=ROUND(['exact-sub'.J70];1)" office:value-type="float" office:value="-6" calcext:value-type="float">
            <text:p>-6,0</text:p>
          </table:table-cell>
          <table:table-cell table:formula="of:=['exact-sub'.K70]" office:value-type="float" office:value="1" calcext:value-type="float">
            <text:p>1</text:p>
          </table:table-cell>
          <table:table-cell table:formula="of:=IF(['exact-sub'.L70]&lt;1000000;['exact-sub'.L70];&quot;*&quot;)" office:value-type="string" office:string-value="*" calcext:value-type="string">
            <text:p>*</text:p>
          </table:table-cell>
          <table:table-cell table:formula="of:=IF([$'exact-sub'.S70]=5;&quot;*&quot;;['exact-sub'.I70])" office:value-type="string" office:string-value="*" calcext:value-type="string">
            <text:p>*</text:p>
          </table:table-cell>
          <table:table-cell table:style-name="ce21" table:formula="of:=[$'ra-sub'.AE70]" office:value-type="float" office:value="3" calcext:value-type="float">
            <text:p>3</text:p>
          </table:table-cell>
          <table:table-cell table:style-name="ce21" table:formula="of:=[$'bcpa-sub-t600'.AE70]" office:value-type="float" office:value="0" calcext:value-type="float">
            <text:p>0</text:p>
          </table:table-cell>
          <table:table-cell table:style-name="ce21" table:formula="of:=[$'blpl-sub-t300'.AE70]" office:value-type="float" office:value="1" calcext:value-type="float">
            <text:p>1</text:p>
          </table:table-cell>
          <table:table-cell table:style-name="ce21" table:formula="of:=[$'sbpl-sub-t300'.AE70]" office:value-type="float" office:value="1" calcext:value-type="float">
            <text:p>1</text:p>
          </table:table-cell>
          <table:table-cell table:formula="of:=MIN([.L71:.O71])" office:value-type="float" office:value="0" calcext:value-type="float">
            <text:p>0</text:p>
          </table:table-cell>
          <table:table-cell table:formula="of:=ABS([.L71]-CEILING([.$C71]))" office:value-type="float" office:value="33" calcext:value-type="float">
            <text:p>33</text:p>
          </table:table-cell>
          <table:table-cell table:formula="of:=IFERROR(ABS([.M71]-CEILING([.$C71]));&quot;-&quot;)" office:value-type="float" office:value="30" calcext:value-type="float">
            <text:p>30</text:p>
          </table:table-cell>
          <table:table-cell table:formula="of:=ABS([.N71]-CEILING([.$C71]))" office:value-type="float" office:value="31" calcext:value-type="float">
            <text:p>31</text:p>
          </table:table-cell>
          <table:table-cell table:formula="of:=ABS([.O71]-CEILING([.$C71]))" office:value-type="float" office:value="31" calcext:value-type="float">
            <text:p>31</text:p>
          </table:table-cell>
          <table:table-cell table:formula="of:=IFERROR(ABS(([.L71]-CEILING([.$C71]))/CEILING([.$C71]));&quot;*&quot;)" office:value-type="float" office:value="1.1" calcext:value-type="float">
            <text:p>1,1</text:p>
          </table:table-cell>
          <table:table-cell table:style-name="ce15" table:formula="of:=IFERROR(ABS(([.M71]-CEILING([.$C71]))/CEILING([.$C71]));&quot;*&quot;)" office:value-type="float" office:value="1" calcext:value-type="float">
            <text:p>1</text:p>
          </table:table-cell>
          <table:table-cell table:formula="of:=IFERROR(ABS(([.N71]-CEILING([.$C71]))/CEILING([.$C71]));&quot;*&quot;)" office:value-type="float" office:value="1.03333333333333" calcext:value-type="float">
            <text:p>1,03333333333333</text:p>
          </table:table-cell>
          <table:table-cell table:formula="of:=IFERROR(ABS(([.O71]-CEILING([.$C71]))/CEILING([.$C71]));&quot;*&quot;)" office:value-type="float" office:value="1.03333333333333" calcext:value-type="float">
            <text:p>1,03333333333333</text:p>
          </table:table-cell>
          <table:table-cell table:formula="of:=IF([.L71]=[.$P71];1;&quot;&quot;)">
            <text:p/>
          </table:table-cell>
          <table:table-cell table:formula="of:=IF([.M71]=[.$P71];1;&quot;&quot;)" office:value-type="float" office:value="1" calcext:value-type="float">
            <text:p>1</text:p>
          </table:table-cell>
          <table:table-cell table:style-name="ce37" table:formula="of:=IF([.N71]=[.$P71];1;&quot;&quot;)">
            <text:p/>
          </table:table-cell>
          <table:table-cell table:style-name="ce37" table:formula="of:=IF([.O71]=[.$P71];1;&quot;&quot;)">
            <text:p/>
          </table:table-cell>
          <table:table-cell table:number-columns-repeated="8"/>
          <table:table-cell table:formula="of:=CONCATENATE([.A71];&quot;&amp;&quot;;[.B71];&quot;&amp;&quot;;IF([.E71]=1;CONCATENATE(&quot;\h{&quot;;[.C71];&quot;}&quot;);[.C71]);&quot;&amp;&quot;;[.H71];&quot;&amp;&quot;;IF([.J71]=0;CONCATENATE(&quot;\uu{&quot;;[.I71];&quot;}&quot;);[.I71]);&quot;&amp;&quot;;IF([.L71]=[.P71];CONCATENATE(&quot;\h{&quot;;[.L71];&quot;}&quot;);[.L71]);&quot;&amp;&quot;;IF([.M71]=[.P71];CONCATENATE(&quot;\h{&quot;;[.M71];&quot;}&quot;);[.M71]);&quot;&amp;&quot;;IF([.N71]=[.P71];CONCATENATE(&quot;\h{&quot;;[.N71];&quot;}&quot;);[.N71]);&quot;&amp;&quot;;IF([.O71]=[.P71];CONCATENATE(&quot;\h{&quot;;[.O71];&quot;}&quot;);[.O71]);&quot;\\\hline&quot;)" office:value-type="string" office:string-value="r4-25-50-4&amp;51,4&amp;-30,1&amp;-6&amp;1&amp;3&amp;\h{0}&amp;1&amp;1\\\hline" calcext:value-type="string">
            <text:p>r4-25-50-4&amp;51,4&amp;-30,1&amp;-6&amp;1&amp;3&amp;\h{0}&amp;1&amp;1\\\hline</text:p>
          </table:table-cell>
          <table:table-cell table:number-columns-repeated="10"/>
        </table:table-row>
        <table:table-row table:style-name="ro2">
          <table:table-cell table:formula="of:=[$'ra-sub'.AA71]" office:value-type="string" office:string-value="r4-25-50-5" calcext:value-type="string">
            <text:p>r4-25-50-5</text:p>
          </table:table-cell>
          <table:table-cell table:formula="of:=ROUND([$'ra-sub'.AB71];2)" office:value-type="float" office:value="49.4" calcext:value-type="float">
            <text:p>49,4</text:p>
          </table:table-cell>
          <table:table-cell table:style-name="ce13" table:formula="of:=ROUND([$'ra-sub'.AC71];1)" office:value-type="float" office:value="-28.6" calcext:value-type="float">
            <text:p>-28,6</text:p>
          </table:table-cell>
          <table:table-cell table:style-name="ce13" table:formula="of:=IF(['ra-sub'.S71]=5;&quot;*&quot;;['ra-sub'.I71])" office:value-type="float" office:value="0.218002" calcext:value-type="float">
            <text:p>0,2</text:p>
          </table:table-cell>
          <table:table-cell table:style-name="ce13" table:formula="of:=IF(['ra-sub'.S71]=11;1;&quot;&quot;)">
            <text:p/>
          </table:table-cell>
          <table:table-cell table:style-name="ce13" table:formula="of:=IFERROR(IF([.I72]=0;ABS(CEILING([.C72]));ABS(([.I72]-CEILING([.C72]))/[.I72]));&quot;*&quot;)" office:value-type="float" office:value="29" calcext:value-type="float">
            <text:p>29,0</text:p>
          </table:table-cell>
          <table:table-cell table:style-name="ce13" table:formula="of:=IFERROR([.I72]-CEILING([.C72]);&quot;*&quot;)" office:value-type="float" office:value="29" calcext:value-type="float">
            <text:p>29,0</text:p>
          </table:table-cell>
          <table:table-cell table:formula="of:=ROUND(['exact-sub'.J71];1)" office:value-type="float" office:value="-7" calcext:value-type="float">
            <text:p>-7,0</text:p>
          </table:table-cell>
          <table:table-cell table:formula="of:=['exact-sub'.K71]" office:value-type="float" office:value="1" calcext:value-type="float">
            <text:p>1</text:p>
          </table:table-cell>
          <table:table-cell table:formula="of:=IF(['exact-sub'.L71]&lt;1000000;['exact-sub'.L71];&quot;*&quot;)" office:value-type="string" office:string-value="*" calcext:value-type="string">
            <text:p>*</text:p>
          </table:table-cell>
          <table:table-cell table:formula="of:=IF([$'exact-sub'.S71]=5;&quot;*&quot;;['exact-sub'.I71])" office:value-type="string" office:string-value="*" calcext:value-type="string">
            <text:p>*</text:p>
          </table:table-cell>
          <table:table-cell table:style-name="ce21" table:formula="of:=[$'ra-sub'.AE71]" office:value-type="float" office:value="3" calcext:value-type="float">
            <text:p>3</text:p>
          </table:table-cell>
          <table:table-cell table:style-name="ce21" table:formula="of:=[$'bcpa-sub-t600'.AE71]" office:value-type="float" office:value="0" calcext:value-type="float">
            <text:p>0</text:p>
          </table:table-cell>
          <table:table-cell table:style-name="ce21" table:formula="of:=[$'blpl-sub-t300'.AE71]" office:value-type="float" office:value="1" calcext:value-type="float">
            <text:p>1</text:p>
          </table:table-cell>
          <table:table-cell table:style-name="ce21" table:formula="of:=[$'sbpl-sub-t300'.AE71]" office:value-type="float" office:value="1" calcext:value-type="float">
            <text:p>1</text:p>
          </table:table-cell>
          <table:table-cell table:formula="of:=MIN([.L72:.O72])" office:value-type="float" office:value="0" calcext:value-type="float">
            <text:p>0</text:p>
          </table:table-cell>
          <table:table-cell table:formula="of:=ABS([.L72]-CEILING([.$C72]))" office:value-type="float" office:value="31" calcext:value-type="float">
            <text:p>31</text:p>
          </table:table-cell>
          <table:table-cell table:formula="of:=IFERROR(ABS([.M72]-CEILING([.$C72]));&quot;-&quot;)" office:value-type="float" office:value="28" calcext:value-type="float">
            <text:p>28</text:p>
          </table:table-cell>
          <table:table-cell table:formula="of:=ABS([.N72]-CEILING([.$C72]))" office:value-type="float" office:value="29" calcext:value-type="float">
            <text:p>29</text:p>
          </table:table-cell>
          <table:table-cell table:formula="of:=ABS([.O72]-CEILING([.$C72]))" office:value-type="float" office:value="29" calcext:value-type="float">
            <text:p>29</text:p>
          </table:table-cell>
          <table:table-cell table:formula="of:=IFERROR(ABS(([.L72]-CEILING([.$C72]))/CEILING([.$C72]));&quot;*&quot;)" office:value-type="float" office:value="1.10714285714286" calcext:value-type="float">
            <text:p>1,10714285714286</text:p>
          </table:table-cell>
          <table:table-cell table:style-name="ce15" table:formula="of:=IFERROR(ABS(([.M72]-CEILING([.$C72]))/CEILING([.$C72]));&quot;*&quot;)" office:value-type="float" office:value="1" calcext:value-type="float">
            <text:p>1</text:p>
          </table:table-cell>
          <table:table-cell table:formula="of:=IFERROR(ABS(([.N72]-CEILING([.$C72]))/CEILING([.$C72]));&quot;*&quot;)" office:value-type="float" office:value="1.03571428571429" calcext:value-type="float">
            <text:p>1,03571428571429</text:p>
          </table:table-cell>
          <table:table-cell table:formula="of:=IFERROR(ABS(([.O72]-CEILING([.$C72]))/CEILING([.$C72]));&quot;*&quot;)" office:value-type="float" office:value="1.03571428571429" calcext:value-type="float">
            <text:p>1,03571428571429</text:p>
          </table:table-cell>
          <table:table-cell table:formula="of:=IF([.L72]=[.$P72];1;&quot;&quot;)">
            <text:p/>
          </table:table-cell>
          <table:table-cell table:formula="of:=IF([.M72]=[.$P72];1;&quot;&quot;)" office:value-type="float" office:value="1" calcext:value-type="float">
            <text:p>1</text:p>
          </table:table-cell>
          <table:table-cell table:style-name="ce37" table:formula="of:=IF([.N72]=[.$P72];1;&quot;&quot;)">
            <text:p/>
          </table:table-cell>
          <table:table-cell table:style-name="ce37" table:formula="of:=IF([.O72]=[.$P72];1;&quot;&quot;)">
            <text:p/>
          </table:table-cell>
          <table:table-cell table:number-columns-repeated="8"/>
          <table:table-cell table:formula="of:=CONCATENATE([.A72];&quot;&amp;&quot;;[.B72];&quot;&amp;&quot;;IF([.E72]=1;CONCATENATE(&quot;\h{&quot;;[.C72];&quot;}&quot;);[.C72]);&quot;&amp;&quot;;[.H72];&quot;&amp;&quot;;IF([.J72]=0;CONCATENATE(&quot;\uu{&quot;;[.I72];&quot;}&quot;);[.I72]);&quot;&amp;&quot;;IF([.L72]=[.P72];CONCATENATE(&quot;\h{&quot;;[.L72];&quot;}&quot;);[.L72]);&quot;&amp;&quot;;IF([.M72]=[.P72];CONCATENATE(&quot;\h{&quot;;[.M72];&quot;}&quot;);[.M72]);&quot;&amp;&quot;;IF([.N72]=[.P72];CONCATENATE(&quot;\h{&quot;;[.N72];&quot;}&quot;);[.N72]);&quot;&amp;&quot;;IF([.O72]=[.P72];CONCATENATE(&quot;\h{&quot;;[.O72];&quot;}&quot;);[.O72]);&quot;\\\hline&quot;)" office:value-type="string" office:string-value="r4-25-50-5&amp;49,4&amp;-28,6&amp;-7&amp;1&amp;3&amp;\h{0}&amp;1&amp;1\\\hline" calcext:value-type="string">
            <text:p>r4-25-50-5&amp;49,4&amp;-28,6&amp;-7&amp;1&amp;3&amp;\h{0}&amp;1&amp;1\\\hline</text:p>
          </table:table-cell>
          <table:table-cell table:number-columns-repeated="10"/>
        </table:table-row>
        <table:table-row table:style-name="ro2">
          <table:table-cell table:formula="of:=[$'ra-sub'.AA72]" office:value-type="string" office:string-value="r4-5-10-1" calcext:value-type="string">
            <text:p>r4-5-10-1</text:p>
          </table:table-cell>
          <table:table-cell table:formula="of:=ROUND([$'ra-sub'.AB72];2)" office:value-type="float" office:value="72" calcext:value-type="float">
            <text:p>72</text:p>
          </table:table-cell>
          <table:table-cell table:style-name="ce13" table:formula="of:=ROUND([$'ra-sub'.AC72];1)" office:value-type="float" office:value="-5" calcext:value-type="float">
            <text:p>-5,0</text:p>
          </table:table-cell>
          <table:table-cell table:style-name="ce13" table:formula="of:=IF(['ra-sub'.S72]=5;&quot;*&quot;;['ra-sub'.I72])" office:value-type="float" office:value="0.014875" calcext:value-type="float">
            <text:p>0,0</text:p>
          </table:table-cell>
          <table:table-cell table:style-name="ce13" table:formula="of:=IF(['ra-sub'.S72]=11;1;&quot;&quot;)">
            <text:p/>
          </table:table-cell>
          <table:table-cell table:style-name="ce13" table:formula="of:=IFERROR(IF([.I73]=0;ABS(CEILING([.C73]));ABS(([.I73]-CEILING([.C73]))/[.I73]));&quot;*&quot;)" office:value-type="float" office:value="4" calcext:value-type="float">
            <text:p>4,0</text:p>
          </table:table-cell>
          <table:table-cell table:style-name="ce13" table:formula="of:=IFERROR([.I73]-CEILING([.C73]);&quot;*&quot;)" office:value-type="float" office:value="4" calcext:value-type="float">
            <text:p>4,0</text:p>
          </table:table-cell>
          <table:table-cell table:formula="of:=ROUND(['exact-sub'.J72];1)" office:value-type="float" office:value="-1" calcext:value-type="float">
            <text:p>-1,0</text:p>
          </table:table-cell>
          <table:table-cell table:formula="of:=['exact-sub'.K72]" office:value-type="float" office:value="-1" calcext:value-type="float">
            <text:p>-1</text:p>
          </table:table-cell>
          <table:table-cell table:formula="of:=IF(['exact-sub'.L72]&lt;1000000;['exact-sub'.L72];&quot;*&quot;)" office:value-type="float" office:value="0" calcext:value-type="float">
            <text:p>0,0</text:p>
          </table:table-cell>
          <table:table-cell table:formula="of:=IF([$'exact-sub'.S72]=5;&quot;*&quot;;['exact-sub'.I72])" office:value-type="float" office:value="0.149977" calcext:value-type="float">
            <text:p>0,1</text:p>
          </table:table-cell>
          <table:table-cell table:style-name="ce21" table:formula="of:=[$'ra-sub'.AE72]" office:value-type="float" office:value="2" calcext:value-type="float">
            <text:p>2</text:p>
          </table:table-cell>
          <table:table-cell table:style-name="ce21" table:formula="of:=[$'bcpa-sub-t600'.AE72]" office:value-type="float" office:value="0" calcext:value-type="float">
            <text:p>0</text:p>
          </table:table-cell>
          <table:table-cell table:style-name="ce21" table:formula="of:=[$'blpl-sub-t300'.AE72]" office:value-type="float" office:value="-1" calcext:value-type="float">
            <text:p>-1</text:p>
          </table:table-cell>
          <table:table-cell table:style-name="ce21" table:formula="of:=[$'sbpl-sub-t300'.AE72]" office:value-type="float" office:value="-1" calcext:value-type="float">
            <text:p>-1</text:p>
          </table:table-cell>
          <table:table-cell table:formula="of:=MIN([.L73:.O73])" office:value-type="float" office:value="-1" calcext:value-type="float">
            <text:p>-1</text:p>
          </table:table-cell>
          <table:table-cell table:formula="of:=ABS([.L73]-CEILING([.$C73]))" office:value-type="float" office:value="7" calcext:value-type="float">
            <text:p>7</text:p>
          </table:table-cell>
          <table:table-cell table:formula="of:=IFERROR(ABS([.M73]-CEILING([.$C73]));&quot;-&quot;)" office:value-type="float" office:value="5" calcext:value-type="float">
            <text:p>5</text:p>
          </table:table-cell>
          <table:table-cell table:formula="of:=ABS([.N73]-CEILING([.$C73]))" office:value-type="float" office:value="4" calcext:value-type="float">
            <text:p>4</text:p>
          </table:table-cell>
          <table:table-cell table:formula="of:=ABS([.O73]-CEILING([.$C73]))" office:value-type="float" office:value="4" calcext:value-type="float">
            <text:p>4</text:p>
          </table:table-cell>
          <table:table-cell table:formula="of:=IFERROR(ABS(([.L73]-CEILING([.$C73]))/CEILING([.$C73]));&quot;*&quot;)" office:value-type="float" office:value="1.4" calcext:value-type="float">
            <text:p>1,4</text:p>
          </table:table-cell>
          <table:table-cell table:style-name="ce15" table:formula="of:=IFERROR(ABS(([.M73]-CEILING([.$C73]))/CEILING([.$C73]));&quot;*&quot;)" office:value-type="float" office:value="1" calcext:value-type="float">
            <text:p>1</text:p>
          </table:table-cell>
          <table:table-cell table:formula="of:=IFERROR(ABS(([.N73]-CEILING([.$C73]))/CEILING([.$C73]));&quot;*&quot;)" office:value-type="float" office:value="0.8" calcext:value-type="float">
            <text:p>0,8</text:p>
          </table:table-cell>
          <table:table-cell table:formula="of:=IFERROR(ABS(([.O73]-CEILING([.$C73]))/CEILING([.$C73]));&quot;*&quot;)" office:value-type="float" office:value="0.8" calcext:value-type="float">
            <text:p>0,8</text:p>
          </table:table-cell>
          <table:table-cell table:formula="of:=IF([.L73]=[.$P73];1;&quot;&quot;)">
            <text:p/>
          </table:table-cell>
          <table:table-cell table:formula="of:=IF([.M73]=[.$P73];1;&quot;&quot;)">
            <text:p/>
          </table:table-cell>
          <table:table-cell table:style-name="ce37" table:formula="of:=IF([.N73]=[.$P73];1;&quot;&quot;)" office:value-type="float" office:value="1" calcext:value-type="float">
            <text:p>1</text:p>
          </table:table-cell>
          <table:table-cell table:style-name="ce37" table:formula="of:=IF([.O73]=[.$P73];1;&quot;&quot;)" office:value-type="float" office:value="1" calcext:value-type="float">
            <text:p>1</text:p>
          </table:table-cell>
          <table:table-cell table:number-columns-repeated="8"/>
          <table:table-cell table:formula="of:=CONCATENATE([.A73];&quot;&amp;&quot;;[.B73];&quot;&amp;&quot;;IF([.E73]=1;CONCATENATE(&quot;\h{&quot;;[.C73];&quot;}&quot;);[.C73]);&quot;&amp;&quot;;[.H73];&quot;&amp;&quot;;IF([.J73]=0;CONCATENATE(&quot;\uu{&quot;;[.I73];&quot;}&quot;);[.I73]);&quot;&amp;&quot;;IF([.L73]=[.P73];CONCATENATE(&quot;\h{&quot;;[.L73];&quot;}&quot;);[.L73]);&quot;&amp;&quot;;IF([.M73]=[.P73];CONCATENATE(&quot;\h{&quot;;[.M73];&quot;}&quot;);[.M73]);&quot;&amp;&quot;;IF([.N73]=[.P73];CONCATENATE(&quot;\h{&quot;;[.N73];&quot;}&quot;);[.N73]);&quot;&amp;&quot;;IF([.O73]=[.P73];CONCATENATE(&quot;\h{&quot;;[.O73];&quot;}&quot;);[.O73]);&quot;\\\hline&quot;)" office:value-type="string" office:string-value="r4-5-10-1&amp;72&amp;-5&amp;-1&amp;\uu{-1}&amp;2&amp;0&amp;\h{-1}&amp;\h{-1}\\\hline" calcext:value-type="string">
            <text:p>r4-5-10-1&amp;72&amp;-5&amp;-1&amp;\uu{-1}&amp;2&amp;0&amp;\h{-1}&amp;\h{-1}\\\hline</text:p>
          </table:table-cell>
          <table:table-cell table:number-columns-repeated="10"/>
        </table:table-row>
        <table:table-row table:style-name="ro2">
          <table:table-cell table:formula="of:=[$'ra-sub'.AA73]" office:value-type="string" office:string-value="r4-5-10-2" calcext:value-type="string">
            <text:p>r4-5-10-2</text:p>
          </table:table-cell>
          <table:table-cell table:formula="of:=ROUND([$'ra-sub'.AB73];2)" office:value-type="float" office:value="86" calcext:value-type="float">
            <text:p>86</text:p>
          </table:table-cell>
          <table:table-cell table:style-name="ce13" table:formula="of:=ROUND([$'ra-sub'.AC73];1)" office:value-type="float" office:value="-5" calcext:value-type="float">
            <text:p>-5,0</text:p>
          </table:table-cell>
          <table:table-cell table:style-name="ce13" table:formula="of:=IF(['ra-sub'.S73]=5;&quot;*&quot;;['ra-sub'.I73])" office:value-type="float" office:value="0.019209" calcext:value-type="float">
            <text:p>0,0</text:p>
          </table:table-cell>
          <table:table-cell table:style-name="ce13" table:formula="of:=IF(['ra-sub'.S73]=11;1;&quot;&quot;)">
            <text:p/>
          </table:table-cell>
          <table:table-cell table:style-name="ce13" table:formula="of:=IFERROR(IF([.I74]=0;ABS(CEILING([.C74]));ABS(([.I74]-CEILING([.C74]))/[.I74]));&quot;*&quot;)" office:value-type="float" office:value="4" calcext:value-type="float">
            <text:p>4,0</text:p>
          </table:table-cell>
          <table:table-cell table:style-name="ce13" table:formula="of:=IFERROR([.I74]-CEILING([.C74]);&quot;*&quot;)" office:value-type="float" office:value="4" calcext:value-type="float">
            <text:p>4,0</text:p>
          </table:table-cell>
          <table:table-cell table:formula="of:=ROUND(['exact-sub'.J73];1)" office:value-type="float" office:value="-1" calcext:value-type="float">
            <text:p>-1,0</text:p>
          </table:table-cell>
          <table:table-cell table:formula="of:=['exact-sub'.K73]" office:value-type="float" office:value="-1" calcext:value-type="float">
            <text:p>-1</text:p>
          </table:table-cell>
          <table:table-cell table:formula="of:=IF(['exact-sub'.L73]&lt;1000000;['exact-sub'.L73];&quot;*&quot;)" office:value-type="float" office:value="0" calcext:value-type="float">
            <text:p>0,0</text:p>
          </table:table-cell>
          <table:table-cell table:formula="of:=IF([$'exact-sub'.S73]=5;&quot;*&quot;;['exact-sub'.I73])" office:value-type="float" office:value="0.279311" calcext:value-type="float">
            <text:p>0,3</text:p>
          </table:table-cell>
          <table:table-cell table:style-name="ce21" table:formula="of:=[$'ra-sub'.AE73]" office:value-type="float" office:value="1" calcext:value-type="float">
            <text:p>1</text:p>
          </table:table-cell>
          <table:table-cell table:style-name="ce21" table:formula="of:=[$'bcpa-sub-t600'.AE73]" office:value-type="float" office:value="0" calcext:value-type="float">
            <text:p>0</text:p>
          </table:table-cell>
          <table:table-cell table:style-name="ce21" table:formula="of:=[$'blpl-sub-t300'.AE73]" office:value-type="float" office:value="-1" calcext:value-type="float">
            <text:p>-1</text:p>
          </table:table-cell>
          <table:table-cell table:style-name="ce21" table:formula="of:=[$'sbpl-sub-t300'.AE73]" office:value-type="float" office:value="-1" calcext:value-type="float">
            <text:p>-1</text:p>
          </table:table-cell>
          <table:table-cell table:formula="of:=MIN([.L74:.O74])" office:value-type="float" office:value="-1" calcext:value-type="float">
            <text:p>-1</text:p>
          </table:table-cell>
          <table:table-cell table:formula="of:=ABS([.L74]-CEILING([.$C74]))" office:value-type="float" office:value="6" calcext:value-type="float">
            <text:p>6</text:p>
          </table:table-cell>
          <table:table-cell table:formula="of:=IFERROR(ABS([.M74]-CEILING([.$C74]));&quot;-&quot;)" office:value-type="float" office:value="5" calcext:value-type="float">
            <text:p>5</text:p>
          </table:table-cell>
          <table:table-cell table:formula="of:=ABS([.N74]-CEILING([.$C74]))" office:value-type="float" office:value="4" calcext:value-type="float">
            <text:p>4</text:p>
          </table:table-cell>
          <table:table-cell table:formula="of:=ABS([.O74]-CEILING([.$C74]))" office:value-type="float" office:value="4" calcext:value-type="float">
            <text:p>4</text:p>
          </table:table-cell>
          <table:table-cell table:formula="of:=IFERROR(ABS(([.L74]-CEILING([.$C74]))/CEILING([.$C74]));&quot;*&quot;)" office:value-type="float" office:value="1.2" calcext:value-type="float">
            <text:p>1,2</text:p>
          </table:table-cell>
          <table:table-cell table:style-name="ce15" table:formula="of:=IFERROR(ABS(([.M74]-CEILING([.$C74]))/CEILING([.$C74]));&quot;*&quot;)" office:value-type="float" office:value="1" calcext:value-type="float">
            <text:p>1</text:p>
          </table:table-cell>
          <table:table-cell table:formula="of:=IFERROR(ABS(([.N74]-CEILING([.$C74]))/CEILING([.$C74]));&quot;*&quot;)" office:value-type="float" office:value="0.8" calcext:value-type="float">
            <text:p>0,8</text:p>
          </table:table-cell>
          <table:table-cell table:formula="of:=IFERROR(ABS(([.O74]-CEILING([.$C74]))/CEILING([.$C74]));&quot;*&quot;)" office:value-type="float" office:value="0.8" calcext:value-type="float">
            <text:p>0,8</text:p>
          </table:table-cell>
          <table:table-cell table:formula="of:=IF([.L74]=[.$P74];1;&quot;&quot;)">
            <text:p/>
          </table:table-cell>
          <table:table-cell table:formula="of:=IF([.M74]=[.$P74];1;&quot;&quot;)">
            <text:p/>
          </table:table-cell>
          <table:table-cell table:style-name="ce37" table:formula="of:=IF([.N74]=[.$P74];1;&quot;&quot;)" office:value-type="float" office:value="1" calcext:value-type="float">
            <text:p>1</text:p>
          </table:table-cell>
          <table:table-cell table:style-name="ce37" table:formula="of:=IF([.O74]=[.$P74];1;&quot;&quot;)" office:value-type="float" office:value="1" calcext:value-type="float">
            <text:p>1</text:p>
          </table:table-cell>
          <table:table-cell table:number-columns-repeated="8"/>
          <table:table-cell table:formula="of:=CONCATENATE([.A74];&quot;&amp;&quot;;[.B74];&quot;&amp;&quot;;IF([.E74]=1;CONCATENATE(&quot;\h{&quot;;[.C74];&quot;}&quot;);[.C74]);&quot;&amp;&quot;;[.H74];&quot;&amp;&quot;;IF([.J74]=0;CONCATENATE(&quot;\uu{&quot;;[.I74];&quot;}&quot;);[.I74]);&quot;&amp;&quot;;IF([.L74]=[.P74];CONCATENATE(&quot;\h{&quot;;[.L74];&quot;}&quot;);[.L74]);&quot;&amp;&quot;;IF([.M74]=[.P74];CONCATENATE(&quot;\h{&quot;;[.M74];&quot;}&quot;);[.M74]);&quot;&amp;&quot;;IF([.N74]=[.P74];CONCATENATE(&quot;\h{&quot;;[.N74];&quot;}&quot;);[.N74]);&quot;&amp;&quot;;IF([.O74]=[.P74];CONCATENATE(&quot;\h{&quot;;[.O74];&quot;}&quot;);[.O74]);&quot;\\\hline&quot;)" office:value-type="string" office:string-value="r4-5-10-2&amp;86&amp;-5&amp;-1&amp;\uu{-1}&amp;1&amp;0&amp;\h{-1}&amp;\h{-1}\\\hline" calcext:value-type="string">
            <text:p>r4-5-10-2&amp;86&amp;-5&amp;-1&amp;\uu{-1}&amp;1&amp;0&amp;\h{-1}&amp;\h{-1}\\\hline</text:p>
          </table:table-cell>
          <table:table-cell table:number-columns-repeated="10"/>
        </table:table-row>
        <table:table-row table:style-name="ro2">
          <table:table-cell table:formula="of:=[$'ra-sub'.AA74]" office:value-type="string" office:string-value="r4-5-10-3" calcext:value-type="string">
            <text:p>r4-5-10-3</text:p>
          </table:table-cell>
          <table:table-cell table:formula="of:=ROUND([$'ra-sub'.AB74];2)" office:value-type="float" office:value="80" calcext:value-type="float">
            <text:p>80</text:p>
          </table:table-cell>
          <table:table-cell table:style-name="ce13" table:formula="of:=ROUND([$'ra-sub'.AC74];1)" office:value-type="float" office:value="-4.7" calcext:value-type="float">
            <text:p>-4,7</text:p>
          </table:table-cell>
          <table:table-cell table:style-name="ce13" table:formula="of:=IF(['ra-sub'.S74]=5;&quot;*&quot;;['ra-sub'.I74])" office:value-type="float" office:value="0.016254" calcext:value-type="float">
            <text:p>0,0</text:p>
          </table:table-cell>
          <table:table-cell table:style-name="ce13" table:formula="of:=IF(['ra-sub'.S74]=11;1;&quot;&quot;)">
            <text:p/>
          </table:table-cell>
          <table:table-cell table:style-name="ce13" table:formula="of:=IFERROR(IF([.I75]=0;ABS(CEILING([.C75]));ABS(([.I75]-CEILING([.C75]))/[.I75]));&quot;*&quot;)" office:value-type="float" office:value="4" calcext:value-type="float">
            <text:p>4,0</text:p>
          </table:table-cell>
          <table:table-cell table:style-name="ce13" table:formula="of:=IFERROR([.I75]-CEILING([.C75]);&quot;*&quot;)" office:value-type="float" office:value="4" calcext:value-type="float">
            <text:p>4,0</text:p>
          </table:table-cell>
          <table:table-cell table:formula="of:=ROUND(['exact-sub'.J74];1)" office:value-type="float" office:value="0" calcext:value-type="float">
            <text:p>0,0</text:p>
          </table:table-cell>
          <table:table-cell table:formula="of:=['exact-sub'.K74]" office:value-type="float" office:value="0" calcext:value-type="float">
            <text:p>0</text:p>
          </table:table-cell>
          <table:table-cell table:formula="of:=IF(['exact-sub'.L74]&lt;1000000;['exact-sub'.L74];&quot;*&quot;)" office:value-type="float" office:value="0" calcext:value-type="float">
            <text:p>0,0</text:p>
          </table:table-cell>
          <table:table-cell table:formula="of:=IF([$'exact-sub'.S74]=5;&quot;*&quot;;['exact-sub'.I74])" office:value-type="float" office:value="0.058691" calcext:value-type="float">
            <text:p>0,1</text:p>
          </table:table-cell>
          <table:table-cell table:style-name="ce21" table:formula="of:=[$'ra-sub'.AE74]" office:value-type="float" office:value="0" calcext:value-type="float">
            <text:p>0</text:p>
          </table:table-cell>
          <table:table-cell table:style-name="ce21" table:formula="of:=[$'bcpa-sub-t600'.AE74]" office:value-type="float" office:value="0" calcext:value-type="float">
            <text:p>0</text:p>
          </table:table-cell>
          <table:table-cell table:style-name="ce21" table:formula="of:=[$'blpl-sub-t300'.AE74]" office:value-type="float" office:value="0" calcext:value-type="float">
            <text:p>0</text:p>
          </table:table-cell>
          <table:table-cell table:style-name="ce21" table:formula="of:=[$'sbpl-sub-t300'.AE74]" office:value-type="float" office:value="0" calcext:value-type="float">
            <text:p>0</text:p>
          </table:table-cell>
          <table:table-cell table:formula="of:=MIN([.L75:.O75])" office:value-type="float" office:value="0" calcext:value-type="float">
            <text:p>0</text:p>
          </table:table-cell>
          <table:table-cell table:formula="of:=ABS([.L75]-CEILING([.$C75]))" office:value-type="float" office:value="4" calcext:value-type="float">
            <text:p>4</text:p>
          </table:table-cell>
          <table:table-cell table:formula="of:=IFERROR(ABS([.M75]-CEILING([.$C75]));&quot;-&quot;)" office:value-type="float" office:value="4" calcext:value-type="float">
            <text:p>4</text:p>
          </table:table-cell>
          <table:table-cell table:formula="of:=ABS([.N75]-CEILING([.$C75]))" office:value-type="float" office:value="4" calcext:value-type="float">
            <text:p>4</text:p>
          </table:table-cell>
          <table:table-cell table:formula="of:=ABS([.O75]-CEILING([.$C75]))" office:value-type="float" office:value="4" calcext:value-type="float">
            <text:p>4</text:p>
          </table:table-cell>
          <table:table-cell table:formula="of:=IFERROR(ABS(([.L75]-CEILING([.$C75]))/CEILING([.$C75]));&quot;*&quot;)" office:value-type="float" office:value="1" calcext:value-type="float">
            <text:p>1</text:p>
          </table:table-cell>
          <table:table-cell table:style-name="ce15" table:formula="of:=IFERROR(ABS(([.M75]-CEILING([.$C75]))/CEILING([.$C75]));&quot;*&quot;)" office:value-type="float" office:value="1" calcext:value-type="float">
            <text:p>1</text:p>
          </table:table-cell>
          <table:table-cell table:formula="of:=IFERROR(ABS(([.N75]-CEILING([.$C75]))/CEILING([.$C75]));&quot;*&quot;)" office:value-type="float" office:value="1" calcext:value-type="float">
            <text:p>1</text:p>
          </table:table-cell>
          <table:table-cell table:formula="of:=IFERROR(ABS(([.O75]-CEILING([.$C75]))/CEILING([.$C75]));&quot;*&quot;)" office:value-type="float" office:value="1" calcext:value-type="float">
            <text:p>1</text:p>
          </table:table-cell>
          <table:table-cell table:formula="of:=IF([.L75]=[.$P75];1;&quot;&quot;)" office:value-type="float" office:value="1" calcext:value-type="float">
            <text:p>1</text:p>
          </table:table-cell>
          <table:table-cell table:formula="of:=IF([.M75]=[.$P75];1;&quot;&quot;)" office:value-type="float" office:value="1" calcext:value-type="float">
            <text:p>1</text:p>
          </table:table-cell>
          <table:table-cell table:style-name="ce37" table:formula="of:=IF([.N75]=[.$P75];1;&quot;&quot;)" office:value-type="float" office:value="1" calcext:value-type="float">
            <text:p>1</text:p>
          </table:table-cell>
          <table:table-cell table:style-name="ce37" table:formula="of:=IF([.O75]=[.$P75];1;&quot;&quot;)" office:value-type="float" office:value="1" calcext:value-type="float">
            <text:p>1</text:p>
          </table:table-cell>
          <table:table-cell table:number-columns-repeated="8"/>
          <table:table-cell table:formula="of:=CONCATENATE([.A75];&quot;&amp;&quot;;[.B75];&quot;&amp;&quot;;IF([.E75]=1;CONCATENATE(&quot;\h{&quot;;[.C75];&quot;}&quot;);[.C75]);&quot;&amp;&quot;;[.H75];&quot;&amp;&quot;;IF([.J75]=0;CONCATENATE(&quot;\uu{&quot;;[.I75];&quot;}&quot;);[.I75]);&quot;&amp;&quot;;IF([.L75]=[.P75];CONCATENATE(&quot;\h{&quot;;[.L75];&quot;}&quot;);[.L75]);&quot;&amp;&quot;;IF([.M75]=[.P75];CONCATENATE(&quot;\h{&quot;;[.M75];&quot;}&quot;);[.M75]);&quot;&amp;&quot;;IF([.N75]=[.P75];CONCATENATE(&quot;\h{&quot;;[.N75];&quot;}&quot;);[.N75]);&quot;&amp;&quot;;IF([.O75]=[.P75];CONCATENATE(&quot;\h{&quot;;[.O75];&quot;}&quot;);[.O75]);&quot;\\\hline&quot;)" office:value-type="string" office:string-value="r4-5-10-3&amp;80&amp;-4,7&amp;0&amp;\uu{0}&amp;\h{0}&amp;\h{0}&amp;\h{0}&amp;\h{0}\\\hline" calcext:value-type="string">
            <text:p>r4-5-10-3&amp;80&amp;-4,7&amp;0&amp;\uu{0}&amp;\h{0}&amp;\h{0}&amp;\h{0}&amp;\h{0}\\\hline</text:p>
          </table:table-cell>
          <table:table-cell table:number-columns-repeated="10"/>
        </table:table-row>
        <table:table-row table:style-name="ro2">
          <table:table-cell table:formula="of:=[$'ra-sub'.AA75]" office:value-type="string" office:string-value="r4-5-10-4" calcext:value-type="string">
            <text:p>r4-5-10-4</text:p>
          </table:table-cell>
          <table:table-cell table:formula="of:=ROUND([$'ra-sub'.AB75];2)" office:value-type="float" office:value="66" calcext:value-type="float">
            <text:p>66</text:p>
          </table:table-cell>
          <table:table-cell table:style-name="ce13" table:formula="of:=ROUND([$'ra-sub'.AC75];1)" office:value-type="float" office:value="-4.7" calcext:value-type="float">
            <text:p>-4,7</text:p>
          </table:table-cell>
          <table:table-cell table:style-name="ce13" table:formula="of:=IF(['ra-sub'.S75]=5;&quot;*&quot;;['ra-sub'.I75])" office:value-type="float" office:value="0.011616" calcext:value-type="float">
            <text:p>0,0</text:p>
          </table:table-cell>
          <table:table-cell table:style-name="ce13" table:formula="of:=IF(['ra-sub'.S75]=11;1;&quot;&quot;)">
            <text:p/>
          </table:table-cell>
          <table:table-cell table:style-name="ce13" table:formula="of:=IFERROR(IF([.I76]=0;ABS(CEILING([.C76]));ABS(([.I76]-CEILING([.C76]))/[.I76]));&quot;*&quot;)" office:value-type="float" office:value="4" calcext:value-type="float">
            <text:p>4,0</text:p>
          </table:table-cell>
          <table:table-cell table:style-name="ce13" table:formula="of:=IFERROR([.I76]-CEILING([.C76]);&quot;*&quot;)" office:value-type="float" office:value="4" calcext:value-type="float">
            <text:p>4,0</text:p>
          </table:table-cell>
          <table:table-cell table:formula="of:=ROUND(['exact-sub'.J75];1)" office:value-type="float" office:value="0" calcext:value-type="float">
            <text:p>0,0</text:p>
          </table:table-cell>
          <table:table-cell table:formula="of:=['exact-sub'.K75]" office:value-type="float" office:value="0" calcext:value-type="float">
            <text:p>0</text:p>
          </table:table-cell>
          <table:table-cell table:formula="of:=IF(['exact-sub'.L75]&lt;1000000;['exact-sub'.L75];&quot;*&quot;)" office:value-type="float" office:value="0" calcext:value-type="float">
            <text:p>0,0</text:p>
          </table:table-cell>
          <table:table-cell table:formula="of:=IF([$'exact-sub'.S75]=5;&quot;*&quot;;['exact-sub'.I75])" office:value-type="float" office:value="0.084917" calcext:value-type="float">
            <text:p>0,1</text:p>
          </table:table-cell>
          <table:table-cell table:style-name="ce21" table:formula="of:=[$'ra-sub'.AE75]" office:value-type="float" office:value="0" calcext:value-type="float">
            <text:p>0</text:p>
          </table:table-cell>
          <table:table-cell table:style-name="ce21" table:formula="of:=[$'bcpa-sub-t600'.AE75]" office:value-type="float" office:value="0" calcext:value-type="float">
            <text:p>0</text:p>
          </table:table-cell>
          <table:table-cell table:style-name="ce21" table:formula="of:=[$'blpl-sub-t300'.AE75]" office:value-type="float" office:value="0" calcext:value-type="float">
            <text:p>0</text:p>
          </table:table-cell>
          <table:table-cell table:style-name="ce21" table:formula="of:=[$'sbpl-sub-t300'.AE75]" office:value-type="float" office:value="0" calcext:value-type="float">
            <text:p>0</text:p>
          </table:table-cell>
          <table:table-cell table:formula="of:=MIN([.L76:.O76])" office:value-type="float" office:value="0" calcext:value-type="float">
            <text:p>0</text:p>
          </table:table-cell>
          <table:table-cell table:formula="of:=ABS([.L76]-CEILING([.$C76]))" office:value-type="float" office:value="4" calcext:value-type="float">
            <text:p>4</text:p>
          </table:table-cell>
          <table:table-cell table:formula="of:=IFERROR(ABS([.M76]-CEILING([.$C76]));&quot;-&quot;)" office:value-type="float" office:value="4" calcext:value-type="float">
            <text:p>4</text:p>
          </table:table-cell>
          <table:table-cell table:formula="of:=ABS([.N76]-CEILING([.$C76]))" office:value-type="float" office:value="4" calcext:value-type="float">
            <text:p>4</text:p>
          </table:table-cell>
          <table:table-cell table:formula="of:=ABS([.O76]-CEILING([.$C76]))" office:value-type="float" office:value="4" calcext:value-type="float">
            <text:p>4</text:p>
          </table:table-cell>
          <table:table-cell table:formula="of:=IFERROR(ABS(([.L76]-CEILING([.$C76]))/CEILING([.$C76]));&quot;*&quot;)" office:value-type="float" office:value="1" calcext:value-type="float">
            <text:p>1</text:p>
          </table:table-cell>
          <table:table-cell table:style-name="ce15" table:formula="of:=IFERROR(ABS(([.M76]-CEILING([.$C76]))/CEILING([.$C76]));&quot;*&quot;)" office:value-type="float" office:value="1" calcext:value-type="float">
            <text:p>1</text:p>
          </table:table-cell>
          <table:table-cell table:formula="of:=IFERROR(ABS(([.N76]-CEILING([.$C76]))/CEILING([.$C76]));&quot;*&quot;)" office:value-type="float" office:value="1" calcext:value-type="float">
            <text:p>1</text:p>
          </table:table-cell>
          <table:table-cell table:formula="of:=IFERROR(ABS(([.O76]-CEILING([.$C76]))/CEILING([.$C76]));&quot;*&quot;)" office:value-type="float" office:value="1" calcext:value-type="float">
            <text:p>1</text:p>
          </table:table-cell>
          <table:table-cell table:formula="of:=IF([.L76]=[.$P76];1;&quot;&quot;)" office:value-type="float" office:value="1" calcext:value-type="float">
            <text:p>1</text:p>
          </table:table-cell>
          <table:table-cell table:formula="of:=IF([.M76]=[.$P76];1;&quot;&quot;)" office:value-type="float" office:value="1" calcext:value-type="float">
            <text:p>1</text:p>
          </table:table-cell>
          <table:table-cell table:style-name="ce37" table:formula="of:=IF([.N76]=[.$P76];1;&quot;&quot;)" office:value-type="float" office:value="1" calcext:value-type="float">
            <text:p>1</text:p>
          </table:table-cell>
          <table:table-cell table:style-name="ce37" table:formula="of:=IF([.O76]=[.$P76];1;&quot;&quot;)" office:value-type="float" office:value="1" calcext:value-type="float">
            <text:p>1</text:p>
          </table:table-cell>
          <table:table-cell table:number-columns-repeated="8"/>
          <table:table-cell table:formula="of:=CONCATENATE([.A76];&quot;&amp;&quot;;[.B76];&quot;&amp;&quot;;IF([.E76]=1;CONCATENATE(&quot;\h{&quot;;[.C76];&quot;}&quot;);[.C76]);&quot;&amp;&quot;;[.H76];&quot;&amp;&quot;;IF([.J76]=0;CONCATENATE(&quot;\uu{&quot;;[.I76];&quot;}&quot;);[.I76]);&quot;&amp;&quot;;IF([.L76]=[.P76];CONCATENATE(&quot;\h{&quot;;[.L76];&quot;}&quot;);[.L76]);&quot;&amp;&quot;;IF([.M76]=[.P76];CONCATENATE(&quot;\h{&quot;;[.M76];&quot;}&quot;);[.M76]);&quot;&amp;&quot;;IF([.N76]=[.P76];CONCATENATE(&quot;\h{&quot;;[.N76];&quot;}&quot;);[.N76]);&quot;&amp;&quot;;IF([.O76]=[.P76];CONCATENATE(&quot;\h{&quot;;[.O76];&quot;}&quot;);[.O76]);&quot;\\\hline&quot;)" office:value-type="string" office:string-value="r4-5-10-4&amp;66&amp;-4,7&amp;0&amp;\uu{0}&amp;\h{0}&amp;\h{0}&amp;\h{0}&amp;\h{0}\\\hline" calcext:value-type="string">
            <text:p>r4-5-10-4&amp;66&amp;-4,7&amp;0&amp;\uu{0}&amp;\h{0}&amp;\h{0}&amp;\h{0}&amp;\h{0}\\\hline</text:p>
          </table:table-cell>
          <table:table-cell table:number-columns-repeated="10"/>
        </table:table-row>
        <table:table-row table:style-name="ro2">
          <table:table-cell table:formula="of:=[$'ra-sub'.AA76]" office:value-type="string" office:string-value="r4-5-10-5" calcext:value-type="string">
            <text:p>r4-5-10-5</text:p>
          </table:table-cell>
          <table:table-cell table:formula="of:=ROUND([$'ra-sub'.AB76];2)" office:value-type="float" office:value="56" calcext:value-type="float">
            <text:p>56</text:p>
          </table:table-cell>
          <table:table-cell table:style-name="ce13" table:formula="of:=ROUND([$'ra-sub'.AC76];1)" office:value-type="float" office:value="-4.7" calcext:value-type="float">
            <text:p>-4,7</text:p>
          </table:table-cell>
          <table:table-cell table:style-name="ce13" table:formula="of:=IF(['ra-sub'.S76]=5;&quot;*&quot;;['ra-sub'.I76])" office:value-type="float" office:value="0.010612" calcext:value-type="float">
            <text:p>0,0</text:p>
          </table:table-cell>
          <table:table-cell table:style-name="ce13" table:formula="of:=IF(['ra-sub'.S76]=11;1;&quot;&quot;)">
            <text:p/>
          </table:table-cell>
          <table:table-cell table:style-name="ce13" table:formula="of:=IFERROR(IF([.I77]=0;ABS(CEILING([.C77]));ABS(([.I77]-CEILING([.C77]))/[.I77]));&quot;*&quot;)" office:value-type="float" office:value="4" calcext:value-type="float">
            <text:p>4,0</text:p>
          </table:table-cell>
          <table:table-cell table:style-name="ce13" table:formula="of:=IFERROR([.I77]-CEILING([.C77]);&quot;*&quot;)" office:value-type="float" office:value="4" calcext:value-type="float">
            <text:p>4,0</text:p>
          </table:table-cell>
          <table:table-cell table:formula="of:=ROUND(['exact-sub'.J76];1)" office:value-type="float" office:value="0" calcext:value-type="float">
            <text:p>0,0</text:p>
          </table:table-cell>
          <table:table-cell table:formula="of:=['exact-sub'.K76]" office:value-type="float" office:value="0" calcext:value-type="float">
            <text:p>0</text:p>
          </table:table-cell>
          <table:table-cell table:formula="of:=IF(['exact-sub'.L76]&lt;1000000;['exact-sub'.L76];&quot;*&quot;)" office:value-type="float" office:value="0" calcext:value-type="float">
            <text:p>0,0</text:p>
          </table:table-cell>
          <table:table-cell table:formula="of:=IF([$'exact-sub'.S76]=5;&quot;*&quot;;['exact-sub'.I76])" office:value-type="float" office:value="0.103262" calcext:value-type="float">
            <text:p>0,1</text:p>
          </table:table-cell>
          <table:table-cell table:style-name="ce21" table:formula="of:=[$'ra-sub'.AE76]" office:value-type="float" office:value="0" calcext:value-type="float">
            <text:p>0</text:p>
          </table:table-cell>
          <table:table-cell table:style-name="ce21" table:formula="of:=[$'bcpa-sub-t600'.AE76]" office:value-type="float" office:value="0" calcext:value-type="float">
            <text:p>0</text:p>
          </table:table-cell>
          <table:table-cell table:style-name="ce21" table:formula="of:=[$'blpl-sub-t300'.AE76]" office:value-type="float" office:value="0" calcext:value-type="float">
            <text:p>0</text:p>
          </table:table-cell>
          <table:table-cell table:style-name="ce21" table:formula="of:=[$'sbpl-sub-t300'.AE76]" office:value-type="float" office:value="0" calcext:value-type="float">
            <text:p>0</text:p>
          </table:table-cell>
          <table:table-cell table:formula="of:=MIN([.L77:.O77])" office:value-type="float" office:value="0" calcext:value-type="float">
            <text:p>0</text:p>
          </table:table-cell>
          <table:table-cell table:formula="of:=ABS([.L77]-CEILING([.$C77]))" office:value-type="float" office:value="4" calcext:value-type="float">
            <text:p>4</text:p>
          </table:table-cell>
          <table:table-cell table:formula="of:=IFERROR(ABS([.M77]-CEILING([.$C77]));&quot;-&quot;)" office:value-type="float" office:value="4" calcext:value-type="float">
            <text:p>4</text:p>
          </table:table-cell>
          <table:table-cell table:formula="of:=ABS([.N77]-CEILING([.$C77]))" office:value-type="float" office:value="4" calcext:value-type="float">
            <text:p>4</text:p>
          </table:table-cell>
          <table:table-cell table:formula="of:=ABS([.O77]-CEILING([.$C77]))" office:value-type="float" office:value="4" calcext:value-type="float">
            <text:p>4</text:p>
          </table:table-cell>
          <table:table-cell table:formula="of:=IFERROR(ABS(([.L77]-CEILING([.$C77]))/CEILING([.$C77]));&quot;*&quot;)" office:value-type="float" office:value="1" calcext:value-type="float">
            <text:p>1</text:p>
          </table:table-cell>
          <table:table-cell table:style-name="ce15" table:formula="of:=IFERROR(ABS(([.M77]-CEILING([.$C77]))/CEILING([.$C77]));&quot;*&quot;)" office:value-type="float" office:value="1" calcext:value-type="float">
            <text:p>1</text:p>
          </table:table-cell>
          <table:table-cell table:formula="of:=IFERROR(ABS(([.N77]-CEILING([.$C77]))/CEILING([.$C77]));&quot;*&quot;)" office:value-type="float" office:value="1" calcext:value-type="float">
            <text:p>1</text:p>
          </table:table-cell>
          <table:table-cell table:formula="of:=IFERROR(ABS(([.O77]-CEILING([.$C77]))/CEILING([.$C77]));&quot;*&quot;)" office:value-type="float" office:value="1" calcext:value-type="float">
            <text:p>1</text:p>
          </table:table-cell>
          <table:table-cell table:formula="of:=IF([.L77]=[.$P77];1;&quot;&quot;)" office:value-type="float" office:value="1" calcext:value-type="float">
            <text:p>1</text:p>
          </table:table-cell>
          <table:table-cell table:formula="of:=IF([.M77]=[.$P77];1;&quot;&quot;)" office:value-type="float" office:value="1" calcext:value-type="float">
            <text:p>1</text:p>
          </table:table-cell>
          <table:table-cell table:style-name="ce37" table:formula="of:=IF([.N77]=[.$P77];1;&quot;&quot;)" office:value-type="float" office:value="1" calcext:value-type="float">
            <text:p>1</text:p>
          </table:table-cell>
          <table:table-cell table:style-name="ce37" table:formula="of:=IF([.O77]=[.$P77];1;&quot;&quot;)" office:value-type="float" office:value="1" calcext:value-type="float">
            <text:p>1</text:p>
          </table:table-cell>
          <table:table-cell table:number-columns-repeated="8"/>
          <table:table-cell table:formula="of:=CONCATENATE([.A77];&quot;&amp;&quot;;[.B77];&quot;&amp;&quot;;IF([.E77]=1;CONCATENATE(&quot;\h{&quot;;[.C77];&quot;}&quot;);[.C77]);&quot;&amp;&quot;;[.H77];&quot;&amp;&quot;;IF([.J77]=0;CONCATENATE(&quot;\uu{&quot;;[.I77];&quot;}&quot;);[.I77]);&quot;&amp;&quot;;IF([.L77]=[.P77];CONCATENATE(&quot;\h{&quot;;[.L77];&quot;}&quot;);[.L77]);&quot;&amp;&quot;;IF([.M77]=[.P77];CONCATENATE(&quot;\h{&quot;;[.M77];&quot;}&quot;);[.M77]);&quot;&amp;&quot;;IF([.N77]=[.P77];CONCATENATE(&quot;\h{&quot;;[.N77];&quot;}&quot;);[.N77]);&quot;&amp;&quot;;IF([.O77]=[.P77];CONCATENATE(&quot;\h{&quot;;[.O77];&quot;}&quot;);[.O77]);&quot;\\\hline&quot;)" office:value-type="string" office:string-value="r4-5-10-5&amp;56&amp;-4,7&amp;0&amp;\uu{0}&amp;\h{0}&amp;\h{0}&amp;\h{0}&amp;\h{0}\\\hline" calcext:value-type="string">
            <text:p>r4-5-10-5&amp;56&amp;-4,7&amp;0&amp;\uu{0}&amp;\h{0}&amp;\h{0}&amp;\h{0}&amp;\h{0}\\\hline</text:p>
          </table:table-cell>
          <table:table-cell table:number-columns-repeated="10"/>
        </table:table-row>
        <table:table-row table:style-name="ro1" table:number-rows-repeated="224">
          <table:table-cell table:number-columns-repeated="11"/>
          <table:table-cell table:style-name="ce21" table:number-columns-repeated="4"/>
          <table:table-cell table:number-columns-repeated="32"/>
        </table:table-row>
        <table:table-row table:style-name="ro1" table:number-rows-repeated="1048274">
          <table:table-cell table:number-columns-repeated="47"/>
        </table:table-row>
        <table:table-row table:style-name="ro1">
          <table:table-cell table:number-columns-repeated="47"/>
        </table:table-row>
        <calcext:conditional-formats>
          <calcext:conditional-format calcext:target-range-address="resumo.L3:resumo.O301">
            <calcext:condition calcext:apply-style-name="destaque" calcext:value="=[.$P3]" calcext:base-cell-address="resumo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staque" style:family="table-cell" style:parent-style-name="Default">
      <style:text-properties fo:color="#0000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22:29:27.079944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11:44:15.918432998</meta:creation-date>
    <dc:date>2021-02-10T23:16:24.016273458</dc:date>
    <meta:editing-duration>PT6H41M9S</meta:editing-duration>
    <meta:editing-cycles>42</meta:editing-cycles>
    <meta:generator>LibreOffice/6.1.5.2$Linux_X86_64 LibreOffice_project/10$Build-2</meta:generator>
    <meta:document-statistic meta:table-count="6" meta:cell-count="15058" meta:object-count="0"/>
  </office:meta>
</office:document-meta>
</file>